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4283in"/>
    </style:style>
    <style:style style:name="co13" style:family="table-column">
      <style:table-column-properties fo:break-before="auto" style:column-width="1.0382in"/>
    </style:style>
    <style:style style:name="co5" style:family="table-column">
      <style:table-column-properties fo:break-before="auto" style:column-width="0.6571in"/>
    </style:style>
    <style:style style:name="co14" style:family="table-column">
      <style:table-column-properties fo:break-before="auto" style:column-width="0.522in"/>
    </style:style>
    <style:style style:name="co15" style:family="table-column">
      <style:table-column-properties fo:break-before="auto" style:column-width="0.3118in"/>
    </style:style>
    <style:style style:name="co16" style:family="table-column">
      <style:table-column-properties fo:break-before="auto" style:column-width="1.0118in"/>
    </style:style>
    <style:style style:name="co17" style:family="table-column">
      <style:table-column-properties fo:break-before="auto" style:column-width="0.5161in"/>
    </style:style>
    <style:style style:name="co18" style:family="table-column">
      <style:table-column-properties fo:break-before="auto" style:column-width="0.3409in"/>
    </style:style>
    <style:style style:name="co12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6917in"/>
    </style:style>
    <style:style style:name="co20" style:family="table-column">
      <style:table-column-properties fo:break-before="auto" style:column-width="0.2626in"/>
    </style:style>
    <style:style style:name="co21" style:family="table-column">
      <style:table-column-properties fo:break-before="auto" style:column-width="0.2465in"/>
    </style:style>
    <style:style style:name="co22" style:family="table-column">
      <style:table-column-properties fo:break-before="auto" style:column-width="0.4929in"/>
    </style:style>
    <style:style style:name="co23" style:family="table-column">
      <style:table-column-properties fo:break-before="auto" style:column-width="0.3535in"/>
    </style:style>
    <style:style style:name="co24" style:family="table-column">
      <style:table-column-properties fo:break-before="auto" style:column-width="0.5035in"/>
    </style:style>
    <style:style style:name="co25" style:family="table-column">
      <style:table-column-properties fo:break-before="auto" style:column-width="0.6047in"/>
    </style:style>
    <style:style style:name="co26" style:family="table-column">
      <style:table-column-properties fo:break-before="auto" style:column-width="0.4016in"/>
    </style:style>
    <style:style style:name="co27" style:family="table-column">
      <style:table-column-properties fo:break-before="auto" style:column-width="0.3827in"/>
    </style:style>
    <style:style style:name="co28" style:family="table-column">
      <style:table-column-properties fo:break-before="auto" style:column-width="0.9898in"/>
    </style:style>
    <style:style style:name="co29" style:family="table-column">
      <style:table-column-properties fo:break-before="auto" style:column-width="0.302in"/>
    </style:style>
    <style:style style:name="co30" style:family="table-column">
      <style:table-column-properties fo:break-before="auto" style:column-width="0.272in"/>
    </style:style>
    <style:style style:name="co31" style:family="table-column">
      <style:table-column-properties fo:break-before="auto" style:column-width="1.5543in"/>
    </style:style>
    <style:style style:name="co32" style:family="table-column">
      <style:table-column-properties fo:break-before="auto" style:column-width="1.3398in"/>
    </style:style>
    <style:style style:name="co33" style:family="table-column">
      <style:table-column-properties fo:break-before="auto" style:column-width="2.608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fo:background-color="#ffff00"/>
    </style:style>
    <style:style style:name="ce5" style:family="table-cell" style:parent-style-name="Default" style:data-style-name="N100">
      <style:table-cell-properties fo:background-color="#ffff00"/>
    </style:style>
    <style:style style:name="ce6" style:family="table-cell" style:parent-style-name="Default" style:data-style-name="N122"/>
    <style:style style:name="ce8" style:family="table-cell" style:parent-style-name="Default" style:data-style-name="N122">
      <style:table-cell-properties fo:background-color="#ffff00"/>
    </style:style>
    <style:style style:name="ce13" style:family="table-cell" style:parent-style-name="Default">
      <style:table-cell-properties fo:background-color="transparent"/>
    </style:style>
    <style:style style:name="ce2" style:family="table-cell" style:parent-style-name="Default" style:data-style-name="N99"/>
    <style:style style:name="ce7" style:family="table-cell" style:parent-style-name="Default" style:data-style-name="N99">
      <style:table-cell-properties fo:background-color="#ffff00"/>
    </style:style>
    <style:style style:name="ce4" style:family="table-cell" style:parent-style-name="Default">
      <style:table-cell-properties fo:border-bottom="0.74pt solid #000000" fo:border-left="none" fo:border-right="0.74pt solid #000000" fo:border-top="none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11" style:family="table-cell" style:parent-style-name="Default" style:data-style-name="N100">
      <style:table-cell-properties fo:border-bottom="none" fo:border-left="none" fo:border-right="0.74pt solid #000000" fo:border-top="none"/>
    </style:style>
    <style:style style:name="ce12" style:family="table-cell" style:parent-style-name="Default" style:data-style-name="N100">
      <style:table-cell-properties fo:border-bottom="none" fo:background-color="#ffff00" fo:border-left="none" fo:border-right="0.74pt solid #000000" fo:border-top="none"/>
    </style:style>
    <style:style style:name="ce28" style:family="table-cell" style:parent-style-name="Default" style:data-style-name="N100">
      <style:table-cell-properties fo:border-bottom="0.74pt solid #000000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40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order-left="0.74pt solid #000000" fo:border-right="none" fo:border-top="none"/>
    </style:style>
    <style:style style:name="ce18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47" style:family="table-cell" style:parent-style-name="Default" style:data-style-name="N100"/>
    <style:style style:name="ce48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21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51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4" style:family="table-cell" style:parent-style-name="Default">
      <style:table-cell-properties fo:border-bottom="none" fo:border-left="0.74pt solid #000000" fo:border-right="0.74pt solid #000000" fo:border-top="none"/>
    </style:style>
    <style:style style:name="ce25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26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43" style:family="table-cell" style:parent-style-name="Default">
      <style:table-cell-properties fo:border-bottom="0.74pt solid #000000" style:text-align-source="value-type" style:repeat-content="false" fo:border-left="none" fo:border-right="none" fo:border-top="none"/>
      <style:paragraph-properties fo:margin-left="0in"/>
    </style:style>
    <style:style style:name="ce44" style:family="table-cell" style:parent-style-name="Default">
      <style:table-cell-properties fo:background-color="#ffff00" style:text-align-source="value-type" style:repeat-content="false"/>
      <style:paragraph-properties fo:margin-left="0in"/>
    </style:style>
    <style:style style:name="ce45" style:family="table-cell" style:parent-style-name="Default">
      <style:table-cell-properties style:text-align-source="value-type" style:repeat-content="false"/>
      <style:paragraph-properties fo:margin-left="0in"/>
    </style:style>
    <style:style style:name="ce59" style:family="table-cell" style:parent-style-name="Default" style:data-style-name="N122"/>
    <style:style style:name="ce60" style:family="table-cell" style:parent-style-name="Default" style:data-style-name="N122">
      <style:table-cell-properties fo:background-color="#ffff00"/>
    </style:style>
    <style:style style:name="ce61" style:family="table-cell" style:parent-style-name="Default" style:data-style-name="N99"/>
    <style:style style:name="ce62" style:family="table-cell" style:parent-style-name="Default" style:data-style-name="N99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shapes>
          <draw:frame draw:z-index="0" draw:style-name="gr1" draw:text-style-name="P1" svg:width="13.8685in" svg:height="7.8008in" svg:x="16.8961in" svg:y="36.8291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27" table:default-cell-style-name="Default"/>
        <table:table-column table:style-name="co28" table:default-cell-style-name="ce17"/>
        <table:table-column table:style-name="co5" table:default-cell-style-name="Default"/>
        <table:table-column table:style-name="co6" table:default-cell-style-name="ce9"/>
        <table:table-column table:style-name="co29" table:default-cell-style-name="Default"/>
        <table:table-column table:style-name="co28" table:default-cell-style-name="ce17"/>
        <table:table-column table:style-name="co5" table:default-cell-style-name="Default"/>
        <table:table-column table:style-name="co30" table:default-cell-style-name="ce24"/>
        <table:table-column table:style-name="co6" table:default-cell-style-name="Default"/>
        <table:table-column table:style-name="co31" table:default-cell-style-name="Default"/>
        <table:table-column table:style-name="co32" table:default-cell-style-name="ce45"/>
        <table:table-column table:style-name="co33" table:default-cell-style-name="ce45"/>
        <table:table-column table:style-name="co12" table:number-columns-repeated="1010" table:default-cell-style-name="Default"/>
        <table:table-row table:style-name="ro3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date</text:p>
          </table:table-cell>
          <table:table-cell table:style-name="ce14"/>
          <table:table-cell table:style-name="ce16" office:value-type="string" calcext:value-type="string">
            <text:p>p1</text:p>
          </table:table-cell>
          <table:table-cell table:style-name="ce14" office:value-type="string" calcext:value-type="string">
            <text:p>time</text:p>
          </table:table-cell>
          <table:table-cell table:style-name="ce4" office:value-type="string" calcext:value-type="string">
            <text:p>hour</text:p>
          </table:table-cell>
          <table:table-cell table:style-name="ce14"/>
          <table:table-cell table:style-name="ce16" office:value-type="string" calcext:value-type="string">
            <text:p>name</text:p>
          </table:table-cell>
          <table:table-cell table:style-name="ce14" office:value-type="string" calcext:value-type="string">
            <text:p>time</text:p>
          </table:table-cell>
          <table:table-cell table:style-name="ce23" office:value-type="string" calcext:value-type="string">
            <text:p>hour</text:p>
          </table:table-cell>
          <table:table-cell table:style-name="ce14"/>
          <table:table-cell table:style-name="ce14" office:value-type="string" calcext:value-type="string">
            <text:p>Notes</text:p>
          </table:table-cell>
          <table:table-cell table:style-name="ce43" office:value-type="string" calcext:value-type="string">
            <text:p>Processing block</text:p>
          </table:table-cell>
          <table:table-cell table:style-name="ce43" office:value-type="string" calcext:value-type="string">
            <text:p>Num images per block</text:p>
          </table:table-cell>
          <table:table-cell table:style-name="ce14" table:number-columns-repeated="1010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2021:08:17</text:p>
          </table:table-cell>
          <table:table-cell/>
          <table:table-cell office:value-type="string" calcext:value-type="string">
            <text:p>IMG_2145.jpg</text:p>
          </table:table-cell>
          <table:table-cell table:style-name="ce47" office:value-type="string" calcext:value-type="string">
            <text:p>13:01:12</text:p>
          </table:table-cell>
          <table:table-cell table:formula="of:=MID([.E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table:style-name="ce47" office:value-type="string" calcext:value-type="string">
            <text:p>12:58:10</text:p>
          </table:table-cell>
          <table:table-cell table:formula="of:=MID([.I2];1;2)+1" office:value-type="float" office:value="13" calcext:value-type="float">
            <text:p>13</text:p>
          </table:table-cell>
          <table:table-cell table:number-columns-repeated="2"/>
          <table:table-cell table:style-name="ce44" office:value-type="string" calcext:value-type="string">
            <text:p>BLOCK 1</text:p>
          </table:table-cell>
          <table:table-cell office:value-type="float" office:value="59" calcext:value-type="float">
            <text:p>59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021:08:18</text:p>
          </table:table-cell>
          <table:table-cell/>
          <table:table-cell office:value-type="string" calcext:value-type="string">
            <text:p>IMG_2147.jpg</text:p>
          </table:table-cell>
          <table:table-cell table:style-name="ce47" office:value-type="string" calcext:value-type="string">
            <text:p>13:01:13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table:style-name="ce47" office:value-type="string" calcext:value-type="string">
            <text:p>12:58:10</text:p>
          </table:table-cell>
          <table:table-cell table:formula="of:=MID([.I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021:08:19</text:p>
          </table:table-cell>
          <table:table-cell/>
          <table:table-cell office:value-type="string" calcext:value-type="string">
            <text:p>IMG_2150.jpg</text:p>
          </table:table-cell>
          <table:table-cell table:style-name="ce47" office:value-type="string" calcext:value-type="string">
            <text:p>14:01:15</text:p>
          </table:table-cell>
          <table:table-cell table:formula="of:=MID([.E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table:style-name="ce47" office:value-type="string" calcext:value-type="string">
            <text:p>13:58:10</text:p>
          </table:table-cell>
          <table:table-cell table:formula="of:=MID([.I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021:08:20</text:p>
          </table:table-cell>
          <table:table-cell/>
          <table:table-cell office:value-type="string" calcext:value-type="string">
            <text:p>IMG_2152.jpg</text:p>
          </table:table-cell>
          <table:table-cell table:style-name="ce47" office:value-type="string" calcext:value-type="string">
            <text:p>14:01:16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table:style-name="ce47" office:value-type="string" calcext:value-type="string">
            <text:p>13:58:10</text:p>
          </table:table-cell>
          <table:table-cell table:formula="of:=MID([.I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21:08:21</text:p>
          </table:table-cell>
          <table:table-cell/>
          <table:table-cell office:value-type="string" calcext:value-type="string">
            <text:p>IMG_2154.jpg</text:p>
          </table:table-cell>
          <table:table-cell table:style-name="ce47" office:value-type="string" calcext:value-type="string">
            <text:p>14:01:17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table:style-name="ce47" office:value-type="string" calcext:value-type="string">
            <text:p>13:58:10</text:p>
          </table:table-cell>
          <table:table-cell table:formula="of:=MID([.I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2021:08:22</text:p>
          </table:table-cell>
          <table:table-cell/>
          <table:table-cell office:value-type="string" calcext:value-type="string">
            <text:p>IMG_2155.jpg</text:p>
          </table:table-cell>
          <table:table-cell table:style-name="ce47" office:value-type="string" calcext:value-type="string">
            <text:p>13:01:18</text:p>
          </table:table-cell>
          <table:table-cell table:formula="of:=MID([.E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table:style-name="ce47" office:value-type="string" calcext:value-type="string">
            <text:p>12:58:10</text:p>
          </table:table-cell>
          <table:table-cell table:formula="of:=MID([.I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2021:08:23</text:p>
          </table:table-cell>
          <table:table-cell/>
          <table:table-cell office:value-type="string" calcext:value-type="string">
            <text:p>IMG_2157.jpg</text:p>
          </table:table-cell>
          <table:table-cell table:style-name="ce47" office:value-type="string" calcext:value-type="string">
            <text:p>13:01:19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table:style-name="ce47" office:value-type="string" calcext:value-type="string">
            <text:p>12:58:09</text:p>
          </table:table-cell>
          <table:table-cell table:formula="of:=MID([.I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2021:08:24</text:p>
          </table:table-cell>
          <table:table-cell/>
          <table:table-cell office:value-type="string" calcext:value-type="string">
            <text:p>IMG_2159.jpg</text:p>
          </table:table-cell>
          <table:table-cell table:style-name="ce47" office:value-type="string" calcext:value-type="string">
            <text:p>13:01:20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table:style-name="ce47" office:value-type="string" calcext:value-type="string">
            <text:p>12:58:09</text:p>
          </table:table-cell>
          <table:table-cell table:formula="of:=MID([.I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2021:08:25</text:p>
          </table:table-cell>
          <table:table-cell/>
          <table:table-cell office:value-type="string" calcext:value-type="string">
            <text:p>IMG_2162.jpg</text:p>
          </table:table-cell>
          <table:table-cell table:style-name="ce47" office:value-type="string" calcext:value-type="string">
            <text:p>14:01:21</text:p>
          </table:table-cell>
          <table:table-cell table:formula="of:=MID([.E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table:style-name="ce47" office:value-type="string" calcext:value-type="string">
            <text:p>13:58:09</text:p>
          </table:table-cell>
          <table:table-cell table:formula="of:=MID([.I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2021:08:26</text:p>
          </table:table-cell>
          <table:table-cell/>
          <table:table-cell office:value-type="string" calcext:value-type="string">
            <text:p>IMG_2163.jpg</text:p>
          </table:table-cell>
          <table:table-cell table:style-name="ce47" office:value-type="string" calcext:value-type="string">
            <text:p>13:01:23</text:p>
          </table:table-cell>
          <table:table-cell table:formula="of:=MID([.E1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table:style-name="ce47" office:value-type="string" calcext:value-type="string">
            <text:p>12:58:09</text:p>
          </table:table-cell>
          <table:table-cell table:formula="of:=MID([.I1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2021:08:27</text:p>
          </table:table-cell>
          <table:table-cell/>
          <table:table-cell office:value-type="string" calcext:value-type="string">
            <text:p>IMG_2165.jpg</text:p>
          </table:table-cell>
          <table:table-cell table:style-name="ce47" office:value-type="string" calcext:value-type="string">
            <text:p>13:01:24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table:style-name="ce47" office:value-type="string" calcext:value-type="string">
            <text:p>12:58:09</text:p>
          </table:table-cell>
          <table:table-cell table:formula="of:=MID([.I1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2021:08:28</text:p>
          </table:table-cell>
          <table:table-cell/>
          <table:table-cell office:value-type="string" calcext:value-type="string">
            <text:p>IMG_2167.jpg</text:p>
          </table:table-cell>
          <table:table-cell table:style-name="ce47" office:value-type="string" calcext:value-type="string">
            <text:p>13:01:25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table:style-name="ce47" office:value-type="string" calcext:value-type="string">
            <text:p>12:58:08</text:p>
          </table:table-cell>
          <table:table-cell table:formula="of:=MID([.I1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2021:08:29</text:p>
          </table:table-cell>
          <table:table-cell/>
          <table:table-cell office:value-type="string" calcext:value-type="string">
            <text:p>IMG_2169.jpg</text:p>
          </table:table-cell>
          <table:table-cell table:style-name="ce47" office:value-type="string" calcext:value-type="string">
            <text:p>13:01:26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table:style-name="ce47" office:value-type="string" calcext:value-type="string">
            <text:p>12:58:08</text:p>
          </table:table-cell>
          <table:table-cell table:formula="of:=MID([.I1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2021:08:30</text:p>
          </table:table-cell>
          <table:table-cell/>
          <table:table-cell office:value-type="string" calcext:value-type="string">
            <text:p>IMG_2171.jpg</text:p>
          </table:table-cell>
          <table:table-cell table:style-name="ce47" office:value-type="string" calcext:value-type="string">
            <text:p>13:01:27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table:style-name="ce47" office:value-type="string" calcext:value-type="string">
            <text:p>12:58:08</text:p>
          </table:table-cell>
          <table:table-cell table:formula="of:=MID([.I1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2021:08:31</text:p>
          </table:table-cell>
          <table:table-cell/>
          <table:table-cell office:value-type="string" calcext:value-type="string">
            <text:p>IMG_2173.jpg</text:p>
          </table:table-cell>
          <table:table-cell table:style-name="ce47" office:value-type="string" calcext:value-type="string">
            <text:p>13:01:28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table:style-name="ce47" office:value-type="string" calcext:value-type="string">
            <text:p>12:58:07</text:p>
          </table:table-cell>
          <table:table-cell table:formula="of:=MID([.I1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2021:09:01</text:p>
          </table:table-cell>
          <table:table-cell/>
          <table:table-cell office:value-type="string" calcext:value-type="string">
            <text:p>IMG_2175.jpg</text:p>
          </table:table-cell>
          <table:table-cell table:style-name="ce47" office:value-type="string" calcext:value-type="string">
            <text:p>13:01:29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table:style-name="ce47" office:value-type="string" calcext:value-type="string">
            <text:p>12:58:07</text:p>
          </table:table-cell>
          <table:table-cell table:formula="of:=MID([.I1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2021:09:02</text:p>
          </table:table-cell>
          <table:table-cell/>
          <table:table-cell office:value-type="string" calcext:value-type="string">
            <text:p>IMG_2177.jpg</text:p>
          </table:table-cell>
          <table:table-cell table:style-name="ce47" office:value-type="string" calcext:value-type="string">
            <text:p>13:01:30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table:style-name="ce47" office:value-type="string" calcext:value-type="string">
            <text:p>12:58:07</text:p>
          </table:table-cell>
          <table:table-cell table:formula="of:=MID([.I1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2021:09:03</text:p>
          </table:table-cell>
          <table:table-cell/>
          <table:table-cell office:value-type="string" calcext:value-type="string">
            <text:p>IMG_2179.jpg</text:p>
          </table:table-cell>
          <table:table-cell table:style-name="ce47" office:value-type="string" calcext:value-type="string">
            <text:p>13:01:31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table:style-name="ce47" office:value-type="string" calcext:value-type="string">
            <text:p>12:58:07</text:p>
          </table:table-cell>
          <table:table-cell table:formula="of:=MID([.I1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2021:09:04</text:p>
          </table:table-cell>
          <table:table-cell/>
          <table:table-cell office:value-type="string" calcext:value-type="string">
            <text:p>IMG_2181.jpg</text:p>
          </table:table-cell>
          <table:table-cell table:style-name="ce47" office:value-type="string" calcext:value-type="string">
            <text:p>13:01:32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table:style-name="ce47" office:value-type="string" calcext:value-type="string">
            <text:p>12:58:07</text:p>
          </table:table-cell>
          <table:table-cell table:formula="of:=MID([.I2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2021:09:05</text:p>
          </table:table-cell>
          <table:table-cell/>
          <table:table-cell office:value-type="string" calcext:value-type="string">
            <text:p>IMG_2183.jpg</text:p>
          </table:table-cell>
          <table:table-cell table:style-name="ce47" office:value-type="string" calcext:value-type="string">
            <text:p>12:01:33</text:p>
          </table:table-cell>
          <table:table-cell table:formula="of:=MID([.E2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table:style-name="ce47" office:value-type="string" calcext:value-type="string">
            <text:p>11:58:06</text:p>
          </table:table-cell>
          <table:table-cell table:formula="of:=MID([.I2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2021:09:06</text:p>
          </table:table-cell>
          <table:table-cell/>
          <table:table-cell office:value-type="string" calcext:value-type="string">
            <text:p>IMG_2186.jpg</text:p>
          </table:table-cell>
          <table:table-cell table:style-name="ce47" office:value-type="string" calcext:value-type="string">
            <text:p>13:01:34</text:p>
          </table:table-cell>
          <table:table-cell table:formula="of:=MID([.E2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table:style-name="ce47" office:value-type="string" calcext:value-type="string">
            <text:p>12:58:06</text:p>
          </table:table-cell>
          <table:table-cell table:formula="of:=MID([.I2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1" office:value-type="string" calcext:value-type="string">
            <text:p>2021:09:07</text:p>
          </table:table-cell>
          <table:table-cell/>
          <table:table-cell office:value-type="string" calcext:value-type="string">
            <text:p>IMG_2187.jpg</text:p>
          </table:table-cell>
          <table:table-cell table:style-name="ce47" office:value-type="string" calcext:value-type="string">
            <text:p>12:01:35</text:p>
          </table:table-cell>
          <table:table-cell table:formula="of:=MID([.E2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table:style-name="ce47" office:value-type="string" calcext:value-type="string">
            <text:p>11:58:06</text:p>
          </table:table-cell>
          <table:table-cell table:formula="of:=MID([.I2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1" office:value-type="string" calcext:value-type="string">
            <text:p>2021:09:08</text:p>
          </table:table-cell>
          <table:table-cell/>
          <table:table-cell office:value-type="string" calcext:value-type="string">
            <text:p>IMG_2190.jpg</text:p>
          </table:table-cell>
          <table:table-cell table:style-name="ce47" office:value-type="string" calcext:value-type="string">
            <text:p>13:01:36</text:p>
          </table:table-cell>
          <table:table-cell table:formula="of:=MID([.E2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table:style-name="ce47" office:value-type="string" calcext:value-type="string">
            <text:p>12:58:06</text:p>
          </table:table-cell>
          <table:table-cell table:formula="of:=MID([.I2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2021:09:09</text:p>
          </table:table-cell>
          <table:table-cell/>
          <table:table-cell office:value-type="string" calcext:value-type="string">
            <text:p>IMG_2192.jpg</text:p>
          </table:table-cell>
          <table:table-cell table:style-name="ce47" office:value-type="string" calcext:value-type="string">
            <text:p>13:01:37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table:style-name="ce47" office:value-type="string" calcext:value-type="string">
            <text:p>12:58:05</text:p>
          </table:table-cell>
          <table:table-cell table:formula="of:=MID([.I2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2021:09:11</text:p>
          </table:table-cell>
          <table:table-cell/>
          <table:table-cell office:value-type="string" calcext:value-type="string">
            <text:p>IMG_2195.jpg</text:p>
          </table:table-cell>
          <table:table-cell table:style-name="ce47" office:value-type="string" calcext:value-type="string">
            <text:p>12:01:39</text:p>
          </table:table-cell>
          <table:table-cell table:formula="of:=MID([.E26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table:style-name="ce47" office:value-type="string" calcext:value-type="string">
            <text:p>11:58:05</text:p>
          </table:table-cell>
          <table:table-cell table:formula="of:=MID([.I26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1" office:value-type="string" calcext:value-type="string">
            <text:p>2021:09:12</text:p>
          </table:table-cell>
          <table:table-cell/>
          <table:table-cell office:value-type="string" calcext:value-type="string">
            <text:p>IMG_2197.jpg</text:p>
          </table:table-cell>
          <table:table-cell table:style-name="ce47" office:value-type="string" calcext:value-type="string">
            <text:p>12:01:40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table:style-name="ce47" office:value-type="string" calcext:value-type="string">
            <text:p>11:58:04</text:p>
          </table:table-cell>
          <table:table-cell table:formula="of:=MID([.I2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>2021:09:13</text:p>
          </table:table-cell>
          <table:table-cell/>
          <table:table-cell office:value-type="string" calcext:value-type="string">
            <text:p>IMG_2200.jpg</text:p>
          </table:table-cell>
          <table:table-cell table:style-name="ce47" office:value-type="string" calcext:value-type="string">
            <text:p>13:01:41</text:p>
          </table:table-cell>
          <table:table-cell table:formula="of:=MID([.E2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table:style-name="ce47" office:value-type="string" calcext:value-type="string">
            <text:p>12:58:04</text:p>
          </table:table-cell>
          <table:table-cell table:formula="of:=MID([.I2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>2021:09:14</text:p>
          </table:table-cell>
          <table:table-cell/>
          <table:table-cell office:value-type="string" calcext:value-type="string">
            <text:p>IMG_2201.jpg</text:p>
          </table:table-cell>
          <table:table-cell table:style-name="ce47" office:value-type="string" calcext:value-type="string">
            <text:p>12:01:42</text:p>
          </table:table-cell>
          <table:table-cell table:formula="of:=MID([.E2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table:style-name="ce47" office:value-type="string" calcext:value-type="string">
            <text:p>11:58:04</text:p>
          </table:table-cell>
          <table:table-cell table:formula="of:=MID([.I29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1" office:value-type="string" calcext:value-type="string">
            <text:p>2021:09:16</text:p>
          </table:table-cell>
          <table:table-cell/>
          <table:table-cell office:value-type="string" calcext:value-type="string">
            <text:p>IMG_2205.jpg</text:p>
          </table:table-cell>
          <table:table-cell table:style-name="ce47" office:value-type="string" calcext:value-type="string">
            <text:p>12:01:44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table:style-name="ce47" office:value-type="string" calcext:value-type="string">
            <text:p>11:58:03</text:p>
          </table:table-cell>
          <table:table-cell table:formula="of:=MID([.I30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1" office:value-type="string" calcext:value-type="string">
            <text:p>2021:09:17</text:p>
          </table:table-cell>
          <table:table-cell/>
          <table:table-cell office:value-type="string" calcext:value-type="string">
            <text:p>IMG_2207.jpg</text:p>
          </table:table-cell>
          <table:table-cell table:style-name="ce47" office:value-type="string" calcext:value-type="string">
            <text:p>12:01:45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table:style-name="ce47" office:value-type="string" calcext:value-type="string">
            <text:p>11:58:03</text:p>
          </table:table-cell>
          <table:table-cell table:formula="of:=MID([.I3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1" office:value-type="string" calcext:value-type="string">
            <text:p>2021:09:18</text:p>
          </table:table-cell>
          <table:table-cell/>
          <table:table-cell office:value-type="string" calcext:value-type="string">
            <text:p>IMG_2209.jpg</text:p>
          </table:table-cell>
          <table:table-cell table:style-name="ce47" office:value-type="string" calcext:value-type="string">
            <text:p>12:01:46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table:style-name="ce47" office:value-type="string" calcext:value-type="string">
            <text:p>11:58:03</text:p>
          </table:table-cell>
          <table:table-cell table:formula="of:=MID([.I32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1" office:value-type="string" calcext:value-type="string">
            <text:p>2021:09:20</text:p>
          </table:table-cell>
          <table:table-cell/>
          <table:table-cell office:value-type="string" calcext:value-type="string">
            <text:p>IMG_2213.jpg</text:p>
          </table:table-cell>
          <table:table-cell table:style-name="ce47" office:value-type="string" calcext:value-type="string">
            <text:p>12:01:48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table:style-name="ce47" office:value-type="string" calcext:value-type="string">
            <text:p>11:58:02</text:p>
          </table:table-cell>
          <table:table-cell table:formula="of:=MID([.I3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2021:09:21</text:p>
          </table:table-cell>
          <table:table-cell/>
          <table:table-cell office:value-type="string" calcext:value-type="string">
            <text:p>IMG_2216.jpg</text:p>
          </table:table-cell>
          <table:table-cell table:style-name="ce47" office:value-type="string" calcext:value-type="string">
            <text:p>13:01:48</text:p>
          </table:table-cell>
          <table:table-cell table:formula="of:=MID([.E3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table:style-name="ce47" office:value-type="string" calcext:value-type="string">
            <text:p>12:58:01</text:p>
          </table:table-cell>
          <table:table-cell table:formula="of:=MID([.I3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1" office:value-type="string" calcext:value-type="string">
            <text:p>2021:09:23</text:p>
          </table:table-cell>
          <table:table-cell/>
          <table:table-cell office:value-type="string" calcext:value-type="string">
            <text:p>IMG_2220.jpg</text:p>
          </table:table-cell>
          <table:table-cell table:style-name="ce47" office:value-type="string" calcext:value-type="string">
            <text:p>13:01:50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table:style-name="ce47" office:value-type="string" calcext:value-type="string">
            <text:p>12:58:00</text:p>
          </table:table-cell>
          <table:table-cell table:formula="of:=MID([.I3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1" office:value-type="string" calcext:value-type="string">
            <text:p>2021:09:24</text:p>
          </table:table-cell>
          <table:table-cell/>
          <table:table-cell office:value-type="string" calcext:value-type="string">
            <text:p>IMG_2222.jpg</text:p>
          </table:table-cell>
          <table:table-cell table:style-name="ce47" office:value-type="string" calcext:value-type="string">
            <text:p>13:01:51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table:style-name="ce47" office:value-type="string" calcext:value-type="string">
            <text:p>12:58:00</text:p>
          </table:table-cell>
          <table:table-cell table:formula="of:=MID([.I3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1" office:value-type="string" calcext:value-type="string">
            <text:p>2021:09:25</text:p>
          </table:table-cell>
          <table:table-cell/>
          <table:table-cell office:value-type="string" calcext:value-type="string">
            <text:p>IMG_2223.jpg</text:p>
          </table:table-cell>
          <table:table-cell table:style-name="ce47" office:value-type="string" calcext:value-type="string">
            <text:p>12:01:52</text:p>
          </table:table-cell>
          <table:table-cell table:formula="of:=MID([.E3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table:style-name="ce47" office:value-type="string" calcext:value-type="string">
            <text:p>11:58:00</text:p>
          </table:table-cell>
          <table:table-cell table:formula="of:=MID([.I3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2021:09:27</text:p>
          </table:table-cell>
          <table:table-cell/>
          <table:table-cell office:value-type="string" calcext:value-type="string">
            <text:p>IMG_2227.jpg</text:p>
          </table:table-cell>
          <table:table-cell table:style-name="ce47" office:value-type="string" calcext:value-type="string">
            <text:p>12:01:54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table:style-name="ce47" office:value-type="string" calcext:value-type="string">
            <text:p>11:57:59</text:p>
          </table:table-cell>
          <table:table-cell table:formula="of:=MID([.I38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1" office:value-type="string" calcext:value-type="string">
            <text:p>2021:09:28</text:p>
          </table:table-cell>
          <table:table-cell/>
          <table:table-cell office:value-type="string" calcext:value-type="string">
            <text:p>IMG_2230.jpg</text:p>
          </table:table-cell>
          <table:table-cell table:style-name="ce47" office:value-type="string" calcext:value-type="string">
            <text:p>13:01:55</text:p>
          </table:table-cell>
          <table:table-cell table:formula="of:=MID([.E3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table:style-name="ce47" office:value-type="string" calcext:value-type="string">
            <text:p>12:57:59</text:p>
          </table:table-cell>
          <table:table-cell table:formula="of:=MID([.I3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1" office:value-type="string" calcext:value-type="string">
            <text:p>2021:09:29</text:p>
          </table:table-cell>
          <table:table-cell/>
          <table:table-cell office:value-type="string" calcext:value-type="string">
            <text:p>IMG_2232.jpg</text:p>
          </table:table-cell>
          <table:table-cell table:style-name="ce47"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table:style-name="ce47" office:value-type="string" calcext:value-type="string">
            <text:p>12:57:58</text:p>
          </table:table-cell>
          <table:table-cell table:formula="of:=MID([.I4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>2021:09:30</text:p>
          </table:table-cell>
          <table:table-cell/>
          <table:table-cell office:value-type="string" calcext:value-type="string">
            <text:p>IMG_2234.jpg</text:p>
          </table:table-cell>
          <table:table-cell table:style-name="ce47" office:value-type="string" calcext:value-type="string">
            <text:p>13:01:56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table:style-name="ce47" office:value-type="string" calcext:value-type="string">
            <text:p>12:57:58</text:p>
          </table:table-cell>
          <table:table-cell table:formula="of:=MID([.I4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2021:10:06</text:p>
          </table:table-cell>
          <table:table-cell/>
          <table:table-cell office:value-type="string" calcext:value-type="string">
            <text:p>IMG_2246.jpg</text:p>
          </table:table-cell>
          <table:table-cell table:style-name="ce47" office:value-type="string" calcext:value-type="string">
            <text:p>13:01:59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table:style-name="ce47" office:value-type="string" calcext:value-type="string">
            <text:p>12:57:53</text:p>
          </table:table-cell>
          <table:table-cell table:formula="of:=MID([.I4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1" office:value-type="string" calcext:value-type="string">
            <text:p>2021:10:07</text:p>
          </table:table-cell>
          <table:table-cell/>
          <table:table-cell office:value-type="string" calcext:value-type="string">
            <text:p>IMG_2248.jpg</text:p>
          </table:table-cell>
          <table:table-cell table:style-name="ce47" office:value-type="string" calcext:value-type="string">
            <text:p>13:02:00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table:style-name="ce47" office:value-type="string" calcext:value-type="string">
            <text:p>12:57:53</text:p>
          </table:table-cell>
          <table:table-cell table:formula="of:=MID([.I4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1" office:value-type="string" calcext:value-type="string">
            <text:p>2021:10:08</text:p>
          </table:table-cell>
          <table:table-cell/>
          <table:table-cell office:value-type="string" calcext:value-type="string">
            <text:p>IMG_2250.jpg</text:p>
          </table:table-cell>
          <table:table-cell table:style-name="ce47"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table:style-name="ce47" office:value-type="string" calcext:value-type="string">
            <text:p>12:57:52</text:p>
          </table:table-cell>
          <table:table-cell table:formula="of:=MID([.I4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1" office:value-type="string" calcext:value-type="string">
            <text:p>2021:10:11</text:p>
          </table:table-cell>
          <table:table-cell/>
          <table:table-cell office:value-type="string" calcext:value-type="string">
            <text:p>IMG_2256.jpg</text:p>
          </table:table-cell>
          <table:table-cell table:style-name="ce47" office:value-type="string" calcext:value-type="string">
            <text:p>13:02:01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table:style-name="ce47" office:value-type="string" calcext:value-type="string">
            <text:p>12:57:50</text:p>
          </table:table-cell>
          <table:table-cell table:formula="of:=MID([.I4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1" office:value-type="string" calcext:value-type="string">
            <text:p>2021:10:12</text:p>
          </table:table-cell>
          <table:table-cell/>
          <table:table-cell office:value-type="string" calcext:value-type="string">
            <text:p>IMG_2258.jpg</text:p>
          </table:table-cell>
          <table:table-cell table:style-name="ce47" office:value-type="string" calcext:value-type="string">
            <text:p>13:02:02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table:style-name="ce47" office:value-type="string" calcext:value-type="string">
            <text:p>12:57:49</text:p>
          </table:table-cell>
          <table:table-cell table:formula="of:=MID([.I4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>2021:10:13</text:p>
          </table:table-cell>
          <table:table-cell/>
          <table:table-cell office:value-type="string" calcext:value-type="string">
            <text:p>IMG_2262.jpg</text:p>
          </table:table-cell>
          <table:table-cell table:style-name="ce47" office:value-type="string" calcext:value-type="string">
            <text:p>13:02:03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table:style-name="ce47" office:value-type="string" calcext:value-type="string">
            <text:p>12:57:48</text:p>
          </table:table-cell>
          <table:table-cell table:formula="of:=MID([.I4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1" office:value-type="string" calcext:value-type="string">
            <text:p>2021:10:14</text:p>
          </table:table-cell>
          <table:table-cell/>
          <table:table-cell office:value-type="string" calcext:value-type="string">
            <text:p>IMG_2266.jpg</text:p>
          </table:table-cell>
          <table:table-cell table:style-name="ce47"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table:style-name="ce47" office:value-type="string" calcext:value-type="string">
            <text:p>12:57:47</text:p>
          </table:table-cell>
          <table:table-cell table:formula="of:=MID([.I4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1" office:value-type="string" calcext:value-type="string">
            <text:p>2021:10:15</text:p>
          </table:table-cell>
          <table:table-cell/>
          <table:table-cell office:value-type="string" calcext:value-type="string">
            <text:p>IMG_2267.jpg</text:p>
          </table:table-cell>
          <table:table-cell table:style-name="ce47"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table:style-name="ce47" office:value-type="string" calcext:value-type="string">
            <text:p>12:57:46</text:p>
          </table:table-cell>
          <table:table-cell table:formula="of:=MID([.I4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2021:10:16</text:p>
          </table:table-cell>
          <table:table-cell/>
          <table:table-cell office:value-type="string" calcext:value-type="string">
            <text:p>IMG_2269.jpg</text:p>
          </table:table-cell>
          <table:table-cell table:style-name="ce47" office:value-type="string" calcext:value-type="string">
            <text:p>13:02:04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table:style-name="ce47" office:value-type="string" calcext:value-type="string">
            <text:p>12:57:46</text:p>
          </table:table-cell>
          <table:table-cell table:formula="of:=MID([.I5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1" office:value-type="string" calcext:value-type="string">
            <text:p>2021:10:17</text:p>
          </table:table-cell>
          <table:table-cell/>
          <table:table-cell office:value-type="string" calcext:value-type="string">
            <text:p>IMG_2271.jpg</text:p>
          </table:table-cell>
          <table:table-cell table:style-name="ce47"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table:style-name="ce47" office:value-type="string" calcext:value-type="string">
            <text:p>12:57:45</text:p>
          </table:table-cell>
          <table:table-cell table:formula="of:=MID([.I5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1" office:value-type="string" calcext:value-type="string">
            <text:p>2021:10:18</text:p>
          </table:table-cell>
          <table:table-cell/>
          <table:table-cell office:value-type="string" calcext:value-type="string">
            <text:p>IMG_2273.jpg</text:p>
          </table:table-cell>
          <table:table-cell table:style-name="ce47" office:value-type="string" calcext:value-type="string">
            <text:p>13:02:05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table:style-name="ce47" office:value-type="string" calcext:value-type="string">
            <text:p>12:57:44</text:p>
          </table:table-cell>
          <table:table-cell table:formula="of:=MID([.I5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1" office:value-type="string" calcext:value-type="string">
            <text:p>2021:10:19</text:p>
          </table:table-cell>
          <table:table-cell/>
          <table:table-cell office:value-type="string" calcext:value-type="string">
            <text:p>IMG_2275.jpg</text:p>
          </table:table-cell>
          <table:table-cell table:style-name="ce47" office:value-type="string" calcext:value-type="string">
            <text:p>13:02:06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table:style-name="ce47" office:value-type="string" calcext:value-type="string">
            <text:p>12:57:44</text:p>
          </table:table-cell>
          <table:table-cell table:formula="of:=MID([.I5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table:style-name="ce10" office:value-type="float" office:value="52" calcext:value-type="float">
            <text:p>52</text:p>
          </table:table-cell>
          <table:table-cell table:style-name="ce12" office:value-type="string" calcext:value-type="string">
            <text:p>2021:10:22</text:p>
          </table:table-cell>
          <table:table-cell table:style-name="ce40"/>
          <table:table-cell table:style-name="ce18" office:value-type="string" calcext:value-type="string">
            <text:p>IMG_2287.jpg</text:p>
          </table:table-cell>
          <table:table-cell table:style-name="ce48" office:value-type="string" calcext:value-type="string">
            <text:p>13:02:07</text:p>
          </table:table-cell>
          <table:table-cell table:style-name="ce10" table:formula="of:=MID([.E54];1;2)" office:value-type="string" office:string-value="13" calcext:value-type="string">
            <text:p>13</text:p>
          </table:table-cell>
          <table:table-cell table:style-name="ce40"/>
          <table:table-cell table:style-name="ce18" office:value-type="string" calcext:value-type="string">
            <text:p>IMG_0679.jpg</text:p>
          </table:table-cell>
          <table:table-cell table:style-name="ce48" office:value-type="string" calcext:value-type="string">
            <text:p>12:57:42</text:p>
          </table:table-cell>
          <table:table-cell table:style-name="ce25" table:formula="of:=MID([.I54];1;2)+1" office:value-type="float" office:value="13" calcext:value-type="float">
            <text:p>13</text:p>
          </table:table-cell>
          <table:table-cell table:style-name="ce40"/>
          <table:table-cell table:style-name="ce40" office:value-type="string" calcext:value-type="string">
            <text:p>ROTAZIONE CAMERE</text:p>
          </table:table-cell>
          <table:table-cell table:style-name="ce44" table:number-columns-repeated="2"/>
          <table:table-cell table:style-name="ce40"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1" office:value-type="string" calcext:value-type="string">
            <text:p>2021:10:23</text:p>
          </table:table-cell>
          <table:table-cell/>
          <table:table-cell office:value-type="string" calcext:value-type="string">
            <text:p>IMG_2289.jpg</text:p>
          </table:table-cell>
          <table:table-cell table:style-name="ce47" office:value-type="string" calcext:value-type="string">
            <text:p>13:02:08</text:p>
          </table:table-cell>
          <table:table-cell table:formula="of:=MID([.E5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table:style-name="ce47" office:value-type="string" calcext:value-type="string">
            <text:p>12:57:41</text:p>
          </table:table-cell>
          <table:table-cell table:formula="of:=MID([.I5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1" office:value-type="string" calcext:value-type="string">
            <text:p>2021:10:24</text:p>
          </table:table-cell>
          <table:table-cell/>
          <table:table-cell office:value-type="string" calcext:value-type="string">
            <text:p>IMG_2297.jpg</text:p>
          </table:table-cell>
          <table:table-cell table:style-name="ce47" office:value-type="string" calcext:value-type="string">
            <text:p>16:02:08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table:style-name="ce47" office:value-type="string" calcext:value-type="string">
            <text:p>15:57:40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1" office:value-type="string" calcext:value-type="string">
            <text:p>2021:10:25</text:p>
          </table:table-cell>
          <table:table-cell/>
          <table:table-cell office:value-type="string" calcext:value-type="string">
            <text:p>IMG_2302.jpg</text:p>
          </table:table-cell>
          <table:table-cell table:style-name="ce47" office:value-type="string" calcext:value-type="string">
            <text:p>16:02:09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table:style-name="ce47" office:value-type="string" calcext:value-type="string">
            <text:p>15:57:3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2021:10:27</text:p>
          </table:table-cell>
          <table:table-cell/>
          <table:table-cell office:value-type="string" calcext:value-type="string">
            <text:p>IMG_2312.jpg</text:p>
          </table:table-cell>
          <table:table-cell table:style-name="ce47"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table:style-name="ce47" office:value-type="string" calcext:value-type="string">
            <text:p>15:57:38</text:p>
          </table:table-cell>
          <table:table-cell table:formula="of:=MID([.I5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1" office:value-type="string" calcext:value-type="string">
            <text:p>2021:10:28</text:p>
          </table:table-cell>
          <table:table-cell/>
          <table:table-cell office:value-type="string" calcext:value-type="string">
            <text:p>IMG_2317.jpg</text:p>
          </table:table-cell>
          <table:table-cell table:style-name="ce47" office:value-type="string" calcext:value-type="string">
            <text:p>16:02:10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table:style-name="ce47" office:value-type="string" calcext:value-type="string">
            <text:p>15:57:37</text:p>
          </table:table-cell>
          <table:table-cell table:formula="of:=MID([.I5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8" office:value-type="string" calcext:value-type="string">
            <text:p>2021:10:29</text:p>
          </table:table-cell>
          <table:table-cell table:style-name="ce14"/>
          <table:table-cell table:style-name="ce16" office:value-type="string" calcext:value-type="string">
            <text:p>IMG_2320.jpg</text:p>
          </table:table-cell>
          <table:table-cell table:style-name="ce36" office:value-type="string" calcext:value-type="string">
            <text:p>14:02:10</text:p>
          </table:table-cell>
          <table:table-cell table:style-name="ce4" table:formula="of:=MID([.E60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0712.jpg</text:p>
          </table:table-cell>
          <table:table-cell table:style-name="ce36" office:value-type="string" calcext:value-type="string">
            <text:p>13:57:36</text:p>
          </table:table-cell>
          <table:table-cell table:style-name="ce23" table:formula="of:=MID([.I60];1;2)+1" office:value-type="float" office:value="14" calcext:value-type="float">
            <text:p>14</text:p>
          </table:table-cell>
          <table:table-cell table:style-name="ce14" table:number-columns-repeated="2"/>
          <table:table-cell table:style-name="ce43" table:number-columns-repeated="2"/>
          <table:table-cell table:style-name="ce14" table:number-columns-repeated="1010"/>
        </table:table-row>
        <table:table-row table:style-name="ro2">
          <table:table-cell table:style-name="ce10" office:value-type="float" office:value="59" calcext:value-type="float">
            <text:p>59</text:p>
          </table:table-cell>
          <table:table-cell table:style-name="ce12" office:value-type="string" calcext:value-type="string">
            <text:p>2021:11:02</text:p>
          </table:table-cell>
          <table:table-cell table:style-name="ce40"/>
          <table:table-cell table:style-name="ce18" office:value-type="string" calcext:value-type="string">
            <text:p>IMG_2334.jpg</text:p>
          </table:table-cell>
          <table:table-cell table:style-name="ce48" office:value-type="string" calcext:value-type="string">
            <text:p>13:02:09</text:p>
          </table:table-cell>
          <table:table-cell table:style-name="ce10" table:formula="of:=MID([.E61];1;2)" office:value-type="string" office:string-value="13" calcext:value-type="string">
            <text:p>13</text:p>
          </table:table-cell>
          <table:table-cell table:style-name="ce40"/>
          <table:table-cell table:style-name="ce18" office:value-type="string" calcext:value-type="string">
            <text:p>IMG_0731.jpg</text:p>
          </table:table-cell>
          <table:table-cell table:style-name="ce48" office:value-type="string" calcext:value-type="string">
            <text:p>12:57:31</text:p>
          </table:table-cell>
          <table:table-cell table:style-name="ce25" table:formula="of:=MID([.I61];1;2)+1" office:value-type="float" office:value="13" calcext:value-type="float">
            <text:p>13</text:p>
          </table:table-cell>
          <table:table-cell table:style-name="ce40"/>
          <table:table-cell table:style-name="ce40" office:value-type="string" calcext:value-type="string">
            <text:p>Inizio neve</text:p>
          </table:table-cell>
          <table:table-cell table:style-name="ce44" office:value-type="string" calcext:value-type="string">
            <text:p>BLOCK 2</text:p>
          </table:table-cell>
          <table:table-cell table:style-name="ce44" office:value-type="float" office:value="121" calcext:value-type="float">
            <text:p>121</text:p>
          </table:table-cell>
          <table:table-cell table:style-name="ce40" table:number-columns-repeated="101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1" office:value-type="string" calcext:value-type="string">
            <text:p>2021:11:04</text:p>
          </table:table-cell>
          <table:table-cell/>
          <table:table-cell office:value-type="string" calcext:value-type="string">
            <text:p>IMG_2344.jpg</text:p>
          </table:table-cell>
          <table:table-cell table:style-name="ce47"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table:style-name="ce47" office:value-type="string" calcext:value-type="string">
            <text:p>12:57:28</text:p>
          </table:table-cell>
          <table:table-cell table:formula="of:=MID([.I6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11" office:value-type="string" calcext:value-type="string">
            <text:p>2021:11:05</text:p>
          </table:table-cell>
          <table:table-cell/>
          <table:table-cell office:value-type="string" calcext:value-type="string">
            <text:p>IMG_2349.jpg</text:p>
          </table:table-cell>
          <table:table-cell table:style-name="ce47" office:value-type="string" calcext:value-type="string">
            <text:p>13:02:08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table:style-name="ce47" office:value-type="string" calcext:value-type="string">
            <text:p>12:57:26</text:p>
          </table:table-cell>
          <table:table-cell table:formula="of:=MID([.I6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11" office:value-type="string" calcext:value-type="string">
            <text:p>2021:11:06</text:p>
          </table:table-cell>
          <table:table-cell/>
          <table:table-cell office:value-type="string" calcext:value-type="string">
            <text:p>IMG_2354.jpg</text:p>
          </table:table-cell>
          <table:table-cell table:style-name="ce47" office:value-type="string" calcext:value-type="string">
            <text:p>13:02:07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table:style-name="ce47" office:value-type="string" calcext:value-type="string">
            <text:p>12:57:25</text:p>
          </table:table-cell>
          <table:table-cell table:formula="of:=MID([.I6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11" office:value-type="string" calcext:value-type="string">
            <text:p>2021:11:07</text:p>
          </table:table-cell>
          <table:table-cell/>
          <table:table-cell office:value-type="string" calcext:value-type="string">
            <text:p>IMG_2359.jpg</text:p>
          </table:table-cell>
          <table:table-cell table:style-name="ce47"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table:style-name="ce47" office:value-type="string" calcext:value-type="string">
            <text:p>12:57:24</text:p>
          </table:table-cell>
          <table:table-cell table:formula="of:=MID([.I6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1" office:value-type="string" calcext:value-type="string">
            <text:p>2021:11:08</text:p>
          </table:table-cell>
          <table:table-cell/>
          <table:table-cell office:value-type="string" calcext:value-type="string">
            <text:p>IMG_2364.jpg</text:p>
          </table:table-cell>
          <table:table-cell table:style-name="ce47"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table:style-name="ce47" office:value-type="string" calcext:value-type="string">
            <text:p>12:57:23</text:p>
          </table:table-cell>
          <table:table-cell table:formula="of:=MID([.I6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11" office:value-type="string" calcext:value-type="string">
            <text:p>2021:11:09</text:p>
          </table:table-cell>
          <table:table-cell/>
          <table:table-cell office:value-type="string" calcext:value-type="string">
            <text:p>IMG_2369.jpg</text:p>
          </table:table-cell>
          <table:table-cell table:style-name="ce47" office:value-type="string" calcext:value-type="string">
            <text:p>15:02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table:style-name="ce47" office:value-type="string" calcext:value-type="string">
            <text:p>14:57:22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11" office:value-type="string" calcext:value-type="string">
            <text:p>2021:11:10</text:p>
          </table:table-cell>
          <table:table-cell/>
          <table:table-cell office:value-type="string" calcext:value-type="string">
            <text:p>IMG_2372.jpg</text:p>
          </table:table-cell>
          <table:table-cell table:style-name="ce47" office:value-type="string" calcext:value-type="string">
            <text:p>16:02:07</text:p>
          </table:table-cell>
          <table:table-cell table:formula="of:=MID([.E6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table:style-name="ce47" office:value-type="string" calcext:value-type="string">
            <text:p>15:57:21</text:p>
          </table:table-cell>
          <table:table-cell table:formula="of:=MID([.I6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1" office:value-type="string" calcext:value-type="string">
            <text:p>2021:11:11</text:p>
          </table:table-cell>
          <table:table-cell/>
          <table:table-cell office:value-type="string" calcext:value-type="string">
            <text:p>IMG_2374.jpg</text:p>
          </table:table-cell>
          <table:table-cell table:style-name="ce47" office:value-type="string" calcext:value-type="string">
            <text:p>16:02:08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table:style-name="ce47" office:value-type="string" calcext:value-type="string">
            <text:p>15:57:20</text:p>
          </table:table-cell>
          <table:table-cell table:formula="of:=MID([.I6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11" office:value-type="string" calcext:value-type="string">
            <text:p>2021:11:12</text:p>
          </table:table-cell>
          <table:table-cell/>
          <table:table-cell office:value-type="string" calcext:value-type="string">
            <text:p>IMG_2375.jpg</text:p>
          </table:table-cell>
          <table:table-cell table:style-name="ce47" office:value-type="string" calcext:value-type="string">
            <text:p>15:02:08</text:p>
          </table:table-cell>
          <table:table-cell table:formula="of:=MID([.E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table:style-name="ce47" office:value-type="string" calcext:value-type="string">
            <text:p>14:57:19</text:p>
          </table:table-cell>
          <table:table-cell table:formula="of:=MID([.I7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11" office:value-type="string" calcext:value-type="string">
            <text:p>2021:11:13</text:p>
          </table:table-cell>
          <table:table-cell/>
          <table:table-cell office:value-type="string" calcext:value-type="string">
            <text:p>IMG_2377.jpg</text:p>
          </table:table-cell>
          <table:table-cell table:style-name="ce47"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table:style-name="ce47" office:value-type="string" calcext:value-type="string">
            <text:p>14:57:18</text:p>
          </table:table-cell>
          <table:table-cell table:formula="of:=MID([.I7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11" office:value-type="string" calcext:value-type="string">
            <text:p>2021:11:14</text:p>
          </table:table-cell>
          <table:table-cell/>
          <table:table-cell office:value-type="string" calcext:value-type="string">
            <text:p>IMG_2379.jpg</text:p>
          </table:table-cell>
          <table:table-cell table:style-name="ce47"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table:style-name="ce47" office:value-type="string" calcext:value-type="string">
            <text:p>14:57:17</text:p>
          </table:table-cell>
          <table:table-cell table:formula="of:=MID([.I7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11" office:value-type="string" calcext:value-type="string">
            <text:p>2021:11:16</text:p>
          </table:table-cell>
          <table:table-cell/>
          <table:table-cell office:value-type="string" calcext:value-type="string">
            <text:p>IMG_2381.jpg</text:p>
          </table:table-cell>
          <table:table-cell table:style-name="ce47"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table:style-name="ce47" office:value-type="string" calcext:value-type="string">
            <text:p>14:57:1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11" office:value-type="string" calcext:value-type="string">
            <text:p>2021:11:18</text:p>
          </table:table-cell>
          <table:table-cell/>
          <table:table-cell office:value-type="string" calcext:value-type="string">
            <text:p>IMG_2385.jpg</text:p>
          </table:table-cell>
          <table:table-cell table:style-name="ce47"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table:style-name="ce47" office:value-type="string" calcext:value-type="string">
            <text:p>14:57:12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11" office:value-type="string" calcext:value-type="string">
            <text:p>2021:11:19</text:p>
          </table:table-cell>
          <table:table-cell/>
          <table:table-cell office:value-type="string" calcext:value-type="string">
            <text:p>IMG_2388.jpg</text:p>
          </table:table-cell>
          <table:table-cell table:style-name="ce47" office:value-type="string" calcext:value-type="string">
            <text:p>16:02:08</text:p>
          </table:table-cell>
          <table:table-cell table:formula="of:=MID([.E7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table:style-name="ce47" office:value-type="string" calcext:value-type="string">
            <text:p>15:57:12</text:p>
          </table:table-cell>
          <table:table-cell table:formula="of:=MID([.I7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11" office:value-type="string" calcext:value-type="string">
            <text:p>2021:11:20</text:p>
          </table:table-cell>
          <table:table-cell/>
          <table:table-cell office:value-type="string" calcext:value-type="string">
            <text:p>IMG_2390.jpg</text:p>
          </table:table-cell>
          <table:table-cell table:style-name="ce47"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table:style-name="ce47" office:value-type="string" calcext:value-type="string">
            <text:p>15:57:11</text:p>
          </table:table-cell>
          <table:table-cell table:formula="of:=MID([.I7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11" office:value-type="string" calcext:value-type="string">
            <text:p>2021:11:21</text:p>
          </table:table-cell>
          <table:table-cell/>
          <table:table-cell office:value-type="string" calcext:value-type="string">
            <text:p>IMG_2392.jpg</text:p>
          </table:table-cell>
          <table:table-cell table:style-name="ce47" office:value-type="string" calcext:value-type="string">
            <text:p>16:02:09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table:style-name="ce47" office:value-type="string" calcext:value-type="string">
            <text:p>15:57:10</text:p>
          </table:table-cell>
          <table:table-cell table:formula="of:=MID([.I7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11" office:value-type="string" calcext:value-type="string">
            <text:p>2021:11:22</text:p>
          </table:table-cell>
          <table:table-cell/>
          <table:table-cell office:value-type="string" calcext:value-type="string">
            <text:p>IMG_2393.jpg</text:p>
          </table:table-cell>
          <table:table-cell table:style-name="ce47" office:value-type="string" calcext:value-type="string">
            <text:p>15:02:08</text:p>
          </table:table-cell>
          <table:table-cell table:formula="of:=MID([.E7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table:style-name="ce47" office:value-type="string" calcext:value-type="string">
            <text:p>14:57:09</text:p>
          </table:table-cell>
          <table:table-cell table:formula="of:=MID([.I7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11" office:value-type="string" calcext:value-type="string">
            <text:p>2021:11:23</text:p>
          </table:table-cell>
          <table:table-cell/>
          <table:table-cell office:value-type="string" calcext:value-type="string">
            <text:p>IMG_2395.jpg</text:p>
          </table:table-cell>
          <table:table-cell table:style-name="ce47"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table:style-name="ce47" office:value-type="string" calcext:value-type="string">
            <text:p>14:57:08</text:p>
          </table:table-cell>
          <table:table-cell table:formula="of:=MID([.I7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11" office:value-type="string" calcext:value-type="string">
            <text:p>2021:11:24</text:p>
          </table:table-cell>
          <table:table-cell/>
          <table:table-cell office:value-type="string" calcext:value-type="string">
            <text:p>IMG_2397.jpg</text:p>
          </table:table-cell>
          <table:table-cell table:style-name="ce47" office:value-type="string" calcext:value-type="string">
            <text:p>15:02:07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table:style-name="ce47" office:value-type="string" calcext:value-type="string">
            <text:p>14:57:06</text:p>
          </table:table-cell>
          <table:table-cell table:formula="of:=MID([.I8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11" office:value-type="string" calcext:value-type="string">
            <text:p>2021:11:26</text:p>
          </table:table-cell>
          <table:table-cell/>
          <table:table-cell office:value-type="string" calcext:value-type="string">
            <text:p>IMG_2399.jpg</text:p>
          </table:table-cell>
          <table:table-cell table:style-name="ce47" office:value-type="string" calcext:value-type="string">
            <text:p>15:02:06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table:style-name="ce47" office:value-type="string" calcext:value-type="string">
            <text:p>14:57:03</text:p>
          </table:table-cell>
          <table:table-cell table:formula="of:=MID([.I8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11" office:value-type="string" calcext:value-type="string">
            <text:p>2021:11:27</text:p>
          </table:table-cell>
          <table:table-cell/>
          <table:table-cell office:value-type="string" calcext:value-type="string">
            <text:p>IMG_2401.jpg</text:p>
          </table:table-cell>
          <table:table-cell table:style-name="ce47" office:value-type="string" calcext:value-type="string">
            <text:p>15:02:05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table:style-name="ce47" office:value-type="string" calcext:value-type="string">
            <text:p>14:57:01</text:p>
          </table:table-cell>
          <table:table-cell table:formula="of:=MID([.I8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11" office:value-type="string" calcext:value-type="string">
            <text:p>2021:11:28</text:p>
          </table:table-cell>
          <table:table-cell/>
          <table:table-cell office:value-type="string" calcext:value-type="string">
            <text:p>IMG_2404.jpg</text:p>
          </table:table-cell>
          <table:table-cell table:style-name="ce47" office:value-type="string" calcext:value-type="string">
            <text:p>16:02:03</text:p>
          </table:table-cell>
          <table:table-cell table:formula="of:=MID([.E8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table:style-name="ce47" office:value-type="string" calcext:value-type="string">
            <text:p>15:56:59</text:p>
          </table:table-cell>
          <table:table-cell table:formula="of:=MID([.I8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11" office:value-type="string" calcext:value-type="string">
            <text:p>2021:11:29</text:p>
          </table:table-cell>
          <table:table-cell/>
          <table:table-cell office:value-type="string" calcext:value-type="string">
            <text:p>IMG_2406.jpg</text:p>
          </table:table-cell>
          <table:table-cell table:style-name="ce47" office:value-type="string" calcext:value-type="string">
            <text:p>16:02:02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table:style-name="ce47" office:value-type="string" calcext:value-type="string">
            <text:p>15:56:56</text:p>
          </table:table-cell>
          <table:table-cell table:formula="of:=MID([.I8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11" office:value-type="string" calcext:value-type="string">
            <text:p>2021:12:01</text:p>
          </table:table-cell>
          <table:table-cell/>
          <table:table-cell office:value-type="string" calcext:value-type="string">
            <text:p>IMG_2407.jpg</text:p>
          </table:table-cell>
          <table:table-cell table:style-name="ce47" office:value-type="string" calcext:value-type="string">
            <text:p>15:02:00</text:p>
          </table:table-cell>
          <table:table-cell table:formula="of:=MID([.E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table:style-name="ce47" office:value-type="string" calcext:value-type="string">
            <text:p>14:56:53</text:p>
          </table:table-cell>
          <table:table-cell table:formula="of:=MID([.I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11" office:value-type="string" calcext:value-type="string">
            <text:p>2021:12:03</text:p>
          </table:table-cell>
          <table:table-cell/>
          <table:table-cell office:value-type="string" calcext:value-type="string">
            <text:p>IMG_2409.jpg</text:p>
          </table:table-cell>
          <table:table-cell table:style-name="ce47" office:value-type="string" calcext:value-type="string">
            <text:p>15:01:58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table:style-name="ce47" office:value-type="string" calcext:value-type="string">
            <text:p>14:56:49</text:p>
          </table:table-cell>
          <table:table-cell table:formula="of:=MID([.I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11" office:value-type="string" calcext:value-type="string">
            <text:p>2021:12:14</text:p>
          </table:table-cell>
          <table:table-cell/>
          <table:table-cell office:value-type="string" calcext:value-type="string">
            <text:p>IMG_2414.jpg</text:p>
          </table:table-cell>
          <table:table-cell table:style-name="ce47" office:value-type="string" calcext:value-type="string">
            <text:p>16:01:45</text:p>
          </table:table-cell>
          <table:table-cell table:formula="of:=MID([.E8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table:style-name="ce47" office:value-type="string" calcext:value-type="string">
            <text:p>15:56:27</text:p>
          </table:table-cell>
          <table:table-cell table:formula="of:=MID([.I8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11" office:value-type="string" calcext:value-type="string">
            <text:p>2021:12:23</text:p>
          </table:table-cell>
          <table:table-cell/>
          <table:table-cell office:value-type="string" calcext:value-type="string">
            <text:p>IMG_2415.jpg</text:p>
          </table:table-cell>
          <table:table-cell table:style-name="ce47" office:value-type="string" calcext:value-type="string">
            <text:p>15:01:42</text:p>
          </table:table-cell>
          <table:table-cell table:formula="of:=MID([.E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table:style-name="ce47" office:value-type="string" calcext:value-type="string">
            <text:p>14:56:16</text:p>
          </table:table-cell>
          <table:table-cell table:formula="of:=MID([.I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11" office:value-type="string" calcext:value-type="string">
            <text:p>2021:12:24</text:p>
          </table:table-cell>
          <table:table-cell/>
          <table:table-cell office:value-type="string" calcext:value-type="string">
            <text:p>IMG_2417.jpg</text:p>
          </table:table-cell>
          <table:table-cell table:style-name="ce47" office:value-type="string" calcext:value-type="string">
            <text:p>15:01:41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table:style-name="ce47" office:value-type="string" calcext:value-type="string">
            <text:p>14:56:14</text:p>
          </table:table-cell>
          <table:table-cell table:formula="of:=MID([.I8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11" office:value-type="string" calcext:value-type="string">
            <text:p>2021:12:26</text:p>
          </table:table-cell>
          <table:table-cell/>
          <table:table-cell office:value-type="string" calcext:value-type="string">
            <text:p>IMG_2419.jpg</text:p>
          </table:table-cell>
          <table:table-cell table:style-name="ce47" office:value-type="string" calcext:value-type="string">
            <text:p>15:01:40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table:style-name="ce47" office:value-type="string" calcext:value-type="string">
            <text:p>14:56:11</text:p>
          </table:table-cell>
          <table:table-cell table:formula="of:=MID([.I9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11" office:value-type="string" calcext:value-type="string">
            <text:p>2022:01:03</text:p>
          </table:table-cell>
          <table:table-cell/>
          <table:table-cell office:value-type="string" calcext:value-type="string">
            <text:p>IMG_2423.jpg</text:p>
          </table:table-cell>
          <table:table-cell table:style-name="ce47" office:value-type="string" calcext:value-type="string">
            <text:p>15:01:39</text:p>
          </table:table-cell>
          <table:table-cell table:formula="of:=MID([.E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table:style-name="ce47" office:value-type="string" calcext:value-type="string">
            <text:p>14:56:03</text:p>
          </table:table-cell>
          <table:table-cell table:formula="of:=MID([.I9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11" office:value-type="string" calcext:value-type="string">
            <text:p>2022:01:04</text:p>
          </table:table-cell>
          <table:table-cell/>
          <table:table-cell office:value-type="string" calcext:value-type="string">
            <text:p>IMG_2426.jpg</text:p>
          </table:table-cell>
          <table:table-cell table:style-name="ce47" office:value-type="string" calcext:value-type="string">
            <text:p>16:01:39</text:p>
          </table:table-cell>
          <table:table-cell table:formula="of:=MID([.E9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table:style-name="ce47" office:value-type="string" calcext:value-type="string">
            <text:p>15:56:02</text:p>
          </table:table-cell>
          <table:table-cell table:formula="of:=MID([.I9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11" office:value-type="string" calcext:value-type="string">
            <text:p>2022:01:05</text:p>
          </table:table-cell>
          <table:table-cell/>
          <table:table-cell office:value-type="string" calcext:value-type="string">
            <text:p>IMG_2428.jpg</text:p>
          </table:table-cell>
          <table:table-cell table:style-name="ce47" office:value-type="string" calcext:value-type="string">
            <text:p>16:01:38</text:p>
          </table:table-cell>
          <table:table-cell table:formula="of:=MID([.E9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table:style-name="ce47" office:value-type="string" calcext:value-type="string">
            <text:p>15:56:00</text:p>
          </table:table-cell>
          <table:table-cell table:formula="of:=MID([.I9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11" office:value-type="string" calcext:value-type="string">
            <text:p>2022:01:10</text:p>
          </table:table-cell>
          <table:table-cell/>
          <table:table-cell office:value-type="string" calcext:value-type="string">
            <text:p>IMG_2430.jpg</text:p>
          </table:table-cell>
          <table:table-cell table:style-name="ce47" office:value-type="string" calcext:value-type="string">
            <text:p>16:01:32</text:p>
          </table:table-cell>
          <table:table-cell table:formula="of:=MID([.E9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table:style-name="ce47" office:value-type="string" calcext:value-type="string">
            <text:p>15:55:49</text:p>
          </table:table-cell>
          <table:table-cell table:formula="of:=MID([.I9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1" office:value-type="string" calcext:value-type="string">
            <text:p>2022:01:17</text:p>
          </table:table-cell>
          <table:table-cell/>
          <table:table-cell office:value-type="string" calcext:value-type="string">
            <text:p>IMG_2432.jpg</text:p>
          </table:table-cell>
          <table:table-cell table:style-name="ce47" office:value-type="string" calcext:value-type="string">
            <text:p>16:01:28</text:p>
          </table:table-cell>
          <table:table-cell table:formula="of:=MID([.E9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table:style-name="ce47" office:value-type="string" calcext:value-type="string">
            <text:p>15:55:41</text:p>
          </table:table-cell>
          <table:table-cell table:formula="of:=MID([.I9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11" office:value-type="string" calcext:value-type="string">
            <text:p>2022:01:19</text:p>
          </table:table-cell>
          <table:table-cell/>
          <table:table-cell office:value-type="string" calcext:value-type="string">
            <text:p>IMG_2434.jpg</text:p>
          </table:table-cell>
          <table:table-cell table:style-name="ce47" office:value-type="string" calcext:value-type="string">
            <text:p>16:01:27</text:p>
          </table:table-cell>
          <table:table-cell table:formula="of:=MID([.E9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table:style-name="ce47" office:value-type="string" calcext:value-type="string">
            <text:p>15:55:38</text:p>
          </table:table-cell>
          <table:table-cell table:formula="of:=MID([.I9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11" office:value-type="string" calcext:value-type="string">
            <text:p>2022:01:20</text:p>
          </table:table-cell>
          <table:table-cell/>
          <table:table-cell office:value-type="string" calcext:value-type="string">
            <text:p>IMG_2436.jpg</text:p>
          </table:table-cell>
          <table:table-cell table:style-name="ce47" office:value-type="string" calcext:value-type="string">
            <text:p>16:01:26</text:p>
          </table:table-cell>
          <table:table-cell table:formula="of:=MID([.E9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table:style-name="ce47" office:value-type="string" calcext:value-type="string">
            <text:p>15:55:37</text:p>
          </table:table-cell>
          <table:table-cell table:formula="of:=MID([.I9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11" office:value-type="string" calcext:value-type="string">
            <text:p>2022:01:21</text:p>
          </table:table-cell>
          <table:table-cell/>
          <table:table-cell office:value-type="string" calcext:value-type="string">
            <text:p>IMG_2438.jpg</text:p>
          </table:table-cell>
          <table:table-cell table:style-name="ce47" office:value-type="string" calcext:value-type="string">
            <text:p>16:01:25</text:p>
          </table:table-cell>
          <table:table-cell table:formula="of:=MID([.E9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table:style-name="ce47" office:value-type="string" calcext:value-type="string">
            <text:p>15:55:35</text:p>
          </table:table-cell>
          <table:table-cell table:formula="of:=MID([.I9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11" office:value-type="string" calcext:value-type="string">
            <text:p>2022:01:22</text:p>
          </table:table-cell>
          <table:table-cell/>
          <table:table-cell office:value-type="string" calcext:value-type="string">
            <text:p>IMG_2440.jpg</text:p>
          </table:table-cell>
          <table:table-cell table:style-name="ce47" office:value-type="string" calcext:value-type="string">
            <text:p>16:01:24</text:p>
          </table:table-cell>
          <table:table-cell table:formula="of:=MID([.E9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table:style-name="ce47" office:value-type="string" calcext:value-type="string">
            <text:p>15:55:33</text:p>
          </table:table-cell>
          <table:table-cell table:formula="of:=MID([.I9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11" office:value-type="string" calcext:value-type="string">
            <text:p>2022:01:23</text:p>
          </table:table-cell>
          <table:table-cell/>
          <table:table-cell office:value-type="string" calcext:value-type="string">
            <text:p>IMG_2442.jpg</text:p>
          </table:table-cell>
          <table:table-cell table:style-name="ce47" office:value-type="string" calcext:value-type="string">
            <text:p>16:01:23</text:p>
          </table:table-cell>
          <table:table-cell table:formula="of:=MID([.E10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table:style-name="ce47" office:value-type="string" calcext:value-type="string">
            <text:p>15:55:32</text:p>
          </table:table-cell>
          <table:table-cell table:formula="of:=MID([.I10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11" office:value-type="string" calcext:value-type="string">
            <text:p>2022:01:24</text:p>
          </table:table-cell>
          <table:table-cell/>
          <table:table-cell office:value-type="string" calcext:value-type="string">
            <text:p>IMG_2444.jpg</text:p>
          </table:table-cell>
          <table:table-cell table:style-name="ce47" office:value-type="string" calcext:value-type="string">
            <text:p>16:01:23</text:p>
          </table:table-cell>
          <table:table-cell table:formula="of:=MID([.E10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table:style-name="ce47" office:value-type="string" calcext:value-type="string">
            <text:p>15:55:31</text:p>
          </table:table-cell>
          <table:table-cell table:formula="of:=MID([.I10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2022:01:25</text:p>
          </table:table-cell>
          <table:table-cell/>
          <table:table-cell office:value-type="string" calcext:value-type="string">
            <text:p>IMG_2446.jpg</text:p>
          </table:table-cell>
          <table:table-cell table:style-name="ce47" office:value-type="string" calcext:value-type="string">
            <text:p>16:01:23</text:p>
          </table:table-cell>
          <table:table-cell table:formula="of:=MID([.E10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table:style-name="ce47" office:value-type="string" calcext:value-type="string">
            <text:p>15:55:30</text:p>
          </table:table-cell>
          <table:table-cell table:formula="of:=MID([.I10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11" office:value-type="string" calcext:value-type="string">
            <text:p>2022:01:26</text:p>
          </table:table-cell>
          <table:table-cell/>
          <table:table-cell office:value-type="string" calcext:value-type="string">
            <text:p>IMG_2448.jpg</text:p>
          </table:table-cell>
          <table:table-cell table:style-name="ce47" office:value-type="string" calcext:value-type="string">
            <text:p>16:01:23</text:p>
          </table:table-cell>
          <table:table-cell table:formula="of:=MID([.E10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table:style-name="ce47" office:value-type="string" calcext:value-type="string">
            <text:p>15:55:29</text:p>
          </table:table-cell>
          <table:table-cell table:formula="of:=MID([.I10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11" office:value-type="string" calcext:value-type="string">
            <text:p>2022:01:27</text:p>
          </table:table-cell>
          <table:table-cell/>
          <table:table-cell office:value-type="string" calcext:value-type="string">
            <text:p>IMG_2450.jpg</text:p>
          </table:table-cell>
          <table:table-cell table:style-name="ce47" office:value-type="string" calcext:value-type="string">
            <text:p>16:01:23</text:p>
          </table:table-cell>
          <table:table-cell table:formula="of:=MID([.E10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table:style-name="ce47" office:value-type="string" calcext:value-type="string">
            <text:p>15:55:28</text:p>
          </table:table-cell>
          <table:table-cell table:formula="of:=MID([.I10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11" office:value-type="string" calcext:value-type="string">
            <text:p>2022:01:28</text:p>
          </table:table-cell>
          <table:table-cell/>
          <table:table-cell office:value-type="string" calcext:value-type="string">
            <text:p>IMG_2452.jpg</text:p>
          </table:table-cell>
          <table:table-cell table:style-name="ce47" office:value-type="string" calcext:value-type="string">
            <text:p>16:01:23</text:p>
          </table:table-cell>
          <table:table-cell table:formula="of:=MID([.E10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table:style-name="ce47" office:value-type="string" calcext:value-type="string">
            <text:p>15:55:27</text:p>
          </table:table-cell>
          <table:table-cell table:formula="of:=MID([.I10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1" office:value-type="string" calcext:value-type="string">
            <text:p>2022:01:29</text:p>
          </table:table-cell>
          <table:table-cell/>
          <table:table-cell office:value-type="string" calcext:value-type="string">
            <text:p>IMG_2454.jpg</text:p>
          </table:table-cell>
          <table:table-cell table:style-name="ce47" office:value-type="string" calcext:value-type="string">
            <text:p>16:01:23</text:p>
          </table:table-cell>
          <table:table-cell table:formula="of:=MID([.E10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table:style-name="ce47" office:value-type="string" calcext:value-type="string">
            <text:p>15:55:26</text:p>
          </table:table-cell>
          <table:table-cell table:formula="of:=MID([.I10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11" office:value-type="string" calcext:value-type="string">
            <text:p>2022:01:30</text:p>
          </table:table-cell>
          <table:table-cell/>
          <table:table-cell office:value-type="string" calcext:value-type="string">
            <text:p>IMG_2456.jpg</text:p>
          </table:table-cell>
          <table:table-cell table:style-name="ce47" office:value-type="string" calcext:value-type="string">
            <text:p>16:01:23</text:p>
          </table:table-cell>
          <table:table-cell table:formula="of:=MID([.E10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table:style-name="ce47" office:value-type="string" calcext:value-type="string">
            <text:p>15:55:26</text:p>
          </table:table-cell>
          <table:table-cell table:formula="of:=MID([.I10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11" office:value-type="string" calcext:value-type="string">
            <text:p>2022:01:31</text:p>
          </table:table-cell>
          <table:table-cell/>
          <table:table-cell office:value-type="string" calcext:value-type="string">
            <text:p>IMG_2457.jpg</text:p>
          </table:table-cell>
          <table:table-cell table:style-name="ce47" office:value-type="string" calcext:value-type="string">
            <text:p>15:01:24</text:p>
          </table:table-cell>
          <table:table-cell table:formula="of:=MID([.E10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table:style-name="ce47" office:value-type="string" calcext:value-type="string">
            <text:p>14:55:25</text:p>
          </table:table-cell>
          <table:table-cell table:formula="of:=MID([.I10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11" office:value-type="string" calcext:value-type="string">
            <text:p>2022:02:01</text:p>
          </table:table-cell>
          <table:table-cell/>
          <table:table-cell office:value-type="string" calcext:value-type="string">
            <text:p>IMG_2460.jpg</text:p>
          </table:table-cell>
          <table:table-cell table:style-name="ce47" office:value-type="string" calcext:value-type="string">
            <text:p>16:01:23</text:p>
          </table:table-cell>
          <table:table-cell table:formula="of:=MID([.E10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table:style-name="ce47" office:value-type="string" calcext:value-type="string">
            <text:p>15:55:23</text:p>
          </table:table-cell>
          <table:table-cell table:formula="of:=MID([.I10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11" office:value-type="string" calcext:value-type="string">
            <text:p>2022:02:02</text:p>
          </table:table-cell>
          <table:table-cell/>
          <table:table-cell office:value-type="string" calcext:value-type="string">
            <text:p>IMG_2461.jpg</text:p>
          </table:table-cell>
          <table:table-cell table:style-name="ce47" office:value-type="string" calcext:value-type="string">
            <text:p>15:01:23</text:p>
          </table:table-cell>
          <table:table-cell table:formula="of:=MID([.E11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table:style-name="ce47" office:value-type="string" calcext:value-type="string">
            <text:p>14:55:22</text:p>
          </table:table-cell>
          <table:table-cell table:formula="of:=MID([.I11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11" office:value-type="string" calcext:value-type="string">
            <text:p>2022:02:03</text:p>
          </table:table-cell>
          <table:table-cell/>
          <table:table-cell office:value-type="string" calcext:value-type="string">
            <text:p>IMG_2464.jpg</text:p>
          </table:table-cell>
          <table:table-cell table:style-name="ce47" office:value-type="string" calcext:value-type="string">
            <text:p>16:01:23</text:p>
          </table:table-cell>
          <table:table-cell table:formula="of:=MID([.E1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table:style-name="ce47" office:value-type="string" calcext:value-type="string">
            <text:p>15:55:21</text:p>
          </table:table-cell>
          <table:table-cell table:formula="of:=MID([.I11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11" office:value-type="string" calcext:value-type="string">
            <text:p>2022:02:04</text:p>
          </table:table-cell>
          <table:table-cell/>
          <table:table-cell office:value-type="string" calcext:value-type="string">
            <text:p>IMG_2466.jpg</text:p>
          </table:table-cell>
          <table:table-cell table:style-name="ce47" office:value-type="string" calcext:value-type="string">
            <text:p>16:01:23</text:p>
          </table:table-cell>
          <table:table-cell table:formula="of:=MID([.E1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table:style-name="ce47" office:value-type="string" calcext:value-type="string">
            <text:p>15:55:20</text:p>
          </table:table-cell>
          <table:table-cell table:formula="of:=MID([.I11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11" office:value-type="string" calcext:value-type="string">
            <text:p>2022:02:05</text:p>
          </table:table-cell>
          <table:table-cell/>
          <table:table-cell office:value-type="string" calcext:value-type="string">
            <text:p>IMG_2468.jpg</text:p>
          </table:table-cell>
          <table:table-cell table:style-name="ce47" office:value-type="string" calcext:value-type="string">
            <text:p>16:01:23</text:p>
          </table:table-cell>
          <table:table-cell table:formula="of:=MID([.E1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table:style-name="ce47" office:value-type="string" calcext:value-type="string">
            <text:p>15:55:19</text:p>
          </table:table-cell>
          <table:table-cell table:formula="of:=MID([.I11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11" office:value-type="string" calcext:value-type="string">
            <text:p>2022:02:06</text:p>
          </table:table-cell>
          <table:table-cell/>
          <table:table-cell office:value-type="string" calcext:value-type="string">
            <text:p>IMG_2469.jpg</text:p>
          </table:table-cell>
          <table:table-cell table:style-name="ce47" office:value-type="string" calcext:value-type="string">
            <text:p>15:01:22</text:p>
          </table:table-cell>
          <table:table-cell table:formula="of:=MID([.E11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table:style-name="ce47" office:value-type="string" calcext:value-type="string">
            <text:p>14:55:18</text:p>
          </table:table-cell>
          <table:table-cell table:formula="of:=MID([.I11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11" office:value-type="string" calcext:value-type="string">
            <text:p>2022:02:07</text:p>
          </table:table-cell>
          <table:table-cell/>
          <table:table-cell office:value-type="string" calcext:value-type="string">
            <text:p>IMG_2472.jpg</text:p>
          </table:table-cell>
          <table:table-cell table:style-name="ce47" office:value-type="string" calcext:value-type="string">
            <text:p>16:01:22</text:p>
          </table:table-cell>
          <table:table-cell table:formula="of:=MID([.E1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table:style-name="ce47" office:value-type="string" calcext:value-type="string">
            <text:p>15:55:16</text:p>
          </table:table-cell>
          <table:table-cell table:formula="of:=MID([.I11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11" office:value-type="string" calcext:value-type="string">
            <text:p>2022:02:08</text:p>
          </table:table-cell>
          <table:table-cell/>
          <table:table-cell office:value-type="string" calcext:value-type="string">
            <text:p>IMG_2474.jpg</text:p>
          </table:table-cell>
          <table:table-cell table:style-name="ce47" office:value-type="string" calcext:value-type="string">
            <text:p>16:01:22</text:p>
          </table:table-cell>
          <table:table-cell table:formula="of:=MID([.E1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table:style-name="ce47" office:value-type="string" calcext:value-type="string">
            <text:p>15:55:15</text:p>
          </table:table-cell>
          <table:table-cell table:formula="of:=MID([.I11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11" office:value-type="string" calcext:value-type="string">
            <text:p>2022:02:09</text:p>
          </table:table-cell>
          <table:table-cell/>
          <table:table-cell office:value-type="string" calcext:value-type="string">
            <text:p>IMG_2476.jpg</text:p>
          </table:table-cell>
          <table:table-cell table:style-name="ce47" office:value-type="string" calcext:value-type="string">
            <text:p>16:01:22</text:p>
          </table:table-cell>
          <table:table-cell table:formula="of:=MID([.E1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table:style-name="ce47" office:value-type="string" calcext:value-type="string">
            <text:p>15:55:14</text:p>
          </table:table-cell>
          <table:table-cell table:formula="of:=MID([.I11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11" office:value-type="string" calcext:value-type="string">
            <text:p>2022:02:10</text:p>
          </table:table-cell>
          <table:table-cell/>
          <table:table-cell office:value-type="string" calcext:value-type="string">
            <text:p>IMG_2478.jpg</text:p>
          </table:table-cell>
          <table:table-cell table:style-name="ce47" office:value-type="string" calcext:value-type="string">
            <text:p>16:01:22</text:p>
          </table:table-cell>
          <table:table-cell table:formula="of:=MID([.E1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table:style-name="ce47" office:value-type="string" calcext:value-type="string">
            <text:p>15:55:13</text:p>
          </table:table-cell>
          <table:table-cell table:formula="of:=MID([.I11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11" office:value-type="string" calcext:value-type="string">
            <text:p>2022:02:11</text:p>
          </table:table-cell>
          <table:table-cell/>
          <table:table-cell office:value-type="string" calcext:value-type="string">
            <text:p>IMG_2479.jpg</text:p>
          </table:table-cell>
          <table:table-cell table:style-name="ce47" office:value-type="string" calcext:value-type="string">
            <text:p>15:01:22</text:p>
          </table:table-cell>
          <table:table-cell table:formula="of:=MID([.E11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table:style-name="ce47" office:value-type="string" calcext:value-type="string">
            <text:p>14:55:12</text:p>
          </table:table-cell>
          <table:table-cell table:formula="of:=MID([.I11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11" office:value-type="string" calcext:value-type="string">
            <text:p>2022:02:12</text:p>
          </table:table-cell>
          <table:table-cell/>
          <table:table-cell office:value-type="string" calcext:value-type="string">
            <text:p>IMG_2482.jpg</text:p>
          </table:table-cell>
          <table:table-cell table:style-name="ce47" office:value-type="string" calcext:value-type="string">
            <text:p>16:01:21</text:p>
          </table:table-cell>
          <table:table-cell table:formula="of:=MID([.E12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table:style-name="ce47" office:value-type="string" calcext:value-type="string">
            <text:p>15:55:10</text:p>
          </table:table-cell>
          <table:table-cell table:formula="of:=MID([.I12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11" office:value-type="string" calcext:value-type="string">
            <text:p>2022:02:13</text:p>
          </table:table-cell>
          <table:table-cell/>
          <table:table-cell office:value-type="string" calcext:value-type="string">
            <text:p>IMG_2484.jpg</text:p>
          </table:table-cell>
          <table:table-cell table:style-name="ce47" office:value-type="string" calcext:value-type="string">
            <text:p>16:01:20</text:p>
          </table:table-cell>
          <table:table-cell table:formula="of:=MID([.E12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table:style-name="ce47" office:value-type="string" calcext:value-type="string">
            <text:p>15:55:08</text:p>
          </table:table-cell>
          <table:table-cell table:formula="of:=MID([.I12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11" office:value-type="string" calcext:value-type="string">
            <text:p>2022:02:14</text:p>
          </table:table-cell>
          <table:table-cell/>
          <table:table-cell office:value-type="string" calcext:value-type="string">
            <text:p>IMG_2485.jpg</text:p>
          </table:table-cell>
          <table:table-cell table:style-name="ce47" office:value-type="string" calcext:value-type="string">
            <text:p>15:01:19</text:p>
          </table:table-cell>
          <table:table-cell table:formula="of:=MID([.E1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table:style-name="ce47" office:value-type="string" calcext:value-type="string">
            <text:p>14:55:06</text:p>
          </table:table-cell>
          <table:table-cell table:formula="of:=MID([.I12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11" office:value-type="string" calcext:value-type="string">
            <text:p>2022:02:15</text:p>
          </table:table-cell>
          <table:table-cell/>
          <table:table-cell office:value-type="string" calcext:value-type="string">
            <text:p>IMG_2488.jpg</text:p>
          </table:table-cell>
          <table:table-cell table:style-name="ce47" office:value-type="string" calcext:value-type="string">
            <text:p>16:01:18</text:p>
          </table:table-cell>
          <table:table-cell table:formula="of:=MID([.E1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table:style-name="ce47" office:value-type="string" calcext:value-type="string">
            <text:p>15:55:04</text:p>
          </table:table-cell>
          <table:table-cell table:formula="of:=MID([.I12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11" office:value-type="string" calcext:value-type="string">
            <text:p>2022:02:16</text:p>
          </table:table-cell>
          <table:table-cell/>
          <table:table-cell office:value-type="string" calcext:value-type="string">
            <text:p>IMG_2489.jpg</text:p>
          </table:table-cell>
          <table:table-cell table:style-name="ce47" office:value-type="string" calcext:value-type="string">
            <text:p>15:01:17</text:p>
          </table:table-cell>
          <table:table-cell table:formula="of:=MID([.E12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table:style-name="ce47" office:value-type="string" calcext:value-type="string">
            <text:p>14:55:02</text:p>
          </table:table-cell>
          <table:table-cell table:formula="of:=MID([.I12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11" office:value-type="string" calcext:value-type="string">
            <text:p>2022:02:17</text:p>
          </table:table-cell>
          <table:table-cell/>
          <table:table-cell office:value-type="string" calcext:value-type="string">
            <text:p>IMG_2491.jpg</text:p>
          </table:table-cell>
          <table:table-cell table:style-name="ce47" office:value-type="string" calcext:value-type="string">
            <text:p>15:01:18</text:p>
          </table:table-cell>
          <table:table-cell table:formula="of:=MID([.E1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table:style-name="ce47" office:value-type="string" calcext:value-type="string">
            <text:p>14:55:02</text:p>
          </table:table-cell>
          <table:table-cell table:formula="of:=MID([.I12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11" office:value-type="string" calcext:value-type="string">
            <text:p>2022:02:19</text:p>
          </table:table-cell>
          <table:table-cell/>
          <table:table-cell office:value-type="string" calcext:value-type="string">
            <text:p>IMG_2495.jpg</text:p>
          </table:table-cell>
          <table:table-cell table:style-name="ce47" office:value-type="string" calcext:value-type="string">
            <text:p>15:01:18</text:p>
          </table:table-cell>
          <table:table-cell table:formula="of:=MID([.E1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table:style-name="ce47" office:value-type="string" calcext:value-type="string">
            <text:p>14:55:00</text:p>
          </table:table-cell>
          <table:table-cell table:formula="of:=MID([.I12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11" office:value-type="string" calcext:value-type="string">
            <text:p>2022:02:20</text:p>
          </table:table-cell>
          <table:table-cell/>
          <table:table-cell office:value-type="string" calcext:value-type="string">
            <text:p>IMG_2498.jpg</text:p>
          </table:table-cell>
          <table:table-cell table:style-name="ce47" office:value-type="string" calcext:value-type="string">
            <text:p>16:01:18</text:p>
          </table:table-cell>
          <table:table-cell table:formula="of:=MID([.E1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table:style-name="ce47" office:value-type="string" calcext:value-type="string">
            <text:p>15:54:59</text:p>
          </table:table-cell>
          <table:table-cell table:formula="of:=MID([.I12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11" office:value-type="string" calcext:value-type="string">
            <text:p>2022:02:21</text:p>
          </table:table-cell>
          <table:table-cell/>
          <table:table-cell office:value-type="string" calcext:value-type="string">
            <text:p>IMG_2500.jpg</text:p>
          </table:table-cell>
          <table:table-cell table:style-name="ce47" office:value-type="string" calcext:value-type="string">
            <text:p>16:01:18</text:p>
          </table:table-cell>
          <table:table-cell table:formula="of:=MID([.E1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table:style-name="ce47" office:value-type="string" calcext:value-type="string">
            <text:p>15:54:57</text:p>
          </table:table-cell>
          <table:table-cell table:formula="of:=MID([.I12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11" office:value-type="string" calcext:value-type="string">
            <text:p>2022:02:22</text:p>
          </table:table-cell>
          <table:table-cell/>
          <table:table-cell office:value-type="string" calcext:value-type="string">
            <text:p>IMG_2501.jpg</text:p>
          </table:table-cell>
          <table:table-cell table:style-name="ce47" office:value-type="string" calcext:value-type="string">
            <text:p>15:01:17</text:p>
          </table:table-cell>
          <table:table-cell table:formula="of:=MID([.E12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table:style-name="ce47" office:value-type="string" calcext:value-type="string">
            <text:p>14:54:56</text:p>
          </table:table-cell>
          <table:table-cell table:formula="of:=MID([.I12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11" office:value-type="string" calcext:value-type="string">
            <text:p>2022:02:24</text:p>
          </table:table-cell>
          <table:table-cell/>
          <table:table-cell office:value-type="string" calcext:value-type="string">
            <text:p>IMG_2505.jpg</text:p>
          </table:table-cell>
          <table:table-cell table:style-name="ce47" office:value-type="string" calcext:value-type="string">
            <text:p>15:01:17</text:p>
          </table:table-cell>
          <table:table-cell table:formula="of:=MID([.E1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table:style-name="ce47" office:value-type="string" calcext:value-type="string">
            <text:p>14:54:53</text:p>
          </table:table-cell>
          <table:table-cell table:formula="of:=MID([.I13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11" office:value-type="string" calcext:value-type="string">
            <text:p>2022:02:25</text:p>
          </table:table-cell>
          <table:table-cell/>
          <table:table-cell office:value-type="string" calcext:value-type="string">
            <text:p>IMG_2507.jpg</text:p>
          </table:table-cell>
          <table:table-cell table:style-name="ce47" office:value-type="string" calcext:value-type="string">
            <text:p>15:01:17</text:p>
          </table:table-cell>
          <table:table-cell table:formula="of:=MID([.E1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table:style-name="ce47" office:value-type="string" calcext:value-type="string">
            <text:p>14:54:52</text:p>
          </table:table-cell>
          <table:table-cell table:formula="of:=MID([.I13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11" office:value-type="string" calcext:value-type="string">
            <text:p>2022:02:26</text:p>
          </table:table-cell>
          <table:table-cell/>
          <table:table-cell office:value-type="string" calcext:value-type="string">
            <text:p>IMG_2509.jpg</text:p>
          </table:table-cell>
          <table:table-cell table:style-name="ce47" office:value-type="string" calcext:value-type="string">
            <text:p>15:01:17</text:p>
          </table:table-cell>
          <table:table-cell table:formula="of:=MID([.E1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table:style-name="ce47" office:value-type="string" calcext:value-type="string">
            <text:p>14:54:50</text:p>
          </table:table-cell>
          <table:table-cell table:formula="of:=MID([.I13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11" office:value-type="string" calcext:value-type="string">
            <text:p>2022:02:27</text:p>
          </table:table-cell>
          <table:table-cell/>
          <table:table-cell office:value-type="string" calcext:value-type="string">
            <text:p>IMG_2511.jpg</text:p>
          </table:table-cell>
          <table:table-cell table:style-name="ce47" office:value-type="string" calcext:value-type="string">
            <text:p>15:01:16</text:p>
          </table:table-cell>
          <table:table-cell table:formula="of:=MID([.E1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table:style-name="ce47" office:value-type="string" calcext:value-type="string">
            <text:p>14:54:48</text:p>
          </table:table-cell>
          <table:table-cell table:formula="of:=MID([.I13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11" office:value-type="string" calcext:value-type="string">
            <text:p>2022:02:28</text:p>
          </table:table-cell>
          <table:table-cell/>
          <table:table-cell office:value-type="string" calcext:value-type="string">
            <text:p>IMG_2513.jpg</text:p>
          </table:table-cell>
          <table:table-cell table:style-name="ce47" office:value-type="string" calcext:value-type="string">
            <text:p>15:01:15</text:p>
          </table:table-cell>
          <table:table-cell table:formula="of:=MID([.E1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table:style-name="ce47" office:value-type="string" calcext:value-type="string">
            <text:p>14:54:47</text:p>
          </table:table-cell>
          <table:table-cell table:formula="of:=MID([.I13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11" office:value-type="string" calcext:value-type="string">
            <text:p>2022:03:01</text:p>
          </table:table-cell>
          <table:table-cell/>
          <table:table-cell office:value-type="string" calcext:value-type="string">
            <text:p>IMG_2516.jpg</text:p>
          </table:table-cell>
          <table:table-cell table:style-name="ce47" office:value-type="string" calcext:value-type="string">
            <text:p>16:01:15</text:p>
          </table:table-cell>
          <table:table-cell table:formula="of:=MID([.E13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table:style-name="ce47" office:value-type="string" calcext:value-type="string">
            <text:p>15:54:45</text:p>
          </table:table-cell>
          <table:table-cell table:formula="of:=MID([.I13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11" office:value-type="string" calcext:value-type="string">
            <text:p>2022:03:02</text:p>
          </table:table-cell>
          <table:table-cell/>
          <table:table-cell office:value-type="string" calcext:value-type="string">
            <text:p>IMG_2517.jpg</text:p>
          </table:table-cell>
          <table:table-cell table:style-name="ce47" office:value-type="string" calcext:value-type="string">
            <text:p>15:01:14</text:p>
          </table:table-cell>
          <table:table-cell table:formula="of:=MID([.E1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table:style-name="ce47" office:value-type="string" calcext:value-type="string">
            <text:p>14:54:43</text:p>
          </table:table-cell>
          <table:table-cell table:formula="of:=MID([.I13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11" office:value-type="string" calcext:value-type="string">
            <text:p>2022:03:03</text:p>
          </table:table-cell>
          <table:table-cell/>
          <table:table-cell office:value-type="string" calcext:value-type="string">
            <text:p>IMG_2519.jpg</text:p>
          </table:table-cell>
          <table:table-cell table:style-name="ce47" office:value-type="string" calcext:value-type="string">
            <text:p>15:01:14</text:p>
          </table:table-cell>
          <table:table-cell table:formula="of:=MID([.E1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table:style-name="ce47" office:value-type="string" calcext:value-type="string">
            <text:p>14:54:42</text:p>
          </table:table-cell>
          <table:table-cell table:formula="of:=MID([.I1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11" office:value-type="string" calcext:value-type="string">
            <text:p>2022:03:04</text:p>
          </table:table-cell>
          <table:table-cell/>
          <table:table-cell office:value-type="string" calcext:value-type="string">
            <text:p>IMG_2521.jpg</text:p>
          </table:table-cell>
          <table:table-cell table:style-name="ce47" office:value-type="string" calcext:value-type="string">
            <text:p>15:01:14</text:p>
          </table:table-cell>
          <table:table-cell table:formula="of:=MID([.E1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table:style-name="ce47" office:value-type="string" calcext:value-type="string">
            <text:p>14:54:41</text:p>
          </table:table-cell>
          <table:table-cell table:formula="of:=MID([.I13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11" office:value-type="string" calcext:value-type="string">
            <text:p>2022:03:05</text:p>
          </table:table-cell>
          <table:table-cell/>
          <table:table-cell office:value-type="string" calcext:value-type="string">
            <text:p>IMG_2523.jpg</text:p>
          </table:table-cell>
          <table:table-cell table:style-name="ce47" office:value-type="string" calcext:value-type="string">
            <text:p>15:01:13</text:p>
          </table:table-cell>
          <table:table-cell table:formula="of:=MID([.E1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table:style-name="ce47" office:value-type="string" calcext:value-type="string">
            <text:p>14:54:39</text:p>
          </table:table-cell>
          <table:table-cell table:formula="of:=MID([.I13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11" office:value-type="string" calcext:value-type="string">
            <text:p>2022:03:06</text:p>
          </table:table-cell>
          <table:table-cell/>
          <table:table-cell office:value-type="string" calcext:value-type="string">
            <text:p>IMG_2525.jpg</text:p>
          </table:table-cell>
          <table:table-cell table:style-name="ce47" office:value-type="string" calcext:value-type="string">
            <text:p>15:01:13</text:p>
          </table:table-cell>
          <table:table-cell table:formula="of:=MID([.E1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table:style-name="ce47" office:value-type="string" calcext:value-type="string">
            <text:p>14:54:37</text:p>
          </table:table-cell>
          <table:table-cell table:formula="of:=MID([.I14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11" office:value-type="string" calcext:value-type="string">
            <text:p>2022:03:07</text:p>
          </table:table-cell>
          <table:table-cell/>
          <table:table-cell office:value-type="string" calcext:value-type="string">
            <text:p>IMG_2527.jpg</text:p>
          </table:table-cell>
          <table:table-cell table:style-name="ce47" office:value-type="string" calcext:value-type="string">
            <text:p>15:01:12</text:p>
          </table:table-cell>
          <table:table-cell table:formula="of:=MID([.E1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table:style-name="ce47" office:value-type="string" calcext:value-type="string">
            <text:p>14:54:35</text:p>
          </table:table-cell>
          <table:table-cell table:formula="of:=MID([.I14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11" office:value-type="string" calcext:value-type="string">
            <text:p>2022:03:08</text:p>
          </table:table-cell>
          <table:table-cell/>
          <table:table-cell office:value-type="string" calcext:value-type="string">
            <text:p>IMG_2530.jpg</text:p>
          </table:table-cell>
          <table:table-cell table:style-name="ce47" office:value-type="string" calcext:value-type="string">
            <text:p>16:01:11</text:p>
          </table:table-cell>
          <table:table-cell table:formula="of:=MID([.E14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table:style-name="ce47" office:value-type="string" calcext:value-type="string">
            <text:p>15:54:33</text:p>
          </table:table-cell>
          <table:table-cell table:style-name="ce26" table:formula="of:=MID([.I14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11" office:value-type="string" calcext:value-type="string">
            <text:p>2022:03:10</text:p>
          </table:table-cell>
          <table:table-cell/>
          <table:table-cell office:value-type="string" calcext:value-type="string">
            <text:p>IMG_2533.jpg</text:p>
          </table:table-cell>
          <table:table-cell table:style-name="ce47" office:value-type="string" calcext:value-type="string">
            <text:p>15:01:10</text:p>
          </table:table-cell>
          <table:table-cell table:style-name="ce21" table:formula="of:=MID([.E143];1;2)" office:value-type="string" office:string-value="15" calcext:value-type="string">
            <text:p>15</text:p>
          </table:table-cell>
          <table:table-cell table:style-name="ce51"/>
          <table:table-cell office:value-type="string" calcext:value-type="string">
            <text:p>IMG_1008.jpg</text:p>
          </table:table-cell>
          <table:table-cell table:style-name="ce47" office:value-type="string" calcext:value-type="string">
            <text:p>14:54:30</text:p>
          </table:table-cell>
          <table:table-cell table:formula="of:=MID([.I14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11" office:value-type="string" calcext:value-type="string">
            <text:p>2022:03:14</text:p>
          </table:table-cell>
          <table:table-cell/>
          <table:table-cell office:value-type="string" calcext:value-type="string">
            <text:p>IMG_2541.jpg</text:p>
          </table:table-cell>
          <table:table-cell table:style-name="ce47" office:value-type="string" calcext:value-type="string">
            <text:p>15:01:07</text:p>
          </table:table-cell>
          <table:table-cell table:formula="of:=MID([.E1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table:style-name="ce47" office:value-type="string" calcext:value-type="string">
            <text:p>14:54:22</text:p>
          </table:table-cell>
          <table:table-cell table:formula="of:=MID([.I14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11" office:value-type="string" calcext:value-type="string">
            <text:p>2022:03:15</text:p>
          </table:table-cell>
          <table:table-cell/>
          <table:table-cell office:value-type="string" calcext:value-type="string">
            <text:p>IMG_2544.jpg</text:p>
          </table:table-cell>
          <table:table-cell table:style-name="ce47" office:value-type="string" calcext:value-type="string">
            <text:p>16:01:06</text:p>
          </table:table-cell>
          <table:table-cell table:formula="of:=MID([.E14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table:style-name="ce47" office:value-type="string" calcext:value-type="string">
            <text:p>15:54:21</text:p>
          </table:table-cell>
          <table:table-cell table:formula="of:=MID([.I14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11" office:value-type="string" calcext:value-type="string">
            <text:p>2022:03:16</text:p>
          </table:table-cell>
          <table:table-cell/>
          <table:table-cell office:value-type="string" calcext:value-type="string">
            <text:p>IMG_2546.jpg</text:p>
          </table:table-cell>
          <table:table-cell table:style-name="ce47" office:value-type="string" calcext:value-type="string">
            <text:p>16:01:06</text:p>
          </table:table-cell>
          <table:table-cell table:formula="of:=MID([.E14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table:style-name="ce47" office:value-type="string" calcext:value-type="string">
            <text:p>15:54:19</text:p>
          </table:table-cell>
          <table:table-cell table:formula="of:=MID([.I14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11" office:value-type="string" calcext:value-type="string">
            <text:p>2022:03:18</text:p>
          </table:table-cell>
          <table:table-cell/>
          <table:table-cell office:value-type="string" calcext:value-type="string">
            <text:p>IMG_2549.jpg</text:p>
          </table:table-cell>
          <table:table-cell table:style-name="ce47" office:value-type="string" calcext:value-type="string">
            <text:p>15:01:07</text:p>
          </table:table-cell>
          <table:table-cell table:formula="of:=MID([.E14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table:style-name="ce47" office:value-type="string" calcext:value-type="string">
            <text:p>14:54:17</text:p>
          </table:table-cell>
          <table:table-cell table:formula="of:=MID([.I14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11" office:value-type="string" calcext:value-type="string">
            <text:p>2022:03:19</text:p>
          </table:table-cell>
          <table:table-cell/>
          <table:table-cell office:value-type="string" calcext:value-type="string">
            <text:p>IMG_2551.jpg</text:p>
          </table:table-cell>
          <table:table-cell table:style-name="ce47" office:value-type="string" calcext:value-type="string">
            <text:p>15:01:06</text:p>
          </table:table-cell>
          <table:table-cell table:formula="of:=MID([.E1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table:style-name="ce47" office:value-type="string" calcext:value-type="string">
            <text:p>14:54:16</text:p>
          </table:table-cell>
          <table:table-cell table:formula="of:=MID([.I14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11" office:value-type="string" calcext:value-type="string">
            <text:p>2022:03:20</text:p>
          </table:table-cell>
          <table:table-cell/>
          <table:table-cell office:value-type="string" calcext:value-type="string">
            <text:p>IMG_2553.jpg</text:p>
          </table:table-cell>
          <table:table-cell table:style-name="ce47" office:value-type="string" calcext:value-type="string">
            <text:p>15:01:06</text:p>
          </table:table-cell>
          <table:table-cell table:formula="of:=MID([.E1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table:style-name="ce47" office:value-type="string" calcext:value-type="string">
            <text:p>14:54:14</text:p>
          </table:table-cell>
          <table:table-cell table:formula="of:=MID([.I14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11" office:value-type="string" calcext:value-type="string">
            <text:p>2022:03:21</text:p>
          </table:table-cell>
          <table:table-cell/>
          <table:table-cell office:value-type="string" calcext:value-type="string">
            <text:p>IMG_2555.jpg</text:p>
          </table:table-cell>
          <table:table-cell table:style-name="ce47" office:value-type="string" calcext:value-type="string">
            <text:p>15:01:06</text:p>
          </table:table-cell>
          <table:table-cell table:formula="of:=MID([.E1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table:style-name="ce47" office:value-type="string" calcext:value-type="string">
            <text:p>14:54:13</text:p>
          </table:table-cell>
          <table:table-cell table:formula="of:=MID([.I15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11" office:value-type="string" calcext:value-type="string">
            <text:p>2022:03:22</text:p>
          </table:table-cell>
          <table:table-cell/>
          <table:table-cell office:value-type="string" calcext:value-type="string">
            <text:p>IMG_2557.jpg</text:p>
          </table:table-cell>
          <table:table-cell table:style-name="ce47" office:value-type="string" calcext:value-type="string">
            <text:p>15:01:06</text:p>
          </table:table-cell>
          <table:table-cell table:formula="of:=MID([.E1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table:style-name="ce47" office:value-type="string" calcext:value-type="string">
            <text:p>14:54:11</text:p>
          </table:table-cell>
          <table:table-cell table:formula="of:=MID([.I15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11" office:value-type="string" calcext:value-type="string">
            <text:p>2022:03:23</text:p>
          </table:table-cell>
          <table:table-cell/>
          <table:table-cell office:value-type="string" calcext:value-type="string">
            <text:p>IMG_2559.jpg</text:p>
          </table:table-cell>
          <table:table-cell table:style-name="ce47" office:value-type="string" calcext:value-type="string">
            <text:p>15:01:06</text:p>
          </table:table-cell>
          <table:table-cell table:formula="of:=MID([.E1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table:style-name="ce47" office:value-type="string" calcext:value-type="string">
            <text:p>14:54:10</text:p>
          </table:table-cell>
          <table:table-cell table:formula="of:=MID([.I15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11" office:value-type="string" calcext:value-type="string">
            <text:p>2022:03:24</text:p>
          </table:table-cell>
          <table:table-cell/>
          <table:table-cell office:value-type="string" calcext:value-type="string">
            <text:p>IMG_2561.jpg</text:p>
          </table:table-cell>
          <table:table-cell table:style-name="ce47" office:value-type="string" calcext:value-type="string">
            <text:p>15:01:06</text:p>
          </table:table-cell>
          <table:table-cell table:formula="of:=MID([.E1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table:style-name="ce47" office:value-type="string" calcext:value-type="string">
            <text:p>14:54:09</text:p>
          </table:table-cell>
          <table:table-cell table:formula="of:=MID([.I15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11" office:value-type="string" calcext:value-type="string">
            <text:p>2022:03:25</text:p>
          </table:table-cell>
          <table:table-cell/>
          <table:table-cell office:value-type="string" calcext:value-type="string">
            <text:p>IMG_2563.jpg</text:p>
          </table:table-cell>
          <table:table-cell table:style-name="ce47" office:value-type="string" calcext:value-type="string">
            <text:p>15:01:06</text:p>
          </table:table-cell>
          <table:table-cell table:formula="of:=MID([.E15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table:style-name="ce47" office:value-type="string" calcext:value-type="string">
            <text:p>14:54:08</text:p>
          </table:table-cell>
          <table:table-cell table:formula="of:=MID([.I15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11" office:value-type="string" calcext:value-type="string">
            <text:p>2022:03:26</text:p>
          </table:table-cell>
          <table:table-cell/>
          <table:table-cell office:value-type="string" calcext:value-type="string">
            <text:p>IMG_2565.jpg</text:p>
          </table:table-cell>
          <table:table-cell table:style-name="ce47" office:value-type="string" calcext:value-type="string">
            <text:p>15:01:07</text:p>
          </table:table-cell>
          <table:table-cell table:formula="of:=MID([.E15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table:style-name="ce47" office:value-type="string" calcext:value-type="string">
            <text:p>14:54:08</text:p>
          </table:table-cell>
          <table:table-cell table:formula="of:=MID([.I15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11" office:value-type="string" calcext:value-type="string">
            <text:p>2022:03:27</text:p>
          </table:table-cell>
          <table:table-cell/>
          <table:table-cell office:value-type="string" calcext:value-type="string">
            <text:p>IMG_2567.jpg</text:p>
          </table:table-cell>
          <table:table-cell table:style-name="ce47" office:value-type="string" calcext:value-type="string">
            <text:p>15:01:07</text:p>
          </table:table-cell>
          <table:table-cell table:formula="of:=MID([.E15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table:style-name="ce47" office:value-type="string" calcext:value-type="string">
            <text:p>14:54:07</text:p>
          </table:table-cell>
          <table:table-cell table:formula="of:=MID([.I15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11" office:value-type="string" calcext:value-type="string">
            <text:p>2022:03:28</text:p>
          </table:table-cell>
          <table:table-cell/>
          <table:table-cell office:value-type="string" calcext:value-type="string">
            <text:p>IMG_2569.jpg</text:p>
          </table:table-cell>
          <table:table-cell table:style-name="ce47" office:value-type="string" calcext:value-type="string">
            <text:p>15:01:07</text:p>
          </table:table-cell>
          <table:table-cell table:formula="of:=MID([.E1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table:style-name="ce47" office:value-type="string" calcext:value-type="string">
            <text:p>14:54:06</text:p>
          </table:table-cell>
          <table:table-cell table:formula="of:=MID([.I15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11" office:value-type="string" calcext:value-type="string">
            <text:p>2022:03:29</text:p>
          </table:table-cell>
          <table:table-cell/>
          <table:table-cell office:value-type="string" calcext:value-type="string">
            <text:p>IMG_2571.jpg</text:p>
          </table:table-cell>
          <table:table-cell table:style-name="ce47" office:value-type="string" calcext:value-type="string">
            <text:p>15:01:08</text:p>
          </table:table-cell>
          <table:table-cell table:formula="of:=MID([.E1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table:style-name="ce47" office:value-type="string" calcext:value-type="string">
            <text:p>14:54:05</text:p>
          </table:table-cell>
          <table:table-cell table:formula="of:=MID([.I15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11" office:value-type="string" calcext:value-type="string">
            <text:p>2022:04:02</text:p>
          </table:table-cell>
          <table:table-cell/>
          <table:table-cell office:value-type="string" calcext:value-type="string">
            <text:p>IMG_2580.jpg</text:p>
          </table:table-cell>
          <table:table-cell table:style-name="ce47" office:value-type="string" calcext:value-type="string">
            <text:p>16:01:07</text:p>
          </table:table-cell>
          <table:table-cell table:formula="of:=MID([.E1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table:style-name="ce47" office:value-type="string" calcext:value-type="string">
            <text:p>15:53:59</text:p>
          </table:table-cell>
          <table:table-cell table:formula="of:=MID([.I15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11" office:value-type="string" calcext:value-type="string">
            <text:p>2022:04:03</text:p>
          </table:table-cell>
          <table:table-cell/>
          <table:table-cell office:value-type="string" calcext:value-type="string">
            <text:p>IMG_2581.jpg</text:p>
          </table:table-cell>
          <table:table-cell table:style-name="ce47" office:value-type="string" calcext:value-type="string">
            <text:p>14:01:06</text:p>
          </table:table-cell>
          <table:table-cell table:formula="of:=MID([.E1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table:style-name="ce47" office:value-type="string" calcext:value-type="string">
            <text:p>13:53:58</text:p>
          </table:table-cell>
          <table:table-cell table:formula="of:=MID([.I16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11" office:value-type="string" calcext:value-type="string">
            <text:p>2022:04:04</text:p>
          </table:table-cell>
          <table:table-cell/>
          <table:table-cell office:value-type="string" calcext:value-type="string">
            <text:p>IMG_2583.jpg</text:p>
          </table:table-cell>
          <table:table-cell table:style-name="ce47" office:value-type="string" calcext:value-type="string">
            <text:p>14:01:05</text:p>
          </table:table-cell>
          <table:table-cell table:formula="of:=MID([.E1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table:style-name="ce47" office:value-type="string" calcext:value-type="string">
            <text:p>13:53:56</text:p>
          </table:table-cell>
          <table:table-cell table:formula="of:=MID([.I16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11" office:value-type="string" calcext:value-type="string">
            <text:p>2022:04:05</text:p>
          </table:table-cell>
          <table:table-cell/>
          <table:table-cell office:value-type="string" calcext:value-type="string">
            <text:p>IMG_2586.jpg</text:p>
          </table:table-cell>
          <table:table-cell table:style-name="ce47" office:value-type="string" calcext:value-type="string">
            <text:p>15:01:05</text:p>
          </table:table-cell>
          <table:table-cell table:formula="of:=MID([.E1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table:style-name="ce47" office:value-type="string" calcext:value-type="string">
            <text:p>14:53:54</text:p>
          </table:table-cell>
          <table:table-cell table:formula="of:=MID([.I16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11" office:value-type="string" calcext:value-type="string">
            <text:p>2022:04:06</text:p>
          </table:table-cell>
          <table:table-cell/>
          <table:table-cell office:value-type="string" calcext:value-type="string">
            <text:p>IMG_2588.jpg</text:p>
          </table:table-cell>
          <table:table-cell table:style-name="ce47" office:value-type="string" calcext:value-type="string">
            <text:p>15:01:06</text:p>
          </table:table-cell>
          <table:table-cell table:formula="of:=MID([.E1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table:style-name="ce47" office:value-type="string" calcext:value-type="string">
            <text:p>14:53:54</text:p>
          </table:table-cell>
          <table:table-cell table:formula="of:=MID([.I16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11" office:value-type="string" calcext:value-type="string">
            <text:p>2022:04:07</text:p>
          </table:table-cell>
          <table:table-cell/>
          <table:table-cell office:value-type="string" calcext:value-type="string">
            <text:p>IMG_2589.jpg</text:p>
          </table:table-cell>
          <table:table-cell table:style-name="ce47" office:value-type="string" calcext:value-type="string">
            <text:p>14:01:06</text:p>
          </table:table-cell>
          <table:table-cell table:formula="of:=MID([.E16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table:style-name="ce47" office:value-type="string" calcext:value-type="string">
            <text:p>13:53:53</text:p>
          </table:table-cell>
          <table:table-cell table:formula="of:=MID([.I16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11" office:value-type="string" calcext:value-type="string">
            <text:p>2022:04:08</text:p>
          </table:table-cell>
          <table:table-cell/>
          <table:table-cell office:value-type="string" calcext:value-type="string">
            <text:p>IMG_2591.jpg</text:p>
          </table:table-cell>
          <table:table-cell table:style-name="ce47" office:value-type="string" calcext:value-type="string">
            <text:p>14:01:06</text:p>
          </table:table-cell>
          <table:table-cell table:formula="of:=MID([.E1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table:style-name="ce47" office:value-type="string" calcext:value-type="string">
            <text:p>13:53:52</text:p>
          </table:table-cell>
          <table:table-cell table:formula="of:=MID([.I16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11" office:value-type="string" calcext:value-type="string">
            <text:p>2022:04:09</text:p>
          </table:table-cell>
          <table:table-cell/>
          <table:table-cell office:value-type="string" calcext:value-type="string">
            <text:p>IMG_2593.jpg</text:p>
          </table:table-cell>
          <table:table-cell table:style-name="ce47" office:value-type="string" calcext:value-type="string">
            <text:p>14:01:07</text:p>
          </table:table-cell>
          <table:table-cell table:formula="of:=MID([.E1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table:style-name="ce47" office:value-type="string" calcext:value-type="string">
            <text:p>13:53:51</text:p>
          </table:table-cell>
          <table:table-cell table:formula="of:=MID([.I16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11" office:value-type="string" calcext:value-type="string">
            <text:p>2022:04:10</text:p>
          </table:table-cell>
          <table:table-cell/>
          <table:table-cell office:value-type="string" calcext:value-type="string">
            <text:p>IMG_2595.jpg</text:p>
          </table:table-cell>
          <table:table-cell table:style-name="ce47" office:value-type="string" calcext:value-type="string">
            <text:p>14:01:06</text:p>
          </table:table-cell>
          <table:table-cell table:formula="of:=MID([.E1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table:style-name="ce47" office:value-type="string" calcext:value-type="string">
            <text:p>13:53:49</text:p>
          </table:table-cell>
          <table:table-cell table:formula="of:=MID([.I16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11" office:value-type="string" calcext:value-type="string">
            <text:p>2022:04:11</text:p>
          </table:table-cell>
          <table:table-cell/>
          <table:table-cell office:value-type="string" calcext:value-type="string">
            <text:p>IMG_2597.jpg</text:p>
          </table:table-cell>
          <table:table-cell table:style-name="ce47" office:value-type="string" calcext:value-type="string">
            <text:p>14:01:07</text:p>
          </table:table-cell>
          <table:table-cell table:formula="of:=MID([.E1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table:style-name="ce47" office:value-type="string" calcext:value-type="string">
            <text:p>13:53:48</text:p>
          </table:table-cell>
          <table:table-cell table:formula="of:=MID([.I16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11" office:value-type="string" calcext:value-type="string">
            <text:p>2022:04:12</text:p>
          </table:table-cell>
          <table:table-cell/>
          <table:table-cell office:value-type="string" calcext:value-type="string">
            <text:p>IMG_2599.jpg</text:p>
          </table:table-cell>
          <table:table-cell table:style-name="ce47" office:value-type="string" calcext:value-type="string">
            <text:p>14:01:07</text:p>
          </table:table-cell>
          <table:table-cell table:formula="of:=MID([.E1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table:style-name="ce47" office:value-type="string" calcext:value-type="string">
            <text:p>13:53:47</text:p>
          </table:table-cell>
          <table:table-cell table:formula="of:=MID([.I16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11" office:value-type="string" calcext:value-type="string">
            <text:p>2022:04:13</text:p>
          </table:table-cell>
          <table:table-cell/>
          <table:table-cell office:value-type="string" calcext:value-type="string">
            <text:p>IMG_2601.jpg</text:p>
          </table:table-cell>
          <table:table-cell table:style-name="ce47" office:value-type="string" calcext:value-type="string">
            <text:p>14:01:08</text:p>
          </table:table-cell>
          <table:table-cell table:formula="of:=MID([.E1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table:style-name="ce47" office:value-type="string" calcext:value-type="string">
            <text:p>13:53:46</text:p>
          </table:table-cell>
          <table:table-cell table:formula="of:=MID([.I17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11" office:value-type="string" calcext:value-type="string">
            <text:p>2022:04:14</text:p>
          </table:table-cell>
          <table:table-cell/>
          <table:table-cell office:value-type="string" calcext:value-type="string">
            <text:p>IMG_2603.jpg</text:p>
          </table:table-cell>
          <table:table-cell table:style-name="ce47" office:value-type="string" calcext:value-type="string">
            <text:p>14:01:08</text:p>
          </table:table-cell>
          <table:table-cell table:formula="of:=MID([.E1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table:style-name="ce47" office:value-type="string" calcext:value-type="string">
            <text:p>13:53:46</text:p>
          </table:table-cell>
          <table:table-cell table:formula="of:=MID([.I17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11" office:value-type="string" calcext:value-type="string">
            <text:p>2022:04:15</text:p>
          </table:table-cell>
          <table:table-cell/>
          <table:table-cell office:value-type="string" calcext:value-type="string">
            <text:p>IMG_2605.jpg</text:p>
          </table:table-cell>
          <table:table-cell table:style-name="ce47" office:value-type="string" calcext:value-type="string">
            <text:p>14:01:09</text:p>
          </table:table-cell>
          <table:table-cell table:formula="of:=MID([.E1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table:style-name="ce47" office:value-type="string" calcext:value-type="string">
            <text:p>13:53:45</text:p>
          </table:table-cell>
          <table:table-cell table:formula="of:=MID([.I17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11" office:value-type="string" calcext:value-type="string">
            <text:p>2022:04:16</text:p>
          </table:table-cell>
          <table:table-cell/>
          <table:table-cell office:value-type="string" calcext:value-type="string">
            <text:p>IMG_2607.jpg</text:p>
          </table:table-cell>
          <table:table-cell table:style-name="ce47" office:value-type="string" calcext:value-type="string">
            <text:p>14:01:10</text:p>
          </table:table-cell>
          <table:table-cell table:formula="of:=MID([.E1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table:style-name="ce47" office:value-type="string" calcext:value-type="string">
            <text:p>13:53:45</text:p>
          </table:table-cell>
          <table:table-cell table:formula="of:=MID([.I17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11" office:value-type="string" calcext:value-type="string">
            <text:p>2022:04:17</text:p>
          </table:table-cell>
          <table:table-cell/>
          <table:table-cell office:value-type="string" calcext:value-type="string">
            <text:p>IMG_2609.jpg</text:p>
          </table:table-cell>
          <table:table-cell table:style-name="ce47" office:value-type="string" calcext:value-type="string">
            <text:p>14:01:11</text:p>
          </table:table-cell>
          <table:table-cell table:formula="of:=MID([.E1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table:style-name="ce47" office:value-type="string" calcext:value-type="string">
            <text:p>13:53:44</text:p>
          </table:table-cell>
          <table:table-cell table:formula="of:=MID([.I17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11" office:value-type="string" calcext:value-type="string">
            <text:p>2022:04:18</text:p>
          </table:table-cell>
          <table:table-cell/>
          <table:table-cell office:value-type="string" calcext:value-type="string">
            <text:p>IMG_2611.jpg</text:p>
          </table:table-cell>
          <table:table-cell table:style-name="ce47" office:value-type="string" calcext:value-type="string">
            <text:p>14:01:11</text:p>
          </table:table-cell>
          <table:table-cell table:formula="of:=MID([.E1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table:style-name="ce47" office:value-type="string" calcext:value-type="string">
            <text:p>13:53:43</text:p>
          </table:table-cell>
          <table:table-cell table:formula="of:=MID([.I17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11" office:value-type="string" calcext:value-type="string">
            <text:p>2022:04:19</text:p>
          </table:table-cell>
          <table:table-cell/>
          <table:table-cell office:value-type="string" calcext:value-type="string">
            <text:p>IMG_2613.jpg</text:p>
          </table:table-cell>
          <table:table-cell table:style-name="ce47" office:value-type="string" calcext:value-type="string">
            <text:p>14:01:12</text:p>
          </table:table-cell>
          <table:table-cell table:formula="of:=MID([.E1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table:style-name="ce47" office:value-type="string" calcext:value-type="string">
            <text:p>13:53:43</text:p>
          </table:table-cell>
          <table:table-cell table:formula="of:=MID([.I17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11" office:value-type="string" calcext:value-type="string">
            <text:p>2022:04:22</text:p>
          </table:table-cell>
          <table:table-cell/>
          <table:table-cell office:value-type="string" calcext:value-type="string">
            <text:p>IMG_2619.jpg</text:p>
          </table:table-cell>
          <table:table-cell table:style-name="ce47" office:value-type="string" calcext:value-type="string">
            <text:p>14:01:12</text:p>
          </table:table-cell>
          <table:table-cell table:formula="of:=MID([.E1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table:style-name="ce47" office:value-type="string" calcext:value-type="string">
            <text:p>13:53:39</text:p>
          </table:table-cell>
          <table:table-cell table:formula="of:=MID([.I17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11" office:value-type="string" calcext:value-type="string">
            <text:p>2022:04:25</text:p>
          </table:table-cell>
          <table:table-cell/>
          <table:table-cell office:value-type="string" calcext:value-type="string">
            <text:p>IMG_2625.jpg</text:p>
          </table:table-cell>
          <table:table-cell table:style-name="ce47" office:value-type="string" calcext:value-type="string">
            <text:p>14:01:12</text:p>
          </table:table-cell>
          <table:table-cell table:formula="of:=MID([.E1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table:style-name="ce47" office:value-type="string" calcext:value-type="string">
            <text:p>13:53:36</text:p>
          </table:table-cell>
          <table:table-cell table:formula="of:=MID([.I17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11" office:value-type="string" calcext:value-type="string">
            <text:p>2022:04:27</text:p>
          </table:table-cell>
          <table:table-cell/>
          <table:table-cell office:value-type="string" calcext:value-type="string">
            <text:p>IMG_2629.jpg</text:p>
          </table:table-cell>
          <table:table-cell table:style-name="ce47" office:value-type="string" calcext:value-type="string">
            <text:p>14:01:13</text:p>
          </table:table-cell>
          <table:table-cell table:formula="of:=MID([.E1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table:style-name="ce47" office:value-type="string" calcext:value-type="string">
            <text:p>13:53:35</text:p>
          </table:table-cell>
          <table:table-cell table:formula="of:=MID([.I17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11" office:value-type="string" calcext:value-type="string">
            <text:p>2022:04:28</text:p>
          </table:table-cell>
          <table:table-cell/>
          <table:table-cell office:value-type="string" calcext:value-type="string">
            <text:p>IMG_2631.jpg</text:p>
          </table:table-cell>
          <table:table-cell table:style-name="ce47" office:value-type="string" calcext:value-type="string">
            <text:p>14:01:14</text:p>
          </table:table-cell>
          <table:table-cell table:formula="of:=MID([.E1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table:style-name="ce47" office:value-type="string" calcext:value-type="string">
            <text:p>13:53:34</text:p>
          </table:table-cell>
          <table:table-cell table:formula="of:=MID([.I18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8" office:value-type="string" calcext:value-type="string">
            <text:p>2022:04:29</text:p>
          </table:table-cell>
          <table:table-cell table:style-name="ce14"/>
          <table:table-cell table:style-name="ce16" office:value-type="string" calcext:value-type="string">
            <text:p>IMG_2633.jpg</text:p>
          </table:table-cell>
          <table:table-cell table:style-name="ce36" office:value-type="string" calcext:value-type="string">
            <text:p>14:01:14</text:p>
          </table:table-cell>
          <table:table-cell table:style-name="ce4" table:formula="of:=MID([.E181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1108.jpg</text:p>
          </table:table-cell>
          <table:table-cell table:style-name="ce36" office:value-type="string" calcext:value-type="string">
            <text:p>13:53:33</text:p>
          </table:table-cell>
          <table:table-cell table:style-name="ce23" table:formula="of:=MID([.I181];1;2)+1" office:value-type="float" office:value="14" calcext:value-type="float">
            <text:p>14</text:p>
          </table:table-cell>
          <table:table-cell table:style-name="ce14" table:number-columns-repeated="2"/>
          <table:table-cell table:style-name="ce43" table:number-columns-repeated="2"/>
          <table:table-cell table:style-name="ce14" table:number-columns-repeated="1010"/>
        </table:table-row>
        <table:table-row table:style-name="ro2">
          <table:table-cell table:style-name="ce10" office:value-type="float" office:value="180" calcext:value-type="float">
            <text:p>180</text:p>
          </table:table-cell>
          <table:table-cell table:style-name="ce12" office:value-type="string" calcext:value-type="string">
            <text:p>2022:05:01</text:p>
          </table:table-cell>
          <table:table-cell table:style-name="ce40"/>
          <table:table-cell table:style-name="ce18" office:value-type="string" calcext:value-type="string">
            <text:p>IMG_2637.jpg</text:p>
          </table:table-cell>
          <table:table-cell table:style-name="ce48" office:value-type="string" calcext:value-type="string">
            <text:p>14:01:15</text:p>
          </table:table-cell>
          <table:table-cell table:style-name="ce10" table:formula="of:=MID([.E182];1;2)" office:value-type="string" office:string-value="14" calcext:value-type="string">
            <text:p>14</text:p>
          </table:table-cell>
          <table:table-cell table:style-name="ce40"/>
          <table:table-cell table:style-name="ce18" office:value-type="string" calcext:value-type="string">
            <text:p>IMG_1112.jpg</text:p>
          </table:table-cell>
          <table:table-cell table:style-name="ce48" office:value-type="string" calcext:value-type="string">
            <text:p>13:53:31</text:p>
          </table:table-cell>
          <table:table-cell table:style-name="ce25" table:formula="of:=MID([.I182];1;2)+1" office:value-type="float" office:value="14" calcext:value-type="float">
            <text:p>14</text:p>
          </table:table-cell>
          <table:table-cell table:style-name="ce40"/>
          <table:table-cell table:style-name="ce40" office:value-type="string" calcext:value-type="string">
            <text:p>Fine neve</text:p>
          </table:table-cell>
          <table:table-cell table:style-name="ce44" office:value-type="string" calcext:value-type="string">
            <text:p>BLOCK 3</text:p>
          </table:table-cell>
          <table:table-cell table:style-name="ce44" office:value-type="float" office:value="74" calcext:value-type="float">
            <text:p>74</text:p>
          </table:table-cell>
          <table:table-cell table:style-name="ce40" table:number-columns-repeated="1010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11" office:value-type="string" calcext:value-type="string">
            <text:p>2022:05:02</text:p>
          </table:table-cell>
          <table:table-cell/>
          <table:table-cell office:value-type="string" calcext:value-type="string">
            <text:p>IMG_2639.jpg</text:p>
          </table:table-cell>
          <table:table-cell table:style-name="ce47" office:value-type="string" calcext:value-type="string">
            <text:p>14:01:16</text:p>
          </table:table-cell>
          <table:table-cell table:formula="of:=MID([.E1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table:style-name="ce47" office:value-type="string" calcext:value-type="string">
            <text:p>13:53:31</text:p>
          </table:table-cell>
          <table:table-cell table:formula="of:=MID([.I18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11" office:value-type="string" calcext:value-type="string">
            <text:p>2022:05:04</text:p>
          </table:table-cell>
          <table:table-cell/>
          <table:table-cell office:value-type="string" calcext:value-type="string">
            <text:p>IMG_2643.jpg</text:p>
          </table:table-cell>
          <table:table-cell table:style-name="ce47" office:value-type="string" calcext:value-type="string">
            <text:p>14:01:16</text:p>
          </table:table-cell>
          <table:table-cell table:formula="of:=MID([.E1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table:style-name="ce47" office:value-type="string" calcext:value-type="string">
            <text:p>13:53:29</text:p>
          </table:table-cell>
          <table:table-cell table:formula="of:=MID([.I18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11" office:value-type="string" calcext:value-type="string">
            <text:p>2022:05:07</text:p>
          </table:table-cell>
          <table:table-cell/>
          <table:table-cell office:value-type="string" calcext:value-type="string">
            <text:p>IMG_2650.jpg</text:p>
          </table:table-cell>
          <table:table-cell table:style-name="ce47" office:value-type="string" calcext:value-type="string">
            <text:p>15:01:17</text:p>
          </table:table-cell>
          <table:table-cell table:formula="of:=MID([.E1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table:style-name="ce47" office:value-type="string" calcext:value-type="string">
            <text:p>14:53:26</text:p>
          </table:table-cell>
          <table:table-cell table:formula="of:=MID([.I1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11" office:value-type="string" calcext:value-type="string">
            <text:p>2022:05:09</text:p>
          </table:table-cell>
          <table:table-cell/>
          <table:table-cell office:value-type="string" calcext:value-type="string">
            <text:p>IMG_2654.jpg</text:p>
          </table:table-cell>
          <table:table-cell table:style-name="ce47" office:value-type="string" calcext:value-type="string">
            <text:p>15:01:18</text:p>
          </table:table-cell>
          <table:table-cell table:formula="of:=MID([.E1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table:style-name="ce47" office:value-type="string" calcext:value-type="string">
            <text:p>14:53:25</text:p>
          </table:table-cell>
          <table:table-cell table:formula="of:=MID([.I1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11" office:value-type="string" calcext:value-type="string">
            <text:p>2022:05:10</text:p>
          </table:table-cell>
          <table:table-cell/>
          <table:table-cell office:value-type="string" calcext:value-type="string">
            <text:p>IMG_2655.jpg</text:p>
          </table:table-cell>
          <table:table-cell table:style-name="ce47" office:value-type="string" calcext:value-type="string">
            <text:p>14:01:19</text:p>
          </table:table-cell>
          <table:table-cell table:formula="of:=MID([.E1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table:style-name="ce47" office:value-type="string" calcext:value-type="string">
            <text:p>13:53:24</text:p>
          </table:table-cell>
          <table:table-cell table:formula="of:=MID([.I18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11" office:value-type="string" calcext:value-type="string">
            <text:p>2022:05:11</text:p>
          </table:table-cell>
          <table:table-cell/>
          <table:table-cell office:value-type="string" calcext:value-type="string">
            <text:p>IMG_2658.jpg</text:p>
          </table:table-cell>
          <table:table-cell table:style-name="ce47" office:value-type="string" calcext:value-type="string">
            <text:p>15:01:20</text:p>
          </table:table-cell>
          <table:table-cell table:formula="of:=MID([.E1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table:style-name="ce47" office:value-type="string" calcext:value-type="string">
            <text:p>14:53:24</text:p>
          </table:table-cell>
          <table:table-cell table:formula="of:=MID([.I1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11" office:value-type="string" calcext:value-type="string">
            <text:p>2022:05:12</text:p>
          </table:table-cell>
          <table:table-cell/>
          <table:table-cell office:value-type="string" calcext:value-type="string">
            <text:p>IMG_2659.jpg</text:p>
          </table:table-cell>
          <table:table-cell table:style-name="ce47" office:value-type="string" calcext:value-type="string">
            <text:p>14:01:21</text:p>
          </table:table-cell>
          <table:table-cell table:formula="of:=MID([.E1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table:style-name="ce47" office:value-type="string" calcext:value-type="string">
            <text:p>13:53:24</text:p>
          </table:table-cell>
          <table:table-cell table:formula="of:=MID([.I18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11" office:value-type="string" calcext:value-type="string">
            <text:p>2022:05:13</text:p>
          </table:table-cell>
          <table:table-cell/>
          <table:table-cell office:value-type="string" calcext:value-type="string">
            <text:p>IMG_2661.jpg</text:p>
          </table:table-cell>
          <table:table-cell table:style-name="ce47" office:value-type="string" calcext:value-type="string">
            <text:p>14:01:22</text:p>
          </table:table-cell>
          <table:table-cell table:formula="of:=MID([.E1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table:style-name="ce47" office:value-type="string" calcext:value-type="string">
            <text:p>13:53:24</text:p>
          </table:table-cell>
          <table:table-cell table:formula="of:=MID([.I19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11" office:value-type="string" calcext:value-type="string">
            <text:p>2022:05:14</text:p>
          </table:table-cell>
          <table:table-cell/>
          <table:table-cell office:value-type="string" calcext:value-type="string">
            <text:p>IMG_2663.jpg</text:p>
          </table:table-cell>
          <table:table-cell table:style-name="ce47" office:value-type="string" calcext:value-type="string">
            <text:p>14:01:24</text:p>
          </table:table-cell>
          <table:table-cell table:formula="of:=MID([.E1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table:style-name="ce47" office:value-type="string" calcext:value-type="string">
            <text:p>13:53:23</text:p>
          </table:table-cell>
          <table:table-cell table:formula="of:=MID([.I19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11" office:value-type="string" calcext:value-type="string">
            <text:p>2022:05:15</text:p>
          </table:table-cell>
          <table:table-cell/>
          <table:table-cell office:value-type="string" calcext:value-type="string">
            <text:p>IMG_2665.jpg</text:p>
          </table:table-cell>
          <table:table-cell table:style-name="ce47" office:value-type="string" calcext:value-type="string">
            <text:p>14:01:25</text:p>
          </table:table-cell>
          <table:table-cell table:formula="of:=MID([.E1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table:style-name="ce47" office:value-type="string" calcext:value-type="string">
            <text:p>13:53:23</text:p>
          </table:table-cell>
          <table:table-cell table:formula="of:=MID([.I19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11" office:value-type="string" calcext:value-type="string">
            <text:p>2022:05:17</text:p>
          </table:table-cell>
          <table:table-cell/>
          <table:table-cell office:value-type="string" calcext:value-type="string">
            <text:p>IMG_2669.jpg</text:p>
          </table:table-cell>
          <table:table-cell table:style-name="ce47" office:value-type="string" calcext:value-type="string">
            <text:p>14:01:27</text:p>
          </table:table-cell>
          <table:table-cell table:formula="of:=MID([.E1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table:style-name="ce47" office:value-type="string" calcext:value-type="string">
            <text:p>13:53:23</text:p>
          </table:table-cell>
          <table:table-cell table:formula="of:=MID([.I19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11" office:value-type="string" calcext:value-type="string">
            <text:p>2022:05:18</text:p>
          </table:table-cell>
          <table:table-cell/>
          <table:table-cell office:value-type="string" calcext:value-type="string">
            <text:p>IMG_2671.jpg</text:p>
          </table:table-cell>
          <table:table-cell table:style-name="ce47" office:value-type="string" calcext:value-type="string">
            <text:p>14:01:28</text:p>
          </table:table-cell>
          <table:table-cell table:formula="of:=MID([.E1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table:style-name="ce47" office:value-type="string" calcext:value-type="string">
            <text:p>13:53:23</text:p>
          </table:table-cell>
          <table:table-cell table:formula="of:=MID([.I19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11" office:value-type="string" calcext:value-type="string">
            <text:p>2022:05:19</text:p>
          </table:table-cell>
          <table:table-cell/>
          <table:table-cell office:value-type="string" calcext:value-type="string">
            <text:p>IMG_2673.jpg</text:p>
          </table:table-cell>
          <table:table-cell table:style-name="ce47" office:value-type="string" calcext:value-type="string">
            <text:p>14:01:29</text:p>
          </table:table-cell>
          <table:table-cell table:formula="of:=MID([.E1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table:style-name="ce47" office:value-type="string" calcext:value-type="string">
            <text:p>13:53:22</text:p>
          </table:table-cell>
          <table:table-cell table:formula="of:=MID([.I19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11" office:value-type="string" calcext:value-type="string">
            <text:p>2022:05:20</text:p>
          </table:table-cell>
          <table:table-cell/>
          <table:table-cell office:value-type="string" calcext:value-type="string">
            <text:p>IMG_2675.jpg</text:p>
          </table:table-cell>
          <table:table-cell table:style-name="ce47" office:value-type="string" calcext:value-type="string">
            <text:p>14:01:30</text:p>
          </table:table-cell>
          <table:table-cell table:formula="of:=MID([.E1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table:style-name="ce47" office:value-type="string" calcext:value-type="string">
            <text:p>13:53:22</text:p>
          </table:table-cell>
          <table:table-cell table:formula="of:=MID([.I19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11" office:value-type="string" calcext:value-type="string">
            <text:p>2022:05:21</text:p>
          </table:table-cell>
          <table:table-cell/>
          <table:table-cell office:value-type="string" calcext:value-type="string">
            <text:p>IMG_2677.jpg</text:p>
          </table:table-cell>
          <table:table-cell table:style-name="ce47" office:value-type="string" calcext:value-type="string">
            <text:p>14:01:31</text:p>
          </table:table-cell>
          <table:table-cell table:formula="of:=MID([.E1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table:style-name="ce47" office:value-type="string" calcext:value-type="string">
            <text:p>13:53:22</text:p>
          </table:table-cell>
          <table:table-cell table:formula="of:=MID([.I19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11" office:value-type="string" calcext:value-type="string">
            <text:p>2022:05:22</text:p>
          </table:table-cell>
          <table:table-cell/>
          <table:table-cell office:value-type="string" calcext:value-type="string">
            <text:p>IMG_2679.jpg</text:p>
          </table:table-cell>
          <table:table-cell table:style-name="ce47" office:value-type="string" calcext:value-type="string">
            <text:p>14:01:33</text:p>
          </table:table-cell>
          <table:table-cell table:formula="of:=MID([.E1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table:style-name="ce47" office:value-type="string" calcext:value-type="string">
            <text:p>13:53:22</text:p>
          </table:table-cell>
          <table:table-cell table:formula="of:=MID([.I19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11" office:value-type="string" calcext:value-type="string">
            <text:p>2022:05:24</text:p>
          </table:table-cell>
          <table:table-cell/>
          <table:table-cell office:value-type="string" calcext:value-type="string">
            <text:p>IMG_2683.jpg</text:p>
          </table:table-cell>
          <table:table-cell table:style-name="ce47" office:value-type="string" calcext:value-type="string">
            <text:p>14:01:35</text:p>
          </table:table-cell>
          <table:table-cell table:formula="of:=MID([.E1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table:style-name="ce47" office:value-type="string" calcext:value-type="string">
            <text:p>13:53:22</text:p>
          </table:table-cell>
          <table:table-cell table:formula="of:=MID([.I19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11" office:value-type="string" calcext:value-type="string">
            <text:p>2022:05:25</text:p>
          </table:table-cell>
          <table:table-cell/>
          <table:table-cell office:value-type="string" calcext:value-type="string">
            <text:p>IMG_2685.jpg</text:p>
          </table:table-cell>
          <table:table-cell table:style-name="ce47" office:value-type="string" calcext:value-type="string">
            <text:p>14:01:36</text:p>
          </table:table-cell>
          <table:table-cell table:formula="of:=MID([.E2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table:style-name="ce47" office:value-type="string" calcext:value-type="string">
            <text:p>13:53:21</text:p>
          </table:table-cell>
          <table:table-cell table:formula="of:=MID([.I20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11" office:value-type="string" calcext:value-type="string">
            <text:p>2022:05:26</text:p>
          </table:table-cell>
          <table:table-cell/>
          <table:table-cell office:value-type="string" calcext:value-type="string">
            <text:p>IMG_2687.jpg</text:p>
          </table:table-cell>
          <table:table-cell table:style-name="ce47" office:value-type="string" calcext:value-type="string">
            <text:p>14:01:37</text:p>
          </table:table-cell>
          <table:table-cell table:formula="of:=MID([.E2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table:style-name="ce47" office:value-type="string" calcext:value-type="string">
            <text:p>13:53:21</text:p>
          </table:table-cell>
          <table:table-cell table:formula="of:=MID([.I20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11" office:value-type="string" calcext:value-type="string">
            <text:p>2022:05:27</text:p>
          </table:table-cell>
          <table:table-cell/>
          <table:table-cell office:value-type="string" calcext:value-type="string">
            <text:p>IMG_2689.jpg</text:p>
          </table:table-cell>
          <table:table-cell table:style-name="ce47" office:value-type="string" calcext:value-type="string">
            <text:p>14:01:38</text:p>
          </table:table-cell>
          <table:table-cell table:formula="of:=MID([.E2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table:style-name="ce47" office:value-type="string" calcext:value-type="string">
            <text:p>13:53:21</text:p>
          </table:table-cell>
          <table:table-cell table:formula="of:=MID([.I20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11" office:value-type="string" calcext:value-type="string">
            <text:p>2022:05:28</text:p>
          </table:table-cell>
          <table:table-cell/>
          <table:table-cell office:value-type="string" calcext:value-type="string">
            <text:p>IMG_2691.jpg</text:p>
          </table:table-cell>
          <table:table-cell table:style-name="ce47" office:value-type="string" calcext:value-type="string">
            <text:p>14:01:39</text:p>
          </table:table-cell>
          <table:table-cell table:formula="of:=MID([.E2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table:style-name="ce47" office:value-type="string" calcext:value-type="string">
            <text:p>13:53:20</text:p>
          </table:table-cell>
          <table:table-cell table:formula="of:=MID([.I20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11" office:value-type="string" calcext:value-type="string">
            <text:p>2022:05:31</text:p>
          </table:table-cell>
          <table:table-cell/>
          <table:table-cell office:value-type="string" calcext:value-type="string">
            <text:p>IMG_2698.jpg</text:p>
          </table:table-cell>
          <table:table-cell table:style-name="ce47" office:value-type="string" calcext:value-type="string">
            <text:p>15:01:40</text:p>
          </table:table-cell>
          <table:table-cell table:formula="of:=MID([.E20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table:style-name="ce47" office:value-type="string" calcext:value-type="string">
            <text:p>14:53:18</text:p>
          </table:table-cell>
          <table:table-cell table:formula="of:=MID([.I20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11" office:value-type="string" calcext:value-type="string">
            <text:p>2022:06:01</text:p>
          </table:table-cell>
          <table:table-cell/>
          <table:table-cell office:value-type="string" calcext:value-type="string">
            <text:p>IMG_2699.jpg</text:p>
          </table:table-cell>
          <table:table-cell table:style-name="ce47" office:value-type="string" calcext:value-type="string">
            <text:p>14:01:41</text:p>
          </table:table-cell>
          <table:table-cell table:formula="of:=MID([.E2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4.jpg</text:p>
          </table:table-cell>
          <table:table-cell table:style-name="ce47" office:value-type="string" calcext:value-type="string">
            <text:p>13:53:18</text:p>
          </table:table-cell>
          <table:table-cell table:formula="of:=MID([.I20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11" office:value-type="string" calcext:value-type="string">
            <text:p>2022:06:02</text:p>
          </table:table-cell>
          <table:table-cell/>
          <table:table-cell office:value-type="string" calcext:value-type="string">
            <text:p>IMG_2701.jpg</text:p>
          </table:table-cell>
          <table:table-cell table:style-name="ce47" office:value-type="string" calcext:value-type="string">
            <text:p>14:01:42</text:p>
          </table:table-cell>
          <table:table-cell table:formula="of:=MID([.E2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6.jpg</text:p>
          </table:table-cell>
          <table:table-cell table:style-name="ce47" office:value-type="string" calcext:value-type="string">
            <text:p>13:53:17</text:p>
          </table:table-cell>
          <table:table-cell table:formula="of:=MID([.I20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11" office:value-type="string" calcext:value-type="string">
            <text:p>2022:06:04</text:p>
          </table:table-cell>
          <table:table-cell/>
          <table:table-cell office:value-type="string" calcext:value-type="string">
            <text:p>IMG_2705.jpg</text:p>
          </table:table-cell>
          <table:table-cell table:style-name="ce47" office:value-type="string" calcext:value-type="string">
            <text:p>14:01:44</text:p>
          </table:table-cell>
          <table:table-cell table:formula="of:=MID([.E2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0.jpg</text:p>
          </table:table-cell>
          <table:table-cell table:style-name="ce47" office:value-type="string" calcext:value-type="string">
            <text:p>13:53:17</text:p>
          </table:table-cell>
          <table:table-cell table:formula="of:=MID([.I20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11" office:value-type="string" calcext:value-type="string">
            <text:p>2022:06:06</text:p>
          </table:table-cell>
          <table:table-cell/>
          <table:table-cell office:value-type="string" calcext:value-type="string">
            <text:p>IMG_2709.jpg</text:p>
          </table:table-cell>
          <table:table-cell table:style-name="ce47" office:value-type="string" calcext:value-type="string">
            <text:p>14:01:46</text:p>
          </table:table-cell>
          <table:table-cell table:formula="of:=MID([.E2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4.jpg</text:p>
          </table:table-cell>
          <table:table-cell table:style-name="ce47" office:value-type="string" calcext:value-type="string">
            <text:p>13:53:16</text:p>
          </table:table-cell>
          <table:table-cell table:formula="of:=MID([.I20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11" office:value-type="string" calcext:value-type="string">
            <text:p>2022:06:07</text:p>
          </table:table-cell>
          <table:table-cell/>
          <table:table-cell office:value-type="string" calcext:value-type="string">
            <text:p>IMG_2711.jpg</text:p>
          </table:table-cell>
          <table:table-cell table:style-name="ce47" office:value-type="string" calcext:value-type="string">
            <text:p>14:01:47</text:p>
          </table:table-cell>
          <table:table-cell table:formula="of:=MID([.E2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6.jpg</text:p>
          </table:table-cell>
          <table:table-cell table:style-name="ce47" office:value-type="string" calcext:value-type="string">
            <text:p>13:53:16</text:p>
          </table:table-cell>
          <table:table-cell table:formula="of:=MID([.I20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11" office:value-type="string" calcext:value-type="string">
            <text:p>2022:06:08</text:p>
          </table:table-cell>
          <table:table-cell/>
          <table:table-cell office:value-type="string" calcext:value-type="string">
            <text:p>IMG_2713.jpg</text:p>
          </table:table-cell>
          <table:table-cell table:style-name="ce47" office:value-type="string" calcext:value-type="string">
            <text:p>14:01:48</text:p>
          </table:table-cell>
          <table:table-cell table:formula="of:=MID([.E2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8.jpg</text:p>
          </table:table-cell>
          <table:table-cell table:style-name="ce47" office:value-type="string" calcext:value-type="string">
            <text:p>13:53:16</text:p>
          </table:table-cell>
          <table:table-cell table:formula="of:=MID([.I2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11" office:value-type="string" calcext:value-type="string">
            <text:p>2022:06:09</text:p>
          </table:table-cell>
          <table:table-cell/>
          <table:table-cell office:value-type="string" calcext:value-type="string">
            <text:p>IMG_2715.jpg</text:p>
          </table:table-cell>
          <table:table-cell table:style-name="ce47" office:value-type="string" calcext:value-type="string">
            <text:p>14:01:49</text:p>
          </table:table-cell>
          <table:table-cell table:formula="of:=MID([.E2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0.jpg</text:p>
          </table:table-cell>
          <table:table-cell table:style-name="ce47" office:value-type="string" calcext:value-type="string">
            <text:p>13:53:15</text:p>
          </table:table-cell>
          <table:table-cell table:formula="of:=MID([.I21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11" office:value-type="string" calcext:value-type="string">
            <text:p>2022:06:10</text:p>
          </table:table-cell>
          <table:table-cell/>
          <table:table-cell office:value-type="string" calcext:value-type="string">
            <text:p>IMG_2717.jpg</text:p>
          </table:table-cell>
          <table:table-cell table:style-name="ce47" office:value-type="string" calcext:value-type="string">
            <text:p>14:01:50</text:p>
          </table:table-cell>
          <table:table-cell table:formula="of:=MID([.E2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2.jpg</text:p>
          </table:table-cell>
          <table:table-cell table:style-name="ce47" office:value-type="string" calcext:value-type="string">
            <text:p>13:53:15</text:p>
          </table:table-cell>
          <table:table-cell table:formula="of:=MID([.I21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11" office:value-type="string" calcext:value-type="string">
            <text:p>2022:06:11</text:p>
          </table:table-cell>
          <table:table-cell/>
          <table:table-cell office:value-type="string" calcext:value-type="string">
            <text:p>IMG_2719.jpg</text:p>
          </table:table-cell>
          <table:table-cell table:style-name="ce47" office:value-type="string" calcext:value-type="string">
            <text:p>14:01:51</text:p>
          </table:table-cell>
          <table:table-cell table:formula="of:=MID([.E2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4.jpg</text:p>
          </table:table-cell>
          <table:table-cell table:style-name="ce47" office:value-type="string" calcext:value-type="string">
            <text:p>13:53:15</text:p>
          </table:table-cell>
          <table:table-cell table:formula="of:=MID([.I21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11" office:value-type="string" calcext:value-type="string">
            <text:p>2022:06:12</text:p>
          </table:table-cell>
          <table:table-cell/>
          <table:table-cell office:value-type="string" calcext:value-type="string">
            <text:p>IMG_2721.jpg</text:p>
          </table:table-cell>
          <table:table-cell table:style-name="ce47" office:value-type="string" calcext:value-type="string">
            <text:p>14:01:52</text:p>
          </table:table-cell>
          <table:table-cell table:formula="of:=MID([.E2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6.jpg</text:p>
          </table:table-cell>
          <table:table-cell table:style-name="ce47" office:value-type="string" calcext:value-type="string">
            <text:p>13:53:14</text:p>
          </table:table-cell>
          <table:table-cell table:formula="of:=MID([.I21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11" office:value-type="string" calcext:value-type="string">
            <text:p>2022:06:13</text:p>
          </table:table-cell>
          <table:table-cell/>
          <table:table-cell office:value-type="string" calcext:value-type="string">
            <text:p>IMG_2723.jpg</text:p>
          </table:table-cell>
          <table:table-cell table:style-name="ce47" office:value-type="string" calcext:value-type="string">
            <text:p>14:01:53</text:p>
          </table:table-cell>
          <table:table-cell table:formula="of:=MID([.E2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8.jpg</text:p>
          </table:table-cell>
          <table:table-cell table:style-name="ce47" office:value-type="string" calcext:value-type="string">
            <text:p>13:53:14</text:p>
          </table:table-cell>
          <table:table-cell table:formula="of:=MID([.I21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11" office:value-type="string" calcext:value-type="string">
            <text:p>2022:06:14</text:p>
          </table:table-cell>
          <table:table-cell/>
          <table:table-cell office:value-type="string" calcext:value-type="string">
            <text:p>IMG_2725.jpg</text:p>
          </table:table-cell>
          <table:table-cell table:style-name="ce47" office:value-type="string" calcext:value-type="string">
            <text:p>14:01:55</text:p>
          </table:table-cell>
          <table:table-cell table:formula="of:=MID([.E2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0.jpg</text:p>
          </table:table-cell>
          <table:table-cell table:style-name="ce47" office:value-type="string" calcext:value-type="string">
            <text:p>13:53:14</text:p>
          </table:table-cell>
          <table:table-cell table:formula="of:=MID([.I21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11" office:value-type="string" calcext:value-type="string">
            <text:p>2022:06:15</text:p>
          </table:table-cell>
          <table:table-cell/>
          <table:table-cell office:value-type="string" calcext:value-type="string">
            <text:p>IMG_2728.jpg</text:p>
          </table:table-cell>
          <table:table-cell table:style-name="ce47" office:value-type="string" calcext:value-type="string">
            <text:p>15:01:56</text:p>
          </table:table-cell>
          <table:table-cell table:formula="of:=MID([.E21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03.jpg</text:p>
          </table:table-cell>
          <table:table-cell table:style-name="ce47" office:value-type="string" calcext:value-type="string">
            <text:p>14:53:14</text:p>
          </table:table-cell>
          <table:table-cell table:formula="of:=MID([.I21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11" office:value-type="string" calcext:value-type="string">
            <text:p>2022:06:16</text:p>
          </table:table-cell>
          <table:table-cell/>
          <table:table-cell office:value-type="string" calcext:value-type="string">
            <text:p>IMG_2729.jpg</text:p>
          </table:table-cell>
          <table:table-cell table:style-name="ce47" office:value-type="string" calcext:value-type="string">
            <text:p>14:01:57</text:p>
          </table:table-cell>
          <table:table-cell table:formula="of:=MID([.E2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4.jpg</text:p>
          </table:table-cell>
          <table:table-cell table:style-name="ce47" office:value-type="string" calcext:value-type="string">
            <text:p>13:53:14</text:p>
          </table:table-cell>
          <table:table-cell table:formula="of:=MID([.I21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11" office:value-type="string" calcext:value-type="string">
            <text:p>2022:06:17</text:p>
          </table:table-cell>
          <table:table-cell/>
          <table:table-cell office:value-type="string" calcext:value-type="string">
            <text:p>IMG_2731.jpg</text:p>
          </table:table-cell>
          <table:table-cell table:style-name="ce47" office:value-type="string" calcext:value-type="string">
            <text:p>14:01:58</text:p>
          </table:table-cell>
          <table:table-cell table:formula="of:=MID([.E2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6.jpg</text:p>
          </table:table-cell>
          <table:table-cell table:style-name="ce47" office:value-type="string" calcext:value-type="string">
            <text:p>13:53:14</text:p>
          </table:table-cell>
          <table:table-cell table:formula="of:=MID([.I21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11" office:value-type="string" calcext:value-type="string">
            <text:p>2022:06:18</text:p>
          </table:table-cell>
          <table:table-cell/>
          <table:table-cell office:value-type="string" calcext:value-type="string">
            <text:p>IMG_2733.jpg</text:p>
          </table:table-cell>
          <table:table-cell table:style-name="ce47" office:value-type="string" calcext:value-type="string">
            <text:p>14:02:00</text:p>
          </table:table-cell>
          <table:table-cell table:formula="of:=MID([.E2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8.jpg</text:p>
          </table:table-cell>
          <table:table-cell table:style-name="ce47" office:value-type="string" calcext:value-type="string">
            <text:p>13:53:14</text:p>
          </table:table-cell>
          <table:table-cell table:formula="of:=MID([.I22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11" office:value-type="string" calcext:value-type="string">
            <text:p>2022:06:19</text:p>
          </table:table-cell>
          <table:table-cell/>
          <table:table-cell office:value-type="string" calcext:value-type="string">
            <text:p>IMG_2735.jpg</text:p>
          </table:table-cell>
          <table:table-cell table:style-name="ce47" office:value-type="string" calcext:value-type="string">
            <text:p>14:02:01</text:p>
          </table:table-cell>
          <table:table-cell table:formula="of:=MID([.E2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0.jpg</text:p>
          </table:table-cell>
          <table:table-cell table:style-name="ce47" office:value-type="string" calcext:value-type="string">
            <text:p>13:53:14</text:p>
          </table:table-cell>
          <table:table-cell table:formula="of:=MID([.I22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11" office:value-type="string" calcext:value-type="string">
            <text:p>2022:06:20</text:p>
          </table:table-cell>
          <table:table-cell/>
          <table:table-cell office:value-type="string" calcext:value-type="string">
            <text:p>IMG_2738.jpg</text:p>
          </table:table-cell>
          <table:table-cell table:style-name="ce47" office:value-type="string" calcext:value-type="string">
            <text:p>15:02:03</text:p>
          </table:table-cell>
          <table:table-cell table:formula="of:=MID([.E2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13.jpg</text:p>
          </table:table-cell>
          <table:table-cell table:style-name="ce47" office:value-type="string" calcext:value-type="string">
            <text:p>14:53:14</text:p>
          </table:table-cell>
          <table:table-cell table:formula="of:=MID([.I22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11" office:value-type="string" calcext:value-type="string">
            <text:p>2022:06:21</text:p>
          </table:table-cell>
          <table:table-cell/>
          <table:table-cell office:value-type="string" calcext:value-type="string">
            <text:p>IMG_2739.jpg</text:p>
          </table:table-cell>
          <table:table-cell table:style-name="ce47" office:value-type="string" calcext:value-type="string">
            <text:p>14:02:04</text:p>
          </table:table-cell>
          <table:table-cell table:formula="of:=MID([.E2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4.jpg</text:p>
          </table:table-cell>
          <table:table-cell table:style-name="ce47" office:value-type="string" calcext:value-type="string">
            <text:p>13:53:14</text:p>
          </table:table-cell>
          <table:table-cell table:formula="of:=MID([.I22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11" office:value-type="string" calcext:value-type="string">
            <text:p>2022:06:23</text:p>
          </table:table-cell>
          <table:table-cell/>
          <table:table-cell office:value-type="string" calcext:value-type="string">
            <text:p>IMG_2743.jpg</text:p>
          </table:table-cell>
          <table:table-cell table:style-name="ce47" office:value-type="string" calcext:value-type="string">
            <text:p>14:02:06</text:p>
          </table:table-cell>
          <table:table-cell table:formula="of:=MID([.E2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8.jpg</text:p>
          </table:table-cell>
          <table:table-cell table:style-name="ce47" office:value-type="string" calcext:value-type="string">
            <text:p>13:53:14</text:p>
          </table:table-cell>
          <table:table-cell table:formula="of:=MID([.I22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11" office:value-type="string" calcext:value-type="string">
            <text:p>2022:06:25</text:p>
          </table:table-cell>
          <table:table-cell/>
          <table:table-cell office:value-type="string" calcext:value-type="string">
            <text:p>IMG_2747.jpg</text:p>
          </table:table-cell>
          <table:table-cell table:style-name="ce47" office:value-type="string" calcext:value-type="string">
            <text:p>14:02:08</text:p>
          </table:table-cell>
          <table:table-cell table:formula="of:=MID([.E2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22.jpg</text:p>
          </table:table-cell>
          <table:table-cell table:style-name="ce47" office:value-type="string" calcext:value-type="string">
            <text:p>13:53:13</text:p>
          </table:table-cell>
          <table:table-cell table:formula="of:=MID([.I22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11" office:value-type="string" calcext:value-type="string">
            <text:p>2022:06:26</text:p>
          </table:table-cell>
          <table:table-cell/>
          <table:table-cell office:value-type="string" calcext:value-type="string">
            <text:p>IMG_2750.jpg</text:p>
          </table:table-cell>
          <table:table-cell table:style-name="ce47" office:value-type="string" calcext:value-type="string">
            <text:p>15:02:09</text:p>
          </table:table-cell>
          <table:table-cell table:formula="of:=MID([.E2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5.jpg</text:p>
          </table:table-cell>
          <table:table-cell table:style-name="ce47" office:value-type="string" calcext:value-type="string">
            <text:p>14:53:13</text:p>
          </table:table-cell>
          <table:table-cell table:formula="of:=MID([.I22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11" office:value-type="string" calcext:value-type="string">
            <text:p>2022:06:27</text:p>
          </table:table-cell>
          <table:table-cell/>
          <table:table-cell office:value-type="string" calcext:value-type="string">
            <text:p>IMG_2752.jpg</text:p>
          </table:table-cell>
          <table:table-cell table:style-name="ce47" office:value-type="string" calcext:value-type="string">
            <text:p>15:02:10</text:p>
          </table:table-cell>
          <table:table-cell table:formula="of:=MID([.E2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7.jpg</text:p>
          </table:table-cell>
          <table:table-cell table:style-name="ce47" office:value-type="string" calcext:value-type="string">
            <text:p>14:53:13</text:p>
          </table:table-cell>
          <table:table-cell table:formula="of:=MID([.I22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11" office:value-type="string" calcext:value-type="string">
            <text:p>2022:06:29</text:p>
          </table:table-cell>
          <table:table-cell/>
          <table:table-cell office:value-type="string" calcext:value-type="string">
            <text:p>IMG_2755.jpg</text:p>
          </table:table-cell>
          <table:table-cell table:style-name="ce47" office:value-type="string" calcext:value-type="string">
            <text:p>14:02:12</text:p>
          </table:table-cell>
          <table:table-cell table:formula="of:=MID([.E2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0.jpg</text:p>
          </table:table-cell>
          <table:table-cell table:style-name="ce47" office:value-type="string" calcext:value-type="string">
            <text:p>13:53:12</text:p>
          </table:table-cell>
          <table:table-cell table:formula="of:=MID([.I22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11" office:value-type="string" calcext:value-type="string">
            <text:p>2022:06:30</text:p>
          </table:table-cell>
          <table:table-cell/>
          <table:table-cell office:value-type="string" calcext:value-type="string">
            <text:p>IMG_2757.jpg</text:p>
          </table:table-cell>
          <table:table-cell table:style-name="ce47" office:value-type="string" calcext:value-type="string">
            <text:p>14:02:13</text:p>
          </table:table-cell>
          <table:table-cell table:formula="of:=MID([.E2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2.jpg</text:p>
          </table:table-cell>
          <table:table-cell table:style-name="ce47" office:value-type="string" calcext:value-type="string">
            <text:p>13:53:12</text:p>
          </table:table-cell>
          <table:table-cell table:formula="of:=MID([.I22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11" office:value-type="string" calcext:value-type="string">
            <text:p>2022:07:02</text:p>
          </table:table-cell>
          <table:table-cell/>
          <table:table-cell office:value-type="string" calcext:value-type="string">
            <text:p>IMG_2761.jpg</text:p>
          </table:table-cell>
          <table:table-cell table:style-name="ce47" office:value-type="string" calcext:value-type="string">
            <text:p>14:02:15</text:p>
          </table:table-cell>
          <table:table-cell table:formula="of:=MID([.E2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6.jpg</text:p>
          </table:table-cell>
          <table:table-cell table:style-name="ce47" office:value-type="string" calcext:value-type="string">
            <text:p>13:53:12</text:p>
          </table:table-cell>
          <table:table-cell table:formula="of:=MID([.I23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11" office:value-type="string" calcext:value-type="string">
            <text:p>2022:07:03</text:p>
          </table:table-cell>
          <table:table-cell/>
          <table:table-cell office:value-type="string" calcext:value-type="string">
            <text:p>IMG_2763.jpg</text:p>
          </table:table-cell>
          <table:table-cell table:style-name="ce47" office:value-type="string" calcext:value-type="string">
            <text:p>14:02:17</text:p>
          </table:table-cell>
          <table:table-cell table:formula="of:=MID([.E2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8.jpg</text:p>
          </table:table-cell>
          <table:table-cell table:style-name="ce47" office:value-type="string" calcext:value-type="string">
            <text:p>13:53:12</text:p>
          </table:table-cell>
          <table:table-cell table:formula="of:=MID([.I23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11" office:value-type="string" calcext:value-type="string">
            <text:p>2022:07:04</text:p>
          </table:table-cell>
          <table:table-cell/>
          <table:table-cell office:value-type="string" calcext:value-type="string">
            <text:p>IMG_2766.jpg</text:p>
          </table:table-cell>
          <table:table-cell table:style-name="ce47" office:value-type="string" calcext:value-type="string">
            <text:p>15:02:18</text:p>
          </table:table-cell>
          <table:table-cell table:formula="of:=MID([.E2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1.jpg</text:p>
          </table:table-cell>
          <table:table-cell table:style-name="ce47" office:value-type="string" calcext:value-type="string">
            <text:p>14:53:12</text:p>
          </table:table-cell>
          <table:table-cell table:formula="of:=MID([.I23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11" office:value-type="string" calcext:value-type="string">
            <text:p>2022:07:05</text:p>
          </table:table-cell>
          <table:table-cell/>
          <table:table-cell office:value-type="string" calcext:value-type="string">
            <text:p>IMG_2767.jpg</text:p>
          </table:table-cell>
          <table:table-cell table:style-name="ce47" office:value-type="string" calcext:value-type="string">
            <text:p>14:02:19</text:p>
          </table:table-cell>
          <table:table-cell table:formula="of:=MID([.E2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2.jpg</text:p>
          </table:table-cell>
          <table:table-cell table:style-name="ce47" office:value-type="string" calcext:value-type="string">
            <text:p>13:53:11</text:p>
          </table:table-cell>
          <table:table-cell table:formula="of:=MID([.I23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11" office:value-type="string" calcext:value-type="string">
            <text:p>2022:07:06</text:p>
          </table:table-cell>
          <table:table-cell/>
          <table:table-cell office:value-type="string" calcext:value-type="string">
            <text:p>IMG_2769.jpg</text:p>
          </table:table-cell>
          <table:table-cell table:style-name="ce47" office:value-type="string" calcext:value-type="string">
            <text:p>14:02:20</text:p>
          </table:table-cell>
          <table:table-cell table:formula="of:=MID([.E23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4.jpg</text:p>
          </table:table-cell>
          <table:table-cell table:style-name="ce47" office:value-type="string" calcext:value-type="string">
            <text:p>13:53:11</text:p>
          </table:table-cell>
          <table:table-cell table:formula="of:=MID([.I23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11" office:value-type="string" calcext:value-type="string">
            <text:p>2022:07:07</text:p>
          </table:table-cell>
          <table:table-cell/>
          <table:table-cell office:value-type="string" calcext:value-type="string">
            <text:p>IMG_2772.jpg</text:p>
          </table:table-cell>
          <table:table-cell table:style-name="ce47" office:value-type="string" calcext:value-type="string">
            <text:p>15:02:22</text:p>
          </table:table-cell>
          <table:table-cell table:formula="of:=MID([.E2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7.jpg</text:p>
          </table:table-cell>
          <table:table-cell table:style-name="ce47" office:value-type="string" calcext:value-type="string">
            <text:p>14:53:11</text:p>
          </table:table-cell>
          <table:table-cell table:formula="of:=MID([.I23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11" office:value-type="string" calcext:value-type="string">
            <text:p>2022:07:08</text:p>
          </table:table-cell>
          <table:table-cell/>
          <table:table-cell office:value-type="string" calcext:value-type="string">
            <text:p>IMG_2773.jpg</text:p>
          </table:table-cell>
          <table:table-cell table:style-name="ce47" office:value-type="string" calcext:value-type="string">
            <text:p>14:02:23</text:p>
          </table:table-cell>
          <table:table-cell table:formula="of:=MID([.E2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8.jpg</text:p>
          </table:table-cell>
          <table:table-cell table:style-name="ce47" office:value-type="string" calcext:value-type="string">
            <text:p>13:53:11</text:p>
          </table:table-cell>
          <table:table-cell table:formula="of:=MID([.I23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11" office:value-type="string" calcext:value-type="string">
            <text:p>2022:07:09</text:p>
          </table:table-cell>
          <table:table-cell/>
          <table:table-cell office:value-type="string" calcext:value-type="string">
            <text:p>IMG_2776.jpg</text:p>
          </table:table-cell>
          <table:table-cell table:style-name="ce47" office:value-type="string" calcext:value-type="string">
            <text:p>15:02:24</text:p>
          </table:table-cell>
          <table:table-cell table:formula="of:=MID([.E2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51.jpg</text:p>
          </table:table-cell>
          <table:table-cell table:style-name="ce47" office:value-type="string" calcext:value-type="string">
            <text:p>14:53:11</text:p>
          </table:table-cell>
          <table:table-cell table:formula="of:=MID([.I2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11" office:value-type="string" calcext:value-type="string">
            <text:p>2022:07:10</text:p>
          </table:table-cell>
          <table:table-cell/>
          <table:table-cell office:value-type="string" calcext:value-type="string">
            <text:p>IMG_2777.jpg</text:p>
          </table:table-cell>
          <table:table-cell table:style-name="ce47" office:value-type="string" calcext:value-type="string">
            <text:p>14:02:25</text:p>
          </table:table-cell>
          <table:table-cell table:formula="of:=MID([.E23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2.jpg</text:p>
          </table:table-cell>
          <table:table-cell table:style-name="ce47" office:value-type="string" calcext:value-type="string">
            <text:p>13:53:11</text:p>
          </table:table-cell>
          <table:table-cell table:formula="of:=MID([.I23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11" office:value-type="string" calcext:value-type="string">
            <text:p>2022:07:11</text:p>
          </table:table-cell>
          <table:table-cell/>
          <table:table-cell office:value-type="string" calcext:value-type="string">
            <text:p>IMG_2779.jpg</text:p>
          </table:table-cell>
          <table:table-cell table:style-name="ce47" office:value-type="string" calcext:value-type="string">
            <text:p>14:02:27</text:p>
          </table:table-cell>
          <table:table-cell table:formula="of:=MID([.E23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4.jpg</text:p>
          </table:table-cell>
          <table:table-cell table:style-name="ce47" office:value-type="string" calcext:value-type="string">
            <text:p>13:53:11</text:p>
          </table:table-cell>
          <table:table-cell table:formula="of:=MID([.I23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11" office:value-type="string" calcext:value-type="string">
            <text:p>2022:07:12</text:p>
          </table:table-cell>
          <table:table-cell/>
          <table:table-cell office:value-type="string" calcext:value-type="string">
            <text:p>IMG_2781.jpg</text:p>
          </table:table-cell>
          <table:table-cell table:style-name="ce47" office:value-type="string" calcext:value-type="string">
            <text:p>14:02:28</text:p>
          </table:table-cell>
          <table:table-cell table:formula="of:=MID([.E2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6.jpg</text:p>
          </table:table-cell>
          <table:table-cell table:style-name="ce47" office:value-type="string" calcext:value-type="string">
            <text:p>13:53:11</text:p>
          </table:table-cell>
          <table:table-cell table:formula="of:=MID([.I24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11" office:value-type="string" calcext:value-type="string">
            <text:p>2022:07:13</text:p>
          </table:table-cell>
          <table:table-cell/>
          <table:table-cell office:value-type="string" calcext:value-type="string">
            <text:p>IMG_2783.jpg</text:p>
          </table:table-cell>
          <table:table-cell table:style-name="ce47" office:value-type="string" calcext:value-type="string">
            <text:p>14:02:29</text:p>
          </table:table-cell>
          <table:table-cell table:formula="of:=MID([.E2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8.jpg</text:p>
          </table:table-cell>
          <table:table-cell table:style-name="ce47" office:value-type="string" calcext:value-type="string">
            <text:p>13:53:11</text:p>
          </table:table-cell>
          <table:table-cell table:formula="of:=MID([.I24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11" office:value-type="string" calcext:value-type="string">
            <text:p>2022:07:14</text:p>
          </table:table-cell>
          <table:table-cell/>
          <table:table-cell office:value-type="string" calcext:value-type="string">
            <text:p>IMG_2786.jpg</text:p>
          </table:table-cell>
          <table:table-cell table:style-name="ce47" office:value-type="string" calcext:value-type="string">
            <text:p>15:02:31</text:p>
          </table:table-cell>
          <table:table-cell table:formula="of:=MID([.E2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1.jpg</text:p>
          </table:table-cell>
          <table:table-cell table:style-name="ce47" office:value-type="string" calcext:value-type="string">
            <text:p>14:53:11</text:p>
          </table:table-cell>
          <table:table-cell table:formula="of:=MID([.I24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11" office:value-type="string" calcext:value-type="string">
            <text:p>2022:07:15</text:p>
          </table:table-cell>
          <table:table-cell/>
          <table:table-cell office:value-type="string" calcext:value-type="string">
            <text:p>IMG_2787.jpg</text:p>
          </table:table-cell>
          <table:table-cell table:style-name="ce47" office:value-type="string" calcext:value-type="string">
            <text:p>14:02:32</text:p>
          </table:table-cell>
          <table:table-cell table:formula="of:=MID([.E24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2.jpg</text:p>
          </table:table-cell>
          <table:table-cell table:style-name="ce47" office:value-type="string" calcext:value-type="string">
            <text:p>13:53:11</text:p>
          </table:table-cell>
          <table:table-cell table:formula="of:=MID([.I24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11" office:value-type="string" calcext:value-type="string">
            <text:p>2022:07:16</text:p>
          </table:table-cell>
          <table:table-cell/>
          <table:table-cell office:value-type="string" calcext:value-type="string">
            <text:p>IMG_2789.jpg</text:p>
          </table:table-cell>
          <table:table-cell table:style-name="ce47" office:value-type="string" calcext:value-type="string">
            <text:p>14:02:33</text:p>
          </table:table-cell>
          <table:table-cell table:formula="of:=MID([.E24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4.jpg</text:p>
          </table:table-cell>
          <table:table-cell table:style-name="ce47" office:value-type="string" calcext:value-type="string">
            <text:p>13:53:11</text:p>
          </table:table-cell>
          <table:table-cell table:formula="of:=MID([.I24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11" office:value-type="string" calcext:value-type="string">
            <text:p>2022:07:17</text:p>
          </table:table-cell>
          <table:table-cell/>
          <table:table-cell office:value-type="string" calcext:value-type="string">
            <text:p>IMG_2792.jpg</text:p>
          </table:table-cell>
          <table:table-cell table:style-name="ce47" office:value-type="string" calcext:value-type="string">
            <text:p>15:02:35</text:p>
          </table:table-cell>
          <table:table-cell table:formula="of:=MID([.E2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7.jpg</text:p>
          </table:table-cell>
          <table:table-cell table:style-name="ce47" office:value-type="string" calcext:value-type="string">
            <text:p>14:53:11</text:p>
          </table:table-cell>
          <table:table-cell table:formula="of:=MID([.I24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11" office:value-type="string" calcext:value-type="string">
            <text:p>2022:07:18</text:p>
          </table:table-cell>
          <table:table-cell/>
          <table:table-cell office:value-type="string" calcext:value-type="string">
            <text:p>IMG_2793.jpg</text:p>
          </table:table-cell>
          <table:table-cell table:style-name="ce47" office:value-type="string" calcext:value-type="string">
            <text:p>14:02:36</text:p>
          </table:table-cell>
          <table:table-cell table:formula="of:=MID([.E24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8.jpg</text:p>
          </table:table-cell>
          <table:table-cell table:style-name="ce47" office:value-type="string" calcext:value-type="string">
            <text:p>13:53:11</text:p>
          </table:table-cell>
          <table:table-cell table:formula="of:=MID([.I24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11" office:value-type="string" calcext:value-type="string">
            <text:p>2022:07:19</text:p>
          </table:table-cell>
          <table:table-cell/>
          <table:table-cell office:value-type="string" calcext:value-type="string">
            <text:p>IMG_2795.jpg</text:p>
          </table:table-cell>
          <table:table-cell table:style-name="ce47" office:value-type="string" calcext:value-type="string">
            <text:p>14:02:37</text:p>
          </table:table-cell>
          <table:table-cell table:formula="of:=MID([.E24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0.jpg</text:p>
          </table:table-cell>
          <table:table-cell table:style-name="ce47" office:value-type="string" calcext:value-type="string">
            <text:p>13:53:11</text:p>
          </table:table-cell>
          <table:table-cell table:formula="of:=MID([.I24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11" office:value-type="string" calcext:value-type="string">
            <text:p>2022:07:20</text:p>
          </table:table-cell>
          <table:table-cell/>
          <table:table-cell office:value-type="string" calcext:value-type="string">
            <text:p>IMG_2797.jpg</text:p>
          </table:table-cell>
          <table:table-cell table:style-name="ce47" office:value-type="string" calcext:value-type="string">
            <text:p>14:02:39</text:p>
          </table:table-cell>
          <table:table-cell table:formula="of:=MID([.E2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2.jpg</text:p>
          </table:table-cell>
          <table:table-cell table:style-name="ce47" office:value-type="string" calcext:value-type="string">
            <text:p>13:53:11</text:p>
          </table:table-cell>
          <table:table-cell table:formula="of:=MID([.I24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11" office:value-type="string" calcext:value-type="string">
            <text:p>2022:07:21</text:p>
          </table:table-cell>
          <table:table-cell/>
          <table:table-cell office:value-type="string" calcext:value-type="string">
            <text:p>IMG_2799.jpg</text:p>
          </table:table-cell>
          <table:table-cell table:style-name="ce47" office:value-type="string" calcext:value-type="string">
            <text:p>14:02:40</text:p>
          </table:table-cell>
          <table:table-cell table:formula="of:=MID([.E24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4.jpg</text:p>
          </table:table-cell>
          <table:table-cell table:style-name="ce47" office:value-type="string" calcext:value-type="string">
            <text:p>13:53:11</text:p>
          </table:table-cell>
          <table:table-cell table:formula="of:=MID([.I24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11" office:value-type="string" calcext:value-type="string">
            <text:p>2022:07:22</text:p>
          </table:table-cell>
          <table:table-cell/>
          <table:table-cell office:value-type="string" calcext:value-type="string">
            <text:p>IMG_2801.jpg</text:p>
          </table:table-cell>
          <table:table-cell table:style-name="ce47" office:value-type="string" calcext:value-type="string">
            <text:p>14:02:41</text:p>
          </table:table-cell>
          <table:table-cell table:formula="of:=MID([.E2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6.jpg</text:p>
          </table:table-cell>
          <table:table-cell table:style-name="ce47" office:value-type="string" calcext:value-type="string">
            <text:p>13:53:11</text:p>
          </table:table-cell>
          <table:table-cell table:formula="of:=MID([.I25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11" office:value-type="string" calcext:value-type="string">
            <text:p>2022:07:23</text:p>
          </table:table-cell>
          <table:table-cell/>
          <table:table-cell office:value-type="string" calcext:value-type="string">
            <text:p>IMG_2803.jpg</text:p>
          </table:table-cell>
          <table:table-cell table:style-name="ce47" office:value-type="string" calcext:value-type="string">
            <text:p>14:02:43</text:p>
          </table:table-cell>
          <table:table-cell table:formula="of:=MID([.E25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8.jpg</text:p>
          </table:table-cell>
          <table:table-cell table:style-name="ce47" office:value-type="string" calcext:value-type="string">
            <text:p>13:53:11</text:p>
          </table:table-cell>
          <table:table-cell table:formula="of:=MID([.I25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11" office:value-type="string" calcext:value-type="string">
            <text:p>2022:07:24</text:p>
          </table:table-cell>
          <table:table-cell/>
          <table:table-cell office:value-type="string" calcext:value-type="string">
            <text:p>IMG_2805.jpg</text:p>
          </table:table-cell>
          <table:table-cell table:style-name="ce47" office:value-type="string" calcext:value-type="string">
            <text:p>14:02:44</text:p>
          </table:table-cell>
          <table:table-cell table:formula="of:=MID([.E25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0.jpg</text:p>
          </table:table-cell>
          <table:table-cell table:style-name="ce47" office:value-type="string" calcext:value-type="string">
            <text:p>13:53:11</text:p>
          </table:table-cell>
          <table:table-cell table:formula="of:=MID([.I25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11" office:value-type="string" calcext:value-type="string">
            <text:p>2022:07:25</text:p>
          </table:table-cell>
          <table:table-cell/>
          <table:table-cell office:value-type="string" calcext:value-type="string">
            <text:p>IMG_2807.jpg</text:p>
          </table:table-cell>
          <table:table-cell table:style-name="ce47" office:value-type="string" calcext:value-type="string">
            <text:p>14:02:45</text:p>
          </table:table-cell>
          <table:table-cell table:formula="of:=MID([.E25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2.jpg</text:p>
          </table:table-cell>
          <table:table-cell table:style-name="ce47" office:value-type="string" calcext:value-type="string">
            <text:p>13:53:11</text:p>
          </table:table-cell>
          <table:table-cell table:formula="of:=MID([.I25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11" office:value-type="string" calcext:value-type="string">
            <text:p>2022:07:26</text:p>
          </table:table-cell>
          <table:table-cell/>
          <table:table-cell office:value-type="string" calcext:value-type="string">
            <text:p>IMG_2809.jpg</text:p>
          </table:table-cell>
          <table:table-cell table:style-name="ce47" office:value-type="string" calcext:value-type="string">
            <text:p>14:02:47</text:p>
          </table:table-cell>
          <table:table-cell table:formula="of:=MID([.E25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4.jpg</text:p>
          </table:table-cell>
          <table:table-cell table:style-name="ce47" office:value-type="string" calcext:value-type="string">
            <text:p>13:53:11</text:p>
          </table:table-cell>
          <table:table-cell table:formula="of:=MID([.I25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4" office:value-type="float" office:value="253" calcext:value-type="float">
            <text:p>253</text:p>
          </table:table-cell>
          <table:table-cell table:style-name="ce28" office:value-type="string" calcext:value-type="string">
            <text:p>2022:07:27</text:p>
          </table:table-cell>
          <table:table-cell table:style-name="ce14"/>
          <table:table-cell table:style-name="ce16" office:value-type="string" calcext:value-type="string">
            <text:p>IMG_2811.jpg</text:p>
          </table:table-cell>
          <table:table-cell table:style-name="ce36" office:value-type="string" calcext:value-type="string">
            <text:p>14:02:48</text:p>
          </table:table-cell>
          <table:table-cell table:style-name="ce4" table:formula="of:=MID([.E255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1286.jpg</text:p>
          </table:table-cell>
          <table:table-cell table:style-name="ce36" office:value-type="string" calcext:value-type="string">
            <text:p>13:53:11</text:p>
          </table:table-cell>
          <table:table-cell table:style-name="ce23" table:formula="of:=MID([.I255];1;2)+1" office:value-type="float" office:value="14" calcext:value-type="float">
            <text:p>14</text:p>
          </table:table-cell>
          <table:table-cell table:style-name="ce14" table:number-columns-repeated="2"/>
          <table:table-cell table:style-name="ce43" table:number-columns-repeated="2"/>
          <table:table-cell table:style-name="ce14" table:number-columns-repeated="1010"/>
        </table:table-row>
        <table:table-row table:style-name="ro2">
          <table:table-cell table:style-name="ce10" office:value-type="float" office:value="254" calcext:value-type="float">
            <text:p>254</text:p>
          </table:table-cell>
          <table:table-cell table:style-name="ce12" office:value-type="string" calcext:value-type="string">
            <text:p>2022:07:28</text:p>
          </table:table-cell>
          <table:table-cell table:style-name="ce40"/>
          <table:table-cell table:style-name="ce18" office:value-type="string" calcext:value-type="string">
            <text:p>IMG_2814.jpg</text:p>
          </table:table-cell>
          <table:table-cell table:style-name="ce48" office:value-type="string" calcext:value-type="string">
            <text:p>15:02:49</text:p>
          </table:table-cell>
          <table:table-cell table:style-name="ce10" table:formula="of:=MID([.E256];1;2)" office:value-type="string" office:string-value="15" calcext:value-type="string">
            <text:p>15</text:p>
          </table:table-cell>
          <table:table-cell table:style-name="ce40"/>
          <table:table-cell table:style-name="ce18" office:value-type="string" calcext:value-type="string">
            <text:p>IMG_1289.jpg</text:p>
          </table:table-cell>
          <table:table-cell table:style-name="ce48" office:value-type="string" calcext:value-type="string">
            <text:p>14:53:11</text:p>
          </table:table-cell>
          <table:table-cell table:style-name="ce25" table:formula="of:=MID([.I256];1;2)+1" office:value-type="float" office:value="15" calcext:value-type="float">
            <text:p>15</text:p>
          </table:table-cell>
          <table:table-cell table:style-name="ce40"/>
          <table:table-cell table:style-name="ce40" office:value-type="string" calcext:value-type="string">
            <text:p>Installazione Tabelloni</text:p>
          </table:table-cell>
          <table:table-cell table:style-name="ce44" office:value-type="string" calcext:value-type="string">
            <text:p>BLOCK 4</text:p>
          </table:table-cell>
          <table:table-cell table:style-name="ce44" office:value-type="float" office:value="85" calcext:value-type="float">
            <text:p>85</text:p>
          </table:table-cell>
          <table:table-cell table:style-name="ce40" table:number-columns-repeated="1010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11" office:value-type="string" calcext:value-type="string">
            <text:p>2022:07:29</text:p>
          </table:table-cell>
          <table:table-cell/>
          <table:table-cell office:value-type="string" calcext:value-type="string">
            <text:p>IMG_2815.jpg</text:p>
          </table:table-cell>
          <table:table-cell table:style-name="ce47" office:value-type="string" calcext:value-type="string">
            <text:p>14:02:50</text:p>
          </table:table-cell>
          <table:table-cell table:formula="of:=MID([.E25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0.jpg</text:p>
          </table:table-cell>
          <table:table-cell table:style-name="ce47" office:value-type="string" calcext:value-type="string">
            <text:p>13:53:10</text:p>
          </table:table-cell>
          <table:table-cell table:formula="of:=MID([.I25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11" office:value-type="string" calcext:value-type="string">
            <text:p>2022:07:30</text:p>
          </table:table-cell>
          <table:table-cell/>
          <table:table-cell office:value-type="string" calcext:value-type="string">
            <text:p>IMG_2818.jpg</text:p>
          </table:table-cell>
          <table:table-cell table:style-name="ce47" office:value-type="string" calcext:value-type="string">
            <text:p>15:02:52</text:p>
          </table:table-cell>
          <table:table-cell table:formula="of:=MID([.E2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93.jpg</text:p>
          </table:table-cell>
          <table:table-cell table:style-name="ce47" office:value-type="string" calcext:value-type="string">
            <text:p>14:53:10</text:p>
          </table:table-cell>
          <table:table-cell table:formula="of:=MID([.I25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11" office:value-type="string" calcext:value-type="string">
            <text:p>2022:07:31</text:p>
          </table:table-cell>
          <table:table-cell/>
          <table:table-cell office:value-type="string" calcext:value-type="string">
            <text:p>IMG_2819.jpg</text:p>
          </table:table-cell>
          <table:table-cell table:style-name="ce47" office:value-type="string" calcext:value-type="string">
            <text:p>14:02:53</text:p>
          </table:table-cell>
          <table:table-cell table:formula="of:=MID([.E25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4.jpg</text:p>
          </table:table-cell>
          <table:table-cell table:style-name="ce47" office:value-type="string" calcext:value-type="string">
            <text:p>13:53:10</text:p>
          </table:table-cell>
          <table:table-cell table:formula="of:=MID([.I25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11" office:value-type="string" calcext:value-type="string">
            <text:p>2022:08:01</text:p>
          </table:table-cell>
          <table:table-cell/>
          <table:table-cell office:value-type="string" calcext:value-type="string">
            <text:p>IMG_2821.jpg</text:p>
          </table:table-cell>
          <table:table-cell table:style-name="ce47" office:value-type="string" calcext:value-type="string">
            <text:p>14:02:54</text:p>
          </table:table-cell>
          <table:table-cell table:formula="of:=MID([.E2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6.jpg</text:p>
          </table:table-cell>
          <table:table-cell table:style-name="ce47" office:value-type="string" calcext:value-type="string">
            <text:p>13:53:10</text:p>
          </table:table-cell>
          <table:table-cell table:formula="of:=MID([.I26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11" office:value-type="string" calcext:value-type="string">
            <text:p>2022:08:02</text:p>
          </table:table-cell>
          <table:table-cell/>
          <table:table-cell office:value-type="string" calcext:value-type="string">
            <text:p>IMG_2823.jpg</text:p>
          </table:table-cell>
          <table:table-cell table:style-name="ce47" office:value-type="string" calcext:value-type="string">
            <text:p>14:02:55</text:p>
          </table:table-cell>
          <table:table-cell table:formula="of:=MID([.E2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8.jpg</text:p>
          </table:table-cell>
          <table:table-cell table:style-name="ce47" office:value-type="string" calcext:value-type="string">
            <text:p>13:53:10</text:p>
          </table:table-cell>
          <table:table-cell table:formula="of:=MID([.I26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11" office:value-type="string" calcext:value-type="string">
            <text:p>2022:08:03</text:p>
          </table:table-cell>
          <table:table-cell/>
          <table:table-cell office:value-type="string" calcext:value-type="string">
            <text:p>IMG_2825.jpg</text:p>
          </table:table-cell>
          <table:table-cell table:style-name="ce47" office:value-type="string" calcext:value-type="string">
            <text:p>14:02:57</text:p>
          </table:table-cell>
          <table:table-cell table:formula="of:=MID([.E2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0.jpg</text:p>
          </table:table-cell>
          <table:table-cell table:style-name="ce47" office:value-type="string" calcext:value-type="string">
            <text:p>13:53:10</text:p>
          </table:table-cell>
          <table:table-cell table:formula="of:=MID([.I26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11" office:value-type="string" calcext:value-type="string">
            <text:p>2022:08:04</text:p>
          </table:table-cell>
          <table:table-cell/>
          <table:table-cell office:value-type="string" calcext:value-type="string">
            <text:p>IMG_2828.jpg</text:p>
          </table:table-cell>
          <table:table-cell table:style-name="ce47" office:value-type="string" calcext:value-type="string">
            <text:p>15:02:58</text:p>
          </table:table-cell>
          <table:table-cell table:formula="of:=MID([.E2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03.jpg</text:p>
          </table:table-cell>
          <table:table-cell table:style-name="ce47" office:value-type="string" calcext:value-type="string">
            <text:p>14:53:10</text:p>
          </table:table-cell>
          <table:table-cell table:formula="of:=MID([.I26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11" office:value-type="string" calcext:value-type="string">
            <text:p>2022:08:05</text:p>
          </table:table-cell>
          <table:table-cell/>
          <table:table-cell office:value-type="string" calcext:value-type="string">
            <text:p>IMG_2829.jpg</text:p>
          </table:table-cell>
          <table:table-cell table:style-name="ce47" office:value-type="string" calcext:value-type="string">
            <text:p>14:02:59</text:p>
          </table:table-cell>
          <table:table-cell table:formula="of:=MID([.E26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4.jpg</text:p>
          </table:table-cell>
          <table:table-cell table:style-name="ce47" office:value-type="string" calcext:value-type="string">
            <text:p>13:53:10</text:p>
          </table:table-cell>
          <table:table-cell table:formula="of:=MID([.I26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11" office:value-type="string" calcext:value-type="string">
            <text:p>2022:08:06</text:p>
          </table:table-cell>
          <table:table-cell/>
          <table:table-cell office:value-type="string" calcext:value-type="string">
            <text:p>IMG_2831.jpg</text:p>
          </table:table-cell>
          <table:table-cell table:style-name="ce47" office:value-type="string" calcext:value-type="string">
            <text:p>14:03:01</text:p>
          </table:table-cell>
          <table:table-cell table:formula="of:=MID([.E2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6.jpg</text:p>
          </table:table-cell>
          <table:table-cell table:style-name="ce47" office:value-type="string" calcext:value-type="string">
            <text:p>13:53:10</text:p>
          </table:table-cell>
          <table:table-cell table:formula="of:=MID([.I26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11" office:value-type="string" calcext:value-type="string">
            <text:p>2022:08:07</text:p>
          </table:table-cell>
          <table:table-cell/>
          <table:table-cell office:value-type="string" calcext:value-type="string">
            <text:p>IMG_2833.jpg</text:p>
          </table:table-cell>
          <table:table-cell table:style-name="ce47" office:value-type="string" calcext:value-type="string">
            <text:p>14:03:02</text:p>
          </table:table-cell>
          <table:table-cell table:formula="of:=MID([.E2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8.jpg</text:p>
          </table:table-cell>
          <table:table-cell table:style-name="ce47" office:value-type="string" calcext:value-type="string">
            <text:p>13:53:10</text:p>
          </table:table-cell>
          <table:table-cell table:formula="of:=MID([.I26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11" office:value-type="string" calcext:value-type="string">
            <text:p>2022:08:08</text:p>
          </table:table-cell>
          <table:table-cell/>
          <table:table-cell office:value-type="string" calcext:value-type="string">
            <text:p>IMG_2835.jpg</text:p>
          </table:table-cell>
          <table:table-cell table:style-name="ce47" office:value-type="string" calcext:value-type="string">
            <text:p>14:03:03</text:p>
          </table:table-cell>
          <table:table-cell table:formula="of:=MID([.E2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0.jpg</text:p>
          </table:table-cell>
          <table:table-cell table:style-name="ce47" office:value-type="string" calcext:value-type="string">
            <text:p>13:53:10</text:p>
          </table:table-cell>
          <table:table-cell table:formula="of:=MID([.I26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11" office:value-type="string" calcext:value-type="string">
            <text:p>2022:08:09</text:p>
          </table:table-cell>
          <table:table-cell/>
          <table:table-cell office:value-type="string" calcext:value-type="string">
            <text:p>IMG_2837.jpg</text:p>
          </table:table-cell>
          <table:table-cell table:style-name="ce47" office:value-type="string" calcext:value-type="string">
            <text:p>14:03:04</text:p>
          </table:table-cell>
          <table:table-cell table:formula="of:=MID([.E2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2.jpg</text:p>
          </table:table-cell>
          <table:table-cell table:style-name="ce47" office:value-type="string" calcext:value-type="string">
            <text:p>13:53:10</text:p>
          </table:table-cell>
          <table:table-cell table:formula="of:=MID([.I26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11" office:value-type="string" calcext:value-type="string">
            <text:p>2022:08:10</text:p>
          </table:table-cell>
          <table:table-cell/>
          <table:table-cell office:value-type="string" calcext:value-type="string">
            <text:p>IMG_2839.jpg</text:p>
          </table:table-cell>
          <table:table-cell table:style-name="ce47" office:value-type="string" calcext:value-type="string">
            <text:p>14:03:06</text:p>
          </table:table-cell>
          <table:table-cell table:formula="of:=MID([.E2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4.jpg</text:p>
          </table:table-cell>
          <table:table-cell table:style-name="ce47" office:value-type="string" calcext:value-type="string">
            <text:p>13:53:10</text:p>
          </table:table-cell>
          <table:table-cell table:formula="of:=MID([.I26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11" office:value-type="string" calcext:value-type="string">
            <text:p>2022:08:11</text:p>
          </table:table-cell>
          <table:table-cell/>
          <table:table-cell office:value-type="string" calcext:value-type="string">
            <text:p>IMG_2841.jpg</text:p>
          </table:table-cell>
          <table:table-cell table:style-name="ce47" office:value-type="string" calcext:value-type="string">
            <text:p>14:03:07</text:p>
          </table:table-cell>
          <table:table-cell table:formula="of:=MID([.E2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6.jpg</text:p>
          </table:table-cell>
          <table:table-cell table:style-name="ce47" office:value-type="string" calcext:value-type="string">
            <text:p>13:53:09</text:p>
          </table:table-cell>
          <table:table-cell table:formula="of:=MID([.I27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11" office:value-type="string" calcext:value-type="string">
            <text:p>2022:08:12</text:p>
          </table:table-cell>
          <table:table-cell/>
          <table:table-cell office:value-type="string" calcext:value-type="string">
            <text:p>IMG_2843.jpg</text:p>
          </table:table-cell>
          <table:table-cell table:style-name="ce47" office:value-type="string" calcext:value-type="string">
            <text:p>14:03:08</text:p>
          </table:table-cell>
          <table:table-cell table:formula="of:=MID([.E2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8.jpg</text:p>
          </table:table-cell>
          <table:table-cell table:style-name="ce47" office:value-type="string" calcext:value-type="string">
            <text:p>13:53:09</text:p>
          </table:table-cell>
          <table:table-cell table:formula="of:=MID([.I27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11" office:value-type="string" calcext:value-type="string">
            <text:p>2022:08:13</text:p>
          </table:table-cell>
          <table:table-cell/>
          <table:table-cell office:value-type="string" calcext:value-type="string">
            <text:p>IMG_2845.jpg</text:p>
          </table:table-cell>
          <table:table-cell table:style-name="ce47" office:value-type="string" calcext:value-type="string">
            <text:p>14:03:09</text:p>
          </table:table-cell>
          <table:table-cell table:formula="of:=MID([.E2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0.jpg</text:p>
          </table:table-cell>
          <table:table-cell table:style-name="ce47" office:value-type="string" calcext:value-type="string">
            <text:p>13:53:09</text:p>
          </table:table-cell>
          <table:table-cell table:formula="of:=MID([.I27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11" office:value-type="string" calcext:value-type="string">
            <text:p>2022:08:14</text:p>
          </table:table-cell>
          <table:table-cell/>
          <table:table-cell office:value-type="string" calcext:value-type="string">
            <text:p>IMG_2847.jpg</text:p>
          </table:table-cell>
          <table:table-cell table:style-name="ce47" office:value-type="string" calcext:value-type="string">
            <text:p>14:03:10</text:p>
          </table:table-cell>
          <table:table-cell table:formula="of:=MID([.E2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2.jpg</text:p>
          </table:table-cell>
          <table:table-cell table:style-name="ce47" office:value-type="string" calcext:value-type="string">
            <text:p>13:53:09</text:p>
          </table:table-cell>
          <table:table-cell table:formula="of:=MID([.I27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11" office:value-type="string" calcext:value-type="string">
            <text:p>2022:08:15</text:p>
          </table:table-cell>
          <table:table-cell/>
          <table:table-cell office:value-type="string" calcext:value-type="string">
            <text:p>IMG_2849.jpg</text:p>
          </table:table-cell>
          <table:table-cell table:style-name="ce47" office:value-type="string" calcext:value-type="string">
            <text:p>14:03:11</text:p>
          </table:table-cell>
          <table:table-cell table:formula="of:=MID([.E2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4.jpg</text:p>
          </table:table-cell>
          <table:table-cell table:style-name="ce47" office:value-type="string" calcext:value-type="string">
            <text:p>13:53:09</text:p>
          </table:table-cell>
          <table:table-cell table:formula="of:=MID([.I27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11" office:value-type="string" calcext:value-type="string">
            <text:p>2022:08:16</text:p>
          </table:table-cell>
          <table:table-cell/>
          <table:table-cell office:value-type="string" calcext:value-type="string">
            <text:p>IMG_2851.jpg</text:p>
          </table:table-cell>
          <table:table-cell table:style-name="ce47" office:value-type="string" calcext:value-type="string">
            <text:p>14:03:12</text:p>
          </table:table-cell>
          <table:table-cell table:formula="of:=MID([.E2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6.jpg</text:p>
          </table:table-cell>
          <table:table-cell table:style-name="ce47" office:value-type="string" calcext:value-type="string">
            <text:p>13:53:09</text:p>
          </table:table-cell>
          <table:table-cell table:formula="of:=MID([.I27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11" office:value-type="string" calcext:value-type="string">
            <text:p>2022:08:18</text:p>
          </table:table-cell>
          <table:table-cell/>
          <table:table-cell office:value-type="string" calcext:value-type="string">
            <text:p>IMG_2855.jpg</text:p>
          </table:table-cell>
          <table:table-cell table:style-name="ce47" office:value-type="string" calcext:value-type="string">
            <text:p>14:03:14</text:p>
          </table:table-cell>
          <table:table-cell table:formula="of:=MID([.E2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0.jpg</text:p>
          </table:table-cell>
          <table:table-cell table:style-name="ce47" office:value-type="string" calcext:value-type="string">
            <text:p>13:53:08</text:p>
          </table:table-cell>
          <table:table-cell table:formula="of:=MID([.I27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11" office:value-type="string" calcext:value-type="string">
            <text:p>2022:08:19</text:p>
          </table:table-cell>
          <table:table-cell/>
          <table:table-cell office:value-type="string" calcext:value-type="string">
            <text:p>IMG_2857.jpg</text:p>
          </table:table-cell>
          <table:table-cell table:style-name="ce47" office:value-type="string" calcext:value-type="string">
            <text:p>14:03:15</text:p>
          </table:table-cell>
          <table:table-cell table:formula="of:=MID([.E2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2.jpg</text:p>
          </table:table-cell>
          <table:table-cell table:style-name="ce47" office:value-type="string" calcext:value-type="string">
            <text:p>13:53:08</text:p>
          </table:table-cell>
          <table:table-cell table:formula="of:=MID([.I27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11" office:value-type="string" calcext:value-type="string">
            <text:p>2022:08:20</text:p>
          </table:table-cell>
          <table:table-cell/>
          <table:table-cell office:value-type="string" calcext:value-type="string">
            <text:p>IMG_2859.jpg</text:p>
          </table:table-cell>
          <table:table-cell table:style-name="ce47" office:value-type="string" calcext:value-type="string">
            <text:p>14:03:16</text:p>
          </table:table-cell>
          <table:table-cell table:formula="of:=MID([.E2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4.jpg</text:p>
          </table:table-cell>
          <table:table-cell table:style-name="ce47" office:value-type="string" calcext:value-type="string">
            <text:p>13:53:08</text:p>
          </table:table-cell>
          <table:table-cell table:formula="of:=MID([.I27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11" office:value-type="string" calcext:value-type="string">
            <text:p>2022:08:21</text:p>
          </table:table-cell>
          <table:table-cell/>
          <table:table-cell office:value-type="string" calcext:value-type="string">
            <text:p>IMG_2861.jpg</text:p>
          </table:table-cell>
          <table:table-cell table:style-name="ce47" office:value-type="string" calcext:value-type="string">
            <text:p>14:03:18</text:p>
          </table:table-cell>
          <table:table-cell table:formula="of:=MID([.E2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6.jpg</text:p>
          </table:table-cell>
          <table:table-cell table:style-name="ce47" office:value-type="string" calcext:value-type="string">
            <text:p>13:53:07</text:p>
          </table:table-cell>
          <table:table-cell table:formula="of:=MID([.I27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11" office:value-type="string" calcext:value-type="string">
            <text:p>2022:08:22</text:p>
          </table:table-cell>
          <table:table-cell/>
          <table:table-cell office:value-type="string" calcext:value-type="string">
            <text:p>IMG_2863.jpg</text:p>
          </table:table-cell>
          <table:table-cell table:style-name="ce47" office:value-type="string" calcext:value-type="string">
            <text:p>14:03:19</text:p>
          </table:table-cell>
          <table:table-cell table:formula="of:=MID([.E2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8.jpg</text:p>
          </table:table-cell>
          <table:table-cell table:style-name="ce47" office:value-type="string" calcext:value-type="string">
            <text:p>13:53:07</text:p>
          </table:table-cell>
          <table:table-cell table:formula="of:=MID([.I28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11" office:value-type="string" calcext:value-type="string">
            <text:p>2022:08:23</text:p>
          </table:table-cell>
          <table:table-cell/>
          <table:table-cell office:value-type="string" calcext:value-type="string">
            <text:p>IMG_2865.jpg</text:p>
          </table:table-cell>
          <table:table-cell table:style-name="ce47" office:value-type="string" calcext:value-type="string">
            <text:p>14:03:20</text:p>
          </table:table-cell>
          <table:table-cell table:formula="of:=MID([.E2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0.jpg</text:p>
          </table:table-cell>
          <table:table-cell table:style-name="ce47" office:value-type="string" calcext:value-type="string">
            <text:p>13:53:07</text:p>
          </table:table-cell>
          <table:table-cell table:formula="of:=MID([.I28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11" office:value-type="string" calcext:value-type="string">
            <text:p>2022:08:24</text:p>
          </table:table-cell>
          <table:table-cell/>
          <table:table-cell office:value-type="string" calcext:value-type="string">
            <text:p>IMG_2867.jpg</text:p>
          </table:table-cell>
          <table:table-cell table:style-name="ce47" office:value-type="string" calcext:value-type="string">
            <text:p>14:03:21</text:p>
          </table:table-cell>
          <table:table-cell table:formula="of:=MID([.E2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2.jpg</text:p>
          </table:table-cell>
          <table:table-cell table:style-name="ce47" office:value-type="string" calcext:value-type="string">
            <text:p>13:53:07</text:p>
          </table:table-cell>
          <table:table-cell table:formula="of:=MID([.I28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11" office:value-type="string" calcext:value-type="string">
            <text:p>2022:08:25</text:p>
          </table:table-cell>
          <table:table-cell/>
          <table:table-cell office:value-type="string" calcext:value-type="string">
            <text:p>IMG_2869.jpg</text:p>
          </table:table-cell>
          <table:table-cell table:style-name="ce47" office:value-type="string" calcext:value-type="string">
            <text:p>14:03:22</text:p>
          </table:table-cell>
          <table:table-cell table:formula="of:=MID([.E2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4.jpg</text:p>
          </table:table-cell>
          <table:table-cell table:style-name="ce47" office:value-type="string" calcext:value-type="string">
            <text:p>13:53:07</text:p>
          </table:table-cell>
          <table:table-cell table:formula="of:=MID([.I28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11" office:value-type="string" calcext:value-type="string">
            <text:p>2022:08:27</text:p>
          </table:table-cell>
          <table:table-cell/>
          <table:table-cell office:value-type="string" calcext:value-type="string">
            <text:p>IMG_2873.jpg</text:p>
          </table:table-cell>
          <table:table-cell table:style-name="ce47" office:value-type="string" calcext:value-type="string">
            <text:p>14:03:25</text:p>
          </table:table-cell>
          <table:table-cell table:formula="of:=MID([.E2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8.jpg</text:p>
          </table:table-cell>
          <table:table-cell table:style-name="ce47" office:value-type="string" calcext:value-type="string">
            <text:p>13:53:07</text:p>
          </table:table-cell>
          <table:table-cell table:formula="of:=MID([.I28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11" office:value-type="string" calcext:value-type="string">
            <text:p>2022:08:28</text:p>
          </table:table-cell>
          <table:table-cell/>
          <table:table-cell office:value-type="string" calcext:value-type="string">
            <text:p>IMG_2876.jpg</text:p>
          </table:table-cell>
          <table:table-cell table:style-name="ce47" office:value-type="string" calcext:value-type="string">
            <text:p>15:03:26</text:p>
          </table:table-cell>
          <table:table-cell table:formula="of:=MID([.E2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1.jpg</text:p>
          </table:table-cell>
          <table:table-cell table:style-name="ce47" office:value-type="string" calcext:value-type="string">
            <text:p>14:53:07</text:p>
          </table:table-cell>
          <table:table-cell table:formula="of:=MID([.I2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11" office:value-type="string" calcext:value-type="string">
            <text:p>2022:08:29</text:p>
          </table:table-cell>
          <table:table-cell/>
          <table:table-cell office:value-type="string" calcext:value-type="string">
            <text:p>IMG_2878.jpg</text:p>
          </table:table-cell>
          <table:table-cell table:style-name="ce47" office:value-type="string" calcext:value-type="string">
            <text:p>15:03:27</text:p>
          </table:table-cell>
          <table:table-cell table:formula="of:=MID([.E2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3.jpg</text:p>
          </table:table-cell>
          <table:table-cell table:style-name="ce47" office:value-type="string" calcext:value-type="string">
            <text:p>14:53:06</text:p>
          </table:table-cell>
          <table:table-cell table:formula="of:=MID([.I2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11" office:value-type="string" calcext:value-type="string">
            <text:p>2022:08:30</text:p>
          </table:table-cell>
          <table:table-cell/>
          <table:table-cell office:value-type="string" calcext:value-type="string">
            <text:p>IMG_2880.jpg</text:p>
          </table:table-cell>
          <table:table-cell table:style-name="ce47" office:value-type="string" calcext:value-type="string">
            <text:p>15:03:28</text:p>
          </table:table-cell>
          <table:table-cell table:formula="of:=MID([.E2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5.jpg</text:p>
          </table:table-cell>
          <table:table-cell table:style-name="ce47" office:value-type="string" calcext:value-type="string">
            <text:p>14:53:06</text:p>
          </table:table-cell>
          <table:table-cell table:formula="of:=MID([.I28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11" office:value-type="string" calcext:value-type="string">
            <text:p>2022:08:31</text:p>
          </table:table-cell>
          <table:table-cell/>
          <table:table-cell office:value-type="string" calcext:value-type="string">
            <text:p>IMG_2881.jpg</text:p>
          </table:table-cell>
          <table:table-cell table:style-name="ce47" office:value-type="string" calcext:value-type="string">
            <text:p>14:03:29</text:p>
          </table:table-cell>
          <table:table-cell table:formula="of:=MID([.E2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6.jpg</text:p>
          </table:table-cell>
          <table:table-cell table:style-name="ce47" office:value-type="string" calcext:value-type="string">
            <text:p>13:53:06</text:p>
          </table:table-cell>
          <table:table-cell table:formula="of:=MID([.I28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11" office:value-type="string" calcext:value-type="string">
            <text:p>2022:09:01</text:p>
          </table:table-cell>
          <table:table-cell/>
          <table:table-cell office:value-type="string" calcext:value-type="string">
            <text:p>IMG_2883.jpg</text:p>
          </table:table-cell>
          <table:table-cell table:style-name="ce47" office:value-type="string" calcext:value-type="string">
            <text:p>14:03:30</text:p>
          </table:table-cell>
          <table:table-cell table:formula="of:=MID([.E2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8.jpg</text:p>
          </table:table-cell>
          <table:table-cell table:style-name="ce47" office:value-type="string" calcext:value-type="string">
            <text:p>13:53:06</text:p>
          </table:table-cell>
          <table:table-cell table:formula="of:=MID([.I28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11" office:value-type="string" calcext:value-type="string">
            <text:p>2022:09:02</text:p>
          </table:table-cell>
          <table:table-cell/>
          <table:table-cell office:value-type="string" calcext:value-type="string">
            <text:p>IMG_2886.jpg</text:p>
          </table:table-cell>
          <table:table-cell table:style-name="ce47" office:value-type="string" calcext:value-type="string">
            <text:p>15:03:31</text:p>
          </table:table-cell>
          <table:table-cell table:formula="of:=MID([.E2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1.jpg</text:p>
          </table:table-cell>
          <table:table-cell table:style-name="ce47" office:value-type="string" calcext:value-type="string">
            <text:p>14:53:06</text:p>
          </table:table-cell>
          <table:table-cell table:formula="of:=MID([.I29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11" office:value-type="string" calcext:value-type="string">
            <text:p>2022:09:04</text:p>
          </table:table-cell>
          <table:table-cell/>
          <table:table-cell office:value-type="string" calcext:value-type="string">
            <text:p>IMG_2890.jpg</text:p>
          </table:table-cell>
          <table:table-cell table:style-name="ce47" office:value-type="string" calcext:value-type="string">
            <text:p>15:03:33</text:p>
          </table:table-cell>
          <table:table-cell table:formula="of:=MID([.E2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5.jpg</text:p>
          </table:table-cell>
          <table:table-cell table:style-name="ce47" office:value-type="string" calcext:value-type="string">
            <text:p>14:53:05</text:p>
          </table:table-cell>
          <table:table-cell table:formula="of:=MID([.I29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11" office:value-type="string" calcext:value-type="string">
            <text:p>2022:09:05</text:p>
          </table:table-cell>
          <table:table-cell/>
          <table:table-cell office:value-type="string" calcext:value-type="string">
            <text:p>IMG_2891.jpg</text:p>
          </table:table-cell>
          <table:table-cell table:style-name="ce47" office:value-type="string" calcext:value-type="string">
            <text:p>14:03:34</text:p>
          </table:table-cell>
          <table:table-cell table:formula="of:=MID([.E2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6.jpg</text:p>
          </table:table-cell>
          <table:table-cell table:style-name="ce47" office:value-type="string" calcext:value-type="string">
            <text:p>13:53:05</text:p>
          </table:table-cell>
          <table:table-cell table:formula="of:=MID([.I29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11" office:value-type="string" calcext:value-type="string">
            <text:p>2022:09:06</text:p>
          </table:table-cell>
          <table:table-cell/>
          <table:table-cell office:value-type="string" calcext:value-type="string">
            <text:p>IMG_2893.jpg</text:p>
          </table:table-cell>
          <table:table-cell table:style-name="ce47" office:value-type="string" calcext:value-type="string">
            <text:p>14:03:35</text:p>
          </table:table-cell>
          <table:table-cell table:formula="of:=MID([.E2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8.jpg</text:p>
          </table:table-cell>
          <table:table-cell table:style-name="ce47" office:value-type="string" calcext:value-type="string">
            <text:p>13:53:04</text:p>
          </table:table-cell>
          <table:table-cell table:formula="of:=MID([.I29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11" office:value-type="string" calcext:value-type="string">
            <text:p>2022:09:07</text:p>
          </table:table-cell>
          <table:table-cell/>
          <table:table-cell office:value-type="string" calcext:value-type="string">
            <text:p>IMG_2896.jpg</text:p>
          </table:table-cell>
          <table:table-cell table:style-name="ce47" office:value-type="string" calcext:value-type="string">
            <text:p>15:03:36</text:p>
          </table:table-cell>
          <table:table-cell table:formula="of:=MID([.E29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71.jpg</text:p>
          </table:table-cell>
          <table:table-cell table:style-name="ce47" office:value-type="string" calcext:value-type="string">
            <text:p>14:53:04</text:p>
          </table:table-cell>
          <table:table-cell table:formula="of:=MID([.I29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11" office:value-type="string" calcext:value-type="string">
            <text:p>2022:09:08</text:p>
          </table:table-cell>
          <table:table-cell/>
          <table:table-cell office:value-type="string" calcext:value-type="string">
            <text:p>IMG_2897.jpg</text:p>
          </table:table-cell>
          <table:table-cell table:style-name="ce47" office:value-type="string" calcext:value-type="string">
            <text:p>14:03:37</text:p>
          </table:table-cell>
          <table:table-cell table:formula="of:=MID([.E2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2.jpg</text:p>
          </table:table-cell>
          <table:table-cell table:style-name="ce47" office:value-type="string" calcext:value-type="string">
            <text:p>13:53:04</text:p>
          </table:table-cell>
          <table:table-cell table:formula="of:=MID([.I29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11" office:value-type="string" calcext:value-type="string">
            <text:p>2022:09:09</text:p>
          </table:table-cell>
          <table:table-cell/>
          <table:table-cell office:value-type="string" calcext:value-type="string">
            <text:p>IMG_2899.jpg</text:p>
          </table:table-cell>
          <table:table-cell table:style-name="ce47" office:value-type="string" calcext:value-type="string">
            <text:p>14:03:38</text:p>
          </table:table-cell>
          <table:table-cell table:formula="of:=MID([.E2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4.jpg</text:p>
          </table:table-cell>
          <table:table-cell table:style-name="ce47" office:value-type="string" calcext:value-type="string">
            <text:p>13:53:04</text:p>
          </table:table-cell>
          <table:table-cell table:formula="of:=MID([.I29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11" office:value-type="string" calcext:value-type="string">
            <text:p>2022:09:10</text:p>
          </table:table-cell>
          <table:table-cell/>
          <table:table-cell office:value-type="string" calcext:value-type="string">
            <text:p>IMG_2901.jpg</text:p>
          </table:table-cell>
          <table:table-cell table:style-name="ce47" office:value-type="string" calcext:value-type="string">
            <text:p>14:03:39</text:p>
          </table:table-cell>
          <table:table-cell table:formula="of:=MID([.E2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6.jpg</text:p>
          </table:table-cell>
          <table:table-cell table:style-name="ce47" office:value-type="string" calcext:value-type="string">
            <text:p>13:53:03</text:p>
          </table:table-cell>
          <table:table-cell table:formula="of:=MID([.I29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11" office:value-type="string" calcext:value-type="string">
            <text:p>2022:09:11</text:p>
          </table:table-cell>
          <table:table-cell/>
          <table:table-cell office:value-type="string" calcext:value-type="string">
            <text:p>IMG_2903.jpg</text:p>
          </table:table-cell>
          <table:table-cell table:style-name="ce47" office:value-type="string" calcext:value-type="string">
            <text:p>14:03:40</text:p>
          </table:table-cell>
          <table:table-cell table:formula="of:=MID([.E2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8.jpg</text:p>
          </table:table-cell>
          <table:table-cell table:style-name="ce47" office:value-type="string" calcext:value-type="string">
            <text:p>13:53:03</text:p>
          </table:table-cell>
          <table:table-cell table:formula="of:=MID([.I29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11" office:value-type="string" calcext:value-type="string">
            <text:p>2022:09:12</text:p>
          </table:table-cell>
          <table:table-cell/>
          <table:table-cell office:value-type="string" calcext:value-type="string">
            <text:p>IMG_2905.jpg</text:p>
          </table:table-cell>
          <table:table-cell table:style-name="ce47" office:value-type="string" calcext:value-type="string">
            <text:p>14:03:41</text:p>
          </table:table-cell>
          <table:table-cell table:formula="of:=MID([.E2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0.jpg</text:p>
          </table:table-cell>
          <table:table-cell table:style-name="ce47" office:value-type="string" calcext:value-type="string">
            <text:p>13:53:03</text:p>
          </table:table-cell>
          <table:table-cell table:formula="of:=MID([.I29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11" office:value-type="string" calcext:value-type="string">
            <text:p>2022:09:13</text:p>
          </table:table-cell>
          <table:table-cell/>
          <table:table-cell office:value-type="string" calcext:value-type="string">
            <text:p>IMG_2907.jpg</text:p>
          </table:table-cell>
          <table:table-cell table:style-name="ce47" office:value-type="string" calcext:value-type="string">
            <text:p>14:03:42</text:p>
          </table:table-cell>
          <table:table-cell table:formula="of:=MID([.E3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2.jpg</text:p>
          </table:table-cell>
          <table:table-cell table:style-name="ce47" office:value-type="string" calcext:value-type="string">
            <text:p>13:53:02</text:p>
          </table:table-cell>
          <table:table-cell table:formula="of:=MID([.I30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11" office:value-type="string" calcext:value-type="string">
            <text:p>2022:09:15</text:p>
          </table:table-cell>
          <table:table-cell/>
          <table:table-cell office:value-type="string" calcext:value-type="string">
            <text:p>IMG_2911.jpg</text:p>
          </table:table-cell>
          <table:table-cell table:style-name="ce47" office:value-type="string" calcext:value-type="string">
            <text:p>14:03:44</text:p>
          </table:table-cell>
          <table:table-cell table:formula="of:=MID([.E3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6.jpg</text:p>
          </table:table-cell>
          <table:table-cell table:style-name="ce47" office:value-type="string" calcext:value-type="string">
            <text:p>13:53:02</text:p>
          </table:table-cell>
          <table:table-cell table:formula="of:=MID([.I30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11" office:value-type="string" calcext:value-type="string">
            <text:p>2022:09:16</text:p>
          </table:table-cell>
          <table:table-cell/>
          <table:table-cell office:value-type="string" calcext:value-type="string">
            <text:p>IMG_2913.jpg</text:p>
          </table:table-cell>
          <table:table-cell table:style-name="ce47" office:value-type="string" calcext:value-type="string">
            <text:p>14:03:45</text:p>
          </table:table-cell>
          <table:table-cell table:formula="of:=MID([.E3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8.jpg</text:p>
          </table:table-cell>
          <table:table-cell table:style-name="ce47" office:value-type="string" calcext:value-type="string">
            <text:p>13:53:02</text:p>
          </table:table-cell>
          <table:table-cell table:formula="of:=MID([.I30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11" office:value-type="string" calcext:value-type="string">
            <text:p>2022:09:17</text:p>
          </table:table-cell>
          <table:table-cell/>
          <table:table-cell office:value-type="string" calcext:value-type="string">
            <text:p>IMG_2915.jpg</text:p>
          </table:table-cell>
          <table:table-cell table:style-name="ce47" office:value-type="string" calcext:value-type="string">
            <text:p>14:03:46</text:p>
          </table:table-cell>
          <table:table-cell table:formula="of:=MID([.E3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0.jpg</text:p>
          </table:table-cell>
          <table:table-cell table:style-name="ce47" office:value-type="string" calcext:value-type="string">
            <text:p>13:53:01</text:p>
          </table:table-cell>
          <table:table-cell table:formula="of:=MID([.I30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11" office:value-type="string" calcext:value-type="string">
            <text:p>2022:09:18</text:p>
          </table:table-cell>
          <table:table-cell/>
          <table:table-cell office:value-type="string" calcext:value-type="string">
            <text:p>IMG_2917.jpg</text:p>
          </table:table-cell>
          <table:table-cell table:style-name="ce47" office:value-type="string" calcext:value-type="string">
            <text:p>14:03:46</text:p>
          </table:table-cell>
          <table:table-cell table:formula="of:=MID([.E3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2.jpg</text:p>
          </table:table-cell>
          <table:table-cell table:style-name="ce47" office:value-type="string" calcext:value-type="string">
            <text:p>13:53:00</text:p>
          </table:table-cell>
          <table:table-cell table:formula="of:=MID([.I30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11" office:value-type="string" calcext:value-type="string">
            <text:p>2022:09:19</text:p>
          </table:table-cell>
          <table:table-cell/>
          <table:table-cell office:value-type="string" calcext:value-type="string">
            <text:p>IMG_2919.jpg</text:p>
          </table:table-cell>
          <table:table-cell table:style-name="ce47" office:value-type="string" calcext:value-type="string">
            <text:p>14:03:47</text:p>
          </table:table-cell>
          <table:table-cell table:formula="of:=MID([.E3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4.jpg</text:p>
          </table:table-cell>
          <table:table-cell table:style-name="ce47" office:value-type="string" calcext:value-type="string">
            <text:p>13:53:00</text:p>
          </table:table-cell>
          <table:table-cell table:formula="of:=MID([.I30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11" office:value-type="string" calcext:value-type="string">
            <text:p>2022:09:20</text:p>
          </table:table-cell>
          <table:table-cell/>
          <table:table-cell office:value-type="string" calcext:value-type="string">
            <text:p>IMG_2921.jpg</text:p>
          </table:table-cell>
          <table:table-cell table:style-name="ce47" office:value-type="string" calcext:value-type="string">
            <text:p>14:03:48</text:p>
          </table:table-cell>
          <table:table-cell table:formula="of:=MID([.E3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6.jpg</text:p>
          </table:table-cell>
          <table:table-cell table:style-name="ce47" office:value-type="string" calcext:value-type="string">
            <text:p>13:52:59</text:p>
          </table:table-cell>
          <table:table-cell table:formula="of:=MID([.I30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11" office:value-type="string" calcext:value-type="string">
            <text:p>2022:09:22</text:p>
          </table:table-cell>
          <table:table-cell/>
          <table:table-cell office:value-type="string" calcext:value-type="string">
            <text:p>IMG_2925.jpg</text:p>
          </table:table-cell>
          <table:table-cell table:style-name="ce47" office:value-type="string" calcext:value-type="string">
            <text:p>14:03:48</text:p>
          </table:table-cell>
          <table:table-cell table:formula="of:=MID([.E3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0.jpg</text:p>
          </table:table-cell>
          <table:table-cell table:style-name="ce47" office:value-type="string" calcext:value-type="string">
            <text:p>13:52:58</text:p>
          </table:table-cell>
          <table:table-cell table:formula="of:=MID([.I30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11" office:value-type="string" calcext:value-type="string">
            <text:p>2022:09:23</text:p>
          </table:table-cell>
          <table:table-cell/>
          <table:table-cell office:value-type="string" calcext:value-type="string">
            <text:p>IMG_2927.jpg</text:p>
          </table:table-cell>
          <table:table-cell table:style-name="ce47" office:value-type="string" calcext:value-type="string">
            <text:p>14:03:49</text:p>
          </table:table-cell>
          <table:table-cell table:formula="of:=MID([.E3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2.jpg</text:p>
          </table:table-cell>
          <table:table-cell table:style-name="ce47" office:value-type="string" calcext:value-type="string">
            <text:p>13:52:57</text:p>
          </table:table-cell>
          <table:table-cell table:formula="of:=MID([.I30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11" office:value-type="string" calcext:value-type="string">
            <text:p>2022:09:26</text:p>
          </table:table-cell>
          <table:table-cell/>
          <table:table-cell office:value-type="string" calcext:value-type="string">
            <text:p>IMG_2933.jpg</text:p>
          </table:table-cell>
          <table:table-cell table:style-name="ce47" office:value-type="string" calcext:value-type="string">
            <text:p>14:03:49</text:p>
          </table:table-cell>
          <table:table-cell table:formula="of:=MID([.E3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8.jpg</text:p>
          </table:table-cell>
          <table:table-cell table:style-name="ce47" office:value-type="string" calcext:value-type="string">
            <text:p>13:52:54</text:p>
          </table:table-cell>
          <table:table-cell table:formula="of:=MID([.I30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11" office:value-type="string" calcext:value-type="string">
            <text:p>2022:09:27</text:p>
          </table:table-cell>
          <table:table-cell/>
          <table:table-cell office:value-type="string" calcext:value-type="string">
            <text:p>IMG_2936.jpg</text:p>
          </table:table-cell>
          <table:table-cell table:style-name="ce47" office:value-type="string" calcext:value-type="string">
            <text:p>15:03:50</text:p>
          </table:table-cell>
          <table:table-cell table:formula="of:=MID([.E31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1.jpg</text:p>
          </table:table-cell>
          <table:table-cell table:style-name="ce47" office:value-type="string" calcext:value-type="string">
            <text:p>14:52:54</text:p>
          </table:table-cell>
          <table:table-cell table:formula="of:=MID([.I31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11" office:value-type="string" calcext:value-type="string">
            <text:p>2022:09:28</text:p>
          </table:table-cell>
          <table:table-cell/>
          <table:table-cell office:value-type="string" calcext:value-type="string">
            <text:p>IMG_2938.jpg</text:p>
          </table:table-cell>
          <table:table-cell table:style-name="ce47" office:value-type="string" calcext:value-type="string">
            <text:p>15:03:50</text:p>
          </table:table-cell>
          <table:table-cell table:formula="of:=MID([.E31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3.jpg</text:p>
          </table:table-cell>
          <table:table-cell table:style-name="ce47" office:value-type="string" calcext:value-type="string">
            <text:p>14:52:53</text:p>
          </table:table-cell>
          <table:table-cell table:formula="of:=MID([.I31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11" office:value-type="string" calcext:value-type="string">
            <text:p>2022:09:29</text:p>
          </table:table-cell>
          <table:table-cell/>
          <table:table-cell office:value-type="string" calcext:value-type="string">
            <text:p>IMG_2939.jpg</text:p>
          </table:table-cell>
          <table:table-cell table:style-name="ce47" office:value-type="string" calcext:value-type="string">
            <text:p>14:03:50</text:p>
          </table:table-cell>
          <table:table-cell table:formula="of:=MID([.E3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14.jpg</text:p>
          </table:table-cell>
          <table:table-cell table:style-name="ce47" office:value-type="string" calcext:value-type="string">
            <text:p>13:52:52</text:p>
          </table:table-cell>
          <table:table-cell table:formula="of:=MID([.I31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11" office:value-type="string" calcext:value-type="string">
            <text:p>2022:09:30</text:p>
          </table:table-cell>
          <table:table-cell/>
          <table:table-cell office:value-type="string" calcext:value-type="string">
            <text:p>IMG_2942.jpg</text:p>
          </table:table-cell>
          <table:table-cell table:style-name="ce47" office:value-type="string" calcext:value-type="string">
            <text:p>15:03:50</text:p>
          </table:table-cell>
          <table:table-cell table:formula="of:=MID([.E31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7.jpg</text:p>
          </table:table-cell>
          <table:table-cell table:style-name="ce47" office:value-type="string" calcext:value-type="string">
            <text:p>14:52:51</text:p>
          </table:table-cell>
          <table:table-cell table:formula="of:=MID([.I31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11" office:value-type="string" calcext:value-type="string">
            <text:p>2022:10:02</text:p>
          </table:table-cell>
          <table:table-cell/>
          <table:table-cell office:value-type="string" calcext:value-type="string">
            <text:p>IMG_2945.jpg</text:p>
          </table:table-cell>
          <table:table-cell table:style-name="ce47" office:value-type="string" calcext:value-type="string">
            <text:p>14:03:51</text:p>
          </table:table-cell>
          <table:table-cell table:formula="of:=MID([.E3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0.jpg</text:p>
          </table:table-cell>
          <table:table-cell table:style-name="ce47" office:value-type="string" calcext:value-type="string">
            <text:p>13:52:49</text:p>
          </table:table-cell>
          <table:table-cell table:formula="of:=MID([.I31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11" office:value-type="string" calcext:value-type="string">
            <text:p>2022:10:03</text:p>
          </table:table-cell>
          <table:table-cell/>
          <table:table-cell office:value-type="string" calcext:value-type="string">
            <text:p>IMG_2947.jpg</text:p>
          </table:table-cell>
          <table:table-cell table:style-name="ce47" office:value-type="string" calcext:value-type="string">
            <text:p>14:03:52</text:p>
          </table:table-cell>
          <table:table-cell table:formula="of:=MID([.E3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2.jpg</text:p>
          </table:table-cell>
          <table:table-cell table:style-name="ce47" office:value-type="string" calcext:value-type="string">
            <text:p>13:52:49</text:p>
          </table:table-cell>
          <table:table-cell table:formula="of:=MID([.I31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11" office:value-type="string" calcext:value-type="string">
            <text:p>2022:10:04</text:p>
          </table:table-cell>
          <table:table-cell/>
          <table:table-cell office:value-type="string" calcext:value-type="string">
            <text:p>IMG_2949.jpg</text:p>
          </table:table-cell>
          <table:table-cell table:style-name="ce47" office:value-type="string" calcext:value-type="string">
            <text:p>14:03:53</text:p>
          </table:table-cell>
          <table:table-cell table:formula="of:=MID([.E3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4.jpg</text:p>
          </table:table-cell>
          <table:table-cell table:style-name="ce47" office:value-type="string" calcext:value-type="string">
            <text:p>13:52:49</text:p>
          </table:table-cell>
          <table:table-cell table:formula="of:=MID([.I31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11" office:value-type="string" calcext:value-type="string">
            <text:p>2022:10:05</text:p>
          </table:table-cell>
          <table:table-cell/>
          <table:table-cell office:value-type="string" calcext:value-type="string">
            <text:p>IMG_2951.jpg</text:p>
          </table:table-cell>
          <table:table-cell table:style-name="ce47" office:value-type="string" calcext:value-type="string">
            <text:p>14:03:54</text:p>
          </table:table-cell>
          <table:table-cell table:formula="of:=MID([.E3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6.jpg</text:p>
          </table:table-cell>
          <table:table-cell table:style-name="ce47" office:value-type="string" calcext:value-type="string">
            <text:p>13:52:48</text:p>
          </table:table-cell>
          <table:table-cell table:formula="of:=MID([.I31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11" office:value-type="string" calcext:value-type="string">
            <text:p>2022:10:06</text:p>
          </table:table-cell>
          <table:table-cell/>
          <table:table-cell office:value-type="string" calcext:value-type="string">
            <text:p>IMG_2953.jpg</text:p>
          </table:table-cell>
          <table:table-cell table:style-name="ce47" office:value-type="string" calcext:value-type="string">
            <text:p>14:03:54</text:p>
          </table:table-cell>
          <table:table-cell table:formula="of:=MID([.E3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8.jpg</text:p>
          </table:table-cell>
          <table:table-cell table:style-name="ce47" office:value-type="string" calcext:value-type="string">
            <text:p>13:52:48</text:p>
          </table:table-cell>
          <table:table-cell table:formula="of:=MID([.I31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11" office:value-type="string" calcext:value-type="string">
            <text:p>2022:10:07</text:p>
          </table:table-cell>
          <table:table-cell/>
          <table:table-cell office:value-type="string" calcext:value-type="string">
            <text:p>IMG_2955.jpg</text:p>
          </table:table-cell>
          <table:table-cell table:style-name="ce47" office:value-type="string" calcext:value-type="string">
            <text:p>14:03:55</text:p>
          </table:table-cell>
          <table:table-cell table:formula="of:=MID([.E3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0.jpg</text:p>
          </table:table-cell>
          <table:table-cell table:style-name="ce47" office:value-type="string" calcext:value-type="string">
            <text:p>13:52:47</text:p>
          </table:table-cell>
          <table:table-cell table:formula="of:=MID([.I31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11" office:value-type="string" calcext:value-type="string">
            <text:p>2022:10:08</text:p>
          </table:table-cell>
          <table:table-cell/>
          <table:table-cell office:value-type="string" calcext:value-type="string">
            <text:p>IMG_2958.jpg</text:p>
          </table:table-cell>
          <table:table-cell table:style-name="ce47" office:value-type="string" calcext:value-type="string">
            <text:p>15:03:56</text:p>
          </table:table-cell>
          <table:table-cell table:formula="of:=MID([.E32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33.jpg</text:p>
          </table:table-cell>
          <table:table-cell table:style-name="ce47" office:value-type="string" calcext:value-type="string">
            <text:p>14:52:47</text:p>
          </table:table-cell>
          <table:table-cell table:formula="of:=MID([.I32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11" office:value-type="string" calcext:value-type="string">
            <text:p>2022:10:10</text:p>
          </table:table-cell>
          <table:table-cell/>
          <table:table-cell office:value-type="string" calcext:value-type="string">
            <text:p>IMG_2961.jpg</text:p>
          </table:table-cell>
          <table:table-cell table:style-name="ce47" office:value-type="string" calcext:value-type="string">
            <text:p>14:03:57</text:p>
          </table:table-cell>
          <table:table-cell table:formula="of:=MID([.E3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6.jpg</text:p>
          </table:table-cell>
          <table:table-cell table:style-name="ce47" office:value-type="string" calcext:value-type="string">
            <text:p>13:52:45</text:p>
          </table:table-cell>
          <table:table-cell table:formula="of:=MID([.I32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11" office:value-type="string" calcext:value-type="string">
            <text:p>2022:10:11</text:p>
          </table:table-cell>
          <table:table-cell/>
          <table:table-cell office:value-type="string" calcext:value-type="string">
            <text:p>IMG_2963.jpg</text:p>
          </table:table-cell>
          <table:table-cell table:style-name="ce47" office:value-type="string" calcext:value-type="string">
            <text:p>14:03:57</text:p>
          </table:table-cell>
          <table:table-cell table:formula="of:=MID([.E3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8.jpg</text:p>
          </table:table-cell>
          <table:table-cell table:style-name="ce47" office:value-type="string" calcext:value-type="string">
            <text:p>13:52:45</text:p>
          </table:table-cell>
          <table:table-cell table:formula="of:=MID([.I32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11" office:value-type="string" calcext:value-type="string">
            <text:p>2022:10:12</text:p>
          </table:table-cell>
          <table:table-cell/>
          <table:table-cell office:value-type="string" calcext:value-type="string">
            <text:p>IMG_2965.jpg</text:p>
          </table:table-cell>
          <table:table-cell table:style-name="ce47" office:value-type="string" calcext:value-type="string">
            <text:p>14:03:58</text:p>
          </table:table-cell>
          <table:table-cell table:formula="of:=MID([.E3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0.jpg</text:p>
          </table:table-cell>
          <table:table-cell table:style-name="ce47" office:value-type="string" calcext:value-type="string">
            <text:p>13:52:44</text:p>
          </table:table-cell>
          <table:table-cell table:formula="of:=MID([.I32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11" office:value-type="string" calcext:value-type="string">
            <text:p>2022:10:13</text:p>
          </table:table-cell>
          <table:table-cell/>
          <table:table-cell office:value-type="string" calcext:value-type="string">
            <text:p>IMG_2967.jpg</text:p>
          </table:table-cell>
          <table:table-cell table:style-name="ce47" office:value-type="string" calcext:value-type="string">
            <text:p>14:03:59</text:p>
          </table:table-cell>
          <table:table-cell table:formula="of:=MID([.E3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2.jpg</text:p>
          </table:table-cell>
          <table:table-cell table:style-name="ce47" office:value-type="string" calcext:value-type="string">
            <text:p>13:52:44</text:p>
          </table:table-cell>
          <table:table-cell table:formula="of:=MID([.I32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11" office:value-type="string" calcext:value-type="string">
            <text:p>2022:10:14</text:p>
          </table:table-cell>
          <table:table-cell/>
          <table:table-cell office:value-type="string" calcext:value-type="string">
            <text:p>IMG_2970.jpg</text:p>
          </table:table-cell>
          <table:table-cell table:style-name="ce47" office:value-type="string" calcext:value-type="string">
            <text:p>15:03:59</text:p>
          </table:table-cell>
          <table:table-cell table:formula="of:=MID([.E3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5.jpg</text:p>
          </table:table-cell>
          <table:table-cell table:style-name="ce47" office:value-type="string" calcext:value-type="string">
            <text:p>14:52:43</text:p>
          </table:table-cell>
          <table:table-cell table:formula="of:=MID([.I32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11" office:value-type="string" calcext:value-type="string">
            <text:p>2022:10:15</text:p>
          </table:table-cell>
          <table:table-cell/>
          <table:table-cell office:value-type="string" calcext:value-type="string">
            <text:p>IMG_2971.jpg</text:p>
          </table:table-cell>
          <table:table-cell table:style-name="ce47" office:value-type="string" calcext:value-type="string">
            <text:p>14:04:00</text:p>
          </table:table-cell>
          <table:table-cell table:formula="of:=MID([.E3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6.jpg</text:p>
          </table:table-cell>
          <table:table-cell table:style-name="ce47" office:value-type="string" calcext:value-type="string">
            <text:p>13:52:42</text:p>
          </table:table-cell>
          <table:table-cell table:formula="of:=MID([.I32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11" office:value-type="string" calcext:value-type="string">
            <text:p>2022:10:16</text:p>
          </table:table-cell>
          <table:table-cell/>
          <table:table-cell office:value-type="string" calcext:value-type="string">
            <text:p>IMG_2974.jpg</text:p>
          </table:table-cell>
          <table:table-cell table:style-name="ce47" office:value-type="string" calcext:value-type="string">
            <text:p>15:04:00</text:p>
          </table:table-cell>
          <table:table-cell table:formula="of:=MID([.E3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9.jpg</text:p>
          </table:table-cell>
          <table:table-cell table:style-name="ce47" office:value-type="string" calcext:value-type="string">
            <text:p>14:52:42</text:p>
          </table:table-cell>
          <table:table-cell table:formula="of:=MID([.I32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11" office:value-type="string" calcext:value-type="string">
            <text:p>2022:10:17</text:p>
          </table:table-cell>
          <table:table-cell/>
          <table:table-cell office:value-type="string" calcext:value-type="string">
            <text:p>IMG_2975.jpg</text:p>
          </table:table-cell>
          <table:table-cell table:style-name="ce47" office:value-type="string" calcext:value-type="string">
            <text:p>14:04:01</text:p>
          </table:table-cell>
          <table:table-cell table:formula="of:=MID([.E3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0.jpg</text:p>
          </table:table-cell>
          <table:table-cell table:style-name="ce47" office:value-type="string" calcext:value-type="string">
            <text:p>13:52:41</text:p>
          </table:table-cell>
          <table:table-cell table:formula="of:=MID([.I32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11" office:value-type="string" calcext:value-type="string">
            <text:p>2022:10:18</text:p>
          </table:table-cell>
          <table:table-cell/>
          <table:table-cell office:value-type="string" calcext:value-type="string">
            <text:p>IMG_2977.jpg</text:p>
          </table:table-cell>
          <table:table-cell table:style-name="ce47" office:value-type="string" calcext:value-type="string">
            <text:p>14:04:02</text:p>
          </table:table-cell>
          <table:table-cell table:formula="of:=MID([.E3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2.jpg</text:p>
          </table:table-cell>
          <table:table-cell table:style-name="ce47" office:value-type="string" calcext:value-type="string">
            <text:p>13:52:41</text:p>
          </table:table-cell>
          <table:table-cell table:formula="of:=MID([.I32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11" office:value-type="string" calcext:value-type="string">
            <text:p>2022:10:19</text:p>
          </table:table-cell>
          <table:table-cell/>
          <table:table-cell office:value-type="string" calcext:value-type="string">
            <text:p>IMG_2979.jpg</text:p>
          </table:table-cell>
          <table:table-cell table:style-name="ce47" office:value-type="string" calcext:value-type="string">
            <text:p>14:04:02</text:p>
          </table:table-cell>
          <table:table-cell table:formula="of:=MID([.E3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4.jpg</text:p>
          </table:table-cell>
          <table:table-cell table:style-name="ce47" office:value-type="string" calcext:value-type="string">
            <text:p>13:52:41</text:p>
          </table:table-cell>
          <table:table-cell table:formula="of:=MID([.I33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11" office:value-type="string" calcext:value-type="string">
            <text:p>2022:10:20</text:p>
          </table:table-cell>
          <table:table-cell/>
          <table:table-cell office:value-type="string" calcext:value-type="string">
            <text:p>IMG_2981.jpg</text:p>
          </table:table-cell>
          <table:table-cell table:style-name="ce47" office:value-type="string" calcext:value-type="string">
            <text:p>14:04:03</text:p>
          </table:table-cell>
          <table:table-cell table:formula="of:=MID([.E3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6.jpg</text:p>
          </table:table-cell>
          <table:table-cell table:style-name="ce47" office:value-type="string" calcext:value-type="string">
            <text:p>13:52:40</text:p>
          </table:table-cell>
          <table:table-cell table:formula="of:=MID([.I33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11" office:value-type="string" calcext:value-type="string">
            <text:p>2022:10:22</text:p>
          </table:table-cell>
          <table:table-cell/>
          <table:table-cell office:value-type="string" calcext:value-type="string">
            <text:p>IMG_2985.jpg</text:p>
          </table:table-cell>
          <table:table-cell table:style-name="ce47" office:value-type="string" calcext:value-type="string">
            <text:p>14:04:04</text:p>
          </table:table-cell>
          <table:table-cell table:formula="of:=MID([.E33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0.jpg</text:p>
          </table:table-cell>
          <table:table-cell table:style-name="ce47" office:value-type="string" calcext:value-type="string">
            <text:p>13:52:39</text:p>
          </table:table-cell>
          <table:table-cell table:formula="of:=MID([.I33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11" office:value-type="string" calcext:value-type="string">
            <text:p>2022:10:23</text:p>
          </table:table-cell>
          <table:table-cell/>
          <table:table-cell office:value-type="string" calcext:value-type="string">
            <text:p>IMG_2988.jpg</text:p>
          </table:table-cell>
          <table:table-cell table:style-name="ce47" office:value-type="string" calcext:value-type="string">
            <text:p>15:04:05</text:p>
          </table:table-cell>
          <table:table-cell table:formula="of:=MID([.E3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3.jpg</text:p>
          </table:table-cell>
          <table:table-cell table:style-name="ce47" office:value-type="string" calcext:value-type="string">
            <text:p>14:52:38</text:p>
          </table:table-cell>
          <table:table-cell table:formula="of:=MID([.I33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11" office:value-type="string" calcext:value-type="string">
            <text:p>2022:10:25</text:p>
          </table:table-cell>
          <table:table-cell/>
          <table:table-cell office:value-type="string" calcext:value-type="string">
            <text:p>IMG_2992.jpg</text:p>
          </table:table-cell>
          <table:table-cell table:style-name="ce47" office:value-type="string" calcext:value-type="string">
            <text:p>15:04:06</text:p>
          </table:table-cell>
          <table:table-cell table:formula="of:=MID([.E3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7.jpg</text:p>
          </table:table-cell>
          <table:table-cell table:style-name="ce47" office:value-type="string" calcext:value-type="string">
            <text:p>14:52:37</text:p>
          </table:table-cell>
          <table:table-cell table:formula="of:=MID([.I33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11" office:value-type="string" calcext:value-type="string">
            <text:p>2022:10:26</text:p>
          </table:table-cell>
          <table:table-cell/>
          <table:table-cell office:value-type="string" calcext:value-type="string">
            <text:p>IMG_2993.jpg</text:p>
          </table:table-cell>
          <table:table-cell table:style-name="ce47" office:value-type="string" calcext:value-type="string">
            <text:p>14:04:06</text:p>
          </table:table-cell>
          <table:table-cell table:formula="of:=MID([.E3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8.jpg</text:p>
          </table:table-cell>
          <table:table-cell table:style-name="ce47" office:value-type="string" calcext:value-type="string">
            <text:p>13:52:36</text:p>
          </table:table-cell>
          <table:table-cell table:formula="of:=MID([.I33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11" office:value-type="string" calcext:value-type="string">
            <text:p>2022:10:27</text:p>
          </table:table-cell>
          <table:table-cell/>
          <table:table-cell office:value-type="string" calcext:value-type="string">
            <text:p>IMG_2995.jpg</text:p>
          </table:table-cell>
          <table:table-cell table:style-name="ce47" office:value-type="string" calcext:value-type="string">
            <text:p>14:04:07</text:p>
          </table:table-cell>
          <table:table-cell table:formula="of:=MID([.E3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0.jpg</text:p>
          </table:table-cell>
          <table:table-cell table:style-name="ce47" office:value-type="string" calcext:value-type="string">
            <text:p>13:52:36</text:p>
          </table:table-cell>
          <table:table-cell table:formula="of:=MID([.I33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11" office:value-type="string" calcext:value-type="string">
            <text:p>2022:10:28</text:p>
          </table:table-cell>
          <table:table-cell/>
          <table:table-cell office:value-type="string" calcext:value-type="string">
            <text:p>IMG_2998.jpg</text:p>
          </table:table-cell>
          <table:table-cell table:style-name="ce47" office:value-type="string" calcext:value-type="string">
            <text:p>15:04:08</text:p>
          </table:table-cell>
          <table:table-cell table:formula="of:=MID([.E3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3.jpg</text:p>
          </table:table-cell>
          <table:table-cell table:style-name="ce47" office:value-type="string" calcext:value-type="string">
            <text:p>14:52:36</text:p>
          </table:table-cell>
          <table:table-cell table:formula="of:=MID([.I3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11" office:value-type="string" calcext:value-type="string">
            <text:p>2022:10:29</text:p>
          </table:table-cell>
          <table:table-cell/>
          <table:table-cell office:value-type="string" calcext:value-type="string">
            <text:p>IMG_2999.jpg</text:p>
          </table:table-cell>
          <table:table-cell table:style-name="ce47" office:value-type="string" calcext:value-type="string">
            <text:p>14:04:09</text:p>
          </table:table-cell>
          <table:table-cell table:formula="of:=MID([.E33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4.jpg</text:p>
          </table:table-cell>
          <table:table-cell table:style-name="ce47" office:value-type="string" calcext:value-type="string">
            <text:p>13:52:36</text:p>
          </table:table-cell>
          <table:table-cell table:formula="of:=MID([.I33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11" office:value-type="string" calcext:value-type="string">
            <text:p>2022:10:30</text:p>
          </table:table-cell>
          <table:table-cell/>
          <table:table-cell office:value-type="string" calcext:value-type="string">
            <text:p>IMG_3002.jpg</text:p>
          </table:table-cell>
          <table:table-cell table:style-name="ce47" office:value-type="string" calcext:value-type="string">
            <text:p>15:04:10</text:p>
          </table:table-cell>
          <table:table-cell table:formula="of:=MID([.E3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7.jpg</text:p>
          </table:table-cell>
          <table:table-cell table:style-name="ce47" office:value-type="string" calcext:value-type="string">
            <text:p>14:52:35</text:p>
          </table:table-cell>
          <table:table-cell table:formula="of:=MID([.I33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11" office:value-type="string" calcext:value-type="string">
            <text:p>2022:10:31</text:p>
          </table:table-cell>
          <table:table-cell/>
          <table:table-cell office:value-type="string" calcext:value-type="string">
            <text:p>IMG_3004.jpg</text:p>
          </table:table-cell>
          <table:table-cell table:style-name="ce47" office:value-type="string" calcext:value-type="string">
            <text:p>15:04:11</text:p>
          </table:table-cell>
          <table:table-cell table:formula="of:=MID([.E3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9.jpg</text:p>
          </table:table-cell>
          <table:table-cell table:style-name="ce47" office:value-type="string" calcext:value-type="string">
            <text:p>14:52:35</text:p>
          </table:table-cell>
          <table:table-cell table:formula="of:=MID([.I34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 table:number-rows-repeated="10482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1" table:style-name="ta1">
        <table:table-column table:style-name="co1" table:default-cell-style-name="Default"/>
        <table:table-column table:style-name="co2" table:default-cell-style-name="ce59"/>
        <table:table-column table:style-name="co6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1013" table:default-cell-style-name="Default"/>
        <table:table-row table:style-name="ro2">
          <table:table-cell office:value-type="string" calcext:value-type="string">
            <text:p>epoch</text:p>
          </table:table-cell>
          <table:table-cell table:style-name="Default" office:value-type="string" calcext:value-type="string">
            <text:p>date</text:p>
          </table:table-cell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2021:08:17</text:p>
          </table:table-cell>
          <table:table-cell/>
          <table:table-cell office:value-type="string" calcext:value-type="string">
            <text:p>IMG_2145.jpg</text:p>
          </table:table-cell>
          <table:table-cell table:style-name="ce47" office:value-type="string" calcext:value-type="string">
            <text:p>13:01:12</text:p>
          </table:table-cell>
          <table:table-cell table:formula="of:=MID([.E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table:style-name="ce47" office:value-type="string" calcext:value-type="string">
            <text:p>12:58:10</text:p>
          </table:table-cell>
          <table:table-cell table:formula="of:=MID([.I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21:08:18</text:p>
          </table:table-cell>
          <table:table-cell/>
          <table:table-cell office:value-type="string" calcext:value-type="string">
            <text:p>IMG_2147.jpg</text:p>
          </table:table-cell>
          <table:table-cell table:style-name="ce47" office:value-type="string" calcext:value-type="string">
            <text:p>13:01:13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table:style-name="ce47" office:value-type="string" calcext:value-type="string">
            <text:p>12:58:10</text:p>
          </table:table-cell>
          <table:table-cell table:formula="of:=MID([.I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21:08:19</text:p>
          </table:table-cell>
          <table:table-cell/>
          <table:table-cell office:value-type="string" calcext:value-type="string">
            <text:p>IMG_2150.jpg</text:p>
          </table:table-cell>
          <table:table-cell table:style-name="ce47" office:value-type="string" calcext:value-type="string">
            <text:p>14:01:15</text:p>
          </table:table-cell>
          <table:table-cell table:formula="of:=MID([.E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table:style-name="ce47" office:value-type="string" calcext:value-type="string">
            <text:p>13:58:10</text:p>
          </table:table-cell>
          <table:table-cell table:formula="of:=MID([.I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21:08:20</text:p>
          </table:table-cell>
          <table:table-cell/>
          <table:table-cell office:value-type="string" calcext:value-type="string">
            <text:p>IMG_2152.jpg</text:p>
          </table:table-cell>
          <table:table-cell table:style-name="ce47" office:value-type="string" calcext:value-type="string">
            <text:p>14:01:16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table:style-name="ce47" office:value-type="string" calcext:value-type="string">
            <text:p>13:58:10</text:p>
          </table:table-cell>
          <table:table-cell table:formula="of:=MID([.I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021:08:21</text:p>
          </table:table-cell>
          <table:table-cell/>
          <table:table-cell office:value-type="string" calcext:value-type="string">
            <text:p>IMG_2154.jpg</text:p>
          </table:table-cell>
          <table:table-cell table:style-name="ce47" office:value-type="string" calcext:value-type="string">
            <text:p>14:01:17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table:style-name="ce47" office:value-type="string" calcext:value-type="string">
            <text:p>13:58:10</text:p>
          </table:table-cell>
          <table:table-cell table:formula="of:=MID([.I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021:08:22</text:p>
          </table:table-cell>
          <table:table-cell/>
          <table:table-cell office:value-type="string" calcext:value-type="string">
            <text:p>IMG_2155.jpg</text:p>
          </table:table-cell>
          <table:table-cell table:style-name="ce47" office:value-type="string" calcext:value-type="string">
            <text:p>13:01:18</text:p>
          </table:table-cell>
          <table:table-cell table:formula="of:=MID([.E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table:style-name="ce47" office:value-type="string" calcext:value-type="string">
            <text:p>12:58:10</text:p>
          </table:table-cell>
          <table:table-cell table:formula="of:=MID([.I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21:08:23</text:p>
          </table:table-cell>
          <table:table-cell/>
          <table:table-cell office:value-type="string" calcext:value-type="string">
            <text:p>IMG_2157.jpg</text:p>
          </table:table-cell>
          <table:table-cell table:style-name="ce47" office:value-type="string" calcext:value-type="string">
            <text:p>13:01:19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table:style-name="ce47" office:value-type="string" calcext:value-type="string">
            <text:p>12:58:09</text:p>
          </table:table-cell>
          <table:table-cell table:formula="of:=MID([.I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021:08:24</text:p>
          </table:table-cell>
          <table:table-cell/>
          <table:table-cell office:value-type="string" calcext:value-type="string">
            <text:p>IMG_2159.jpg</text:p>
          </table:table-cell>
          <table:table-cell table:style-name="ce47" office:value-type="string" calcext:value-type="string">
            <text:p>13:01:20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table:style-name="ce47" office:value-type="string" calcext:value-type="string">
            <text:p>12:58:09</text:p>
          </table:table-cell>
          <table:table-cell table:formula="of:=MID([.I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021:08:25</text:p>
          </table:table-cell>
          <table:table-cell/>
          <table:table-cell office:value-type="string" calcext:value-type="string">
            <text:p>IMG_2162.jpg</text:p>
          </table:table-cell>
          <table:table-cell table:style-name="ce47" office:value-type="string" calcext:value-type="string">
            <text:p>14:01:21</text:p>
          </table:table-cell>
          <table:table-cell table:formula="of:=MID([.E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table:style-name="ce47" office:value-type="string" calcext:value-type="string">
            <text:p>13:58:09</text:p>
          </table:table-cell>
          <table:table-cell table:formula="of:=MID([.I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021:08:26</text:p>
          </table:table-cell>
          <table:table-cell/>
          <table:table-cell office:value-type="string" calcext:value-type="string">
            <text:p>IMG_2163.jpg</text:p>
          </table:table-cell>
          <table:table-cell table:style-name="ce47" office:value-type="string" calcext:value-type="string">
            <text:p>13:01:23</text:p>
          </table:table-cell>
          <table:table-cell table:formula="of:=MID([.E1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table:style-name="ce47" office:value-type="string" calcext:value-type="string">
            <text:p>12:58:09</text:p>
          </table:table-cell>
          <table:table-cell table:formula="of:=MID([.I1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021:08:27</text:p>
          </table:table-cell>
          <table:table-cell/>
          <table:table-cell office:value-type="string" calcext:value-type="string">
            <text:p>IMG_2165.jpg</text:p>
          </table:table-cell>
          <table:table-cell table:style-name="ce47" office:value-type="string" calcext:value-type="string">
            <text:p>13:01:24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table:style-name="ce47" office:value-type="string" calcext:value-type="string">
            <text:p>12:58:09</text:p>
          </table:table-cell>
          <table:table-cell table:formula="of:=MID([.I1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2021:08:28</text:p>
          </table:table-cell>
          <table:table-cell/>
          <table:table-cell office:value-type="string" calcext:value-type="string">
            <text:p>IMG_2167.jpg</text:p>
          </table:table-cell>
          <table:table-cell table:style-name="ce47" office:value-type="string" calcext:value-type="string">
            <text:p>13:01:25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table:style-name="ce47" office:value-type="string" calcext:value-type="string">
            <text:p>12:58:08</text:p>
          </table:table-cell>
          <table:table-cell table:formula="of:=MID([.I1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021:08:29</text:p>
          </table:table-cell>
          <table:table-cell/>
          <table:table-cell office:value-type="string" calcext:value-type="string">
            <text:p>IMG_2169.jpg</text:p>
          </table:table-cell>
          <table:table-cell table:style-name="ce47" office:value-type="string" calcext:value-type="string">
            <text:p>13:01:26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table:style-name="ce47" office:value-type="string" calcext:value-type="string">
            <text:p>12:58:08</text:p>
          </table:table-cell>
          <table:table-cell table:formula="of:=MID([.I1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021:08:30</text:p>
          </table:table-cell>
          <table:table-cell/>
          <table:table-cell office:value-type="string" calcext:value-type="string">
            <text:p>IMG_2171.jpg</text:p>
          </table:table-cell>
          <table:table-cell table:style-name="ce47" office:value-type="string" calcext:value-type="string">
            <text:p>13:01:27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table:style-name="ce47" office:value-type="string" calcext:value-type="string">
            <text:p>12:58:08</text:p>
          </table:table-cell>
          <table:table-cell table:formula="of:=MID([.I1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021:08:31</text:p>
          </table:table-cell>
          <table:table-cell/>
          <table:table-cell office:value-type="string" calcext:value-type="string">
            <text:p>IMG_2173.jpg</text:p>
          </table:table-cell>
          <table:table-cell table:style-name="ce47" office:value-type="string" calcext:value-type="string">
            <text:p>13:01:28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table:style-name="ce47" office:value-type="string" calcext:value-type="string">
            <text:p>12:58:07</text:p>
          </table:table-cell>
          <table:table-cell table:formula="of:=MID([.I1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021:09:01</text:p>
          </table:table-cell>
          <table:table-cell/>
          <table:table-cell office:value-type="string" calcext:value-type="string">
            <text:p>IMG_2175.jpg</text:p>
          </table:table-cell>
          <table:table-cell table:style-name="ce47" office:value-type="string" calcext:value-type="string">
            <text:p>13:01:29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table:style-name="ce47" office:value-type="string" calcext:value-type="string">
            <text:p>12:58:07</text:p>
          </table:table-cell>
          <table:table-cell table:formula="of:=MID([.I1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021:09:02</text:p>
          </table:table-cell>
          <table:table-cell/>
          <table:table-cell office:value-type="string" calcext:value-type="string">
            <text:p>IMG_2177.jpg</text:p>
          </table:table-cell>
          <table:table-cell table:style-name="ce47" office:value-type="string" calcext:value-type="string">
            <text:p>13:01:30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table:style-name="ce47" office:value-type="string" calcext:value-type="string">
            <text:p>12:58:07</text:p>
          </table:table-cell>
          <table:table-cell table:formula="of:=MID([.I1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021:09:03</text:p>
          </table:table-cell>
          <table:table-cell/>
          <table:table-cell office:value-type="string" calcext:value-type="string">
            <text:p>IMG_2179.jpg</text:p>
          </table:table-cell>
          <table:table-cell table:style-name="ce47" office:value-type="string" calcext:value-type="string">
            <text:p>13:01:31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table:style-name="ce47" office:value-type="string" calcext:value-type="string">
            <text:p>12:58:07</text:p>
          </table:table-cell>
          <table:table-cell table:formula="of:=MID([.I1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021:09:04</text:p>
          </table:table-cell>
          <table:table-cell/>
          <table:table-cell office:value-type="string" calcext:value-type="string">
            <text:p>IMG_2181.jpg</text:p>
          </table:table-cell>
          <table:table-cell table:style-name="ce47" office:value-type="string" calcext:value-type="string">
            <text:p>13:01:32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table:style-name="ce47" office:value-type="string" calcext:value-type="string">
            <text:p>12:58:07</text:p>
          </table:table-cell>
          <table:table-cell table:formula="of:=MID([.I2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021:09:05</text:p>
          </table:table-cell>
          <table:table-cell/>
          <table:table-cell office:value-type="string" calcext:value-type="string">
            <text:p>IMG_2183.jpg</text:p>
          </table:table-cell>
          <table:table-cell table:style-name="ce47" office:value-type="string" calcext:value-type="string">
            <text:p>12:01:33</text:p>
          </table:table-cell>
          <table:table-cell table:formula="of:=MID([.E2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table:style-name="ce47" office:value-type="string" calcext:value-type="string">
            <text:p>11:58:06</text:p>
          </table:table-cell>
          <table:table-cell table:formula="of:=MID([.I2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021:09:06</text:p>
          </table:table-cell>
          <table:table-cell/>
          <table:table-cell office:value-type="string" calcext:value-type="string">
            <text:p>IMG_2186.jpg</text:p>
          </table:table-cell>
          <table:table-cell table:style-name="ce47" office:value-type="string" calcext:value-type="string">
            <text:p>13:01:34</text:p>
          </table:table-cell>
          <table:table-cell table:formula="of:=MID([.E2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table:style-name="ce47" office:value-type="string" calcext:value-type="string">
            <text:p>12:58:06</text:p>
          </table:table-cell>
          <table:table-cell table:formula="of:=MID([.I2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021:09:07</text:p>
          </table:table-cell>
          <table:table-cell/>
          <table:table-cell office:value-type="string" calcext:value-type="string">
            <text:p>IMG_2187.jpg</text:p>
          </table:table-cell>
          <table:table-cell table:style-name="ce47" office:value-type="string" calcext:value-type="string">
            <text:p>12:01:35</text:p>
          </table:table-cell>
          <table:table-cell table:formula="of:=MID([.E2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table:style-name="ce47" office:value-type="string" calcext:value-type="string">
            <text:p>11:58:06</text:p>
          </table:table-cell>
          <table:table-cell table:formula="of:=MID([.I2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021:09:08</text:p>
          </table:table-cell>
          <table:table-cell/>
          <table:table-cell office:value-type="string" calcext:value-type="string">
            <text:p>IMG_2190.jpg</text:p>
          </table:table-cell>
          <table:table-cell table:style-name="ce47" office:value-type="string" calcext:value-type="string">
            <text:p>13:01:36</text:p>
          </table:table-cell>
          <table:table-cell table:formula="of:=MID([.E2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table:style-name="ce47" office:value-type="string" calcext:value-type="string">
            <text:p>12:58:06</text:p>
          </table:table-cell>
          <table:table-cell table:formula="of:=MID([.I2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021:09:09</text:p>
          </table:table-cell>
          <table:table-cell/>
          <table:table-cell office:value-type="string" calcext:value-type="string">
            <text:p>IMG_2192.jpg</text:p>
          </table:table-cell>
          <table:table-cell table:style-name="ce47" office:value-type="string" calcext:value-type="string">
            <text:p>13:01:37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table:style-name="ce47" office:value-type="string" calcext:value-type="string">
            <text:p>12:58:05</text:p>
          </table:table-cell>
          <table:table-cell table:formula="of:=MID([.I2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2021:09:11</text:p>
          </table:table-cell>
          <table:table-cell/>
          <table:table-cell office:value-type="string" calcext:value-type="string">
            <text:p>IMG_2195.jpg</text:p>
          </table:table-cell>
          <table:table-cell table:style-name="ce47" office:value-type="string" calcext:value-type="string">
            <text:p>12:01:39</text:p>
          </table:table-cell>
          <table:table-cell table:formula="of:=MID([.E26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table:style-name="ce47" office:value-type="string" calcext:value-type="string">
            <text:p>11:58:05</text:p>
          </table:table-cell>
          <table:table-cell table:formula="of:=MID([.I26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021:09:12</text:p>
          </table:table-cell>
          <table:table-cell/>
          <table:table-cell office:value-type="string" calcext:value-type="string">
            <text:p>IMG_2197.jpg</text:p>
          </table:table-cell>
          <table:table-cell table:style-name="ce47" office:value-type="string" calcext:value-type="string">
            <text:p>12:01:40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table:style-name="ce47" office:value-type="string" calcext:value-type="string">
            <text:p>11:58:04</text:p>
          </table:table-cell>
          <table:table-cell table:formula="of:=MID([.I2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021:09:13</text:p>
          </table:table-cell>
          <table:table-cell/>
          <table:table-cell office:value-type="string" calcext:value-type="string">
            <text:p>IMG_2200.jpg</text:p>
          </table:table-cell>
          <table:table-cell table:style-name="ce47" office:value-type="string" calcext:value-type="string">
            <text:p>13:01:41</text:p>
          </table:table-cell>
          <table:table-cell table:formula="of:=MID([.E2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table:style-name="ce47" office:value-type="string" calcext:value-type="string">
            <text:p>12:58:04</text:p>
          </table:table-cell>
          <table:table-cell table:formula="of:=MID([.I2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2021:09:14</text:p>
          </table:table-cell>
          <table:table-cell/>
          <table:table-cell office:value-type="string" calcext:value-type="string">
            <text:p>IMG_2201.jpg</text:p>
          </table:table-cell>
          <table:table-cell table:style-name="ce47" office:value-type="string" calcext:value-type="string">
            <text:p>12:01:42</text:p>
          </table:table-cell>
          <table:table-cell table:formula="of:=MID([.E2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table:style-name="ce47" office:value-type="string" calcext:value-type="string">
            <text:p>11:58:04</text:p>
          </table:table-cell>
          <table:table-cell table:formula="of:=MID([.I29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021:09:16</text:p>
          </table:table-cell>
          <table:table-cell/>
          <table:table-cell office:value-type="string" calcext:value-type="string">
            <text:p>IMG_2205.jpg</text:p>
          </table:table-cell>
          <table:table-cell table:style-name="ce47" office:value-type="string" calcext:value-type="string">
            <text:p>12:01:44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table:style-name="ce47" office:value-type="string" calcext:value-type="string">
            <text:p>11:58:03</text:p>
          </table:table-cell>
          <table:table-cell table:formula="of:=MID([.I30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021:09:17</text:p>
          </table:table-cell>
          <table:table-cell/>
          <table:table-cell office:value-type="string" calcext:value-type="string">
            <text:p>IMG_2207.jpg</text:p>
          </table:table-cell>
          <table:table-cell table:style-name="ce47" office:value-type="string" calcext:value-type="string">
            <text:p>12:01:45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table:style-name="ce47" office:value-type="string" calcext:value-type="string">
            <text:p>11:58:03</text:p>
          </table:table-cell>
          <table:table-cell table:formula="of:=MID([.I3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021:09:18</text:p>
          </table:table-cell>
          <table:table-cell/>
          <table:table-cell office:value-type="string" calcext:value-type="string">
            <text:p>IMG_2209.jpg</text:p>
          </table:table-cell>
          <table:table-cell table:style-name="ce47" office:value-type="string" calcext:value-type="string">
            <text:p>12:01:46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table:style-name="ce47" office:value-type="string" calcext:value-type="string">
            <text:p>11:58:03</text:p>
          </table:table-cell>
          <table:table-cell table:formula="of:=MID([.I32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021:09:20</text:p>
          </table:table-cell>
          <table:table-cell/>
          <table:table-cell office:value-type="string" calcext:value-type="string">
            <text:p>IMG_2213.jpg</text:p>
          </table:table-cell>
          <table:table-cell table:style-name="ce47" office:value-type="string" calcext:value-type="string">
            <text:p>12:01:48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table:style-name="ce47" office:value-type="string" calcext:value-type="string">
            <text:p>11:58:02</text:p>
          </table:table-cell>
          <table:table-cell table:formula="of:=MID([.I3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2021:09:21</text:p>
          </table:table-cell>
          <table:table-cell/>
          <table:table-cell office:value-type="string" calcext:value-type="string">
            <text:p>IMG_2216.jpg</text:p>
          </table:table-cell>
          <table:table-cell table:style-name="ce47" office:value-type="string" calcext:value-type="string">
            <text:p>13:01:48</text:p>
          </table:table-cell>
          <table:table-cell table:formula="of:=MID([.E3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table:style-name="ce47" office:value-type="string" calcext:value-type="string">
            <text:p>12:58:01</text:p>
          </table:table-cell>
          <table:table-cell table:formula="of:=MID([.I3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2021:09:23</text:p>
          </table:table-cell>
          <table:table-cell/>
          <table:table-cell office:value-type="string" calcext:value-type="string">
            <text:p>IMG_2220.jpg</text:p>
          </table:table-cell>
          <table:table-cell table:style-name="ce47" office:value-type="string" calcext:value-type="string">
            <text:p>13:01:50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table:style-name="ce47" office:value-type="string" calcext:value-type="string">
            <text:p>12:58:00</text:p>
          </table:table-cell>
          <table:table-cell table:formula="of:=MID([.I3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2021:09:24</text:p>
          </table:table-cell>
          <table:table-cell/>
          <table:table-cell office:value-type="string" calcext:value-type="string">
            <text:p>IMG_2222.jpg</text:p>
          </table:table-cell>
          <table:table-cell table:style-name="ce47" office:value-type="string" calcext:value-type="string">
            <text:p>13:01:51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table:style-name="ce47" office:value-type="string" calcext:value-type="string">
            <text:p>12:58:00</text:p>
          </table:table-cell>
          <table:table-cell table:formula="of:=MID([.I3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2021:09:25</text:p>
          </table:table-cell>
          <table:table-cell/>
          <table:table-cell office:value-type="string" calcext:value-type="string">
            <text:p>IMG_2223.jpg</text:p>
          </table:table-cell>
          <table:table-cell table:style-name="ce47" office:value-type="string" calcext:value-type="string">
            <text:p>12:01:52</text:p>
          </table:table-cell>
          <table:table-cell table:formula="of:=MID([.E3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table:style-name="ce47" office:value-type="string" calcext:value-type="string">
            <text:p>11:58:00</text:p>
          </table:table-cell>
          <table:table-cell table:formula="of:=MID([.I3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2021:09:27</text:p>
          </table:table-cell>
          <table:table-cell/>
          <table:table-cell office:value-type="string" calcext:value-type="string">
            <text:p>IMG_2227.jpg</text:p>
          </table:table-cell>
          <table:table-cell table:style-name="ce47" office:value-type="string" calcext:value-type="string">
            <text:p>12:01:54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table:style-name="ce47" office:value-type="string" calcext:value-type="string">
            <text:p>11:57:59</text:p>
          </table:table-cell>
          <table:table-cell table:formula="of:=MID([.I38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2021:09:28</text:p>
          </table:table-cell>
          <table:table-cell/>
          <table:table-cell office:value-type="string" calcext:value-type="string">
            <text:p>IMG_2230.jpg</text:p>
          </table:table-cell>
          <table:table-cell table:style-name="ce47" office:value-type="string" calcext:value-type="string">
            <text:p>13:01:55</text:p>
          </table:table-cell>
          <table:table-cell table:formula="of:=MID([.E3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table:style-name="ce47" office:value-type="string" calcext:value-type="string">
            <text:p>12:57:59</text:p>
          </table:table-cell>
          <table:table-cell table:formula="of:=MID([.I3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2021:09:29</text:p>
          </table:table-cell>
          <table:table-cell/>
          <table:table-cell office:value-type="string" calcext:value-type="string">
            <text:p>IMG_2232.jpg</text:p>
          </table:table-cell>
          <table:table-cell table:style-name="ce47"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table:style-name="ce47" office:value-type="string" calcext:value-type="string">
            <text:p>12:57:58</text:p>
          </table:table-cell>
          <table:table-cell table:formula="of:=MID([.I4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2021:09:30</text:p>
          </table:table-cell>
          <table:table-cell/>
          <table:table-cell office:value-type="string" calcext:value-type="string">
            <text:p>IMG_2234.jpg</text:p>
          </table:table-cell>
          <table:table-cell table:style-name="ce47" office:value-type="string" calcext:value-type="string">
            <text:p>13:01:56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table:style-name="ce47" office:value-type="string" calcext:value-type="string">
            <text:p>12:57:58</text:p>
          </table:table-cell>
          <table:table-cell table:formula="of:=MID([.I4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2021:10:06</text:p>
          </table:table-cell>
          <table:table-cell/>
          <table:table-cell office:value-type="string" calcext:value-type="string">
            <text:p>IMG_2246.jpg</text:p>
          </table:table-cell>
          <table:table-cell table:style-name="ce47" office:value-type="string" calcext:value-type="string">
            <text:p>13:01:59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table:style-name="ce47" office:value-type="string" calcext:value-type="string">
            <text:p>12:57:53</text:p>
          </table:table-cell>
          <table:table-cell table:formula="of:=MID([.I4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2021:10:07</text:p>
          </table:table-cell>
          <table:table-cell/>
          <table:table-cell office:value-type="string" calcext:value-type="string">
            <text:p>IMG_2248.jpg</text:p>
          </table:table-cell>
          <table:table-cell table:style-name="ce47" office:value-type="string" calcext:value-type="string">
            <text:p>13:02:00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table:style-name="ce47" office:value-type="string" calcext:value-type="string">
            <text:p>12:57:53</text:p>
          </table:table-cell>
          <table:table-cell table:formula="of:=MID([.I4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2021:10:08</text:p>
          </table:table-cell>
          <table:table-cell/>
          <table:table-cell office:value-type="string" calcext:value-type="string">
            <text:p>IMG_2250.jpg</text:p>
          </table:table-cell>
          <table:table-cell table:style-name="ce47"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table:style-name="ce47" office:value-type="string" calcext:value-type="string">
            <text:p>12:57:52</text:p>
          </table:table-cell>
          <table:table-cell table:formula="of:=MID([.I4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2021:10:11</text:p>
          </table:table-cell>
          <table:table-cell/>
          <table:table-cell office:value-type="string" calcext:value-type="string">
            <text:p>IMG_2256.jpg</text:p>
          </table:table-cell>
          <table:table-cell table:style-name="ce47" office:value-type="string" calcext:value-type="string">
            <text:p>13:02:01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table:style-name="ce47" office:value-type="string" calcext:value-type="string">
            <text:p>12:57:50</text:p>
          </table:table-cell>
          <table:table-cell table:formula="of:=MID([.I4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2021:10:12</text:p>
          </table:table-cell>
          <table:table-cell/>
          <table:table-cell office:value-type="string" calcext:value-type="string">
            <text:p>IMG_2258.jpg</text:p>
          </table:table-cell>
          <table:table-cell table:style-name="ce47" office:value-type="string" calcext:value-type="string">
            <text:p>13:02:02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table:style-name="ce47" office:value-type="string" calcext:value-type="string">
            <text:p>12:57:49</text:p>
          </table:table-cell>
          <table:table-cell table:formula="of:=MID([.I4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2021:10:13</text:p>
          </table:table-cell>
          <table:table-cell/>
          <table:table-cell office:value-type="string" calcext:value-type="string">
            <text:p>IMG_2262.jpg</text:p>
          </table:table-cell>
          <table:table-cell table:style-name="ce47" office:value-type="string" calcext:value-type="string">
            <text:p>13:02:03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table:style-name="ce47" office:value-type="string" calcext:value-type="string">
            <text:p>12:57:48</text:p>
          </table:table-cell>
          <table:table-cell table:formula="of:=MID([.I4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2021:10:14</text:p>
          </table:table-cell>
          <table:table-cell/>
          <table:table-cell office:value-type="string" calcext:value-type="string">
            <text:p>IMG_2266.jpg</text:p>
          </table:table-cell>
          <table:table-cell table:style-name="ce47"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table:style-name="ce47" office:value-type="string" calcext:value-type="string">
            <text:p>12:57:47</text:p>
          </table:table-cell>
          <table:table-cell table:formula="of:=MID([.I4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2021:10:15</text:p>
          </table:table-cell>
          <table:table-cell/>
          <table:table-cell office:value-type="string" calcext:value-type="string">
            <text:p>IMG_2267.jpg</text:p>
          </table:table-cell>
          <table:table-cell table:style-name="ce47"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table:style-name="ce47" office:value-type="string" calcext:value-type="string">
            <text:p>12:57:46</text:p>
          </table:table-cell>
          <table:table-cell table:formula="of:=MID([.I4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2021:10:16</text:p>
          </table:table-cell>
          <table:table-cell/>
          <table:table-cell office:value-type="string" calcext:value-type="string">
            <text:p>IMG_2269.jpg</text:p>
          </table:table-cell>
          <table:table-cell table:style-name="ce47" office:value-type="string" calcext:value-type="string">
            <text:p>13:02:04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table:style-name="ce47" office:value-type="string" calcext:value-type="string">
            <text:p>12:57:46</text:p>
          </table:table-cell>
          <table:table-cell table:formula="of:=MID([.I5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2021:10:17</text:p>
          </table:table-cell>
          <table:table-cell/>
          <table:table-cell office:value-type="string" calcext:value-type="string">
            <text:p>IMG_2271.jpg</text:p>
          </table:table-cell>
          <table:table-cell table:style-name="ce47"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table:style-name="ce47" office:value-type="string" calcext:value-type="string">
            <text:p>12:57:45</text:p>
          </table:table-cell>
          <table:table-cell table:formula="of:=MID([.I5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2021:10:18</text:p>
          </table:table-cell>
          <table:table-cell/>
          <table:table-cell office:value-type="string" calcext:value-type="string">
            <text:p>IMG_2273.jpg</text:p>
          </table:table-cell>
          <table:table-cell table:style-name="ce47" office:value-type="string" calcext:value-type="string">
            <text:p>13:02:05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table:style-name="ce47" office:value-type="string" calcext:value-type="string">
            <text:p>12:57:44</text:p>
          </table:table-cell>
          <table:table-cell table:formula="of:=MID([.I5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2021:10:19</text:p>
          </table:table-cell>
          <table:table-cell/>
          <table:table-cell office:value-type="string" calcext:value-type="string">
            <text:p>IMG_2275.jpg</text:p>
          </table:table-cell>
          <table:table-cell table:style-name="ce47" office:value-type="string" calcext:value-type="string">
            <text:p>13:02:06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table:style-name="ce47" office:value-type="string" calcext:value-type="string">
            <text:p>12:57:44</text:p>
          </table:table-cell>
          <table:table-cell table:formula="of:=MID([.I5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table:style-name="ce40" office:value-type="float" office:value="52" calcext:value-type="float">
            <text:p>52</text:p>
          </table:table-cell>
          <table:table-cell table:style-name="ce60" office:value-type="string" calcext:value-type="string">
            <text:p>2021:10:22</text:p>
          </table:table-cell>
          <table:table-cell/>
          <table:table-cell table:style-name="ce40" office:value-type="string" calcext:value-type="string">
            <text:p>IMG_2287.jpg</text:p>
          </table:table-cell>
          <table:table-cell table:style-name="ce48" office:value-type="string" calcext:value-type="string">
            <text:p>13:02:07</text:p>
          </table:table-cell>
          <table:table-cell table:style-name="ce40" table:formula="of:=MID([.E54];1;2)" office:value-type="string" office:string-value="13" calcext:value-type="string">
            <text:p>13</text:p>
          </table:table-cell>
          <table:table-cell table:style-name="ce40"/>
          <table:table-cell table:style-name="ce40" office:value-type="string" calcext:value-type="string">
            <text:p>IMG_0679.jpg</text:p>
          </table:table-cell>
          <table:table-cell table:style-name="ce48" office:value-type="string" calcext:value-type="string">
            <text:p>12:57:42</text:p>
          </table:table-cell>
          <table:table-cell table:style-name="ce40" table:formula="of:=MID([.I54];1;2)+1" office:value-type="float" office:value="13" calcext:value-type="float">
            <text:p>13</text:p>
          </table:table-cell>
          <table:table-cell table:style-name="ce40"/>
          <table:table-cell table:style-name="ce40" office:value-type="string" calcext:value-type="string">
            <text:p>ROTAZIONE CAMERE</text:p>
          </table:table-cell>
          <table:table-cell table:style-name="ce40" table:number-columns-repeated="1006"/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2021:10:23</text:p>
          </table:table-cell>
          <table:table-cell/>
          <table:table-cell office:value-type="string" calcext:value-type="string">
            <text:p>IMG_2289.jpg</text:p>
          </table:table-cell>
          <table:table-cell table:style-name="ce47" office:value-type="string" calcext:value-type="string">
            <text:p>13:02:08</text:p>
          </table:table-cell>
          <table:table-cell table:formula="of:=MID([.E5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table:style-name="ce47" office:value-type="string" calcext:value-type="string">
            <text:p>12:57:41</text:p>
          </table:table-cell>
          <table:table-cell table:formula="of:=MID([.I5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2021:10:24</text:p>
          </table:table-cell>
          <table:table-cell/>
          <table:table-cell office:value-type="string" calcext:value-type="string">
            <text:p>IMG_2297.jpg</text:p>
          </table:table-cell>
          <table:table-cell table:style-name="ce47" office:value-type="string" calcext:value-type="string">
            <text:p>16:02:08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table:style-name="ce47" office:value-type="string" calcext:value-type="string">
            <text:p>15:57:40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2021:10:25</text:p>
          </table:table-cell>
          <table:table-cell/>
          <table:table-cell office:value-type="string" calcext:value-type="string">
            <text:p>IMG_2302.jpg</text:p>
          </table:table-cell>
          <table:table-cell table:style-name="ce47" office:value-type="string" calcext:value-type="string">
            <text:p>16:02:09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table:style-name="ce47" office:value-type="string" calcext:value-type="string">
            <text:p>15:57:3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2021:10:27</text:p>
          </table:table-cell>
          <table:table-cell/>
          <table:table-cell office:value-type="string" calcext:value-type="string">
            <text:p>IMG_2312.jpg</text:p>
          </table:table-cell>
          <table:table-cell table:style-name="ce47"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table:style-name="ce47" office:value-type="string" calcext:value-type="string">
            <text:p>15:57:38</text:p>
          </table:table-cell>
          <table:table-cell table:formula="of:=MID([.I5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2021:10:28</text:p>
          </table:table-cell>
          <table:table-cell/>
          <table:table-cell office:value-type="string" calcext:value-type="string">
            <text:p>IMG_2317.jpg</text:p>
          </table:table-cell>
          <table:table-cell table:style-name="ce47" office:value-type="string" calcext:value-type="string">
            <text:p>16:02:10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table:style-name="ce47" office:value-type="string" calcext:value-type="string">
            <text:p>15:57:37</text:p>
          </table:table-cell>
          <table:table-cell table:formula="of:=MID([.I5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2021:10:29</text:p>
          </table:table-cell>
          <table:table-cell/>
          <table:table-cell office:value-type="string" calcext:value-type="string">
            <text:p>IMG_2320.jpg</text:p>
          </table:table-cell>
          <table:table-cell table:style-name="ce47" office:value-type="string" calcext:value-type="string">
            <text:p>14:02:10</text:p>
          </table:table-cell>
          <table:table-cell table:formula="of:=MID([.E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712.jpg</text:p>
          </table:table-cell>
          <table:table-cell table:style-name="ce47" office:value-type="string" calcext:value-type="string">
            <text:p>13:57:36</text:p>
          </table:table-cell>
          <table:table-cell table:formula="of:=MID([.I6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40" office:value-type="float" office:value="59" calcext:value-type="float">
            <text:p>59</text:p>
          </table:table-cell>
          <table:table-cell table:style-name="ce60" office:value-type="string" calcext:value-type="string">
            <text:p>2021:11:02</text:p>
          </table:table-cell>
          <table:table-cell table:style-name="ce40"/>
          <table:table-cell table:style-name="ce40" office:value-type="string" calcext:value-type="string">
            <text:p>IMG_2334.jpg</text:p>
          </table:table-cell>
          <table:table-cell table:style-name="ce48" office:value-type="string" calcext:value-type="string">
            <text:p>13:02:09</text:p>
          </table:table-cell>
          <table:table-cell table:style-name="ce40" table:formula="of:=MID([.E61];1;2)" office:value-type="string" office:string-value="13" calcext:value-type="string">
            <text:p>13</text:p>
          </table:table-cell>
          <table:table-cell table:style-name="ce40"/>
          <table:table-cell table:style-name="ce40" office:value-type="string" calcext:value-type="string">
            <text:p>IMG_0731.jpg</text:p>
          </table:table-cell>
          <table:table-cell table:style-name="ce48" office:value-type="string" calcext:value-type="string">
            <text:p>12:57:31</text:p>
          </table:table-cell>
          <table:table-cell table:style-name="ce40" table:formula="of:=MID([.I61];1;2)+1" office:value-type="float" office:value="13" calcext:value-type="float">
            <text:p>13</text:p>
          </table:table-cell>
          <table:table-cell table:style-name="ce40"/>
          <table:table-cell table:style-name="ce40" office:value-type="string" calcext:value-type="string">
            <text:p>Inizio neve</text:p>
          </table:table-cell>
          <table:table-cell table:style-name="ce40" table:number-columns-repeated="101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2021:11:04</text:p>
          </table:table-cell>
          <table:table-cell/>
          <table:table-cell office:value-type="string" calcext:value-type="string">
            <text:p>IMG_2344.jpg</text:p>
          </table:table-cell>
          <table:table-cell table:style-name="ce47"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table:style-name="ce47" office:value-type="string" calcext:value-type="string">
            <text:p>12:57:28</text:p>
          </table:table-cell>
          <table:table-cell table:formula="of:=MID([.I6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2021:11:05</text:p>
          </table:table-cell>
          <table:table-cell/>
          <table:table-cell office:value-type="string" calcext:value-type="string">
            <text:p>IMG_2349.jpg</text:p>
          </table:table-cell>
          <table:table-cell table:style-name="ce47" office:value-type="string" calcext:value-type="string">
            <text:p>13:02:08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table:style-name="ce47" office:value-type="string" calcext:value-type="string">
            <text:p>12:57:26</text:p>
          </table:table-cell>
          <table:table-cell table:formula="of:=MID([.I6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2021:11:06</text:p>
          </table:table-cell>
          <table:table-cell/>
          <table:table-cell office:value-type="string" calcext:value-type="string">
            <text:p>IMG_2354.jpg</text:p>
          </table:table-cell>
          <table:table-cell table:style-name="ce47" office:value-type="string" calcext:value-type="string">
            <text:p>13:02:07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table:style-name="ce47" office:value-type="string" calcext:value-type="string">
            <text:p>12:57:25</text:p>
          </table:table-cell>
          <table:table-cell table:formula="of:=MID([.I6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2021:11:07</text:p>
          </table:table-cell>
          <table:table-cell/>
          <table:table-cell office:value-type="string" calcext:value-type="string">
            <text:p>IMG_2359.jpg</text:p>
          </table:table-cell>
          <table:table-cell table:style-name="ce47"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table:style-name="ce47" office:value-type="string" calcext:value-type="string">
            <text:p>12:57:24</text:p>
          </table:table-cell>
          <table:table-cell table:formula="of:=MID([.I6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2021:11:08</text:p>
          </table:table-cell>
          <table:table-cell/>
          <table:table-cell office:value-type="string" calcext:value-type="string">
            <text:p>IMG_2364.jpg</text:p>
          </table:table-cell>
          <table:table-cell table:style-name="ce47"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table:style-name="ce47" office:value-type="string" calcext:value-type="string">
            <text:p>12:57:23</text:p>
          </table:table-cell>
          <table:table-cell table:formula="of:=MID([.I6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2021:11:09</text:p>
          </table:table-cell>
          <table:table-cell/>
          <table:table-cell office:value-type="string" calcext:value-type="string">
            <text:p>IMG_2369.jpg</text:p>
          </table:table-cell>
          <table:table-cell table:style-name="ce47" office:value-type="string" calcext:value-type="string">
            <text:p>15:02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table:style-name="ce47" office:value-type="string" calcext:value-type="string">
            <text:p>14:57:22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2021:11:10</text:p>
          </table:table-cell>
          <table:table-cell/>
          <table:table-cell office:value-type="string" calcext:value-type="string">
            <text:p>IMG_2372.jpg</text:p>
          </table:table-cell>
          <table:table-cell table:style-name="ce47" office:value-type="string" calcext:value-type="string">
            <text:p>16:02:07</text:p>
          </table:table-cell>
          <table:table-cell table:formula="of:=MID([.E6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table:style-name="ce47" office:value-type="string" calcext:value-type="string">
            <text:p>15:57:21</text:p>
          </table:table-cell>
          <table:table-cell table:formula="of:=MID([.I6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2021:11:11</text:p>
          </table:table-cell>
          <table:table-cell/>
          <table:table-cell office:value-type="string" calcext:value-type="string">
            <text:p>IMG_2374.jpg</text:p>
          </table:table-cell>
          <table:table-cell table:style-name="ce47" office:value-type="string" calcext:value-type="string">
            <text:p>16:02:08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table:style-name="ce47" office:value-type="string" calcext:value-type="string">
            <text:p>15:57:20</text:p>
          </table:table-cell>
          <table:table-cell table:formula="of:=MID([.I6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2021:11:12</text:p>
          </table:table-cell>
          <table:table-cell/>
          <table:table-cell office:value-type="string" calcext:value-type="string">
            <text:p>IMG_2375.jpg</text:p>
          </table:table-cell>
          <table:table-cell table:style-name="ce47" office:value-type="string" calcext:value-type="string">
            <text:p>15:02:08</text:p>
          </table:table-cell>
          <table:table-cell table:formula="of:=MID([.E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table:style-name="ce47" office:value-type="string" calcext:value-type="string">
            <text:p>14:57:19</text:p>
          </table:table-cell>
          <table:table-cell table:formula="of:=MID([.I7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2021:11:13</text:p>
          </table:table-cell>
          <table:table-cell/>
          <table:table-cell office:value-type="string" calcext:value-type="string">
            <text:p>IMG_2377.jpg</text:p>
          </table:table-cell>
          <table:table-cell table:style-name="ce47"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table:style-name="ce47" office:value-type="string" calcext:value-type="string">
            <text:p>14:57:18</text:p>
          </table:table-cell>
          <table:table-cell table:formula="of:=MID([.I7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2021:11:14</text:p>
          </table:table-cell>
          <table:table-cell/>
          <table:table-cell office:value-type="string" calcext:value-type="string">
            <text:p>IMG_2379.jpg</text:p>
          </table:table-cell>
          <table:table-cell table:style-name="ce47"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table:style-name="ce47" office:value-type="string" calcext:value-type="string">
            <text:p>14:57:17</text:p>
          </table:table-cell>
          <table:table-cell table:formula="of:=MID([.I7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2021:11:16</text:p>
          </table:table-cell>
          <table:table-cell/>
          <table:table-cell office:value-type="string" calcext:value-type="string">
            <text:p>IMG_2381.jpg</text:p>
          </table:table-cell>
          <table:table-cell table:style-name="ce47"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table:style-name="ce47" office:value-type="string" calcext:value-type="string">
            <text:p>14:57:1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2021:11:18</text:p>
          </table:table-cell>
          <table:table-cell/>
          <table:table-cell office:value-type="string" calcext:value-type="string">
            <text:p>IMG_2385.jpg</text:p>
          </table:table-cell>
          <table:table-cell table:style-name="ce47"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table:style-name="ce47" office:value-type="string" calcext:value-type="string">
            <text:p>14:57:12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2021:11:19</text:p>
          </table:table-cell>
          <table:table-cell/>
          <table:table-cell office:value-type="string" calcext:value-type="string">
            <text:p>IMG_2388.jpg</text:p>
          </table:table-cell>
          <table:table-cell table:style-name="ce47" office:value-type="string" calcext:value-type="string">
            <text:p>16:02:08</text:p>
          </table:table-cell>
          <table:table-cell table:formula="of:=MID([.E7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table:style-name="ce47" office:value-type="string" calcext:value-type="string">
            <text:p>15:57:12</text:p>
          </table:table-cell>
          <table:table-cell table:formula="of:=MID([.I7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2021:11:20</text:p>
          </table:table-cell>
          <table:table-cell/>
          <table:table-cell office:value-type="string" calcext:value-type="string">
            <text:p>IMG_2390.jpg</text:p>
          </table:table-cell>
          <table:table-cell table:style-name="ce47"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table:style-name="ce47" office:value-type="string" calcext:value-type="string">
            <text:p>15:57:11</text:p>
          </table:table-cell>
          <table:table-cell table:formula="of:=MID([.I7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2021:11:21</text:p>
          </table:table-cell>
          <table:table-cell/>
          <table:table-cell office:value-type="string" calcext:value-type="string">
            <text:p>IMG_2392.jpg</text:p>
          </table:table-cell>
          <table:table-cell table:style-name="ce47" office:value-type="string" calcext:value-type="string">
            <text:p>16:02:09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table:style-name="ce47" office:value-type="string" calcext:value-type="string">
            <text:p>15:57:10</text:p>
          </table:table-cell>
          <table:table-cell table:formula="of:=MID([.I7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2021:11:22</text:p>
          </table:table-cell>
          <table:table-cell/>
          <table:table-cell office:value-type="string" calcext:value-type="string">
            <text:p>IMG_2393.jpg</text:p>
          </table:table-cell>
          <table:table-cell table:style-name="ce47" office:value-type="string" calcext:value-type="string">
            <text:p>15:02:08</text:p>
          </table:table-cell>
          <table:table-cell table:formula="of:=MID([.E7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table:style-name="ce47" office:value-type="string" calcext:value-type="string">
            <text:p>14:57:09</text:p>
          </table:table-cell>
          <table:table-cell table:formula="of:=MID([.I7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2021:11:23</text:p>
          </table:table-cell>
          <table:table-cell/>
          <table:table-cell office:value-type="string" calcext:value-type="string">
            <text:p>IMG_2395.jpg</text:p>
          </table:table-cell>
          <table:table-cell table:style-name="ce47"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table:style-name="ce47" office:value-type="string" calcext:value-type="string">
            <text:p>14:57:08</text:p>
          </table:table-cell>
          <table:table-cell table:formula="of:=MID([.I7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2021:11:24</text:p>
          </table:table-cell>
          <table:table-cell/>
          <table:table-cell office:value-type="string" calcext:value-type="string">
            <text:p>IMG_2397.jpg</text:p>
          </table:table-cell>
          <table:table-cell table:style-name="ce47" office:value-type="string" calcext:value-type="string">
            <text:p>15:02:07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table:style-name="ce47" office:value-type="string" calcext:value-type="string">
            <text:p>14:57:06</text:p>
          </table:table-cell>
          <table:table-cell table:formula="of:=MID([.I8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2021:11:26</text:p>
          </table:table-cell>
          <table:table-cell/>
          <table:table-cell office:value-type="string" calcext:value-type="string">
            <text:p>IMG_2399.jpg</text:p>
          </table:table-cell>
          <table:table-cell table:style-name="ce47" office:value-type="string" calcext:value-type="string">
            <text:p>15:02:06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table:style-name="ce47" office:value-type="string" calcext:value-type="string">
            <text:p>14:57:03</text:p>
          </table:table-cell>
          <table:table-cell table:formula="of:=MID([.I8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2021:11:27</text:p>
          </table:table-cell>
          <table:table-cell/>
          <table:table-cell office:value-type="string" calcext:value-type="string">
            <text:p>IMG_2401.jpg</text:p>
          </table:table-cell>
          <table:table-cell table:style-name="ce47" office:value-type="string" calcext:value-type="string">
            <text:p>15:02:05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table:style-name="ce47" office:value-type="string" calcext:value-type="string">
            <text:p>14:57:01</text:p>
          </table:table-cell>
          <table:table-cell table:formula="of:=MID([.I8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2021:11:28</text:p>
          </table:table-cell>
          <table:table-cell/>
          <table:table-cell office:value-type="string" calcext:value-type="string">
            <text:p>IMG_2404.jpg</text:p>
          </table:table-cell>
          <table:table-cell table:style-name="ce47" office:value-type="string" calcext:value-type="string">
            <text:p>16:02:03</text:p>
          </table:table-cell>
          <table:table-cell table:formula="of:=MID([.E8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table:style-name="ce47" office:value-type="string" calcext:value-type="string">
            <text:p>15:56:59</text:p>
          </table:table-cell>
          <table:table-cell table:formula="of:=MID([.I8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2021:11:29</text:p>
          </table:table-cell>
          <table:table-cell/>
          <table:table-cell office:value-type="string" calcext:value-type="string">
            <text:p>IMG_2406.jpg</text:p>
          </table:table-cell>
          <table:table-cell table:style-name="ce47" office:value-type="string" calcext:value-type="string">
            <text:p>16:02:02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table:style-name="ce47" office:value-type="string" calcext:value-type="string">
            <text:p>15:56:56</text:p>
          </table:table-cell>
          <table:table-cell table:formula="of:=MID([.I8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2021:12:01</text:p>
          </table:table-cell>
          <table:table-cell/>
          <table:table-cell office:value-type="string" calcext:value-type="string">
            <text:p>IMG_2407.jpg</text:p>
          </table:table-cell>
          <table:table-cell table:style-name="ce47" office:value-type="string" calcext:value-type="string">
            <text:p>15:02:00</text:p>
          </table:table-cell>
          <table:table-cell table:formula="of:=MID([.E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table:style-name="ce47" office:value-type="string" calcext:value-type="string">
            <text:p>14:56:53</text:p>
          </table:table-cell>
          <table:table-cell table:formula="of:=MID([.I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2021:12:03</text:p>
          </table:table-cell>
          <table:table-cell/>
          <table:table-cell office:value-type="string" calcext:value-type="string">
            <text:p>IMG_2409.jpg</text:p>
          </table:table-cell>
          <table:table-cell table:style-name="ce47" office:value-type="string" calcext:value-type="string">
            <text:p>15:01:58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table:style-name="ce47" office:value-type="string" calcext:value-type="string">
            <text:p>14:56:49</text:p>
          </table:table-cell>
          <table:table-cell table:formula="of:=MID([.I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2021:12:14</text:p>
          </table:table-cell>
          <table:table-cell/>
          <table:table-cell office:value-type="string" calcext:value-type="string">
            <text:p>IMG_2414.jpg</text:p>
          </table:table-cell>
          <table:table-cell table:style-name="ce47" office:value-type="string" calcext:value-type="string">
            <text:p>16:01:45</text:p>
          </table:table-cell>
          <table:table-cell table:formula="of:=MID([.E8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table:style-name="ce47" office:value-type="string" calcext:value-type="string">
            <text:p>15:56:27</text:p>
          </table:table-cell>
          <table:table-cell table:formula="of:=MID([.I8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2021:12:23</text:p>
          </table:table-cell>
          <table:table-cell/>
          <table:table-cell office:value-type="string" calcext:value-type="string">
            <text:p>IMG_2415.jpg</text:p>
          </table:table-cell>
          <table:table-cell table:style-name="ce47" office:value-type="string" calcext:value-type="string">
            <text:p>15:01:42</text:p>
          </table:table-cell>
          <table:table-cell table:formula="of:=MID([.E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table:style-name="ce47" office:value-type="string" calcext:value-type="string">
            <text:p>14:56:16</text:p>
          </table:table-cell>
          <table:table-cell table:formula="of:=MID([.I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2021:12:24</text:p>
          </table:table-cell>
          <table:table-cell/>
          <table:table-cell office:value-type="string" calcext:value-type="string">
            <text:p>IMG_2417.jpg</text:p>
          </table:table-cell>
          <table:table-cell table:style-name="ce47" office:value-type="string" calcext:value-type="string">
            <text:p>15:01:41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table:style-name="ce47" office:value-type="string" calcext:value-type="string">
            <text:p>14:56:14</text:p>
          </table:table-cell>
          <table:table-cell table:formula="of:=MID([.I8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2021:12:26</text:p>
          </table:table-cell>
          <table:table-cell/>
          <table:table-cell office:value-type="string" calcext:value-type="string">
            <text:p>IMG_2419.jpg</text:p>
          </table:table-cell>
          <table:table-cell table:style-name="ce47" office:value-type="string" calcext:value-type="string">
            <text:p>15:01:40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table:style-name="ce47" office:value-type="string" calcext:value-type="string">
            <text:p>14:56:11</text:p>
          </table:table-cell>
          <table:table-cell table:formula="of:=MID([.I9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" table:style-name="ta1">
        <table:table-column table:style-name="co19" table:default-cell-style-name="Default"/>
        <table:table-column table:style-name="co2" table:default-cell-style-name="ce47"/>
        <table:table-column table:style-name="co20" table:default-cell-style-name="ce47"/>
        <table:table-column table:style-name="co13" table:default-cell-style-name="Default"/>
        <table:table-column table:style-name="co5" table:default-cell-style-name="ce47"/>
        <table:table-column table:style-name="co1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ce47"/>
        <table:table-column table:style-name="co22" table:default-cell-style-name="Default"/>
        <table:table-column table:style-name="co23" table:default-cell-style-name="Default"/>
        <table:table-column table:style-name="co12" table:number-columns-repeated="1013" table:default-cell-style-name="Default"/>
        <table:table-row table:style-name="ro2">
          <table:table-cell office:value-type="string" calcext:value-type="string">
            <text:p>epoch</text:p>
          </table:table-cell>
          <table:table-cell table:style-name="Default" office:value-type="string" calcext:value-type="string">
            <text:p>date</text:p>
          </table:table-cell>
          <table:table-cell table:style-name="Default"/>
          <table:table-cell office:value-type="string" calcext:value-type="string">
            <text:p>p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p2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2022:01:03</text:p>
          </table:table-cell>
          <table:table-cell/>
          <table:table-cell office:value-type="string" calcext:value-type="string">
            <text:p>IMG_2423.jpg</text:p>
          </table:table-cell>
          <table:table-cell office:value-type="string" calcext:value-type="string">
            <text:p>15:01:39</text:p>
          </table:table-cell>
          <table:table-cell table:formula="of:=MID([.E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office:value-type="string" calcext:value-type="string">
            <text:p>14:56:03</text:p>
          </table:table-cell>
          <table:table-cell table:formula="of:=MID([.I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22:01:04</text:p>
          </table:table-cell>
          <table:table-cell/>
          <table:table-cell office:value-type="string" calcext:value-type="string">
            <text:p>IMG_2426.jpg</text:p>
          </table:table-cell>
          <table:table-cell office:value-type="string" calcext:value-type="string">
            <text:p>16:01:39</text:p>
          </table:table-cell>
          <table:table-cell table:formula="of:=MID([.E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office:value-type="string" calcext:value-type="string">
            <text:p>15:56:02</text:p>
          </table:table-cell>
          <table:table-cell table:formula="of:=MID([.I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22:01:05</text:p>
          </table:table-cell>
          <table:table-cell/>
          <table:table-cell office:value-type="string" calcext:value-type="string">
            <text:p>IMG_2428.jpg</text:p>
          </table:table-cell>
          <table:table-cell office:value-type="string" calcext:value-type="string">
            <text:p>16:01:38</text:p>
          </table:table-cell>
          <table:table-cell table:formula="of:=MID([.E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office:value-type="string" calcext:value-type="string">
            <text:p>15:56:00</text:p>
          </table:table-cell>
          <table:table-cell table:formula="of:=MID([.I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22:01:10</text:p>
          </table:table-cell>
          <table:table-cell/>
          <table:table-cell office:value-type="string" calcext:value-type="string">
            <text:p>IMG_2430.jpg</text:p>
          </table:table-cell>
          <table:table-cell office:value-type="string" calcext:value-type="string">
            <text:p>16:01:32</text:p>
          </table:table-cell>
          <table:table-cell table:formula="of:=MID([.E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office:value-type="string" calcext:value-type="string">
            <text:p>15:55:49</text:p>
          </table:table-cell>
          <table:table-cell table:formula="of:=MID([.I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022:01:17</text:p>
          </table:table-cell>
          <table:table-cell/>
          <table:table-cell office:value-type="string" calcext:value-type="string">
            <text:p>IMG_2432.jpg</text:p>
          </table:table-cell>
          <table:table-cell office:value-type="string" calcext:value-type="string">
            <text:p>16:01:28</text:p>
          </table:table-cell>
          <table:table-cell table:formula="of:=MID([.E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office:value-type="string" calcext:value-type="string">
            <text:p>15:55:41</text:p>
          </table:table-cell>
          <table:table-cell table:formula="of:=MID([.I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022:01:19</text:p>
          </table:table-cell>
          <table:table-cell/>
          <table:table-cell office:value-type="string" calcext:value-type="string">
            <text:p>IMG_2434.jpg</text:p>
          </table:table-cell>
          <table:table-cell office:value-type="string" calcext:value-type="string">
            <text:p>16:01:27</text:p>
          </table:table-cell>
          <table:table-cell table:formula="of:=MID([.E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office:value-type="string" calcext:value-type="string">
            <text:p>15:55:38</text:p>
          </table:table-cell>
          <table:table-cell table:formula="of:=MID([.I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22:01:20</text:p>
          </table:table-cell>
          <table:table-cell/>
          <table:table-cell office:value-type="string" calcext:value-type="string">
            <text:p>IMG_2436.jpg</text:p>
          </table:table-cell>
          <table:table-cell office:value-type="string" calcext:value-type="string">
            <text:p>16:01:26</text:p>
          </table:table-cell>
          <table:table-cell table:formula="of:=MID([.E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office:value-type="string" calcext:value-type="string">
            <text:p>15:55:37</text:p>
          </table:table-cell>
          <table:table-cell table:formula="of:=MID([.I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022:01:21</text:p>
          </table:table-cell>
          <table:table-cell/>
          <table:table-cell office:value-type="string" calcext:value-type="string">
            <text:p>IMG_2438.jpg</text:p>
          </table:table-cell>
          <table:table-cell office:value-type="string" calcext:value-type="string">
            <text:p>16:01:25</text:p>
          </table:table-cell>
          <table:table-cell table:formula="of:=MID([.E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office:value-type="string" calcext:value-type="string">
            <text:p>15:55:35</text:p>
          </table:table-cell>
          <table:table-cell table:formula="of:=MID([.I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022:01:22</text:p>
          </table:table-cell>
          <table:table-cell/>
          <table:table-cell office:value-type="string" calcext:value-type="string">
            <text:p>IMG_2440.jpg</text:p>
          </table:table-cell>
          <table:table-cell office:value-type="string" calcext:value-type="string">
            <text:p>16:01:24</text:p>
          </table:table-cell>
          <table:table-cell table:formula="of:=MID([.E1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office:value-type="string" calcext:value-type="string">
            <text:p>15:55:33</text:p>
          </table:table-cell>
          <table:table-cell table:formula="of:=MID([.I1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022:01:23</text:p>
          </table:table-cell>
          <table:table-cell/>
          <table:table-cell office:value-type="string" calcext:value-type="string">
            <text:p>IMG_2442.jpg</text:p>
          </table:table-cell>
          <table:table-cell office:value-type="string" calcext:value-type="string">
            <text:p>16:01:23</text:p>
          </table:table-cell>
          <table:table-cell table:formula="of:=MID([.E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office:value-type="string" calcext:value-type="string">
            <text:p>15:55:32</text:p>
          </table:table-cell>
          <table:table-cell table:formula="of:=MID([.I1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022:01:24</text:p>
          </table:table-cell>
          <table:table-cell/>
          <table:table-cell office:value-type="string" calcext:value-type="string">
            <text:p>IMG_2444.jpg</text:p>
          </table:table-cell>
          <table:table-cell office:value-type="string" calcext:value-type="string">
            <text:p>16:01:23</text:p>
          </table:table-cell>
          <table:table-cell table:formula="of:=MID([.E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office:value-type="string" calcext:value-type="string">
            <text:p>15:55:31</text:p>
          </table:table-cell>
          <table:table-cell table:formula="of:=MID([.I1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2022:01:25</text:p>
          </table:table-cell>
          <table:table-cell/>
          <table:table-cell office:value-type="string" calcext:value-type="string">
            <text:p>IMG_2446.jpg</text:p>
          </table:table-cell>
          <table:table-cell office:value-type="string" calcext:value-type="string">
            <text:p>16:01:23</text:p>
          </table:table-cell>
          <table:table-cell table:formula="of:=MID([.E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office:value-type="string" calcext:value-type="string">
            <text:p>15:55:30</text:p>
          </table:table-cell>
          <table:table-cell table:formula="of:=MID([.I1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022:01:26</text:p>
          </table:table-cell>
          <table:table-cell/>
          <table:table-cell office:value-type="string" calcext:value-type="string">
            <text:p>IMG_2448.jpg</text:p>
          </table:table-cell>
          <table:table-cell office:value-type="string" calcext:value-type="string">
            <text:p>16:01:23</text:p>
          </table:table-cell>
          <table:table-cell table:formula="of:=MID([.E1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office:value-type="string" calcext:value-type="string">
            <text:p>15:55:29</text:p>
          </table:table-cell>
          <table:table-cell table:formula="of:=MID([.I1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022:01:27</text:p>
          </table:table-cell>
          <table:table-cell/>
          <table:table-cell office:value-type="string" calcext:value-type="string">
            <text:p>IMG_2450.jpg</text:p>
          </table:table-cell>
          <table:table-cell office:value-type="string" calcext:value-type="string">
            <text:p>16:01:23</text:p>
          </table:table-cell>
          <table:table-cell table:formula="of:=MID([.E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office:value-type="string" calcext:value-type="string">
            <text:p>15:55:28</text:p>
          </table:table-cell>
          <table:table-cell table:formula="of:=MID([.I1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022:01:28</text:p>
          </table:table-cell>
          <table:table-cell/>
          <table:table-cell office:value-type="string" calcext:value-type="string">
            <text:p>IMG_2452.jpg</text:p>
          </table:table-cell>
          <table:table-cell office:value-type="string" calcext:value-type="string">
            <text:p>16:01:23</text:p>
          </table:table-cell>
          <table:table-cell table:formula="of:=MID([.E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office:value-type="string" calcext:value-type="string">
            <text:p>15:55:27</text:p>
          </table:table-cell>
          <table:table-cell table:formula="of:=MID([.I1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022:01:29</text:p>
          </table:table-cell>
          <table:table-cell/>
          <table:table-cell office:value-type="string" calcext:value-type="string">
            <text:p>IMG_2454.jpg</text:p>
          </table:table-cell>
          <table:table-cell office:value-type="string" calcext:value-type="string">
            <text:p>16:01:23</text:p>
          </table:table-cell>
          <table:table-cell table:formula="of:=MID([.E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office:value-type="string" calcext:value-type="string">
            <text:p>15:55:26</text:p>
          </table:table-cell>
          <table:table-cell table:formula="of:=MID([.I1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022:01:30</text:p>
          </table:table-cell>
          <table:table-cell/>
          <table:table-cell office:value-type="string" calcext:value-type="string">
            <text:p>IMG_2456.jpg</text:p>
          </table:table-cell>
          <table:table-cell office:value-type="string" calcext:value-type="string">
            <text:p>16:01:23</text:p>
          </table:table-cell>
          <table:table-cell table:formula="of:=MID([.E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office:value-type="string" calcext:value-type="string">
            <text:p>15:55:26</text:p>
          </table:table-cell>
          <table:table-cell table:formula="of:=MID([.I1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022:01:31</text:p>
          </table:table-cell>
          <table:table-cell/>
          <table:table-cell office:value-type="string" calcext:value-type="string">
            <text:p>IMG_2457.jpg</text:p>
          </table:table-cell>
          <table:table-cell office:value-type="string" calcext:value-type="string">
            <text:p>15:01:24</text:p>
          </table:table-cell>
          <table:table-cell table:formula="of:=MID([.E1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office:value-type="string" calcext:value-type="string">
            <text:p>14:55:25</text:p>
          </table:table-cell>
          <table:table-cell table:formula="of:=MID([.I1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022:02:01</text:p>
          </table:table-cell>
          <table:table-cell/>
          <table:table-cell office:value-type="string" calcext:value-type="string">
            <text:p>IMG_2460.jpg</text:p>
          </table:table-cell>
          <table:table-cell office:value-type="string" calcext:value-type="string">
            <text:p>16:01:23</text:p>
          </table:table-cell>
          <table:table-cell table:formula="of:=MID([.E2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office:value-type="string" calcext:value-type="string">
            <text:p>15:55:23</text:p>
          </table:table-cell>
          <table:table-cell table:formula="of:=MID([.I2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022:02:02</text:p>
          </table:table-cell>
          <table:table-cell/>
          <table:table-cell office:value-type="string" calcext:value-type="string">
            <text:p>IMG_2461.jpg</text:p>
          </table:table-cell>
          <table:table-cell office:value-type="string" calcext:value-type="string">
            <text:p>15:01:23</text:p>
          </table:table-cell>
          <table:table-cell table:formula="of:=MID([.E2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office:value-type="string" calcext:value-type="string">
            <text:p>14:55:22</text:p>
          </table:table-cell>
          <table:table-cell table:formula="of:=MID([.I2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022:02:03</text:p>
          </table:table-cell>
          <table:table-cell/>
          <table:table-cell office:value-type="string" calcext:value-type="string">
            <text:p>IMG_2464.jpg</text:p>
          </table:table-cell>
          <table:table-cell office:value-type="string" calcext:value-type="string">
            <text:p>16:01:23</text:p>
          </table:table-cell>
          <table:table-cell table:formula="of:=MID([.E2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office:value-type="string" calcext:value-type="string">
            <text:p>15:55:21</text:p>
          </table:table-cell>
          <table:table-cell table:formula="of:=MID([.I2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022:02:04</text:p>
          </table:table-cell>
          <table:table-cell/>
          <table:table-cell office:value-type="string" calcext:value-type="string">
            <text:p>IMG_2466.jpg</text:p>
          </table:table-cell>
          <table:table-cell office:value-type="string" calcext:value-type="string">
            <text:p>16:01:23</text:p>
          </table:table-cell>
          <table:table-cell table:formula="of:=MID([.E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office:value-type="string" calcext:value-type="string">
            <text:p>15:55:20</text:p>
          </table:table-cell>
          <table:table-cell table:formula="of:=MID([.I2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022:02:05</text:p>
          </table:table-cell>
          <table:table-cell/>
          <table:table-cell office:value-type="string" calcext:value-type="string">
            <text:p>IMG_2468.jpg</text:p>
          </table:table-cell>
          <table:table-cell office:value-type="string" calcext:value-type="string">
            <text:p>16:01:23</text:p>
          </table:table-cell>
          <table:table-cell table:formula="of:=MID([.E2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office:value-type="string" calcext:value-type="string">
            <text:p>15:55:19</text:p>
          </table:table-cell>
          <table:table-cell table:formula="of:=MID([.I2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022:02:06</text:p>
          </table:table-cell>
          <table:table-cell/>
          <table:table-cell office:value-type="string" calcext:value-type="string">
            <text:p>IMG_2469.jpg</text:p>
          </table:table-cell>
          <table:table-cell office:value-type="string" calcext:value-type="string">
            <text:p>15:01:22</text:p>
          </table:table-cell>
          <table:table-cell table:formula="of:=MID([.E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office:value-type="string" calcext:value-type="string">
            <text:p>14:55:18</text:p>
          </table:table-cell>
          <table:table-cell table:formula="of:=MID([.I2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2022:02:07</text:p>
          </table:table-cell>
          <table:table-cell/>
          <table:table-cell office:value-type="string" calcext:value-type="string">
            <text:p>IMG_2472.jpg</text:p>
          </table:table-cell>
          <table:table-cell office:value-type="string" calcext:value-type="string">
            <text:p>16:01:22</text:p>
          </table:table-cell>
          <table:table-cell table:formula="of:=MID([.E2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office:value-type="string" calcext:value-type="string">
            <text:p>15:55:16</text:p>
          </table:table-cell>
          <table:table-cell table:formula="of:=MID([.I2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022:02:08</text:p>
          </table:table-cell>
          <table:table-cell/>
          <table:table-cell office:value-type="string" calcext:value-type="string">
            <text:p>IMG_2474.jpg</text:p>
          </table:table-cell>
          <table:table-cell office:value-type="string" calcext:value-type="string">
            <text:p>16:01:22</text:p>
          </table:table-cell>
          <table:table-cell table:formula="of:=MID([.E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office:value-type="string" calcext:value-type="string">
            <text:p>15:55:15</text:p>
          </table:table-cell>
          <table:table-cell table:formula="of:=MID([.I2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022:02:09</text:p>
          </table:table-cell>
          <table:table-cell/>
          <table:table-cell office:value-type="string" calcext:value-type="string">
            <text:p>IMG_2476.jpg</text:p>
          </table:table-cell>
          <table:table-cell office:value-type="string" calcext:value-type="string">
            <text:p>16:01:22</text:p>
          </table:table-cell>
          <table:table-cell table:formula="of:=MID([.E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office:value-type="string" calcext:value-type="string">
            <text:p>15:55:14</text:p>
          </table:table-cell>
          <table:table-cell table:formula="of:=MID([.I2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2022:02:10</text:p>
          </table:table-cell>
          <table:table-cell/>
          <table:table-cell office:value-type="string" calcext:value-type="string">
            <text:p>IMG_2478.jpg</text:p>
          </table:table-cell>
          <table:table-cell office:value-type="string" calcext:value-type="string">
            <text:p>16:01:22</text:p>
          </table:table-cell>
          <table:table-cell table:formula="of:=MID([.E2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office:value-type="string" calcext:value-type="string">
            <text:p>15:55:13</text:p>
          </table:table-cell>
          <table:table-cell table:formula="of:=MID([.I2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022:02:11</text:p>
          </table:table-cell>
          <table:table-cell/>
          <table:table-cell office:value-type="string" calcext:value-type="string">
            <text:p>IMG_2479.jpg</text:p>
          </table:table-cell>
          <table:table-cell office:value-type="string" calcext:value-type="string">
            <text:p>15:01:22</text:p>
          </table:table-cell>
          <table:table-cell table:formula="of:=MID([.E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office:value-type="string" calcext:value-type="string">
            <text:p>14:55:12</text:p>
          </table:table-cell>
          <table:table-cell table:formula="of:=MID([.I3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022:02:12</text:p>
          </table:table-cell>
          <table:table-cell/>
          <table:table-cell office:value-type="string" calcext:value-type="string">
            <text:p>IMG_2482.jpg</text:p>
          </table:table-cell>
          <table:table-cell office:value-type="string" calcext:value-type="string">
            <text:p>16:01:21</text:p>
          </table:table-cell>
          <table:table-cell table:formula="of:=MID([.E3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office:value-type="string" calcext:value-type="string">
            <text:p>15:55:10</text:p>
          </table:table-cell>
          <table:table-cell table:formula="of:=MID([.I3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022:02:13</text:p>
          </table:table-cell>
          <table:table-cell/>
          <table:table-cell office:value-type="string" calcext:value-type="string">
            <text:p>IMG_2484.jpg</text:p>
          </table:table-cell>
          <table:table-cell office:value-type="string" calcext:value-type="string">
            <text:p>16:01:20</text:p>
          </table:table-cell>
          <table:table-cell table:formula="of:=MID([.E3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office:value-type="string" calcext:value-type="string">
            <text:p>15:55:08</text:p>
          </table:table-cell>
          <table:table-cell table:formula="of:=MID([.I3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022:02:14</text:p>
          </table:table-cell>
          <table:table-cell/>
          <table:table-cell office:value-type="string" calcext:value-type="string">
            <text:p>IMG_2485.jpg</text:p>
          </table:table-cell>
          <table:table-cell office:value-type="string" calcext:value-type="string">
            <text:p>15:01:19</text:p>
          </table:table-cell>
          <table:table-cell table:formula="of:=MID([.E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office:value-type="string" calcext:value-type="string">
            <text:p>14:55:06</text:p>
          </table:table-cell>
          <table:table-cell table:formula="of:=MID([.I3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2022:02:15</text:p>
          </table:table-cell>
          <table:table-cell/>
          <table:table-cell office:value-type="string" calcext:value-type="string">
            <text:p>IMG_2488.jpg</text:p>
          </table:table-cell>
          <table:table-cell office:value-type="string" calcext:value-type="string">
            <text:p>16:01:18</text:p>
          </table:table-cell>
          <table:table-cell table:formula="of:=MID([.E3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office:value-type="string" calcext:value-type="string">
            <text:p>15:55:04</text:p>
          </table:table-cell>
          <table:table-cell table:formula="of:=MID([.I3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2022:02:16</text:p>
          </table:table-cell>
          <table:table-cell/>
          <table:table-cell office:value-type="string" calcext:value-type="string">
            <text:p>IMG_2489.jpg</text:p>
          </table:table-cell>
          <table:table-cell office:value-type="string" calcext:value-type="string">
            <text:p>15:01:17</text:p>
          </table:table-cell>
          <table:table-cell table:formula="of:=MID([.E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office:value-type="string" calcext:value-type="string">
            <text:p>14:55:02</text:p>
          </table:table-cell>
          <table:table-cell table:formula="of:=MID([.I3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2022:02:17</text:p>
          </table:table-cell>
          <table:table-cell/>
          <table:table-cell office:value-type="string" calcext:value-type="string">
            <text:p>IMG_2491.jpg</text:p>
          </table:table-cell>
          <table:table-cell office:value-type="string" calcext:value-type="string">
            <text:p>15:01:18</text:p>
          </table:table-cell>
          <table:table-cell table:formula="of:=MID([.E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office:value-type="string" calcext:value-type="string">
            <text:p>14:55:02</text:p>
          </table:table-cell>
          <table:table-cell table:formula="of:=MID([.I3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2022:02:19</text:p>
          </table:table-cell>
          <table:table-cell/>
          <table:table-cell office:value-type="string" calcext:value-type="string">
            <text:p>IMG_2495.jpg</text:p>
          </table:table-cell>
          <table:table-cell office:value-type="string" calcext:value-type="string">
            <text:p>15:01:18</text:p>
          </table:table-cell>
          <table:table-cell table:formula="of:=MID([.E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office:value-type="string" calcext:value-type="string">
            <text:p>14:55:00</text:p>
          </table:table-cell>
          <table:table-cell table:formula="of:=MID([.I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2022:02:20</text:p>
          </table:table-cell>
          <table:table-cell/>
          <table:table-cell office:value-type="string" calcext:value-type="string">
            <text:p>IMG_2498.jpg</text:p>
          </table:table-cell>
          <table:table-cell office:value-type="string" calcext:value-type="string">
            <text:p>16:01:18</text:p>
          </table:table-cell>
          <table:table-cell table:formula="of:=MID([.E3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office:value-type="string" calcext:value-type="string">
            <text:p>15:54:59</text:p>
          </table:table-cell>
          <table:table-cell table:formula="of:=MID([.I3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2022:02:21</text:p>
          </table:table-cell>
          <table:table-cell/>
          <table:table-cell office:value-type="string" calcext:value-type="string">
            <text:p>IMG_2500.jpg</text:p>
          </table:table-cell>
          <table:table-cell office:value-type="string" calcext:value-type="string">
            <text:p>16:01:18</text:p>
          </table:table-cell>
          <table:table-cell table:formula="of:=MID([.E3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office:value-type="string" calcext:value-type="string">
            <text:p>15:54:57</text:p>
          </table:table-cell>
          <table:table-cell table:formula="of:=MID([.I3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2022:02:22</text:p>
          </table:table-cell>
          <table:table-cell/>
          <table:table-cell office:value-type="string" calcext:value-type="string">
            <text:p>IMG_2501.jpg</text:p>
          </table:table-cell>
          <table:table-cell office:value-type="string" calcext:value-type="string">
            <text:p>15:01:17</text:p>
          </table:table-cell>
          <table:table-cell table:formula="of:=MID([.E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office:value-type="string" calcext:value-type="string">
            <text:p>14:54:56</text:p>
          </table:table-cell>
          <table:table-cell table:formula="of:=MID([.I4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2022:02:24</text:p>
          </table:table-cell>
          <table:table-cell/>
          <table:table-cell office:value-type="string" calcext:value-type="string">
            <text:p>IMG_2505.jpg</text:p>
          </table:table-cell>
          <table:table-cell office:value-type="string" calcext:value-type="string">
            <text:p>15:01:17</text:p>
          </table:table-cell>
          <table:table-cell table:formula="of:=MID([.E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office:value-type="string" calcext:value-type="string">
            <text:p>14:54:53</text:p>
          </table:table-cell>
          <table:table-cell table:formula="of:=MID([.I4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2022:02:25</text:p>
          </table:table-cell>
          <table:table-cell/>
          <table:table-cell office:value-type="string" calcext:value-type="string">
            <text:p>IMG_2507.jpg</text:p>
          </table:table-cell>
          <table:table-cell office:value-type="string" calcext:value-type="string">
            <text:p>15:01:17</text:p>
          </table:table-cell>
          <table:table-cell table:formula="of:=MID([.E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office:value-type="string" calcext:value-type="string">
            <text:p>14:54:52</text:p>
          </table:table-cell>
          <table:table-cell table:formula="of:=MID([.I4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2022:02:26</text:p>
          </table:table-cell>
          <table:table-cell/>
          <table:table-cell office:value-type="string" calcext:value-type="string">
            <text:p>IMG_2509.jpg</text:p>
          </table:table-cell>
          <table:table-cell office:value-type="string" calcext:value-type="string">
            <text:p>15:01:17</text:p>
          </table:table-cell>
          <table:table-cell table:formula="of:=MID([.E4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office:value-type="string" calcext:value-type="string">
            <text:p>14:54:50</text:p>
          </table:table-cell>
          <table:table-cell table:formula="of:=MID([.I4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2022:02:27</text:p>
          </table:table-cell>
          <table:table-cell/>
          <table:table-cell office:value-type="string" calcext:value-type="string">
            <text:p>IMG_2511.jpg</text:p>
          </table:table-cell>
          <table:table-cell office:value-type="string" calcext:value-type="string">
            <text:p>15:01:16</text:p>
          </table:table-cell>
          <table:table-cell table:formula="of:=MID([.E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office:value-type="string" calcext:value-type="string">
            <text:p>14:54:48</text:p>
          </table:table-cell>
          <table:table-cell table:formula="of:=MID([.I4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2022:02:28</text:p>
          </table:table-cell>
          <table:table-cell/>
          <table:table-cell office:value-type="string" calcext:value-type="string">
            <text:p>IMG_2513.jpg</text:p>
          </table:table-cell>
          <table:table-cell office:value-type="string" calcext:value-type="string">
            <text:p>15:01:15</text:p>
          </table:table-cell>
          <table:table-cell table:formula="of:=MID([.E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office:value-type="string" calcext:value-type="string">
            <text:p>14:54:47</text:p>
          </table:table-cell>
          <table:table-cell table:formula="of:=MID([.I4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2022:03:01</text:p>
          </table:table-cell>
          <table:table-cell/>
          <table:table-cell office:value-type="string" calcext:value-type="string">
            <text:p>IMG_2516.jpg</text:p>
          </table:table-cell>
          <table:table-cell office:value-type="string" calcext:value-type="string">
            <text:p>16:01:15</text:p>
          </table:table-cell>
          <table:table-cell table:formula="of:=MID([.E4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office:value-type="string" calcext:value-type="string">
            <text:p>15:54:45</text:p>
          </table:table-cell>
          <table:table-cell table:formula="of:=MID([.I4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2022:03:02</text:p>
          </table:table-cell>
          <table:table-cell/>
          <table:table-cell office:value-type="string" calcext:value-type="string">
            <text:p>IMG_2517.jpg</text:p>
          </table:table-cell>
          <table:table-cell office:value-type="string" calcext:value-type="string">
            <text:p>15:01:14</text:p>
          </table:table-cell>
          <table:table-cell table:formula="of:=MID([.E4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office:value-type="string" calcext:value-type="string">
            <text:p>14:54:43</text:p>
          </table:table-cell>
          <table:table-cell table:formula="of:=MID([.I4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2022:03:03</text:p>
          </table:table-cell>
          <table:table-cell/>
          <table:table-cell office:value-type="string" calcext:value-type="string">
            <text:p>IMG_2519.jpg</text:p>
          </table:table-cell>
          <table:table-cell office:value-type="string" calcext:value-type="string">
            <text:p>15:01:14</text:p>
          </table:table-cell>
          <table:table-cell table:formula="of:=MID([.E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office:value-type="string" calcext:value-type="string">
            <text:p>14:54:42</text:p>
          </table:table-cell>
          <table:table-cell table:formula="of:=MID([.I4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2022:03:04</text:p>
          </table:table-cell>
          <table:table-cell/>
          <table:table-cell office:value-type="string" calcext:value-type="string">
            <text:p>IMG_2521.jpg</text:p>
          </table:table-cell>
          <table:table-cell office:value-type="string" calcext:value-type="string">
            <text:p>15:01:14</text:p>
          </table:table-cell>
          <table:table-cell table:formula="of:=MID([.E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office:value-type="string" calcext:value-type="string">
            <text:p>14:54:41</text:p>
          </table:table-cell>
          <table:table-cell table:formula="of:=MID([.I4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2022:03:05</text:p>
          </table:table-cell>
          <table:table-cell/>
          <table:table-cell office:value-type="string" calcext:value-type="string">
            <text:p>IMG_2523.jpg</text:p>
          </table:table-cell>
          <table:table-cell office:value-type="string" calcext:value-type="string">
            <text:p>15:01:13</text:p>
          </table:table-cell>
          <table:table-cell table:formula="of:=MID([.E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office:value-type="string" calcext:value-type="string">
            <text:p>14:54:39</text:p>
          </table:table-cell>
          <table:table-cell table:formula="of:=MID([.I5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2022:03:06</text:p>
          </table:table-cell>
          <table:table-cell/>
          <table:table-cell office:value-type="string" calcext:value-type="string">
            <text:p>IMG_2525.jpg</text:p>
          </table:table-cell>
          <table:table-cell office:value-type="string" calcext:value-type="string">
            <text:p>15:01:13</text:p>
          </table:table-cell>
          <table:table-cell table:formula="of:=MID([.E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office:value-type="string" calcext:value-type="string">
            <text:p>14:54:37</text:p>
          </table:table-cell>
          <table:table-cell table:formula="of:=MID([.I5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2022:03:07</text:p>
          </table:table-cell>
          <table:table-cell/>
          <table:table-cell office:value-type="string" calcext:value-type="string">
            <text:p>IMG_2527.jpg</text:p>
          </table:table-cell>
          <table:table-cell office:value-type="string" calcext:value-type="string">
            <text:p>15:01:12</text:p>
          </table:table-cell>
          <table:table-cell table:formula="of:=MID([.E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office:value-type="string" calcext:value-type="string">
            <text:p>14:54:35</text:p>
          </table:table-cell>
          <table:table-cell table:formula="of:=MID([.I5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2022:03:08</text:p>
          </table:table-cell>
          <table:table-cell/>
          <table:table-cell office:value-type="string" calcext:value-type="string">
            <text:p>IMG_2530.jpg</text:p>
          </table:table-cell>
          <table:table-cell office:value-type="string" calcext:value-type="string">
            <text:p>16:01:11</text:p>
          </table:table-cell>
          <table:table-cell table:formula="of:=MID([.E5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office:value-type="string" calcext:value-type="string">
            <text:p>15:54:33</text:p>
          </table:table-cell>
          <table:table-cell table:style-name="ce51" table:formula="of:=MID([.I53];1;2)+1" office:value-type="float" office:value="16" calcext:value-type="float">
            <text:p>16</text:p>
          </table:table-cell>
          <table:table-cell table:style-name="ce51"/>
          <table:table-cell table:number-columns-repeated="1013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2022:03:10</text:p>
          </table:table-cell>
          <table:table-cell/>
          <table:table-cell office:value-type="string" calcext:value-type="string">
            <text:p>IMG_2533.jpg</text:p>
          </table:table-cell>
          <table:table-cell office:value-type="string" calcext:value-type="string">
            <text:p>15:01:10</text:p>
          </table:table-cell>
          <table:table-cell table:style-name="ce51" table:formula="of:=MID([.E54];1;2)" office:value-type="string" office:string-value="15" calcext:value-type="string">
            <text:p>15</text:p>
          </table:table-cell>
          <table:table-cell table:style-name="ce51"/>
          <table:table-cell office:value-type="string" calcext:value-type="string">
            <text:p>IMG_1008.jpg</text:p>
          </table:table-cell>
          <table:table-cell office:value-type="string" calcext:value-type="string">
            <text:p>14:54:30</text:p>
          </table:table-cell>
          <table:table-cell table:formula="of:=MID([.I54];1;2)+1" office:value-type="float" office:value="15" calcext:value-type="float">
            <text:p>15</text:p>
          </table:table-cell>
          <table:table-cell/>
          <table:table-cell table:style-name="ce51" table:number-columns-repeated="1006"/>
          <table:table-cell table:number-columns-repeated="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2022:03:14</text:p>
          </table:table-cell>
          <table:table-cell/>
          <table:table-cell office:value-type="string" calcext:value-type="string">
            <text:p>IMG_2541.jpg</text:p>
          </table:table-cell>
          <table:table-cell office:value-type="string" calcext:value-type="string">
            <text:p>15:01:07</text:p>
          </table:table-cell>
          <table:table-cell table:formula="of:=MID([.E5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office:value-type="string" calcext:value-type="string">
            <text:p>14:54:22</text:p>
          </table:table-cell>
          <table:table-cell table:formula="of:=MID([.I5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2022:03:15</text:p>
          </table:table-cell>
          <table:table-cell/>
          <table:table-cell office:value-type="string" calcext:value-type="string">
            <text:p>IMG_2544.jpg</text:p>
          </table:table-cell>
          <table:table-cell office:value-type="string" calcext:value-type="string">
            <text:p>16:01:06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office:value-type="string" calcext:value-type="string">
            <text:p>15:54:21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2022:03:16</text:p>
          </table:table-cell>
          <table:table-cell/>
          <table:table-cell office:value-type="string" calcext:value-type="string">
            <text:p>IMG_2546.jpg</text:p>
          </table:table-cell>
          <table:table-cell office:value-type="string" calcext:value-type="string">
            <text:p>16:01:06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office:value-type="string" calcext:value-type="string">
            <text:p>15:54:1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2022:03:18</text:p>
          </table:table-cell>
          <table:table-cell/>
          <table:table-cell office:value-type="string" calcext:value-type="string">
            <text:p>IMG_2549.jpg</text:p>
          </table:table-cell>
          <table:table-cell office:value-type="string" calcext:value-type="string">
            <text:p>15:01:07</text:p>
          </table:table-cell>
          <table:table-cell table:formula="of:=MID([.E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office:value-type="string" calcext:value-type="string">
            <text:p>14:54:17</text:p>
          </table:table-cell>
          <table:table-cell table:formula="of:=MID([.I5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2022:03:19</text:p>
          </table:table-cell>
          <table:table-cell/>
          <table:table-cell office:value-type="string" calcext:value-type="string">
            <text:p>IMG_2551.jpg</text:p>
          </table:table-cell>
          <table:table-cell office:value-type="string" calcext:value-type="string">
            <text:p>15:01:06</text:p>
          </table:table-cell>
          <table:table-cell table:formula="of:=MID([.E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office:value-type="string" calcext:value-type="string">
            <text:p>14:54:16</text:p>
          </table:table-cell>
          <table:table-cell table:formula="of:=MID([.I5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2022:03:20</text:p>
          </table:table-cell>
          <table:table-cell/>
          <table:table-cell office:value-type="string" calcext:value-type="string">
            <text:p>IMG_2553.jpg</text:p>
          </table:table-cell>
          <table:table-cell office:value-type="string" calcext:value-type="string">
            <text:p>15:01:06</text:p>
          </table:table-cell>
          <table:table-cell table:formula="of:=MID([.E6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office:value-type="string" calcext:value-type="string">
            <text:p>14:54:14</text:p>
          </table:table-cell>
          <table:table-cell table:formula="of:=MID([.I6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2022:03:21</text:p>
          </table:table-cell>
          <table:table-cell/>
          <table:table-cell office:value-type="string" calcext:value-type="string">
            <text:p>IMG_2555.jpg</text:p>
          </table:table-cell>
          <table:table-cell office:value-type="string" calcext:value-type="string">
            <text:p>15:01:06</text:p>
          </table:table-cell>
          <table:table-cell table:formula="of:=MID([.E6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office:value-type="string" calcext:value-type="string">
            <text:p>14:54:13</text:p>
          </table:table-cell>
          <table:table-cell table:formula="of:=MID([.I6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2022:03:22</text:p>
          </table:table-cell>
          <table:table-cell/>
          <table:table-cell office:value-type="string" calcext:value-type="string">
            <text:p>IMG_2557.jpg</text:p>
          </table:table-cell>
          <table:table-cell office:value-type="string" calcext:value-type="string">
            <text:p>15:01:06</text:p>
          </table:table-cell>
          <table:table-cell table:formula="of:=MID([.E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office:value-type="string" calcext:value-type="string">
            <text:p>14:54:11</text:p>
          </table:table-cell>
          <table:table-cell table:formula="of:=MID([.I6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2022:03:23</text:p>
          </table:table-cell>
          <table:table-cell/>
          <table:table-cell office:value-type="string" calcext:value-type="string">
            <text:p>IMG_2559.jpg</text:p>
          </table:table-cell>
          <table:table-cell office:value-type="string" calcext:value-type="string">
            <text:p>15:01:06</text:p>
          </table:table-cell>
          <table:table-cell table:formula="of:=MID([.E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office:value-type="string" calcext:value-type="string">
            <text:p>14:54:10</text:p>
          </table:table-cell>
          <table:table-cell table:formula="of:=MID([.I6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2022:03:24</text:p>
          </table:table-cell>
          <table:table-cell/>
          <table:table-cell office:value-type="string" calcext:value-type="string">
            <text:p>IMG_2561.jpg</text:p>
          </table:table-cell>
          <table:table-cell office:value-type="string" calcext:value-type="string">
            <text:p>15:01:06</text:p>
          </table:table-cell>
          <table:table-cell table:formula="of:=MID([.E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office:value-type="string" calcext:value-type="string">
            <text:p>14:54:09</text:p>
          </table:table-cell>
          <table:table-cell table:formula="of:=MID([.I6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2022:03:25</text:p>
          </table:table-cell>
          <table:table-cell/>
          <table:table-cell office:value-type="string" calcext:value-type="string">
            <text:p>IMG_2563.jpg</text:p>
          </table:table-cell>
          <table:table-cell office:value-type="string" calcext:value-type="string">
            <text:p>15:01:06</text:p>
          </table:table-cell>
          <table:table-cell table:formula="of:=MID([.E6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office:value-type="string" calcext:value-type="string">
            <text:p>14:54:08</text:p>
          </table:table-cell>
          <table:table-cell table:formula="of:=MID([.I6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2022:03:26</text:p>
          </table:table-cell>
          <table:table-cell/>
          <table:table-cell office:value-type="string" calcext:value-type="string">
            <text:p>IMG_2565.jpg</text:p>
          </table:table-cell>
          <table:table-cell office:value-type="string" calcext:value-type="string">
            <text:p>15:01:07</text:p>
          </table:table-cell>
          <table:table-cell table:formula="of:=MID([.E6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office:value-type="string" calcext:value-type="string">
            <text:p>14:54:08</text:p>
          </table:table-cell>
          <table:table-cell table:formula="of:=MID([.I6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2022:03:27</text:p>
          </table:table-cell>
          <table:table-cell/>
          <table:table-cell office:value-type="string" calcext:value-type="string">
            <text:p>IMG_2567.jpg</text:p>
          </table:table-cell>
          <table:table-cell office:value-type="string" calcext:value-type="string">
            <text:p>15:01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office:value-type="string" calcext:value-type="string">
            <text:p>14:54:07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2022:03:28</text:p>
          </table:table-cell>
          <table:table-cell/>
          <table:table-cell office:value-type="string" calcext:value-type="string">
            <text:p>IMG_2569.jpg</text:p>
          </table:table-cell>
          <table:table-cell office:value-type="string" calcext:value-type="string">
            <text:p>15:01:07</text:p>
          </table:table-cell>
          <table:table-cell table:formula="of:=MID([.E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office:value-type="string" calcext:value-type="string">
            <text:p>14:54:06</text:p>
          </table:table-cell>
          <table:table-cell table:formula="of:=MID([.I6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2022:03:29</text:p>
          </table:table-cell>
          <table:table-cell/>
          <table:table-cell office:value-type="string" calcext:value-type="string">
            <text:p>IMG_2571.jpg</text:p>
          </table:table-cell>
          <table:table-cell office:value-type="string" calcext:value-type="string">
            <text:p>15:01:08</text:p>
          </table:table-cell>
          <table:table-cell table:formula="of:=MID([.E6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office:value-type="string" calcext:value-type="string">
            <text:p>14:54:05</text:p>
          </table:table-cell>
          <table:table-cell table:formula="of:=MID([.I6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2022:04:02</text:p>
          </table:table-cell>
          <table:table-cell/>
          <table:table-cell office:value-type="string" calcext:value-type="string">
            <text:p>IMG_2580.jpg</text:p>
          </table:table-cell>
          <table:table-cell office:value-type="string" calcext:value-type="string">
            <text:p>16:01:07</text:p>
          </table:table-cell>
          <table:table-cell table:formula="of:=MID([.E7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office:value-type="string" calcext:value-type="string">
            <text:p>15:53:59</text:p>
          </table:table-cell>
          <table:table-cell table:formula="of:=MID([.I7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2022:04:03</text:p>
          </table:table-cell>
          <table:table-cell/>
          <table:table-cell office:value-type="string" calcext:value-type="string">
            <text:p>IMG_2581.jpg</text:p>
          </table:table-cell>
          <table:table-cell office:value-type="string" calcext:value-type="string">
            <text:p>14:01:06</text:p>
          </table:table-cell>
          <table:table-cell table:formula="of:=MID([.E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office:value-type="string" calcext:value-type="string">
            <text:p>13:53:58</text:p>
          </table:table-cell>
          <table:table-cell table:formula="of:=MID([.I7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2022:04:04</text:p>
          </table:table-cell>
          <table:table-cell/>
          <table:table-cell office:value-type="string" calcext:value-type="string">
            <text:p>IMG_2583.jpg</text:p>
          </table:table-cell>
          <table:table-cell office:value-type="string" calcext:value-type="string">
            <text:p>14:01:05</text:p>
          </table:table-cell>
          <table:table-cell table:formula="of:=MID([.E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office:value-type="string" calcext:value-type="string">
            <text:p>13:53:56</text:p>
          </table:table-cell>
          <table:table-cell table:formula="of:=MID([.I7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2022:04:05</text:p>
          </table:table-cell>
          <table:table-cell/>
          <table:table-cell office:value-type="string" calcext:value-type="string">
            <text:p>IMG_2586.jpg</text:p>
          </table:table-cell>
          <table:table-cell office:value-type="string" calcext:value-type="string">
            <text:p>15:01:05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office:value-type="string" calcext:value-type="string">
            <text:p>14:53:5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2022:04:06</text:p>
          </table:table-cell>
          <table:table-cell/>
          <table:table-cell office:value-type="string" calcext:value-type="string">
            <text:p>IMG_2588.jpg</text:p>
          </table:table-cell>
          <table:table-cell office:value-type="string" calcext:value-type="string">
            <text:p>15:01:06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office:value-type="string" calcext:value-type="string">
            <text:p>14:53:54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2022:04:07</text:p>
          </table:table-cell>
          <table:table-cell/>
          <table:table-cell office:value-type="string" calcext:value-type="string">
            <text:p>IMG_2589.jpg</text:p>
          </table:table-cell>
          <table:table-cell office:value-type="string" calcext:value-type="string">
            <text:p>14:01:06</text:p>
          </table:table-cell>
          <table:table-cell table:formula="of:=MID([.E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office:value-type="string" calcext:value-type="string">
            <text:p>13:53:53</text:p>
          </table:table-cell>
          <table:table-cell table:formula="of:=MID([.I7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2022:04:08</text:p>
          </table:table-cell>
          <table:table-cell/>
          <table:table-cell office:value-type="string" calcext:value-type="string">
            <text:p>IMG_2591.jpg</text:p>
          </table:table-cell>
          <table:table-cell office:value-type="string" calcext:value-type="string">
            <text:p>14:01:06</text:p>
          </table:table-cell>
          <table:table-cell table:formula="of:=MID([.E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office:value-type="string" calcext:value-type="string">
            <text:p>13:53:52</text:p>
          </table:table-cell>
          <table:table-cell table:formula="of:=MID([.I7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2022:04:09</text:p>
          </table:table-cell>
          <table:table-cell/>
          <table:table-cell office:value-type="string" calcext:value-type="string">
            <text:p>IMG_2593.jpg</text:p>
          </table:table-cell>
          <table:table-cell office:value-type="string" calcext:value-type="string">
            <text:p>14:01:07</text:p>
          </table:table-cell>
          <table:table-cell table:formula="of:=MID([.E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office:value-type="string" calcext:value-type="string">
            <text:p>13:53:51</text:p>
          </table:table-cell>
          <table:table-cell table:formula="of:=MID([.I7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2022:04:10</text:p>
          </table:table-cell>
          <table:table-cell/>
          <table:table-cell office:value-type="string" calcext:value-type="string">
            <text:p>IMG_2595.jpg</text:p>
          </table:table-cell>
          <table:table-cell office:value-type="string" calcext:value-type="string">
            <text:p>14:01:06</text:p>
          </table:table-cell>
          <table:table-cell table:formula="of:=MID([.E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office:value-type="string" calcext:value-type="string">
            <text:p>13:53:49</text:p>
          </table:table-cell>
          <table:table-cell table:formula="of:=MID([.I7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2022:04:11</text:p>
          </table:table-cell>
          <table:table-cell/>
          <table:table-cell office:value-type="string" calcext:value-type="string">
            <text:p>IMG_2597.jpg</text:p>
          </table:table-cell>
          <table:table-cell office:value-type="string" calcext:value-type="string">
            <text:p>14:01:07</text:p>
          </table:table-cell>
          <table:table-cell table:formula="of:=MID([.E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office:value-type="string" calcext:value-type="string">
            <text:p>13:53:48</text:p>
          </table:table-cell>
          <table:table-cell table:formula="of:=MID([.I7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2022:04:12</text:p>
          </table:table-cell>
          <table:table-cell/>
          <table:table-cell office:value-type="string" calcext:value-type="string">
            <text:p>IMG_2599.jpg</text:p>
          </table:table-cell>
          <table:table-cell office:value-type="string" calcext:value-type="string">
            <text:p>14:01:07</text:p>
          </table:table-cell>
          <table:table-cell table:formula="of:=MID([.E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office:value-type="string" calcext:value-type="string">
            <text:p>13:53:47</text:p>
          </table:table-cell>
          <table:table-cell table:formula="of:=MID([.I8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2022:04:13</text:p>
          </table:table-cell>
          <table:table-cell/>
          <table:table-cell office:value-type="string" calcext:value-type="string">
            <text:p>IMG_2601.jpg</text:p>
          </table:table-cell>
          <table:table-cell office:value-type="string" calcext:value-type="string">
            <text:p>14:01:08</text:p>
          </table:table-cell>
          <table:table-cell table:formula="of:=MID([.E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office:value-type="string" calcext:value-type="string">
            <text:p>13:53:46</text:p>
          </table:table-cell>
          <table:table-cell table:formula="of:=MID([.I8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2022:04:14</text:p>
          </table:table-cell>
          <table:table-cell/>
          <table:table-cell office:value-type="string" calcext:value-type="string">
            <text:p>IMG_2603.jpg</text:p>
          </table:table-cell>
          <table:table-cell office:value-type="string" calcext:value-type="string">
            <text:p>14:01:08</text:p>
          </table:table-cell>
          <table:table-cell table:formula="of:=MID([.E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office:value-type="string" calcext:value-type="string">
            <text:p>13:53:46</text:p>
          </table:table-cell>
          <table:table-cell table:formula="of:=MID([.I8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2022:04:15</text:p>
          </table:table-cell>
          <table:table-cell/>
          <table:table-cell office:value-type="string" calcext:value-type="string">
            <text:p>IMG_2605.jpg</text:p>
          </table:table-cell>
          <table:table-cell office:value-type="string" calcext:value-type="string">
            <text:p>14:01:09</text:p>
          </table:table-cell>
          <table:table-cell table:formula="of:=MID([.E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office:value-type="string" calcext:value-type="string">
            <text:p>13:53:45</text:p>
          </table:table-cell>
          <table:table-cell table:formula="of:=MID([.I8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2022:04:16</text:p>
          </table:table-cell>
          <table:table-cell/>
          <table:table-cell office:value-type="string" calcext:value-type="string">
            <text:p>IMG_2607.jpg</text:p>
          </table:table-cell>
          <table:table-cell office:value-type="string" calcext:value-type="string">
            <text:p>14:01:10</text:p>
          </table:table-cell>
          <table:table-cell table:formula="of:=MID([.E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office:value-type="string" calcext:value-type="string">
            <text:p>13:53:45</text:p>
          </table:table-cell>
          <table:table-cell table:formula="of:=MID([.I8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2022:04:17</text:p>
          </table:table-cell>
          <table:table-cell/>
          <table:table-cell office:value-type="string" calcext:value-type="string">
            <text:p>IMG_2609.jpg</text:p>
          </table:table-cell>
          <table:table-cell office:value-type="string" calcext:value-type="string">
            <text:p>14:01:11</text:p>
          </table:table-cell>
          <table:table-cell table:formula="of:=MID([.E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office:value-type="string" calcext:value-type="string">
            <text:p>13:53:44</text:p>
          </table:table-cell>
          <table:table-cell table:formula="of:=MID([.I8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2022:04:18</text:p>
          </table:table-cell>
          <table:table-cell/>
          <table:table-cell office:value-type="string" calcext:value-type="string">
            <text:p>IMG_2611.jpg</text:p>
          </table:table-cell>
          <table:table-cell office:value-type="string" calcext:value-type="string">
            <text:p>14:01:11</text:p>
          </table:table-cell>
          <table:table-cell table:formula="of:=MID([.E8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office:value-type="string" calcext:value-type="string">
            <text:p>13:53:43</text:p>
          </table:table-cell>
          <table:table-cell table:formula="of:=MID([.I8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2022:04:19</text:p>
          </table:table-cell>
          <table:table-cell/>
          <table:table-cell office:value-type="string" calcext:value-type="string">
            <text:p>IMG_2613.jpg</text:p>
          </table:table-cell>
          <table:table-cell office:value-type="string" calcext:value-type="string">
            <text:p>14:01:12</text:p>
          </table:table-cell>
          <table:table-cell table:formula="of:=MID([.E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office:value-type="string" calcext:value-type="string">
            <text:p>13:53:43</text:p>
          </table:table-cell>
          <table:table-cell table:formula="of:=MID([.I8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2022:04:22</text:p>
          </table:table-cell>
          <table:table-cell/>
          <table:table-cell office:value-type="string" calcext:value-type="string">
            <text:p>IMG_2619.jpg</text:p>
          </table:table-cell>
          <table:table-cell office:value-type="string" calcext:value-type="string">
            <text:p>14:01:12</text:p>
          </table:table-cell>
          <table:table-cell table:formula="of:=MID([.E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office:value-type="string" calcext:value-type="string">
            <text:p>13:53:39</text:p>
          </table:table-cell>
          <table:table-cell table:formula="of:=MID([.I8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2022:04:25</text:p>
          </table:table-cell>
          <table:table-cell/>
          <table:table-cell office:value-type="string" calcext:value-type="string">
            <text:p>IMG_2625.jpg</text:p>
          </table:table-cell>
          <table:table-cell office:value-type="string" calcext:value-type="string">
            <text:p>14:01:12</text:p>
          </table:table-cell>
          <table:table-cell table:formula="of:=MID([.E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office:value-type="string" calcext:value-type="string">
            <text:p>13:53:36</text:p>
          </table:table-cell>
          <table:table-cell table:formula="of:=MID([.I8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2022:04:27</text:p>
          </table:table-cell>
          <table:table-cell/>
          <table:table-cell office:value-type="string" calcext:value-type="string">
            <text:p>IMG_2629.jpg</text:p>
          </table:table-cell>
          <table:table-cell office:value-type="string" calcext:value-type="string">
            <text:p>14:01:13</text:p>
          </table:table-cell>
          <table:table-cell table:formula="of:=MID([.E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office:value-type="string" calcext:value-type="string">
            <text:p>13:53:35</text:p>
          </table:table-cell>
          <table:table-cell table:formula="of:=MID([.I9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2022:04:28</text:p>
          </table:table-cell>
          <table:table-cell/>
          <table:table-cell office:value-type="string" calcext:value-type="string">
            <text:p>IMG_2631.jpg</text:p>
          </table:table-cell>
          <table:table-cell office:value-type="string" calcext:value-type="string">
            <text:p>14:01:14</text:p>
          </table:table-cell>
          <table:table-cell table:formula="of:=MID([.E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office:value-type="string" calcext:value-type="string">
            <text:p>13:53:34</text:p>
          </table:table-cell>
          <table:table-cell table:formula="of:=MID([.I9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2022:04:29</text:p>
          </table:table-cell>
          <table:table-cell/>
          <table:table-cell office:value-type="string" calcext:value-type="string">
            <text:p>IMG_2633.jpg</text:p>
          </table:table-cell>
          <table:table-cell office:value-type="string" calcext:value-type="string">
            <text:p>14:01:14</text:p>
          </table:table-cell>
          <table:table-cell table:formula="of:=MID([.E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8.jpg</text:p>
          </table:table-cell>
          <table:table-cell office:value-type="string" calcext:value-type="string">
            <text:p>13:53:33</text:p>
          </table:table-cell>
          <table:table-cell table:formula="of:=MID([.I9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40" office:value-type="float" office:value="90" calcext:value-type="float">
            <text:p>90</text:p>
          </table:table-cell>
          <table:table-cell table:style-name="ce48" office:value-type="string" calcext:value-type="string">
            <text:p>2022:05:01</text:p>
          </table:table-cell>
          <table:table-cell table:style-name="ce48"/>
          <table:table-cell table:style-name="ce40" office:value-type="string" calcext:value-type="string">
            <text:p>IMG_2637.jpg</text:p>
          </table:table-cell>
          <table:table-cell table:style-name="ce48" office:value-type="string" calcext:value-type="string">
            <text:p>14:01:15</text:p>
          </table:table-cell>
          <table:table-cell table:style-name="ce40" table:formula="of:=MID([.E93];1;2)" office:value-type="string" office:string-value="14" calcext:value-type="string">
            <text:p>14</text:p>
          </table:table-cell>
          <table:table-cell table:style-name="ce40"/>
          <table:table-cell table:style-name="ce40" office:value-type="string" calcext:value-type="string">
            <text:p>IMG_1112.jpg</text:p>
          </table:table-cell>
          <table:table-cell table:style-name="ce48" office:value-type="string" calcext:value-type="string">
            <text:p>13:53:31</text:p>
          </table:table-cell>
          <table:table-cell table:style-name="ce40" table:formula="of:=MID([.I93];1;2)+1" office:value-type="float" office:value="14" calcext:value-type="float">
            <text:p>14</text:p>
          </table:table-cell>
          <table:table-cell table:style-name="ce40"/>
          <table:table-cell table:style-name="ce40" office:value-type="string" calcext:value-type="string">
            <text:p>Fine neve</text:p>
          </table:table-cell>
          <table:table-cell table:style-name="ce40" table:number-columns-repeated="1012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2022:05:02</text:p>
          </table:table-cell>
          <table:table-cell/>
          <table:table-cell office:value-type="string" calcext:value-type="string">
            <text:p>IMG_2639.jpg</text:p>
          </table:table-cell>
          <table:table-cell office:value-type="string" calcext:value-type="string">
            <text:p>14:01:16</text:p>
          </table:table-cell>
          <table:table-cell table:formula="of:=MID([.E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office:value-type="string" calcext:value-type="string">
            <text:p>13:53:31</text:p>
          </table:table-cell>
          <table:table-cell table:formula="of:=MID([.I9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2022:05:04</text:p>
          </table:table-cell>
          <table:table-cell/>
          <table:table-cell office:value-type="string" calcext:value-type="string">
            <text:p>IMG_2643.jpg</text:p>
          </table:table-cell>
          <table:table-cell office:value-type="string" calcext:value-type="string">
            <text:p>14:01:16</text:p>
          </table:table-cell>
          <table:table-cell table:formula="of:=MID([.E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office:value-type="string" calcext:value-type="string">
            <text:p>13:53:29</text:p>
          </table:table-cell>
          <table:table-cell table:formula="of:=MID([.I9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2022:05:07</text:p>
          </table:table-cell>
          <table:table-cell/>
          <table:table-cell office:value-type="string" calcext:value-type="string">
            <text:p>IMG_2650.jpg</text:p>
          </table:table-cell>
          <table:table-cell office:value-type="string" calcext:value-type="string">
            <text:p>15:01:17</text:p>
          </table:table-cell>
          <table:table-cell table:formula="of:=MID([.E9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office:value-type="string" calcext:value-type="string">
            <text:p>14:53:26</text:p>
          </table:table-cell>
          <table:table-cell table:formula="of:=MID([.I9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2022:05:09</text:p>
          </table:table-cell>
          <table:table-cell/>
          <table:table-cell office:value-type="string" calcext:value-type="string">
            <text:p>IMG_2654.jpg</text:p>
          </table:table-cell>
          <table:table-cell office:value-type="string" calcext:value-type="string">
            <text:p>15:01:18</text:p>
          </table:table-cell>
          <table:table-cell table:formula="of:=MID([.E9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office:value-type="string" calcext:value-type="string">
            <text:p>14:53:25</text:p>
          </table:table-cell>
          <table:table-cell table:formula="of:=MID([.I9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2022:05:10</text:p>
          </table:table-cell>
          <table:table-cell/>
          <table:table-cell office:value-type="string" calcext:value-type="string">
            <text:p>IMG_2655.jpg</text:p>
          </table:table-cell>
          <table:table-cell office:value-type="string" calcext:value-type="string">
            <text:p>14:01:19</text:p>
          </table:table-cell>
          <table:table-cell table:formula="of:=MID([.E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office:value-type="string" calcext:value-type="string">
            <text:p>13:53:24</text:p>
          </table:table-cell>
          <table:table-cell table:formula="of:=MID([.I9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2022:05:11</text:p>
          </table:table-cell>
          <table:table-cell/>
          <table:table-cell office:value-type="string" calcext:value-type="string">
            <text:p>IMG_2658.jpg</text:p>
          </table:table-cell>
          <table:table-cell office:value-type="string" calcext:value-type="string">
            <text:p>15:01:20</text:p>
          </table:table-cell>
          <table:table-cell table:formula="of:=MID([.E9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office:value-type="string" calcext:value-type="string">
            <text:p>14:53:24</text:p>
          </table:table-cell>
          <table:table-cell table:formula="of:=MID([.I9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2022:05:12</text:p>
          </table:table-cell>
          <table:table-cell/>
          <table:table-cell office:value-type="string" calcext:value-type="string">
            <text:p>IMG_2659.jpg</text:p>
          </table:table-cell>
          <table:table-cell office:value-type="string" calcext:value-type="string">
            <text:p>14:01:21</text:p>
          </table:table-cell>
          <table:table-cell table:formula="of:=MID([.E1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office:value-type="string" calcext:value-type="string">
            <text:p>13:53:24</text:p>
          </table:table-cell>
          <table:table-cell table:formula="of:=MID([.I10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2022:05:13</text:p>
          </table:table-cell>
          <table:table-cell/>
          <table:table-cell office:value-type="string" calcext:value-type="string">
            <text:p>IMG_2661.jpg</text:p>
          </table:table-cell>
          <table:table-cell office:value-type="string" calcext:value-type="string">
            <text:p>14:01:22</text:p>
          </table:table-cell>
          <table:table-cell table:formula="of:=MID([.E1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office:value-type="string" calcext:value-type="string">
            <text:p>13:53:24</text:p>
          </table:table-cell>
          <table:table-cell table:formula="of:=MID([.I10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2022:05:14</text:p>
          </table:table-cell>
          <table:table-cell/>
          <table:table-cell office:value-type="string" calcext:value-type="string">
            <text:p>IMG_2663.jpg</text:p>
          </table:table-cell>
          <table:table-cell office:value-type="string" calcext:value-type="string">
            <text:p>14:01:24</text:p>
          </table:table-cell>
          <table:table-cell table:formula="of:=MID([.E1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office:value-type="string" calcext:value-type="string">
            <text:p>13:53:23</text:p>
          </table:table-cell>
          <table:table-cell table:formula="of:=MID([.I10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2022:05:15</text:p>
          </table:table-cell>
          <table:table-cell/>
          <table:table-cell office:value-type="string" calcext:value-type="string">
            <text:p>IMG_2665.jpg</text:p>
          </table:table-cell>
          <table:table-cell office:value-type="string" calcext:value-type="string">
            <text:p>14:01:25</text:p>
          </table:table-cell>
          <table:table-cell table:formula="of:=MID([.E1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office:value-type="string" calcext:value-type="string">
            <text:p>13:53:23</text:p>
          </table:table-cell>
          <table:table-cell table:formula="of:=MID([.I10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2022:05:17</text:p>
          </table:table-cell>
          <table:table-cell/>
          <table:table-cell office:value-type="string" calcext:value-type="string">
            <text:p>IMG_2669.jpg</text:p>
          </table:table-cell>
          <table:table-cell office:value-type="string" calcext:value-type="string">
            <text:p>14:01:27</text:p>
          </table:table-cell>
          <table:table-cell table:formula="of:=MID([.E1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office:value-type="string" calcext:value-type="string">
            <text:p>13:53:23</text:p>
          </table:table-cell>
          <table:table-cell table:formula="of:=MID([.I10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2022:05:18</text:p>
          </table:table-cell>
          <table:table-cell/>
          <table:table-cell office:value-type="string" calcext:value-type="string">
            <text:p>IMG_2671.jpg</text:p>
          </table:table-cell>
          <table:table-cell office:value-type="string" calcext:value-type="string">
            <text:p>14:01:28</text:p>
          </table:table-cell>
          <table:table-cell table:formula="of:=MID([.E1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office:value-type="string" calcext:value-type="string">
            <text:p>13:53:23</text:p>
          </table:table-cell>
          <table:table-cell table:formula="of:=MID([.I10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2022:05:19</text:p>
          </table:table-cell>
          <table:table-cell/>
          <table:table-cell office:value-type="string" calcext:value-type="string">
            <text:p>IMG_2673.jpg</text:p>
          </table:table-cell>
          <table:table-cell office:value-type="string" calcext:value-type="string">
            <text:p>14:01:29</text:p>
          </table:table-cell>
          <table:table-cell table:formula="of:=MID([.E1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office:value-type="string" calcext:value-type="string">
            <text:p>13:53:22</text:p>
          </table:table-cell>
          <table:table-cell table:formula="of:=MID([.I10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2022:05:20</text:p>
          </table:table-cell>
          <table:table-cell/>
          <table:table-cell office:value-type="string" calcext:value-type="string">
            <text:p>IMG_2675.jpg</text:p>
          </table:table-cell>
          <table:table-cell office:value-type="string" calcext:value-type="string">
            <text:p>14:01:30</text:p>
          </table:table-cell>
          <table:table-cell table:formula="of:=MID([.E1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office:value-type="string" calcext:value-type="string">
            <text:p>13:53:22</text:p>
          </table:table-cell>
          <table:table-cell table:formula="of:=MID([.I10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2022:05:21</text:p>
          </table:table-cell>
          <table:table-cell/>
          <table:table-cell office:value-type="string" calcext:value-type="string">
            <text:p>IMG_2677.jpg</text:p>
          </table:table-cell>
          <table:table-cell office:value-type="string" calcext:value-type="string">
            <text:p>14:01:31</text:p>
          </table:table-cell>
          <table:table-cell table:formula="of:=MID([.E1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office:value-type="string" calcext:value-type="string">
            <text:p>13:53:22</text:p>
          </table:table-cell>
          <table:table-cell table:formula="of:=MID([.I10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2022:05:22</text:p>
          </table:table-cell>
          <table:table-cell/>
          <table:table-cell office:value-type="string" calcext:value-type="string">
            <text:p>IMG_2679.jpg</text:p>
          </table:table-cell>
          <table:table-cell office:value-type="string" calcext:value-type="string">
            <text:p>14:01:33</text:p>
          </table:table-cell>
          <table:table-cell table:formula="of:=MID([.E1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office:value-type="string" calcext:value-type="string">
            <text:p>13:53:22</text:p>
          </table:table-cell>
          <table:table-cell table:formula="of:=MID([.I10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2022:05:24</text:p>
          </table:table-cell>
          <table:table-cell/>
          <table:table-cell office:value-type="string" calcext:value-type="string">
            <text:p>IMG_2683.jpg</text:p>
          </table:table-cell>
          <table:table-cell office:value-type="string" calcext:value-type="string">
            <text:p>14:01:35</text:p>
          </table:table-cell>
          <table:table-cell table:formula="of:=MID([.E1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office:value-type="string" calcext:value-type="string">
            <text:p>13:53:22</text:p>
          </table:table-cell>
          <table:table-cell table:formula="of:=MID([.I1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2022:05:25</text:p>
          </table:table-cell>
          <table:table-cell/>
          <table:table-cell office:value-type="string" calcext:value-type="string">
            <text:p>IMG_2685.jpg</text:p>
          </table:table-cell>
          <table:table-cell office:value-type="string" calcext:value-type="string">
            <text:p>14:01:36</text:p>
          </table:table-cell>
          <table:table-cell table:formula="of:=MID([.E1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office:value-type="string" calcext:value-type="string">
            <text:p>13:53:21</text:p>
          </table:table-cell>
          <table:table-cell table:formula="of:=MID([.I11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2022:05:26</text:p>
          </table:table-cell>
          <table:table-cell/>
          <table:table-cell office:value-type="string" calcext:value-type="string">
            <text:p>IMG_2687.jpg</text:p>
          </table:table-cell>
          <table:table-cell office:value-type="string" calcext:value-type="string">
            <text:p>14:01:37</text:p>
          </table:table-cell>
          <table:table-cell table:formula="of:=MID([.E1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office:value-type="string" calcext:value-type="string">
            <text:p>13:53:21</text:p>
          </table:table-cell>
          <table:table-cell table:formula="of:=MID([.I11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2022:05:27</text:p>
          </table:table-cell>
          <table:table-cell/>
          <table:table-cell office:value-type="string" calcext:value-type="string">
            <text:p>IMG_2689.jpg</text:p>
          </table:table-cell>
          <table:table-cell office:value-type="string" calcext:value-type="string">
            <text:p>14:01:38</text:p>
          </table:table-cell>
          <table:table-cell table:formula="of:=MID([.E1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office:value-type="string" calcext:value-type="string">
            <text:p>13:53:21</text:p>
          </table:table-cell>
          <table:table-cell table:formula="of:=MID([.I11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2022:05:28</text:p>
          </table:table-cell>
          <table:table-cell/>
          <table:table-cell office:value-type="string" calcext:value-type="string">
            <text:p>IMG_2691.jpg</text:p>
          </table:table-cell>
          <table:table-cell office:value-type="string" calcext:value-type="string">
            <text:p>14:01:39</text:p>
          </table:table-cell>
          <table:table-cell table:formula="of:=MID([.E1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office:value-type="string" calcext:value-type="string">
            <text:p>13:53:20</text:p>
          </table:table-cell>
          <table:table-cell table:formula="of:=MID([.I11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2022:05:31</text:p>
          </table:table-cell>
          <table:table-cell/>
          <table:table-cell office:value-type="string" calcext:value-type="string">
            <text:p>IMG_2698.jpg</text:p>
          </table:table-cell>
          <table:table-cell office:value-type="string" calcext:value-type="string">
            <text:p>15:01:40</text:p>
          </table:table-cell>
          <table:table-cell table:formula="of:=MID([.E11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office:value-type="string" calcext:value-type="string">
            <text:p>14:53:18</text:p>
          </table:table-cell>
          <table:table-cell table:formula="of:=MID([.I11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15"/>
        </table:table-row>
        <table:table-row table:style-name="ro2" table:number-rows-repeated="1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</table:table>
      <table:table table:name="all_check_time" table:style-name="ta1">
        <table:table-column table:style-name="co1" table:default-cell-style-name="Default"/>
        <table:table-column table:style-name="co13" table:default-cell-style-name="Default"/>
        <table:table-column table:style-name="co13" table:default-cell-style-name="ce47"/>
        <table:table-column table:style-name="co5" table:default-cell-style-name="ce47"/>
        <table:table-column table:style-name="co1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" table:default-cell-style-name="ce47"/>
        <table:table-column table:style-name="co5" table:default-cell-style-name="ce47"/>
        <table:table-column table:style-name="co22" table:default-cell-style-name="Default"/>
        <table:table-column table:style-name="co23" table:default-cell-style-name="Default"/>
        <table:table-column table:style-name="co24" table:default-cell-style-name="ce61"/>
        <table:table-column table:style-name="co25" table:default-cell-style-name="ce61"/>
        <table:table-column table:style-name="co12" table:number-columns-repeated="1006" table:default-cell-style-name="Default"/>
        <table:table-row table:style-name="ro2">
          <table:table-cell table:number-columns-repeated="2"/>
          <table:table-cell table:style-name="Default" office:value-type="string" calcext:value-type="string">
            <text:p>p1</text:p>
          </table:table-cell>
          <table:table-cell table:style-name="Default"/>
          <table:table-cell table:number-columns-repeated="2"/>
          <table:table-cell office:value-type="string" calcext:value-type="string">
            <text:p>p2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2">
          <table:table-cell office:value-type="string" calcext:value-type="string">
            <text:p>epoch</text:p>
          </table:table-cell>
          <table:table-cell office:value-type="string" calcext:value-type="string">
            <text:p>name</text:p>
          </table:table-cell>
          <table:table-cell table:style-name="Default"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table:style-name="Default" office:value-type="string" calcext:value-type="string">
            <text:p>day equal</text:p>
          </table:table-cell>
          <table:table-cell table:style-name="Default" office:value-type="string" calcext:value-type="string">
            <text:p>time equal</text:p>
          </table:table-cell>
          <table:table-cell table:number-columns-repeated="100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IMG_2145.jpg</text:p>
          </table:table-cell>
          <table:table-cell office:value-type="string" calcext:value-type="string">
            <text:p>2021:08:17</text:p>
          </table:table-cell>
          <table:table-cell office:value-type="string" calcext:value-type="string">
            <text:p>13:01:12</text:p>
          </table:table-cell>
          <table:table-cell table:formula="of:=MID([.D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office:value-type="string" calcext:value-type="string">
            <text:p>2021:08:17</text:p>
          </table:table-cell>
          <table:table-cell office:value-type="string" calcext:value-type="string">
            <text:p>12:58:10</text:p>
          </table:table-cell>
          <table:table-cell table:formula="of:=MID([.I3];1;2)+1" office:value-type="float" office:value="13" calcext:value-type="float">
            <text:p>13</text:p>
          </table:table-cell>
          <table:table-cell/>
          <table:table-cell table:formula="of:=EXACT([.C3];[.H3])" office:value-type="boolean" office:boolean-value="true" calcext:value-type="boolean">
            <text:p>TRUE</text:p>
          </table:table-cell>
          <table:table-cell table:formula="of:=EXACT([.E3];[.J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MG_2147.jpg</text:p>
          </table:table-cell>
          <table:table-cell office:value-type="string" calcext:value-type="string">
            <text:p>2021:08:18</text:p>
          </table:table-cell>
          <table:table-cell office:value-type="string" calcext:value-type="string">
            <text:p>13:01:13</text:p>
          </table:table-cell>
          <table:table-cell table:formula="of:=MID([.D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office:value-type="string" calcext:value-type="string">
            <text:p>2021:08:18</text:p>
          </table:table-cell>
          <table:table-cell office:value-type="string" calcext:value-type="string">
            <text:p>12:58:10</text:p>
          </table:table-cell>
          <table:table-cell table:formula="of:=MID([.I4];1;2)+1" office:value-type="float" office:value="13" calcext:value-type="float">
            <text:p>13</text:p>
          </table:table-cell>
          <table:table-cell/>
          <table:table-cell table:formula="of:=EXACT([.C4];[.H4])" office:value-type="boolean" office:boolean-value="true" calcext:value-type="boolean">
            <text:p>TRUE</text:p>
          </table:table-cell>
          <table:table-cell table:formula="of:=EXACT([.E4];[.J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MG_2150.jpg</text:p>
          </table:table-cell>
          <table:table-cell office:value-type="string" calcext:value-type="string">
            <text:p>2021:08:19</text:p>
          </table:table-cell>
          <table:table-cell office:value-type="string" calcext:value-type="string">
            <text:p>14:01:15</text:p>
          </table:table-cell>
          <table:table-cell table:formula="of:=MID([.D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office:value-type="string" calcext:value-type="string">
            <text:p>2021:08:19</text:p>
          </table:table-cell>
          <table:table-cell office:value-type="string" calcext:value-type="string">
            <text:p>13:58:10</text:p>
          </table:table-cell>
          <table:table-cell table:formula="of:=MID([.I5];1;2)+1" office:value-type="float" office:value="14" calcext:value-type="float">
            <text:p>14</text:p>
          </table:table-cell>
          <table:table-cell/>
          <table:table-cell table:formula="of:=EXACT([.C5];[.H5])" office:value-type="boolean" office:boolean-value="true" calcext:value-type="boolean">
            <text:p>TRUE</text:p>
          </table:table-cell>
          <table:table-cell table:formula="of:=EXACT([.E5];[.J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MG_2152.jpg</text:p>
          </table:table-cell>
          <table:table-cell office:value-type="string" calcext:value-type="string">
            <text:p>2021:08:20</text:p>
          </table:table-cell>
          <table:table-cell office:value-type="string" calcext:value-type="string">
            <text:p>14:01:16</text:p>
          </table:table-cell>
          <table:table-cell table:formula="of:=MID([.D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office:value-type="string" calcext:value-type="string">
            <text:p>2021:08:20</text:p>
          </table:table-cell>
          <table:table-cell office:value-type="string" calcext:value-type="string">
            <text:p>13:58:10</text:p>
          </table:table-cell>
          <table:table-cell table:formula="of:=MID([.I6];1;2)+1" office:value-type="float" office:value="14" calcext:value-type="float">
            <text:p>14</text:p>
          </table:table-cell>
          <table:table-cell/>
          <table:table-cell table:formula="of:=EXACT([.C6];[.H6])" office:value-type="boolean" office:boolean-value="true" calcext:value-type="boolean">
            <text:p>TRUE</text:p>
          </table:table-cell>
          <table:table-cell table:formula="of:=EXACT([.E6];[.J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MG_2154.jpg</text:p>
          </table:table-cell>
          <table:table-cell office:value-type="string" calcext:value-type="string">
            <text:p>2021:08:21</text:p>
          </table:table-cell>
          <table:table-cell office:value-type="string" calcext:value-type="string">
            <text:p>14:01:17</text:p>
          </table:table-cell>
          <table:table-cell table:formula="of:=MID([.D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office:value-type="string" calcext:value-type="string">
            <text:p>2021:08:21</text:p>
          </table:table-cell>
          <table:table-cell office:value-type="string" calcext:value-type="string">
            <text:p>13:58:10</text:p>
          </table:table-cell>
          <table:table-cell table:formula="of:=MID([.I7];1;2)+1" office:value-type="float" office:value="14" calcext:value-type="float">
            <text:p>14</text:p>
          </table:table-cell>
          <table:table-cell/>
          <table:table-cell table:formula="of:=EXACT([.C7];[.H7])" office:value-type="boolean" office:boolean-value="true" calcext:value-type="boolean">
            <text:p>TRUE</text:p>
          </table:table-cell>
          <table:table-cell table:formula="of:=EXACT([.E7];[.J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MG_2155.jpg</text:p>
          </table:table-cell>
          <table:table-cell office:value-type="string" calcext:value-type="string">
            <text:p>2021:08:22</text:p>
          </table:table-cell>
          <table:table-cell office:value-type="string" calcext:value-type="string">
            <text:p>13:01:18</text:p>
          </table:table-cell>
          <table:table-cell table:formula="of:=MID([.D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office:value-type="string" calcext:value-type="string">
            <text:p>2021:08:22</text:p>
          </table:table-cell>
          <table:table-cell office:value-type="string" calcext:value-type="string">
            <text:p>12:58:10</text:p>
          </table:table-cell>
          <table:table-cell table:formula="of:=MID([.I8];1;2)+1" office:value-type="float" office:value="13" calcext:value-type="float">
            <text:p>13</text:p>
          </table:table-cell>
          <table:table-cell/>
          <table:table-cell table:formula="of:=EXACT([.C8];[.H8])" office:value-type="boolean" office:boolean-value="true" calcext:value-type="boolean">
            <text:p>TRUE</text:p>
          </table:table-cell>
          <table:table-cell table:formula="of:=EXACT([.E8];[.J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MG_2157.jpg</text:p>
          </table:table-cell>
          <table:table-cell office:value-type="string" calcext:value-type="string">
            <text:p>2021:08:23</text:p>
          </table:table-cell>
          <table:table-cell office:value-type="string" calcext:value-type="string">
            <text:p>13:01:19</text:p>
          </table:table-cell>
          <table:table-cell table:formula="of:=MID([.D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office:value-type="string" calcext:value-type="string">
            <text:p>2021:08:23</text:p>
          </table:table-cell>
          <table:table-cell office:value-type="string" calcext:value-type="string">
            <text:p>12:58:09</text:p>
          </table:table-cell>
          <table:table-cell table:formula="of:=MID([.I9];1;2)+1" office:value-type="float" office:value="13" calcext:value-type="float">
            <text:p>13</text:p>
          </table:table-cell>
          <table:table-cell/>
          <table:table-cell table:formula="of:=EXACT([.C9];[.H9])" office:value-type="boolean" office:boolean-value="true" calcext:value-type="boolean">
            <text:p>TRUE</text:p>
          </table:table-cell>
          <table:table-cell table:formula="of:=EXACT([.E9];[.J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MG_2159.jpg</text:p>
          </table:table-cell>
          <table:table-cell office:value-type="string" calcext:value-type="string">
            <text:p>2021:08:24</text:p>
          </table:table-cell>
          <table:table-cell office:value-type="string" calcext:value-type="string">
            <text:p>13:01:20</text:p>
          </table:table-cell>
          <table:table-cell table:formula="of:=MID([.D1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office:value-type="string" calcext:value-type="string">
            <text:p>2021:08:24</text:p>
          </table:table-cell>
          <table:table-cell office:value-type="string" calcext:value-type="string">
            <text:p>12:58:09</text:p>
          </table:table-cell>
          <table:table-cell table:formula="of:=MID([.I10];1;2)+1" office:value-type="float" office:value="13" calcext:value-type="float">
            <text:p>13</text:p>
          </table:table-cell>
          <table:table-cell/>
          <table:table-cell table:formula="of:=EXACT([.C10];[.H10])" office:value-type="boolean" office:boolean-value="true" calcext:value-type="boolean">
            <text:p>TRUE</text:p>
          </table:table-cell>
          <table:table-cell table:formula="of:=EXACT([.E10];[.J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MG_2162.jpg</text:p>
          </table:table-cell>
          <table:table-cell office:value-type="string" calcext:value-type="string">
            <text:p>2021:08:25</text:p>
          </table:table-cell>
          <table:table-cell office:value-type="string" calcext:value-type="string">
            <text:p>14:01:21</text:p>
          </table:table-cell>
          <table:table-cell table:formula="of:=MID([.D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office:value-type="string" calcext:value-type="string">
            <text:p>2021:08:25</text:p>
          </table:table-cell>
          <table:table-cell office:value-type="string" calcext:value-type="string">
            <text:p>13:58:09</text:p>
          </table:table-cell>
          <table:table-cell table:formula="of:=MID([.I11];1;2)+1" office:value-type="float" office:value="14" calcext:value-type="float">
            <text:p>14</text:p>
          </table:table-cell>
          <table:table-cell/>
          <table:table-cell table:formula="of:=EXACT([.C11];[.H11])" office:value-type="boolean" office:boolean-value="true" calcext:value-type="boolean">
            <text:p>TRUE</text:p>
          </table:table-cell>
          <table:table-cell table:formula="of:=EXACT([.E11];[.J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MG_2163.jpg</text:p>
          </table:table-cell>
          <table:table-cell office:value-type="string" calcext:value-type="string">
            <text:p>2021:08:26</text:p>
          </table:table-cell>
          <table:table-cell office:value-type="string" calcext:value-type="string">
            <text:p>13:01:23</text:p>
          </table:table-cell>
          <table:table-cell table:formula="of:=MID([.D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office:value-type="string" calcext:value-type="string">
            <text:p>2021:08:26</text:p>
          </table:table-cell>
          <table:table-cell office:value-type="string" calcext:value-type="string">
            <text:p>12:58:09</text:p>
          </table:table-cell>
          <table:table-cell table:formula="of:=MID([.I12];1;2)+1" office:value-type="float" office:value="13" calcext:value-type="float">
            <text:p>13</text:p>
          </table:table-cell>
          <table:table-cell/>
          <table:table-cell table:formula="of:=EXACT([.C12];[.H12])" office:value-type="boolean" office:boolean-value="true" calcext:value-type="boolean">
            <text:p>TRUE</text:p>
          </table:table-cell>
          <table:table-cell table:formula="of:=EXACT([.E12];[.J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MG_2165.jpg</text:p>
          </table:table-cell>
          <table:table-cell office:value-type="string" calcext:value-type="string">
            <text:p>2021:08:27</text:p>
          </table:table-cell>
          <table:table-cell office:value-type="string" calcext:value-type="string">
            <text:p>13:01:24</text:p>
          </table:table-cell>
          <table:table-cell table:formula="of:=MID([.D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office:value-type="string" calcext:value-type="string">
            <text:p>2021:08:27</text:p>
          </table:table-cell>
          <table:table-cell office:value-type="string" calcext:value-type="string">
            <text:p>12:58:09</text:p>
          </table:table-cell>
          <table:table-cell table:formula="of:=MID([.I13];1;2)+1" office:value-type="float" office:value="13" calcext:value-type="float">
            <text:p>13</text:p>
          </table:table-cell>
          <table:table-cell/>
          <table:table-cell table:formula="of:=EXACT([.C13];[.H13])" office:value-type="boolean" office:boolean-value="true" calcext:value-type="boolean">
            <text:p>TRUE</text:p>
          </table:table-cell>
          <table:table-cell table:formula="of:=EXACT([.E13];[.J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IMG_2167.jpg</text:p>
          </table:table-cell>
          <table:table-cell office:value-type="string" calcext:value-type="string">
            <text:p>2021:08:28</text:p>
          </table:table-cell>
          <table:table-cell office:value-type="string" calcext:value-type="string">
            <text:p>13:01:25</text:p>
          </table:table-cell>
          <table:table-cell table:formula="of:=MID([.D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office:value-type="string" calcext:value-type="string">
            <text:p>2021:08:28</text:p>
          </table:table-cell>
          <table:table-cell office:value-type="string" calcext:value-type="string">
            <text:p>12:58:08</text:p>
          </table:table-cell>
          <table:table-cell table:formula="of:=MID([.I14];1;2)+1" office:value-type="float" office:value="13" calcext:value-type="float">
            <text:p>13</text:p>
          </table:table-cell>
          <table:table-cell/>
          <table:table-cell table:formula="of:=EXACT([.C14];[.H14])" office:value-type="boolean" office:boolean-value="true" calcext:value-type="boolean">
            <text:p>TRUE</text:p>
          </table:table-cell>
          <table:table-cell table:formula="of:=EXACT([.E14];[.J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IMG_2169.jpg</text:p>
          </table:table-cell>
          <table:table-cell office:value-type="string" calcext:value-type="string">
            <text:p>2021:08:29</text:p>
          </table:table-cell>
          <table:table-cell office:value-type="string" calcext:value-type="string">
            <text:p>13:01:26</text:p>
          </table:table-cell>
          <table:table-cell table:formula="of:=MID([.D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office:value-type="string" calcext:value-type="string">
            <text:p>2021:08:29</text:p>
          </table:table-cell>
          <table:table-cell office:value-type="string" calcext:value-type="string">
            <text:p>12:58:08</text:p>
          </table:table-cell>
          <table:table-cell table:formula="of:=MID([.I15];1;2)+1" office:value-type="float" office:value="13" calcext:value-type="float">
            <text:p>13</text:p>
          </table:table-cell>
          <table:table-cell/>
          <table:table-cell table:formula="of:=EXACT([.C15];[.H15])" office:value-type="boolean" office:boolean-value="true" calcext:value-type="boolean">
            <text:p>TRUE</text:p>
          </table:table-cell>
          <table:table-cell table:formula="of:=EXACT([.E15];[.J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MG_2171.jpg</text:p>
          </table:table-cell>
          <table:table-cell office:value-type="string" calcext:value-type="string">
            <text:p>2021:08:30</text:p>
          </table:table-cell>
          <table:table-cell office:value-type="string" calcext:value-type="string">
            <text:p>13:01:27</text:p>
          </table:table-cell>
          <table:table-cell table:formula="of:=MID([.D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office:value-type="string" calcext:value-type="string">
            <text:p>2021:08:30</text:p>
          </table:table-cell>
          <table:table-cell office:value-type="string" calcext:value-type="string">
            <text:p>12:58:08</text:p>
          </table:table-cell>
          <table:table-cell table:formula="of:=MID([.I16];1;2)+1" office:value-type="float" office:value="13" calcext:value-type="float">
            <text:p>13</text:p>
          </table:table-cell>
          <table:table-cell/>
          <table:table-cell table:formula="of:=EXACT([.C16];[.H16])" office:value-type="boolean" office:boolean-value="true" calcext:value-type="boolean">
            <text:p>TRUE</text:p>
          </table:table-cell>
          <table:table-cell table:formula="of:=EXACT([.E16];[.J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IMG_2173.jpg</text:p>
          </table:table-cell>
          <table:table-cell office:value-type="string" calcext:value-type="string">
            <text:p>2021:08:31</text:p>
          </table:table-cell>
          <table:table-cell office:value-type="string" calcext:value-type="string">
            <text:p>13:01:28</text:p>
          </table:table-cell>
          <table:table-cell table:formula="of:=MID([.D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office:value-type="string" calcext:value-type="string">
            <text:p>2021:08:31</text:p>
          </table:table-cell>
          <table:table-cell office:value-type="string" calcext:value-type="string">
            <text:p>12:58:07</text:p>
          </table:table-cell>
          <table:table-cell table:formula="of:=MID([.I17];1;2)+1" office:value-type="float" office:value="13" calcext:value-type="float">
            <text:p>13</text:p>
          </table:table-cell>
          <table:table-cell/>
          <table:table-cell table:formula="of:=EXACT([.C17];[.H17])" office:value-type="boolean" office:boolean-value="true" calcext:value-type="boolean">
            <text:p>TRUE</text:p>
          </table:table-cell>
          <table:table-cell table:formula="of:=EXACT([.E17];[.J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IMG_2175.jpg</text:p>
          </table:table-cell>
          <table:table-cell office:value-type="string" calcext:value-type="string">
            <text:p>2021:09:01</text:p>
          </table:table-cell>
          <table:table-cell office:value-type="string" calcext:value-type="string">
            <text:p>13:01:29</text:p>
          </table:table-cell>
          <table:table-cell table:formula="of:=MID([.D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office:value-type="string" calcext:value-type="string">
            <text:p>2021:09:01</text:p>
          </table:table-cell>
          <table:table-cell office:value-type="string" calcext:value-type="string">
            <text:p>12:58:07</text:p>
          </table:table-cell>
          <table:table-cell table:formula="of:=MID([.I18];1;2)+1" office:value-type="float" office:value="13" calcext:value-type="float">
            <text:p>13</text:p>
          </table:table-cell>
          <table:table-cell/>
          <table:table-cell table:formula="of:=EXACT([.C18];[.H18])" office:value-type="boolean" office:boolean-value="true" calcext:value-type="boolean">
            <text:p>TRUE</text:p>
          </table:table-cell>
          <table:table-cell table:formula="of:=EXACT([.E18];[.J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IMG_2177.jpg</text:p>
          </table:table-cell>
          <table:table-cell office:value-type="string" calcext:value-type="string">
            <text:p>2021:09:02</text:p>
          </table:table-cell>
          <table:table-cell office:value-type="string" calcext:value-type="string">
            <text:p>13:01:30</text:p>
          </table:table-cell>
          <table:table-cell table:formula="of:=MID([.D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office:value-type="string" calcext:value-type="string">
            <text:p>2021:09:02</text:p>
          </table:table-cell>
          <table:table-cell office:value-type="string" calcext:value-type="string">
            <text:p>12:58:07</text:p>
          </table:table-cell>
          <table:table-cell table:formula="of:=MID([.I19];1;2)+1" office:value-type="float" office:value="13" calcext:value-type="float">
            <text:p>13</text:p>
          </table:table-cell>
          <table:table-cell/>
          <table:table-cell table:formula="of:=EXACT([.C19];[.H19])" office:value-type="boolean" office:boolean-value="true" calcext:value-type="boolean">
            <text:p>TRUE</text:p>
          </table:table-cell>
          <table:table-cell table:formula="of:=EXACT([.E19];[.J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IMG_2179.jpg</text:p>
          </table:table-cell>
          <table:table-cell office:value-type="string" calcext:value-type="string">
            <text:p>2021:09:03</text:p>
          </table:table-cell>
          <table:table-cell office:value-type="string" calcext:value-type="string">
            <text:p>13:01:31</text:p>
          </table:table-cell>
          <table:table-cell table:formula="of:=MID([.D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office:value-type="string" calcext:value-type="string">
            <text:p>2021:09:03</text:p>
          </table:table-cell>
          <table:table-cell office:value-type="string" calcext:value-type="string">
            <text:p>12:58:07</text:p>
          </table:table-cell>
          <table:table-cell table:formula="of:=MID([.I20];1;2)+1" office:value-type="float" office:value="13" calcext:value-type="float">
            <text:p>13</text:p>
          </table:table-cell>
          <table:table-cell/>
          <table:table-cell table:formula="of:=EXACT([.C20];[.H20])" office:value-type="boolean" office:boolean-value="true" calcext:value-type="boolean">
            <text:p>TRUE</text:p>
          </table:table-cell>
          <table:table-cell table:formula="of:=EXACT([.E20];[.J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IMG_2181.jpg</text:p>
          </table:table-cell>
          <table:table-cell office:value-type="string" calcext:value-type="string">
            <text:p>2021:09:04</text:p>
          </table:table-cell>
          <table:table-cell office:value-type="string" calcext:value-type="string">
            <text:p>13:01:32</text:p>
          </table:table-cell>
          <table:table-cell table:formula="of:=MID([.D2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office:value-type="string" calcext:value-type="string">
            <text:p>2021:09:04</text:p>
          </table:table-cell>
          <table:table-cell office:value-type="string" calcext:value-type="string">
            <text:p>12:58:07</text:p>
          </table:table-cell>
          <table:table-cell table:formula="of:=MID([.I21];1;2)+1" office:value-type="float" office:value="13" calcext:value-type="float">
            <text:p>13</text:p>
          </table:table-cell>
          <table:table-cell/>
          <table:table-cell table:formula="of:=EXACT([.C21];[.H21])" office:value-type="boolean" office:boolean-value="true" calcext:value-type="boolean">
            <text:p>TRUE</text:p>
          </table:table-cell>
          <table:table-cell table:formula="of:=EXACT([.E21];[.J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MG_2183.jpg</text:p>
          </table:table-cell>
          <table:table-cell office:value-type="string" calcext:value-type="string">
            <text:p>2021:09:05</text:p>
          </table:table-cell>
          <table:table-cell office:value-type="string" calcext:value-type="string">
            <text:p>12:01:33</text:p>
          </table:table-cell>
          <table:table-cell table:formula="of:=MID([.D2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office:value-type="string" calcext:value-type="string">
            <text:p>2021:09:05</text:p>
          </table:table-cell>
          <table:table-cell office:value-type="string" calcext:value-type="string">
            <text:p>11:58:06</text:p>
          </table:table-cell>
          <table:table-cell table:formula="of:=MID([.I22];1;2)+1" office:value-type="float" office:value="12" calcext:value-type="float">
            <text:p>12</text:p>
          </table:table-cell>
          <table:table-cell/>
          <table:table-cell table:formula="of:=EXACT([.C22];[.H22])" office:value-type="boolean" office:boolean-value="true" calcext:value-type="boolean">
            <text:p>TRUE</text:p>
          </table:table-cell>
          <table:table-cell table:formula="of:=EXACT([.E22];[.J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IMG_2186.jpg</text:p>
          </table:table-cell>
          <table:table-cell office:value-type="string" calcext:value-type="string">
            <text:p>2021:09:06</text:p>
          </table:table-cell>
          <table:table-cell office:value-type="string" calcext:value-type="string">
            <text:p>13:01:34</text:p>
          </table:table-cell>
          <table:table-cell table:formula="of:=MID([.D2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office:value-type="string" calcext:value-type="string">
            <text:p>2021:09:06</text:p>
          </table:table-cell>
          <table:table-cell office:value-type="string" calcext:value-type="string">
            <text:p>12:58:06</text:p>
          </table:table-cell>
          <table:table-cell table:formula="of:=MID([.I23];1;2)+1" office:value-type="float" office:value="13" calcext:value-type="float">
            <text:p>13</text:p>
          </table:table-cell>
          <table:table-cell/>
          <table:table-cell table:formula="of:=EXACT([.C23];[.H23])" office:value-type="boolean" office:boolean-value="true" calcext:value-type="boolean">
            <text:p>TRUE</text:p>
          </table:table-cell>
          <table:table-cell table:formula="of:=EXACT([.E23];[.J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IMG_2187.jpg</text:p>
          </table:table-cell>
          <table:table-cell office:value-type="string" calcext:value-type="string">
            <text:p>2021:09:07</text:p>
          </table:table-cell>
          <table:table-cell office:value-type="string" calcext:value-type="string">
            <text:p>12:01:35</text:p>
          </table:table-cell>
          <table:table-cell table:formula="of:=MID([.D2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office:value-type="string" calcext:value-type="string">
            <text:p>2021:09:07</text:p>
          </table:table-cell>
          <table:table-cell office:value-type="string" calcext:value-type="string">
            <text:p>11:58:06</text:p>
          </table:table-cell>
          <table:table-cell table:formula="of:=MID([.I24];1;2)+1" office:value-type="float" office:value="12" calcext:value-type="float">
            <text:p>12</text:p>
          </table:table-cell>
          <table:table-cell/>
          <table:table-cell table:formula="of:=EXACT([.C24];[.H24])" office:value-type="boolean" office:boolean-value="true" calcext:value-type="boolean">
            <text:p>TRUE</text:p>
          </table:table-cell>
          <table:table-cell table:formula="of:=EXACT([.E24];[.J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IMG_2190.jpg</text:p>
          </table:table-cell>
          <table:table-cell office:value-type="string" calcext:value-type="string">
            <text:p>2021:09:08</text:p>
          </table:table-cell>
          <table:table-cell office:value-type="string" calcext:value-type="string">
            <text:p>13:01:36</text:p>
          </table:table-cell>
          <table:table-cell table:formula="of:=MID([.D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office:value-type="string" calcext:value-type="string">
            <text:p>2021:09:08</text:p>
          </table:table-cell>
          <table:table-cell office:value-type="string" calcext:value-type="string">
            <text:p>12:58:06</text:p>
          </table:table-cell>
          <table:table-cell table:formula="of:=MID([.I25];1;2)+1" office:value-type="float" office:value="13" calcext:value-type="float">
            <text:p>13</text:p>
          </table:table-cell>
          <table:table-cell/>
          <table:table-cell table:formula="of:=EXACT([.C25];[.H25])" office:value-type="boolean" office:boolean-value="true" calcext:value-type="boolean">
            <text:p>TRUE</text:p>
          </table:table-cell>
          <table:table-cell table:formula="of:=EXACT([.E25];[.J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IMG_2192.jpg</text:p>
          </table:table-cell>
          <table:table-cell office:value-type="string" calcext:value-type="string">
            <text:p>2021:09:09</text:p>
          </table:table-cell>
          <table:table-cell office:value-type="string" calcext:value-type="string">
            <text:p>13:01:37</text:p>
          </table:table-cell>
          <table:table-cell table:formula="of:=MID([.D2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office:value-type="string" calcext:value-type="string">
            <text:p>2021:09:09</text:p>
          </table:table-cell>
          <table:table-cell office:value-type="string" calcext:value-type="string">
            <text:p>12:58:05</text:p>
          </table:table-cell>
          <table:table-cell table:formula="of:=MID([.I26];1;2)+1" office:value-type="float" office:value="13" calcext:value-type="float">
            <text:p>13</text:p>
          </table:table-cell>
          <table:table-cell/>
          <table:table-cell table:formula="of:=EXACT([.C26];[.H26])" office:value-type="boolean" office:boolean-value="true" calcext:value-type="boolean">
            <text:p>TRUE</text:p>
          </table:table-cell>
          <table:table-cell table:formula="of:=EXACT([.E26];[.J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IMG_2195.jpg</text:p>
          </table:table-cell>
          <table:table-cell office:value-type="string" calcext:value-type="string">
            <text:p>2021:09:11</text:p>
          </table:table-cell>
          <table:table-cell office:value-type="string" calcext:value-type="string">
            <text:p>12:01:39</text:p>
          </table:table-cell>
          <table:table-cell table:formula="of:=MID([.D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office:value-type="string" calcext:value-type="string">
            <text:p>2021:09:11</text:p>
          </table:table-cell>
          <table:table-cell office:value-type="string" calcext:value-type="string">
            <text:p>11:58:05</text:p>
          </table:table-cell>
          <table:table-cell table:formula="of:=MID([.I27];1;2)+1" office:value-type="float" office:value="12" calcext:value-type="float">
            <text:p>12</text:p>
          </table:table-cell>
          <table:table-cell/>
          <table:table-cell table:formula="of:=EXACT([.C27];[.H27])" office:value-type="boolean" office:boolean-value="true" calcext:value-type="boolean">
            <text:p>TRUE</text:p>
          </table:table-cell>
          <table:table-cell table:formula="of:=EXACT([.E27];[.J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IMG_2197.jpg</text:p>
          </table:table-cell>
          <table:table-cell office:value-type="string" calcext:value-type="string">
            <text:p>2021:09:12</text:p>
          </table:table-cell>
          <table:table-cell office:value-type="string" calcext:value-type="string">
            <text:p>12:01:40</text:p>
          </table:table-cell>
          <table:table-cell table:formula="of:=MID([.D2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office:value-type="string" calcext:value-type="string">
            <text:p>2021:09:12</text:p>
          </table:table-cell>
          <table:table-cell office:value-type="string" calcext:value-type="string">
            <text:p>11:58:04</text:p>
          </table:table-cell>
          <table:table-cell table:formula="of:=MID([.I28];1;2)+1" office:value-type="float" office:value="12" calcext:value-type="float">
            <text:p>12</text:p>
          </table:table-cell>
          <table:table-cell/>
          <table:table-cell table:formula="of:=EXACT([.C28];[.H28])" office:value-type="boolean" office:boolean-value="true" calcext:value-type="boolean">
            <text:p>TRUE</text:p>
          </table:table-cell>
          <table:table-cell table:formula="of:=EXACT([.E28];[.J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IMG_2200.jpg</text:p>
          </table:table-cell>
          <table:table-cell office:value-type="string" calcext:value-type="string">
            <text:p>2021:09:13</text:p>
          </table:table-cell>
          <table:table-cell office:value-type="string" calcext:value-type="string">
            <text:p>13:01:41</text:p>
          </table:table-cell>
          <table:table-cell table:formula="of:=MID([.D2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office:value-type="string" calcext:value-type="string">
            <text:p>2021:09:13</text:p>
          </table:table-cell>
          <table:table-cell office:value-type="string" calcext:value-type="string">
            <text:p>12:58:04</text:p>
          </table:table-cell>
          <table:table-cell table:formula="of:=MID([.I29];1;2)+1" office:value-type="float" office:value="13" calcext:value-type="float">
            <text:p>13</text:p>
          </table:table-cell>
          <table:table-cell/>
          <table:table-cell table:formula="of:=EXACT([.C29];[.H29])" office:value-type="boolean" office:boolean-value="true" calcext:value-type="boolean">
            <text:p>TRUE</text:p>
          </table:table-cell>
          <table:table-cell table:formula="of:=EXACT([.E29];[.J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IMG_2201.jpg</text:p>
          </table:table-cell>
          <table:table-cell office:value-type="string" calcext:value-type="string">
            <text:p>2021:09:14</text:p>
          </table:table-cell>
          <table:table-cell office:value-type="string" calcext:value-type="string">
            <text:p>12:01:42</text:p>
          </table:table-cell>
          <table:table-cell table:formula="of:=MID([.D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office:value-type="string" calcext:value-type="string">
            <text:p>2021:09:14</text:p>
          </table:table-cell>
          <table:table-cell office:value-type="string" calcext:value-type="string">
            <text:p>11:58:04</text:p>
          </table:table-cell>
          <table:table-cell table:formula="of:=MID([.I30];1;2)+1" office:value-type="float" office:value="12" calcext:value-type="float">
            <text:p>12</text:p>
          </table:table-cell>
          <table:table-cell/>
          <table:table-cell table:formula="of:=EXACT([.C30];[.H30])" office:value-type="boolean" office:boolean-value="true" calcext:value-type="boolean">
            <text:p>TRUE</text:p>
          </table:table-cell>
          <table:table-cell table:formula="of:=EXACT([.E30];[.J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IMG_2205.jpg</text:p>
          </table:table-cell>
          <table:table-cell office:value-type="string" calcext:value-type="string">
            <text:p>2021:09:16</text:p>
          </table:table-cell>
          <table:table-cell office:value-type="string" calcext:value-type="string">
            <text:p>12:01:44</text:p>
          </table:table-cell>
          <table:table-cell table:formula="of:=MID([.D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office:value-type="string" calcext:value-type="string">
            <text:p>2021:09:16</text:p>
          </table:table-cell>
          <table:table-cell office:value-type="string" calcext:value-type="string">
            <text:p>11:58:03</text:p>
          </table:table-cell>
          <table:table-cell table:formula="of:=MID([.I31];1;2)+1" office:value-type="float" office:value="12" calcext:value-type="float">
            <text:p>12</text:p>
          </table:table-cell>
          <table:table-cell/>
          <table:table-cell table:formula="of:=EXACT([.C31];[.H31])" office:value-type="boolean" office:boolean-value="true" calcext:value-type="boolean">
            <text:p>TRUE</text:p>
          </table:table-cell>
          <table:table-cell table:formula="of:=EXACT([.E31];[.J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IMG_2207.jpg</text:p>
          </table:table-cell>
          <table:table-cell office:value-type="string" calcext:value-type="string">
            <text:p>2021:09:17</text:p>
          </table:table-cell>
          <table:table-cell office:value-type="string" calcext:value-type="string">
            <text:p>12:01:45</text:p>
          </table:table-cell>
          <table:table-cell table:formula="of:=MID([.D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office:value-type="string" calcext:value-type="string">
            <text:p>2021:09:17</text:p>
          </table:table-cell>
          <table:table-cell office:value-type="string" calcext:value-type="string">
            <text:p>11:58:03</text:p>
          </table:table-cell>
          <table:table-cell table:formula="of:=MID([.I32];1;2)+1" office:value-type="float" office:value="12" calcext:value-type="float">
            <text:p>12</text:p>
          </table:table-cell>
          <table:table-cell/>
          <table:table-cell table:formula="of:=EXACT([.C32];[.H32])" office:value-type="boolean" office:boolean-value="true" calcext:value-type="boolean">
            <text:p>TRUE</text:p>
          </table:table-cell>
          <table:table-cell table:formula="of:=EXACT([.E32];[.J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IMG_2209.jpg</text:p>
          </table:table-cell>
          <table:table-cell office:value-type="string" calcext:value-type="string">
            <text:p>2021:09:18</text:p>
          </table:table-cell>
          <table:table-cell office:value-type="string" calcext:value-type="string">
            <text:p>12:01:46</text:p>
          </table:table-cell>
          <table:table-cell table:formula="of:=MID([.D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office:value-type="string" calcext:value-type="string">
            <text:p>2021:09:18</text:p>
          </table:table-cell>
          <table:table-cell office:value-type="string" calcext:value-type="string">
            <text:p>11:58:03</text:p>
          </table:table-cell>
          <table:table-cell table:formula="of:=MID([.I33];1;2)+1" office:value-type="float" office:value="12" calcext:value-type="float">
            <text:p>12</text:p>
          </table:table-cell>
          <table:table-cell/>
          <table:table-cell table:formula="of:=EXACT([.C33];[.H33])" office:value-type="boolean" office:boolean-value="true" calcext:value-type="boolean">
            <text:p>TRUE</text:p>
          </table:table-cell>
          <table:table-cell table:formula="of:=EXACT([.E33];[.J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IMG_2213.jpg</text:p>
          </table:table-cell>
          <table:table-cell office:value-type="string" calcext:value-type="string">
            <text:p>2021:09:20</text:p>
          </table:table-cell>
          <table:table-cell office:value-type="string" calcext:value-type="string">
            <text:p>12:01:48</text:p>
          </table:table-cell>
          <table:table-cell table:formula="of:=MID([.D3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office:value-type="string" calcext:value-type="string">
            <text:p>2021:09:20</text:p>
          </table:table-cell>
          <table:table-cell office:value-type="string" calcext:value-type="string">
            <text:p>11:58:02</text:p>
          </table:table-cell>
          <table:table-cell table:formula="of:=MID([.I34];1;2)+1" office:value-type="float" office:value="12" calcext:value-type="float">
            <text:p>12</text:p>
          </table:table-cell>
          <table:table-cell/>
          <table:table-cell table:formula="of:=EXACT([.C34];[.H34])" office:value-type="boolean" office:boolean-value="true" calcext:value-type="boolean">
            <text:p>TRUE</text:p>
          </table:table-cell>
          <table:table-cell table:formula="of:=EXACT([.E34];[.J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IMG_2216.jpg</text:p>
          </table:table-cell>
          <table:table-cell office:value-type="string" calcext:value-type="string">
            <text:p>2021:09:21</text:p>
          </table:table-cell>
          <table:table-cell office:value-type="string" calcext:value-type="string">
            <text:p>13:01:48</text:p>
          </table:table-cell>
          <table:table-cell table:formula="of:=MID([.D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office:value-type="string" calcext:value-type="string">
            <text:p>2021:09:21</text:p>
          </table:table-cell>
          <table:table-cell office:value-type="string" calcext:value-type="string">
            <text:p>12:58:01</text:p>
          </table:table-cell>
          <table:table-cell table:formula="of:=MID([.I35];1;2)+1" office:value-type="float" office:value="13" calcext:value-type="float">
            <text:p>13</text:p>
          </table:table-cell>
          <table:table-cell/>
          <table:table-cell table:formula="of:=EXACT([.C35];[.H35])" office:value-type="boolean" office:boolean-value="true" calcext:value-type="boolean">
            <text:p>TRUE</text:p>
          </table:table-cell>
          <table:table-cell table:formula="of:=EXACT([.E35];[.J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IMG_2220.jpg</text:p>
          </table:table-cell>
          <table:table-cell office:value-type="string" calcext:value-type="string">
            <text:p>2021:09:23</text:p>
          </table:table-cell>
          <table:table-cell office:value-type="string" calcext:value-type="string">
            <text:p>13:01:50</text:p>
          </table:table-cell>
          <table:table-cell table:formula="of:=MID([.D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office:value-type="string" calcext:value-type="string">
            <text:p>2021:09:23</text:p>
          </table:table-cell>
          <table:table-cell office:value-type="string" calcext:value-type="string">
            <text:p>12:58:00</text:p>
          </table:table-cell>
          <table:table-cell table:formula="of:=MID([.I36];1;2)+1" office:value-type="float" office:value="13" calcext:value-type="float">
            <text:p>13</text:p>
          </table:table-cell>
          <table:table-cell/>
          <table:table-cell table:formula="of:=EXACT([.C36];[.H36])" office:value-type="boolean" office:boolean-value="true" calcext:value-type="boolean">
            <text:p>TRUE</text:p>
          </table:table-cell>
          <table:table-cell table:formula="of:=EXACT([.E36];[.J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IMG_2222.jpg</text:p>
          </table:table-cell>
          <table:table-cell office:value-type="string" calcext:value-type="string">
            <text:p>2021:09:24</text:p>
          </table:table-cell>
          <table:table-cell office:value-type="string" calcext:value-type="string">
            <text:p>13:01:51</text:p>
          </table:table-cell>
          <table:table-cell table:formula="of:=MID([.D3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office:value-type="string" calcext:value-type="string">
            <text:p>2021:09:24</text:p>
          </table:table-cell>
          <table:table-cell office:value-type="string" calcext:value-type="string">
            <text:p>12:58:00</text:p>
          </table:table-cell>
          <table:table-cell table:formula="of:=MID([.I37];1;2)+1" office:value-type="float" office:value="13" calcext:value-type="float">
            <text:p>13</text:p>
          </table:table-cell>
          <table:table-cell/>
          <table:table-cell table:formula="of:=EXACT([.C37];[.H37])" office:value-type="boolean" office:boolean-value="true" calcext:value-type="boolean">
            <text:p>TRUE</text:p>
          </table:table-cell>
          <table:table-cell table:formula="of:=EXACT([.E37];[.J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IMG_2223.jpg</text:p>
          </table:table-cell>
          <table:table-cell office:value-type="string" calcext:value-type="string">
            <text:p>2021:09:25</text:p>
          </table:table-cell>
          <table:table-cell office:value-type="string" calcext:value-type="string">
            <text:p>12:01:52</text:p>
          </table:table-cell>
          <table:table-cell table:formula="of:=MID([.D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office:value-type="string" calcext:value-type="string">
            <text:p>2021:09:25</text:p>
          </table:table-cell>
          <table:table-cell office:value-type="string" calcext:value-type="string">
            <text:p>11:58:00</text:p>
          </table:table-cell>
          <table:table-cell table:formula="of:=MID([.I38];1;2)+1" office:value-type="float" office:value="12" calcext:value-type="float">
            <text:p>12</text:p>
          </table:table-cell>
          <table:table-cell/>
          <table:table-cell table:formula="of:=EXACT([.C38];[.H38])" office:value-type="boolean" office:boolean-value="true" calcext:value-type="boolean">
            <text:p>TRUE</text:p>
          </table:table-cell>
          <table:table-cell table:formula="of:=EXACT([.E38];[.J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IMG_2227.jpg</text:p>
          </table:table-cell>
          <table:table-cell office:value-type="string" calcext:value-type="string">
            <text:p>2021:09:27</text:p>
          </table:table-cell>
          <table:table-cell office:value-type="string" calcext:value-type="string">
            <text:p>12:01:54</text:p>
          </table:table-cell>
          <table:table-cell table:formula="of:=MID([.D3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office:value-type="string" calcext:value-type="string">
            <text:p>2021:09:27</text:p>
          </table:table-cell>
          <table:table-cell office:value-type="string" calcext:value-type="string">
            <text:p>11:57:59</text:p>
          </table:table-cell>
          <table:table-cell table:formula="of:=MID([.I39];1;2)+1" office:value-type="float" office:value="12" calcext:value-type="float">
            <text:p>12</text:p>
          </table:table-cell>
          <table:table-cell/>
          <table:table-cell table:formula="of:=EXACT([.C39];[.H39])" office:value-type="boolean" office:boolean-value="true" calcext:value-type="boolean">
            <text:p>TRUE</text:p>
          </table:table-cell>
          <table:table-cell table:formula="of:=EXACT([.E39];[.J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IMG_2230.jpg</text:p>
          </table:table-cell>
          <table:table-cell office:value-type="string" calcext:value-type="string">
            <text:p>2021:09:28</text:p>
          </table:table-cell>
          <table:table-cell office:value-type="string" calcext:value-type="string">
            <text:p>13:01:55</text:p>
          </table:table-cell>
          <table:table-cell table:formula="of:=MID([.D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office:value-type="string" calcext:value-type="string">
            <text:p>2021:09:28</text:p>
          </table:table-cell>
          <table:table-cell office:value-type="string" calcext:value-type="string">
            <text:p>12:57:59</text:p>
          </table:table-cell>
          <table:table-cell table:formula="of:=MID([.I40];1;2)+1" office:value-type="float" office:value="13" calcext:value-type="float">
            <text:p>13</text:p>
          </table:table-cell>
          <table:table-cell/>
          <table:table-cell table:formula="of:=EXACT([.C40];[.H40])" office:value-type="boolean" office:boolean-value="true" calcext:value-type="boolean">
            <text:p>TRUE</text:p>
          </table:table-cell>
          <table:table-cell table:formula="of:=EXACT([.E40];[.J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IMG_2232.jpg</text:p>
          </table:table-cell>
          <table:table-cell office:value-type="string" calcext:value-type="string">
            <text:p>2021:09:29</text:p>
          </table:table-cell>
          <table:table-cell office:value-type="string" calcext:value-type="string">
            <text:p>13:01:55</text:p>
          </table:table-cell>
          <table:table-cell table:formula="of:=MID([.D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office:value-type="string" calcext:value-type="string">
            <text:p>2021:09:29</text:p>
          </table:table-cell>
          <table:table-cell office:value-type="string" calcext:value-type="string">
            <text:p>12:57:58</text:p>
          </table:table-cell>
          <table:table-cell table:formula="of:=MID([.I41];1;2)+1" office:value-type="float" office:value="13" calcext:value-type="float">
            <text:p>13</text:p>
          </table:table-cell>
          <table:table-cell/>
          <table:table-cell table:formula="of:=EXACT([.C41];[.H41])" office:value-type="boolean" office:boolean-value="true" calcext:value-type="boolean">
            <text:p>TRUE</text:p>
          </table:table-cell>
          <table:table-cell table:formula="of:=EXACT([.E41];[.J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IMG_2234.jpg</text:p>
          </table:table-cell>
          <table:table-cell office:value-type="string" calcext:value-type="string">
            <text:p>2021:09:30</text:p>
          </table:table-cell>
          <table:table-cell office:value-type="string" calcext:value-type="string">
            <text:p>13:01:56</text:p>
          </table:table-cell>
          <table:table-cell table:formula="of:=MID([.D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office:value-type="string" calcext:value-type="string">
            <text:p>2021:09:30</text:p>
          </table:table-cell>
          <table:table-cell office:value-type="string" calcext:value-type="string">
            <text:p>12:57:58</text:p>
          </table:table-cell>
          <table:table-cell table:formula="of:=MID([.I42];1;2)+1" office:value-type="float" office:value="13" calcext:value-type="float">
            <text:p>13</text:p>
          </table:table-cell>
          <table:table-cell/>
          <table:table-cell table:formula="of:=EXACT([.C42];[.H42])" office:value-type="boolean" office:boolean-value="true" calcext:value-type="boolean">
            <text:p>TRUE</text:p>
          </table:table-cell>
          <table:table-cell table:formula="of:=EXACT([.E42];[.J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IMG_2246.jpg</text:p>
          </table:table-cell>
          <table:table-cell office:value-type="string" calcext:value-type="string">
            <text:p>2021:10:06</text:p>
          </table:table-cell>
          <table:table-cell office:value-type="string" calcext:value-type="string">
            <text:p>13:01:59</text:p>
          </table:table-cell>
          <table:table-cell table:formula="of:=MID([.D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office:value-type="string" calcext:value-type="string">
            <text:p>2021:10:06</text:p>
          </table:table-cell>
          <table:table-cell office:value-type="string" calcext:value-type="string">
            <text:p>12:57:53</text:p>
          </table:table-cell>
          <table:table-cell table:formula="of:=MID([.I43];1;2)+1" office:value-type="float" office:value="13" calcext:value-type="float">
            <text:p>13</text:p>
          </table:table-cell>
          <table:table-cell/>
          <table:table-cell table:formula="of:=EXACT([.C43];[.H43])" office:value-type="boolean" office:boolean-value="true" calcext:value-type="boolean">
            <text:p>TRUE</text:p>
          </table:table-cell>
          <table:table-cell table:formula="of:=EXACT([.E43];[.J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IMG_2248.jpg</text:p>
          </table:table-cell>
          <table:table-cell office:value-type="string" calcext:value-type="string">
            <text:p>2021:10:07</text:p>
          </table:table-cell>
          <table:table-cell office:value-type="string" calcext:value-type="string">
            <text:p>13:02:00</text:p>
          </table:table-cell>
          <table:table-cell table:formula="of:=MID([.D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office:value-type="string" calcext:value-type="string">
            <text:p>2021:10:07</text:p>
          </table:table-cell>
          <table:table-cell office:value-type="string" calcext:value-type="string">
            <text:p>12:57:53</text:p>
          </table:table-cell>
          <table:table-cell table:formula="of:=MID([.I44];1;2)+1" office:value-type="float" office:value="13" calcext:value-type="float">
            <text:p>13</text:p>
          </table:table-cell>
          <table:table-cell/>
          <table:table-cell table:formula="of:=EXACT([.C44];[.H44])" office:value-type="boolean" office:boolean-value="true" calcext:value-type="boolean">
            <text:p>TRUE</text:p>
          </table:table-cell>
          <table:table-cell table:formula="of:=EXACT([.E44];[.J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IMG_2250.jpg</text:p>
          </table:table-cell>
          <table:table-cell office:value-type="string" calcext:value-type="string">
            <text:p>2021:10:08</text:p>
          </table:table-cell>
          <table:table-cell office:value-type="string" calcext:value-type="string">
            <text:p>13:02:00</text:p>
          </table:table-cell>
          <table:table-cell table:formula="of:=MID([.D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office:value-type="string" calcext:value-type="string">
            <text:p>2021:10:08</text:p>
          </table:table-cell>
          <table:table-cell office:value-type="string" calcext:value-type="string">
            <text:p>12:57:52</text:p>
          </table:table-cell>
          <table:table-cell table:formula="of:=MID([.I45];1;2)+1" office:value-type="float" office:value="13" calcext:value-type="float">
            <text:p>13</text:p>
          </table:table-cell>
          <table:table-cell/>
          <table:table-cell table:formula="of:=EXACT([.C45];[.H45])" office:value-type="boolean" office:boolean-value="true" calcext:value-type="boolean">
            <text:p>TRUE</text:p>
          </table:table-cell>
          <table:table-cell table:formula="of:=EXACT([.E45];[.J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IMG_2256.jpg</text:p>
          </table:table-cell>
          <table:table-cell office:value-type="string" calcext:value-type="string">
            <text:p>2021:10:11</text:p>
          </table:table-cell>
          <table:table-cell office:value-type="string" calcext:value-type="string">
            <text:p>13:02:01</text:p>
          </table:table-cell>
          <table:table-cell table:formula="of:=MID([.D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office:value-type="string" calcext:value-type="string">
            <text:p>2021:10:11</text:p>
          </table:table-cell>
          <table:table-cell office:value-type="string" calcext:value-type="string">
            <text:p>12:57:50</text:p>
          </table:table-cell>
          <table:table-cell table:formula="of:=MID([.I46];1;2)+1" office:value-type="float" office:value="13" calcext:value-type="float">
            <text:p>13</text:p>
          </table:table-cell>
          <table:table-cell/>
          <table:table-cell table:formula="of:=EXACT([.C46];[.H46])" office:value-type="boolean" office:boolean-value="true" calcext:value-type="boolean">
            <text:p>TRUE</text:p>
          </table:table-cell>
          <table:table-cell table:formula="of:=EXACT([.E46];[.J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IMG_2258.jpg</text:p>
          </table:table-cell>
          <table:table-cell office:value-type="string" calcext:value-type="string">
            <text:p>2021:10:12</text:p>
          </table:table-cell>
          <table:table-cell office:value-type="string" calcext:value-type="string">
            <text:p>13:02:02</text:p>
          </table:table-cell>
          <table:table-cell table:formula="of:=MID([.D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office:value-type="string" calcext:value-type="string">
            <text:p>2021:10:12</text:p>
          </table:table-cell>
          <table:table-cell office:value-type="string" calcext:value-type="string">
            <text:p>12:57:49</text:p>
          </table:table-cell>
          <table:table-cell table:formula="of:=MID([.I47];1;2)+1" office:value-type="float" office:value="13" calcext:value-type="float">
            <text:p>13</text:p>
          </table:table-cell>
          <table:table-cell/>
          <table:table-cell table:formula="of:=EXACT([.C47];[.H47])" office:value-type="boolean" office:boolean-value="true" calcext:value-type="boolean">
            <text:p>TRUE</text:p>
          </table:table-cell>
          <table:table-cell table:formula="of:=EXACT([.E47];[.J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IMG_2262.jpg</text:p>
          </table:table-cell>
          <table:table-cell office:value-type="string" calcext:value-type="string">
            <text:p>2021:10:13</text:p>
          </table:table-cell>
          <table:table-cell office:value-type="string" calcext:value-type="string">
            <text:p>13:02:03</text:p>
          </table:table-cell>
          <table:table-cell table:formula="of:=MID([.D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office:value-type="string" calcext:value-type="string">
            <text:p>2021:10:13</text:p>
          </table:table-cell>
          <table:table-cell office:value-type="string" calcext:value-type="string">
            <text:p>12:57:48</text:p>
          </table:table-cell>
          <table:table-cell table:formula="of:=MID([.I48];1;2)+1" office:value-type="float" office:value="13" calcext:value-type="float">
            <text:p>13</text:p>
          </table:table-cell>
          <table:table-cell/>
          <table:table-cell table:formula="of:=EXACT([.C48];[.H48])" office:value-type="boolean" office:boolean-value="true" calcext:value-type="boolean">
            <text:p>TRUE</text:p>
          </table:table-cell>
          <table:table-cell table:formula="of:=EXACT([.E48];[.J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IMG_2266.jpg</text:p>
          </table:table-cell>
          <table:table-cell office:value-type="string" calcext:value-type="string">
            <text:p>2021:10:14</text:p>
          </table:table-cell>
          <table:table-cell office:value-type="string" calcext:value-type="string">
            <text:p>13:02:03</text:p>
          </table:table-cell>
          <table:table-cell table:formula="of:=MID([.D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office:value-type="string" calcext:value-type="string">
            <text:p>2021:10:14</text:p>
          </table:table-cell>
          <table:table-cell office:value-type="string" calcext:value-type="string">
            <text:p>12:57:47</text:p>
          </table:table-cell>
          <table:table-cell table:formula="of:=MID([.I49];1;2)+1" office:value-type="float" office:value="13" calcext:value-type="float">
            <text:p>13</text:p>
          </table:table-cell>
          <table:table-cell/>
          <table:table-cell table:formula="of:=EXACT([.C49];[.H49])" office:value-type="boolean" office:boolean-value="true" calcext:value-type="boolean">
            <text:p>TRUE</text:p>
          </table:table-cell>
          <table:table-cell table:formula="of:=EXACT([.E49];[.J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IMG_2267.jpg</text:p>
          </table:table-cell>
          <table:table-cell office:value-type="string" calcext:value-type="string">
            <text:p>2021:10:15</text:p>
          </table:table-cell>
          <table:table-cell office:value-type="string" calcext:value-type="string">
            <text:p>13:02:03</text:p>
          </table:table-cell>
          <table:table-cell table:formula="of:=MID([.D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office:value-type="string" calcext:value-type="string">
            <text:p>2021:10:15</text:p>
          </table:table-cell>
          <table:table-cell office:value-type="string" calcext:value-type="string">
            <text:p>12:57:46</text:p>
          </table:table-cell>
          <table:table-cell table:formula="of:=MID([.I50];1;2)+1" office:value-type="float" office:value="13" calcext:value-type="float">
            <text:p>13</text:p>
          </table:table-cell>
          <table:table-cell/>
          <table:table-cell table:formula="of:=EXACT([.C50];[.H50])" office:value-type="boolean" office:boolean-value="true" calcext:value-type="boolean">
            <text:p>TRUE</text:p>
          </table:table-cell>
          <table:table-cell table:formula="of:=EXACT([.E50];[.J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IMG_2269.jpg</text:p>
          </table:table-cell>
          <table:table-cell office:value-type="string" calcext:value-type="string">
            <text:p>2021:10:16</text:p>
          </table:table-cell>
          <table:table-cell office:value-type="string" calcext:value-type="string">
            <text:p>13:02:04</text:p>
          </table:table-cell>
          <table:table-cell table:formula="of:=MID([.D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office:value-type="string" calcext:value-type="string">
            <text:p>2021:10:16</text:p>
          </table:table-cell>
          <table:table-cell office:value-type="string" calcext:value-type="string">
            <text:p>12:57:46</text:p>
          </table:table-cell>
          <table:table-cell table:formula="of:=MID([.I51];1;2)+1" office:value-type="float" office:value="13" calcext:value-type="float">
            <text:p>13</text:p>
          </table:table-cell>
          <table:table-cell/>
          <table:table-cell table:formula="of:=EXACT([.C51];[.H51])" office:value-type="boolean" office:boolean-value="true" calcext:value-type="boolean">
            <text:p>TRUE</text:p>
          </table:table-cell>
          <table:table-cell table:formula="of:=EXACT([.E51];[.J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IMG_2271.jpg</text:p>
          </table:table-cell>
          <table:table-cell office:value-type="string" calcext:value-type="string">
            <text:p>2021:10:17</text:p>
          </table:table-cell>
          <table:table-cell office:value-type="string" calcext:value-type="string">
            <text:p>13:02:04</text:p>
          </table:table-cell>
          <table:table-cell table:formula="of:=MID([.D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office:value-type="string" calcext:value-type="string">
            <text:p>2021:10:17</text:p>
          </table:table-cell>
          <table:table-cell office:value-type="string" calcext:value-type="string">
            <text:p>12:57:45</text:p>
          </table:table-cell>
          <table:table-cell table:formula="of:=MID([.I52];1;2)+1" office:value-type="float" office:value="13" calcext:value-type="float">
            <text:p>13</text:p>
          </table:table-cell>
          <table:table-cell/>
          <table:table-cell table:formula="of:=EXACT([.C52];[.H52])" office:value-type="boolean" office:boolean-value="true" calcext:value-type="boolean">
            <text:p>TRUE</text:p>
          </table:table-cell>
          <table:table-cell table:formula="of:=EXACT([.E52];[.J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IMG_2273.jpg</text:p>
          </table:table-cell>
          <table:table-cell office:value-type="string" calcext:value-type="string">
            <text:p>2021:10:18</text:p>
          </table:table-cell>
          <table:table-cell office:value-type="string" calcext:value-type="string">
            <text:p>13:02:05</text:p>
          </table:table-cell>
          <table:table-cell table:formula="of:=MID([.D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office:value-type="string" calcext:value-type="string">
            <text:p>2021:10:18</text:p>
          </table:table-cell>
          <table:table-cell office:value-type="string" calcext:value-type="string">
            <text:p>12:57:44</text:p>
          </table:table-cell>
          <table:table-cell table:formula="of:=MID([.I53];1;2)+1" office:value-type="float" office:value="13" calcext:value-type="float">
            <text:p>13</text:p>
          </table:table-cell>
          <table:table-cell/>
          <table:table-cell table:formula="of:=EXACT([.C53];[.H53])" office:value-type="boolean" office:boolean-value="true" calcext:value-type="boolean">
            <text:p>TRUE</text:p>
          </table:table-cell>
          <table:table-cell table:formula="of:=EXACT([.E53];[.J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IMG_2275.jpg</text:p>
          </table:table-cell>
          <table:table-cell office:value-type="string" calcext:value-type="string">
            <text:p>2021:10:19</text:p>
          </table:table-cell>
          <table:table-cell office:value-type="string" calcext:value-type="string">
            <text:p>13:02:06</text:p>
          </table:table-cell>
          <table:table-cell table:formula="of:=MID([.D5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office:value-type="string" calcext:value-type="string">
            <text:p>2021:10:19</text:p>
          </table:table-cell>
          <table:table-cell office:value-type="string" calcext:value-type="string">
            <text:p>12:57:44</text:p>
          </table:table-cell>
          <table:table-cell table:style-name="ce51" table:formula="of:=MID([.I54];1;2)+1" office:value-type="float" office:value="13" calcext:value-type="float">
            <text:p>13</text:p>
          </table:table-cell>
          <table:table-cell table:style-name="ce51"/>
          <table:table-cell table:formula="of:=EXACT([.C54];[.H54])" office:value-type="boolean" office:boolean-value="true" calcext:value-type="boolean">
            <text:p>TRUE</text:p>
          </table:table-cell>
          <table:table-cell table:formula="of:=EXACT([.E54];[.J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IMG_2287.jpg</text:p>
          </table:table-cell>
          <table:table-cell office:value-type="string" calcext:value-type="string">
            <text:p>2021:10:22</text:p>
          </table:table-cell>
          <table:table-cell office:value-type="string" calcext:value-type="string">
            <text:p>13:02:07</text:p>
          </table:table-cell>
          <table:table-cell table:style-name="ce51" table:formula="of:=MID([.D55];1;2)" office:value-type="string" office:string-value="13" calcext:value-type="string">
            <text:p>13</text:p>
          </table:table-cell>
          <table:table-cell table:style-name="ce51"/>
          <table:table-cell office:value-type="string" calcext:value-type="string">
            <text:p>IMG_0679.jpg</text:p>
          </table:table-cell>
          <table:table-cell office:value-type="string" calcext:value-type="string">
            <text:p>2021:10:22</text:p>
          </table:table-cell>
          <table:table-cell office:value-type="string" calcext:value-type="string">
            <text:p>12:57:42</text:p>
          </table:table-cell>
          <table:table-cell table:formula="of:=MID([.I55];1;2)+1" office:value-type="float" office:value="13" calcext:value-type="float">
            <text:p>13</text:p>
          </table:table-cell>
          <table:table-cell/>
          <table:table-cell table:formula="of:=EXACT([.C55];[.H55])" office:value-type="boolean" office:boolean-value="true" calcext:value-type="boolean">
            <text:p>TRUE</text:p>
          </table:table-cell>
          <table:table-cell table:formula="of:=EXACT([.E55];[.J55])" office:value-type="boolean" office:boolean-value="true" calcext:value-type="boolean">
            <text:p>TRUE</text:p>
          </table:table-cell>
          <table:table-cell table:style-name="ce51" table:number-columns-repeated="100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IMG_2289.jpg</text:p>
          </table:table-cell>
          <table:table-cell office:value-type="string" calcext:value-type="string">
            <text:p>2021:10:23</text:p>
          </table:table-cell>
          <table:table-cell office:value-type="string" calcext:value-type="string">
            <text:p>13:02:08</text:p>
          </table:table-cell>
          <table:table-cell table:formula="of:=MID([.D5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office:value-type="string" calcext:value-type="string">
            <text:p>2021:10:23</text:p>
          </table:table-cell>
          <table:table-cell office:value-type="string" calcext:value-type="string">
            <text:p>12:57:41</text:p>
          </table:table-cell>
          <table:table-cell table:formula="of:=MID([.I56];1;2)+1" office:value-type="float" office:value="13" calcext:value-type="float">
            <text:p>13</text:p>
          </table:table-cell>
          <table:table-cell/>
          <table:table-cell table:formula="of:=EXACT([.C56];[.H56])" office:value-type="boolean" office:boolean-value="true" calcext:value-type="boolean">
            <text:p>TRUE</text:p>
          </table:table-cell>
          <table:table-cell table:formula="of:=EXACT([.E56];[.J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297.jpg</text:p>
          </table:table-cell>
          <table:table-cell office:value-type="string" calcext:value-type="string">
            <text:p>2021:10:24</text:p>
          </table:table-cell>
          <table:table-cell office:value-type="string" calcext:value-type="string">
            <text:p>16:02:08</text:p>
          </table:table-cell>
          <table:table-cell table:formula="of:=MID([.D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office:value-type="string" calcext:value-type="string">
            <text:p>2021:10:24</text:p>
          </table:table-cell>
          <table:table-cell office:value-type="string" calcext:value-type="string">
            <text:p>15:57:40</text:p>
          </table:table-cell>
          <table:table-cell table:formula="of:=MID([.I57];1;2)+1" office:value-type="float" office:value="16" calcext:value-type="float">
            <text:p>16</text:p>
          </table:table-cell>
          <table:table-cell/>
          <table:table-cell table:formula="of:=EXACT([.C57];[.H57])" office:value-type="boolean" office:boolean-value="true" calcext:value-type="boolean">
            <text:p>TRUE</text:p>
          </table:table-cell>
          <table:table-cell table:formula="of:=EXACT([.E57];[.J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IMG_2302.jpg</text:p>
          </table:table-cell>
          <table:table-cell office:value-type="string" calcext:value-type="string">
            <text:p>2021:10:25</text:p>
          </table:table-cell>
          <table:table-cell office:value-type="string" calcext:value-type="string">
            <text:p>16:02:09</text:p>
          </table:table-cell>
          <table:table-cell table:formula="of:=MID([.D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office:value-type="string" calcext:value-type="string">
            <text:p>2021:10:25</text:p>
          </table:table-cell>
          <table:table-cell office:value-type="string" calcext:value-type="string">
            <text:p>15:57:39</text:p>
          </table:table-cell>
          <table:table-cell table:formula="of:=MID([.I58];1;2)+1" office:value-type="float" office:value="16" calcext:value-type="float">
            <text:p>16</text:p>
          </table:table-cell>
          <table:table-cell/>
          <table:table-cell table:formula="of:=EXACT([.C58];[.H58])" office:value-type="boolean" office:boolean-value="true" calcext:value-type="boolean">
            <text:p>TRUE</text:p>
          </table:table-cell>
          <table:table-cell table:formula="of:=EXACT([.E58];[.J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IMG_2312.jpg</text:p>
          </table:table-cell>
          <table:table-cell office:value-type="string" calcext:value-type="string">
            <text:p>2021:10:27</text:p>
          </table:table-cell>
          <table:table-cell office:value-type="string" calcext:value-type="string">
            <text:p>16:02:09</text:p>
          </table:table-cell>
          <table:table-cell table:formula="of:=MID([.D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office:value-type="string" calcext:value-type="string">
            <text:p>2021:10:27</text:p>
          </table:table-cell>
          <table:table-cell office:value-type="string" calcext:value-type="string">
            <text:p>15:57:38</text:p>
          </table:table-cell>
          <table:table-cell table:formula="of:=MID([.I59];1;2)+1" office:value-type="float" office:value="16" calcext:value-type="float">
            <text:p>16</text:p>
          </table:table-cell>
          <table:table-cell/>
          <table:table-cell table:formula="of:=EXACT([.C59];[.H59])" office:value-type="boolean" office:boolean-value="true" calcext:value-type="boolean">
            <text:p>TRUE</text:p>
          </table:table-cell>
          <table:table-cell table:formula="of:=EXACT([.E59];[.J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IMG_2317.jpg</text:p>
          </table:table-cell>
          <table:table-cell office:value-type="string" calcext:value-type="string">
            <text:p>2021:10:28</text:p>
          </table:table-cell>
          <table:table-cell office:value-type="string" calcext:value-type="string">
            <text:p>16:02:10</text:p>
          </table:table-cell>
          <table:table-cell table:formula="of:=MID([.D6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office:value-type="string" calcext:value-type="string">
            <text:p>2021:10:28</text:p>
          </table:table-cell>
          <table:table-cell office:value-type="string" calcext:value-type="string">
            <text:p>15:57:37</text:p>
          </table:table-cell>
          <table:table-cell table:formula="of:=MID([.I60];1;2)+1" office:value-type="float" office:value="16" calcext:value-type="float">
            <text:p>16</text:p>
          </table:table-cell>
          <table:table-cell/>
          <table:table-cell table:formula="of:=EXACT([.C60];[.H60])" office:value-type="boolean" office:boolean-value="true" calcext:value-type="boolean">
            <text:p>TRUE</text:p>
          </table:table-cell>
          <table:table-cell table:formula="of:=EXACT([.E60];[.J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IMG_2320.jpg</text:p>
          </table:table-cell>
          <table:table-cell office:value-type="string" calcext:value-type="string">
            <text:p>2021:10:29</text:p>
          </table:table-cell>
          <table:table-cell office:value-type="string" calcext:value-type="string">
            <text:p>14:02:10</text:p>
          </table:table-cell>
          <table:table-cell table:formula="of:=MID([.D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712.jpg</text:p>
          </table:table-cell>
          <table:table-cell office:value-type="string" calcext:value-type="string">
            <text:p>2021:10:29</text:p>
          </table:table-cell>
          <table:table-cell office:value-type="string" calcext:value-type="string">
            <text:p>13:57:36</text:p>
          </table:table-cell>
          <table:table-cell table:formula="of:=MID([.I61];1;2)+1" office:value-type="float" office:value="14" calcext:value-type="float">
            <text:p>14</text:p>
          </table:table-cell>
          <table:table-cell/>
          <table:table-cell table:formula="of:=EXACT([.C61];[.H61])" office:value-type="boolean" office:boolean-value="true" calcext:value-type="boolean">
            <text:p>TRUE</text:p>
          </table:table-cell>
          <table:table-cell table:formula="of:=EXACT([.E61];[.J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IMG_2334.jpg</text:p>
          </table:table-cell>
          <table:table-cell office:value-type="string" calcext:value-type="string">
            <text:p>2021:11:02</text:p>
          </table:table-cell>
          <table:table-cell office:value-type="string" calcext:value-type="string">
            <text:p>13:02:09</text:p>
          </table:table-cell>
          <table:table-cell table:formula="of:=MID([.D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31.jpg</text:p>
          </table:table-cell>
          <table:table-cell office:value-type="string" calcext:value-type="string">
            <text:p>2021:11:02</text:p>
          </table:table-cell>
          <table:table-cell office:value-type="string" calcext:value-type="string">
            <text:p>12:57:31</text:p>
          </table:table-cell>
          <table:table-cell table:formula="of:=MID([.I62];1;2)+1" office:value-type="float" office:value="13" calcext:value-type="float">
            <text:p>13</text:p>
          </table:table-cell>
          <table:table-cell/>
          <table:table-cell table:formula="of:=EXACT([.C62];[.H62])" office:value-type="boolean" office:boolean-value="true" calcext:value-type="boolean">
            <text:p>TRUE</text:p>
          </table:table-cell>
          <table:table-cell table:formula="of:=EXACT([.E62];[.J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IMG_2344.jpg</text:p>
          </table:table-cell>
          <table:table-cell office:value-type="string" calcext:value-type="string">
            <text:p>2021:11:04</text:p>
          </table:table-cell>
          <table:table-cell office:value-type="string" calcext:value-type="string">
            <text:p>13:02:09</text:p>
          </table:table-cell>
          <table:table-cell table:formula="of:=MID([.D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office:value-type="string" calcext:value-type="string">
            <text:p>2021:11:04</text:p>
          </table:table-cell>
          <table:table-cell office:value-type="string" calcext:value-type="string">
            <text:p>12:57:28</text:p>
          </table:table-cell>
          <table:table-cell table:formula="of:=MID([.I63];1;2)+1" office:value-type="float" office:value="13" calcext:value-type="float">
            <text:p>13</text:p>
          </table:table-cell>
          <table:table-cell/>
          <table:table-cell table:formula="of:=EXACT([.C63];[.H63])" office:value-type="boolean" office:boolean-value="true" calcext:value-type="boolean">
            <text:p>TRUE</text:p>
          </table:table-cell>
          <table:table-cell table:formula="of:=EXACT([.E63];[.J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IMG_2349.jpg</text:p>
          </table:table-cell>
          <table:table-cell office:value-type="string" calcext:value-type="string">
            <text:p>2021:11:05</text:p>
          </table:table-cell>
          <table:table-cell office:value-type="string" calcext:value-type="string">
            <text:p>13:02:08</text:p>
          </table:table-cell>
          <table:table-cell table:formula="of:=MID([.D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office:value-type="string" calcext:value-type="string">
            <text:p>2021:11:05</text:p>
          </table:table-cell>
          <table:table-cell office:value-type="string" calcext:value-type="string">
            <text:p>12:57:26</text:p>
          </table:table-cell>
          <table:table-cell table:formula="of:=MID([.I64];1;2)+1" office:value-type="float" office:value="13" calcext:value-type="float">
            <text:p>13</text:p>
          </table:table-cell>
          <table:table-cell/>
          <table:table-cell table:formula="of:=EXACT([.C64];[.H64])" office:value-type="boolean" office:boolean-value="true" calcext:value-type="boolean">
            <text:p>TRUE</text:p>
          </table:table-cell>
          <table:table-cell table:formula="of:=EXACT([.E64];[.J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IMG_2354.jpg</text:p>
          </table:table-cell>
          <table:table-cell office:value-type="string" calcext:value-type="string">
            <text:p>2021:11:06</text:p>
          </table:table-cell>
          <table:table-cell office:value-type="string" calcext:value-type="string">
            <text:p>13:02:07</text:p>
          </table:table-cell>
          <table:table-cell table:formula="of:=MID([.D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office:value-type="string" calcext:value-type="string">
            <text:p>2021:11:06</text:p>
          </table:table-cell>
          <table:table-cell office:value-type="string" calcext:value-type="string">
            <text:p>12:57:25</text:p>
          </table:table-cell>
          <table:table-cell table:formula="of:=MID([.I65];1;2)+1" office:value-type="float" office:value="13" calcext:value-type="float">
            <text:p>13</text:p>
          </table:table-cell>
          <table:table-cell/>
          <table:table-cell table:formula="of:=EXACT([.C65];[.H65])" office:value-type="boolean" office:boolean-value="true" calcext:value-type="boolean">
            <text:p>TRUE</text:p>
          </table:table-cell>
          <table:table-cell table:formula="of:=EXACT([.E65];[.J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IMG_2359.jpg</text:p>
          </table:table-cell>
          <table:table-cell office:value-type="string" calcext:value-type="string">
            <text:p>2021:11:07</text:p>
          </table:table-cell>
          <table:table-cell office:value-type="string" calcext:value-type="string">
            <text:p>13:02:07</text:p>
          </table:table-cell>
          <table:table-cell table:formula="of:=MID([.D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office:value-type="string" calcext:value-type="string">
            <text:p>2021:11:07</text:p>
          </table:table-cell>
          <table:table-cell office:value-type="string" calcext:value-type="string">
            <text:p>12:57:24</text:p>
          </table:table-cell>
          <table:table-cell table:formula="of:=MID([.I66];1;2)+1" office:value-type="float" office:value="13" calcext:value-type="float">
            <text:p>13</text:p>
          </table:table-cell>
          <table:table-cell/>
          <table:table-cell table:formula="of:=EXACT([.C66];[.H66])" office:value-type="boolean" office:boolean-value="true" calcext:value-type="boolean">
            <text:p>TRUE</text:p>
          </table:table-cell>
          <table:table-cell table:formula="of:=EXACT([.E66];[.J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IMG_2364.jpg</text:p>
          </table:table-cell>
          <table:table-cell office:value-type="string" calcext:value-type="string">
            <text:p>2021:11:08</text:p>
          </table:table-cell>
          <table:table-cell office:value-type="string" calcext:value-type="string">
            <text:p>13:02:07</text:p>
          </table:table-cell>
          <table:table-cell table:formula="of:=MID([.D6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office:value-type="string" calcext:value-type="string">
            <text:p>2021:11:08</text:p>
          </table:table-cell>
          <table:table-cell office:value-type="string" calcext:value-type="string">
            <text:p>12:57:23</text:p>
          </table:table-cell>
          <table:table-cell table:formula="of:=MID([.I67];1;2)+1" office:value-type="float" office:value="13" calcext:value-type="float">
            <text:p>13</text:p>
          </table:table-cell>
          <table:table-cell/>
          <table:table-cell table:formula="of:=EXACT([.C67];[.H67])" office:value-type="boolean" office:boolean-value="true" calcext:value-type="boolean">
            <text:p>TRUE</text:p>
          </table:table-cell>
          <table:table-cell table:formula="of:=EXACT([.E67];[.J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IMG_2369.jpg</text:p>
          </table:table-cell>
          <table:table-cell office:value-type="string" calcext:value-type="string">
            <text:p>2021:11:09</text:p>
          </table:table-cell>
          <table:table-cell office:value-type="string" calcext:value-type="string">
            <text:p>15:02:07</text:p>
          </table:table-cell>
          <table:table-cell table:formula="of:=MID([.D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office:value-type="string" calcext:value-type="string">
            <text:p>2021:11:09</text:p>
          </table:table-cell>
          <table:table-cell office:value-type="string" calcext:value-type="string">
            <text:p>14:57:22</text:p>
          </table:table-cell>
          <table:table-cell table:formula="of:=MID([.I68];1;2)+1" office:value-type="float" office:value="15" calcext:value-type="float">
            <text:p>15</text:p>
          </table:table-cell>
          <table:table-cell/>
          <table:table-cell table:formula="of:=EXACT([.C68];[.H68])" office:value-type="boolean" office:boolean-value="true" calcext:value-type="boolean">
            <text:p>TRUE</text:p>
          </table:table-cell>
          <table:table-cell table:formula="of:=EXACT([.E68];[.J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IMG_2372.jpg</text:p>
          </table:table-cell>
          <table:table-cell office:value-type="string" calcext:value-type="string">
            <text:p>2021:11:10</text:p>
          </table:table-cell>
          <table:table-cell office:value-type="string" calcext:value-type="string">
            <text:p>16:02:07</text:p>
          </table:table-cell>
          <table:table-cell table:formula="of:=MID([.D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office:value-type="string" calcext:value-type="string">
            <text:p>2021:11:10</text:p>
          </table:table-cell>
          <table:table-cell office:value-type="string" calcext:value-type="string">
            <text:p>15:57:21</text:p>
          </table:table-cell>
          <table:table-cell table:formula="of:=MID([.I69];1;2)+1" office:value-type="float" office:value="16" calcext:value-type="float">
            <text:p>16</text:p>
          </table:table-cell>
          <table:table-cell/>
          <table:table-cell table:formula="of:=EXACT([.C69];[.H69])" office:value-type="boolean" office:boolean-value="true" calcext:value-type="boolean">
            <text:p>TRUE</text:p>
          </table:table-cell>
          <table:table-cell table:formula="of:=EXACT([.E69];[.J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IMG_2374.jpg</text:p>
          </table:table-cell>
          <table:table-cell office:value-type="string" calcext:value-type="string">
            <text:p>2021:11:11</text:p>
          </table:table-cell>
          <table:table-cell office:value-type="string" calcext:value-type="string">
            <text:p>16:02:08</text:p>
          </table:table-cell>
          <table:table-cell table:formula="of:=MID([.D7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office:value-type="string" calcext:value-type="string">
            <text:p>2021:11:11</text:p>
          </table:table-cell>
          <table:table-cell office:value-type="string" calcext:value-type="string">
            <text:p>15:57:20</text:p>
          </table:table-cell>
          <table:table-cell table:formula="of:=MID([.I70];1;2)+1" office:value-type="float" office:value="16" calcext:value-type="float">
            <text:p>16</text:p>
          </table:table-cell>
          <table:table-cell/>
          <table:table-cell table:formula="of:=EXACT([.C70];[.H70])" office:value-type="boolean" office:boolean-value="true" calcext:value-type="boolean">
            <text:p>TRUE</text:p>
          </table:table-cell>
          <table:table-cell table:formula="of:=EXACT([.E70];[.J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IMG_2375.jpg</text:p>
          </table:table-cell>
          <table:table-cell office:value-type="string" calcext:value-type="string">
            <text:p>2021:11:12</text:p>
          </table:table-cell>
          <table:table-cell office:value-type="string" calcext:value-type="string">
            <text:p>15:02:08</text:p>
          </table:table-cell>
          <table:table-cell table:formula="of:=MID([.D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office:value-type="string" calcext:value-type="string">
            <text:p>2021:11:12</text:p>
          </table:table-cell>
          <table:table-cell office:value-type="string" calcext:value-type="string">
            <text:p>14:57:19</text:p>
          </table:table-cell>
          <table:table-cell table:formula="of:=MID([.I71];1;2)+1" office:value-type="float" office:value="15" calcext:value-type="float">
            <text:p>15</text:p>
          </table:table-cell>
          <table:table-cell/>
          <table:table-cell table:formula="of:=EXACT([.C71];[.H71])" office:value-type="boolean" office:boolean-value="true" calcext:value-type="boolean">
            <text:p>TRUE</text:p>
          </table:table-cell>
          <table:table-cell table:formula="of:=EXACT([.E71];[.J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IMG_2377.jpg</text:p>
          </table:table-cell>
          <table:table-cell office:value-type="string" calcext:value-type="string">
            <text:p>2021:11:13</text:p>
          </table:table-cell>
          <table:table-cell office:value-type="string" calcext:value-type="string">
            <text:p>15:02:08</text:p>
          </table:table-cell>
          <table:table-cell table:formula="of:=MID([.D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office:value-type="string" calcext:value-type="string">
            <text:p>2021:11:13</text:p>
          </table:table-cell>
          <table:table-cell office:value-type="string" calcext:value-type="string">
            <text:p>14:57:18</text:p>
          </table:table-cell>
          <table:table-cell table:formula="of:=MID([.I72];1;2)+1" office:value-type="float" office:value="15" calcext:value-type="float">
            <text:p>15</text:p>
          </table:table-cell>
          <table:table-cell/>
          <table:table-cell table:formula="of:=EXACT([.C72];[.H72])" office:value-type="boolean" office:boolean-value="true" calcext:value-type="boolean">
            <text:p>TRUE</text:p>
          </table:table-cell>
          <table:table-cell table:formula="of:=EXACT([.E72];[.J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IMG_2379.jpg</text:p>
          </table:table-cell>
          <table:table-cell office:value-type="string" calcext:value-type="string">
            <text:p>2021:11:14</text:p>
          </table:table-cell>
          <table:table-cell office:value-type="string" calcext:value-type="string">
            <text:p>15:02:08</text:p>
          </table:table-cell>
          <table:table-cell table:formula="of:=MID([.D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office:value-type="string" calcext:value-type="string">
            <text:p>2021:11:14</text:p>
          </table:table-cell>
          <table:table-cell office:value-type="string" calcext:value-type="string">
            <text:p>14:57:17</text:p>
          </table:table-cell>
          <table:table-cell table:formula="of:=MID([.I73];1;2)+1" office:value-type="float" office:value="15" calcext:value-type="float">
            <text:p>15</text:p>
          </table:table-cell>
          <table:table-cell/>
          <table:table-cell table:formula="of:=EXACT([.C73];[.H73])" office:value-type="boolean" office:boolean-value="true" calcext:value-type="boolean">
            <text:p>TRUE</text:p>
          </table:table-cell>
          <table:table-cell table:formula="of:=EXACT([.E73];[.J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IMG_2381.jpg</text:p>
          </table:table-cell>
          <table:table-cell office:value-type="string" calcext:value-type="string">
            <text:p>2021:11:16</text:p>
          </table:table-cell>
          <table:table-cell office:value-type="string" calcext:value-type="string">
            <text:p>15:02:08</text:p>
          </table:table-cell>
          <table:table-cell table:formula="of:=MID([.D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office:value-type="string" calcext:value-type="string">
            <text:p>2021:11:16</text:p>
          </table:table-cell>
          <table:table-cell office:value-type="string" calcext:value-type="string">
            <text:p>14:57:14</text:p>
          </table:table-cell>
          <table:table-cell table:formula="of:=MID([.I74];1;2)+1" office:value-type="float" office:value="15" calcext:value-type="float">
            <text:p>15</text:p>
          </table:table-cell>
          <table:table-cell/>
          <table:table-cell table:formula="of:=EXACT([.C74];[.H74])" office:value-type="boolean" office:boolean-value="true" calcext:value-type="boolean">
            <text:p>TRUE</text:p>
          </table:table-cell>
          <table:table-cell table:formula="of:=EXACT([.E74];[.J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IMG_2385.jpg</text:p>
          </table:table-cell>
          <table:table-cell office:value-type="string" calcext:value-type="string">
            <text:p>2021:11:18</text:p>
          </table:table-cell>
          <table:table-cell office:value-type="string" calcext:value-type="string">
            <text:p>15:02:08</text:p>
          </table:table-cell>
          <table:table-cell table:formula="of:=MID([.D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office:value-type="string" calcext:value-type="string">
            <text:p>2021:11:18</text:p>
          </table:table-cell>
          <table:table-cell office:value-type="string" calcext:value-type="string">
            <text:p>14:57:12</text:p>
          </table:table-cell>
          <table:table-cell table:formula="of:=MID([.I75];1;2)+1" office:value-type="float" office:value="15" calcext:value-type="float">
            <text:p>15</text:p>
          </table:table-cell>
          <table:table-cell/>
          <table:table-cell table:formula="of:=EXACT([.C75];[.H75])" office:value-type="boolean" office:boolean-value="true" calcext:value-type="boolean">
            <text:p>TRUE</text:p>
          </table:table-cell>
          <table:table-cell table:formula="of:=EXACT([.E75];[.J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IMG_2388.jpg</text:p>
          </table:table-cell>
          <table:table-cell office:value-type="string" calcext:value-type="string">
            <text:p>2021:11:19</text:p>
          </table:table-cell>
          <table:table-cell office:value-type="string" calcext:value-type="string">
            <text:p>16:02:08</text:p>
          </table:table-cell>
          <table:table-cell table:formula="of:=MID([.D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office:value-type="string" calcext:value-type="string">
            <text:p>2021:11:19</text:p>
          </table:table-cell>
          <table:table-cell office:value-type="string" calcext:value-type="string">
            <text:p>15:57:12</text:p>
          </table:table-cell>
          <table:table-cell table:formula="of:=MID([.I76];1;2)+1" office:value-type="float" office:value="16" calcext:value-type="float">
            <text:p>16</text:p>
          </table:table-cell>
          <table:table-cell/>
          <table:table-cell table:formula="of:=EXACT([.C76];[.H76])" office:value-type="boolean" office:boolean-value="true" calcext:value-type="boolean">
            <text:p>TRUE</text:p>
          </table:table-cell>
          <table:table-cell table:formula="of:=EXACT([.E76];[.J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IMG_2390.jpg</text:p>
          </table:table-cell>
          <table:table-cell office:value-type="string" calcext:value-type="string">
            <text:p>2021:11:20</text:p>
          </table:table-cell>
          <table:table-cell office:value-type="string" calcext:value-type="string">
            <text:p>16:02:08</text:p>
          </table:table-cell>
          <table:table-cell table:formula="of:=MID([.D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office:value-type="string" calcext:value-type="string">
            <text:p>2021:11:20</text:p>
          </table:table-cell>
          <table:table-cell office:value-type="string" calcext:value-type="string">
            <text:p>15:57:11</text:p>
          </table:table-cell>
          <table:table-cell table:formula="of:=MID([.I77];1;2)+1" office:value-type="float" office:value="16" calcext:value-type="float">
            <text:p>16</text:p>
          </table:table-cell>
          <table:table-cell/>
          <table:table-cell table:formula="of:=EXACT([.C77];[.H77])" office:value-type="boolean" office:boolean-value="true" calcext:value-type="boolean">
            <text:p>TRUE</text:p>
          </table:table-cell>
          <table:table-cell table:formula="of:=EXACT([.E77];[.J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IMG_2392.jpg</text:p>
          </table:table-cell>
          <table:table-cell office:value-type="string" calcext:value-type="string">
            <text:p>2021:11:21</text:p>
          </table:table-cell>
          <table:table-cell office:value-type="string" calcext:value-type="string">
            <text:p>16:02:09</text:p>
          </table:table-cell>
          <table:table-cell table:formula="of:=MID([.D7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office:value-type="string" calcext:value-type="string">
            <text:p>2021:11:21</text:p>
          </table:table-cell>
          <table:table-cell office:value-type="string" calcext:value-type="string">
            <text:p>15:57:10</text:p>
          </table:table-cell>
          <table:table-cell table:formula="of:=MID([.I78];1;2)+1" office:value-type="float" office:value="16" calcext:value-type="float">
            <text:p>16</text:p>
          </table:table-cell>
          <table:table-cell/>
          <table:table-cell table:formula="of:=EXACT([.C78];[.H78])" office:value-type="boolean" office:boolean-value="true" calcext:value-type="boolean">
            <text:p>TRUE</text:p>
          </table:table-cell>
          <table:table-cell table:formula="of:=EXACT([.E78];[.J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IMG_2393.jpg</text:p>
          </table:table-cell>
          <table:table-cell office:value-type="string" calcext:value-type="string">
            <text:p>2021:11:22</text:p>
          </table:table-cell>
          <table:table-cell office:value-type="string" calcext:value-type="string">
            <text:p>15:02:08</text:p>
          </table:table-cell>
          <table:table-cell table:formula="of:=MID([.D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office:value-type="string" calcext:value-type="string">
            <text:p>2021:11:22</text:p>
          </table:table-cell>
          <table:table-cell office:value-type="string" calcext:value-type="string">
            <text:p>14:57:09</text:p>
          </table:table-cell>
          <table:table-cell table:formula="of:=MID([.I79];1;2)+1" office:value-type="float" office:value="15" calcext:value-type="float">
            <text:p>15</text:p>
          </table:table-cell>
          <table:table-cell/>
          <table:table-cell table:formula="of:=EXACT([.C79];[.H79])" office:value-type="boolean" office:boolean-value="true" calcext:value-type="boolean">
            <text:p>TRUE</text:p>
          </table:table-cell>
          <table:table-cell table:formula="of:=EXACT([.E79];[.J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IMG_2395.jpg</text:p>
          </table:table-cell>
          <table:table-cell office:value-type="string" calcext:value-type="string">
            <text:p>2021:11:23</text:p>
          </table:table-cell>
          <table:table-cell office:value-type="string" calcext:value-type="string">
            <text:p>15:02:08</text:p>
          </table:table-cell>
          <table:table-cell table:formula="of:=MID([.D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office:value-type="string" calcext:value-type="string">
            <text:p>2021:11:23</text:p>
          </table:table-cell>
          <table:table-cell office:value-type="string" calcext:value-type="string">
            <text:p>14:57:08</text:p>
          </table:table-cell>
          <table:table-cell table:formula="of:=MID([.I80];1;2)+1" office:value-type="float" office:value="15" calcext:value-type="float">
            <text:p>15</text:p>
          </table:table-cell>
          <table:table-cell/>
          <table:table-cell table:formula="of:=EXACT([.C80];[.H80])" office:value-type="boolean" office:boolean-value="true" calcext:value-type="boolean">
            <text:p>TRUE</text:p>
          </table:table-cell>
          <table:table-cell table:formula="of:=EXACT([.E80];[.J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IMG_2397.jpg</text:p>
          </table:table-cell>
          <table:table-cell office:value-type="string" calcext:value-type="string">
            <text:p>2021:11:24</text:p>
          </table:table-cell>
          <table:table-cell office:value-type="string" calcext:value-type="string">
            <text:p>15:02:07</text:p>
          </table:table-cell>
          <table:table-cell table:formula="of:=MID([.D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office:value-type="string" calcext:value-type="string">
            <text:p>2021:11:24</text:p>
          </table:table-cell>
          <table:table-cell office:value-type="string" calcext:value-type="string">
            <text:p>14:57:06</text:p>
          </table:table-cell>
          <table:table-cell table:formula="of:=MID([.I81];1;2)+1" office:value-type="float" office:value="15" calcext:value-type="float">
            <text:p>15</text:p>
          </table:table-cell>
          <table:table-cell/>
          <table:table-cell table:formula="of:=EXACT([.C81];[.H81])" office:value-type="boolean" office:boolean-value="true" calcext:value-type="boolean">
            <text:p>TRUE</text:p>
          </table:table-cell>
          <table:table-cell table:formula="of:=EXACT([.E81];[.J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IMG_2399.jpg</text:p>
          </table:table-cell>
          <table:table-cell office:value-type="string" calcext:value-type="string">
            <text:p>2021:11:26</text:p>
          </table:table-cell>
          <table:table-cell office:value-type="string" calcext:value-type="string">
            <text:p>15:02:06</text:p>
          </table:table-cell>
          <table:table-cell table:formula="of:=MID([.D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office:value-type="string" calcext:value-type="string">
            <text:p>2021:11:26</text:p>
          </table:table-cell>
          <table:table-cell office:value-type="string" calcext:value-type="string">
            <text:p>14:57:03</text:p>
          </table:table-cell>
          <table:table-cell table:formula="of:=MID([.I82];1;2)+1" office:value-type="float" office:value="15" calcext:value-type="float">
            <text:p>15</text:p>
          </table:table-cell>
          <table:table-cell/>
          <table:table-cell table:formula="of:=EXACT([.C82];[.H82])" office:value-type="boolean" office:boolean-value="true" calcext:value-type="boolean">
            <text:p>TRUE</text:p>
          </table:table-cell>
          <table:table-cell table:formula="of:=EXACT([.E82];[.J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IMG_2401.jpg</text:p>
          </table:table-cell>
          <table:table-cell office:value-type="string" calcext:value-type="string">
            <text:p>2021:11:27</text:p>
          </table:table-cell>
          <table:table-cell office:value-type="string" calcext:value-type="string">
            <text:p>15:02:05</text:p>
          </table:table-cell>
          <table:table-cell table:formula="of:=MID([.D8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office:value-type="string" calcext:value-type="string">
            <text:p>2021:11:27</text:p>
          </table:table-cell>
          <table:table-cell office:value-type="string" calcext:value-type="string">
            <text:p>14:57:01</text:p>
          </table:table-cell>
          <table:table-cell table:formula="of:=MID([.I83];1;2)+1" office:value-type="float" office:value="15" calcext:value-type="float">
            <text:p>15</text:p>
          </table:table-cell>
          <table:table-cell/>
          <table:table-cell table:formula="of:=EXACT([.C83];[.H83])" office:value-type="boolean" office:boolean-value="true" calcext:value-type="boolean">
            <text:p>TRUE</text:p>
          </table:table-cell>
          <table:table-cell table:formula="of:=EXACT([.E83];[.J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IMG_2404.jpg</text:p>
          </table:table-cell>
          <table:table-cell office:value-type="string" calcext:value-type="string">
            <text:p>2021:11:28</text:p>
          </table:table-cell>
          <table:table-cell office:value-type="string" calcext:value-type="string">
            <text:p>16:02:03</text:p>
          </table:table-cell>
          <table:table-cell table:formula="of:=MID([.D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office:value-type="string" calcext:value-type="string">
            <text:p>2021:11:28</text:p>
          </table:table-cell>
          <table:table-cell office:value-type="string" calcext:value-type="string">
            <text:p>15:56:59</text:p>
          </table:table-cell>
          <table:table-cell table:formula="of:=MID([.I84];1;2)+1" office:value-type="float" office:value="16" calcext:value-type="float">
            <text:p>16</text:p>
          </table:table-cell>
          <table:table-cell/>
          <table:table-cell table:formula="of:=EXACT([.C84];[.H84])" office:value-type="boolean" office:boolean-value="true" calcext:value-type="boolean">
            <text:p>TRUE</text:p>
          </table:table-cell>
          <table:table-cell table:formula="of:=EXACT([.E84];[.J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IMG_2406.jpg</text:p>
          </table:table-cell>
          <table:table-cell office:value-type="string" calcext:value-type="string">
            <text:p>2021:11:29</text:p>
          </table:table-cell>
          <table:table-cell office:value-type="string" calcext:value-type="string">
            <text:p>16:02:02</text:p>
          </table:table-cell>
          <table:table-cell table:formula="of:=MID([.D8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office:value-type="string" calcext:value-type="string">
            <text:p>2021:11:29</text:p>
          </table:table-cell>
          <table:table-cell office:value-type="string" calcext:value-type="string">
            <text:p>15:56:56</text:p>
          </table:table-cell>
          <table:table-cell table:formula="of:=MID([.I85];1;2)+1" office:value-type="float" office:value="16" calcext:value-type="float">
            <text:p>16</text:p>
          </table:table-cell>
          <table:table-cell/>
          <table:table-cell table:formula="of:=EXACT([.C85];[.H85])" office:value-type="boolean" office:boolean-value="true" calcext:value-type="boolean">
            <text:p>TRUE</text:p>
          </table:table-cell>
          <table:table-cell table:formula="of:=EXACT([.E85];[.J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IMG_2407.jpg</text:p>
          </table:table-cell>
          <table:table-cell office:value-type="string" calcext:value-type="string">
            <text:p>2021:12:01</text:p>
          </table:table-cell>
          <table:table-cell office:value-type="string" calcext:value-type="string">
            <text:p>15:02:00</text:p>
          </table:table-cell>
          <table:table-cell table:formula="of:=MID([.D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office:value-type="string" calcext:value-type="string">
            <text:p>2021:12:01</text:p>
          </table:table-cell>
          <table:table-cell office:value-type="string" calcext:value-type="string">
            <text:p>14:56:53</text:p>
          </table:table-cell>
          <table:table-cell table:formula="of:=MID([.I86];1;2)+1" office:value-type="float" office:value="15" calcext:value-type="float">
            <text:p>15</text:p>
          </table:table-cell>
          <table:table-cell/>
          <table:table-cell table:formula="of:=EXACT([.C86];[.H86])" office:value-type="boolean" office:boolean-value="true" calcext:value-type="boolean">
            <text:p>TRUE</text:p>
          </table:table-cell>
          <table:table-cell table:formula="of:=EXACT([.E86];[.J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IMG_2409.jpg</text:p>
          </table:table-cell>
          <table:table-cell office:value-type="string" calcext:value-type="string">
            <text:p>2021:12:03</text:p>
          </table:table-cell>
          <table:table-cell office:value-type="string" calcext:value-type="string">
            <text:p>15:01:58</text:p>
          </table:table-cell>
          <table:table-cell table:formula="of:=MID([.D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office:value-type="string" calcext:value-type="string">
            <text:p>2021:12:03</text:p>
          </table:table-cell>
          <table:table-cell office:value-type="string" calcext:value-type="string">
            <text:p>14:56:49</text:p>
          </table:table-cell>
          <table:table-cell table:formula="of:=MID([.I87];1;2)+1" office:value-type="float" office:value="15" calcext:value-type="float">
            <text:p>15</text:p>
          </table:table-cell>
          <table:table-cell/>
          <table:table-cell table:formula="of:=EXACT([.C87];[.H87])" office:value-type="boolean" office:boolean-value="true" calcext:value-type="boolean">
            <text:p>TRUE</text:p>
          </table:table-cell>
          <table:table-cell table:formula="of:=EXACT([.E87];[.J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IMG_2414.jpg</text:p>
          </table:table-cell>
          <table:table-cell office:value-type="string" calcext:value-type="string">
            <text:p>2021:12:14</text:p>
          </table:table-cell>
          <table:table-cell office:value-type="string" calcext:value-type="string">
            <text:p>16:01:45</text:p>
          </table:table-cell>
          <table:table-cell table:formula="of:=MID([.D8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office:value-type="string" calcext:value-type="string">
            <text:p>2021:12:14</text:p>
          </table:table-cell>
          <table:table-cell office:value-type="string" calcext:value-type="string">
            <text:p>15:56:27</text:p>
          </table:table-cell>
          <table:table-cell table:formula="of:=MID([.I88];1;2)+1" office:value-type="float" office:value="16" calcext:value-type="float">
            <text:p>16</text:p>
          </table:table-cell>
          <table:table-cell/>
          <table:table-cell table:formula="of:=EXACT([.C88];[.H88])" office:value-type="boolean" office:boolean-value="true" calcext:value-type="boolean">
            <text:p>TRUE</text:p>
          </table:table-cell>
          <table:table-cell table:formula="of:=EXACT([.E88];[.J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IMG_2415.jpg</text:p>
          </table:table-cell>
          <table:table-cell office:value-type="string" calcext:value-type="string">
            <text:p>2021:12:23</text:p>
          </table:table-cell>
          <table:table-cell office:value-type="string" calcext:value-type="string">
            <text:p>15:01:42</text:p>
          </table:table-cell>
          <table:table-cell table:formula="of:=MID([.D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office:value-type="string" calcext:value-type="string">
            <text:p>2021:12:23</text:p>
          </table:table-cell>
          <table:table-cell office:value-type="string" calcext:value-type="string">
            <text:p>14:56:16</text:p>
          </table:table-cell>
          <table:table-cell table:formula="of:=MID([.I89];1;2)+1" office:value-type="float" office:value="15" calcext:value-type="float">
            <text:p>15</text:p>
          </table:table-cell>
          <table:table-cell/>
          <table:table-cell table:formula="of:=EXACT([.C89];[.H89])" office:value-type="boolean" office:boolean-value="true" calcext:value-type="boolean">
            <text:p>TRUE</text:p>
          </table:table-cell>
          <table:table-cell table:formula="of:=EXACT([.E89];[.J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IMG_2417.jpg</text:p>
          </table:table-cell>
          <table:table-cell office:value-type="string" calcext:value-type="string">
            <text:p>2021:12:24</text:p>
          </table:table-cell>
          <table:table-cell office:value-type="string" calcext:value-type="string">
            <text:p>15:01:41</text:p>
          </table:table-cell>
          <table:table-cell table:formula="of:=MID([.D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office:value-type="string" calcext:value-type="string">
            <text:p>2021:12:24</text:p>
          </table:table-cell>
          <table:table-cell office:value-type="string" calcext:value-type="string">
            <text:p>14:56:14</text:p>
          </table:table-cell>
          <table:table-cell table:formula="of:=MID([.I90];1;2)+1" office:value-type="float" office:value="15" calcext:value-type="float">
            <text:p>15</text:p>
          </table:table-cell>
          <table:table-cell/>
          <table:table-cell table:formula="of:=EXACT([.C90];[.H90])" office:value-type="boolean" office:boolean-value="true" calcext:value-type="boolean">
            <text:p>TRUE</text:p>
          </table:table-cell>
          <table:table-cell table:formula="of:=EXACT([.E90];[.J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IMG_2419.jpg</text:p>
          </table:table-cell>
          <table:table-cell office:value-type="string" calcext:value-type="string">
            <text:p>2021:12:26</text:p>
          </table:table-cell>
          <table:table-cell office:value-type="string" calcext:value-type="string">
            <text:p>15:01:40</text:p>
          </table:table-cell>
          <table:table-cell table:formula="of:=MID([.D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office:value-type="string" calcext:value-type="string">
            <text:p>2021:12:26</text:p>
          </table:table-cell>
          <table:table-cell office:value-type="string" calcext:value-type="string">
            <text:p>14:56:11</text:p>
          </table:table-cell>
          <table:table-cell table:formula="of:=MID([.I91];1;2)+1" office:value-type="float" office:value="15" calcext:value-type="float">
            <text:p>15</text:p>
          </table:table-cell>
          <table:table-cell/>
          <table:table-cell table:formula="of:=EXACT([.C91];[.H91])" office:value-type="boolean" office:boolean-value="true" calcext:value-type="boolean">
            <text:p>TRUE</text:p>
          </table:table-cell>
          <table:table-cell table:formula="of:=EXACT([.E91];[.J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IMG_2423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5:01:39</text:p>
          </table:table-cell>
          <table:table-cell table:formula="of:=MID([.D9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4:56:03</text:p>
          </table:table-cell>
          <table:table-cell table:formula="of:=MID([.I92];1;2)+1" office:value-type="float" office:value="15" calcext:value-type="float">
            <text:p>15</text:p>
          </table:table-cell>
          <table:table-cell/>
          <table:table-cell table:formula="of:=EXACT([.C92];[.H92])" office:value-type="boolean" office:boolean-value="true" calcext:value-type="boolean">
            <text:p>TRUE</text:p>
          </table:table-cell>
          <table:table-cell table:formula="of:=EXACT([.E92];[.J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IMG_2426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6:01:39</text:p>
          </table:table-cell>
          <table:table-cell table:formula="of:=MID([.D9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5:56:02</text:p>
          </table:table-cell>
          <table:table-cell table:formula="of:=MID([.I93];1;2)+1" office:value-type="float" office:value="16" calcext:value-type="float">
            <text:p>16</text:p>
          </table:table-cell>
          <table:table-cell/>
          <table:table-cell table:formula="of:=EXACT([.C93];[.H93])" office:value-type="boolean" office:boolean-value="true" calcext:value-type="boolean">
            <text:p>TRUE</text:p>
          </table:table-cell>
          <table:table-cell table:formula="of:=EXACT([.E93];[.J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IMG_2428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6:01:38</text:p>
          </table:table-cell>
          <table:table-cell table:formula="of:=MID([.D9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5:56:00</text:p>
          </table:table-cell>
          <table:table-cell table:formula="of:=MID([.I94];1;2)+1" office:value-type="float" office:value="16" calcext:value-type="float">
            <text:p>16</text:p>
          </table:table-cell>
          <table:table-cell/>
          <table:table-cell table:formula="of:=EXACT([.C94];[.H94])" office:value-type="boolean" office:boolean-value="true" calcext:value-type="boolean">
            <text:p>TRUE</text:p>
          </table:table-cell>
          <table:table-cell table:formula="of:=EXACT([.E94];[.J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IMG_2430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6:01:32</text:p>
          </table:table-cell>
          <table:table-cell table:formula="of:=MID([.D9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5:55:49</text:p>
          </table:table-cell>
          <table:table-cell table:formula="of:=MID([.I95];1;2)+1" office:value-type="float" office:value="16" calcext:value-type="float">
            <text:p>16</text:p>
          </table:table-cell>
          <table:table-cell/>
          <table:table-cell table:formula="of:=EXACT([.C95];[.H95])" office:value-type="boolean" office:boolean-value="true" calcext:value-type="boolean">
            <text:p>TRUE</text:p>
          </table:table-cell>
          <table:table-cell table:formula="of:=EXACT([.E95];[.J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IMG_2432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6:01:28</text:p>
          </table:table-cell>
          <table:table-cell table:formula="of:=MID([.D9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5:55:41</text:p>
          </table:table-cell>
          <table:table-cell table:formula="of:=MID([.I96];1;2)+1" office:value-type="float" office:value="16" calcext:value-type="float">
            <text:p>16</text:p>
          </table:table-cell>
          <table:table-cell/>
          <table:table-cell table:formula="of:=EXACT([.C96];[.H96])" office:value-type="boolean" office:boolean-value="true" calcext:value-type="boolean">
            <text:p>TRUE</text:p>
          </table:table-cell>
          <table:table-cell table:formula="of:=EXACT([.E96];[.J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IMG_2434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6:01:27</text:p>
          </table:table-cell>
          <table:table-cell table:formula="of:=MID([.D9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5:55:38</text:p>
          </table:table-cell>
          <table:table-cell table:formula="of:=MID([.I97];1;2)+1" office:value-type="float" office:value="16" calcext:value-type="float">
            <text:p>16</text:p>
          </table:table-cell>
          <table:table-cell/>
          <table:table-cell table:formula="of:=EXACT([.C97];[.H97])" office:value-type="boolean" office:boolean-value="true" calcext:value-type="boolean">
            <text:p>TRUE</text:p>
          </table:table-cell>
          <table:table-cell table:formula="of:=EXACT([.E97];[.J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IMG_2436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6:01:26</text:p>
          </table:table-cell>
          <table:table-cell table:formula="of:=MID([.D9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5:55:37</text:p>
          </table:table-cell>
          <table:table-cell table:formula="of:=MID([.I98];1;2)+1" office:value-type="float" office:value="16" calcext:value-type="float">
            <text:p>16</text:p>
          </table:table-cell>
          <table:table-cell/>
          <table:table-cell table:formula="of:=EXACT([.C98];[.H98])" office:value-type="boolean" office:boolean-value="true" calcext:value-type="boolean">
            <text:p>TRUE</text:p>
          </table:table-cell>
          <table:table-cell table:formula="of:=EXACT([.E98];[.J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IMG_2438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6:01:25</text:p>
          </table:table-cell>
          <table:table-cell table:formula="of:=MID([.D9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5:55:35</text:p>
          </table:table-cell>
          <table:table-cell table:formula="of:=MID([.I99];1;2)+1" office:value-type="float" office:value="16" calcext:value-type="float">
            <text:p>16</text:p>
          </table:table-cell>
          <table:table-cell/>
          <table:table-cell table:formula="of:=EXACT([.C99];[.H99])" office:value-type="boolean" office:boolean-value="true" calcext:value-type="boolean">
            <text:p>TRUE</text:p>
          </table:table-cell>
          <table:table-cell table:formula="of:=EXACT([.E99];[.J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IMG_2440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6:01:24</text:p>
          </table:table-cell>
          <table:table-cell table:formula="of:=MID([.D10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5:55:33</text:p>
          </table:table-cell>
          <table:table-cell table:formula="of:=MID([.I100];1;2)+1" office:value-type="float" office:value="16" calcext:value-type="float">
            <text:p>16</text:p>
          </table:table-cell>
          <table:table-cell/>
          <table:table-cell table:formula="of:=EXACT([.C100];[.H100])" office:value-type="boolean" office:boolean-value="true" calcext:value-type="boolean">
            <text:p>TRUE</text:p>
          </table:table-cell>
          <table:table-cell table:formula="of:=EXACT([.E100];[.J1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IMG_2442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6:01:23</text:p>
          </table:table-cell>
          <table:table-cell table:formula="of:=MID([.D10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5:55:32</text:p>
          </table:table-cell>
          <table:table-cell table:formula="of:=MID([.I101];1;2)+1" office:value-type="float" office:value="16" calcext:value-type="float">
            <text:p>16</text:p>
          </table:table-cell>
          <table:table-cell/>
          <table:table-cell table:formula="of:=EXACT([.C101];[.H101])" office:value-type="boolean" office:boolean-value="true" calcext:value-type="boolean">
            <text:p>TRUE</text:p>
          </table:table-cell>
          <table:table-cell table:formula="of:=EXACT([.E101];[.J1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IMG_2444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6:01:23</text:p>
          </table:table-cell>
          <table:table-cell table:formula="of:=MID([.D10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5:55:31</text:p>
          </table:table-cell>
          <table:table-cell table:formula="of:=MID([.I102];1;2)+1" office:value-type="float" office:value="16" calcext:value-type="float">
            <text:p>16</text:p>
          </table:table-cell>
          <table:table-cell/>
          <table:table-cell table:formula="of:=EXACT([.C102];[.H102])" office:value-type="boolean" office:boolean-value="true" calcext:value-type="boolean">
            <text:p>TRUE</text:p>
          </table:table-cell>
          <table:table-cell table:formula="of:=EXACT([.E102];[.J1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MG_2446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6:01:23</text:p>
          </table:table-cell>
          <table:table-cell table:formula="of:=MID([.D10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5:55:30</text:p>
          </table:table-cell>
          <table:table-cell table:formula="of:=MID([.I103];1;2)+1" office:value-type="float" office:value="16" calcext:value-type="float">
            <text:p>16</text:p>
          </table:table-cell>
          <table:table-cell/>
          <table:table-cell table:formula="of:=EXACT([.C103];[.H103])" office:value-type="boolean" office:boolean-value="true" calcext:value-type="boolean">
            <text:p>TRUE</text:p>
          </table:table-cell>
          <table:table-cell table:formula="of:=EXACT([.E103];[.J1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IMG_2448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6:01:23</text:p>
          </table:table-cell>
          <table:table-cell table:formula="of:=MID([.D10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5:55:29</text:p>
          </table:table-cell>
          <table:table-cell table:formula="of:=MID([.I104];1;2)+1" office:value-type="float" office:value="16" calcext:value-type="float">
            <text:p>16</text:p>
          </table:table-cell>
          <table:table-cell/>
          <table:table-cell table:formula="of:=EXACT([.C104];[.H104])" office:value-type="boolean" office:boolean-value="true" calcext:value-type="boolean">
            <text:p>TRUE</text:p>
          </table:table-cell>
          <table:table-cell table:formula="of:=EXACT([.E104];[.J1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IMG_2450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6:01:23</text:p>
          </table:table-cell>
          <table:table-cell table:formula="of:=MID([.D10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5:55:28</text:p>
          </table:table-cell>
          <table:table-cell table:formula="of:=MID([.I105];1;2)+1" office:value-type="float" office:value="16" calcext:value-type="float">
            <text:p>16</text:p>
          </table:table-cell>
          <table:table-cell/>
          <table:table-cell table:formula="of:=EXACT([.C105];[.H105])" office:value-type="boolean" office:boolean-value="true" calcext:value-type="boolean">
            <text:p>TRUE</text:p>
          </table:table-cell>
          <table:table-cell table:formula="of:=EXACT([.E105];[.J1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IMG_2452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6:01:23</text:p>
          </table:table-cell>
          <table:table-cell table:formula="of:=MID([.D10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5:55:27</text:p>
          </table:table-cell>
          <table:table-cell table:formula="of:=MID([.I106];1;2)+1" office:value-type="float" office:value="16" calcext:value-type="float">
            <text:p>16</text:p>
          </table:table-cell>
          <table:table-cell/>
          <table:table-cell table:formula="of:=EXACT([.C106];[.H106])" office:value-type="boolean" office:boolean-value="true" calcext:value-type="boolean">
            <text:p>TRUE</text:p>
          </table:table-cell>
          <table:table-cell table:formula="of:=EXACT([.E106];[.J1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IMG_2454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6:01:23</text:p>
          </table:table-cell>
          <table:table-cell table:formula="of:=MID([.D10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5:55:26</text:p>
          </table:table-cell>
          <table:table-cell table:formula="of:=MID([.I107];1;2)+1" office:value-type="float" office:value="16" calcext:value-type="float">
            <text:p>16</text:p>
          </table:table-cell>
          <table:table-cell/>
          <table:table-cell table:formula="of:=EXACT([.C107];[.H107])" office:value-type="boolean" office:boolean-value="true" calcext:value-type="boolean">
            <text:p>TRUE</text:p>
          </table:table-cell>
          <table:table-cell table:formula="of:=EXACT([.E107];[.J1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IMG_2456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6:01:23</text:p>
          </table:table-cell>
          <table:table-cell table:formula="of:=MID([.D10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5:55:26</text:p>
          </table:table-cell>
          <table:table-cell table:formula="of:=MID([.I108];1;2)+1" office:value-type="float" office:value="16" calcext:value-type="float">
            <text:p>16</text:p>
          </table:table-cell>
          <table:table-cell/>
          <table:table-cell table:formula="of:=EXACT([.C108];[.H108])" office:value-type="boolean" office:boolean-value="true" calcext:value-type="boolean">
            <text:p>TRUE</text:p>
          </table:table-cell>
          <table:table-cell table:formula="of:=EXACT([.E108];[.J1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IMG_2457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5:01:24</text:p>
          </table:table-cell>
          <table:table-cell table:formula="of:=MID([.D10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4:55:25</text:p>
          </table:table-cell>
          <table:table-cell table:formula="of:=MID([.I109];1;2)+1" office:value-type="float" office:value="15" calcext:value-type="float">
            <text:p>15</text:p>
          </table:table-cell>
          <table:table-cell/>
          <table:table-cell table:formula="of:=EXACT([.C109];[.H109])" office:value-type="boolean" office:boolean-value="true" calcext:value-type="boolean">
            <text:p>TRUE</text:p>
          </table:table-cell>
          <table:table-cell table:formula="of:=EXACT([.E109];[.J1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IMG_2460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6:01:23</text:p>
          </table:table-cell>
          <table:table-cell table:formula="of:=MID([.D11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5:55:23</text:p>
          </table:table-cell>
          <table:table-cell table:formula="of:=MID([.I110];1;2)+1" office:value-type="float" office:value="16" calcext:value-type="float">
            <text:p>16</text:p>
          </table:table-cell>
          <table:table-cell/>
          <table:table-cell table:formula="of:=EXACT([.C110];[.H110])" office:value-type="boolean" office:boolean-value="true" calcext:value-type="boolean">
            <text:p>TRUE</text:p>
          </table:table-cell>
          <table:table-cell table:formula="of:=EXACT([.E110];[.J1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IMG_2461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5:01:23</text:p>
          </table:table-cell>
          <table:table-cell table:formula="of:=MID([.D11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4:55:22</text:p>
          </table:table-cell>
          <table:table-cell table:formula="of:=MID([.I111];1;2)+1" office:value-type="float" office:value="15" calcext:value-type="float">
            <text:p>15</text:p>
          </table:table-cell>
          <table:table-cell/>
          <table:table-cell table:formula="of:=EXACT([.C111];[.H111])" office:value-type="boolean" office:boolean-value="true" calcext:value-type="boolean">
            <text:p>TRUE</text:p>
          </table:table-cell>
          <table:table-cell table:formula="of:=EXACT([.E111];[.J1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IMG_2464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6:01:23</text:p>
          </table:table-cell>
          <table:table-cell table:formula="of:=MID([.D1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5:55:21</text:p>
          </table:table-cell>
          <table:table-cell table:formula="of:=MID([.I112];1;2)+1" office:value-type="float" office:value="16" calcext:value-type="float">
            <text:p>16</text:p>
          </table:table-cell>
          <table:table-cell/>
          <table:table-cell table:formula="of:=EXACT([.C112];[.H112])" office:value-type="boolean" office:boolean-value="true" calcext:value-type="boolean">
            <text:p>TRUE</text:p>
          </table:table-cell>
          <table:table-cell table:formula="of:=EXACT([.E112];[.J1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IMG_2466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6:01:23</text:p>
          </table:table-cell>
          <table:table-cell table:formula="of:=MID([.D1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5:55:20</text:p>
          </table:table-cell>
          <table:table-cell table:formula="of:=MID([.I113];1;2)+1" office:value-type="float" office:value="16" calcext:value-type="float">
            <text:p>16</text:p>
          </table:table-cell>
          <table:table-cell/>
          <table:table-cell table:formula="of:=EXACT([.C113];[.H113])" office:value-type="boolean" office:boolean-value="true" calcext:value-type="boolean">
            <text:p>TRUE</text:p>
          </table:table-cell>
          <table:table-cell table:formula="of:=EXACT([.E113];[.J1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IMG_2468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6:01:23</text:p>
          </table:table-cell>
          <table:table-cell table:formula="of:=MID([.D11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5:55:19</text:p>
          </table:table-cell>
          <table:table-cell table:formula="of:=MID([.I114];1;2)+1" office:value-type="float" office:value="16" calcext:value-type="float">
            <text:p>16</text:p>
          </table:table-cell>
          <table:table-cell/>
          <table:table-cell table:formula="of:=EXACT([.C114];[.H114])" office:value-type="boolean" office:boolean-value="true" calcext:value-type="boolean">
            <text:p>TRUE</text:p>
          </table:table-cell>
          <table:table-cell table:formula="of:=EXACT([.E114];[.J1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IMG_2469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5:01:22</text:p>
          </table:table-cell>
          <table:table-cell table:formula="of:=MID([.D11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4:55:18</text:p>
          </table:table-cell>
          <table:table-cell table:formula="of:=MID([.I115];1;2)+1" office:value-type="float" office:value="15" calcext:value-type="float">
            <text:p>15</text:p>
          </table:table-cell>
          <table:table-cell/>
          <table:table-cell table:formula="of:=EXACT([.C115];[.H115])" office:value-type="boolean" office:boolean-value="true" calcext:value-type="boolean">
            <text:p>TRUE</text:p>
          </table:table-cell>
          <table:table-cell table:formula="of:=EXACT([.E115];[.J1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IMG_2472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6:01:22</text:p>
          </table:table-cell>
          <table:table-cell table:formula="of:=MID([.D1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5:55:16</text:p>
          </table:table-cell>
          <table:table-cell table:formula="of:=MID([.I116];1;2)+1" office:value-type="float" office:value="16" calcext:value-type="float">
            <text:p>16</text:p>
          </table:table-cell>
          <table:table-cell/>
          <table:table-cell table:formula="of:=EXACT([.C116];[.H116])" office:value-type="boolean" office:boolean-value="true" calcext:value-type="boolean">
            <text:p>TRUE</text:p>
          </table:table-cell>
          <table:table-cell table:formula="of:=EXACT([.E116];[.J1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74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6:01:22</text:p>
          </table:table-cell>
          <table:table-cell table:formula="of:=MID([.D1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5:55:15</text:p>
          </table:table-cell>
          <table:table-cell table:formula="of:=MID([.I117];1;2)+1" office:value-type="float" office:value="16" calcext:value-type="float">
            <text:p>16</text:p>
          </table:table-cell>
          <table:table-cell/>
          <table:table-cell table:formula="of:=EXACT([.C117];[.H117])" office:value-type="boolean" office:boolean-value="true" calcext:value-type="boolean">
            <text:p>TRUE</text:p>
          </table:table-cell>
          <table:table-cell table:formula="of:=EXACT([.E117];[.J1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76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6:01:22</text:p>
          </table:table-cell>
          <table:table-cell table:formula="of:=MID([.D1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5:55:14</text:p>
          </table:table-cell>
          <table:table-cell table:formula="of:=MID([.I118];1;2)+1" office:value-type="float" office:value="16" calcext:value-type="float">
            <text:p>16</text:p>
          </table:table-cell>
          <table:table-cell/>
          <table:table-cell table:formula="of:=EXACT([.C118];[.H118])" office:value-type="boolean" office:boolean-value="true" calcext:value-type="boolean">
            <text:p>TRUE</text:p>
          </table:table-cell>
          <table:table-cell table:formula="of:=EXACT([.E118];[.J1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78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6:01:22</text:p>
          </table:table-cell>
          <table:table-cell table:formula="of:=MID([.D11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5:55:13</text:p>
          </table:table-cell>
          <table:table-cell table:formula="of:=MID([.I119];1;2)+1" office:value-type="float" office:value="16" calcext:value-type="float">
            <text:p>16</text:p>
          </table:table-cell>
          <table:table-cell/>
          <table:table-cell table:formula="of:=EXACT([.C119];[.H119])" office:value-type="boolean" office:boolean-value="true" calcext:value-type="boolean">
            <text:p>TRUE</text:p>
          </table:table-cell>
          <table:table-cell table:formula="of:=EXACT([.E119];[.J1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79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5:01:22</text:p>
          </table:table-cell>
          <table:table-cell table:formula="of:=MID([.D12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4:55:12</text:p>
          </table:table-cell>
          <table:table-cell table:formula="of:=MID([.I120];1;2)+1" office:value-type="float" office:value="15" calcext:value-type="float">
            <text:p>15</text:p>
          </table:table-cell>
          <table:table-cell/>
          <table:table-cell table:formula="of:=EXACT([.C120];[.H120])" office:value-type="boolean" office:boolean-value="true" calcext:value-type="boolean">
            <text:p>TRUE</text:p>
          </table:table-cell>
          <table:table-cell table:formula="of:=EXACT([.E120];[.J1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82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6:01:21</text:p>
          </table:table-cell>
          <table:table-cell table:formula="of:=MID([.D12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5:55:10</text:p>
          </table:table-cell>
          <table:table-cell table:formula="of:=MID([.I121];1;2)+1" office:value-type="float" office:value="16" calcext:value-type="float">
            <text:p>16</text:p>
          </table:table-cell>
          <table:table-cell/>
          <table:table-cell table:formula="of:=EXACT([.C121];[.H121])" office:value-type="boolean" office:boolean-value="true" calcext:value-type="boolean">
            <text:p>TRUE</text:p>
          </table:table-cell>
          <table:table-cell table:formula="of:=EXACT([.E121];[.J1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84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6:01:20</text:p>
          </table:table-cell>
          <table:table-cell table:formula="of:=MID([.D12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5:55:08</text:p>
          </table:table-cell>
          <table:table-cell table:formula="of:=MID([.I122];1;2)+1" office:value-type="float" office:value="16" calcext:value-type="float">
            <text:p>16</text:p>
          </table:table-cell>
          <table:table-cell/>
          <table:table-cell table:formula="of:=EXACT([.C122];[.H122])" office:value-type="boolean" office:boolean-value="true" calcext:value-type="boolean">
            <text:p>TRUE</text:p>
          </table:table-cell>
          <table:table-cell table:formula="of:=EXACT([.E122];[.J1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85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5:01:19</text:p>
          </table:table-cell>
          <table:table-cell table:formula="of:=MID([.D12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4:55:06</text:p>
          </table:table-cell>
          <table:table-cell table:formula="of:=MID([.I123];1;2)+1" office:value-type="float" office:value="15" calcext:value-type="float">
            <text:p>15</text:p>
          </table:table-cell>
          <table:table-cell/>
          <table:table-cell table:formula="of:=EXACT([.C123];[.H123])" office:value-type="boolean" office:boolean-value="true" calcext:value-type="boolean">
            <text:p>TRUE</text:p>
          </table:table-cell>
          <table:table-cell table:formula="of:=EXACT([.E123];[.J1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88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6:01:18</text:p>
          </table:table-cell>
          <table:table-cell table:formula="of:=MID([.D12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5:55:04</text:p>
          </table:table-cell>
          <table:table-cell table:formula="of:=MID([.I124];1;2)+1" office:value-type="float" office:value="16" calcext:value-type="float">
            <text:p>16</text:p>
          </table:table-cell>
          <table:table-cell/>
          <table:table-cell table:formula="of:=EXACT([.C124];[.H124])" office:value-type="boolean" office:boolean-value="true" calcext:value-type="boolean">
            <text:p>TRUE</text:p>
          </table:table-cell>
          <table:table-cell table:formula="of:=EXACT([.E124];[.J1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89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5:01:17</text:p>
          </table:table-cell>
          <table:table-cell table:formula="of:=MID([.D1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4:55:02</text:p>
          </table:table-cell>
          <table:table-cell table:formula="of:=MID([.I125];1;2)+1" office:value-type="float" office:value="15" calcext:value-type="float">
            <text:p>15</text:p>
          </table:table-cell>
          <table:table-cell/>
          <table:table-cell table:formula="of:=EXACT([.C125];[.H125])" office:value-type="boolean" office:boolean-value="true" calcext:value-type="boolean">
            <text:p>TRUE</text:p>
          </table:table-cell>
          <table:table-cell table:formula="of:=EXACT([.E125];[.J1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91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5:01:18</text:p>
          </table:table-cell>
          <table:table-cell table:formula="of:=MID([.D1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4:55:02</text:p>
          </table:table-cell>
          <table:table-cell table:formula="of:=MID([.I126];1;2)+1" office:value-type="float" office:value="15" calcext:value-type="float">
            <text:p>15</text:p>
          </table:table-cell>
          <table:table-cell/>
          <table:table-cell table:formula="of:=EXACT([.C126];[.H126])" office:value-type="boolean" office:boolean-value="true" calcext:value-type="boolean">
            <text:p>TRUE</text:p>
          </table:table-cell>
          <table:table-cell table:formula="of:=EXACT([.E126];[.J1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95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5:01:18</text:p>
          </table:table-cell>
          <table:table-cell table:formula="of:=MID([.D1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4:55:00</text:p>
          </table:table-cell>
          <table:table-cell table:formula="of:=MID([.I127];1;2)+1" office:value-type="float" office:value="15" calcext:value-type="float">
            <text:p>15</text:p>
          </table:table-cell>
          <table:table-cell/>
          <table:table-cell table:formula="of:=EXACT([.C127];[.H127])" office:value-type="boolean" office:boolean-value="true" calcext:value-type="boolean">
            <text:p>TRUE</text:p>
          </table:table-cell>
          <table:table-cell table:formula="of:=EXACT([.E127];[.J1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98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6:01:18</text:p>
          </table:table-cell>
          <table:table-cell table:formula="of:=MID([.D1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5:54:59</text:p>
          </table:table-cell>
          <table:table-cell table:formula="of:=MID([.I128];1;2)+1" office:value-type="float" office:value="16" calcext:value-type="float">
            <text:p>16</text:p>
          </table:table-cell>
          <table:table-cell/>
          <table:table-cell table:formula="of:=EXACT([.C128];[.H128])" office:value-type="boolean" office:boolean-value="true" calcext:value-type="boolean">
            <text:p>TRUE</text:p>
          </table:table-cell>
          <table:table-cell table:formula="of:=EXACT([.E128];[.J1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00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6:01:18</text:p>
          </table:table-cell>
          <table:table-cell table:formula="of:=MID([.D12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5:54:57</text:p>
          </table:table-cell>
          <table:table-cell table:formula="of:=MID([.I129];1;2)+1" office:value-type="float" office:value="16" calcext:value-type="float">
            <text:p>16</text:p>
          </table:table-cell>
          <table:table-cell/>
          <table:table-cell table:formula="of:=EXACT([.C129];[.H129])" office:value-type="boolean" office:boolean-value="true" calcext:value-type="boolean">
            <text:p>TRUE</text:p>
          </table:table-cell>
          <table:table-cell table:formula="of:=EXACT([.E129];[.J1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01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5:01:17</text:p>
          </table:table-cell>
          <table:table-cell table:formula="of:=MID([.D1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4:54:56</text:p>
          </table:table-cell>
          <table:table-cell table:formula="of:=MID([.I130];1;2)+1" office:value-type="float" office:value="15" calcext:value-type="float">
            <text:p>15</text:p>
          </table:table-cell>
          <table:table-cell/>
          <table:table-cell table:formula="of:=EXACT([.C130];[.H130])" office:value-type="boolean" office:boolean-value="true" calcext:value-type="boolean">
            <text:p>TRUE</text:p>
          </table:table-cell>
          <table:table-cell table:formula="of:=EXACT([.E130];[.J1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05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5:01:17</text:p>
          </table:table-cell>
          <table:table-cell table:formula="of:=MID([.D1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4:54:53</text:p>
          </table:table-cell>
          <table:table-cell table:formula="of:=MID([.I131];1;2)+1" office:value-type="float" office:value="15" calcext:value-type="float">
            <text:p>15</text:p>
          </table:table-cell>
          <table:table-cell/>
          <table:table-cell table:formula="of:=EXACT([.C131];[.H131])" office:value-type="boolean" office:boolean-value="true" calcext:value-type="boolean">
            <text:p>TRUE</text:p>
          </table:table-cell>
          <table:table-cell table:formula="of:=EXACT([.E131];[.J1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07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5:01:17</text:p>
          </table:table-cell>
          <table:table-cell table:formula="of:=MID([.D1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4:54:52</text:p>
          </table:table-cell>
          <table:table-cell table:formula="of:=MID([.I132];1;2)+1" office:value-type="float" office:value="15" calcext:value-type="float">
            <text:p>15</text:p>
          </table:table-cell>
          <table:table-cell/>
          <table:table-cell table:formula="of:=EXACT([.C132];[.H132])" office:value-type="boolean" office:boolean-value="true" calcext:value-type="boolean">
            <text:p>TRUE</text:p>
          </table:table-cell>
          <table:table-cell table:formula="of:=EXACT([.E132];[.J1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09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5:01:17</text:p>
          </table:table-cell>
          <table:table-cell table:formula="of:=MID([.D1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4:54:50</text:p>
          </table:table-cell>
          <table:table-cell table:formula="of:=MID([.I133];1;2)+1" office:value-type="float" office:value="15" calcext:value-type="float">
            <text:p>15</text:p>
          </table:table-cell>
          <table:table-cell/>
          <table:table-cell table:formula="of:=EXACT([.C133];[.H133])" office:value-type="boolean" office:boolean-value="true" calcext:value-type="boolean">
            <text:p>TRUE</text:p>
          </table:table-cell>
          <table:table-cell table:formula="of:=EXACT([.E133];[.J1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11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5:01:16</text:p>
          </table:table-cell>
          <table:table-cell table:formula="of:=MID([.D1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4:54:48</text:p>
          </table:table-cell>
          <table:table-cell table:formula="of:=MID([.I134];1;2)+1" office:value-type="float" office:value="15" calcext:value-type="float">
            <text:p>15</text:p>
          </table:table-cell>
          <table:table-cell/>
          <table:table-cell table:formula="of:=EXACT([.C134];[.H134])" office:value-type="boolean" office:boolean-value="true" calcext:value-type="boolean">
            <text:p>TRUE</text:p>
          </table:table-cell>
          <table:table-cell table:formula="of:=EXACT([.E134];[.J1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13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5:01:15</text:p>
          </table:table-cell>
          <table:table-cell table:formula="of:=MID([.D1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4:54:47</text:p>
          </table:table-cell>
          <table:table-cell table:formula="of:=MID([.I135];1;2)+1" office:value-type="float" office:value="15" calcext:value-type="float">
            <text:p>15</text:p>
          </table:table-cell>
          <table:table-cell/>
          <table:table-cell table:formula="of:=EXACT([.C135];[.H135])" office:value-type="boolean" office:boolean-value="true" calcext:value-type="boolean">
            <text:p>TRUE</text:p>
          </table:table-cell>
          <table:table-cell table:formula="of:=EXACT([.E135];[.J1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16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6:01:15</text:p>
          </table:table-cell>
          <table:table-cell table:formula="of:=MID([.D13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5:54:45</text:p>
          </table:table-cell>
          <table:table-cell table:formula="of:=MID([.I136];1;2)+1" office:value-type="float" office:value="16" calcext:value-type="float">
            <text:p>16</text:p>
          </table:table-cell>
          <table:table-cell/>
          <table:table-cell table:formula="of:=EXACT([.C136];[.H136])" office:value-type="boolean" office:boolean-value="true" calcext:value-type="boolean">
            <text:p>TRUE</text:p>
          </table:table-cell>
          <table:table-cell table:formula="of:=EXACT([.E136];[.J1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17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5:01:14</text:p>
          </table:table-cell>
          <table:table-cell table:formula="of:=MID([.D1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4:54:43</text:p>
          </table:table-cell>
          <table:table-cell table:formula="of:=MID([.I137];1;2)+1" office:value-type="float" office:value="15" calcext:value-type="float">
            <text:p>15</text:p>
          </table:table-cell>
          <table:table-cell/>
          <table:table-cell table:formula="of:=EXACT([.C137];[.H137])" office:value-type="boolean" office:boolean-value="true" calcext:value-type="boolean">
            <text:p>TRUE</text:p>
          </table:table-cell>
          <table:table-cell table:formula="of:=EXACT([.E137];[.J1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19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5:01:14</text:p>
          </table:table-cell>
          <table:table-cell table:formula="of:=MID([.D1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4:54:42</text:p>
          </table:table-cell>
          <table:table-cell table:formula="of:=MID([.I138];1;2)+1" office:value-type="float" office:value="15" calcext:value-type="float">
            <text:p>15</text:p>
          </table:table-cell>
          <table:table-cell/>
          <table:table-cell table:formula="of:=EXACT([.C138];[.H138])" office:value-type="boolean" office:boolean-value="true" calcext:value-type="boolean">
            <text:p>TRUE</text:p>
          </table:table-cell>
          <table:table-cell table:formula="of:=EXACT([.E138];[.J1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21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5:01:14</text:p>
          </table:table-cell>
          <table:table-cell table:formula="of:=MID([.D1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4:54:41</text:p>
          </table:table-cell>
          <table:table-cell table:formula="of:=MID([.I139];1;2)+1" office:value-type="float" office:value="15" calcext:value-type="float">
            <text:p>15</text:p>
          </table:table-cell>
          <table:table-cell/>
          <table:table-cell table:formula="of:=EXACT([.C139];[.H139])" office:value-type="boolean" office:boolean-value="true" calcext:value-type="boolean">
            <text:p>TRUE</text:p>
          </table:table-cell>
          <table:table-cell table:formula="of:=EXACT([.E139];[.J1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23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5:01:13</text:p>
          </table:table-cell>
          <table:table-cell table:formula="of:=MID([.D1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4:54:39</text:p>
          </table:table-cell>
          <table:table-cell table:formula="of:=MID([.I140];1;2)+1" office:value-type="float" office:value="15" calcext:value-type="float">
            <text:p>15</text:p>
          </table:table-cell>
          <table:table-cell/>
          <table:table-cell table:formula="of:=EXACT([.C140];[.H140])" office:value-type="boolean" office:boolean-value="true" calcext:value-type="boolean">
            <text:p>TRUE</text:p>
          </table:table-cell>
          <table:table-cell table:formula="of:=EXACT([.E140];[.J1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25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5:01:13</text:p>
          </table:table-cell>
          <table:table-cell table:formula="of:=MID([.D1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4:54:37</text:p>
          </table:table-cell>
          <table:table-cell table:formula="of:=MID([.I141];1;2)+1" office:value-type="float" office:value="15" calcext:value-type="float">
            <text:p>15</text:p>
          </table:table-cell>
          <table:table-cell/>
          <table:table-cell table:formula="of:=EXACT([.C141];[.H141])" office:value-type="boolean" office:boolean-value="true" calcext:value-type="boolean">
            <text:p>TRUE</text:p>
          </table:table-cell>
          <table:table-cell table:formula="of:=EXACT([.E141];[.J1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27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5:01:12</text:p>
          </table:table-cell>
          <table:table-cell table:formula="of:=MID([.D1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4:54:35</text:p>
          </table:table-cell>
          <table:table-cell table:formula="of:=MID([.I142];1;2)+1" office:value-type="float" office:value="15" calcext:value-type="float">
            <text:p>15</text:p>
          </table:table-cell>
          <table:table-cell/>
          <table:table-cell table:formula="of:=EXACT([.C142];[.H142])" office:value-type="boolean" office:boolean-value="true" calcext:value-type="boolean">
            <text:p>TRUE</text:p>
          </table:table-cell>
          <table:table-cell table:formula="of:=EXACT([.E142];[.J1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30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6:01:11</text:p>
          </table:table-cell>
          <table:table-cell table:formula="of:=MID([.D14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5:54:33</text:p>
          </table:table-cell>
          <table:table-cell table:formula="of:=MID([.I143];1;2)+1" office:value-type="float" office:value="16" calcext:value-type="float">
            <text:p>16</text:p>
          </table:table-cell>
          <table:table-cell/>
          <table:table-cell table:formula="of:=EXACT([.C143];[.H143])" office:value-type="boolean" office:boolean-value="true" calcext:value-type="boolean">
            <text:p>TRUE</text:p>
          </table:table-cell>
          <table:table-cell table:formula="of:=EXACT([.E143];[.J1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33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5:01:10</text:p>
          </table:table-cell>
          <table:table-cell table:formula="of:=MID([.D1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8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4:54:30</text:p>
          </table:table-cell>
          <table:table-cell table:formula="of:=MID([.I144];1;2)+1" office:value-type="float" office:value="15" calcext:value-type="float">
            <text:p>15</text:p>
          </table:table-cell>
          <table:table-cell/>
          <table:table-cell table:formula="of:=EXACT([.C144];[.H144])" office:value-type="boolean" office:boolean-value="true" calcext:value-type="boolean">
            <text:p>TRUE</text:p>
          </table:table-cell>
          <table:table-cell table:formula="of:=EXACT([.E144];[.J1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41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5:01:07</text:p>
          </table:table-cell>
          <table:table-cell table:formula="of:=MID([.D1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4:54:22</text:p>
          </table:table-cell>
          <table:table-cell table:formula="of:=MID([.I145];1;2)+1" office:value-type="float" office:value="15" calcext:value-type="float">
            <text:p>15</text:p>
          </table:table-cell>
          <table:table-cell/>
          <table:table-cell table:formula="of:=EXACT([.C145];[.H145])" office:value-type="boolean" office:boolean-value="true" calcext:value-type="boolean">
            <text:p>TRUE</text:p>
          </table:table-cell>
          <table:table-cell table:formula="of:=EXACT([.E145];[.J1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44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6:01:06</text:p>
          </table:table-cell>
          <table:table-cell table:formula="of:=MID([.D14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5:54:21</text:p>
          </table:table-cell>
          <table:table-cell table:formula="of:=MID([.I146];1;2)+1" office:value-type="float" office:value="16" calcext:value-type="float">
            <text:p>16</text:p>
          </table:table-cell>
          <table:table-cell/>
          <table:table-cell table:formula="of:=EXACT([.C146];[.H146])" office:value-type="boolean" office:boolean-value="true" calcext:value-type="boolean">
            <text:p>TRUE</text:p>
          </table:table-cell>
          <table:table-cell table:formula="of:=EXACT([.E146];[.J1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46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6:01:06</text:p>
          </table:table-cell>
          <table:table-cell table:formula="of:=MID([.D14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5:54:19</text:p>
          </table:table-cell>
          <table:table-cell table:formula="of:=MID([.I147];1;2)+1" office:value-type="float" office:value="16" calcext:value-type="float">
            <text:p>16</text:p>
          </table:table-cell>
          <table:table-cell/>
          <table:table-cell table:formula="of:=EXACT([.C147];[.H147])" office:value-type="boolean" office:boolean-value="true" calcext:value-type="boolean">
            <text:p>TRUE</text:p>
          </table:table-cell>
          <table:table-cell table:formula="of:=EXACT([.E147];[.J1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49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5:01:07</text:p>
          </table:table-cell>
          <table:table-cell table:formula="of:=MID([.D1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4:54:17</text:p>
          </table:table-cell>
          <table:table-cell table:formula="of:=MID([.I148];1;2)+1" office:value-type="float" office:value="15" calcext:value-type="float">
            <text:p>15</text:p>
          </table:table-cell>
          <table:table-cell/>
          <table:table-cell table:formula="of:=EXACT([.C148];[.H148])" office:value-type="boolean" office:boolean-value="true" calcext:value-type="boolean">
            <text:p>TRUE</text:p>
          </table:table-cell>
          <table:table-cell table:formula="of:=EXACT([.E148];[.J1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51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5:01:06</text:p>
          </table:table-cell>
          <table:table-cell table:formula="of:=MID([.D1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4:54:16</text:p>
          </table:table-cell>
          <table:table-cell table:formula="of:=MID([.I149];1;2)+1" office:value-type="float" office:value="15" calcext:value-type="float">
            <text:p>15</text:p>
          </table:table-cell>
          <table:table-cell/>
          <table:table-cell table:formula="of:=EXACT([.C149];[.H149])" office:value-type="boolean" office:boolean-value="true" calcext:value-type="boolean">
            <text:p>TRUE</text:p>
          </table:table-cell>
          <table:table-cell table:formula="of:=EXACT([.E149];[.J1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53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5:01:06</text:p>
          </table:table-cell>
          <table:table-cell table:formula="of:=MID([.D1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4:54:14</text:p>
          </table:table-cell>
          <table:table-cell table:formula="of:=MID([.I150];1;2)+1" office:value-type="float" office:value="15" calcext:value-type="float">
            <text:p>15</text:p>
          </table:table-cell>
          <table:table-cell/>
          <table:table-cell table:formula="of:=EXACT([.C150];[.H150])" office:value-type="boolean" office:boolean-value="true" calcext:value-type="boolean">
            <text:p>TRUE</text:p>
          </table:table-cell>
          <table:table-cell table:formula="of:=EXACT([.E150];[.J1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55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5:01:06</text:p>
          </table:table-cell>
          <table:table-cell table:formula="of:=MID([.D1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4:54:13</text:p>
          </table:table-cell>
          <table:table-cell table:formula="of:=MID([.I151];1;2)+1" office:value-type="float" office:value="15" calcext:value-type="float">
            <text:p>15</text:p>
          </table:table-cell>
          <table:table-cell/>
          <table:table-cell table:formula="of:=EXACT([.C151];[.H151])" office:value-type="boolean" office:boolean-value="true" calcext:value-type="boolean">
            <text:p>TRUE</text:p>
          </table:table-cell>
          <table:table-cell table:formula="of:=EXACT([.E151];[.J1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57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5:01:06</text:p>
          </table:table-cell>
          <table:table-cell table:formula="of:=MID([.D1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4:54:11</text:p>
          </table:table-cell>
          <table:table-cell table:formula="of:=MID([.I152];1;2)+1" office:value-type="float" office:value="15" calcext:value-type="float">
            <text:p>15</text:p>
          </table:table-cell>
          <table:table-cell/>
          <table:table-cell table:formula="of:=EXACT([.C152];[.H152])" office:value-type="boolean" office:boolean-value="true" calcext:value-type="boolean">
            <text:p>TRUE</text:p>
          </table:table-cell>
          <table:table-cell table:formula="of:=EXACT([.E152];[.J1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59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5:01:06</text:p>
          </table:table-cell>
          <table:table-cell table:formula="of:=MID([.D1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4:54:10</text:p>
          </table:table-cell>
          <table:table-cell table:formula="of:=MID([.I153];1;2)+1" office:value-type="float" office:value="15" calcext:value-type="float">
            <text:p>15</text:p>
          </table:table-cell>
          <table:table-cell/>
          <table:table-cell table:formula="of:=EXACT([.C153];[.H153])" office:value-type="boolean" office:boolean-value="true" calcext:value-type="boolean">
            <text:p>TRUE</text:p>
          </table:table-cell>
          <table:table-cell table:formula="of:=EXACT([.E153];[.J1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61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5:01:06</text:p>
          </table:table-cell>
          <table:table-cell table:formula="of:=MID([.D15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4:54:09</text:p>
          </table:table-cell>
          <table:table-cell table:formula="of:=MID([.I154];1;2)+1" office:value-type="float" office:value="15" calcext:value-type="float">
            <text:p>15</text:p>
          </table:table-cell>
          <table:table-cell/>
          <table:table-cell table:formula="of:=EXACT([.C154];[.H154])" office:value-type="boolean" office:boolean-value="true" calcext:value-type="boolean">
            <text:p>TRUE</text:p>
          </table:table-cell>
          <table:table-cell table:formula="of:=EXACT([.E154];[.J1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63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5:01:06</text:p>
          </table:table-cell>
          <table:table-cell table:formula="of:=MID([.D15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4:54:08</text:p>
          </table:table-cell>
          <table:table-cell table:formula="of:=MID([.I155];1;2)+1" office:value-type="float" office:value="15" calcext:value-type="float">
            <text:p>15</text:p>
          </table:table-cell>
          <table:table-cell/>
          <table:table-cell table:formula="of:=EXACT([.C155];[.H155])" office:value-type="boolean" office:boolean-value="true" calcext:value-type="boolean">
            <text:p>TRUE</text:p>
          </table:table-cell>
          <table:table-cell table:formula="of:=EXACT([.E155];[.J1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65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5:01:07</text:p>
          </table:table-cell>
          <table:table-cell table:formula="of:=MID([.D15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4:54:08</text:p>
          </table:table-cell>
          <table:table-cell table:formula="of:=MID([.I156];1;2)+1" office:value-type="float" office:value="15" calcext:value-type="float">
            <text:p>15</text:p>
          </table:table-cell>
          <table:table-cell/>
          <table:table-cell table:formula="of:=EXACT([.C156];[.H156])" office:value-type="boolean" office:boolean-value="true" calcext:value-type="boolean">
            <text:p>TRUE</text:p>
          </table:table-cell>
          <table:table-cell table:formula="of:=EXACT([.E156];[.J1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67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5:01:07</text:p>
          </table:table-cell>
          <table:table-cell table:formula="of:=MID([.D1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4:54:07</text:p>
          </table:table-cell>
          <table:table-cell table:formula="of:=MID([.I157];1;2)+1" office:value-type="float" office:value="15" calcext:value-type="float">
            <text:p>15</text:p>
          </table:table-cell>
          <table:table-cell/>
          <table:table-cell table:formula="of:=EXACT([.C157];[.H157])" office:value-type="boolean" office:boolean-value="true" calcext:value-type="boolean">
            <text:p>TRUE</text:p>
          </table:table-cell>
          <table:table-cell table:formula="of:=EXACT([.E157];[.J1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69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5:01:07</text:p>
          </table:table-cell>
          <table:table-cell table:formula="of:=MID([.D1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4:54:06</text:p>
          </table:table-cell>
          <table:table-cell table:formula="of:=MID([.I158];1;2)+1" office:value-type="float" office:value="15" calcext:value-type="float">
            <text:p>15</text:p>
          </table:table-cell>
          <table:table-cell/>
          <table:table-cell table:formula="of:=EXACT([.C158];[.H158])" office:value-type="boolean" office:boolean-value="true" calcext:value-type="boolean">
            <text:p>TRUE</text:p>
          </table:table-cell>
          <table:table-cell table:formula="of:=EXACT([.E158];[.J1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71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5:01:08</text:p>
          </table:table-cell>
          <table:table-cell table:formula="of:=MID([.D1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4:54:05</text:p>
          </table:table-cell>
          <table:table-cell table:formula="of:=MID([.I159];1;2)+1" office:value-type="float" office:value="15" calcext:value-type="float">
            <text:p>15</text:p>
          </table:table-cell>
          <table:table-cell/>
          <table:table-cell table:formula="of:=EXACT([.C159];[.H159])" office:value-type="boolean" office:boolean-value="true" calcext:value-type="boolean">
            <text:p>TRUE</text:p>
          </table:table-cell>
          <table:table-cell table:formula="of:=EXACT([.E159];[.J1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80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6:01:07</text:p>
          </table:table-cell>
          <table:table-cell table:formula="of:=MID([.D16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5:53:59</text:p>
          </table:table-cell>
          <table:table-cell table:formula="of:=MID([.I160];1;2)+1" office:value-type="float" office:value="16" calcext:value-type="float">
            <text:p>16</text:p>
          </table:table-cell>
          <table:table-cell/>
          <table:table-cell table:formula="of:=EXACT([.C160];[.H160])" office:value-type="boolean" office:boolean-value="true" calcext:value-type="boolean">
            <text:p>TRUE</text:p>
          </table:table-cell>
          <table:table-cell table:formula="of:=EXACT([.E160];[.J1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81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4:01:06</text:p>
          </table:table-cell>
          <table:table-cell table:formula="of:=MID([.D1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3:53:58</text:p>
          </table:table-cell>
          <table:table-cell table:formula="of:=MID([.I161];1;2)+1" office:value-type="float" office:value="14" calcext:value-type="float">
            <text:p>14</text:p>
          </table:table-cell>
          <table:table-cell/>
          <table:table-cell table:formula="of:=EXACT([.C161];[.H161])" office:value-type="boolean" office:boolean-value="true" calcext:value-type="boolean">
            <text:p>TRUE</text:p>
          </table:table-cell>
          <table:table-cell table:formula="of:=EXACT([.E161];[.J1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83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4:01:05</text:p>
          </table:table-cell>
          <table:table-cell table:formula="of:=MID([.D1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3:53:56</text:p>
          </table:table-cell>
          <table:table-cell table:formula="of:=MID([.I162];1;2)+1" office:value-type="float" office:value="14" calcext:value-type="float">
            <text:p>14</text:p>
          </table:table-cell>
          <table:table-cell/>
          <table:table-cell table:formula="of:=EXACT([.C162];[.H162])" office:value-type="boolean" office:boolean-value="true" calcext:value-type="boolean">
            <text:p>TRUE</text:p>
          </table:table-cell>
          <table:table-cell table:formula="of:=EXACT([.E162];[.J1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86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5:01:05</text:p>
          </table:table-cell>
          <table:table-cell table:formula="of:=MID([.D1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4:53:54</text:p>
          </table:table-cell>
          <table:table-cell table:formula="of:=MID([.I163];1;2)+1" office:value-type="float" office:value="15" calcext:value-type="float">
            <text:p>15</text:p>
          </table:table-cell>
          <table:table-cell/>
          <table:table-cell table:formula="of:=EXACT([.C163];[.H163])" office:value-type="boolean" office:boolean-value="true" calcext:value-type="boolean">
            <text:p>TRUE</text:p>
          </table:table-cell>
          <table:table-cell table:formula="of:=EXACT([.E163];[.J1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88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5:01:06</text:p>
          </table:table-cell>
          <table:table-cell table:formula="of:=MID([.D1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4:53:54</text:p>
          </table:table-cell>
          <table:table-cell table:formula="of:=MID([.I164];1;2)+1" office:value-type="float" office:value="15" calcext:value-type="float">
            <text:p>15</text:p>
          </table:table-cell>
          <table:table-cell/>
          <table:table-cell table:formula="of:=EXACT([.C164];[.H164])" office:value-type="boolean" office:boolean-value="true" calcext:value-type="boolean">
            <text:p>TRUE</text:p>
          </table:table-cell>
          <table:table-cell table:formula="of:=EXACT([.E164];[.J1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89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4:01:06</text:p>
          </table:table-cell>
          <table:table-cell table:formula="of:=MID([.D1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3:53:53</text:p>
          </table:table-cell>
          <table:table-cell table:formula="of:=MID([.I165];1;2)+1" office:value-type="float" office:value="14" calcext:value-type="float">
            <text:p>14</text:p>
          </table:table-cell>
          <table:table-cell/>
          <table:table-cell table:formula="of:=EXACT([.C165];[.H165])" office:value-type="boolean" office:boolean-value="true" calcext:value-type="boolean">
            <text:p>TRUE</text:p>
          </table:table-cell>
          <table:table-cell table:formula="of:=EXACT([.E165];[.J1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91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4:01:06</text:p>
          </table:table-cell>
          <table:table-cell table:formula="of:=MID([.D1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3:53:52</text:p>
          </table:table-cell>
          <table:table-cell table:formula="of:=MID([.I166];1;2)+1" office:value-type="float" office:value="14" calcext:value-type="float">
            <text:p>14</text:p>
          </table:table-cell>
          <table:table-cell/>
          <table:table-cell table:formula="of:=EXACT([.C166];[.H166])" office:value-type="boolean" office:boolean-value="true" calcext:value-type="boolean">
            <text:p>TRUE</text:p>
          </table:table-cell>
          <table:table-cell table:formula="of:=EXACT([.E166];[.J1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93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4:01:07</text:p>
          </table:table-cell>
          <table:table-cell table:formula="of:=MID([.D1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3:53:51</text:p>
          </table:table-cell>
          <table:table-cell table:formula="of:=MID([.I167];1;2)+1" office:value-type="float" office:value="14" calcext:value-type="float">
            <text:p>14</text:p>
          </table:table-cell>
          <table:table-cell/>
          <table:table-cell table:formula="of:=EXACT([.C167];[.H167])" office:value-type="boolean" office:boolean-value="true" calcext:value-type="boolean">
            <text:p>TRUE</text:p>
          </table:table-cell>
          <table:table-cell table:formula="of:=EXACT([.E167];[.J1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95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4:01:06</text:p>
          </table:table-cell>
          <table:table-cell table:formula="of:=MID([.D1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3:53:49</text:p>
          </table:table-cell>
          <table:table-cell table:formula="of:=MID([.I168];1;2)+1" office:value-type="float" office:value="14" calcext:value-type="float">
            <text:p>14</text:p>
          </table:table-cell>
          <table:table-cell/>
          <table:table-cell table:formula="of:=EXACT([.C168];[.H168])" office:value-type="boolean" office:boolean-value="true" calcext:value-type="boolean">
            <text:p>TRUE</text:p>
          </table:table-cell>
          <table:table-cell table:formula="of:=EXACT([.E168];[.J168])" office:value-type="boolean" office:boolean-value="true" calcext:value-type="boolean">
            <text:p>TRUE</text:p>
          </table:table-cell>
          <table:table-cell office:value-type="string" calcext:value-type="string">
            <text:p>Installazione Tabelloni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IMG_2597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4:01:07</text:p>
          </table:table-cell>
          <table:table-cell table:formula="of:=MID([.D1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3:53:48</text:p>
          </table:table-cell>
          <table:table-cell table:formula="of:=MID([.I169];1;2)+1" office:value-type="float" office:value="14" calcext:value-type="float">
            <text:p>14</text:p>
          </table:table-cell>
          <table:table-cell/>
          <table:table-cell table:formula="of:=EXACT([.C169];[.H169])" office:value-type="boolean" office:boolean-value="true" calcext:value-type="boolean">
            <text:p>TRUE</text:p>
          </table:table-cell>
          <table:table-cell table:formula="of:=EXACT([.E169];[.J1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99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4:01:07</text:p>
          </table:table-cell>
          <table:table-cell table:formula="of:=MID([.D1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3:53:47</text:p>
          </table:table-cell>
          <table:table-cell table:formula="of:=MID([.I170];1;2)+1" office:value-type="float" office:value="14" calcext:value-type="float">
            <text:p>14</text:p>
          </table:table-cell>
          <table:table-cell/>
          <table:table-cell table:formula="of:=EXACT([.C170];[.H170])" office:value-type="boolean" office:boolean-value="true" calcext:value-type="boolean">
            <text:p>TRUE</text:p>
          </table:table-cell>
          <table:table-cell table:formula="of:=EXACT([.E170];[.J1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01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4:01:08</text:p>
          </table:table-cell>
          <table:table-cell table:formula="of:=MID([.D1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3:53:46</text:p>
          </table:table-cell>
          <table:table-cell table:formula="of:=MID([.I171];1;2)+1" office:value-type="float" office:value="14" calcext:value-type="float">
            <text:p>14</text:p>
          </table:table-cell>
          <table:table-cell/>
          <table:table-cell table:formula="of:=EXACT([.C171];[.H171])" office:value-type="boolean" office:boolean-value="true" calcext:value-type="boolean">
            <text:p>TRUE</text:p>
          </table:table-cell>
          <table:table-cell table:formula="of:=EXACT([.E171];[.J1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03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4:01:08</text:p>
          </table:table-cell>
          <table:table-cell table:formula="of:=MID([.D1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3:53:46</text:p>
          </table:table-cell>
          <table:table-cell table:formula="of:=MID([.I172];1;2)+1" office:value-type="float" office:value="14" calcext:value-type="float">
            <text:p>14</text:p>
          </table:table-cell>
          <table:table-cell/>
          <table:table-cell table:formula="of:=EXACT([.C172];[.H172])" office:value-type="boolean" office:boolean-value="true" calcext:value-type="boolean">
            <text:p>TRUE</text:p>
          </table:table-cell>
          <table:table-cell table:formula="of:=EXACT([.E172];[.J1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05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4:01:09</text:p>
          </table:table-cell>
          <table:table-cell table:formula="of:=MID([.D1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3:53:45</text:p>
          </table:table-cell>
          <table:table-cell table:formula="of:=MID([.I173];1;2)+1" office:value-type="float" office:value="14" calcext:value-type="float">
            <text:p>14</text:p>
          </table:table-cell>
          <table:table-cell/>
          <table:table-cell table:formula="of:=EXACT([.C173];[.H173])" office:value-type="boolean" office:boolean-value="true" calcext:value-type="boolean">
            <text:p>TRUE</text:p>
          </table:table-cell>
          <table:table-cell table:formula="of:=EXACT([.E173];[.J1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07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4:01:10</text:p>
          </table:table-cell>
          <table:table-cell table:formula="of:=MID([.D1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3:53:45</text:p>
          </table:table-cell>
          <table:table-cell table:formula="of:=MID([.I174];1;2)+1" office:value-type="float" office:value="14" calcext:value-type="float">
            <text:p>14</text:p>
          </table:table-cell>
          <table:table-cell/>
          <table:table-cell table:formula="of:=EXACT([.C174];[.H174])" office:value-type="boolean" office:boolean-value="true" calcext:value-type="boolean">
            <text:p>TRUE</text:p>
          </table:table-cell>
          <table:table-cell table:formula="of:=EXACT([.E174];[.J1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09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4:01:11</text:p>
          </table:table-cell>
          <table:table-cell table:formula="of:=MID([.D1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3:53:44</text:p>
          </table:table-cell>
          <table:table-cell table:formula="of:=MID([.I175];1;2)+1" office:value-type="float" office:value="14" calcext:value-type="float">
            <text:p>14</text:p>
          </table:table-cell>
          <table:table-cell/>
          <table:table-cell table:formula="of:=EXACT([.C175];[.H175])" office:value-type="boolean" office:boolean-value="true" calcext:value-type="boolean">
            <text:p>TRUE</text:p>
          </table:table-cell>
          <table:table-cell table:formula="of:=EXACT([.E175];[.J1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11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4:01:11</text:p>
          </table:table-cell>
          <table:table-cell table:formula="of:=MID([.D1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3:53:43</text:p>
          </table:table-cell>
          <table:table-cell table:formula="of:=MID([.I176];1;2)+1" office:value-type="float" office:value="14" calcext:value-type="float">
            <text:p>14</text:p>
          </table:table-cell>
          <table:table-cell/>
          <table:table-cell table:formula="of:=EXACT([.C176];[.H176])" office:value-type="boolean" office:boolean-value="true" calcext:value-type="boolean">
            <text:p>TRUE</text:p>
          </table:table-cell>
          <table:table-cell table:formula="of:=EXACT([.E176];[.J1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13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4:01:12</text:p>
          </table:table-cell>
          <table:table-cell table:formula="of:=MID([.D1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3:53:43</text:p>
          </table:table-cell>
          <table:table-cell table:formula="of:=MID([.I177];1;2)+1" office:value-type="float" office:value="14" calcext:value-type="float">
            <text:p>14</text:p>
          </table:table-cell>
          <table:table-cell/>
          <table:table-cell table:formula="of:=EXACT([.C177];[.H177])" office:value-type="boolean" office:boolean-value="true" calcext:value-type="boolean">
            <text:p>TRUE</text:p>
          </table:table-cell>
          <table:table-cell table:formula="of:=EXACT([.E177];[.J1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19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4:01:12</text:p>
          </table:table-cell>
          <table:table-cell table:formula="of:=MID([.D1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3:53:39</text:p>
          </table:table-cell>
          <table:table-cell table:formula="of:=MID([.I178];1;2)+1" office:value-type="float" office:value="14" calcext:value-type="float">
            <text:p>14</text:p>
          </table:table-cell>
          <table:table-cell/>
          <table:table-cell table:formula="of:=EXACT([.C178];[.H178])" office:value-type="boolean" office:boolean-value="true" calcext:value-type="boolean">
            <text:p>TRUE</text:p>
          </table:table-cell>
          <table:table-cell table:formula="of:=EXACT([.E178];[.J1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25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4:01:12</text:p>
          </table:table-cell>
          <table:table-cell table:formula="of:=MID([.D1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3:53:36</text:p>
          </table:table-cell>
          <table:table-cell table:formula="of:=MID([.I179];1;2)+1" office:value-type="float" office:value="14" calcext:value-type="float">
            <text:p>14</text:p>
          </table:table-cell>
          <table:table-cell/>
          <table:table-cell table:formula="of:=EXACT([.C179];[.H179])" office:value-type="boolean" office:boolean-value="true" calcext:value-type="boolean">
            <text:p>TRUE</text:p>
          </table:table-cell>
          <table:table-cell table:formula="of:=EXACT([.E179];[.J1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29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4:01:13</text:p>
          </table:table-cell>
          <table:table-cell table:formula="of:=MID([.D1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3:53:35</text:p>
          </table:table-cell>
          <table:table-cell table:formula="of:=MID([.I180];1;2)+1" office:value-type="float" office:value="14" calcext:value-type="float">
            <text:p>14</text:p>
          </table:table-cell>
          <table:table-cell/>
          <table:table-cell table:formula="of:=EXACT([.C180];[.H180])" office:value-type="boolean" office:boolean-value="true" calcext:value-type="boolean">
            <text:p>TRUE</text:p>
          </table:table-cell>
          <table:table-cell table:formula="of:=EXACT([.E180];[.J1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31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4:01:14</text:p>
          </table:table-cell>
          <table:table-cell table:formula="of:=MID([.D1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3:53:34</text:p>
          </table:table-cell>
          <table:table-cell table:formula="of:=MID([.I181];1;2)+1" office:value-type="float" office:value="14" calcext:value-type="float">
            <text:p>14</text:p>
          </table:table-cell>
          <table:table-cell/>
          <table:table-cell table:formula="of:=EXACT([.C181];[.H181])" office:value-type="boolean" office:boolean-value="true" calcext:value-type="boolean">
            <text:p>TRUE</text:p>
          </table:table-cell>
          <table:table-cell table:formula="of:=EXACT([.E181];[.J1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33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4:01:14</text:p>
          </table:table-cell>
          <table:table-cell table:formula="of:=MID([.D1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8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3:53:33</text:p>
          </table:table-cell>
          <table:table-cell table:formula="of:=MID([.I182];1;2)+1" office:value-type="float" office:value="14" calcext:value-type="float">
            <text:p>14</text:p>
          </table:table-cell>
          <table:table-cell/>
          <table:table-cell table:formula="of:=EXACT([.C182];[.H182])" office:value-type="boolean" office:boolean-value="true" calcext:value-type="boolean">
            <text:p>TRUE</text:p>
          </table:table-cell>
          <table:table-cell table:formula="of:=EXACT([.E182];[.J1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37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4:01:15</text:p>
          </table:table-cell>
          <table:table-cell table:formula="of:=MID([.D1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2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3:53:31</text:p>
          </table:table-cell>
          <table:table-cell table:formula="of:=MID([.I183];1;2)+1" office:value-type="float" office:value="14" calcext:value-type="float">
            <text:p>14</text:p>
          </table:table-cell>
          <table:table-cell/>
          <table:table-cell table:formula="of:=EXACT([.C183];[.H183])" office:value-type="boolean" office:boolean-value="true" calcext:value-type="boolean">
            <text:p>TRUE</text:p>
          </table:table-cell>
          <table:table-cell table:formula="of:=EXACT([.E183];[.J1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39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4:01:16</text:p>
          </table:table-cell>
          <table:table-cell table:formula="of:=MID([.D1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3:53:31</text:p>
          </table:table-cell>
          <table:table-cell table:formula="of:=MID([.I184];1;2)+1" office:value-type="float" office:value="14" calcext:value-type="float">
            <text:p>14</text:p>
          </table:table-cell>
          <table:table-cell/>
          <table:table-cell table:formula="of:=EXACT([.C184];[.H184])" office:value-type="boolean" office:boolean-value="true" calcext:value-type="boolean">
            <text:p>TRUE</text:p>
          </table:table-cell>
          <table:table-cell table:formula="of:=EXACT([.E184];[.J1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43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4:01:16</text:p>
          </table:table-cell>
          <table:table-cell table:formula="of:=MID([.D1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3:53:29</text:p>
          </table:table-cell>
          <table:table-cell table:formula="of:=MID([.I185];1;2)+1" office:value-type="float" office:value="14" calcext:value-type="float">
            <text:p>14</text:p>
          </table:table-cell>
          <table:table-cell/>
          <table:table-cell table:formula="of:=EXACT([.C185];[.H185])" office:value-type="boolean" office:boolean-value="true" calcext:value-type="boolean">
            <text:p>TRUE</text:p>
          </table:table-cell>
          <table:table-cell table:formula="of:=EXACT([.E185];[.J1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50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5:01:17</text:p>
          </table:table-cell>
          <table:table-cell table:formula="of:=MID([.D1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4:53:26</text:p>
          </table:table-cell>
          <table:table-cell table:formula="of:=MID([.I186];1;2)+1" office:value-type="float" office:value="15" calcext:value-type="float">
            <text:p>15</text:p>
          </table:table-cell>
          <table:table-cell/>
          <table:table-cell table:formula="of:=EXACT([.C186];[.H186])" office:value-type="boolean" office:boolean-value="true" calcext:value-type="boolean">
            <text:p>TRUE</text:p>
          </table:table-cell>
          <table:table-cell table:formula="of:=EXACT([.E186];[.J1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54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5:01:18</text:p>
          </table:table-cell>
          <table:table-cell table:formula="of:=MID([.D1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4:53:25</text:p>
          </table:table-cell>
          <table:table-cell table:formula="of:=MID([.I187];1;2)+1" office:value-type="float" office:value="15" calcext:value-type="float">
            <text:p>15</text:p>
          </table:table-cell>
          <table:table-cell/>
          <table:table-cell table:formula="of:=EXACT([.C187];[.H187])" office:value-type="boolean" office:boolean-value="true" calcext:value-type="boolean">
            <text:p>TRUE</text:p>
          </table:table-cell>
          <table:table-cell table:formula="of:=EXACT([.E187];[.J1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55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4:01:19</text:p>
          </table:table-cell>
          <table:table-cell table:formula="of:=MID([.D1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3:53:24</text:p>
          </table:table-cell>
          <table:table-cell table:formula="of:=MID([.I188];1;2)+1" office:value-type="float" office:value="14" calcext:value-type="float">
            <text:p>14</text:p>
          </table:table-cell>
          <table:table-cell/>
          <table:table-cell table:formula="of:=EXACT([.C188];[.H188])" office:value-type="boolean" office:boolean-value="true" calcext:value-type="boolean">
            <text:p>TRUE</text:p>
          </table:table-cell>
          <table:table-cell table:formula="of:=EXACT([.E188];[.J1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58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5:01:20</text:p>
          </table:table-cell>
          <table:table-cell table:formula="of:=MID([.D1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4:53:24</text:p>
          </table:table-cell>
          <table:table-cell table:formula="of:=MID([.I189];1;2)+1" office:value-type="float" office:value="15" calcext:value-type="float">
            <text:p>15</text:p>
          </table:table-cell>
          <table:table-cell/>
          <table:table-cell table:formula="of:=EXACT([.C189];[.H189])" office:value-type="boolean" office:boolean-value="true" calcext:value-type="boolean">
            <text:p>TRUE</text:p>
          </table:table-cell>
          <table:table-cell table:formula="of:=EXACT([.E189];[.J1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59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4:01:21</text:p>
          </table:table-cell>
          <table:table-cell table:formula="of:=MID([.D1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3:53:24</text:p>
          </table:table-cell>
          <table:table-cell table:formula="of:=MID([.I190];1;2)+1" office:value-type="float" office:value="14" calcext:value-type="float">
            <text:p>14</text:p>
          </table:table-cell>
          <table:table-cell/>
          <table:table-cell table:formula="of:=EXACT([.C190];[.H190])" office:value-type="boolean" office:boolean-value="true" calcext:value-type="boolean">
            <text:p>TRUE</text:p>
          </table:table-cell>
          <table:table-cell table:formula="of:=EXACT([.E190];[.J1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61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4:01:22</text:p>
          </table:table-cell>
          <table:table-cell table:formula="of:=MID([.D1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3:53:24</text:p>
          </table:table-cell>
          <table:table-cell table:formula="of:=MID([.I191];1;2)+1" office:value-type="float" office:value="14" calcext:value-type="float">
            <text:p>14</text:p>
          </table:table-cell>
          <table:table-cell/>
          <table:table-cell table:formula="of:=EXACT([.C191];[.H191])" office:value-type="boolean" office:boolean-value="true" calcext:value-type="boolean">
            <text:p>TRUE</text:p>
          </table:table-cell>
          <table:table-cell table:formula="of:=EXACT([.E191];[.J1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63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4:01:24</text:p>
          </table:table-cell>
          <table:table-cell table:formula="of:=MID([.D1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3:53:23</text:p>
          </table:table-cell>
          <table:table-cell table:formula="of:=MID([.I192];1;2)+1" office:value-type="float" office:value="14" calcext:value-type="float">
            <text:p>14</text:p>
          </table:table-cell>
          <table:table-cell/>
          <table:table-cell table:formula="of:=EXACT([.C192];[.H192])" office:value-type="boolean" office:boolean-value="true" calcext:value-type="boolean">
            <text:p>TRUE</text:p>
          </table:table-cell>
          <table:table-cell table:formula="of:=EXACT([.E192];[.J1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65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4:01:25</text:p>
          </table:table-cell>
          <table:table-cell table:formula="of:=MID([.D1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3:53:23</text:p>
          </table:table-cell>
          <table:table-cell table:formula="of:=MID([.I193];1;2)+1" office:value-type="float" office:value="14" calcext:value-type="float">
            <text:p>14</text:p>
          </table:table-cell>
          <table:table-cell/>
          <table:table-cell table:formula="of:=EXACT([.C193];[.H193])" office:value-type="boolean" office:boolean-value="true" calcext:value-type="boolean">
            <text:p>TRUE</text:p>
          </table:table-cell>
          <table:table-cell table:formula="of:=EXACT([.E193];[.J1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69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4:01:27</text:p>
          </table:table-cell>
          <table:table-cell table:formula="of:=MID([.D1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3:53:23</text:p>
          </table:table-cell>
          <table:table-cell table:formula="of:=MID([.I194];1;2)+1" office:value-type="float" office:value="14" calcext:value-type="float">
            <text:p>14</text:p>
          </table:table-cell>
          <table:table-cell/>
          <table:table-cell table:formula="of:=EXACT([.C194];[.H194])" office:value-type="boolean" office:boolean-value="true" calcext:value-type="boolean">
            <text:p>TRUE</text:p>
          </table:table-cell>
          <table:table-cell table:formula="of:=EXACT([.E194];[.J1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71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4:01:28</text:p>
          </table:table-cell>
          <table:table-cell table:formula="of:=MID([.D1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3:53:23</text:p>
          </table:table-cell>
          <table:table-cell table:formula="of:=MID([.I195];1;2)+1" office:value-type="float" office:value="14" calcext:value-type="float">
            <text:p>14</text:p>
          </table:table-cell>
          <table:table-cell/>
          <table:table-cell table:formula="of:=EXACT([.C195];[.H195])" office:value-type="boolean" office:boolean-value="true" calcext:value-type="boolean">
            <text:p>TRUE</text:p>
          </table:table-cell>
          <table:table-cell table:formula="of:=EXACT([.E195];[.J1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73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4:01:29</text:p>
          </table:table-cell>
          <table:table-cell table:formula="of:=MID([.D1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3:53:22</text:p>
          </table:table-cell>
          <table:table-cell table:formula="of:=MID([.I196];1;2)+1" office:value-type="float" office:value="14" calcext:value-type="float">
            <text:p>14</text:p>
          </table:table-cell>
          <table:table-cell/>
          <table:table-cell table:formula="of:=EXACT([.C196];[.H196])" office:value-type="boolean" office:boolean-value="true" calcext:value-type="boolean">
            <text:p>TRUE</text:p>
          </table:table-cell>
          <table:table-cell table:formula="of:=EXACT([.E196];[.J1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75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4:01:30</text:p>
          </table:table-cell>
          <table:table-cell table:formula="of:=MID([.D1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3:53:22</text:p>
          </table:table-cell>
          <table:table-cell table:formula="of:=MID([.I197];1;2)+1" office:value-type="float" office:value="14" calcext:value-type="float">
            <text:p>14</text:p>
          </table:table-cell>
          <table:table-cell/>
          <table:table-cell table:formula="of:=EXACT([.C197];[.H197])" office:value-type="boolean" office:boolean-value="true" calcext:value-type="boolean">
            <text:p>TRUE</text:p>
          </table:table-cell>
          <table:table-cell table:formula="of:=EXACT([.E197];[.J1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77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4:01:31</text:p>
          </table:table-cell>
          <table:table-cell table:formula="of:=MID([.D1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3:53:22</text:p>
          </table:table-cell>
          <table:table-cell table:formula="of:=MID([.I198];1;2)+1" office:value-type="float" office:value="14" calcext:value-type="float">
            <text:p>14</text:p>
          </table:table-cell>
          <table:table-cell/>
          <table:table-cell table:formula="of:=EXACT([.C198];[.H198])" office:value-type="boolean" office:boolean-value="true" calcext:value-type="boolean">
            <text:p>TRUE</text:p>
          </table:table-cell>
          <table:table-cell table:formula="of:=EXACT([.E198];[.J1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79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4:01:33</text:p>
          </table:table-cell>
          <table:table-cell table:formula="of:=MID([.D1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3:53:22</text:p>
          </table:table-cell>
          <table:table-cell table:formula="of:=MID([.I199];1;2)+1" office:value-type="float" office:value="14" calcext:value-type="float">
            <text:p>14</text:p>
          </table:table-cell>
          <table:table-cell/>
          <table:table-cell table:formula="of:=EXACT([.C199];[.H199])" office:value-type="boolean" office:boolean-value="true" calcext:value-type="boolean">
            <text:p>TRUE</text:p>
          </table:table-cell>
          <table:table-cell table:formula="of:=EXACT([.E199];[.J1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83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4:01:35</text:p>
          </table:table-cell>
          <table:table-cell table:formula="of:=MID([.D2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3:53:22</text:p>
          </table:table-cell>
          <table:table-cell table:formula="of:=MID([.I200];1;2)+1" office:value-type="float" office:value="14" calcext:value-type="float">
            <text:p>14</text:p>
          </table:table-cell>
          <table:table-cell/>
          <table:table-cell table:formula="of:=EXACT([.C200];[.H200])" office:value-type="boolean" office:boolean-value="true" calcext:value-type="boolean">
            <text:p>TRUE</text:p>
          </table:table-cell>
          <table:table-cell table:formula="of:=EXACT([.E200];[.J2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85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4:01:36</text:p>
          </table:table-cell>
          <table:table-cell table:formula="of:=MID([.D2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3:53:21</text:p>
          </table:table-cell>
          <table:table-cell table:formula="of:=MID([.I201];1;2)+1" office:value-type="float" office:value="14" calcext:value-type="float">
            <text:p>14</text:p>
          </table:table-cell>
          <table:table-cell/>
          <table:table-cell table:formula="of:=EXACT([.C201];[.H201])" office:value-type="boolean" office:boolean-value="true" calcext:value-type="boolean">
            <text:p>TRUE</text:p>
          </table:table-cell>
          <table:table-cell table:formula="of:=EXACT([.E201];[.J2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87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4:01:37</text:p>
          </table:table-cell>
          <table:table-cell table:formula="of:=MID([.D2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3:53:21</text:p>
          </table:table-cell>
          <table:table-cell table:formula="of:=MID([.I202];1;2)+1" office:value-type="float" office:value="14" calcext:value-type="float">
            <text:p>14</text:p>
          </table:table-cell>
          <table:table-cell/>
          <table:table-cell table:formula="of:=EXACT([.C202];[.H202])" office:value-type="boolean" office:boolean-value="true" calcext:value-type="boolean">
            <text:p>TRUE</text:p>
          </table:table-cell>
          <table:table-cell table:formula="of:=EXACT([.E202];[.J2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89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4:01:38</text:p>
          </table:table-cell>
          <table:table-cell table:formula="of:=MID([.D2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3:53:21</text:p>
          </table:table-cell>
          <table:table-cell table:formula="of:=MID([.I203];1;2)+1" office:value-type="float" office:value="14" calcext:value-type="float">
            <text:p>14</text:p>
          </table:table-cell>
          <table:table-cell/>
          <table:table-cell table:formula="of:=EXACT([.C203];[.H203])" office:value-type="boolean" office:boolean-value="true" calcext:value-type="boolean">
            <text:p>TRUE</text:p>
          </table:table-cell>
          <table:table-cell table:formula="of:=EXACT([.E203];[.J2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91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4:01:39</text:p>
          </table:table-cell>
          <table:table-cell table:formula="of:=MID([.D2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3:53:20</text:p>
          </table:table-cell>
          <table:table-cell table:formula="of:=MID([.I204];1;2)+1" office:value-type="float" office:value="14" calcext:value-type="float">
            <text:p>14</text:p>
          </table:table-cell>
          <table:table-cell/>
          <table:table-cell table:formula="of:=EXACT([.C204];[.H204])" office:value-type="boolean" office:boolean-value="true" calcext:value-type="boolean">
            <text:p>TRUE</text:p>
          </table:table-cell>
          <table:table-cell table:formula="of:=EXACT([.E204];[.J2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98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5:01:40</text:p>
          </table:table-cell>
          <table:table-cell table:formula="of:=MID([.D20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4:53:18</text:p>
          </table:table-cell>
          <table:table-cell table:formula="of:=MID([.I205];1;2)+1" office:value-type="float" office:value="15" calcext:value-type="float">
            <text:p>15</text:p>
          </table:table-cell>
          <table:table-cell/>
          <table:table-cell table:formula="of:=EXACT([.C205];[.H205])" office:value-type="boolean" office:boolean-value="true" calcext:value-type="boolean">
            <text:p>TRUE</text:p>
          </table:table-cell>
          <table:table-cell table:formula="of:=EXACT([.E205];[.J2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99.jpg</text:p>
          </table:table-cell>
          <table:table-cell office:value-type="string" calcext:value-type="string">
            <text:p>2022:06:01</text:p>
          </table:table-cell>
          <table:table-cell office:value-type="string" calcext:value-type="string">
            <text:p>14:01:41</text:p>
          </table:table-cell>
          <table:table-cell table:formula="of:=MID([.D2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4.jpg</text:p>
          </table:table-cell>
          <table:table-cell office:value-type="string" calcext:value-type="string">
            <text:p>2022:06:01</text:p>
          </table:table-cell>
          <table:table-cell office:value-type="string" calcext:value-type="string">
            <text:p>13:53:18</text:p>
          </table:table-cell>
          <table:table-cell table:formula="of:=MID([.I206];1;2)+1" office:value-type="float" office:value="14" calcext:value-type="float">
            <text:p>14</text:p>
          </table:table-cell>
          <table:table-cell/>
          <table:table-cell table:formula="of:=EXACT([.C206];[.H206])" office:value-type="boolean" office:boolean-value="true" calcext:value-type="boolean">
            <text:p>TRUE</text:p>
          </table:table-cell>
          <table:table-cell table:formula="of:=EXACT([.E206];[.J2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01.jpg</text:p>
          </table:table-cell>
          <table:table-cell office:value-type="string" calcext:value-type="string">
            <text:p>2022:06:02</text:p>
          </table:table-cell>
          <table:table-cell office:value-type="string" calcext:value-type="string">
            <text:p>14:01:42</text:p>
          </table:table-cell>
          <table:table-cell table:formula="of:=MID([.D2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6.jpg</text:p>
          </table:table-cell>
          <table:table-cell office:value-type="string" calcext:value-type="string">
            <text:p>2022:06:02</text:p>
          </table:table-cell>
          <table:table-cell office:value-type="string" calcext:value-type="string">
            <text:p>13:53:17</text:p>
          </table:table-cell>
          <table:table-cell table:formula="of:=MID([.I207];1;2)+1" office:value-type="float" office:value="14" calcext:value-type="float">
            <text:p>14</text:p>
          </table:table-cell>
          <table:table-cell/>
          <table:table-cell table:formula="of:=EXACT([.C207];[.H207])" office:value-type="boolean" office:boolean-value="true" calcext:value-type="boolean">
            <text:p>TRUE</text:p>
          </table:table-cell>
          <table:table-cell table:formula="of:=EXACT([.E207];[.J2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05.jpg</text:p>
          </table:table-cell>
          <table:table-cell office:value-type="string" calcext:value-type="string">
            <text:p>2022:06:04</text:p>
          </table:table-cell>
          <table:table-cell office:value-type="string" calcext:value-type="string">
            <text:p>14:01:44</text:p>
          </table:table-cell>
          <table:table-cell table:formula="of:=MID([.D2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0.jpg</text:p>
          </table:table-cell>
          <table:table-cell office:value-type="string" calcext:value-type="string">
            <text:p>2022:06:04</text:p>
          </table:table-cell>
          <table:table-cell office:value-type="string" calcext:value-type="string">
            <text:p>13:53:17</text:p>
          </table:table-cell>
          <table:table-cell table:formula="of:=MID([.I208];1;2)+1" office:value-type="float" office:value="14" calcext:value-type="float">
            <text:p>14</text:p>
          </table:table-cell>
          <table:table-cell/>
          <table:table-cell table:formula="of:=EXACT([.C208];[.H208])" office:value-type="boolean" office:boolean-value="true" calcext:value-type="boolean">
            <text:p>TRUE</text:p>
          </table:table-cell>
          <table:table-cell table:formula="of:=EXACT([.E208];[.J2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09.jpg</text:p>
          </table:table-cell>
          <table:table-cell office:value-type="string" calcext:value-type="string">
            <text:p>2022:06:06</text:p>
          </table:table-cell>
          <table:table-cell office:value-type="string" calcext:value-type="string">
            <text:p>14:01:46</text:p>
          </table:table-cell>
          <table:table-cell table:formula="of:=MID([.D2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4.jpg</text:p>
          </table:table-cell>
          <table:table-cell office:value-type="string" calcext:value-type="string">
            <text:p>2022:06:06</text:p>
          </table:table-cell>
          <table:table-cell office:value-type="string" calcext:value-type="string">
            <text:p>13:53:16</text:p>
          </table:table-cell>
          <table:table-cell table:formula="of:=MID([.I209];1;2)+1" office:value-type="float" office:value="14" calcext:value-type="float">
            <text:p>14</text:p>
          </table:table-cell>
          <table:table-cell/>
          <table:table-cell table:formula="of:=EXACT([.C209];[.H209])" office:value-type="boolean" office:boolean-value="true" calcext:value-type="boolean">
            <text:p>TRUE</text:p>
          </table:table-cell>
          <table:table-cell table:formula="of:=EXACT([.E209];[.J2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1.jpg</text:p>
          </table:table-cell>
          <table:table-cell office:value-type="string" calcext:value-type="string">
            <text:p>2022:06:07</text:p>
          </table:table-cell>
          <table:table-cell office:value-type="string" calcext:value-type="string">
            <text:p>14:01:47</text:p>
          </table:table-cell>
          <table:table-cell table:formula="of:=MID([.D2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6.jpg</text:p>
          </table:table-cell>
          <table:table-cell office:value-type="string" calcext:value-type="string">
            <text:p>2022:06:07</text:p>
          </table:table-cell>
          <table:table-cell office:value-type="string" calcext:value-type="string">
            <text:p>13:53:16</text:p>
          </table:table-cell>
          <table:table-cell table:formula="of:=MID([.I210];1;2)+1" office:value-type="float" office:value="14" calcext:value-type="float">
            <text:p>14</text:p>
          </table:table-cell>
          <table:table-cell/>
          <table:table-cell table:formula="of:=EXACT([.C210];[.H210])" office:value-type="boolean" office:boolean-value="true" calcext:value-type="boolean">
            <text:p>TRUE</text:p>
          </table:table-cell>
          <table:table-cell table:formula="of:=EXACT([.E210];[.J2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3.jpg</text:p>
          </table:table-cell>
          <table:table-cell office:value-type="string" calcext:value-type="string">
            <text:p>2022:06:08</text:p>
          </table:table-cell>
          <table:table-cell office:value-type="string" calcext:value-type="string">
            <text:p>14:01:48</text:p>
          </table:table-cell>
          <table:table-cell table:formula="of:=MID([.D2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8.jpg</text:p>
          </table:table-cell>
          <table:table-cell office:value-type="string" calcext:value-type="string">
            <text:p>2022:06:08</text:p>
          </table:table-cell>
          <table:table-cell office:value-type="string" calcext:value-type="string">
            <text:p>13:53:16</text:p>
          </table:table-cell>
          <table:table-cell table:formula="of:=MID([.I211];1;2)+1" office:value-type="float" office:value="14" calcext:value-type="float">
            <text:p>14</text:p>
          </table:table-cell>
          <table:table-cell/>
          <table:table-cell table:formula="of:=EXACT([.C211];[.H211])" office:value-type="boolean" office:boolean-value="true" calcext:value-type="boolean">
            <text:p>TRUE</text:p>
          </table:table-cell>
          <table:table-cell table:formula="of:=EXACT([.E211];[.J2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5.jpg</text:p>
          </table:table-cell>
          <table:table-cell office:value-type="string" calcext:value-type="string">
            <text:p>2022:06:09</text:p>
          </table:table-cell>
          <table:table-cell office:value-type="string" calcext:value-type="string">
            <text:p>14:01:49</text:p>
          </table:table-cell>
          <table:table-cell table:formula="of:=MID([.D2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0.jpg</text:p>
          </table:table-cell>
          <table:table-cell office:value-type="string" calcext:value-type="string">
            <text:p>2022:06:09</text:p>
          </table:table-cell>
          <table:table-cell office:value-type="string" calcext:value-type="string">
            <text:p>13:53:15</text:p>
          </table:table-cell>
          <table:table-cell table:formula="of:=MID([.I212];1;2)+1" office:value-type="float" office:value="14" calcext:value-type="float">
            <text:p>14</text:p>
          </table:table-cell>
          <table:table-cell/>
          <table:table-cell table:formula="of:=EXACT([.C212];[.H212])" office:value-type="boolean" office:boolean-value="true" calcext:value-type="boolean">
            <text:p>TRUE</text:p>
          </table:table-cell>
          <table:table-cell table:formula="of:=EXACT([.E212];[.J2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7.jpg</text:p>
          </table:table-cell>
          <table:table-cell office:value-type="string" calcext:value-type="string">
            <text:p>2022:06:10</text:p>
          </table:table-cell>
          <table:table-cell office:value-type="string" calcext:value-type="string">
            <text:p>14:01:50</text:p>
          </table:table-cell>
          <table:table-cell table:formula="of:=MID([.D2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2.jpg</text:p>
          </table:table-cell>
          <table:table-cell office:value-type="string" calcext:value-type="string">
            <text:p>2022:06:10</text:p>
          </table:table-cell>
          <table:table-cell office:value-type="string" calcext:value-type="string">
            <text:p>13:53:15</text:p>
          </table:table-cell>
          <table:table-cell table:formula="of:=MID([.I213];1;2)+1" office:value-type="float" office:value="14" calcext:value-type="float">
            <text:p>14</text:p>
          </table:table-cell>
          <table:table-cell/>
          <table:table-cell table:formula="of:=EXACT([.C213];[.H213])" office:value-type="boolean" office:boolean-value="true" calcext:value-type="boolean">
            <text:p>TRUE</text:p>
          </table:table-cell>
          <table:table-cell table:formula="of:=EXACT([.E213];[.J2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9.jpg</text:p>
          </table:table-cell>
          <table:table-cell office:value-type="string" calcext:value-type="string">
            <text:p>2022:06:11</text:p>
          </table:table-cell>
          <table:table-cell office:value-type="string" calcext:value-type="string">
            <text:p>14:01:51</text:p>
          </table:table-cell>
          <table:table-cell table:formula="of:=MID([.D2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4.jpg</text:p>
          </table:table-cell>
          <table:table-cell office:value-type="string" calcext:value-type="string">
            <text:p>2022:06:11</text:p>
          </table:table-cell>
          <table:table-cell office:value-type="string" calcext:value-type="string">
            <text:p>13:53:15</text:p>
          </table:table-cell>
          <table:table-cell table:formula="of:=MID([.I214];1;2)+1" office:value-type="float" office:value="14" calcext:value-type="float">
            <text:p>14</text:p>
          </table:table-cell>
          <table:table-cell/>
          <table:table-cell table:formula="of:=EXACT([.C214];[.H214])" office:value-type="boolean" office:boolean-value="true" calcext:value-type="boolean">
            <text:p>TRUE</text:p>
          </table:table-cell>
          <table:table-cell table:formula="of:=EXACT([.E214];[.J2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1.jpg</text:p>
          </table:table-cell>
          <table:table-cell office:value-type="string" calcext:value-type="string">
            <text:p>2022:06:12</text:p>
          </table:table-cell>
          <table:table-cell office:value-type="string" calcext:value-type="string">
            <text:p>14:01:52</text:p>
          </table:table-cell>
          <table:table-cell table:formula="of:=MID([.D2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6.jpg</text:p>
          </table:table-cell>
          <table:table-cell office:value-type="string" calcext:value-type="string">
            <text:p>2022:06:12</text:p>
          </table:table-cell>
          <table:table-cell office:value-type="string" calcext:value-type="string">
            <text:p>13:53:14</text:p>
          </table:table-cell>
          <table:table-cell table:formula="of:=MID([.I215];1;2)+1" office:value-type="float" office:value="14" calcext:value-type="float">
            <text:p>14</text:p>
          </table:table-cell>
          <table:table-cell/>
          <table:table-cell table:formula="of:=EXACT([.C215];[.H215])" office:value-type="boolean" office:boolean-value="true" calcext:value-type="boolean">
            <text:p>TRUE</text:p>
          </table:table-cell>
          <table:table-cell table:formula="of:=EXACT([.E215];[.J2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3.jpg</text:p>
          </table:table-cell>
          <table:table-cell office:value-type="string" calcext:value-type="string">
            <text:p>2022:06:13</text:p>
          </table:table-cell>
          <table:table-cell office:value-type="string" calcext:value-type="string">
            <text:p>14:01:53</text:p>
          </table:table-cell>
          <table:table-cell table:formula="of:=MID([.D2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8.jpg</text:p>
          </table:table-cell>
          <table:table-cell office:value-type="string" calcext:value-type="string">
            <text:p>2022:06:13</text:p>
          </table:table-cell>
          <table:table-cell office:value-type="string" calcext:value-type="string">
            <text:p>13:53:14</text:p>
          </table:table-cell>
          <table:table-cell table:formula="of:=MID([.I216];1;2)+1" office:value-type="float" office:value="14" calcext:value-type="float">
            <text:p>14</text:p>
          </table:table-cell>
          <table:table-cell/>
          <table:table-cell table:formula="of:=EXACT([.C216];[.H216])" office:value-type="boolean" office:boolean-value="true" calcext:value-type="boolean">
            <text:p>TRUE</text:p>
          </table:table-cell>
          <table:table-cell table:formula="of:=EXACT([.E216];[.J2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5.jpg</text:p>
          </table:table-cell>
          <table:table-cell office:value-type="string" calcext:value-type="string">
            <text:p>2022:06:14</text:p>
          </table:table-cell>
          <table:table-cell office:value-type="string" calcext:value-type="string">
            <text:p>14:01:55</text:p>
          </table:table-cell>
          <table:table-cell table:formula="of:=MID([.D2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0.jpg</text:p>
          </table:table-cell>
          <table:table-cell office:value-type="string" calcext:value-type="string">
            <text:p>2022:06:14</text:p>
          </table:table-cell>
          <table:table-cell office:value-type="string" calcext:value-type="string">
            <text:p>13:53:14</text:p>
          </table:table-cell>
          <table:table-cell table:formula="of:=MID([.I217];1;2)+1" office:value-type="float" office:value="14" calcext:value-type="float">
            <text:p>14</text:p>
          </table:table-cell>
          <table:table-cell/>
          <table:table-cell table:formula="of:=EXACT([.C217];[.H217])" office:value-type="boolean" office:boolean-value="true" calcext:value-type="boolean">
            <text:p>TRUE</text:p>
          </table:table-cell>
          <table:table-cell table:formula="of:=EXACT([.E217];[.J2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8.jpg</text:p>
          </table:table-cell>
          <table:table-cell office:value-type="string" calcext:value-type="string">
            <text:p>2022:06:15</text:p>
          </table:table-cell>
          <table:table-cell office:value-type="string" calcext:value-type="string">
            <text:p>15:01:56</text:p>
          </table:table-cell>
          <table:table-cell table:formula="of:=MID([.D21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03.jpg</text:p>
          </table:table-cell>
          <table:table-cell office:value-type="string" calcext:value-type="string">
            <text:p>2022:06:15</text:p>
          </table:table-cell>
          <table:table-cell office:value-type="string" calcext:value-type="string">
            <text:p>14:53:14</text:p>
          </table:table-cell>
          <table:table-cell table:formula="of:=MID([.I218];1;2)+1" office:value-type="float" office:value="15" calcext:value-type="float">
            <text:p>15</text:p>
          </table:table-cell>
          <table:table-cell/>
          <table:table-cell table:formula="of:=EXACT([.C218];[.H218])" office:value-type="boolean" office:boolean-value="true" calcext:value-type="boolean">
            <text:p>TRUE</text:p>
          </table:table-cell>
          <table:table-cell table:formula="of:=EXACT([.E218];[.J2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9.jpg</text:p>
          </table:table-cell>
          <table:table-cell office:value-type="string" calcext:value-type="string">
            <text:p>2022:06:16</text:p>
          </table:table-cell>
          <table:table-cell office:value-type="string" calcext:value-type="string">
            <text:p>14:01:57</text:p>
          </table:table-cell>
          <table:table-cell table:formula="of:=MID([.D2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4.jpg</text:p>
          </table:table-cell>
          <table:table-cell office:value-type="string" calcext:value-type="string">
            <text:p>2022:06:16</text:p>
          </table:table-cell>
          <table:table-cell office:value-type="string" calcext:value-type="string">
            <text:p>13:53:14</text:p>
          </table:table-cell>
          <table:table-cell table:formula="of:=MID([.I219];1;2)+1" office:value-type="float" office:value="14" calcext:value-type="float">
            <text:p>14</text:p>
          </table:table-cell>
          <table:table-cell/>
          <table:table-cell table:formula="of:=EXACT([.C219];[.H219])" office:value-type="boolean" office:boolean-value="true" calcext:value-type="boolean">
            <text:p>TRUE</text:p>
          </table:table-cell>
          <table:table-cell table:formula="of:=EXACT([.E219];[.J2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1.jpg</text:p>
          </table:table-cell>
          <table:table-cell office:value-type="string" calcext:value-type="string">
            <text:p>2022:06:17</text:p>
          </table:table-cell>
          <table:table-cell office:value-type="string" calcext:value-type="string">
            <text:p>14:01:58</text:p>
          </table:table-cell>
          <table:table-cell table:formula="of:=MID([.D2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6.jpg</text:p>
          </table:table-cell>
          <table:table-cell office:value-type="string" calcext:value-type="string">
            <text:p>2022:06:17</text:p>
          </table:table-cell>
          <table:table-cell office:value-type="string" calcext:value-type="string">
            <text:p>13:53:14</text:p>
          </table:table-cell>
          <table:table-cell table:formula="of:=MID([.I220];1;2)+1" office:value-type="float" office:value="14" calcext:value-type="float">
            <text:p>14</text:p>
          </table:table-cell>
          <table:table-cell/>
          <table:table-cell table:formula="of:=EXACT([.C220];[.H220])" office:value-type="boolean" office:boolean-value="true" calcext:value-type="boolean">
            <text:p>TRUE</text:p>
          </table:table-cell>
          <table:table-cell table:formula="of:=EXACT([.E220];[.J2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3.jpg</text:p>
          </table:table-cell>
          <table:table-cell office:value-type="string" calcext:value-type="string">
            <text:p>2022:06:18</text:p>
          </table:table-cell>
          <table:table-cell office:value-type="string" calcext:value-type="string">
            <text:p>14:02:00</text:p>
          </table:table-cell>
          <table:table-cell table:formula="of:=MID([.D2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8.jpg</text:p>
          </table:table-cell>
          <table:table-cell office:value-type="string" calcext:value-type="string">
            <text:p>2022:06:18</text:p>
          </table:table-cell>
          <table:table-cell office:value-type="string" calcext:value-type="string">
            <text:p>13:53:14</text:p>
          </table:table-cell>
          <table:table-cell table:formula="of:=MID([.I221];1;2)+1" office:value-type="float" office:value="14" calcext:value-type="float">
            <text:p>14</text:p>
          </table:table-cell>
          <table:table-cell/>
          <table:table-cell table:formula="of:=EXACT([.C221];[.H221])" office:value-type="boolean" office:boolean-value="true" calcext:value-type="boolean">
            <text:p>TRUE</text:p>
          </table:table-cell>
          <table:table-cell table:formula="of:=EXACT([.E221];[.J2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5.jpg</text:p>
          </table:table-cell>
          <table:table-cell office:value-type="string" calcext:value-type="string">
            <text:p>2022:06:19</text:p>
          </table:table-cell>
          <table:table-cell office:value-type="string" calcext:value-type="string">
            <text:p>14:02:01</text:p>
          </table:table-cell>
          <table:table-cell table:formula="of:=MID([.D2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0.jpg</text:p>
          </table:table-cell>
          <table:table-cell office:value-type="string" calcext:value-type="string">
            <text:p>2022:06:19</text:p>
          </table:table-cell>
          <table:table-cell office:value-type="string" calcext:value-type="string">
            <text:p>13:53:14</text:p>
          </table:table-cell>
          <table:table-cell table:formula="of:=MID([.I222];1;2)+1" office:value-type="float" office:value="14" calcext:value-type="float">
            <text:p>14</text:p>
          </table:table-cell>
          <table:table-cell/>
          <table:table-cell table:formula="of:=EXACT([.C222];[.H222])" office:value-type="boolean" office:boolean-value="true" calcext:value-type="boolean">
            <text:p>TRUE</text:p>
          </table:table-cell>
          <table:table-cell table:formula="of:=EXACT([.E222];[.J2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8.jpg</text:p>
          </table:table-cell>
          <table:table-cell office:value-type="string" calcext:value-type="string">
            <text:p>2022:06:20</text:p>
          </table:table-cell>
          <table:table-cell office:value-type="string" calcext:value-type="string">
            <text:p>15:02:03</text:p>
          </table:table-cell>
          <table:table-cell table:formula="of:=MID([.D22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13.jpg</text:p>
          </table:table-cell>
          <table:table-cell office:value-type="string" calcext:value-type="string">
            <text:p>2022:06:20</text:p>
          </table:table-cell>
          <table:table-cell office:value-type="string" calcext:value-type="string">
            <text:p>14:53:14</text:p>
          </table:table-cell>
          <table:table-cell table:formula="of:=MID([.I223];1;2)+1" office:value-type="float" office:value="15" calcext:value-type="float">
            <text:p>15</text:p>
          </table:table-cell>
          <table:table-cell/>
          <table:table-cell table:formula="of:=EXACT([.C223];[.H223])" office:value-type="boolean" office:boolean-value="true" calcext:value-type="boolean">
            <text:p>TRUE</text:p>
          </table:table-cell>
          <table:table-cell table:formula="of:=EXACT([.E223];[.J2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9.jpg</text:p>
          </table:table-cell>
          <table:table-cell office:value-type="string" calcext:value-type="string">
            <text:p>2022:06:21</text:p>
          </table:table-cell>
          <table:table-cell office:value-type="string" calcext:value-type="string">
            <text:p>14:02:04</text:p>
          </table:table-cell>
          <table:table-cell table:formula="of:=MID([.D2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4.jpg</text:p>
          </table:table-cell>
          <table:table-cell office:value-type="string" calcext:value-type="string">
            <text:p>2022:06:21</text:p>
          </table:table-cell>
          <table:table-cell office:value-type="string" calcext:value-type="string">
            <text:p>13:53:14</text:p>
          </table:table-cell>
          <table:table-cell table:formula="of:=MID([.I224];1;2)+1" office:value-type="float" office:value="14" calcext:value-type="float">
            <text:p>14</text:p>
          </table:table-cell>
          <table:table-cell/>
          <table:table-cell table:formula="of:=EXACT([.C224];[.H224])" office:value-type="boolean" office:boolean-value="true" calcext:value-type="boolean">
            <text:p>TRUE</text:p>
          </table:table-cell>
          <table:table-cell table:formula="of:=EXACT([.E224];[.J2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43.jpg</text:p>
          </table:table-cell>
          <table:table-cell office:value-type="string" calcext:value-type="string">
            <text:p>2022:06:23</text:p>
          </table:table-cell>
          <table:table-cell office:value-type="string" calcext:value-type="string">
            <text:p>14:02:06</text:p>
          </table:table-cell>
          <table:table-cell table:formula="of:=MID([.D2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8.jpg</text:p>
          </table:table-cell>
          <table:table-cell office:value-type="string" calcext:value-type="string">
            <text:p>2022:06:23</text:p>
          </table:table-cell>
          <table:table-cell office:value-type="string" calcext:value-type="string">
            <text:p>13:53:14</text:p>
          </table:table-cell>
          <table:table-cell table:formula="of:=MID([.I225];1;2)+1" office:value-type="float" office:value="14" calcext:value-type="float">
            <text:p>14</text:p>
          </table:table-cell>
          <table:table-cell/>
          <table:table-cell table:formula="of:=EXACT([.C225];[.H225])" office:value-type="boolean" office:boolean-value="true" calcext:value-type="boolean">
            <text:p>TRUE</text:p>
          </table:table-cell>
          <table:table-cell table:formula="of:=EXACT([.E225];[.J2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47.jpg</text:p>
          </table:table-cell>
          <table:table-cell office:value-type="string" calcext:value-type="string">
            <text:p>2022:06:25</text:p>
          </table:table-cell>
          <table:table-cell office:value-type="string" calcext:value-type="string">
            <text:p>14:02:08</text:p>
          </table:table-cell>
          <table:table-cell table:formula="of:=MID([.D2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22.jpg</text:p>
          </table:table-cell>
          <table:table-cell office:value-type="string" calcext:value-type="string">
            <text:p>2022:06:25</text:p>
          </table:table-cell>
          <table:table-cell office:value-type="string" calcext:value-type="string">
            <text:p>13:53:13</text:p>
          </table:table-cell>
          <table:table-cell table:formula="of:=MID([.I226];1;2)+1" office:value-type="float" office:value="14" calcext:value-type="float">
            <text:p>14</text:p>
          </table:table-cell>
          <table:table-cell/>
          <table:table-cell table:formula="of:=EXACT([.C226];[.H226])" office:value-type="boolean" office:boolean-value="true" calcext:value-type="boolean">
            <text:p>TRUE</text:p>
          </table:table-cell>
          <table:table-cell table:formula="of:=EXACT([.E226];[.J2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0.jpg</text:p>
          </table:table-cell>
          <table:table-cell office:value-type="string" calcext:value-type="string">
            <text:p>2022:06:26</text:p>
          </table:table-cell>
          <table:table-cell office:value-type="string" calcext:value-type="string">
            <text:p>15:02:09</text:p>
          </table:table-cell>
          <table:table-cell table:formula="of:=MID([.D2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5.jpg</text:p>
          </table:table-cell>
          <table:table-cell office:value-type="string" calcext:value-type="string">
            <text:p>2022:06:26</text:p>
          </table:table-cell>
          <table:table-cell office:value-type="string" calcext:value-type="string">
            <text:p>14:53:13</text:p>
          </table:table-cell>
          <table:table-cell table:formula="of:=MID([.I227];1;2)+1" office:value-type="float" office:value="15" calcext:value-type="float">
            <text:p>15</text:p>
          </table:table-cell>
          <table:table-cell/>
          <table:table-cell table:formula="of:=EXACT([.C227];[.H227])" office:value-type="boolean" office:boolean-value="true" calcext:value-type="boolean">
            <text:p>TRUE</text:p>
          </table:table-cell>
          <table:table-cell table:formula="of:=EXACT([.E227];[.J2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2.jpg</text:p>
          </table:table-cell>
          <table:table-cell office:value-type="string" calcext:value-type="string">
            <text:p>2022:06:27</text:p>
          </table:table-cell>
          <table:table-cell office:value-type="string" calcext:value-type="string">
            <text:p>15:02:10</text:p>
          </table:table-cell>
          <table:table-cell table:formula="of:=MID([.D22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7.jpg</text:p>
          </table:table-cell>
          <table:table-cell office:value-type="string" calcext:value-type="string">
            <text:p>2022:06:27</text:p>
          </table:table-cell>
          <table:table-cell office:value-type="string" calcext:value-type="string">
            <text:p>14:53:13</text:p>
          </table:table-cell>
          <table:table-cell table:formula="of:=MID([.I228];1;2)+1" office:value-type="float" office:value="15" calcext:value-type="float">
            <text:p>15</text:p>
          </table:table-cell>
          <table:table-cell/>
          <table:table-cell table:formula="of:=EXACT([.C228];[.H228])" office:value-type="boolean" office:boolean-value="true" calcext:value-type="boolean">
            <text:p>TRUE</text:p>
          </table:table-cell>
          <table:table-cell table:formula="of:=EXACT([.E228];[.J2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5.jpg</text:p>
          </table:table-cell>
          <table:table-cell office:value-type="string" calcext:value-type="string">
            <text:p>2022:06:29</text:p>
          </table:table-cell>
          <table:table-cell office:value-type="string" calcext:value-type="string">
            <text:p>14:02:12</text:p>
          </table:table-cell>
          <table:table-cell table:formula="of:=MID([.D2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0.jpg</text:p>
          </table:table-cell>
          <table:table-cell office:value-type="string" calcext:value-type="string">
            <text:p>2022:06:29</text:p>
          </table:table-cell>
          <table:table-cell office:value-type="string" calcext:value-type="string">
            <text:p>13:53:12</text:p>
          </table:table-cell>
          <table:table-cell table:formula="of:=MID([.I229];1;2)+1" office:value-type="float" office:value="14" calcext:value-type="float">
            <text:p>14</text:p>
          </table:table-cell>
          <table:table-cell/>
          <table:table-cell table:formula="of:=EXACT([.C229];[.H229])" office:value-type="boolean" office:boolean-value="true" calcext:value-type="boolean">
            <text:p>TRUE</text:p>
          </table:table-cell>
          <table:table-cell table:formula="of:=EXACT([.E229];[.J2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7.jpg</text:p>
          </table:table-cell>
          <table:table-cell office:value-type="string" calcext:value-type="string">
            <text:p>2022:06:30</text:p>
          </table:table-cell>
          <table:table-cell office:value-type="string" calcext:value-type="string">
            <text:p>14:02:13</text:p>
          </table:table-cell>
          <table:table-cell table:formula="of:=MID([.D2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2.jpg</text:p>
          </table:table-cell>
          <table:table-cell office:value-type="string" calcext:value-type="string">
            <text:p>2022:06:30</text:p>
          </table:table-cell>
          <table:table-cell office:value-type="string" calcext:value-type="string">
            <text:p>13:53:12</text:p>
          </table:table-cell>
          <table:table-cell table:formula="of:=MID([.I230];1;2)+1" office:value-type="float" office:value="14" calcext:value-type="float">
            <text:p>14</text:p>
          </table:table-cell>
          <table:table-cell/>
          <table:table-cell table:formula="of:=EXACT([.C230];[.H230])" office:value-type="boolean" office:boolean-value="true" calcext:value-type="boolean">
            <text:p>TRUE</text:p>
          </table:table-cell>
          <table:table-cell table:formula="of:=EXACT([.E230];[.J2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1.jpg</text:p>
          </table:table-cell>
          <table:table-cell office:value-type="string" calcext:value-type="string">
            <text:p>2022:07:02</text:p>
          </table:table-cell>
          <table:table-cell office:value-type="string" calcext:value-type="string">
            <text:p>14:02:15</text:p>
          </table:table-cell>
          <table:table-cell table:formula="of:=MID([.D2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6.jpg</text:p>
          </table:table-cell>
          <table:table-cell office:value-type="string" calcext:value-type="string">
            <text:p>2022:07:02</text:p>
          </table:table-cell>
          <table:table-cell office:value-type="string" calcext:value-type="string">
            <text:p>13:53:12</text:p>
          </table:table-cell>
          <table:table-cell table:formula="of:=MID([.I231];1;2)+1" office:value-type="float" office:value="14" calcext:value-type="float">
            <text:p>14</text:p>
          </table:table-cell>
          <table:table-cell/>
          <table:table-cell table:formula="of:=EXACT([.C231];[.H231])" office:value-type="boolean" office:boolean-value="true" calcext:value-type="boolean">
            <text:p>TRUE</text:p>
          </table:table-cell>
          <table:table-cell table:formula="of:=EXACT([.E231];[.J2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3.jpg</text:p>
          </table:table-cell>
          <table:table-cell office:value-type="string" calcext:value-type="string">
            <text:p>2022:07:03</text:p>
          </table:table-cell>
          <table:table-cell office:value-type="string" calcext:value-type="string">
            <text:p>14:02:17</text:p>
          </table:table-cell>
          <table:table-cell table:formula="of:=MID([.D23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8.jpg</text:p>
          </table:table-cell>
          <table:table-cell office:value-type="string" calcext:value-type="string">
            <text:p>2022:07:03</text:p>
          </table:table-cell>
          <table:table-cell office:value-type="string" calcext:value-type="string">
            <text:p>13:53:12</text:p>
          </table:table-cell>
          <table:table-cell table:formula="of:=MID([.I232];1;2)+1" office:value-type="float" office:value="14" calcext:value-type="float">
            <text:p>14</text:p>
          </table:table-cell>
          <table:table-cell/>
          <table:table-cell table:formula="of:=EXACT([.C232];[.H232])" office:value-type="boolean" office:boolean-value="true" calcext:value-type="boolean">
            <text:p>TRUE</text:p>
          </table:table-cell>
          <table:table-cell table:formula="of:=EXACT([.E232];[.J2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6.jpg</text:p>
          </table:table-cell>
          <table:table-cell office:value-type="string" calcext:value-type="string">
            <text:p>2022:07:04</text:p>
          </table:table-cell>
          <table:table-cell office:value-type="string" calcext:value-type="string">
            <text:p>15:02:18</text:p>
          </table:table-cell>
          <table:table-cell table:formula="of:=MID([.D2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1.jpg</text:p>
          </table:table-cell>
          <table:table-cell office:value-type="string" calcext:value-type="string">
            <text:p>2022:07:04</text:p>
          </table:table-cell>
          <table:table-cell office:value-type="string" calcext:value-type="string">
            <text:p>14:53:12</text:p>
          </table:table-cell>
          <table:table-cell table:formula="of:=MID([.I233];1;2)+1" office:value-type="float" office:value="15" calcext:value-type="float">
            <text:p>15</text:p>
          </table:table-cell>
          <table:table-cell/>
          <table:table-cell table:formula="of:=EXACT([.C233];[.H233])" office:value-type="boolean" office:boolean-value="true" calcext:value-type="boolean">
            <text:p>TRUE</text:p>
          </table:table-cell>
          <table:table-cell table:formula="of:=EXACT([.E233];[.J2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7.jpg</text:p>
          </table:table-cell>
          <table:table-cell office:value-type="string" calcext:value-type="string">
            <text:p>2022:07:05</text:p>
          </table:table-cell>
          <table:table-cell office:value-type="string" calcext:value-type="string">
            <text:p>14:02:19</text:p>
          </table:table-cell>
          <table:table-cell table:formula="of:=MID([.D23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2.jpg</text:p>
          </table:table-cell>
          <table:table-cell office:value-type="string" calcext:value-type="string">
            <text:p>2022:07:05</text:p>
          </table:table-cell>
          <table:table-cell office:value-type="string" calcext:value-type="string">
            <text:p>13:53:11</text:p>
          </table:table-cell>
          <table:table-cell table:formula="of:=MID([.I234];1;2)+1" office:value-type="float" office:value="14" calcext:value-type="float">
            <text:p>14</text:p>
          </table:table-cell>
          <table:table-cell/>
          <table:table-cell table:formula="of:=EXACT([.C234];[.H234])" office:value-type="boolean" office:boolean-value="true" calcext:value-type="boolean">
            <text:p>TRUE</text:p>
          </table:table-cell>
          <table:table-cell table:formula="of:=EXACT([.E234];[.J2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9.jpg</text:p>
          </table:table-cell>
          <table:table-cell office:value-type="string" calcext:value-type="string">
            <text:p>2022:07:06</text:p>
          </table:table-cell>
          <table:table-cell office:value-type="string" calcext:value-type="string">
            <text:p>14:02:20</text:p>
          </table:table-cell>
          <table:table-cell table:formula="of:=MID([.D2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4.jpg</text:p>
          </table:table-cell>
          <table:table-cell office:value-type="string" calcext:value-type="string">
            <text:p>2022:07:06</text:p>
          </table:table-cell>
          <table:table-cell office:value-type="string" calcext:value-type="string">
            <text:p>13:53:11</text:p>
          </table:table-cell>
          <table:table-cell table:formula="of:=MID([.I235];1;2)+1" office:value-type="float" office:value="14" calcext:value-type="float">
            <text:p>14</text:p>
          </table:table-cell>
          <table:table-cell/>
          <table:table-cell table:formula="of:=EXACT([.C235];[.H235])" office:value-type="boolean" office:boolean-value="true" calcext:value-type="boolean">
            <text:p>TRUE</text:p>
          </table:table-cell>
          <table:table-cell table:formula="of:=EXACT([.E235];[.J2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2.jpg</text:p>
          </table:table-cell>
          <table:table-cell office:value-type="string" calcext:value-type="string">
            <text:p>2022:07:07</text:p>
          </table:table-cell>
          <table:table-cell office:value-type="string" calcext:value-type="string">
            <text:p>15:02:22</text:p>
          </table:table-cell>
          <table:table-cell table:formula="of:=MID([.D2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7.jpg</text:p>
          </table:table-cell>
          <table:table-cell office:value-type="string" calcext:value-type="string">
            <text:p>2022:07:07</text:p>
          </table:table-cell>
          <table:table-cell office:value-type="string" calcext:value-type="string">
            <text:p>14:53:11</text:p>
          </table:table-cell>
          <table:table-cell table:formula="of:=MID([.I236];1;2)+1" office:value-type="float" office:value="15" calcext:value-type="float">
            <text:p>15</text:p>
          </table:table-cell>
          <table:table-cell/>
          <table:table-cell table:formula="of:=EXACT([.C236];[.H236])" office:value-type="boolean" office:boolean-value="true" calcext:value-type="boolean">
            <text:p>TRUE</text:p>
          </table:table-cell>
          <table:table-cell table:formula="of:=EXACT([.E236];[.J2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3.jpg</text:p>
          </table:table-cell>
          <table:table-cell office:value-type="string" calcext:value-type="string">
            <text:p>2022:07:08</text:p>
          </table:table-cell>
          <table:table-cell office:value-type="string" calcext:value-type="string">
            <text:p>14:02:23</text:p>
          </table:table-cell>
          <table:table-cell table:formula="of:=MID([.D23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8.jpg</text:p>
          </table:table-cell>
          <table:table-cell office:value-type="string" calcext:value-type="string">
            <text:p>2022:07:08</text:p>
          </table:table-cell>
          <table:table-cell office:value-type="string" calcext:value-type="string">
            <text:p>13:53:11</text:p>
          </table:table-cell>
          <table:table-cell table:formula="of:=MID([.I237];1;2)+1" office:value-type="float" office:value="14" calcext:value-type="float">
            <text:p>14</text:p>
          </table:table-cell>
          <table:table-cell/>
          <table:table-cell table:formula="of:=EXACT([.C237];[.H237])" office:value-type="boolean" office:boolean-value="true" calcext:value-type="boolean">
            <text:p>TRUE</text:p>
          </table:table-cell>
          <table:table-cell table:formula="of:=EXACT([.E237];[.J2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6.jpg</text:p>
          </table:table-cell>
          <table:table-cell office:value-type="string" calcext:value-type="string">
            <text:p>2022:07:09</text:p>
          </table:table-cell>
          <table:table-cell office:value-type="string" calcext:value-type="string">
            <text:p>15:02:24</text:p>
          </table:table-cell>
          <table:table-cell table:formula="of:=MID([.D2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51.jpg</text:p>
          </table:table-cell>
          <table:table-cell office:value-type="string" calcext:value-type="string">
            <text:p>2022:07:09</text:p>
          </table:table-cell>
          <table:table-cell office:value-type="string" calcext:value-type="string">
            <text:p>14:53:11</text:p>
          </table:table-cell>
          <table:table-cell table:formula="of:=MID([.I238];1;2)+1" office:value-type="float" office:value="15" calcext:value-type="float">
            <text:p>15</text:p>
          </table:table-cell>
          <table:table-cell/>
          <table:table-cell table:formula="of:=EXACT([.C238];[.H238])" office:value-type="boolean" office:boolean-value="true" calcext:value-type="boolean">
            <text:p>TRUE</text:p>
          </table:table-cell>
          <table:table-cell table:formula="of:=EXACT([.E238];[.J2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7.jpg</text:p>
          </table:table-cell>
          <table:table-cell office:value-type="string" calcext:value-type="string">
            <text:p>2022:07:10</text:p>
          </table:table-cell>
          <table:table-cell office:value-type="string" calcext:value-type="string">
            <text:p>14:02:25</text:p>
          </table:table-cell>
          <table:table-cell table:formula="of:=MID([.D23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2.jpg</text:p>
          </table:table-cell>
          <table:table-cell office:value-type="string" calcext:value-type="string">
            <text:p>2022:07:10</text:p>
          </table:table-cell>
          <table:table-cell office:value-type="string" calcext:value-type="string">
            <text:p>13:53:11</text:p>
          </table:table-cell>
          <table:table-cell table:formula="of:=MID([.I239];1;2)+1" office:value-type="float" office:value="14" calcext:value-type="float">
            <text:p>14</text:p>
          </table:table-cell>
          <table:table-cell/>
          <table:table-cell table:formula="of:=EXACT([.C239];[.H239])" office:value-type="boolean" office:boolean-value="true" calcext:value-type="boolean">
            <text:p>TRUE</text:p>
          </table:table-cell>
          <table:table-cell table:formula="of:=EXACT([.E239];[.J2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9.jpg</text:p>
          </table:table-cell>
          <table:table-cell office:value-type="string" calcext:value-type="string">
            <text:p>2022:07:11</text:p>
          </table:table-cell>
          <table:table-cell office:value-type="string" calcext:value-type="string">
            <text:p>14:02:27</text:p>
          </table:table-cell>
          <table:table-cell table:formula="of:=MID([.D2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4.jpg</text:p>
          </table:table-cell>
          <table:table-cell office:value-type="string" calcext:value-type="string">
            <text:p>2022:07:11</text:p>
          </table:table-cell>
          <table:table-cell office:value-type="string" calcext:value-type="string">
            <text:p>13:53:11</text:p>
          </table:table-cell>
          <table:table-cell table:formula="of:=MID([.I240];1;2)+1" office:value-type="float" office:value="14" calcext:value-type="float">
            <text:p>14</text:p>
          </table:table-cell>
          <table:table-cell/>
          <table:table-cell table:formula="of:=EXACT([.C240];[.H240])" office:value-type="boolean" office:boolean-value="true" calcext:value-type="boolean">
            <text:p>TRUE</text:p>
          </table:table-cell>
          <table:table-cell table:formula="of:=EXACT([.E240];[.J2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1.jpg</text:p>
          </table:table-cell>
          <table:table-cell office:value-type="string" calcext:value-type="string">
            <text:p>2022:07:12</text:p>
          </table:table-cell>
          <table:table-cell office:value-type="string" calcext:value-type="string">
            <text:p>14:02:28</text:p>
          </table:table-cell>
          <table:table-cell table:formula="of:=MID([.D2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6.jpg</text:p>
          </table:table-cell>
          <table:table-cell office:value-type="string" calcext:value-type="string">
            <text:p>2022:07:12</text:p>
          </table:table-cell>
          <table:table-cell office:value-type="string" calcext:value-type="string">
            <text:p>13:53:11</text:p>
          </table:table-cell>
          <table:table-cell table:formula="of:=MID([.I241];1;2)+1" office:value-type="float" office:value="14" calcext:value-type="float">
            <text:p>14</text:p>
          </table:table-cell>
          <table:table-cell/>
          <table:table-cell table:formula="of:=EXACT([.C241];[.H241])" office:value-type="boolean" office:boolean-value="true" calcext:value-type="boolean">
            <text:p>TRUE</text:p>
          </table:table-cell>
          <table:table-cell table:formula="of:=EXACT([.E241];[.J2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3.jpg</text:p>
          </table:table-cell>
          <table:table-cell office:value-type="string" calcext:value-type="string">
            <text:p>2022:07:13</text:p>
          </table:table-cell>
          <table:table-cell office:value-type="string" calcext:value-type="string">
            <text:p>14:02:29</text:p>
          </table:table-cell>
          <table:table-cell table:formula="of:=MID([.D24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8.jpg</text:p>
          </table:table-cell>
          <table:table-cell office:value-type="string" calcext:value-type="string">
            <text:p>2022:07:13</text:p>
          </table:table-cell>
          <table:table-cell office:value-type="string" calcext:value-type="string">
            <text:p>13:53:11</text:p>
          </table:table-cell>
          <table:table-cell table:formula="of:=MID([.I242];1;2)+1" office:value-type="float" office:value="14" calcext:value-type="float">
            <text:p>14</text:p>
          </table:table-cell>
          <table:table-cell/>
          <table:table-cell table:formula="of:=EXACT([.C242];[.H242])" office:value-type="boolean" office:boolean-value="true" calcext:value-type="boolean">
            <text:p>TRUE</text:p>
          </table:table-cell>
          <table:table-cell table:formula="of:=EXACT([.E242];[.J2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6.jpg</text:p>
          </table:table-cell>
          <table:table-cell office:value-type="string" calcext:value-type="string">
            <text:p>2022:07:14</text:p>
          </table:table-cell>
          <table:table-cell office:value-type="string" calcext:value-type="string">
            <text:p>15:02:31</text:p>
          </table:table-cell>
          <table:table-cell table:formula="of:=MID([.D24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1.jpg</text:p>
          </table:table-cell>
          <table:table-cell office:value-type="string" calcext:value-type="string">
            <text:p>2022:07:14</text:p>
          </table:table-cell>
          <table:table-cell office:value-type="string" calcext:value-type="string">
            <text:p>14:53:11</text:p>
          </table:table-cell>
          <table:table-cell table:formula="of:=MID([.I243];1;2)+1" office:value-type="float" office:value="15" calcext:value-type="float">
            <text:p>15</text:p>
          </table:table-cell>
          <table:table-cell/>
          <table:table-cell table:formula="of:=EXACT([.C243];[.H243])" office:value-type="boolean" office:boolean-value="true" calcext:value-type="boolean">
            <text:p>TRUE</text:p>
          </table:table-cell>
          <table:table-cell table:formula="of:=EXACT([.E243];[.J2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7.jpg</text:p>
          </table:table-cell>
          <table:table-cell office:value-type="string" calcext:value-type="string">
            <text:p>2022:07:15</text:p>
          </table:table-cell>
          <table:table-cell office:value-type="string" calcext:value-type="string">
            <text:p>14:02:32</text:p>
          </table:table-cell>
          <table:table-cell table:formula="of:=MID([.D24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2.jpg</text:p>
          </table:table-cell>
          <table:table-cell office:value-type="string" calcext:value-type="string">
            <text:p>2022:07:15</text:p>
          </table:table-cell>
          <table:table-cell office:value-type="string" calcext:value-type="string">
            <text:p>13:53:11</text:p>
          </table:table-cell>
          <table:table-cell table:formula="of:=MID([.I244];1;2)+1" office:value-type="float" office:value="14" calcext:value-type="float">
            <text:p>14</text:p>
          </table:table-cell>
          <table:table-cell/>
          <table:table-cell table:formula="of:=EXACT([.C244];[.H244])" office:value-type="boolean" office:boolean-value="true" calcext:value-type="boolean">
            <text:p>TRUE</text:p>
          </table:table-cell>
          <table:table-cell table:formula="of:=EXACT([.E244];[.J2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9.jpg</text:p>
          </table:table-cell>
          <table:table-cell office:value-type="string" calcext:value-type="string">
            <text:p>2022:07:16</text:p>
          </table:table-cell>
          <table:table-cell office:value-type="string" calcext:value-type="string">
            <text:p>14:02:33</text:p>
          </table:table-cell>
          <table:table-cell table:formula="of:=MID([.D24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4.jpg</text:p>
          </table:table-cell>
          <table:table-cell office:value-type="string" calcext:value-type="string">
            <text:p>2022:07:16</text:p>
          </table:table-cell>
          <table:table-cell office:value-type="string" calcext:value-type="string">
            <text:p>13:53:11</text:p>
          </table:table-cell>
          <table:table-cell table:formula="of:=MID([.I245];1;2)+1" office:value-type="float" office:value="14" calcext:value-type="float">
            <text:p>14</text:p>
          </table:table-cell>
          <table:table-cell/>
          <table:table-cell table:formula="of:=EXACT([.C245];[.H245])" office:value-type="boolean" office:boolean-value="true" calcext:value-type="boolean">
            <text:p>TRUE</text:p>
          </table:table-cell>
          <table:table-cell table:formula="of:=EXACT([.E245];[.J2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2.jpg</text:p>
          </table:table-cell>
          <table:table-cell office:value-type="string" calcext:value-type="string">
            <text:p>2022:07:17</text:p>
          </table:table-cell>
          <table:table-cell office:value-type="string" calcext:value-type="string">
            <text:p>15:02:35</text:p>
          </table:table-cell>
          <table:table-cell table:formula="of:=MID([.D24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7.jpg</text:p>
          </table:table-cell>
          <table:table-cell office:value-type="string" calcext:value-type="string">
            <text:p>2022:07:17</text:p>
          </table:table-cell>
          <table:table-cell office:value-type="string" calcext:value-type="string">
            <text:p>14:53:11</text:p>
          </table:table-cell>
          <table:table-cell table:formula="of:=MID([.I246];1;2)+1" office:value-type="float" office:value="15" calcext:value-type="float">
            <text:p>15</text:p>
          </table:table-cell>
          <table:table-cell/>
          <table:table-cell table:formula="of:=EXACT([.C246];[.H246])" office:value-type="boolean" office:boolean-value="true" calcext:value-type="boolean">
            <text:p>TRUE</text:p>
          </table:table-cell>
          <table:table-cell table:formula="of:=EXACT([.E246];[.J2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3.jpg</text:p>
          </table:table-cell>
          <table:table-cell office:value-type="string" calcext:value-type="string">
            <text:p>2022:07:18</text:p>
          </table:table-cell>
          <table:table-cell office:value-type="string" calcext:value-type="string">
            <text:p>14:02:36</text:p>
          </table:table-cell>
          <table:table-cell table:formula="of:=MID([.D24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8.jpg</text:p>
          </table:table-cell>
          <table:table-cell office:value-type="string" calcext:value-type="string">
            <text:p>2022:07:18</text:p>
          </table:table-cell>
          <table:table-cell office:value-type="string" calcext:value-type="string">
            <text:p>13:53:11</text:p>
          </table:table-cell>
          <table:table-cell table:formula="of:=MID([.I247];1;2)+1" office:value-type="float" office:value="14" calcext:value-type="float">
            <text:p>14</text:p>
          </table:table-cell>
          <table:table-cell/>
          <table:table-cell table:formula="of:=EXACT([.C247];[.H247])" office:value-type="boolean" office:boolean-value="true" calcext:value-type="boolean">
            <text:p>TRUE</text:p>
          </table:table-cell>
          <table:table-cell table:formula="of:=EXACT([.E247];[.J2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5.jpg</text:p>
          </table:table-cell>
          <table:table-cell office:value-type="string" calcext:value-type="string">
            <text:p>2022:07:19</text:p>
          </table:table-cell>
          <table:table-cell office:value-type="string" calcext:value-type="string">
            <text:p>14:02:37</text:p>
          </table:table-cell>
          <table:table-cell table:formula="of:=MID([.D2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0.jpg</text:p>
          </table:table-cell>
          <table:table-cell office:value-type="string" calcext:value-type="string">
            <text:p>2022:07:19</text:p>
          </table:table-cell>
          <table:table-cell office:value-type="string" calcext:value-type="string">
            <text:p>13:53:11</text:p>
          </table:table-cell>
          <table:table-cell table:formula="of:=MID([.I248];1;2)+1" office:value-type="float" office:value="14" calcext:value-type="float">
            <text:p>14</text:p>
          </table:table-cell>
          <table:table-cell/>
          <table:table-cell table:formula="of:=EXACT([.C248];[.H248])" office:value-type="boolean" office:boolean-value="true" calcext:value-type="boolean">
            <text:p>TRUE</text:p>
          </table:table-cell>
          <table:table-cell table:formula="of:=EXACT([.E248];[.J2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7.jpg</text:p>
          </table:table-cell>
          <table:table-cell office:value-type="string" calcext:value-type="string">
            <text:p>2022:07:20</text:p>
          </table:table-cell>
          <table:table-cell office:value-type="string" calcext:value-type="string">
            <text:p>14:02:39</text:p>
          </table:table-cell>
          <table:table-cell table:formula="of:=MID([.D24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2.jpg</text:p>
          </table:table-cell>
          <table:table-cell office:value-type="string" calcext:value-type="string">
            <text:p>2022:07:20</text:p>
          </table:table-cell>
          <table:table-cell office:value-type="string" calcext:value-type="string">
            <text:p>13:53:11</text:p>
          </table:table-cell>
          <table:table-cell table:formula="of:=MID([.I249];1;2)+1" office:value-type="float" office:value="14" calcext:value-type="float">
            <text:p>14</text:p>
          </table:table-cell>
          <table:table-cell/>
          <table:table-cell table:formula="of:=EXACT([.C249];[.H249])" office:value-type="boolean" office:boolean-value="true" calcext:value-type="boolean">
            <text:p>TRUE</text:p>
          </table:table-cell>
          <table:table-cell table:formula="of:=EXACT([.E249];[.J2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9.jpg</text:p>
          </table:table-cell>
          <table:table-cell office:value-type="string" calcext:value-type="string">
            <text:p>2022:07:21</text:p>
          </table:table-cell>
          <table:table-cell office:value-type="string" calcext:value-type="string">
            <text:p>14:02:40</text:p>
          </table:table-cell>
          <table:table-cell table:formula="of:=MID([.D2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4.jpg</text:p>
          </table:table-cell>
          <table:table-cell office:value-type="string" calcext:value-type="string">
            <text:p>2022:07:21</text:p>
          </table:table-cell>
          <table:table-cell office:value-type="string" calcext:value-type="string">
            <text:p>13:53:11</text:p>
          </table:table-cell>
          <table:table-cell table:formula="of:=MID([.I250];1;2)+1" office:value-type="float" office:value="14" calcext:value-type="float">
            <text:p>14</text:p>
          </table:table-cell>
          <table:table-cell/>
          <table:table-cell table:formula="of:=EXACT([.C250];[.H250])" office:value-type="boolean" office:boolean-value="true" calcext:value-type="boolean">
            <text:p>TRUE</text:p>
          </table:table-cell>
          <table:table-cell table:formula="of:=EXACT([.E250];[.J2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1.jpg</text:p>
          </table:table-cell>
          <table:table-cell office:value-type="string" calcext:value-type="string">
            <text:p>2022:07:22</text:p>
          </table:table-cell>
          <table:table-cell office:value-type="string" calcext:value-type="string">
            <text:p>14:02:41</text:p>
          </table:table-cell>
          <table:table-cell table:formula="of:=MID([.D25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6.jpg</text:p>
          </table:table-cell>
          <table:table-cell office:value-type="string" calcext:value-type="string">
            <text:p>2022:07:22</text:p>
          </table:table-cell>
          <table:table-cell office:value-type="string" calcext:value-type="string">
            <text:p>13:53:11</text:p>
          </table:table-cell>
          <table:table-cell table:formula="of:=MID([.I251];1;2)+1" office:value-type="float" office:value="14" calcext:value-type="float">
            <text:p>14</text:p>
          </table:table-cell>
          <table:table-cell/>
          <table:table-cell table:formula="of:=EXACT([.C251];[.H251])" office:value-type="boolean" office:boolean-value="true" calcext:value-type="boolean">
            <text:p>TRUE</text:p>
          </table:table-cell>
          <table:table-cell table:formula="of:=EXACT([.E251];[.J2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3.jpg</text:p>
          </table:table-cell>
          <table:table-cell office:value-type="string" calcext:value-type="string">
            <text:p>2022:07:23</text:p>
          </table:table-cell>
          <table:table-cell office:value-type="string" calcext:value-type="string">
            <text:p>14:02:43</text:p>
          </table:table-cell>
          <table:table-cell table:formula="of:=MID([.D25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8.jpg</text:p>
          </table:table-cell>
          <table:table-cell office:value-type="string" calcext:value-type="string">
            <text:p>2022:07:23</text:p>
          </table:table-cell>
          <table:table-cell office:value-type="string" calcext:value-type="string">
            <text:p>13:53:11</text:p>
          </table:table-cell>
          <table:table-cell table:formula="of:=MID([.I252];1;2)+1" office:value-type="float" office:value="14" calcext:value-type="float">
            <text:p>14</text:p>
          </table:table-cell>
          <table:table-cell/>
          <table:table-cell table:formula="of:=EXACT([.C252];[.H252])" office:value-type="boolean" office:boolean-value="true" calcext:value-type="boolean">
            <text:p>TRUE</text:p>
          </table:table-cell>
          <table:table-cell table:formula="of:=EXACT([.E252];[.J2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5.jpg</text:p>
          </table:table-cell>
          <table:table-cell office:value-type="string" calcext:value-type="string">
            <text:p>2022:07:24</text:p>
          </table:table-cell>
          <table:table-cell office:value-type="string" calcext:value-type="string">
            <text:p>14:02:44</text:p>
          </table:table-cell>
          <table:table-cell table:formula="of:=MID([.D25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0.jpg</text:p>
          </table:table-cell>
          <table:table-cell office:value-type="string" calcext:value-type="string">
            <text:p>2022:07:24</text:p>
          </table:table-cell>
          <table:table-cell office:value-type="string" calcext:value-type="string">
            <text:p>13:53:11</text:p>
          </table:table-cell>
          <table:table-cell table:formula="of:=MID([.I253];1;2)+1" office:value-type="float" office:value="14" calcext:value-type="float">
            <text:p>14</text:p>
          </table:table-cell>
          <table:table-cell/>
          <table:table-cell table:formula="of:=EXACT([.C253];[.H253])" office:value-type="boolean" office:boolean-value="true" calcext:value-type="boolean">
            <text:p>TRUE</text:p>
          </table:table-cell>
          <table:table-cell table:formula="of:=EXACT([.E253];[.J2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7.jpg</text:p>
          </table:table-cell>
          <table:table-cell office:value-type="string" calcext:value-type="string">
            <text:p>2022:07:25</text:p>
          </table:table-cell>
          <table:table-cell office:value-type="string" calcext:value-type="string">
            <text:p>14:02:45</text:p>
          </table:table-cell>
          <table:table-cell table:formula="of:=MID([.D25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2.jpg</text:p>
          </table:table-cell>
          <table:table-cell office:value-type="string" calcext:value-type="string">
            <text:p>2022:07:25</text:p>
          </table:table-cell>
          <table:table-cell office:value-type="string" calcext:value-type="string">
            <text:p>13:53:11</text:p>
          </table:table-cell>
          <table:table-cell table:formula="of:=MID([.I254];1;2)+1" office:value-type="float" office:value="14" calcext:value-type="float">
            <text:p>14</text:p>
          </table:table-cell>
          <table:table-cell/>
          <table:table-cell table:formula="of:=EXACT([.C254];[.H254])" office:value-type="boolean" office:boolean-value="true" calcext:value-type="boolean">
            <text:p>TRUE</text:p>
          </table:table-cell>
          <table:table-cell table:formula="of:=EXACT([.E254];[.J2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9.jpg</text:p>
          </table:table-cell>
          <table:table-cell office:value-type="string" calcext:value-type="string">
            <text:p>2022:07:26</text:p>
          </table:table-cell>
          <table:table-cell office:value-type="string" calcext:value-type="string">
            <text:p>14:02:47</text:p>
          </table:table-cell>
          <table:table-cell table:formula="of:=MID([.D25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4.jpg</text:p>
          </table:table-cell>
          <table:table-cell office:value-type="string" calcext:value-type="string">
            <text:p>2022:07:26</text:p>
          </table:table-cell>
          <table:table-cell office:value-type="string" calcext:value-type="string">
            <text:p>13:53:11</text:p>
          </table:table-cell>
          <table:table-cell table:formula="of:=MID([.I255];1;2)+1" office:value-type="float" office:value="14" calcext:value-type="float">
            <text:p>14</text:p>
          </table:table-cell>
          <table:table-cell/>
          <table:table-cell table:formula="of:=EXACT([.C255];[.H255])" office:value-type="boolean" office:boolean-value="true" calcext:value-type="boolean">
            <text:p>TRUE</text:p>
          </table:table-cell>
          <table:table-cell table:formula="of:=EXACT([.E255];[.J2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1.jpg</text:p>
          </table:table-cell>
          <table:table-cell office:value-type="string" calcext:value-type="string">
            <text:p>2022:07:27</text:p>
          </table:table-cell>
          <table:table-cell office:value-type="string" calcext:value-type="string">
            <text:p>14:02:48</text:p>
          </table:table-cell>
          <table:table-cell table:formula="of:=MID([.D25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6.jpg</text:p>
          </table:table-cell>
          <table:table-cell office:value-type="string" calcext:value-type="string">
            <text:p>2022:07:27</text:p>
          </table:table-cell>
          <table:table-cell office:value-type="string" calcext:value-type="string">
            <text:p>13:53:11</text:p>
          </table:table-cell>
          <table:table-cell table:formula="of:=MID([.I256];1;2)+1" office:value-type="float" office:value="14" calcext:value-type="float">
            <text:p>14</text:p>
          </table:table-cell>
          <table:table-cell/>
          <table:table-cell table:formula="of:=EXACT([.C256];[.H256])" office:value-type="boolean" office:boolean-value="true" calcext:value-type="boolean">
            <text:p>TRUE</text:p>
          </table:table-cell>
          <table:table-cell table:formula="of:=EXACT([.E256];[.J2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4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5:02:49</text:p>
          </table:table-cell>
          <table:table-cell table:formula="of:=MID([.D2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89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4:53:11</text:p>
          </table:table-cell>
          <table:table-cell table:formula="of:=MID([.I257];1;2)+1" office:value-type="float" office:value="15" calcext:value-type="float">
            <text:p>15</text:p>
          </table:table-cell>
          <table:table-cell/>
          <table:table-cell table:formula="of:=EXACT([.C257];[.H257])" office:value-type="boolean" office:boolean-value="true" calcext:value-type="boolean">
            <text:p>TRUE</text:p>
          </table:table-cell>
          <table:table-cell table:formula="of:=EXACT([.E257];[.J2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5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4:02:50</text:p>
          </table:table-cell>
          <table:table-cell table:formula="of:=MID([.D25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0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3:53:10</text:p>
          </table:table-cell>
          <table:table-cell table:formula="of:=MID([.I258];1;2)+1" office:value-type="float" office:value="14" calcext:value-type="float">
            <text:p>14</text:p>
          </table:table-cell>
          <table:table-cell/>
          <table:table-cell table:formula="of:=EXACT([.C258];[.H258])" office:value-type="boolean" office:boolean-value="true" calcext:value-type="boolean">
            <text:p>TRUE</text:p>
          </table:table-cell>
          <table:table-cell table:formula="of:=EXACT([.E258];[.J2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8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5:02:52</text:p>
          </table:table-cell>
          <table:table-cell table:formula="of:=MID([.D2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93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4:53:10</text:p>
          </table:table-cell>
          <table:table-cell table:formula="of:=MID([.I259];1;2)+1" office:value-type="float" office:value="15" calcext:value-type="float">
            <text:p>15</text:p>
          </table:table-cell>
          <table:table-cell/>
          <table:table-cell table:formula="of:=EXACT([.C259];[.H259])" office:value-type="boolean" office:boolean-value="true" calcext:value-type="boolean">
            <text:p>TRUE</text:p>
          </table:table-cell>
          <table:table-cell table:formula="of:=EXACT([.E259];[.J2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9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4:02:53</text:p>
          </table:table-cell>
          <table:table-cell table:formula="of:=MID([.D2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4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3:53:10</text:p>
          </table:table-cell>
          <table:table-cell table:formula="of:=MID([.I260];1;2)+1" office:value-type="float" office:value="14" calcext:value-type="float">
            <text:p>14</text:p>
          </table:table-cell>
          <table:table-cell/>
          <table:table-cell table:formula="of:=EXACT([.C260];[.H260])" office:value-type="boolean" office:boolean-value="true" calcext:value-type="boolean">
            <text:p>TRUE</text:p>
          </table:table-cell>
          <table:table-cell table:formula="of:=EXACT([.E260];[.J2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1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4:02:54</text:p>
          </table:table-cell>
          <table:table-cell table:formula="of:=MID([.D2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6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3:53:10</text:p>
          </table:table-cell>
          <table:table-cell table:formula="of:=MID([.I261];1;2)+1" office:value-type="float" office:value="14" calcext:value-type="float">
            <text:p>14</text:p>
          </table:table-cell>
          <table:table-cell/>
          <table:table-cell table:formula="of:=EXACT([.C261];[.H261])" office:value-type="boolean" office:boolean-value="true" calcext:value-type="boolean">
            <text:p>TRUE</text:p>
          </table:table-cell>
          <table:table-cell table:formula="of:=EXACT([.E261];[.J2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3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4:02:55</text:p>
          </table:table-cell>
          <table:table-cell table:formula="of:=MID([.D2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8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3:53:10</text:p>
          </table:table-cell>
          <table:table-cell table:formula="of:=MID([.I262];1;2)+1" office:value-type="float" office:value="14" calcext:value-type="float">
            <text:p>14</text:p>
          </table:table-cell>
          <table:table-cell/>
          <table:table-cell table:formula="of:=EXACT([.C262];[.H262])" office:value-type="boolean" office:boolean-value="true" calcext:value-type="boolean">
            <text:p>TRUE</text:p>
          </table:table-cell>
          <table:table-cell table:formula="of:=EXACT([.E262];[.J2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5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4:02:57</text:p>
          </table:table-cell>
          <table:table-cell table:formula="of:=MID([.D26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0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3:53:10</text:p>
          </table:table-cell>
          <table:table-cell table:formula="of:=MID([.I263];1;2)+1" office:value-type="float" office:value="14" calcext:value-type="float">
            <text:p>14</text:p>
          </table:table-cell>
          <table:table-cell/>
          <table:table-cell table:formula="of:=EXACT([.C263];[.H263])" office:value-type="boolean" office:boolean-value="true" calcext:value-type="boolean">
            <text:p>TRUE</text:p>
          </table:table-cell>
          <table:table-cell table:formula="of:=EXACT([.E263];[.J2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8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5:02:58</text:p>
          </table:table-cell>
          <table:table-cell table:formula="of:=MID([.D2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03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4:53:10</text:p>
          </table:table-cell>
          <table:table-cell table:formula="of:=MID([.I264];1;2)+1" office:value-type="float" office:value="15" calcext:value-type="float">
            <text:p>15</text:p>
          </table:table-cell>
          <table:table-cell/>
          <table:table-cell table:formula="of:=EXACT([.C264];[.H264])" office:value-type="boolean" office:boolean-value="true" calcext:value-type="boolean">
            <text:p>TRUE</text:p>
          </table:table-cell>
          <table:table-cell table:formula="of:=EXACT([.E264];[.J2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9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4:02:59</text:p>
          </table:table-cell>
          <table:table-cell table:formula="of:=MID([.D2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4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3:53:10</text:p>
          </table:table-cell>
          <table:table-cell table:formula="of:=MID([.I265];1;2)+1" office:value-type="float" office:value="14" calcext:value-type="float">
            <text:p>14</text:p>
          </table:table-cell>
          <table:table-cell/>
          <table:table-cell table:formula="of:=EXACT([.C265];[.H265])" office:value-type="boolean" office:boolean-value="true" calcext:value-type="boolean">
            <text:p>TRUE</text:p>
          </table:table-cell>
          <table:table-cell table:formula="of:=EXACT([.E265];[.J2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1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4:03:01</text:p>
          </table:table-cell>
          <table:table-cell table:formula="of:=MID([.D2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6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3:53:10</text:p>
          </table:table-cell>
          <table:table-cell table:formula="of:=MID([.I266];1;2)+1" office:value-type="float" office:value="14" calcext:value-type="float">
            <text:p>14</text:p>
          </table:table-cell>
          <table:table-cell/>
          <table:table-cell table:formula="of:=EXACT([.C266];[.H266])" office:value-type="boolean" office:boolean-value="true" calcext:value-type="boolean">
            <text:p>TRUE</text:p>
          </table:table-cell>
          <table:table-cell table:formula="of:=EXACT([.E266];[.J2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3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4:03:02</text:p>
          </table:table-cell>
          <table:table-cell table:formula="of:=MID([.D2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8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3:53:10</text:p>
          </table:table-cell>
          <table:table-cell table:formula="of:=MID([.I267];1;2)+1" office:value-type="float" office:value="14" calcext:value-type="float">
            <text:p>14</text:p>
          </table:table-cell>
          <table:table-cell/>
          <table:table-cell table:formula="of:=EXACT([.C267];[.H267])" office:value-type="boolean" office:boolean-value="true" calcext:value-type="boolean">
            <text:p>TRUE</text:p>
          </table:table-cell>
          <table:table-cell table:formula="of:=EXACT([.E267];[.J2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5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4:03:03</text:p>
          </table:table-cell>
          <table:table-cell table:formula="of:=MID([.D2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0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3:53:10</text:p>
          </table:table-cell>
          <table:table-cell table:formula="of:=MID([.I268];1;2)+1" office:value-type="float" office:value="14" calcext:value-type="float">
            <text:p>14</text:p>
          </table:table-cell>
          <table:table-cell/>
          <table:table-cell table:formula="of:=EXACT([.C268];[.H268])" office:value-type="boolean" office:boolean-value="true" calcext:value-type="boolean">
            <text:p>TRUE</text:p>
          </table:table-cell>
          <table:table-cell table:formula="of:=EXACT([.E268];[.J2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7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4:03:04</text:p>
          </table:table-cell>
          <table:table-cell table:formula="of:=MID([.D2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2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3:53:10</text:p>
          </table:table-cell>
          <table:table-cell table:formula="of:=MID([.I269];1;2)+1" office:value-type="float" office:value="14" calcext:value-type="float">
            <text:p>14</text:p>
          </table:table-cell>
          <table:table-cell/>
          <table:table-cell table:formula="of:=EXACT([.C269];[.H269])" office:value-type="boolean" office:boolean-value="true" calcext:value-type="boolean">
            <text:p>TRUE</text:p>
          </table:table-cell>
          <table:table-cell table:formula="of:=EXACT([.E269];[.J2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9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4:03:06</text:p>
          </table:table-cell>
          <table:table-cell table:formula="of:=MID([.D2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4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3:53:10</text:p>
          </table:table-cell>
          <table:table-cell table:formula="of:=MID([.I270];1;2)+1" office:value-type="float" office:value="14" calcext:value-type="float">
            <text:p>14</text:p>
          </table:table-cell>
          <table:table-cell/>
          <table:table-cell table:formula="of:=EXACT([.C270];[.H270])" office:value-type="boolean" office:boolean-value="true" calcext:value-type="boolean">
            <text:p>TRUE</text:p>
          </table:table-cell>
          <table:table-cell table:formula="of:=EXACT([.E270];[.J2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1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4:03:07</text:p>
          </table:table-cell>
          <table:table-cell table:formula="of:=MID([.D2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6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3:53:09</text:p>
          </table:table-cell>
          <table:table-cell table:formula="of:=MID([.I271];1;2)+1" office:value-type="float" office:value="14" calcext:value-type="float">
            <text:p>14</text:p>
          </table:table-cell>
          <table:table-cell/>
          <table:table-cell table:formula="of:=EXACT([.C271];[.H271])" office:value-type="boolean" office:boolean-value="true" calcext:value-type="boolean">
            <text:p>TRUE</text:p>
          </table:table-cell>
          <table:table-cell table:formula="of:=EXACT([.E271];[.J2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3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4:03:08</text:p>
          </table:table-cell>
          <table:table-cell table:formula="of:=MID([.D2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8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3:53:09</text:p>
          </table:table-cell>
          <table:table-cell table:formula="of:=MID([.I272];1;2)+1" office:value-type="float" office:value="14" calcext:value-type="float">
            <text:p>14</text:p>
          </table:table-cell>
          <table:table-cell/>
          <table:table-cell table:formula="of:=EXACT([.C272];[.H272])" office:value-type="boolean" office:boolean-value="true" calcext:value-type="boolean">
            <text:p>TRUE</text:p>
          </table:table-cell>
          <table:table-cell table:formula="of:=EXACT([.E272];[.J2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5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4:03:09</text:p>
          </table:table-cell>
          <table:table-cell table:formula="of:=MID([.D2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0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3:53:09</text:p>
          </table:table-cell>
          <table:table-cell table:formula="of:=MID([.I273];1;2)+1" office:value-type="float" office:value="14" calcext:value-type="float">
            <text:p>14</text:p>
          </table:table-cell>
          <table:table-cell/>
          <table:table-cell table:formula="of:=EXACT([.C273];[.H273])" office:value-type="boolean" office:boolean-value="true" calcext:value-type="boolean">
            <text:p>TRUE</text:p>
          </table:table-cell>
          <table:table-cell table:formula="of:=EXACT([.E273];[.J2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7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4:03:10</text:p>
          </table:table-cell>
          <table:table-cell table:formula="of:=MID([.D2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2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3:53:09</text:p>
          </table:table-cell>
          <table:table-cell table:formula="of:=MID([.I274];1;2)+1" office:value-type="float" office:value="14" calcext:value-type="float">
            <text:p>14</text:p>
          </table:table-cell>
          <table:table-cell/>
          <table:table-cell table:formula="of:=EXACT([.C274];[.H274])" office:value-type="boolean" office:boolean-value="true" calcext:value-type="boolean">
            <text:p>TRUE</text:p>
          </table:table-cell>
          <table:table-cell table:formula="of:=EXACT([.E274];[.J2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9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4:03:11</text:p>
          </table:table-cell>
          <table:table-cell table:formula="of:=MID([.D2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4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3:53:09</text:p>
          </table:table-cell>
          <table:table-cell table:formula="of:=MID([.I275];1;2)+1" office:value-type="float" office:value="14" calcext:value-type="float">
            <text:p>14</text:p>
          </table:table-cell>
          <table:table-cell/>
          <table:table-cell table:formula="of:=EXACT([.C275];[.H275])" office:value-type="boolean" office:boolean-value="true" calcext:value-type="boolean">
            <text:p>TRUE</text:p>
          </table:table-cell>
          <table:table-cell table:formula="of:=EXACT([.E275];[.J2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1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4:03:12</text:p>
          </table:table-cell>
          <table:table-cell table:formula="of:=MID([.D2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6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3:53:09</text:p>
          </table:table-cell>
          <table:table-cell table:formula="of:=MID([.I276];1;2)+1" office:value-type="float" office:value="14" calcext:value-type="float">
            <text:p>14</text:p>
          </table:table-cell>
          <table:table-cell/>
          <table:table-cell table:formula="of:=EXACT([.C276];[.H276])" office:value-type="boolean" office:boolean-value="true" calcext:value-type="boolean">
            <text:p>TRUE</text:p>
          </table:table-cell>
          <table:table-cell table:formula="of:=EXACT([.E276];[.J2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5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4:03:14</text:p>
          </table:table-cell>
          <table:table-cell table:formula="of:=MID([.D2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0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3:53:08</text:p>
          </table:table-cell>
          <table:table-cell table:formula="of:=MID([.I277];1;2)+1" office:value-type="float" office:value="14" calcext:value-type="float">
            <text:p>14</text:p>
          </table:table-cell>
          <table:table-cell/>
          <table:table-cell table:formula="of:=EXACT([.C277];[.H277])" office:value-type="boolean" office:boolean-value="true" calcext:value-type="boolean">
            <text:p>TRUE</text:p>
          </table:table-cell>
          <table:table-cell table:formula="of:=EXACT([.E277];[.J2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7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4:03:15</text:p>
          </table:table-cell>
          <table:table-cell table:formula="of:=MID([.D2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2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3:53:08</text:p>
          </table:table-cell>
          <table:table-cell table:formula="of:=MID([.I278];1;2)+1" office:value-type="float" office:value="14" calcext:value-type="float">
            <text:p>14</text:p>
          </table:table-cell>
          <table:table-cell/>
          <table:table-cell table:formula="of:=EXACT([.C278];[.H278])" office:value-type="boolean" office:boolean-value="true" calcext:value-type="boolean">
            <text:p>TRUE</text:p>
          </table:table-cell>
          <table:table-cell table:formula="of:=EXACT([.E278];[.J2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9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4:03:16</text:p>
          </table:table-cell>
          <table:table-cell table:formula="of:=MID([.D2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4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3:53:08</text:p>
          </table:table-cell>
          <table:table-cell table:formula="of:=MID([.I279];1;2)+1" office:value-type="float" office:value="14" calcext:value-type="float">
            <text:p>14</text:p>
          </table:table-cell>
          <table:table-cell/>
          <table:table-cell table:formula="of:=EXACT([.C279];[.H279])" office:value-type="boolean" office:boolean-value="true" calcext:value-type="boolean">
            <text:p>TRUE</text:p>
          </table:table-cell>
          <table:table-cell table:formula="of:=EXACT([.E279];[.J2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1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4:03:18</text:p>
          </table:table-cell>
          <table:table-cell table:formula="of:=MID([.D2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6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3:53:07</text:p>
          </table:table-cell>
          <table:table-cell table:formula="of:=MID([.I280];1;2)+1" office:value-type="float" office:value="14" calcext:value-type="float">
            <text:p>14</text:p>
          </table:table-cell>
          <table:table-cell/>
          <table:table-cell table:formula="of:=EXACT([.C280];[.H280])" office:value-type="boolean" office:boolean-value="true" calcext:value-type="boolean">
            <text:p>TRUE</text:p>
          </table:table-cell>
          <table:table-cell table:formula="of:=EXACT([.E280];[.J2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3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4:03:19</text:p>
          </table:table-cell>
          <table:table-cell table:formula="of:=MID([.D2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8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3:53:07</text:p>
          </table:table-cell>
          <table:table-cell table:formula="of:=MID([.I281];1;2)+1" office:value-type="float" office:value="14" calcext:value-type="float">
            <text:p>14</text:p>
          </table:table-cell>
          <table:table-cell/>
          <table:table-cell table:formula="of:=EXACT([.C281];[.H281])" office:value-type="boolean" office:boolean-value="true" calcext:value-type="boolean">
            <text:p>TRUE</text:p>
          </table:table-cell>
          <table:table-cell table:formula="of:=EXACT([.E281];[.J2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5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4:03:20</text:p>
          </table:table-cell>
          <table:table-cell table:formula="of:=MID([.D2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0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3:53:07</text:p>
          </table:table-cell>
          <table:table-cell table:formula="of:=MID([.I282];1;2)+1" office:value-type="float" office:value="14" calcext:value-type="float">
            <text:p>14</text:p>
          </table:table-cell>
          <table:table-cell/>
          <table:table-cell table:formula="of:=EXACT([.C282];[.H282])" office:value-type="boolean" office:boolean-value="true" calcext:value-type="boolean">
            <text:p>TRUE</text:p>
          </table:table-cell>
          <table:table-cell table:formula="of:=EXACT([.E282];[.J2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7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4:03:21</text:p>
          </table:table-cell>
          <table:table-cell table:formula="of:=MID([.D2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2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3:53:07</text:p>
          </table:table-cell>
          <table:table-cell table:formula="of:=MID([.I283];1;2)+1" office:value-type="float" office:value="14" calcext:value-type="float">
            <text:p>14</text:p>
          </table:table-cell>
          <table:table-cell/>
          <table:table-cell table:formula="of:=EXACT([.C283];[.H283])" office:value-type="boolean" office:boolean-value="true" calcext:value-type="boolean">
            <text:p>TRUE</text:p>
          </table:table-cell>
          <table:table-cell table:formula="of:=EXACT([.E283];[.J2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9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4:03:22</text:p>
          </table:table-cell>
          <table:table-cell table:formula="of:=MID([.D2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4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3:53:07</text:p>
          </table:table-cell>
          <table:table-cell table:formula="of:=MID([.I284];1;2)+1" office:value-type="float" office:value="14" calcext:value-type="float">
            <text:p>14</text:p>
          </table:table-cell>
          <table:table-cell/>
          <table:table-cell table:formula="of:=EXACT([.C284];[.H284])" office:value-type="boolean" office:boolean-value="true" calcext:value-type="boolean">
            <text:p>TRUE</text:p>
          </table:table-cell>
          <table:table-cell table:formula="of:=EXACT([.E284];[.J2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73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4:03:25</text:p>
          </table:table-cell>
          <table:table-cell table:formula="of:=MID([.D2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8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3:53:07</text:p>
          </table:table-cell>
          <table:table-cell table:formula="of:=MID([.I285];1;2)+1" office:value-type="float" office:value="14" calcext:value-type="float">
            <text:p>14</text:p>
          </table:table-cell>
          <table:table-cell/>
          <table:table-cell table:formula="of:=EXACT([.C285];[.H285])" office:value-type="boolean" office:boolean-value="true" calcext:value-type="boolean">
            <text:p>TRUE</text:p>
          </table:table-cell>
          <table:table-cell table:formula="of:=EXACT([.E285];[.J2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76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5:03:26</text:p>
          </table:table-cell>
          <table:table-cell table:formula="of:=MID([.D2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1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4:53:07</text:p>
          </table:table-cell>
          <table:table-cell table:formula="of:=MID([.I286];1;2)+1" office:value-type="float" office:value="15" calcext:value-type="float">
            <text:p>15</text:p>
          </table:table-cell>
          <table:table-cell/>
          <table:table-cell table:formula="of:=EXACT([.C286];[.H286])" office:value-type="boolean" office:boolean-value="true" calcext:value-type="boolean">
            <text:p>TRUE</text:p>
          </table:table-cell>
          <table:table-cell table:formula="of:=EXACT([.E286];[.J2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78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5:03:27</text:p>
          </table:table-cell>
          <table:table-cell table:formula="of:=MID([.D2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3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4:53:06</text:p>
          </table:table-cell>
          <table:table-cell table:formula="of:=MID([.I287];1;2)+1" office:value-type="float" office:value="15" calcext:value-type="float">
            <text:p>15</text:p>
          </table:table-cell>
          <table:table-cell/>
          <table:table-cell table:formula="of:=EXACT([.C287];[.H287])" office:value-type="boolean" office:boolean-value="true" calcext:value-type="boolean">
            <text:p>TRUE</text:p>
          </table:table-cell>
          <table:table-cell table:formula="of:=EXACT([.E287];[.J2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0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5:03:28</text:p>
          </table:table-cell>
          <table:table-cell table:formula="of:=MID([.D2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5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4:53:06</text:p>
          </table:table-cell>
          <table:table-cell table:formula="of:=MID([.I288];1;2)+1" office:value-type="float" office:value="15" calcext:value-type="float">
            <text:p>15</text:p>
          </table:table-cell>
          <table:table-cell/>
          <table:table-cell table:formula="of:=EXACT([.C288];[.H288])" office:value-type="boolean" office:boolean-value="true" calcext:value-type="boolean">
            <text:p>TRUE</text:p>
          </table:table-cell>
          <table:table-cell table:formula="of:=EXACT([.E288];[.J2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1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4:03:29</text:p>
          </table:table-cell>
          <table:table-cell table:formula="of:=MID([.D2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6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3:53:06</text:p>
          </table:table-cell>
          <table:table-cell table:formula="of:=MID([.I289];1;2)+1" office:value-type="float" office:value="14" calcext:value-type="float">
            <text:p>14</text:p>
          </table:table-cell>
          <table:table-cell/>
          <table:table-cell table:formula="of:=EXACT([.C289];[.H289])" office:value-type="boolean" office:boolean-value="true" calcext:value-type="boolean">
            <text:p>TRUE</text:p>
          </table:table-cell>
          <table:table-cell table:formula="of:=EXACT([.E289];[.J2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3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4:03:30</text:p>
          </table:table-cell>
          <table:table-cell table:formula="of:=MID([.D2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8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3:53:06</text:p>
          </table:table-cell>
          <table:table-cell table:formula="of:=MID([.I290];1;2)+1" office:value-type="float" office:value="14" calcext:value-type="float">
            <text:p>14</text:p>
          </table:table-cell>
          <table:table-cell/>
          <table:table-cell table:formula="of:=EXACT([.C290];[.H290])" office:value-type="boolean" office:boolean-value="true" calcext:value-type="boolean">
            <text:p>TRUE</text:p>
          </table:table-cell>
          <table:table-cell table:formula="of:=EXACT([.E290];[.J2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6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5:03:31</text:p>
          </table:table-cell>
          <table:table-cell table:formula="of:=MID([.D2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1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4:53:06</text:p>
          </table:table-cell>
          <table:table-cell table:formula="of:=MID([.I291];1;2)+1" office:value-type="float" office:value="15" calcext:value-type="float">
            <text:p>15</text:p>
          </table:table-cell>
          <table:table-cell/>
          <table:table-cell table:formula="of:=EXACT([.C291];[.H291])" office:value-type="boolean" office:boolean-value="true" calcext:value-type="boolean">
            <text:p>TRUE</text:p>
          </table:table-cell>
          <table:table-cell table:formula="of:=EXACT([.E291];[.J2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0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5:03:33</text:p>
          </table:table-cell>
          <table:table-cell table:formula="of:=MID([.D29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5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4:53:05</text:p>
          </table:table-cell>
          <table:table-cell table:formula="of:=MID([.I292];1;2)+1" office:value-type="float" office:value="15" calcext:value-type="float">
            <text:p>15</text:p>
          </table:table-cell>
          <table:table-cell/>
          <table:table-cell table:formula="of:=EXACT([.C292];[.H292])" office:value-type="boolean" office:boolean-value="true" calcext:value-type="boolean">
            <text:p>TRUE</text:p>
          </table:table-cell>
          <table:table-cell table:formula="of:=EXACT([.E292];[.J2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1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4:03:34</text:p>
          </table:table-cell>
          <table:table-cell table:formula="of:=MID([.D2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6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3:53:05</text:p>
          </table:table-cell>
          <table:table-cell table:formula="of:=MID([.I293];1;2)+1" office:value-type="float" office:value="14" calcext:value-type="float">
            <text:p>14</text:p>
          </table:table-cell>
          <table:table-cell/>
          <table:table-cell table:formula="of:=EXACT([.C293];[.H293])" office:value-type="boolean" office:boolean-value="true" calcext:value-type="boolean">
            <text:p>TRUE</text:p>
          </table:table-cell>
          <table:table-cell table:formula="of:=EXACT([.E293];[.J2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3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4:03:35</text:p>
          </table:table-cell>
          <table:table-cell table:formula="of:=MID([.D2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8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3:53:04</text:p>
          </table:table-cell>
          <table:table-cell table:formula="of:=MID([.I294];1;2)+1" office:value-type="float" office:value="14" calcext:value-type="float">
            <text:p>14</text:p>
          </table:table-cell>
          <table:table-cell/>
          <table:table-cell table:formula="of:=EXACT([.C294];[.H294])" office:value-type="boolean" office:boolean-value="true" calcext:value-type="boolean">
            <text:p>TRUE</text:p>
          </table:table-cell>
          <table:table-cell table:formula="of:=EXACT([.E294];[.J2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6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5:03:36</text:p>
          </table:table-cell>
          <table:table-cell table:formula="of:=MID([.D29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71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4:53:04</text:p>
          </table:table-cell>
          <table:table-cell table:formula="of:=MID([.I295];1;2)+1" office:value-type="float" office:value="15" calcext:value-type="float">
            <text:p>15</text:p>
          </table:table-cell>
          <table:table-cell/>
          <table:table-cell table:formula="of:=EXACT([.C295];[.H295])" office:value-type="boolean" office:boolean-value="true" calcext:value-type="boolean">
            <text:p>TRUE</text:p>
          </table:table-cell>
          <table:table-cell table:formula="of:=EXACT([.E295];[.J2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7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4:03:37</text:p>
          </table:table-cell>
          <table:table-cell table:formula="of:=MID([.D2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2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3:53:04</text:p>
          </table:table-cell>
          <table:table-cell table:formula="of:=MID([.I296];1;2)+1" office:value-type="float" office:value="14" calcext:value-type="float">
            <text:p>14</text:p>
          </table:table-cell>
          <table:table-cell/>
          <table:table-cell table:formula="of:=EXACT([.C296];[.H296])" office:value-type="boolean" office:boolean-value="true" calcext:value-type="boolean">
            <text:p>TRUE</text:p>
          </table:table-cell>
          <table:table-cell table:formula="of:=EXACT([.E296];[.J2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9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4:03:38</text:p>
          </table:table-cell>
          <table:table-cell table:formula="of:=MID([.D2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4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3:53:04</text:p>
          </table:table-cell>
          <table:table-cell table:formula="of:=MID([.I297];1;2)+1" office:value-type="float" office:value="14" calcext:value-type="float">
            <text:p>14</text:p>
          </table:table-cell>
          <table:table-cell/>
          <table:table-cell table:formula="of:=EXACT([.C297];[.H297])" office:value-type="boolean" office:boolean-value="true" calcext:value-type="boolean">
            <text:p>TRUE</text:p>
          </table:table-cell>
          <table:table-cell table:formula="of:=EXACT([.E297];[.J2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1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4:03:39</text:p>
          </table:table-cell>
          <table:table-cell table:formula="of:=MID([.D2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6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3:53:03</text:p>
          </table:table-cell>
          <table:table-cell table:formula="of:=MID([.I298];1;2)+1" office:value-type="float" office:value="14" calcext:value-type="float">
            <text:p>14</text:p>
          </table:table-cell>
          <table:table-cell/>
          <table:table-cell table:formula="of:=EXACT([.C298];[.H298])" office:value-type="boolean" office:boolean-value="true" calcext:value-type="boolean">
            <text:p>TRUE</text:p>
          </table:table-cell>
          <table:table-cell table:formula="of:=EXACT([.E298];[.J2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3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4:03:40</text:p>
          </table:table-cell>
          <table:table-cell table:formula="of:=MID([.D2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8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3:53:03</text:p>
          </table:table-cell>
          <table:table-cell table:formula="of:=MID([.I299];1;2)+1" office:value-type="float" office:value="14" calcext:value-type="float">
            <text:p>14</text:p>
          </table:table-cell>
          <table:table-cell/>
          <table:table-cell table:formula="of:=EXACT([.C299];[.H299])" office:value-type="boolean" office:boolean-value="true" calcext:value-type="boolean">
            <text:p>TRUE</text:p>
          </table:table-cell>
          <table:table-cell table:formula="of:=EXACT([.E299];[.J2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5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4:03:41</text:p>
          </table:table-cell>
          <table:table-cell table:formula="of:=MID([.D3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0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3:53:03</text:p>
          </table:table-cell>
          <table:table-cell table:formula="of:=MID([.I300];1;2)+1" office:value-type="float" office:value="14" calcext:value-type="float">
            <text:p>14</text:p>
          </table:table-cell>
          <table:table-cell/>
          <table:table-cell table:formula="of:=EXACT([.C300];[.H300])" office:value-type="boolean" office:boolean-value="true" calcext:value-type="boolean">
            <text:p>TRUE</text:p>
          </table:table-cell>
          <table:table-cell table:formula="of:=EXACT([.E300];[.J3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7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4:03:42</text:p>
          </table:table-cell>
          <table:table-cell table:formula="of:=MID([.D3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2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3:53:02</text:p>
          </table:table-cell>
          <table:table-cell table:formula="of:=MID([.I301];1;2)+1" office:value-type="float" office:value="14" calcext:value-type="float">
            <text:p>14</text:p>
          </table:table-cell>
          <table:table-cell/>
          <table:table-cell table:formula="of:=EXACT([.C301];[.H301])" office:value-type="boolean" office:boolean-value="true" calcext:value-type="boolean">
            <text:p>TRUE</text:p>
          </table:table-cell>
          <table:table-cell table:formula="of:=EXACT([.E301];[.J3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1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4:03:44</text:p>
          </table:table-cell>
          <table:table-cell table:formula="of:=MID([.D3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6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3:53:02</text:p>
          </table:table-cell>
          <table:table-cell table:formula="of:=MID([.I302];1;2)+1" office:value-type="float" office:value="14" calcext:value-type="float">
            <text:p>14</text:p>
          </table:table-cell>
          <table:table-cell/>
          <table:table-cell table:formula="of:=EXACT([.C302];[.H302])" office:value-type="boolean" office:boolean-value="true" calcext:value-type="boolean">
            <text:p>TRUE</text:p>
          </table:table-cell>
          <table:table-cell table:formula="of:=EXACT([.E302];[.J3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3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4:03:45</text:p>
          </table:table-cell>
          <table:table-cell table:formula="of:=MID([.D3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8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3:53:02</text:p>
          </table:table-cell>
          <table:table-cell table:formula="of:=MID([.I303];1;2)+1" office:value-type="float" office:value="14" calcext:value-type="float">
            <text:p>14</text:p>
          </table:table-cell>
          <table:table-cell/>
          <table:table-cell table:formula="of:=EXACT([.C303];[.H303])" office:value-type="boolean" office:boolean-value="true" calcext:value-type="boolean">
            <text:p>TRUE</text:p>
          </table:table-cell>
          <table:table-cell table:formula="of:=EXACT([.E303];[.J3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5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4:03:46</text:p>
          </table:table-cell>
          <table:table-cell table:formula="of:=MID([.D3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0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3:53:01</text:p>
          </table:table-cell>
          <table:table-cell table:formula="of:=MID([.I304];1;2)+1" office:value-type="float" office:value="14" calcext:value-type="float">
            <text:p>14</text:p>
          </table:table-cell>
          <table:table-cell/>
          <table:table-cell table:formula="of:=EXACT([.C304];[.H304])" office:value-type="boolean" office:boolean-value="true" calcext:value-type="boolean">
            <text:p>TRUE</text:p>
          </table:table-cell>
          <table:table-cell table:formula="of:=EXACT([.E304];[.J3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7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4:03:46</text:p>
          </table:table-cell>
          <table:table-cell table:formula="of:=MID([.D3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2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3:53:00</text:p>
          </table:table-cell>
          <table:table-cell table:formula="of:=MID([.I305];1;2)+1" office:value-type="float" office:value="14" calcext:value-type="float">
            <text:p>14</text:p>
          </table:table-cell>
          <table:table-cell/>
          <table:table-cell table:formula="of:=EXACT([.C305];[.H305])" office:value-type="boolean" office:boolean-value="true" calcext:value-type="boolean">
            <text:p>TRUE</text:p>
          </table:table-cell>
          <table:table-cell table:formula="of:=EXACT([.E305];[.J3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9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4:03:47</text:p>
          </table:table-cell>
          <table:table-cell table:formula="of:=MID([.D3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4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3:53:00</text:p>
          </table:table-cell>
          <table:table-cell table:formula="of:=MID([.I306];1;2)+1" office:value-type="float" office:value="14" calcext:value-type="float">
            <text:p>14</text:p>
          </table:table-cell>
          <table:table-cell/>
          <table:table-cell table:formula="of:=EXACT([.C306];[.H306])" office:value-type="boolean" office:boolean-value="true" calcext:value-type="boolean">
            <text:p>TRUE</text:p>
          </table:table-cell>
          <table:table-cell table:formula="of:=EXACT([.E306];[.J3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21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4:03:48</text:p>
          </table:table-cell>
          <table:table-cell table:formula="of:=MID([.D3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6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3:52:59</text:p>
          </table:table-cell>
          <table:table-cell table:formula="of:=MID([.I307];1;2)+1" office:value-type="float" office:value="14" calcext:value-type="float">
            <text:p>14</text:p>
          </table:table-cell>
          <table:table-cell/>
          <table:table-cell table:formula="of:=EXACT([.C307];[.H307])" office:value-type="boolean" office:boolean-value="true" calcext:value-type="boolean">
            <text:p>TRUE</text:p>
          </table:table-cell>
          <table:table-cell table:formula="of:=EXACT([.E307];[.J3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25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4:03:48</text:p>
          </table:table-cell>
          <table:table-cell table:formula="of:=MID([.D3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0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3:52:58</text:p>
          </table:table-cell>
          <table:table-cell table:formula="of:=MID([.I308];1;2)+1" office:value-type="float" office:value="14" calcext:value-type="float">
            <text:p>14</text:p>
          </table:table-cell>
          <table:table-cell/>
          <table:table-cell table:formula="of:=EXACT([.C308];[.H308])" office:value-type="boolean" office:boolean-value="true" calcext:value-type="boolean">
            <text:p>TRUE</text:p>
          </table:table-cell>
          <table:table-cell table:formula="of:=EXACT([.E308];[.J3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27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4:03:49</text:p>
          </table:table-cell>
          <table:table-cell table:formula="of:=MID([.D3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2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3:52:57</text:p>
          </table:table-cell>
          <table:table-cell table:formula="of:=MID([.I309];1;2)+1" office:value-type="float" office:value="14" calcext:value-type="float">
            <text:p>14</text:p>
          </table:table-cell>
          <table:table-cell/>
          <table:table-cell table:formula="of:=EXACT([.C309];[.H309])" office:value-type="boolean" office:boolean-value="true" calcext:value-type="boolean">
            <text:p>TRUE</text:p>
          </table:table-cell>
          <table:table-cell table:formula="of:=EXACT([.E309];[.J3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3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4:03:49</text:p>
          </table:table-cell>
          <table:table-cell table:formula="of:=MID([.D3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8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3:52:54</text:p>
          </table:table-cell>
          <table:table-cell table:formula="of:=MID([.I310];1;2)+1" office:value-type="float" office:value="14" calcext:value-type="float">
            <text:p>14</text:p>
          </table:table-cell>
          <table:table-cell/>
          <table:table-cell table:formula="of:=EXACT([.C310];[.H310])" office:value-type="boolean" office:boolean-value="true" calcext:value-type="boolean">
            <text:p>TRUE</text:p>
          </table:table-cell>
          <table:table-cell table:formula="of:=EXACT([.E310];[.J3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6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5:03:50</text:p>
          </table:table-cell>
          <table:table-cell table:formula="of:=MID([.D31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1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4:52:54</text:p>
          </table:table-cell>
          <table:table-cell table:formula="of:=MID([.I311];1;2)+1" office:value-type="float" office:value="15" calcext:value-type="float">
            <text:p>15</text:p>
          </table:table-cell>
          <table:table-cell/>
          <table:table-cell table:formula="of:=EXACT([.C311];[.H311])" office:value-type="boolean" office:boolean-value="true" calcext:value-type="boolean">
            <text:p>TRUE</text:p>
          </table:table-cell>
          <table:table-cell table:formula="of:=EXACT([.E311];[.J3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8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5:03:50</text:p>
          </table:table-cell>
          <table:table-cell table:formula="of:=MID([.D31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3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4:52:53</text:p>
          </table:table-cell>
          <table:table-cell table:formula="of:=MID([.I312];1;2)+1" office:value-type="float" office:value="15" calcext:value-type="float">
            <text:p>15</text:p>
          </table:table-cell>
          <table:table-cell/>
          <table:table-cell table:formula="of:=EXACT([.C312];[.H312])" office:value-type="boolean" office:boolean-value="true" calcext:value-type="boolean">
            <text:p>TRUE</text:p>
          </table:table-cell>
          <table:table-cell table:formula="of:=EXACT([.E312];[.J3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9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4:03:50</text:p>
          </table:table-cell>
          <table:table-cell table:formula="of:=MID([.D3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14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3:52:52</text:p>
          </table:table-cell>
          <table:table-cell table:formula="of:=MID([.I313];1;2)+1" office:value-type="float" office:value="14" calcext:value-type="float">
            <text:p>14</text:p>
          </table:table-cell>
          <table:table-cell/>
          <table:table-cell table:formula="of:=EXACT([.C313];[.H313])" office:value-type="boolean" office:boolean-value="true" calcext:value-type="boolean">
            <text:p>TRUE</text:p>
          </table:table-cell>
          <table:table-cell table:formula="of:=EXACT([.E313];[.J3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2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5:03:50</text:p>
          </table:table-cell>
          <table:table-cell table:formula="of:=MID([.D31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7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4:52:51</text:p>
          </table:table-cell>
          <table:table-cell table:formula="of:=MID([.I314];1;2)+1" office:value-type="float" office:value="15" calcext:value-type="float">
            <text:p>15</text:p>
          </table:table-cell>
          <table:table-cell/>
          <table:table-cell table:formula="of:=EXACT([.C314];[.H314])" office:value-type="boolean" office:boolean-value="true" calcext:value-type="boolean">
            <text:p>TRUE</text:p>
          </table:table-cell>
          <table:table-cell table:formula="of:=EXACT([.E314];[.J3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5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4:03:51</text:p>
          </table:table-cell>
          <table:table-cell table:formula="of:=MID([.D3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0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3:52:49</text:p>
          </table:table-cell>
          <table:table-cell table:formula="of:=MID([.I315];1;2)+1" office:value-type="float" office:value="14" calcext:value-type="float">
            <text:p>14</text:p>
          </table:table-cell>
          <table:table-cell/>
          <table:table-cell table:formula="of:=EXACT([.C315];[.H315])" office:value-type="boolean" office:boolean-value="true" calcext:value-type="boolean">
            <text:p>TRUE</text:p>
          </table:table-cell>
          <table:table-cell table:formula="of:=EXACT([.E315];[.J3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7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4:03:52</text:p>
          </table:table-cell>
          <table:table-cell table:formula="of:=MID([.D3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2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3:52:49</text:p>
          </table:table-cell>
          <table:table-cell table:formula="of:=MID([.I316];1;2)+1" office:value-type="float" office:value="14" calcext:value-type="float">
            <text:p>14</text:p>
          </table:table-cell>
          <table:table-cell/>
          <table:table-cell table:formula="of:=EXACT([.C316];[.H316])" office:value-type="boolean" office:boolean-value="true" calcext:value-type="boolean">
            <text:p>TRUE</text:p>
          </table:table-cell>
          <table:table-cell table:formula="of:=EXACT([.E316];[.J3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9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4:03:53</text:p>
          </table:table-cell>
          <table:table-cell table:formula="of:=MID([.D3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4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3:52:49</text:p>
          </table:table-cell>
          <table:table-cell table:formula="of:=MID([.I317];1;2)+1" office:value-type="float" office:value="14" calcext:value-type="float">
            <text:p>14</text:p>
          </table:table-cell>
          <table:table-cell/>
          <table:table-cell table:formula="of:=EXACT([.C317];[.H317])" office:value-type="boolean" office:boolean-value="true" calcext:value-type="boolean">
            <text:p>TRUE</text:p>
          </table:table-cell>
          <table:table-cell table:formula="of:=EXACT([.E317];[.J3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1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4:03:54</text:p>
          </table:table-cell>
          <table:table-cell table:formula="of:=MID([.D3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6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3:52:48</text:p>
          </table:table-cell>
          <table:table-cell table:formula="of:=MID([.I318];1;2)+1" office:value-type="float" office:value="14" calcext:value-type="float">
            <text:p>14</text:p>
          </table:table-cell>
          <table:table-cell/>
          <table:table-cell table:formula="of:=EXACT([.C318];[.H318])" office:value-type="boolean" office:boolean-value="true" calcext:value-type="boolean">
            <text:p>TRUE</text:p>
          </table:table-cell>
          <table:table-cell table:formula="of:=EXACT([.E318];[.J3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3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4:03:54</text:p>
          </table:table-cell>
          <table:table-cell table:formula="of:=MID([.D3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8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3:52:48</text:p>
          </table:table-cell>
          <table:table-cell table:formula="of:=MID([.I319];1;2)+1" office:value-type="float" office:value="14" calcext:value-type="float">
            <text:p>14</text:p>
          </table:table-cell>
          <table:table-cell/>
          <table:table-cell table:formula="of:=EXACT([.C319];[.H319])" office:value-type="boolean" office:boolean-value="true" calcext:value-type="boolean">
            <text:p>TRUE</text:p>
          </table:table-cell>
          <table:table-cell table:formula="of:=EXACT([.E319];[.J3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5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4:03:55</text:p>
          </table:table-cell>
          <table:table-cell table:formula="of:=MID([.D3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0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3:52:47</text:p>
          </table:table-cell>
          <table:table-cell table:formula="of:=MID([.I320];1;2)+1" office:value-type="float" office:value="14" calcext:value-type="float">
            <text:p>14</text:p>
          </table:table-cell>
          <table:table-cell/>
          <table:table-cell table:formula="of:=EXACT([.C320];[.H320])" office:value-type="boolean" office:boolean-value="true" calcext:value-type="boolean">
            <text:p>TRUE</text:p>
          </table:table-cell>
          <table:table-cell table:formula="of:=EXACT([.E320];[.J3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8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5:03:56</text:p>
          </table:table-cell>
          <table:table-cell table:formula="of:=MID([.D32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33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4:52:47</text:p>
          </table:table-cell>
          <table:table-cell table:formula="of:=MID([.I321];1;2)+1" office:value-type="float" office:value="15" calcext:value-type="float">
            <text:p>15</text:p>
          </table:table-cell>
          <table:table-cell/>
          <table:table-cell table:formula="of:=EXACT([.C321];[.H321])" office:value-type="boolean" office:boolean-value="true" calcext:value-type="boolean">
            <text:p>TRUE</text:p>
          </table:table-cell>
          <table:table-cell table:formula="of:=EXACT([.E321];[.J3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1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4:03:57</text:p>
          </table:table-cell>
          <table:table-cell table:formula="of:=MID([.D3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6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3:52:45</text:p>
          </table:table-cell>
          <table:table-cell table:formula="of:=MID([.I322];1;2)+1" office:value-type="float" office:value="14" calcext:value-type="float">
            <text:p>14</text:p>
          </table:table-cell>
          <table:table-cell/>
          <table:table-cell table:formula="of:=EXACT([.C322];[.H322])" office:value-type="boolean" office:boolean-value="true" calcext:value-type="boolean">
            <text:p>TRUE</text:p>
          </table:table-cell>
          <table:table-cell table:formula="of:=EXACT([.E322];[.J3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3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4:03:57</text:p>
          </table:table-cell>
          <table:table-cell table:formula="of:=MID([.D3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8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3:52:45</text:p>
          </table:table-cell>
          <table:table-cell table:formula="of:=MID([.I323];1;2)+1" office:value-type="float" office:value="14" calcext:value-type="float">
            <text:p>14</text:p>
          </table:table-cell>
          <table:table-cell/>
          <table:table-cell table:formula="of:=EXACT([.C323];[.H323])" office:value-type="boolean" office:boolean-value="true" calcext:value-type="boolean">
            <text:p>TRUE</text:p>
          </table:table-cell>
          <table:table-cell table:formula="of:=EXACT([.E323];[.J3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5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4:03:58</text:p>
          </table:table-cell>
          <table:table-cell table:formula="of:=MID([.D3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0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3:52:44</text:p>
          </table:table-cell>
          <table:table-cell table:formula="of:=MID([.I324];1;2)+1" office:value-type="float" office:value="14" calcext:value-type="float">
            <text:p>14</text:p>
          </table:table-cell>
          <table:table-cell/>
          <table:table-cell table:formula="of:=EXACT([.C324];[.H324])" office:value-type="boolean" office:boolean-value="true" calcext:value-type="boolean">
            <text:p>TRUE</text:p>
          </table:table-cell>
          <table:table-cell table:formula="of:=EXACT([.E324];[.J3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7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4:03:59</text:p>
          </table:table-cell>
          <table:table-cell table:formula="of:=MID([.D3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2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3:52:44</text:p>
          </table:table-cell>
          <table:table-cell table:formula="of:=MID([.I325];1;2)+1" office:value-type="float" office:value="14" calcext:value-type="float">
            <text:p>14</text:p>
          </table:table-cell>
          <table:table-cell/>
          <table:table-cell table:formula="of:=EXACT([.C325];[.H325])" office:value-type="boolean" office:boolean-value="true" calcext:value-type="boolean">
            <text:p>TRUE</text:p>
          </table:table-cell>
          <table:table-cell table:formula="of:=EXACT([.E325];[.J3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0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5:03:59</text:p>
          </table:table-cell>
          <table:table-cell table:formula="of:=MID([.D3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5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4:52:43</text:p>
          </table:table-cell>
          <table:table-cell table:formula="of:=MID([.I326];1;2)+1" office:value-type="float" office:value="15" calcext:value-type="float">
            <text:p>15</text:p>
          </table:table-cell>
          <table:table-cell/>
          <table:table-cell table:formula="of:=EXACT([.C326];[.H326])" office:value-type="boolean" office:boolean-value="true" calcext:value-type="boolean">
            <text:p>TRUE</text:p>
          </table:table-cell>
          <table:table-cell table:formula="of:=EXACT([.E326];[.J3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1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4:04:00</text:p>
          </table:table-cell>
          <table:table-cell table:formula="of:=MID([.D32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6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3:52:42</text:p>
          </table:table-cell>
          <table:table-cell table:formula="of:=MID([.I327];1;2)+1" office:value-type="float" office:value="14" calcext:value-type="float">
            <text:p>14</text:p>
          </table:table-cell>
          <table:table-cell/>
          <table:table-cell table:formula="of:=EXACT([.C327];[.H327])" office:value-type="boolean" office:boolean-value="true" calcext:value-type="boolean">
            <text:p>TRUE</text:p>
          </table:table-cell>
          <table:table-cell table:formula="of:=EXACT([.E327];[.J3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4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5:04:00</text:p>
          </table:table-cell>
          <table:table-cell table:formula="of:=MID([.D32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9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4:52:42</text:p>
          </table:table-cell>
          <table:table-cell table:formula="of:=MID([.I328];1;2)+1" office:value-type="float" office:value="15" calcext:value-type="float">
            <text:p>15</text:p>
          </table:table-cell>
          <table:table-cell/>
          <table:table-cell table:formula="of:=EXACT([.C328];[.H328])" office:value-type="boolean" office:boolean-value="true" calcext:value-type="boolean">
            <text:p>TRUE</text:p>
          </table:table-cell>
          <table:table-cell table:formula="of:=EXACT([.E328];[.J3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5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4:04:01</text:p>
          </table:table-cell>
          <table:table-cell table:formula="of:=MID([.D3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0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3:52:41</text:p>
          </table:table-cell>
          <table:table-cell table:formula="of:=MID([.I329];1;2)+1" office:value-type="float" office:value="14" calcext:value-type="float">
            <text:p>14</text:p>
          </table:table-cell>
          <table:table-cell/>
          <table:table-cell table:formula="of:=EXACT([.C329];[.H329])" office:value-type="boolean" office:boolean-value="true" calcext:value-type="boolean">
            <text:p>TRUE</text:p>
          </table:table-cell>
          <table:table-cell table:formula="of:=EXACT([.E329];[.J3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7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4:04:02</text:p>
          </table:table-cell>
          <table:table-cell table:formula="of:=MID([.D3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2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3:52:41</text:p>
          </table:table-cell>
          <table:table-cell table:formula="of:=MID([.I330];1;2)+1" office:value-type="float" office:value="14" calcext:value-type="float">
            <text:p>14</text:p>
          </table:table-cell>
          <table:table-cell/>
          <table:table-cell table:formula="of:=EXACT([.C330];[.H330])" office:value-type="boolean" office:boolean-value="true" calcext:value-type="boolean">
            <text:p>TRUE</text:p>
          </table:table-cell>
          <table:table-cell table:formula="of:=EXACT([.E330];[.J3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9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4:04:02</text:p>
          </table:table-cell>
          <table:table-cell table:formula="of:=MID([.D3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4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3:52:41</text:p>
          </table:table-cell>
          <table:table-cell table:formula="of:=MID([.I331];1;2)+1" office:value-type="float" office:value="14" calcext:value-type="float">
            <text:p>14</text:p>
          </table:table-cell>
          <table:table-cell/>
          <table:table-cell table:formula="of:=EXACT([.C331];[.H331])" office:value-type="boolean" office:boolean-value="true" calcext:value-type="boolean">
            <text:p>TRUE</text:p>
          </table:table-cell>
          <table:table-cell table:formula="of:=EXACT([.E331];[.J3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81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4:04:03</text:p>
          </table:table-cell>
          <table:table-cell table:formula="of:=MID([.D33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6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3:52:40</text:p>
          </table:table-cell>
          <table:table-cell table:formula="of:=MID([.I332];1;2)+1" office:value-type="float" office:value="14" calcext:value-type="float">
            <text:p>14</text:p>
          </table:table-cell>
          <table:table-cell/>
          <table:table-cell table:formula="of:=EXACT([.C332];[.H332])" office:value-type="boolean" office:boolean-value="true" calcext:value-type="boolean">
            <text:p>TRUE</text:p>
          </table:table-cell>
          <table:table-cell table:formula="of:=EXACT([.E332];[.J3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85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4:04:04</text:p>
          </table:table-cell>
          <table:table-cell table:formula="of:=MID([.D3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0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3:52:39</text:p>
          </table:table-cell>
          <table:table-cell table:formula="of:=MID([.I333];1;2)+1" office:value-type="float" office:value="14" calcext:value-type="float">
            <text:p>14</text:p>
          </table:table-cell>
          <table:table-cell/>
          <table:table-cell table:formula="of:=EXACT([.C333];[.H333])" office:value-type="boolean" office:boolean-value="true" calcext:value-type="boolean">
            <text:p>TRUE</text:p>
          </table:table-cell>
          <table:table-cell table:formula="of:=EXACT([.E333];[.J3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88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5:04:05</text:p>
          </table:table-cell>
          <table:table-cell table:formula="of:=MID([.D3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3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4:52:38</text:p>
          </table:table-cell>
          <table:table-cell table:formula="of:=MID([.I334];1;2)+1" office:value-type="float" office:value="15" calcext:value-type="float">
            <text:p>15</text:p>
          </table:table-cell>
          <table:table-cell/>
          <table:table-cell table:formula="of:=EXACT([.C334];[.H334])" office:value-type="boolean" office:boolean-value="true" calcext:value-type="boolean">
            <text:p>TRUE</text:p>
          </table:table-cell>
          <table:table-cell table:formula="of:=EXACT([.E334];[.J3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2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5:04:06</text:p>
          </table:table-cell>
          <table:table-cell table:formula="of:=MID([.D3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7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4:52:37</text:p>
          </table:table-cell>
          <table:table-cell table:formula="of:=MID([.I335];1;2)+1" office:value-type="float" office:value="15" calcext:value-type="float">
            <text:p>15</text:p>
          </table:table-cell>
          <table:table-cell/>
          <table:table-cell table:formula="of:=EXACT([.C335];[.H335])" office:value-type="boolean" office:boolean-value="true" calcext:value-type="boolean">
            <text:p>TRUE</text:p>
          </table:table-cell>
          <table:table-cell table:formula="of:=EXACT([.E335];[.J3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3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4:04:06</text:p>
          </table:table-cell>
          <table:table-cell table:formula="of:=MID([.D3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8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3:52:36</text:p>
          </table:table-cell>
          <table:table-cell table:formula="of:=MID([.I336];1;2)+1" office:value-type="float" office:value="14" calcext:value-type="float">
            <text:p>14</text:p>
          </table:table-cell>
          <table:table-cell/>
          <table:table-cell table:formula="of:=EXACT([.C336];[.H336])" office:value-type="boolean" office:boolean-value="true" calcext:value-type="boolean">
            <text:p>TRUE</text:p>
          </table:table-cell>
          <table:table-cell table:formula="of:=EXACT([.E336];[.J3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5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4:04:07</text:p>
          </table:table-cell>
          <table:table-cell table:formula="of:=MID([.D33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0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3:52:36</text:p>
          </table:table-cell>
          <table:table-cell table:formula="of:=MID([.I337];1;2)+1" office:value-type="float" office:value="14" calcext:value-type="float">
            <text:p>14</text:p>
          </table:table-cell>
          <table:table-cell/>
          <table:table-cell table:formula="of:=EXACT([.C337];[.H337])" office:value-type="boolean" office:boolean-value="true" calcext:value-type="boolean">
            <text:p>TRUE</text:p>
          </table:table-cell>
          <table:table-cell table:formula="of:=EXACT([.E337];[.J3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8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5:04:08</text:p>
          </table:table-cell>
          <table:table-cell table:formula="of:=MID([.D3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3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4:52:36</text:p>
          </table:table-cell>
          <table:table-cell table:formula="of:=MID([.I338];1;2)+1" office:value-type="float" office:value="15" calcext:value-type="float">
            <text:p>15</text:p>
          </table:table-cell>
          <table:table-cell/>
          <table:table-cell table:formula="of:=EXACT([.C338];[.H338])" office:value-type="boolean" office:boolean-value="true" calcext:value-type="boolean">
            <text:p>TRUE</text:p>
          </table:table-cell>
          <table:table-cell table:formula="of:=EXACT([.E338];[.J3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9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4:04:09</text:p>
          </table:table-cell>
          <table:table-cell table:formula="of:=MID([.D33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4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3:52:36</text:p>
          </table:table-cell>
          <table:table-cell table:formula="of:=MID([.I339];1;2)+1" office:value-type="float" office:value="14" calcext:value-type="float">
            <text:p>14</text:p>
          </table:table-cell>
          <table:table-cell/>
          <table:table-cell table:formula="of:=EXACT([.C339];[.H339])" office:value-type="boolean" office:boolean-value="true" calcext:value-type="boolean">
            <text:p>TRUE</text:p>
          </table:table-cell>
          <table:table-cell table:formula="of:=EXACT([.E339];[.J3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3002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5:04:10</text:p>
          </table:table-cell>
          <table:table-cell table:formula="of:=MID([.D3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7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4:52:35</text:p>
          </table:table-cell>
          <table:table-cell table:formula="of:=MID([.I340];1;2)+1" office:value-type="float" office:value="15" calcext:value-type="float">
            <text:p>15</text:p>
          </table:table-cell>
          <table:table-cell/>
          <table:table-cell table:formula="of:=EXACT([.C340];[.H340])" office:value-type="boolean" office:boolean-value="true" calcext:value-type="boolean">
            <text:p>TRUE</text:p>
          </table:table-cell>
          <table:table-cell table:formula="of:=EXACT([.E340];[.J3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3004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5:04:11</text:p>
          </table:table-cell>
          <table:table-cell table:formula="of:=MID([.D3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9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4:52:35</text:p>
          </table:table-cell>
          <table:table-cell table:formula="of:=MID([.I341];1;2)+1" office:value-type="float" office:value="15" calcext:value-type="float">
            <text:p>15</text:p>
          </table:table-cell>
          <table:table-cell/>
          <table:table-cell table:formula="of:=EXACT([.C341];[.H341])" office:value-type="boolean" office:boolean-value="true" calcext:value-type="boolean">
            <text:p>TRUE</text:p>
          </table:table-cell>
          <table:table-cell table:formula="of:=EXACT([.E341];[.J341])" office:value-type="boolean" office:boolean-value="true" calcext:value-type="boolean">
            <text:p>TRUE</text:p>
          </table:table-cell>
          <table:table-cell table:number-columns-repeated="1006"/>
        </table:table-row>
      </table:table>
      <table:table table:name="2021_check_time" table:style-name="ta1">
        <table:table-column table:style-name="co1" table:default-cell-style-name="Default"/>
        <table:table-column table:style-name="co2" table:default-cell-style-name="ce59"/>
        <table:table-column table:style-name="co13" table:number-columns-repeated="2" table:default-cell-style-name="Default"/>
        <table:table-column table:style-name="co5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2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2" table:number-columns-repeated="1011" table:default-cell-style-name="Default"/>
        <table:table-row table:style-name="ro2">
          <table:table-cell table:number-columns-repeated="3"/>
          <table:table-cell office:value-type="string" calcext:value-type="string">
            <text:p>p1</text:p>
          </table:table-cell>
          <table:table-cell table:number-columns-repeated="3"/>
          <table:table-cell office:value-type="string" calcext:value-type="string">
            <text:p>p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poch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day equal</text:p>
          </table:table-cell>
          <table:table-cell office:value-type="string" calcext:value-type="string">
            <text:p>time equal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2021:08:17</text:p>
          </table:table-cell>
          <table:table-cell/>
          <table:table-cell office:value-type="string" calcext:value-type="string">
            <text:p>IMG_2145.jpg</text:p>
          </table:table-cell>
          <table:table-cell table:style-name="ce47" office:value-type="string" calcext:value-type="string">
            <text:p>13:01:12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table:style-name="ce47" office:value-type="string" calcext:value-type="string">
            <text:p>2021:08:17</text:p>
          </table:table-cell>
          <table:table-cell table:style-name="ce47" office:value-type="string" calcext:value-type="string">
            <text:p>12:58:10</text:p>
          </table:table-cell>
          <table:table-cell table:formula="of:=MID([.J3];1;2)+1" office:value-type="float" office:value="13" calcext:value-type="float">
            <text:p>13</text:p>
          </table:table-cell>
          <table:table-cell/>
          <table:table-cell table:style-name="ce61" table:formula="of:=EXACT([.D3];[.I3])" office:value-type="boolean" office:boolean-value="false" calcext:value-type="boolean">
            <text:p>FALSE</text:p>
          </table:table-cell>
          <table:table-cell table:style-name="ce61" table:formula="of:=EXACT([.F3];[.K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21:08:18</text:p>
          </table:table-cell>
          <table:table-cell/>
          <table:table-cell office:value-type="string" calcext:value-type="string">
            <text:p>IMG_2147.jpg</text:p>
          </table:table-cell>
          <table:table-cell table:style-name="ce47" office:value-type="string" calcext:value-type="string">
            <text:p>13:01:13</text:p>
          </table:table-cell>
          <table:table-cell table:formula="of:=MID([.E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table:style-name="ce47" office:value-type="string" calcext:value-type="string">
            <text:p>2021:08:18</text:p>
          </table:table-cell>
          <table:table-cell table:style-name="ce47" office:value-type="string" calcext:value-type="string">
            <text:p>12:58:10</text:p>
          </table:table-cell>
          <table:table-cell table:formula="of:=MID([.J4];1;2)+1" office:value-type="float" office:value="13" calcext:value-type="float">
            <text:p>13</text:p>
          </table:table-cell>
          <table:table-cell/>
          <table:table-cell table:style-name="ce61" table:formula="of:=EXACT([.D4];[.I4])" office:value-type="boolean" office:boolean-value="false" calcext:value-type="boolean">
            <text:p>FALSE</text:p>
          </table:table-cell>
          <table:table-cell table:style-name="ce61" table:formula="of:=EXACT([.F4];[.K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21:08:19</text:p>
          </table:table-cell>
          <table:table-cell/>
          <table:table-cell office:value-type="string" calcext:value-type="string">
            <text:p>IMG_2150.jpg</text:p>
          </table:table-cell>
          <table:table-cell table:style-name="ce47" office:value-type="string" calcext:value-type="string">
            <text:p>14:01:15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table:style-name="ce47" office:value-type="string" calcext:value-type="string">
            <text:p>2021:08:19</text:p>
          </table:table-cell>
          <table:table-cell table:style-name="ce47" office:value-type="string" calcext:value-type="string">
            <text:p>13:58:10</text:p>
          </table:table-cell>
          <table:table-cell table:formula="of:=MID([.J5];1;2)+1" office:value-type="float" office:value="14" calcext:value-type="float">
            <text:p>14</text:p>
          </table:table-cell>
          <table:table-cell/>
          <table:table-cell table:style-name="ce61" table:formula="of:=EXACT([.D5];[.I5])" office:value-type="boolean" office:boolean-value="false" calcext:value-type="boolean">
            <text:p>FALSE</text:p>
          </table:table-cell>
          <table:table-cell table:style-name="ce61" table:formula="of:=EXACT([.F5];[.K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21:08:20</text:p>
          </table:table-cell>
          <table:table-cell/>
          <table:table-cell office:value-type="string" calcext:value-type="string">
            <text:p>IMG_2152.jpg</text:p>
          </table:table-cell>
          <table:table-cell table:style-name="ce47" office:value-type="string" calcext:value-type="string">
            <text:p>14:01:16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table:style-name="ce47" office:value-type="string" calcext:value-type="string">
            <text:p>2021:08:20</text:p>
          </table:table-cell>
          <table:table-cell table:style-name="ce47" office:value-type="string" calcext:value-type="string">
            <text:p>13:58:10</text:p>
          </table:table-cell>
          <table:table-cell table:formula="of:=MID([.J6];1;2)+1" office:value-type="float" office:value="14" calcext:value-type="float">
            <text:p>14</text:p>
          </table:table-cell>
          <table:table-cell/>
          <table:table-cell table:style-name="ce61" table:formula="of:=EXACT([.D6];[.I6])" office:value-type="boolean" office:boolean-value="false" calcext:value-type="boolean">
            <text:p>FALSE</text:p>
          </table:table-cell>
          <table:table-cell table:style-name="ce61" table:formula="of:=EXACT([.F6];[.K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021:08:21</text:p>
          </table:table-cell>
          <table:table-cell/>
          <table:table-cell office:value-type="string" calcext:value-type="string">
            <text:p>IMG_2154.jpg</text:p>
          </table:table-cell>
          <table:table-cell table:style-name="ce47" office:value-type="string" calcext:value-type="string">
            <text:p>14:01:17</text:p>
          </table:table-cell>
          <table:table-cell table:formula="of:=MID([.E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table:style-name="ce47" office:value-type="string" calcext:value-type="string">
            <text:p>2021:08:21</text:p>
          </table:table-cell>
          <table:table-cell table:style-name="ce47" office:value-type="string" calcext:value-type="string">
            <text:p>13:58:10</text:p>
          </table:table-cell>
          <table:table-cell table:formula="of:=MID([.J7];1;2)+1" office:value-type="float" office:value="14" calcext:value-type="float">
            <text:p>14</text:p>
          </table:table-cell>
          <table:table-cell/>
          <table:table-cell table:style-name="ce61" table:formula="of:=EXACT([.D7];[.I7])" office:value-type="boolean" office:boolean-value="false" calcext:value-type="boolean">
            <text:p>FALSE</text:p>
          </table:table-cell>
          <table:table-cell table:style-name="ce61" table:formula="of:=EXACT([.F7];[.K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021:08:22</text:p>
          </table:table-cell>
          <table:table-cell/>
          <table:table-cell office:value-type="string" calcext:value-type="string">
            <text:p>IMG_2155.jpg</text:p>
          </table:table-cell>
          <table:table-cell table:style-name="ce47" office:value-type="string" calcext:value-type="string">
            <text:p>13:01:18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table:style-name="ce47" office:value-type="string" calcext:value-type="string">
            <text:p>2021:08:22</text:p>
          </table:table-cell>
          <table:table-cell table:style-name="ce47" office:value-type="string" calcext:value-type="string">
            <text:p>12:58:10</text:p>
          </table:table-cell>
          <table:table-cell table:formula="of:=MID([.J8];1;2)+1" office:value-type="float" office:value="13" calcext:value-type="float">
            <text:p>13</text:p>
          </table:table-cell>
          <table:table-cell/>
          <table:table-cell table:style-name="ce61" table:formula="of:=EXACT([.D8];[.I8])" office:value-type="boolean" office:boolean-value="false" calcext:value-type="boolean">
            <text:p>FALSE</text:p>
          </table:table-cell>
          <table:table-cell table:style-name="ce61" table:formula="of:=EXACT([.F8];[.K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21:08:23</text:p>
          </table:table-cell>
          <table:table-cell/>
          <table:table-cell office:value-type="string" calcext:value-type="string">
            <text:p>IMG_2157.jpg</text:p>
          </table:table-cell>
          <table:table-cell table:style-name="ce47" office:value-type="string" calcext:value-type="string">
            <text:p>13:01:19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table:style-name="ce47" office:value-type="string" calcext:value-type="string">
            <text:p>2021:08:23</text:p>
          </table:table-cell>
          <table:table-cell table:style-name="ce47" office:value-type="string" calcext:value-type="string">
            <text:p>12:58:09</text:p>
          </table:table-cell>
          <table:table-cell table:formula="of:=MID([.J9];1;2)+1" office:value-type="float" office:value="13" calcext:value-type="float">
            <text:p>13</text:p>
          </table:table-cell>
          <table:table-cell/>
          <table:table-cell table:style-name="ce61" table:formula="of:=EXACT([.D9];[.I9])" office:value-type="boolean" office:boolean-value="false" calcext:value-type="boolean">
            <text:p>FALSE</text:p>
          </table:table-cell>
          <table:table-cell table:style-name="ce61" table:formula="of:=EXACT([.F9];[.K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021:08:24</text:p>
          </table:table-cell>
          <table:table-cell/>
          <table:table-cell office:value-type="string" calcext:value-type="string">
            <text:p>IMG_2159.jpg</text:p>
          </table:table-cell>
          <table:table-cell table:style-name="ce47" office:value-type="string" calcext:value-type="string">
            <text:p>13:01:20</text:p>
          </table:table-cell>
          <table:table-cell table:formula="of:=MID([.E1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table:style-name="ce47" office:value-type="string" calcext:value-type="string">
            <text:p>2021:08:24</text:p>
          </table:table-cell>
          <table:table-cell table:style-name="ce47" office:value-type="string" calcext:value-type="string">
            <text:p>12:58:09</text:p>
          </table:table-cell>
          <table:table-cell table:formula="of:=MID([.J10];1;2)+1" office:value-type="float" office:value="13" calcext:value-type="float">
            <text:p>13</text:p>
          </table:table-cell>
          <table:table-cell/>
          <table:table-cell table:style-name="ce61" table:formula="of:=EXACT([.D10];[.I10])" office:value-type="boolean" office:boolean-value="false" calcext:value-type="boolean">
            <text:p>FALSE</text:p>
          </table:table-cell>
          <table:table-cell table:style-name="ce61" table:formula="of:=EXACT([.F10];[.K1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021:08:25</text:p>
          </table:table-cell>
          <table:table-cell/>
          <table:table-cell office:value-type="string" calcext:value-type="string">
            <text:p>IMG_2162.jpg</text:p>
          </table:table-cell>
          <table:table-cell table:style-name="ce47" office:value-type="string" calcext:value-type="string">
            <text:p>14:01:21</text:p>
          </table:table-cell>
          <table:table-cell table:formula="of:=MID([.E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table:style-name="ce47" office:value-type="string" calcext:value-type="string">
            <text:p>2021:08:25</text:p>
          </table:table-cell>
          <table:table-cell table:style-name="ce47" office:value-type="string" calcext:value-type="string">
            <text:p>13:58:09</text:p>
          </table:table-cell>
          <table:table-cell table:formula="of:=MID([.J11];1;2)+1" office:value-type="float" office:value="14" calcext:value-type="float">
            <text:p>14</text:p>
          </table:table-cell>
          <table:table-cell/>
          <table:table-cell table:style-name="ce61" table:formula="of:=EXACT([.D11];[.I11])" office:value-type="boolean" office:boolean-value="false" calcext:value-type="boolean">
            <text:p>FALSE</text:p>
          </table:table-cell>
          <table:table-cell table:style-name="ce61" table:formula="of:=EXACT([.F11];[.K1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021:08:26</text:p>
          </table:table-cell>
          <table:table-cell/>
          <table:table-cell office:value-type="string" calcext:value-type="string">
            <text:p>IMG_2163.jpg</text:p>
          </table:table-cell>
          <table:table-cell table:style-name="ce47" office:value-type="string" calcext:value-type="string">
            <text:p>13:01:23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table:style-name="ce47" office:value-type="string" calcext:value-type="string">
            <text:p>2021:08:26</text:p>
          </table:table-cell>
          <table:table-cell table:style-name="ce47" office:value-type="string" calcext:value-type="string">
            <text:p>12:58:09</text:p>
          </table:table-cell>
          <table:table-cell table:formula="of:=MID([.J12];1;2)+1" office:value-type="float" office:value="13" calcext:value-type="float">
            <text:p>13</text:p>
          </table:table-cell>
          <table:table-cell/>
          <table:table-cell table:style-name="ce61" table:formula="of:=EXACT([.D12];[.I12])" office:value-type="boolean" office:boolean-value="false" calcext:value-type="boolean">
            <text:p>FALSE</text:p>
          </table:table-cell>
          <table:table-cell table:style-name="ce61" table:formula="of:=EXACT([.F12];[.K1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021:08:27</text:p>
          </table:table-cell>
          <table:table-cell/>
          <table:table-cell office:value-type="string" calcext:value-type="string">
            <text:p>IMG_2165.jpg</text:p>
          </table:table-cell>
          <table:table-cell table:style-name="ce47" office:value-type="string" calcext:value-type="string">
            <text:p>13:01:24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table:style-name="ce47" office:value-type="string" calcext:value-type="string">
            <text:p>2021:08:27</text:p>
          </table:table-cell>
          <table:table-cell table:style-name="ce47" office:value-type="string" calcext:value-type="string">
            <text:p>12:58:09</text:p>
          </table:table-cell>
          <table:table-cell table:formula="of:=MID([.J13];1;2)+1" office:value-type="float" office:value="13" calcext:value-type="float">
            <text:p>13</text:p>
          </table:table-cell>
          <table:table-cell/>
          <table:table-cell table:style-name="ce61" table:formula="of:=EXACT([.D13];[.I13])" office:value-type="boolean" office:boolean-value="false" calcext:value-type="boolean">
            <text:p>FALSE</text:p>
          </table:table-cell>
          <table:table-cell table:style-name="ce61" table:formula="of:=EXACT([.F13];[.K1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2021:08:28</text:p>
          </table:table-cell>
          <table:table-cell/>
          <table:table-cell office:value-type="string" calcext:value-type="string">
            <text:p>IMG_2167.jpg</text:p>
          </table:table-cell>
          <table:table-cell table:style-name="ce47" office:value-type="string" calcext:value-type="string">
            <text:p>13:01:25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table:style-name="ce47" office:value-type="string" calcext:value-type="string">
            <text:p>2021:08:28</text:p>
          </table:table-cell>
          <table:table-cell table:style-name="ce47" office:value-type="string" calcext:value-type="string">
            <text:p>12:58:08</text:p>
          </table:table-cell>
          <table:table-cell table:formula="of:=MID([.J14];1;2)+1" office:value-type="float" office:value="13" calcext:value-type="float">
            <text:p>13</text:p>
          </table:table-cell>
          <table:table-cell/>
          <table:table-cell table:style-name="ce61" table:formula="of:=EXACT([.D14];[.I14])" office:value-type="boolean" office:boolean-value="false" calcext:value-type="boolean">
            <text:p>FALSE</text:p>
          </table:table-cell>
          <table:table-cell table:style-name="ce61" table:formula="of:=EXACT([.F14];[.K1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021:08:29</text:p>
          </table:table-cell>
          <table:table-cell/>
          <table:table-cell office:value-type="string" calcext:value-type="string">
            <text:p>IMG_2169.jpg</text:p>
          </table:table-cell>
          <table:table-cell table:style-name="ce47" office:value-type="string" calcext:value-type="string">
            <text:p>13:01:26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table:style-name="ce47" office:value-type="string" calcext:value-type="string">
            <text:p>2021:08:29</text:p>
          </table:table-cell>
          <table:table-cell table:style-name="ce47" office:value-type="string" calcext:value-type="string">
            <text:p>12:58:08</text:p>
          </table:table-cell>
          <table:table-cell table:formula="of:=MID([.J15];1;2)+1" office:value-type="float" office:value="13" calcext:value-type="float">
            <text:p>13</text:p>
          </table:table-cell>
          <table:table-cell/>
          <table:table-cell table:style-name="ce61" table:formula="of:=EXACT([.D15];[.I15])" office:value-type="boolean" office:boolean-value="false" calcext:value-type="boolean">
            <text:p>FALSE</text:p>
          </table:table-cell>
          <table:table-cell table:style-name="ce61" table:formula="of:=EXACT([.F15];[.K1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021:08:30</text:p>
          </table:table-cell>
          <table:table-cell/>
          <table:table-cell office:value-type="string" calcext:value-type="string">
            <text:p>IMG_2171.jpg</text:p>
          </table:table-cell>
          <table:table-cell table:style-name="ce47" office:value-type="string" calcext:value-type="string">
            <text:p>13:01:27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table:style-name="ce47" office:value-type="string" calcext:value-type="string">
            <text:p>2021:08:30</text:p>
          </table:table-cell>
          <table:table-cell table:style-name="ce47" office:value-type="string" calcext:value-type="string">
            <text:p>12:58:08</text:p>
          </table:table-cell>
          <table:table-cell table:formula="of:=MID([.J16];1;2)+1" office:value-type="float" office:value="13" calcext:value-type="float">
            <text:p>13</text:p>
          </table:table-cell>
          <table:table-cell/>
          <table:table-cell table:style-name="ce61" table:formula="of:=EXACT([.D16];[.I16])" office:value-type="boolean" office:boolean-value="false" calcext:value-type="boolean">
            <text:p>FALSE</text:p>
          </table:table-cell>
          <table:table-cell table:style-name="ce61" table:formula="of:=EXACT([.F16];[.K1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021:08:31</text:p>
          </table:table-cell>
          <table:table-cell/>
          <table:table-cell office:value-type="string" calcext:value-type="string">
            <text:p>IMG_2173.jpg</text:p>
          </table:table-cell>
          <table:table-cell table:style-name="ce47" office:value-type="string" calcext:value-type="string">
            <text:p>13:01:28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table:style-name="ce47" office:value-type="string" calcext:value-type="string">
            <text:p>2021:08:31</text:p>
          </table:table-cell>
          <table:table-cell table:style-name="ce47" office:value-type="string" calcext:value-type="string">
            <text:p>12:58:07</text:p>
          </table:table-cell>
          <table:table-cell table:formula="of:=MID([.J17];1;2)+1" office:value-type="float" office:value="13" calcext:value-type="float">
            <text:p>13</text:p>
          </table:table-cell>
          <table:table-cell/>
          <table:table-cell table:style-name="ce61" table:formula="of:=EXACT([.D17];[.I17])" office:value-type="boolean" office:boolean-value="false" calcext:value-type="boolean">
            <text:p>FALSE</text:p>
          </table:table-cell>
          <table:table-cell table:style-name="ce61" table:formula="of:=EXACT([.F17];[.K1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021:09:01</text:p>
          </table:table-cell>
          <table:table-cell/>
          <table:table-cell office:value-type="string" calcext:value-type="string">
            <text:p>IMG_2175.jpg</text:p>
          </table:table-cell>
          <table:table-cell table:style-name="ce47" office:value-type="string" calcext:value-type="string">
            <text:p>13:01:29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table:style-name="ce47" office:value-type="string" calcext:value-type="string">
            <text:p>2021:09:01</text:p>
          </table:table-cell>
          <table:table-cell table:style-name="ce47" office:value-type="string" calcext:value-type="string">
            <text:p>12:58:07</text:p>
          </table:table-cell>
          <table:table-cell table:formula="of:=MID([.J18];1;2)+1" office:value-type="float" office:value="13" calcext:value-type="float">
            <text:p>13</text:p>
          </table:table-cell>
          <table:table-cell/>
          <table:table-cell table:style-name="ce61" table:formula="of:=EXACT([.D18];[.I18])" office:value-type="boolean" office:boolean-value="false" calcext:value-type="boolean">
            <text:p>FALSE</text:p>
          </table:table-cell>
          <table:table-cell table:style-name="ce61" table:formula="of:=EXACT([.F18];[.K1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021:09:02</text:p>
          </table:table-cell>
          <table:table-cell/>
          <table:table-cell office:value-type="string" calcext:value-type="string">
            <text:p>IMG_2177.jpg</text:p>
          </table:table-cell>
          <table:table-cell table:style-name="ce47" office:value-type="string" calcext:value-type="string">
            <text:p>13:01:30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table:style-name="ce47" office:value-type="string" calcext:value-type="string">
            <text:p>2021:09:02</text:p>
          </table:table-cell>
          <table:table-cell table:style-name="ce47" office:value-type="string" calcext:value-type="string">
            <text:p>12:58:07</text:p>
          </table:table-cell>
          <table:table-cell table:formula="of:=MID([.J19];1;2)+1" office:value-type="float" office:value="13" calcext:value-type="float">
            <text:p>13</text:p>
          </table:table-cell>
          <table:table-cell/>
          <table:table-cell table:style-name="ce61" table:formula="of:=EXACT([.D19];[.I19])" office:value-type="boolean" office:boolean-value="false" calcext:value-type="boolean">
            <text:p>FALSE</text:p>
          </table:table-cell>
          <table:table-cell table:style-name="ce61" table:formula="of:=EXACT([.F19];[.K1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021:09:03</text:p>
          </table:table-cell>
          <table:table-cell/>
          <table:table-cell office:value-type="string" calcext:value-type="string">
            <text:p>IMG_2179.jpg</text:p>
          </table:table-cell>
          <table:table-cell table:style-name="ce47" office:value-type="string" calcext:value-type="string">
            <text:p>13:01:31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table:style-name="ce47" office:value-type="string" calcext:value-type="string">
            <text:p>2021:09:03</text:p>
          </table:table-cell>
          <table:table-cell table:style-name="ce47" office:value-type="string" calcext:value-type="string">
            <text:p>12:58:07</text:p>
          </table:table-cell>
          <table:table-cell table:formula="of:=MID([.J20];1;2)+1" office:value-type="float" office:value="13" calcext:value-type="float">
            <text:p>13</text:p>
          </table:table-cell>
          <table:table-cell/>
          <table:table-cell table:style-name="ce61" table:formula="of:=EXACT([.D20];[.I20])" office:value-type="boolean" office:boolean-value="false" calcext:value-type="boolean">
            <text:p>FALSE</text:p>
          </table:table-cell>
          <table:table-cell table:style-name="ce61" table:formula="of:=EXACT([.F20];[.K2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021:09:04</text:p>
          </table:table-cell>
          <table:table-cell/>
          <table:table-cell office:value-type="string" calcext:value-type="string">
            <text:p>IMG_2181.jpg</text:p>
          </table:table-cell>
          <table:table-cell table:style-name="ce47" office:value-type="string" calcext:value-type="string">
            <text:p>13:01:32</text:p>
          </table:table-cell>
          <table:table-cell table:formula="of:=MID([.E2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table:style-name="ce47" office:value-type="string" calcext:value-type="string">
            <text:p>2021:09:04</text:p>
          </table:table-cell>
          <table:table-cell table:style-name="ce47" office:value-type="string" calcext:value-type="string">
            <text:p>12:58:07</text:p>
          </table:table-cell>
          <table:table-cell table:formula="of:=MID([.J21];1;2)+1" office:value-type="float" office:value="13" calcext:value-type="float">
            <text:p>13</text:p>
          </table:table-cell>
          <table:table-cell/>
          <table:table-cell table:style-name="ce61" table:formula="of:=EXACT([.D21];[.I21])" office:value-type="boolean" office:boolean-value="false" calcext:value-type="boolean">
            <text:p>FALSE</text:p>
          </table:table-cell>
          <table:table-cell table:style-name="ce61" table:formula="of:=EXACT([.F21];[.K2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021:09:05</text:p>
          </table:table-cell>
          <table:table-cell/>
          <table:table-cell office:value-type="string" calcext:value-type="string">
            <text:p>IMG_2183.jpg</text:p>
          </table:table-cell>
          <table:table-cell table:style-name="ce47" office:value-type="string" calcext:value-type="string">
            <text:p>12:01:33</text:p>
          </table:table-cell>
          <table:table-cell table:formula="of:=MID([.E2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table:style-name="ce47" office:value-type="string" calcext:value-type="string">
            <text:p>2021:09:05</text:p>
          </table:table-cell>
          <table:table-cell table:style-name="ce47" office:value-type="string" calcext:value-type="string">
            <text:p>11:58:06</text:p>
          </table:table-cell>
          <table:table-cell table:formula="of:=MID([.J22];1;2)+1" office:value-type="float" office:value="12" calcext:value-type="float">
            <text:p>12</text:p>
          </table:table-cell>
          <table:table-cell/>
          <table:table-cell table:style-name="ce61" table:formula="of:=EXACT([.D22];[.I22])" office:value-type="boolean" office:boolean-value="false" calcext:value-type="boolean">
            <text:p>FALSE</text:p>
          </table:table-cell>
          <table:table-cell table:style-name="ce61" table:formula="of:=EXACT([.F22];[.K2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021:09:06</text:p>
          </table:table-cell>
          <table:table-cell/>
          <table:table-cell office:value-type="string" calcext:value-type="string">
            <text:p>IMG_2186.jpg</text:p>
          </table:table-cell>
          <table:table-cell table:style-name="ce47" office:value-type="string" calcext:value-type="string">
            <text:p>13:01:34</text:p>
          </table:table-cell>
          <table:table-cell table:formula="of:=MID([.E2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table:style-name="ce47" office:value-type="string" calcext:value-type="string">
            <text:p>2021:09:06</text:p>
          </table:table-cell>
          <table:table-cell table:style-name="ce47" office:value-type="string" calcext:value-type="string">
            <text:p>12:58:06</text:p>
          </table:table-cell>
          <table:table-cell table:formula="of:=MID([.J23];1;2)+1" office:value-type="float" office:value="13" calcext:value-type="float">
            <text:p>13</text:p>
          </table:table-cell>
          <table:table-cell/>
          <table:table-cell table:style-name="ce61" table:formula="of:=EXACT([.D23];[.I23])" office:value-type="boolean" office:boolean-value="false" calcext:value-type="boolean">
            <text:p>FALSE</text:p>
          </table:table-cell>
          <table:table-cell table:style-name="ce61" table:formula="of:=EXACT([.F23];[.K2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021:09:07</text:p>
          </table:table-cell>
          <table:table-cell/>
          <table:table-cell office:value-type="string" calcext:value-type="string">
            <text:p>IMG_2187.jpg</text:p>
          </table:table-cell>
          <table:table-cell table:style-name="ce47" office:value-type="string" calcext:value-type="string">
            <text:p>12:01:35</text:p>
          </table:table-cell>
          <table:table-cell table:formula="of:=MID([.E2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table:style-name="ce47" office:value-type="string" calcext:value-type="string">
            <text:p>2021:09:07</text:p>
          </table:table-cell>
          <table:table-cell table:style-name="ce47" office:value-type="string" calcext:value-type="string">
            <text:p>11:58:06</text:p>
          </table:table-cell>
          <table:table-cell table:formula="of:=MID([.J24];1;2)+1" office:value-type="float" office:value="12" calcext:value-type="float">
            <text:p>12</text:p>
          </table:table-cell>
          <table:table-cell/>
          <table:table-cell table:style-name="ce61" table:formula="of:=EXACT([.D24];[.I24])" office:value-type="boolean" office:boolean-value="false" calcext:value-type="boolean">
            <text:p>FALSE</text:p>
          </table:table-cell>
          <table:table-cell table:style-name="ce61" table:formula="of:=EXACT([.F24];[.K2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021:09:08</text:p>
          </table:table-cell>
          <table:table-cell/>
          <table:table-cell office:value-type="string" calcext:value-type="string">
            <text:p>IMG_2190.jpg</text:p>
          </table:table-cell>
          <table:table-cell table:style-name="ce47" office:value-type="string" calcext:value-type="string">
            <text:p>13:01:36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table:style-name="ce47" office:value-type="string" calcext:value-type="string">
            <text:p>2021:09:08</text:p>
          </table:table-cell>
          <table:table-cell table:style-name="ce47" office:value-type="string" calcext:value-type="string">
            <text:p>12:58:06</text:p>
          </table:table-cell>
          <table:table-cell table:formula="of:=MID([.J25];1;2)+1" office:value-type="float" office:value="13" calcext:value-type="float">
            <text:p>13</text:p>
          </table:table-cell>
          <table:table-cell/>
          <table:table-cell table:style-name="ce61" table:formula="of:=EXACT([.D25];[.I25])" office:value-type="boolean" office:boolean-value="false" calcext:value-type="boolean">
            <text:p>FALSE</text:p>
          </table:table-cell>
          <table:table-cell table:style-name="ce61" table:formula="of:=EXACT([.F25];[.K2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021:09:09</text:p>
          </table:table-cell>
          <table:table-cell/>
          <table:table-cell office:value-type="string" calcext:value-type="string">
            <text:p>IMG_2192.jpg</text:p>
          </table:table-cell>
          <table:table-cell table:style-name="ce47" office:value-type="string" calcext:value-type="string">
            <text:p>13:01:37</text:p>
          </table:table-cell>
          <table:table-cell table:formula="of:=MID([.E2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table:style-name="ce47" office:value-type="string" calcext:value-type="string">
            <text:p>2021:09:09</text:p>
          </table:table-cell>
          <table:table-cell table:style-name="ce47" office:value-type="string" calcext:value-type="string">
            <text:p>12:58:05</text:p>
          </table:table-cell>
          <table:table-cell table:formula="of:=MID([.J26];1;2)+1" office:value-type="float" office:value="13" calcext:value-type="float">
            <text:p>13</text:p>
          </table:table-cell>
          <table:table-cell/>
          <table:table-cell table:style-name="ce61" table:formula="of:=EXACT([.D26];[.I26])" office:value-type="boolean" office:boolean-value="false" calcext:value-type="boolean">
            <text:p>FALSE</text:p>
          </table:table-cell>
          <table:table-cell table:style-name="ce61" table:formula="of:=EXACT([.F26];[.K2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2021:09:11</text:p>
          </table:table-cell>
          <table:table-cell/>
          <table:table-cell office:value-type="string" calcext:value-type="string">
            <text:p>IMG_2195.jpg</text:p>
          </table:table-cell>
          <table:table-cell table:style-name="ce47" office:value-type="string" calcext:value-type="string">
            <text:p>12:01:39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table:style-name="ce47" office:value-type="string" calcext:value-type="string">
            <text:p>2021:09:11</text:p>
          </table:table-cell>
          <table:table-cell table:style-name="ce47" office:value-type="string" calcext:value-type="string">
            <text:p>11:58:05</text:p>
          </table:table-cell>
          <table:table-cell table:formula="of:=MID([.J27];1;2)+1" office:value-type="float" office:value="12" calcext:value-type="float">
            <text:p>12</text:p>
          </table:table-cell>
          <table:table-cell/>
          <table:table-cell table:style-name="ce61" table:formula="of:=EXACT([.D27];[.I27])" office:value-type="boolean" office:boolean-value="false" calcext:value-type="boolean">
            <text:p>FALSE</text:p>
          </table:table-cell>
          <table:table-cell table:style-name="ce61" table:formula="of:=EXACT([.F27];[.K2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021:09:12</text:p>
          </table:table-cell>
          <table:table-cell/>
          <table:table-cell office:value-type="string" calcext:value-type="string">
            <text:p>IMG_2197.jpg</text:p>
          </table:table-cell>
          <table:table-cell table:style-name="ce47" office:value-type="string" calcext:value-type="string">
            <text:p>12:01:40</text:p>
          </table:table-cell>
          <table:table-cell table:formula="of:=MID([.E2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table:style-name="ce47" office:value-type="string" calcext:value-type="string">
            <text:p>2021:09:12</text:p>
          </table:table-cell>
          <table:table-cell table:style-name="ce47" office:value-type="string" calcext:value-type="string">
            <text:p>11:58:04</text:p>
          </table:table-cell>
          <table:table-cell table:formula="of:=MID([.J28];1;2)+1" office:value-type="float" office:value="12" calcext:value-type="float">
            <text:p>12</text:p>
          </table:table-cell>
          <table:table-cell/>
          <table:table-cell table:style-name="ce61" table:formula="of:=EXACT([.D28];[.I28])" office:value-type="boolean" office:boolean-value="false" calcext:value-type="boolean">
            <text:p>FALSE</text:p>
          </table:table-cell>
          <table:table-cell table:style-name="ce61" table:formula="of:=EXACT([.F28];[.K2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021:09:13</text:p>
          </table:table-cell>
          <table:table-cell/>
          <table:table-cell office:value-type="string" calcext:value-type="string">
            <text:p>IMG_2200.jpg</text:p>
          </table:table-cell>
          <table:table-cell table:style-name="ce47" office:value-type="string" calcext:value-type="string">
            <text:p>13:01:41</text:p>
          </table:table-cell>
          <table:table-cell table:formula="of:=MID([.E2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table:style-name="ce47" office:value-type="string" calcext:value-type="string">
            <text:p>2021:09:13</text:p>
          </table:table-cell>
          <table:table-cell table:style-name="ce47" office:value-type="string" calcext:value-type="string">
            <text:p>12:58:04</text:p>
          </table:table-cell>
          <table:table-cell table:formula="of:=MID([.J29];1;2)+1" office:value-type="float" office:value="13" calcext:value-type="float">
            <text:p>13</text:p>
          </table:table-cell>
          <table:table-cell/>
          <table:table-cell table:style-name="ce61" table:formula="of:=EXACT([.D29];[.I29])" office:value-type="boolean" office:boolean-value="false" calcext:value-type="boolean">
            <text:p>FALSE</text:p>
          </table:table-cell>
          <table:table-cell table:style-name="ce61" table:formula="of:=EXACT([.F29];[.K2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2021:09:14</text:p>
          </table:table-cell>
          <table:table-cell/>
          <table:table-cell office:value-type="string" calcext:value-type="string">
            <text:p>IMG_2201.jpg</text:p>
          </table:table-cell>
          <table:table-cell table:style-name="ce47" office:value-type="string" calcext:value-type="string">
            <text:p>12:01:42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table:style-name="ce47" office:value-type="string" calcext:value-type="string">
            <text:p>2021:09:14</text:p>
          </table:table-cell>
          <table:table-cell table:style-name="ce47" office:value-type="string" calcext:value-type="string">
            <text:p>11:58:04</text:p>
          </table:table-cell>
          <table:table-cell table:formula="of:=MID([.J30];1;2)+1" office:value-type="float" office:value="12" calcext:value-type="float">
            <text:p>12</text:p>
          </table:table-cell>
          <table:table-cell/>
          <table:table-cell table:style-name="ce61" table:formula="of:=EXACT([.D30];[.I30])" office:value-type="boolean" office:boolean-value="false" calcext:value-type="boolean">
            <text:p>FALSE</text:p>
          </table:table-cell>
          <table:table-cell table:style-name="ce61" table:formula="of:=EXACT([.F30];[.K3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021:09:16</text:p>
          </table:table-cell>
          <table:table-cell/>
          <table:table-cell office:value-type="string" calcext:value-type="string">
            <text:p>IMG_2205.jpg</text:p>
          </table:table-cell>
          <table:table-cell table:style-name="ce47" office:value-type="string" calcext:value-type="string">
            <text:p>12:01:44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table:style-name="ce47" office:value-type="string" calcext:value-type="string">
            <text:p>2021:09:16</text:p>
          </table:table-cell>
          <table:table-cell table:style-name="ce47" office:value-type="string" calcext:value-type="string">
            <text:p>11:58:03</text:p>
          </table:table-cell>
          <table:table-cell table:formula="of:=MID([.J31];1;2)+1" office:value-type="float" office:value="12" calcext:value-type="float">
            <text:p>12</text:p>
          </table:table-cell>
          <table:table-cell/>
          <table:table-cell table:style-name="ce61" table:formula="of:=EXACT([.D31];[.I31])" office:value-type="boolean" office:boolean-value="false" calcext:value-type="boolean">
            <text:p>FALSE</text:p>
          </table:table-cell>
          <table:table-cell table:style-name="ce61" table:formula="of:=EXACT([.F31];[.K3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021:09:17</text:p>
          </table:table-cell>
          <table:table-cell/>
          <table:table-cell office:value-type="string" calcext:value-type="string">
            <text:p>IMG_2207.jpg</text:p>
          </table:table-cell>
          <table:table-cell table:style-name="ce47" office:value-type="string" calcext:value-type="string">
            <text:p>12:01:45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table:style-name="ce47" office:value-type="string" calcext:value-type="string">
            <text:p>2021:09:17</text:p>
          </table:table-cell>
          <table:table-cell table:style-name="ce47" office:value-type="string" calcext:value-type="string">
            <text:p>11:58:03</text:p>
          </table:table-cell>
          <table:table-cell table:formula="of:=MID([.J32];1;2)+1" office:value-type="float" office:value="12" calcext:value-type="float">
            <text:p>12</text:p>
          </table:table-cell>
          <table:table-cell/>
          <table:table-cell table:style-name="ce61" table:formula="of:=EXACT([.D32];[.I32])" office:value-type="boolean" office:boolean-value="false" calcext:value-type="boolean">
            <text:p>FALSE</text:p>
          </table:table-cell>
          <table:table-cell table:style-name="ce61" table:formula="of:=EXACT([.F32];[.K3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021:09:18</text:p>
          </table:table-cell>
          <table:table-cell/>
          <table:table-cell office:value-type="string" calcext:value-type="string">
            <text:p>IMG_2209.jpg</text:p>
          </table:table-cell>
          <table:table-cell table:style-name="ce47" office:value-type="string" calcext:value-type="string">
            <text:p>12:01:46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table:style-name="ce47" office:value-type="string" calcext:value-type="string">
            <text:p>2021:09:18</text:p>
          </table:table-cell>
          <table:table-cell table:style-name="ce47" office:value-type="string" calcext:value-type="string">
            <text:p>11:58:03</text:p>
          </table:table-cell>
          <table:table-cell table:formula="of:=MID([.J33];1;2)+1" office:value-type="float" office:value="12" calcext:value-type="float">
            <text:p>12</text:p>
          </table:table-cell>
          <table:table-cell/>
          <table:table-cell table:style-name="ce61" table:formula="of:=EXACT([.D33];[.I33])" office:value-type="boolean" office:boolean-value="false" calcext:value-type="boolean">
            <text:p>FALSE</text:p>
          </table:table-cell>
          <table:table-cell table:style-name="ce61" table:formula="of:=EXACT([.F33];[.K3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021:09:20</text:p>
          </table:table-cell>
          <table:table-cell/>
          <table:table-cell office:value-type="string" calcext:value-type="string">
            <text:p>IMG_2213.jpg</text:p>
          </table:table-cell>
          <table:table-cell table:style-name="ce47" office:value-type="string" calcext:value-type="string">
            <text:p>12:01:48</text:p>
          </table:table-cell>
          <table:table-cell table:formula="of:=MID([.E3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table:style-name="ce47" office:value-type="string" calcext:value-type="string">
            <text:p>2021:09:20</text:p>
          </table:table-cell>
          <table:table-cell table:style-name="ce47" office:value-type="string" calcext:value-type="string">
            <text:p>11:58:02</text:p>
          </table:table-cell>
          <table:table-cell table:formula="of:=MID([.J34];1;2)+1" office:value-type="float" office:value="12" calcext:value-type="float">
            <text:p>12</text:p>
          </table:table-cell>
          <table:table-cell/>
          <table:table-cell table:style-name="ce61" table:formula="of:=EXACT([.D34];[.I34])" office:value-type="boolean" office:boolean-value="false" calcext:value-type="boolean">
            <text:p>FALSE</text:p>
          </table:table-cell>
          <table:table-cell table:style-name="ce61" table:formula="of:=EXACT([.F34];[.K3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2021:09:21</text:p>
          </table:table-cell>
          <table:table-cell/>
          <table:table-cell office:value-type="string" calcext:value-type="string">
            <text:p>IMG_2216.jpg</text:p>
          </table:table-cell>
          <table:table-cell table:style-name="ce47" office:value-type="string" calcext:value-type="string">
            <text:p>13:01:48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table:style-name="ce47" office:value-type="string" calcext:value-type="string">
            <text:p>2021:09:21</text:p>
          </table:table-cell>
          <table:table-cell table:style-name="ce47" office:value-type="string" calcext:value-type="string">
            <text:p>12:58:01</text:p>
          </table:table-cell>
          <table:table-cell table:formula="of:=MID([.J35];1;2)+1" office:value-type="float" office:value="13" calcext:value-type="float">
            <text:p>13</text:p>
          </table:table-cell>
          <table:table-cell/>
          <table:table-cell table:style-name="ce61" table:formula="of:=EXACT([.D35];[.I35])" office:value-type="boolean" office:boolean-value="false" calcext:value-type="boolean">
            <text:p>FALSE</text:p>
          </table:table-cell>
          <table:table-cell table:style-name="ce61" table:formula="of:=EXACT([.F35];[.K3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2021:09:23</text:p>
          </table:table-cell>
          <table:table-cell/>
          <table:table-cell office:value-type="string" calcext:value-type="string">
            <text:p>IMG_2220.jpg</text:p>
          </table:table-cell>
          <table:table-cell table:style-name="ce47" office:value-type="string" calcext:value-type="string">
            <text:p>13:01:50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table:style-name="ce47" office:value-type="string" calcext:value-type="string">
            <text:p>2021:09:23</text:p>
          </table:table-cell>
          <table:table-cell table:style-name="ce47" office:value-type="string" calcext:value-type="string">
            <text:p>12:58:00</text:p>
          </table:table-cell>
          <table:table-cell table:formula="of:=MID([.J36];1;2)+1" office:value-type="float" office:value="13" calcext:value-type="float">
            <text:p>13</text:p>
          </table:table-cell>
          <table:table-cell/>
          <table:table-cell table:style-name="ce61" table:formula="of:=EXACT([.D36];[.I36])" office:value-type="boolean" office:boolean-value="false" calcext:value-type="boolean">
            <text:p>FALSE</text:p>
          </table:table-cell>
          <table:table-cell table:style-name="ce61" table:formula="of:=EXACT([.F36];[.K3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2021:09:24</text:p>
          </table:table-cell>
          <table:table-cell/>
          <table:table-cell office:value-type="string" calcext:value-type="string">
            <text:p>IMG_2222.jpg</text:p>
          </table:table-cell>
          <table:table-cell table:style-name="ce47" office:value-type="string" calcext:value-type="string">
            <text:p>13:01:51</text:p>
          </table:table-cell>
          <table:table-cell table:formula="of:=MID([.E3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table:style-name="ce47" office:value-type="string" calcext:value-type="string">
            <text:p>2021:09:24</text:p>
          </table:table-cell>
          <table:table-cell table:style-name="ce47" office:value-type="string" calcext:value-type="string">
            <text:p>12:58:00</text:p>
          </table:table-cell>
          <table:table-cell table:formula="of:=MID([.J37];1;2)+1" office:value-type="float" office:value="13" calcext:value-type="float">
            <text:p>13</text:p>
          </table:table-cell>
          <table:table-cell/>
          <table:table-cell table:style-name="ce61" table:formula="of:=EXACT([.D37];[.I37])" office:value-type="boolean" office:boolean-value="false" calcext:value-type="boolean">
            <text:p>FALSE</text:p>
          </table:table-cell>
          <table:table-cell table:style-name="ce61" table:formula="of:=EXACT([.F37];[.K3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2021:09:25</text:p>
          </table:table-cell>
          <table:table-cell/>
          <table:table-cell office:value-type="string" calcext:value-type="string">
            <text:p>IMG_2223.jpg</text:p>
          </table:table-cell>
          <table:table-cell table:style-name="ce47" office:value-type="string" calcext:value-type="string">
            <text:p>12:01:52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table:style-name="ce47" office:value-type="string" calcext:value-type="string">
            <text:p>2021:09:25</text:p>
          </table:table-cell>
          <table:table-cell table:style-name="ce47" office:value-type="string" calcext:value-type="string">
            <text:p>11:58:00</text:p>
          </table:table-cell>
          <table:table-cell table:formula="of:=MID([.J38];1;2)+1" office:value-type="float" office:value="12" calcext:value-type="float">
            <text:p>12</text:p>
          </table:table-cell>
          <table:table-cell/>
          <table:table-cell table:style-name="ce61" table:formula="of:=EXACT([.D38];[.I38])" office:value-type="boolean" office:boolean-value="false" calcext:value-type="boolean">
            <text:p>FALSE</text:p>
          </table:table-cell>
          <table:table-cell table:style-name="ce61" table:formula="of:=EXACT([.F38];[.K3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2021:09:27</text:p>
          </table:table-cell>
          <table:table-cell/>
          <table:table-cell office:value-type="string" calcext:value-type="string">
            <text:p>IMG_2227.jpg</text:p>
          </table:table-cell>
          <table:table-cell table:style-name="ce47" office:value-type="string" calcext:value-type="string">
            <text:p>12:01:54</text:p>
          </table:table-cell>
          <table:table-cell table:formula="of:=MID([.E3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table:style-name="ce47" office:value-type="string" calcext:value-type="string">
            <text:p>2021:09:27</text:p>
          </table:table-cell>
          <table:table-cell table:style-name="ce47" office:value-type="string" calcext:value-type="string">
            <text:p>11:57:59</text:p>
          </table:table-cell>
          <table:table-cell table:formula="of:=MID([.J39];1;2)+1" office:value-type="float" office:value="12" calcext:value-type="float">
            <text:p>12</text:p>
          </table:table-cell>
          <table:table-cell/>
          <table:table-cell table:style-name="ce61" table:formula="of:=EXACT([.D39];[.I39])" office:value-type="boolean" office:boolean-value="false" calcext:value-type="boolean">
            <text:p>FALSE</text:p>
          </table:table-cell>
          <table:table-cell table:style-name="ce61" table:formula="of:=EXACT([.F39];[.K3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2021:09:28</text:p>
          </table:table-cell>
          <table:table-cell/>
          <table:table-cell office:value-type="string" calcext:value-type="string">
            <text:p>IMG_2230.jpg</text:p>
          </table:table-cell>
          <table:table-cell table:style-name="ce47"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table:style-name="ce47" office:value-type="string" calcext:value-type="string">
            <text:p>2021:09:28</text:p>
          </table:table-cell>
          <table:table-cell table:style-name="ce47" office:value-type="string" calcext:value-type="string">
            <text:p>12:57:59</text:p>
          </table:table-cell>
          <table:table-cell table:formula="of:=MID([.J40];1;2)+1" office:value-type="float" office:value="13" calcext:value-type="float">
            <text:p>13</text:p>
          </table:table-cell>
          <table:table-cell/>
          <table:table-cell table:style-name="ce61" table:formula="of:=EXACT([.D40];[.I40])" office:value-type="boolean" office:boolean-value="false" calcext:value-type="boolean">
            <text:p>FALSE</text:p>
          </table:table-cell>
          <table:table-cell table:style-name="ce61" table:formula="of:=EXACT([.F40];[.K4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2021:09:29</text:p>
          </table:table-cell>
          <table:table-cell/>
          <table:table-cell office:value-type="string" calcext:value-type="string">
            <text:p>IMG_2232.jpg</text:p>
          </table:table-cell>
          <table:table-cell table:style-name="ce47" office:value-type="string" calcext:value-type="string">
            <text:p>13:01:55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table:style-name="ce47" office:value-type="string" calcext:value-type="string">
            <text:p>2021:09:29</text:p>
          </table:table-cell>
          <table:table-cell table:style-name="ce47" office:value-type="string" calcext:value-type="string">
            <text:p>12:57:58</text:p>
          </table:table-cell>
          <table:table-cell table:formula="of:=MID([.J41];1;2)+1" office:value-type="float" office:value="13" calcext:value-type="float">
            <text:p>13</text:p>
          </table:table-cell>
          <table:table-cell/>
          <table:table-cell table:style-name="ce61" table:formula="of:=EXACT([.D41];[.I41])" office:value-type="boolean" office:boolean-value="false" calcext:value-type="boolean">
            <text:p>FALSE</text:p>
          </table:table-cell>
          <table:table-cell table:style-name="ce61" table:formula="of:=EXACT([.F41];[.K4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2021:09:30</text:p>
          </table:table-cell>
          <table:table-cell/>
          <table:table-cell office:value-type="string" calcext:value-type="string">
            <text:p>IMG_2234.jpg</text:p>
          </table:table-cell>
          <table:table-cell table:style-name="ce47" office:value-type="string" calcext:value-type="string">
            <text:p>13:01:56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table:style-name="ce47" office:value-type="string" calcext:value-type="string">
            <text:p>2021:09:30</text:p>
          </table:table-cell>
          <table:table-cell table:style-name="ce47" office:value-type="string" calcext:value-type="string">
            <text:p>12:57:58</text:p>
          </table:table-cell>
          <table:table-cell table:formula="of:=MID([.J42];1;2)+1" office:value-type="float" office:value="13" calcext:value-type="float">
            <text:p>13</text:p>
          </table:table-cell>
          <table:table-cell/>
          <table:table-cell table:style-name="ce61" table:formula="of:=EXACT([.D42];[.I42])" office:value-type="boolean" office:boolean-value="false" calcext:value-type="boolean">
            <text:p>FALSE</text:p>
          </table:table-cell>
          <table:table-cell table:style-name="ce61" table:formula="of:=EXACT([.F42];[.K4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2021:10:06</text:p>
          </table:table-cell>
          <table:table-cell/>
          <table:table-cell office:value-type="string" calcext:value-type="string">
            <text:p>IMG_2246.jpg</text:p>
          </table:table-cell>
          <table:table-cell table:style-name="ce47" office:value-type="string" calcext:value-type="string">
            <text:p>13:01:59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table:style-name="ce47" office:value-type="string" calcext:value-type="string">
            <text:p>2021:10:06</text:p>
          </table:table-cell>
          <table:table-cell table:style-name="ce47" office:value-type="string" calcext:value-type="string">
            <text:p>12:57:53</text:p>
          </table:table-cell>
          <table:table-cell table:formula="of:=MID([.J43];1;2)+1" office:value-type="float" office:value="13" calcext:value-type="float">
            <text:p>13</text:p>
          </table:table-cell>
          <table:table-cell/>
          <table:table-cell table:style-name="ce61" table:formula="of:=EXACT([.D43];[.I43])" office:value-type="boolean" office:boolean-value="false" calcext:value-type="boolean">
            <text:p>FALSE</text:p>
          </table:table-cell>
          <table:table-cell table:style-name="ce61" table:formula="of:=EXACT([.F43];[.K4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2021:10:07</text:p>
          </table:table-cell>
          <table:table-cell/>
          <table:table-cell office:value-type="string" calcext:value-type="string">
            <text:p>IMG_2248.jpg</text:p>
          </table:table-cell>
          <table:table-cell table:style-name="ce47"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table:style-name="ce47" office:value-type="string" calcext:value-type="string">
            <text:p>2021:10:07</text:p>
          </table:table-cell>
          <table:table-cell table:style-name="ce47" office:value-type="string" calcext:value-type="string">
            <text:p>12:57:53</text:p>
          </table:table-cell>
          <table:table-cell table:formula="of:=MID([.J44];1;2)+1" office:value-type="float" office:value="13" calcext:value-type="float">
            <text:p>13</text:p>
          </table:table-cell>
          <table:table-cell/>
          <table:table-cell table:style-name="ce61" table:formula="of:=EXACT([.D44];[.I44])" office:value-type="boolean" office:boolean-value="false" calcext:value-type="boolean">
            <text:p>FALSE</text:p>
          </table:table-cell>
          <table:table-cell table:style-name="ce61" table:formula="of:=EXACT([.F44];[.K4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2021:10:08</text:p>
          </table:table-cell>
          <table:table-cell/>
          <table:table-cell office:value-type="string" calcext:value-type="string">
            <text:p>IMG_2250.jpg</text:p>
          </table:table-cell>
          <table:table-cell table:style-name="ce47" office:value-type="string" calcext:value-type="string">
            <text:p>13:02:00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table:style-name="ce47" office:value-type="string" calcext:value-type="string">
            <text:p>2021:10:08</text:p>
          </table:table-cell>
          <table:table-cell table:style-name="ce47" office:value-type="string" calcext:value-type="string">
            <text:p>12:57:52</text:p>
          </table:table-cell>
          <table:table-cell table:formula="of:=MID([.J45];1;2)+1" office:value-type="float" office:value="13" calcext:value-type="float">
            <text:p>13</text:p>
          </table:table-cell>
          <table:table-cell/>
          <table:table-cell table:style-name="ce61" table:formula="of:=EXACT([.D45];[.I45])" office:value-type="boolean" office:boolean-value="false" calcext:value-type="boolean">
            <text:p>FALSE</text:p>
          </table:table-cell>
          <table:table-cell table:style-name="ce61" table:formula="of:=EXACT([.F45];[.K4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2021:10:11</text:p>
          </table:table-cell>
          <table:table-cell/>
          <table:table-cell office:value-type="string" calcext:value-type="string">
            <text:p>IMG_2256.jpg</text:p>
          </table:table-cell>
          <table:table-cell table:style-name="ce47" office:value-type="string" calcext:value-type="string">
            <text:p>13:02:01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table:style-name="ce47" office:value-type="string" calcext:value-type="string">
            <text:p>2021:10:11</text:p>
          </table:table-cell>
          <table:table-cell table:style-name="ce47" office:value-type="string" calcext:value-type="string">
            <text:p>12:57:50</text:p>
          </table:table-cell>
          <table:table-cell table:formula="of:=MID([.J46];1;2)+1" office:value-type="float" office:value="13" calcext:value-type="float">
            <text:p>13</text:p>
          </table:table-cell>
          <table:table-cell/>
          <table:table-cell table:style-name="ce61" table:formula="of:=EXACT([.D46];[.I46])" office:value-type="boolean" office:boolean-value="false" calcext:value-type="boolean">
            <text:p>FALSE</text:p>
          </table:table-cell>
          <table:table-cell table:style-name="ce61" table:formula="of:=EXACT([.F46];[.K4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2021:10:12</text:p>
          </table:table-cell>
          <table:table-cell/>
          <table:table-cell office:value-type="string" calcext:value-type="string">
            <text:p>IMG_2258.jpg</text:p>
          </table:table-cell>
          <table:table-cell table:style-name="ce47" office:value-type="string" calcext:value-type="string">
            <text:p>13:02:02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table:style-name="ce47" office:value-type="string" calcext:value-type="string">
            <text:p>2021:10:12</text:p>
          </table:table-cell>
          <table:table-cell table:style-name="ce47" office:value-type="string" calcext:value-type="string">
            <text:p>12:57:49</text:p>
          </table:table-cell>
          <table:table-cell table:formula="of:=MID([.J47];1;2)+1" office:value-type="float" office:value="13" calcext:value-type="float">
            <text:p>13</text:p>
          </table:table-cell>
          <table:table-cell/>
          <table:table-cell table:style-name="ce61" table:formula="of:=EXACT([.D47];[.I47])" office:value-type="boolean" office:boolean-value="false" calcext:value-type="boolean">
            <text:p>FALSE</text:p>
          </table:table-cell>
          <table:table-cell table:style-name="ce61" table:formula="of:=EXACT([.F47];[.K4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2021:10:13</text:p>
          </table:table-cell>
          <table:table-cell/>
          <table:table-cell office:value-type="string" calcext:value-type="string">
            <text:p>IMG_2262.jpg</text:p>
          </table:table-cell>
          <table:table-cell table:style-name="ce47"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table:style-name="ce47" office:value-type="string" calcext:value-type="string">
            <text:p>2021:10:13</text:p>
          </table:table-cell>
          <table:table-cell table:style-name="ce47" office:value-type="string" calcext:value-type="string">
            <text:p>12:57:48</text:p>
          </table:table-cell>
          <table:table-cell table:formula="of:=MID([.J48];1;2)+1" office:value-type="float" office:value="13" calcext:value-type="float">
            <text:p>13</text:p>
          </table:table-cell>
          <table:table-cell/>
          <table:table-cell table:style-name="ce61" table:formula="of:=EXACT([.D48];[.I48])" office:value-type="boolean" office:boolean-value="false" calcext:value-type="boolean">
            <text:p>FALSE</text:p>
          </table:table-cell>
          <table:table-cell table:style-name="ce61" table:formula="of:=EXACT([.F48];[.K4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2021:10:14</text:p>
          </table:table-cell>
          <table:table-cell/>
          <table:table-cell office:value-type="string" calcext:value-type="string">
            <text:p>IMG_2266.jpg</text:p>
          </table:table-cell>
          <table:table-cell table:style-name="ce47"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table:style-name="ce47" office:value-type="string" calcext:value-type="string">
            <text:p>2021:10:14</text:p>
          </table:table-cell>
          <table:table-cell table:style-name="ce47" office:value-type="string" calcext:value-type="string">
            <text:p>12:57:47</text:p>
          </table:table-cell>
          <table:table-cell table:formula="of:=MID([.J49];1;2)+1" office:value-type="float" office:value="13" calcext:value-type="float">
            <text:p>13</text:p>
          </table:table-cell>
          <table:table-cell/>
          <table:table-cell table:style-name="ce61" table:formula="of:=EXACT([.D49];[.I49])" office:value-type="boolean" office:boolean-value="false" calcext:value-type="boolean">
            <text:p>FALSE</text:p>
          </table:table-cell>
          <table:table-cell table:style-name="ce61" table:formula="of:=EXACT([.F49];[.K4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2021:10:15</text:p>
          </table:table-cell>
          <table:table-cell/>
          <table:table-cell office:value-type="string" calcext:value-type="string">
            <text:p>IMG_2267.jpg</text:p>
          </table:table-cell>
          <table:table-cell table:style-name="ce47" office:value-type="string" calcext:value-type="string">
            <text:p>13:02:03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table:style-name="ce47" office:value-type="string" calcext:value-type="string">
            <text:p>2021:10:15</text:p>
          </table:table-cell>
          <table:table-cell table:style-name="ce47" office:value-type="string" calcext:value-type="string">
            <text:p>12:57:46</text:p>
          </table:table-cell>
          <table:table-cell table:formula="of:=MID([.J50];1;2)+1" office:value-type="float" office:value="13" calcext:value-type="float">
            <text:p>13</text:p>
          </table:table-cell>
          <table:table-cell/>
          <table:table-cell table:style-name="ce61" table:formula="of:=EXACT([.D50];[.I50])" office:value-type="boolean" office:boolean-value="false" calcext:value-type="boolean">
            <text:p>FALSE</text:p>
          </table:table-cell>
          <table:table-cell table:style-name="ce61" table:formula="of:=EXACT([.F50];[.K5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2021:10:16</text:p>
          </table:table-cell>
          <table:table-cell/>
          <table:table-cell office:value-type="string" calcext:value-type="string">
            <text:p>IMG_2269.jpg</text:p>
          </table:table-cell>
          <table:table-cell table:style-name="ce47"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table:style-name="ce47" office:value-type="string" calcext:value-type="string">
            <text:p>2021:10:16</text:p>
          </table:table-cell>
          <table:table-cell table:style-name="ce47" office:value-type="string" calcext:value-type="string">
            <text:p>12:57:46</text:p>
          </table:table-cell>
          <table:table-cell table:formula="of:=MID([.J51];1;2)+1" office:value-type="float" office:value="13" calcext:value-type="float">
            <text:p>13</text:p>
          </table:table-cell>
          <table:table-cell/>
          <table:table-cell table:style-name="ce61" table:formula="of:=EXACT([.D51];[.I51])" office:value-type="boolean" office:boolean-value="false" calcext:value-type="boolean">
            <text:p>FALSE</text:p>
          </table:table-cell>
          <table:table-cell table:style-name="ce61" table:formula="of:=EXACT([.F51];[.K5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2021:10:17</text:p>
          </table:table-cell>
          <table:table-cell/>
          <table:table-cell office:value-type="string" calcext:value-type="string">
            <text:p>IMG_2271.jpg</text:p>
          </table:table-cell>
          <table:table-cell table:style-name="ce47" office:value-type="string" calcext:value-type="string">
            <text:p>13:02:04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table:style-name="ce47" office:value-type="string" calcext:value-type="string">
            <text:p>2021:10:17</text:p>
          </table:table-cell>
          <table:table-cell table:style-name="ce47" office:value-type="string" calcext:value-type="string">
            <text:p>12:57:45</text:p>
          </table:table-cell>
          <table:table-cell table:formula="of:=MID([.J52];1;2)+1" office:value-type="float" office:value="13" calcext:value-type="float">
            <text:p>13</text:p>
          </table:table-cell>
          <table:table-cell/>
          <table:table-cell table:style-name="ce61" table:formula="of:=EXACT([.D52];[.I52])" office:value-type="boolean" office:boolean-value="false" calcext:value-type="boolean">
            <text:p>FALSE</text:p>
          </table:table-cell>
          <table:table-cell table:style-name="ce61" table:formula="of:=EXACT([.F52];[.K5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2021:10:18</text:p>
          </table:table-cell>
          <table:table-cell/>
          <table:table-cell office:value-type="string" calcext:value-type="string">
            <text:p>IMG_2273.jpg</text:p>
          </table:table-cell>
          <table:table-cell table:style-name="ce47" office:value-type="string" calcext:value-type="string">
            <text:p>13:02:05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table:style-name="ce47" office:value-type="string" calcext:value-type="string">
            <text:p>2021:10:18</text:p>
          </table:table-cell>
          <table:table-cell table:style-name="ce47" office:value-type="string" calcext:value-type="string">
            <text:p>12:57:44</text:p>
          </table:table-cell>
          <table:table-cell table:formula="of:=MID([.J53];1;2)+1" office:value-type="float" office:value="13" calcext:value-type="float">
            <text:p>13</text:p>
          </table:table-cell>
          <table:table-cell/>
          <table:table-cell table:style-name="ce61" table:formula="of:=EXACT([.D53];[.I53])" office:value-type="boolean" office:boolean-value="false" calcext:value-type="boolean">
            <text:p>FALSE</text:p>
          </table:table-cell>
          <table:table-cell table:style-name="ce61" table:formula="of:=EXACT([.F53];[.K5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2021:10:19</text:p>
          </table:table-cell>
          <table:table-cell/>
          <table:table-cell office:value-type="string" calcext:value-type="string">
            <text:p>IMG_2275.jpg</text:p>
          </table:table-cell>
          <table:table-cell table:style-name="ce47" office:value-type="string" calcext:value-type="string">
            <text:p>13:02:06</text:p>
          </table:table-cell>
          <table:table-cell table:formula="of:=MID([.E5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table:style-name="ce47" office:value-type="string" calcext:value-type="string">
            <text:p>2021:10:19</text:p>
          </table:table-cell>
          <table:table-cell table:style-name="ce47" office:value-type="string" calcext:value-type="string">
            <text:p>12:57:44</text:p>
          </table:table-cell>
          <table:table-cell table:formula="of:=MID([.J54];1;2)+1" office:value-type="float" office:value="13" calcext:value-type="float">
            <text:p>13</text:p>
          </table:table-cell>
          <table:table-cell/>
          <table:table-cell table:style-name="ce61" table:formula="of:=EXACT([.D54];[.I54])" office:value-type="boolean" office:boolean-value="false" calcext:value-type="boolean">
            <text:p>FALSE</text:p>
          </table:table-cell>
          <table:table-cell table:style-name="ce61" table:formula="of:=EXACT([.F54];[.K5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style-name="ce40" office:value-type="float" office:value="52" calcext:value-type="float">
            <text:p>52</text:p>
          </table:table-cell>
          <table:table-cell table:style-name="ce60" office:value-type="string" calcext:value-type="string">
            <text:p>2021:10:22</text:p>
          </table:table-cell>
          <table:table-cell/>
          <table:table-cell table:style-name="ce40" office:value-type="string" calcext:value-type="string">
            <text:p>IMG_2287.jpg</text:p>
          </table:table-cell>
          <table:table-cell table:style-name="ce48" office:value-type="string" calcext:value-type="string">
            <text:p>13:02:07</text:p>
          </table:table-cell>
          <table:table-cell table:style-name="ce40" table:formula="of:=MID([.E55];1;2)" office:value-type="string" office:string-value="13" calcext:value-type="string">
            <text:p>13</text:p>
          </table:table-cell>
          <table:table-cell table:style-name="ce40"/>
          <table:table-cell table:style-name="ce40" office:value-type="string" calcext:value-type="string">
            <text:p>IMG_0679.jpg</text:p>
          </table:table-cell>
          <table:table-cell table:style-name="ce48" office:value-type="string" calcext:value-type="string">
            <text:p>2021:10:22</text:p>
          </table:table-cell>
          <table:table-cell table:style-name="ce48" office:value-type="string" calcext:value-type="string">
            <text:p>12:57:42</text:p>
          </table:table-cell>
          <table:table-cell table:style-name="ce40" table:formula="of:=MID([.J55];1;2)+1" office:value-type="float" office:value="13" calcext:value-type="float">
            <text:p>13</text:p>
          </table:table-cell>
          <table:table-cell table:style-name="ce40"/>
          <table:table-cell table:style-name="ce62" table:formula="of:=EXACT([.D55];[.I55])" office:value-type="boolean" office:boolean-value="false" calcext:value-type="boolean">
            <text:p>FALSE</text:p>
          </table:table-cell>
          <table:table-cell table:style-name="ce62" table:formula="of:=EXACT([.F55];[.K55])" office:value-type="boolean" office:boolean-value="true" calcext:value-type="boolean">
            <text:p>TRUE</text:p>
          </table:table-cell>
          <table:table-cell table:style-name="ce40"/>
          <table:table-cell table:style-name="ce40" office:value-type="string" calcext:value-type="string">
            <text:p>ROTAZIONE CAMERE</text:p>
          </table:table-cell>
          <table:table-cell table:style-name="ce40" table:number-columns-repeated="100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2021:10:23</text:p>
          </table:table-cell>
          <table:table-cell/>
          <table:table-cell office:value-type="string" calcext:value-type="string">
            <text:p>IMG_2289.jpg</text:p>
          </table:table-cell>
          <table:table-cell table:style-name="ce47" office:value-type="string" calcext:value-type="string">
            <text:p>13:02:08</text:p>
          </table:table-cell>
          <table:table-cell table:formula="of:=MID([.E5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table:style-name="ce47" office:value-type="string" calcext:value-type="string">
            <text:p>2021:10:23</text:p>
          </table:table-cell>
          <table:table-cell table:style-name="ce47" office:value-type="string" calcext:value-type="string">
            <text:p>12:57:41</text:p>
          </table:table-cell>
          <table:table-cell table:formula="of:=MID([.J56];1;2)+1" office:value-type="float" office:value="13" calcext:value-type="float">
            <text:p>13</text:p>
          </table:table-cell>
          <table:table-cell/>
          <table:table-cell table:style-name="ce61" table:formula="of:=EXACT([.D56];[.I56])" office:value-type="boolean" office:boolean-value="false" calcext:value-type="boolean">
            <text:p>FALSE</text:p>
          </table:table-cell>
          <table:table-cell table:style-name="ce61" table:formula="of:=EXACT([.F56];[.K5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2021:10:24</text:p>
          </table:table-cell>
          <table:table-cell/>
          <table:table-cell office:value-type="string" calcext:value-type="string">
            <text:p>IMG_2297.jpg</text:p>
          </table:table-cell>
          <table:table-cell table:style-name="ce47" office:value-type="string" calcext:value-type="string">
            <text:p>16:02:08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table:style-name="ce47" office:value-type="string" calcext:value-type="string">
            <text:p>2021:10:24</text:p>
          </table:table-cell>
          <table:table-cell table:style-name="ce47" office:value-type="string" calcext:value-type="string">
            <text:p>15:57:40</text:p>
          </table:table-cell>
          <table:table-cell table:formula="of:=MID([.J57];1;2)+1" office:value-type="float" office:value="16" calcext:value-type="float">
            <text:p>16</text:p>
          </table:table-cell>
          <table:table-cell/>
          <table:table-cell table:style-name="ce61" table:formula="of:=EXACT([.D57];[.I57])" office:value-type="boolean" office:boolean-value="false" calcext:value-type="boolean">
            <text:p>FALSE</text:p>
          </table:table-cell>
          <table:table-cell table:style-name="ce61" table:formula="of:=EXACT([.F57];[.K5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2021:10:25</text:p>
          </table:table-cell>
          <table:table-cell/>
          <table:table-cell office:value-type="string" calcext:value-type="string">
            <text:p>IMG_2302.jpg</text:p>
          </table:table-cell>
          <table:table-cell table:style-name="ce47"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table:style-name="ce47" office:value-type="string" calcext:value-type="string">
            <text:p>2021:10:25</text:p>
          </table:table-cell>
          <table:table-cell table:style-name="ce47" office:value-type="string" calcext:value-type="string">
            <text:p>15:57:39</text:p>
          </table:table-cell>
          <table:table-cell table:formula="of:=MID([.J58];1;2)+1" office:value-type="float" office:value="16" calcext:value-type="float">
            <text:p>16</text:p>
          </table:table-cell>
          <table:table-cell/>
          <table:table-cell table:style-name="ce61" table:formula="of:=EXACT([.D58];[.I58])" office:value-type="boolean" office:boolean-value="false" calcext:value-type="boolean">
            <text:p>FALSE</text:p>
          </table:table-cell>
          <table:table-cell table:style-name="ce61" table:formula="of:=EXACT([.F58];[.K5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2021:10:27</text:p>
          </table:table-cell>
          <table:table-cell/>
          <table:table-cell office:value-type="string" calcext:value-type="string">
            <text:p>IMG_2312.jpg</text:p>
          </table:table-cell>
          <table:table-cell table:style-name="ce47" office:value-type="string" calcext:value-type="string">
            <text:p>16:02:09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table:style-name="ce47" office:value-type="string" calcext:value-type="string">
            <text:p>2021:10:27</text:p>
          </table:table-cell>
          <table:table-cell table:style-name="ce47" office:value-type="string" calcext:value-type="string">
            <text:p>15:57:38</text:p>
          </table:table-cell>
          <table:table-cell table:formula="of:=MID([.J59];1;2)+1" office:value-type="float" office:value="16" calcext:value-type="float">
            <text:p>16</text:p>
          </table:table-cell>
          <table:table-cell/>
          <table:table-cell table:style-name="ce61" table:formula="of:=EXACT([.D59];[.I59])" office:value-type="boolean" office:boolean-value="false" calcext:value-type="boolean">
            <text:p>FALSE</text:p>
          </table:table-cell>
          <table:table-cell table:style-name="ce61" table:formula="of:=EXACT([.F59];[.K5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2021:10:28</text:p>
          </table:table-cell>
          <table:table-cell/>
          <table:table-cell office:value-type="string" calcext:value-type="string">
            <text:p>IMG_2317.jpg</text:p>
          </table:table-cell>
          <table:table-cell table:style-name="ce47" office:value-type="string" calcext:value-type="string">
            <text:p>16:02:10</text:p>
          </table:table-cell>
          <table:table-cell table:formula="of:=MID([.E6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table:style-name="ce47" office:value-type="string" calcext:value-type="string">
            <text:p>2021:10:28</text:p>
          </table:table-cell>
          <table:table-cell table:style-name="ce47" office:value-type="string" calcext:value-type="string">
            <text:p>15:57:37</text:p>
          </table:table-cell>
          <table:table-cell table:formula="of:=MID([.J60];1;2)+1" office:value-type="float" office:value="16" calcext:value-type="float">
            <text:p>16</text:p>
          </table:table-cell>
          <table:table-cell/>
          <table:table-cell table:style-name="ce61" table:formula="of:=EXACT([.D60];[.I60])" office:value-type="boolean" office:boolean-value="false" calcext:value-type="boolean">
            <text:p>FALSE</text:p>
          </table:table-cell>
          <table:table-cell table:style-name="ce61" table:formula="of:=EXACT([.F60];[.K6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2021:10:29</text:p>
          </table:table-cell>
          <table:table-cell/>
          <table:table-cell office:value-type="string" calcext:value-type="string">
            <text:p>IMG_2320.jpg</text:p>
          </table:table-cell>
          <table:table-cell table:style-name="ce47" office:value-type="string" calcext:value-type="string">
            <text:p>14:02:10</text:p>
          </table:table-cell>
          <table:table-cell table:formula="of:=MID([.E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712.jpg</text:p>
          </table:table-cell>
          <table:table-cell table:style-name="ce47" office:value-type="string" calcext:value-type="string">
            <text:p>2021:10:29</text:p>
          </table:table-cell>
          <table:table-cell table:style-name="ce47" office:value-type="string" calcext:value-type="string">
            <text:p>13:57:36</text:p>
          </table:table-cell>
          <table:table-cell table:formula="of:=MID([.J61];1;2)+1" office:value-type="float" office:value="14" calcext:value-type="float">
            <text:p>14</text:p>
          </table:table-cell>
          <table:table-cell/>
          <table:table-cell table:style-name="ce61" table:formula="of:=EXACT([.D61];[.I61])" office:value-type="boolean" office:boolean-value="false" calcext:value-type="boolean">
            <text:p>FALSE</text:p>
          </table:table-cell>
          <table:table-cell table:style-name="ce61" table:formula="of:=EXACT([.F61];[.K6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2021:11:02</text:p>
          </table:table-cell>
          <table:table-cell/>
          <table:table-cell office:value-type="string" calcext:value-type="string">
            <text:p>IMG_2334.jpg</text:p>
          </table:table-cell>
          <table:table-cell table:style-name="ce47"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31.jpg</text:p>
          </table:table-cell>
          <table:table-cell table:style-name="ce47" office:value-type="string" calcext:value-type="string">
            <text:p>2021:11:02</text:p>
          </table:table-cell>
          <table:table-cell table:style-name="ce47" office:value-type="string" calcext:value-type="string">
            <text:p>12:57:31</text:p>
          </table:table-cell>
          <table:table-cell table:formula="of:=MID([.J62];1;2)+1" office:value-type="float" office:value="13" calcext:value-type="float">
            <text:p>13</text:p>
          </table:table-cell>
          <table:table-cell/>
          <table:table-cell table:style-name="ce61" table:formula="of:=EXACT([.D62];[.I62])" office:value-type="boolean" office:boolean-value="false" calcext:value-type="boolean">
            <text:p>FALSE</text:p>
          </table:table-cell>
          <table:table-cell table:style-name="ce61" table:formula="of:=EXACT([.F62];[.K6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2021:11:04</text:p>
          </table:table-cell>
          <table:table-cell/>
          <table:table-cell office:value-type="string" calcext:value-type="string">
            <text:p>IMG_2344.jpg</text:p>
          </table:table-cell>
          <table:table-cell table:style-name="ce47" office:value-type="string" calcext:value-type="string">
            <text:p>13:02:09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table:style-name="ce47" office:value-type="string" calcext:value-type="string">
            <text:p>2021:11:04</text:p>
          </table:table-cell>
          <table:table-cell table:style-name="ce47" office:value-type="string" calcext:value-type="string">
            <text:p>12:57:28</text:p>
          </table:table-cell>
          <table:table-cell table:formula="of:=MID([.J63];1;2)+1" office:value-type="float" office:value="13" calcext:value-type="float">
            <text:p>13</text:p>
          </table:table-cell>
          <table:table-cell/>
          <table:table-cell table:style-name="ce61" table:formula="of:=EXACT([.D63];[.I63])" office:value-type="boolean" office:boolean-value="false" calcext:value-type="boolean">
            <text:p>FALSE</text:p>
          </table:table-cell>
          <table:table-cell table:style-name="ce61" table:formula="of:=EXACT([.F63];[.K6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2021:11:05</text:p>
          </table:table-cell>
          <table:table-cell/>
          <table:table-cell office:value-type="string" calcext:value-type="string">
            <text:p>IMG_2349.jpg</text:p>
          </table:table-cell>
          <table:table-cell table:style-name="ce47" office:value-type="string" calcext:value-type="string">
            <text:p>13:02:08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table:style-name="ce47" office:value-type="string" calcext:value-type="string">
            <text:p>2021:11:05</text:p>
          </table:table-cell>
          <table:table-cell table:style-name="ce47" office:value-type="string" calcext:value-type="string">
            <text:p>12:57:26</text:p>
          </table:table-cell>
          <table:table-cell table:formula="of:=MID([.J64];1;2)+1" office:value-type="float" office:value="13" calcext:value-type="float">
            <text:p>13</text:p>
          </table:table-cell>
          <table:table-cell/>
          <table:table-cell table:style-name="ce61" table:formula="of:=EXACT([.D64];[.I64])" office:value-type="boolean" office:boolean-value="false" calcext:value-type="boolean">
            <text:p>FALSE</text:p>
          </table:table-cell>
          <table:table-cell table:style-name="ce61" table:formula="of:=EXACT([.F64];[.K6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2021:11:06</text:p>
          </table:table-cell>
          <table:table-cell/>
          <table:table-cell office:value-type="string" calcext:value-type="string">
            <text:p>IMG_2354.jpg</text:p>
          </table:table-cell>
          <table:table-cell table:style-name="ce47"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table:style-name="ce47" office:value-type="string" calcext:value-type="string">
            <text:p>2021:11:06</text:p>
          </table:table-cell>
          <table:table-cell table:style-name="ce47" office:value-type="string" calcext:value-type="string">
            <text:p>12:57:25</text:p>
          </table:table-cell>
          <table:table-cell table:formula="of:=MID([.J65];1;2)+1" office:value-type="float" office:value="13" calcext:value-type="float">
            <text:p>13</text:p>
          </table:table-cell>
          <table:table-cell/>
          <table:table-cell table:style-name="ce61" table:formula="of:=EXACT([.D65];[.I65])" office:value-type="boolean" office:boolean-value="false" calcext:value-type="boolean">
            <text:p>FALSE</text:p>
          </table:table-cell>
          <table:table-cell table:style-name="ce61" table:formula="of:=EXACT([.F65];[.K6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2021:11:07</text:p>
          </table:table-cell>
          <table:table-cell/>
          <table:table-cell office:value-type="string" calcext:value-type="string">
            <text:p>IMG_2359.jpg</text:p>
          </table:table-cell>
          <table:table-cell table:style-name="ce47"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table:style-name="ce47" office:value-type="string" calcext:value-type="string">
            <text:p>2021:11:07</text:p>
          </table:table-cell>
          <table:table-cell table:style-name="ce47" office:value-type="string" calcext:value-type="string">
            <text:p>12:57:24</text:p>
          </table:table-cell>
          <table:table-cell table:formula="of:=MID([.J66];1;2)+1" office:value-type="float" office:value="13" calcext:value-type="float">
            <text:p>13</text:p>
          </table:table-cell>
          <table:table-cell/>
          <table:table-cell table:style-name="ce61" table:formula="of:=EXACT([.D66];[.I66])" office:value-type="boolean" office:boolean-value="false" calcext:value-type="boolean">
            <text:p>FALSE</text:p>
          </table:table-cell>
          <table:table-cell table:style-name="ce61" table:formula="of:=EXACT([.F66];[.K6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2021:11:08</text:p>
          </table:table-cell>
          <table:table-cell/>
          <table:table-cell office:value-type="string" calcext:value-type="string">
            <text:p>IMG_2364.jpg</text:p>
          </table:table-cell>
          <table:table-cell table:style-name="ce47" office:value-type="string" calcext:value-type="string">
            <text:p>13:02:07</text:p>
          </table:table-cell>
          <table:table-cell table:formula="of:=MID([.E6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table:style-name="ce47" office:value-type="string" calcext:value-type="string">
            <text:p>2021:11:08</text:p>
          </table:table-cell>
          <table:table-cell table:style-name="ce47" office:value-type="string" calcext:value-type="string">
            <text:p>12:57:23</text:p>
          </table:table-cell>
          <table:table-cell table:formula="of:=MID([.J67];1;2)+1" office:value-type="float" office:value="13" calcext:value-type="float">
            <text:p>13</text:p>
          </table:table-cell>
          <table:table-cell/>
          <table:table-cell table:style-name="ce61" table:formula="of:=EXACT([.D67];[.I67])" office:value-type="boolean" office:boolean-value="false" calcext:value-type="boolean">
            <text:p>FALSE</text:p>
          </table:table-cell>
          <table:table-cell table:style-name="ce61" table:formula="of:=EXACT([.F67];[.K6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2021:11:09</text:p>
          </table:table-cell>
          <table:table-cell/>
          <table:table-cell office:value-type="string" calcext:value-type="string">
            <text:p>IMG_2369.jpg</text:p>
          </table:table-cell>
          <table:table-cell table:style-name="ce47" office:value-type="string" calcext:value-type="string">
            <text:p>15:02:07</text:p>
          </table:table-cell>
          <table:table-cell table:formula="of:=MID([.E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table:style-name="ce47" office:value-type="string" calcext:value-type="string">
            <text:p>2021:11:09</text:p>
          </table:table-cell>
          <table:table-cell table:style-name="ce47" office:value-type="string" calcext:value-type="string">
            <text:p>14:57:22</text:p>
          </table:table-cell>
          <table:table-cell table:formula="of:=MID([.J68];1;2)+1" office:value-type="float" office:value="15" calcext:value-type="float">
            <text:p>15</text:p>
          </table:table-cell>
          <table:table-cell/>
          <table:table-cell table:style-name="ce61" table:formula="of:=EXACT([.D68];[.I68])" office:value-type="boolean" office:boolean-value="false" calcext:value-type="boolean">
            <text:p>FALSE</text:p>
          </table:table-cell>
          <table:table-cell table:style-name="ce61" table:formula="of:=EXACT([.F68];[.K6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2021:11:10</text:p>
          </table:table-cell>
          <table:table-cell/>
          <table:table-cell office:value-type="string" calcext:value-type="string">
            <text:p>IMG_2372.jpg</text:p>
          </table:table-cell>
          <table:table-cell table:style-name="ce47" office:value-type="string" calcext:value-type="string">
            <text:p>16:02:07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table:style-name="ce47" office:value-type="string" calcext:value-type="string">
            <text:p>2021:11:10</text:p>
          </table:table-cell>
          <table:table-cell table:style-name="ce47" office:value-type="string" calcext:value-type="string">
            <text:p>15:57:21</text:p>
          </table:table-cell>
          <table:table-cell table:formula="of:=MID([.J69];1;2)+1" office:value-type="float" office:value="16" calcext:value-type="float">
            <text:p>16</text:p>
          </table:table-cell>
          <table:table-cell/>
          <table:table-cell table:style-name="ce61" table:formula="of:=EXACT([.D69];[.I69])" office:value-type="boolean" office:boolean-value="false" calcext:value-type="boolean">
            <text:p>FALSE</text:p>
          </table:table-cell>
          <table:table-cell table:style-name="ce61" table:formula="of:=EXACT([.F69];[.K6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2021:11:11</text:p>
          </table:table-cell>
          <table:table-cell/>
          <table:table-cell office:value-type="string" calcext:value-type="string">
            <text:p>IMG_2374.jpg</text:p>
          </table:table-cell>
          <table:table-cell table:style-name="ce47" office:value-type="string" calcext:value-type="string">
            <text:p>16:02:08</text:p>
          </table:table-cell>
          <table:table-cell table:formula="of:=MID([.E7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table:style-name="ce47" office:value-type="string" calcext:value-type="string">
            <text:p>2021:11:11</text:p>
          </table:table-cell>
          <table:table-cell table:style-name="ce47" office:value-type="string" calcext:value-type="string">
            <text:p>15:57:20</text:p>
          </table:table-cell>
          <table:table-cell table:formula="of:=MID([.J70];1;2)+1" office:value-type="float" office:value="16" calcext:value-type="float">
            <text:p>16</text:p>
          </table:table-cell>
          <table:table-cell/>
          <table:table-cell table:style-name="ce61" table:formula="of:=EXACT([.D70];[.I70])" office:value-type="boolean" office:boolean-value="false" calcext:value-type="boolean">
            <text:p>FALSE</text:p>
          </table:table-cell>
          <table:table-cell table:style-name="ce61" table:formula="of:=EXACT([.F70];[.K7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2021:11:12</text:p>
          </table:table-cell>
          <table:table-cell/>
          <table:table-cell office:value-type="string" calcext:value-type="string">
            <text:p>IMG_2375.jpg</text:p>
          </table:table-cell>
          <table:table-cell table:style-name="ce47"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table:style-name="ce47" office:value-type="string" calcext:value-type="string">
            <text:p>2021:11:12</text:p>
          </table:table-cell>
          <table:table-cell table:style-name="ce47" office:value-type="string" calcext:value-type="string">
            <text:p>14:57:19</text:p>
          </table:table-cell>
          <table:table-cell table:formula="of:=MID([.J71];1;2)+1" office:value-type="float" office:value="15" calcext:value-type="float">
            <text:p>15</text:p>
          </table:table-cell>
          <table:table-cell/>
          <table:table-cell table:style-name="ce61" table:formula="of:=EXACT([.D71];[.I71])" office:value-type="boolean" office:boolean-value="false" calcext:value-type="boolean">
            <text:p>FALSE</text:p>
          </table:table-cell>
          <table:table-cell table:style-name="ce61" table:formula="of:=EXACT([.F71];[.K7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2021:11:13</text:p>
          </table:table-cell>
          <table:table-cell/>
          <table:table-cell office:value-type="string" calcext:value-type="string">
            <text:p>IMG_2377.jpg</text:p>
          </table:table-cell>
          <table:table-cell table:style-name="ce47"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table:style-name="ce47" office:value-type="string" calcext:value-type="string">
            <text:p>2021:11:13</text:p>
          </table:table-cell>
          <table:table-cell table:style-name="ce47" office:value-type="string" calcext:value-type="string">
            <text:p>14:57:18</text:p>
          </table:table-cell>
          <table:table-cell table:formula="of:=MID([.J72];1;2)+1" office:value-type="float" office:value="15" calcext:value-type="float">
            <text:p>15</text:p>
          </table:table-cell>
          <table:table-cell/>
          <table:table-cell table:style-name="ce61" table:formula="of:=EXACT([.D72];[.I72])" office:value-type="boolean" office:boolean-value="false" calcext:value-type="boolean">
            <text:p>FALSE</text:p>
          </table:table-cell>
          <table:table-cell table:style-name="ce61" table:formula="of:=EXACT([.F72];[.K7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2021:11:14</text:p>
          </table:table-cell>
          <table:table-cell/>
          <table:table-cell office:value-type="string" calcext:value-type="string">
            <text:p>IMG_2379.jpg</text:p>
          </table:table-cell>
          <table:table-cell table:style-name="ce47"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table:style-name="ce47" office:value-type="string" calcext:value-type="string">
            <text:p>2021:11:14</text:p>
          </table:table-cell>
          <table:table-cell table:style-name="ce47" office:value-type="string" calcext:value-type="string">
            <text:p>14:57:17</text:p>
          </table:table-cell>
          <table:table-cell table:formula="of:=MID([.J73];1;2)+1" office:value-type="float" office:value="15" calcext:value-type="float">
            <text:p>15</text:p>
          </table:table-cell>
          <table:table-cell/>
          <table:table-cell table:style-name="ce61" table:formula="of:=EXACT([.D73];[.I73])" office:value-type="boolean" office:boolean-value="false" calcext:value-type="boolean">
            <text:p>FALSE</text:p>
          </table:table-cell>
          <table:table-cell table:style-name="ce61" table:formula="of:=EXACT([.F73];[.K7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2021:11:16</text:p>
          </table:table-cell>
          <table:table-cell/>
          <table:table-cell office:value-type="string" calcext:value-type="string">
            <text:p>IMG_2381.jpg</text:p>
          </table:table-cell>
          <table:table-cell table:style-name="ce47"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table:style-name="ce47" office:value-type="string" calcext:value-type="string">
            <text:p>2021:11:16</text:p>
          </table:table-cell>
          <table:table-cell table:style-name="ce47" office:value-type="string" calcext:value-type="string">
            <text:p>14:57:14</text:p>
          </table:table-cell>
          <table:table-cell table:formula="of:=MID([.J74];1;2)+1" office:value-type="float" office:value="15" calcext:value-type="float">
            <text:p>15</text:p>
          </table:table-cell>
          <table:table-cell/>
          <table:table-cell table:style-name="ce61" table:formula="of:=EXACT([.D74];[.I74])" office:value-type="boolean" office:boolean-value="false" calcext:value-type="boolean">
            <text:p>FALSE</text:p>
          </table:table-cell>
          <table:table-cell table:style-name="ce61" table:formula="of:=EXACT([.F74];[.K7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2021:11:18</text:p>
          </table:table-cell>
          <table:table-cell/>
          <table:table-cell office:value-type="string" calcext:value-type="string">
            <text:p>IMG_2385.jpg</text:p>
          </table:table-cell>
          <table:table-cell table:style-name="ce47" office:value-type="string" calcext:value-type="string">
            <text:p>15:02:08</text:p>
          </table:table-cell>
          <table:table-cell table:formula="of:=MID([.E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table:style-name="ce47" office:value-type="string" calcext:value-type="string">
            <text:p>2021:11:18</text:p>
          </table:table-cell>
          <table:table-cell table:style-name="ce47" office:value-type="string" calcext:value-type="string">
            <text:p>14:57:12</text:p>
          </table:table-cell>
          <table:table-cell table:formula="of:=MID([.J75];1;2)+1" office:value-type="float" office:value="15" calcext:value-type="float">
            <text:p>15</text:p>
          </table:table-cell>
          <table:table-cell/>
          <table:table-cell table:style-name="ce61" table:formula="of:=EXACT([.D75];[.I75])" office:value-type="boolean" office:boolean-value="false" calcext:value-type="boolean">
            <text:p>FALSE</text:p>
          </table:table-cell>
          <table:table-cell table:style-name="ce61" table:formula="of:=EXACT([.F75];[.K7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2021:11:19</text:p>
          </table:table-cell>
          <table:table-cell/>
          <table:table-cell office:value-type="string" calcext:value-type="string">
            <text:p>IMG_2388.jpg</text:p>
          </table:table-cell>
          <table:table-cell table:style-name="ce47"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table:style-name="ce47" office:value-type="string" calcext:value-type="string">
            <text:p>2021:11:19</text:p>
          </table:table-cell>
          <table:table-cell table:style-name="ce47" office:value-type="string" calcext:value-type="string">
            <text:p>15:57:12</text:p>
          </table:table-cell>
          <table:table-cell table:formula="of:=MID([.J76];1;2)+1" office:value-type="float" office:value="16" calcext:value-type="float">
            <text:p>16</text:p>
          </table:table-cell>
          <table:table-cell/>
          <table:table-cell table:style-name="ce61" table:formula="of:=EXACT([.D76];[.I76])" office:value-type="boolean" office:boolean-value="false" calcext:value-type="boolean">
            <text:p>FALSE</text:p>
          </table:table-cell>
          <table:table-cell table:style-name="ce61" table:formula="of:=EXACT([.F76];[.K7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2021:11:20</text:p>
          </table:table-cell>
          <table:table-cell/>
          <table:table-cell office:value-type="string" calcext:value-type="string">
            <text:p>IMG_2390.jpg</text:p>
          </table:table-cell>
          <table:table-cell table:style-name="ce47" office:value-type="string" calcext:value-type="string">
            <text:p>16:02:08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table:style-name="ce47" office:value-type="string" calcext:value-type="string">
            <text:p>2021:11:20</text:p>
          </table:table-cell>
          <table:table-cell table:style-name="ce47" office:value-type="string" calcext:value-type="string">
            <text:p>15:57:11</text:p>
          </table:table-cell>
          <table:table-cell table:formula="of:=MID([.J77];1;2)+1" office:value-type="float" office:value="16" calcext:value-type="float">
            <text:p>16</text:p>
          </table:table-cell>
          <table:table-cell/>
          <table:table-cell table:style-name="ce61" table:formula="of:=EXACT([.D77];[.I77])" office:value-type="boolean" office:boolean-value="false" calcext:value-type="boolean">
            <text:p>FALSE</text:p>
          </table:table-cell>
          <table:table-cell table:style-name="ce61" table:formula="of:=EXACT([.F77];[.K7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2021:11:21</text:p>
          </table:table-cell>
          <table:table-cell/>
          <table:table-cell office:value-type="string" calcext:value-type="string">
            <text:p>IMG_2392.jpg</text:p>
          </table:table-cell>
          <table:table-cell table:style-name="ce47" office:value-type="string" calcext:value-type="string">
            <text:p>16:02:09</text:p>
          </table:table-cell>
          <table:table-cell table:formula="of:=MID([.E7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table:style-name="ce47" office:value-type="string" calcext:value-type="string">
            <text:p>2021:11:21</text:p>
          </table:table-cell>
          <table:table-cell table:style-name="ce47" office:value-type="string" calcext:value-type="string">
            <text:p>15:57:10</text:p>
          </table:table-cell>
          <table:table-cell table:formula="of:=MID([.J78];1;2)+1" office:value-type="float" office:value="16" calcext:value-type="float">
            <text:p>16</text:p>
          </table:table-cell>
          <table:table-cell/>
          <table:table-cell table:style-name="ce61" table:formula="of:=EXACT([.D78];[.I78])" office:value-type="boolean" office:boolean-value="false" calcext:value-type="boolean">
            <text:p>FALSE</text:p>
          </table:table-cell>
          <table:table-cell table:style-name="ce61" table:formula="of:=EXACT([.F78];[.K7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2021:11:22</text:p>
          </table:table-cell>
          <table:table-cell/>
          <table:table-cell office:value-type="string" calcext:value-type="string">
            <text:p>IMG_2393.jpg</text:p>
          </table:table-cell>
          <table:table-cell table:style-name="ce47"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table:style-name="ce47" office:value-type="string" calcext:value-type="string">
            <text:p>2021:11:22</text:p>
          </table:table-cell>
          <table:table-cell table:style-name="ce47" office:value-type="string" calcext:value-type="string">
            <text:p>14:57:09</text:p>
          </table:table-cell>
          <table:table-cell table:formula="of:=MID([.J79];1;2)+1" office:value-type="float" office:value="15" calcext:value-type="float">
            <text:p>15</text:p>
          </table:table-cell>
          <table:table-cell/>
          <table:table-cell table:style-name="ce61" table:formula="of:=EXACT([.D79];[.I79])" office:value-type="boolean" office:boolean-value="false" calcext:value-type="boolean">
            <text:p>FALSE</text:p>
          </table:table-cell>
          <table:table-cell table:style-name="ce61" table:formula="of:=EXACT([.F79];[.K7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2021:11:23</text:p>
          </table:table-cell>
          <table:table-cell/>
          <table:table-cell office:value-type="string" calcext:value-type="string">
            <text:p>IMG_2395.jpg</text:p>
          </table:table-cell>
          <table:table-cell table:style-name="ce47" office:value-type="string" calcext:value-type="string">
            <text:p>15:02:08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table:style-name="ce47" office:value-type="string" calcext:value-type="string">
            <text:p>2021:11:23</text:p>
          </table:table-cell>
          <table:table-cell table:style-name="ce47" office:value-type="string" calcext:value-type="string">
            <text:p>14:57:08</text:p>
          </table:table-cell>
          <table:table-cell table:formula="of:=MID([.J80];1;2)+1" office:value-type="float" office:value="15" calcext:value-type="float">
            <text:p>15</text:p>
          </table:table-cell>
          <table:table-cell/>
          <table:table-cell table:style-name="ce61" table:formula="of:=EXACT([.D80];[.I80])" office:value-type="boolean" office:boolean-value="false" calcext:value-type="boolean">
            <text:p>FALSE</text:p>
          </table:table-cell>
          <table:table-cell table:style-name="ce61" table:formula="of:=EXACT([.F80];[.K8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2021:11:24</text:p>
          </table:table-cell>
          <table:table-cell/>
          <table:table-cell office:value-type="string" calcext:value-type="string">
            <text:p>IMG_2397.jpg</text:p>
          </table:table-cell>
          <table:table-cell table:style-name="ce47" office:value-type="string" calcext:value-type="string">
            <text:p>15:02:07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table:style-name="ce47" office:value-type="string" calcext:value-type="string">
            <text:p>2021:11:24</text:p>
          </table:table-cell>
          <table:table-cell table:style-name="ce47" office:value-type="string" calcext:value-type="string">
            <text:p>14:57:06</text:p>
          </table:table-cell>
          <table:table-cell table:formula="of:=MID([.J81];1;2)+1" office:value-type="float" office:value="15" calcext:value-type="float">
            <text:p>15</text:p>
          </table:table-cell>
          <table:table-cell/>
          <table:table-cell table:style-name="ce61" table:formula="of:=EXACT([.D81];[.I81])" office:value-type="boolean" office:boolean-value="false" calcext:value-type="boolean">
            <text:p>FALSE</text:p>
          </table:table-cell>
          <table:table-cell table:style-name="ce61" table:formula="of:=EXACT([.F81];[.K8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2021:11:26</text:p>
          </table:table-cell>
          <table:table-cell/>
          <table:table-cell office:value-type="string" calcext:value-type="string">
            <text:p>IMG_2399.jpg</text:p>
          </table:table-cell>
          <table:table-cell table:style-name="ce47" office:value-type="string" calcext:value-type="string">
            <text:p>15:02:06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table:style-name="ce47" office:value-type="string" calcext:value-type="string">
            <text:p>2021:11:26</text:p>
          </table:table-cell>
          <table:table-cell table:style-name="ce47" office:value-type="string" calcext:value-type="string">
            <text:p>14:57:03</text:p>
          </table:table-cell>
          <table:table-cell table:formula="of:=MID([.J82];1;2)+1" office:value-type="float" office:value="15" calcext:value-type="float">
            <text:p>15</text:p>
          </table:table-cell>
          <table:table-cell/>
          <table:table-cell table:style-name="ce61" table:formula="of:=EXACT([.D82];[.I82])" office:value-type="boolean" office:boolean-value="false" calcext:value-type="boolean">
            <text:p>FALSE</text:p>
          </table:table-cell>
          <table:table-cell table:style-name="ce61" table:formula="of:=EXACT([.F82];[.K8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2021:11:27</text:p>
          </table:table-cell>
          <table:table-cell/>
          <table:table-cell office:value-type="string" calcext:value-type="string">
            <text:p>IMG_2401.jpg</text:p>
          </table:table-cell>
          <table:table-cell table:style-name="ce47" office:value-type="string" calcext:value-type="string">
            <text:p>15:02:05</text:p>
          </table:table-cell>
          <table:table-cell table:formula="of:=MID([.E8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table:style-name="ce47" office:value-type="string" calcext:value-type="string">
            <text:p>2021:11:27</text:p>
          </table:table-cell>
          <table:table-cell table:style-name="ce47" office:value-type="string" calcext:value-type="string">
            <text:p>14:57:01</text:p>
          </table:table-cell>
          <table:table-cell table:formula="of:=MID([.J83];1;2)+1" office:value-type="float" office:value="15" calcext:value-type="float">
            <text:p>15</text:p>
          </table:table-cell>
          <table:table-cell/>
          <table:table-cell table:style-name="ce61" table:formula="of:=EXACT([.D83];[.I83])" office:value-type="boolean" office:boolean-value="false" calcext:value-type="boolean">
            <text:p>FALSE</text:p>
          </table:table-cell>
          <table:table-cell table:style-name="ce61" table:formula="of:=EXACT([.F83];[.K8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2021:11:28</text:p>
          </table:table-cell>
          <table:table-cell/>
          <table:table-cell office:value-type="string" calcext:value-type="string">
            <text:p>IMG_2404.jpg</text:p>
          </table:table-cell>
          <table:table-cell table:style-name="ce47" office:value-type="string" calcext:value-type="string">
            <text:p>16:02:03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table:style-name="ce47" office:value-type="string" calcext:value-type="string">
            <text:p>2021:11:28</text:p>
          </table:table-cell>
          <table:table-cell table:style-name="ce47" office:value-type="string" calcext:value-type="string">
            <text:p>15:56:59</text:p>
          </table:table-cell>
          <table:table-cell table:formula="of:=MID([.J84];1;2)+1" office:value-type="float" office:value="16" calcext:value-type="float">
            <text:p>16</text:p>
          </table:table-cell>
          <table:table-cell/>
          <table:table-cell table:style-name="ce61" table:formula="of:=EXACT([.D84];[.I84])" office:value-type="boolean" office:boolean-value="false" calcext:value-type="boolean">
            <text:p>FALSE</text:p>
          </table:table-cell>
          <table:table-cell table:style-name="ce61" table:formula="of:=EXACT([.F84];[.K8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2021:11:29</text:p>
          </table:table-cell>
          <table:table-cell/>
          <table:table-cell office:value-type="string" calcext:value-type="string">
            <text:p>IMG_2406.jpg</text:p>
          </table:table-cell>
          <table:table-cell table:style-name="ce47" office:value-type="string" calcext:value-type="string">
            <text:p>16:02:02</text:p>
          </table:table-cell>
          <table:table-cell table:formula="of:=MID([.E8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table:style-name="ce47" office:value-type="string" calcext:value-type="string">
            <text:p>2021:11:29</text:p>
          </table:table-cell>
          <table:table-cell table:style-name="ce47" office:value-type="string" calcext:value-type="string">
            <text:p>15:56:56</text:p>
          </table:table-cell>
          <table:table-cell table:formula="of:=MID([.J85];1;2)+1" office:value-type="float" office:value="16" calcext:value-type="float">
            <text:p>16</text:p>
          </table:table-cell>
          <table:table-cell/>
          <table:table-cell table:style-name="ce61" table:formula="of:=EXACT([.D85];[.I85])" office:value-type="boolean" office:boolean-value="false" calcext:value-type="boolean">
            <text:p>FALSE</text:p>
          </table:table-cell>
          <table:table-cell table:style-name="ce61" table:formula="of:=EXACT([.F85];[.K8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2021:12:01</text:p>
          </table:table-cell>
          <table:table-cell/>
          <table:table-cell office:value-type="string" calcext:value-type="string">
            <text:p>IMG_2407.jpg</text:p>
          </table:table-cell>
          <table:table-cell table:style-name="ce47" office:value-type="string" calcext:value-type="string">
            <text:p>15:02:00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table:style-name="ce47" office:value-type="string" calcext:value-type="string">
            <text:p>2021:12:01</text:p>
          </table:table-cell>
          <table:table-cell table:style-name="ce47" office:value-type="string" calcext:value-type="string">
            <text:p>14:56:53</text:p>
          </table:table-cell>
          <table:table-cell table:formula="of:=MID([.J86];1;2)+1" office:value-type="float" office:value="15" calcext:value-type="float">
            <text:p>15</text:p>
          </table:table-cell>
          <table:table-cell/>
          <table:table-cell table:style-name="ce61" table:formula="of:=EXACT([.D86];[.I86])" office:value-type="boolean" office:boolean-value="false" calcext:value-type="boolean">
            <text:p>FALSE</text:p>
          </table:table-cell>
          <table:table-cell table:style-name="ce61" table:formula="of:=EXACT([.F86];[.K8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2021:12:03</text:p>
          </table:table-cell>
          <table:table-cell/>
          <table:table-cell office:value-type="string" calcext:value-type="string">
            <text:p>IMG_2409.jpg</text:p>
          </table:table-cell>
          <table:table-cell table:style-name="ce47" office:value-type="string" calcext:value-type="string">
            <text:p>15:01:58</text:p>
          </table:table-cell>
          <table:table-cell table:formula="of:=MID([.E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table:style-name="ce47" office:value-type="string" calcext:value-type="string">
            <text:p>2021:12:03</text:p>
          </table:table-cell>
          <table:table-cell table:style-name="ce47" office:value-type="string" calcext:value-type="string">
            <text:p>14:56:49</text:p>
          </table:table-cell>
          <table:table-cell table:formula="of:=MID([.J87];1;2)+1" office:value-type="float" office:value="15" calcext:value-type="float">
            <text:p>15</text:p>
          </table:table-cell>
          <table:table-cell/>
          <table:table-cell table:style-name="ce61" table:formula="of:=EXACT([.D87];[.I87])" office:value-type="boolean" office:boolean-value="false" calcext:value-type="boolean">
            <text:p>FALSE</text:p>
          </table:table-cell>
          <table:table-cell table:style-name="ce61" table:formula="of:=EXACT([.F87];[.K8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2021:12:14</text:p>
          </table:table-cell>
          <table:table-cell/>
          <table:table-cell office:value-type="string" calcext:value-type="string">
            <text:p>IMG_2414.jpg</text:p>
          </table:table-cell>
          <table:table-cell table:style-name="ce47" office:value-type="string" calcext:value-type="string">
            <text:p>16:01:45</text:p>
          </table:table-cell>
          <table:table-cell table:formula="of:=MID([.E8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table:style-name="ce47" office:value-type="string" calcext:value-type="string">
            <text:p>2021:12:14</text:p>
          </table:table-cell>
          <table:table-cell table:style-name="ce47" office:value-type="string" calcext:value-type="string">
            <text:p>15:56:27</text:p>
          </table:table-cell>
          <table:table-cell table:formula="of:=MID([.J88];1;2)+1" office:value-type="float" office:value="16" calcext:value-type="float">
            <text:p>16</text:p>
          </table:table-cell>
          <table:table-cell/>
          <table:table-cell table:style-name="ce61" table:formula="of:=EXACT([.D88];[.I88])" office:value-type="boolean" office:boolean-value="false" calcext:value-type="boolean">
            <text:p>FALSE</text:p>
          </table:table-cell>
          <table:table-cell table:style-name="ce61" table:formula="of:=EXACT([.F88];[.K8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2021:12:23</text:p>
          </table:table-cell>
          <table:table-cell/>
          <table:table-cell office:value-type="string" calcext:value-type="string">
            <text:p>IMG_2415.jpg</text:p>
          </table:table-cell>
          <table:table-cell table:style-name="ce47" office:value-type="string" calcext:value-type="string">
            <text:p>15:01:42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table:style-name="ce47" office:value-type="string" calcext:value-type="string">
            <text:p>2021:12:23</text:p>
          </table:table-cell>
          <table:table-cell table:style-name="ce47" office:value-type="string" calcext:value-type="string">
            <text:p>14:56:16</text:p>
          </table:table-cell>
          <table:table-cell table:formula="of:=MID([.J89];1;2)+1" office:value-type="float" office:value="15" calcext:value-type="float">
            <text:p>15</text:p>
          </table:table-cell>
          <table:table-cell/>
          <table:table-cell table:style-name="ce61" table:formula="of:=EXACT([.D89];[.I89])" office:value-type="boolean" office:boolean-value="false" calcext:value-type="boolean">
            <text:p>FALSE</text:p>
          </table:table-cell>
          <table:table-cell table:style-name="ce61" table:formula="of:=EXACT([.F89];[.K8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2021:12:24</text:p>
          </table:table-cell>
          <table:table-cell/>
          <table:table-cell office:value-type="string" calcext:value-type="string">
            <text:p>IMG_2417.jpg</text:p>
          </table:table-cell>
          <table:table-cell table:style-name="ce47" office:value-type="string" calcext:value-type="string">
            <text:p>15:01:41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table:style-name="ce47" office:value-type="string" calcext:value-type="string">
            <text:p>2021:12:24</text:p>
          </table:table-cell>
          <table:table-cell table:style-name="ce47" office:value-type="string" calcext:value-type="string">
            <text:p>14:56:14</text:p>
          </table:table-cell>
          <table:table-cell table:formula="of:=MID([.J90];1;2)+1" office:value-type="float" office:value="15" calcext:value-type="float">
            <text:p>15</text:p>
          </table:table-cell>
          <table:table-cell/>
          <table:table-cell table:style-name="ce61" table:formula="of:=EXACT([.D90];[.I90])" office:value-type="boolean" office:boolean-value="false" calcext:value-type="boolean">
            <text:p>FALSE</text:p>
          </table:table-cell>
          <table:table-cell table:style-name="ce61" table:formula="of:=EXACT([.F90];[.K9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2021:12:26</text:p>
          </table:table-cell>
          <table:table-cell/>
          <table:table-cell office:value-type="string" calcext:value-type="string">
            <text:p>IMG_2419.jpg</text:p>
          </table:table-cell>
          <table:table-cell table:style-name="ce47" office:value-type="string" calcext:value-type="string">
            <text:p>15:01:40</text:p>
          </table:table-cell>
          <table:table-cell table:formula="of:=MID([.E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table:style-name="ce47" office:value-type="string" calcext:value-type="string">
            <text:p>2021:12:26</text:p>
          </table:table-cell>
          <table:table-cell table:style-name="ce47" office:value-type="string" calcext:value-type="string">
            <text:p>14:56:11</text:p>
          </table:table-cell>
          <table:table-cell table:formula="of:=MID([.J91];1;2)+1" office:value-type="float" office:value="15" calcext:value-type="float">
            <text:p>15</text:p>
          </table:table-cell>
          <table:table-cell/>
          <table:table-cell table:style-name="ce61" table:formula="of:=EXACT([.D91];[.I91])" office:value-type="boolean" office:boolean-value="false" calcext:value-type="boolean">
            <text:p>FALSE</text:p>
          </table:table-cell>
          <table:table-cell table:style-name="ce61" table:formula="of:=EXACT([.F91];[.K9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2];[.I92])" office:value-type="boolean" office:boolean-value="true" calcext:value-type="boolean">
            <text:p>TRUE</text:p>
          </table:table-cell>
          <table:table-cell table:style-name="ce61" table:formula="of:=EXACT([.F92];[.K9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3];[.I93])" office:value-type="boolean" office:boolean-value="true" calcext:value-type="boolean">
            <text:p>TRUE</text:p>
          </table:table-cell>
          <table:table-cell table:style-name="ce61" table:formula="of:=EXACT([.F93];[.K9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4];[.I94])" office:value-type="boolean" office:boolean-value="true" calcext:value-type="boolean">
            <text:p>TRUE</text:p>
          </table:table-cell>
          <table:table-cell table:style-name="ce61" table:formula="of:=EXACT([.F94];[.K9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5];[.I95])" office:value-type="boolean" office:boolean-value="true" calcext:value-type="boolean">
            <text:p>TRUE</text:p>
          </table:table-cell>
          <table:table-cell table:style-name="ce61" table:formula="of:=EXACT([.F95];[.K9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6];[.I96])" office:value-type="boolean" office:boolean-value="true" calcext:value-type="boolean">
            <text:p>TRUE</text:p>
          </table:table-cell>
          <table:table-cell table:style-name="ce61" table:formula="of:=EXACT([.F96];[.K9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7];[.I97])" office:value-type="boolean" office:boolean-value="true" calcext:value-type="boolean">
            <text:p>TRUE</text:p>
          </table:table-cell>
          <table:table-cell table:style-name="ce61" table:formula="of:=EXACT([.F97];[.K9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8];[.I98])" office:value-type="boolean" office:boolean-value="true" calcext:value-type="boolean">
            <text:p>TRUE</text:p>
          </table:table-cell>
          <table:table-cell table:style-name="ce61" table:formula="of:=EXACT([.F98];[.K9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9];[.I99])" office:value-type="boolean" office:boolean-value="true" calcext:value-type="boolean">
            <text:p>TRUE</text:p>
          </table:table-cell>
          <table:table-cell table:style-name="ce61" table:formula="of:=EXACT([.F99];[.K9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0];[.I100])" office:value-type="boolean" office:boolean-value="true" calcext:value-type="boolean">
            <text:p>TRUE</text:p>
          </table:table-cell>
          <table:table-cell table:style-name="ce61" table:formula="of:=EXACT([.F100];[.K10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1];[.I101])" office:value-type="boolean" office:boolean-value="true" calcext:value-type="boolean">
            <text:p>TRUE</text:p>
          </table:table-cell>
          <table:table-cell table:style-name="ce61" table:formula="of:=EXACT([.F101];[.K10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2];[.I102])" office:value-type="boolean" office:boolean-value="true" calcext:value-type="boolean">
            <text:p>TRUE</text:p>
          </table:table-cell>
          <table:table-cell table:style-name="ce61" table:formula="of:=EXACT([.F102];[.K10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3];[.I103])" office:value-type="boolean" office:boolean-value="true" calcext:value-type="boolean">
            <text:p>TRUE</text:p>
          </table:table-cell>
          <table:table-cell table:style-name="ce61" table:formula="of:=EXACT([.F103];[.K10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4];[.I104])" office:value-type="boolean" office:boolean-value="true" calcext:value-type="boolean">
            <text:p>TRUE</text:p>
          </table:table-cell>
          <table:table-cell table:style-name="ce61" table:formula="of:=EXACT([.F104];[.K10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5];[.I105])" office:value-type="boolean" office:boolean-value="true" calcext:value-type="boolean">
            <text:p>TRUE</text:p>
          </table:table-cell>
          <table:table-cell table:style-name="ce61" table:formula="of:=EXACT([.F105];[.K10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6];[.I106])" office:value-type="boolean" office:boolean-value="true" calcext:value-type="boolean">
            <text:p>TRUE</text:p>
          </table:table-cell>
          <table:table-cell table:style-name="ce61" table:formula="of:=EXACT([.F106];[.K10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7];[.I107])" office:value-type="boolean" office:boolean-value="true" calcext:value-type="boolean">
            <text:p>TRUE</text:p>
          </table:table-cell>
          <table:table-cell table:style-name="ce61" table:formula="of:=EXACT([.F107];[.K10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8];[.I108])" office:value-type="boolean" office:boolean-value="true" calcext:value-type="boolean">
            <text:p>TRUE</text:p>
          </table:table-cell>
          <table:table-cell table:style-name="ce61" table:formula="of:=EXACT([.F108];[.K10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9];[.I109])" office:value-type="boolean" office:boolean-value="true" calcext:value-type="boolean">
            <text:p>TRUE</text:p>
          </table:table-cell>
          <table:table-cell table:style-name="ce61" table:formula="of:=EXACT([.F109];[.K10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0];[.I110])" office:value-type="boolean" office:boolean-value="true" calcext:value-type="boolean">
            <text:p>TRUE</text:p>
          </table:table-cell>
          <table:table-cell table:style-name="ce61" table:formula="of:=EXACT([.F110];[.K11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1];[.I111])" office:value-type="boolean" office:boolean-value="true" calcext:value-type="boolean">
            <text:p>TRUE</text:p>
          </table:table-cell>
          <table:table-cell table:style-name="ce61" table:formula="of:=EXACT([.F111];[.K11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2];[.I112])" office:value-type="boolean" office:boolean-value="true" calcext:value-type="boolean">
            <text:p>TRUE</text:p>
          </table:table-cell>
          <table:table-cell table:style-name="ce61" table:formula="of:=EXACT([.F112];[.K11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3];[.I113])" office:value-type="boolean" office:boolean-value="true" calcext:value-type="boolean">
            <text:p>TRUE</text:p>
          </table:table-cell>
          <table:table-cell table:style-name="ce61" table:formula="of:=EXACT([.F113];[.K11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4];[.I114])" office:value-type="boolean" office:boolean-value="true" calcext:value-type="boolean">
            <text:p>TRUE</text:p>
          </table:table-cell>
          <table:table-cell table:style-name="ce61" table:formula="of:=EXACT([.F114];[.K11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5];[.I115])" office:value-type="boolean" office:boolean-value="true" calcext:value-type="boolean">
            <text:p>TRUE</text:p>
          </table:table-cell>
          <table:table-cell table:style-name="ce61" table:formula="of:=EXACT([.F115];[.K11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6];[.I116])" office:value-type="boolean" office:boolean-value="true" calcext:value-type="boolean">
            <text:p>TRUE</text:p>
          </table:table-cell>
          <table:table-cell table:style-name="ce61" table:formula="of:=EXACT([.F116];[.K11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7];[.I117])" office:value-type="boolean" office:boolean-value="true" calcext:value-type="boolean">
            <text:p>TRUE</text:p>
          </table:table-cell>
          <table:table-cell table:style-name="ce61" table:formula="of:=EXACT([.F117];[.K11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8];[.I118])" office:value-type="boolean" office:boolean-value="true" calcext:value-type="boolean">
            <text:p>TRUE</text:p>
          </table:table-cell>
          <table:table-cell table:style-name="ce61" table:formula="of:=EXACT([.F118];[.K11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9];[.I119])" office:value-type="boolean" office:boolean-value="true" calcext:value-type="boolean">
            <text:p>TRUE</text:p>
          </table:table-cell>
          <table:table-cell table:style-name="ce61" table:formula="of:=EXACT([.F119];[.K11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0];[.I120])" office:value-type="boolean" office:boolean-value="true" calcext:value-type="boolean">
            <text:p>TRUE</text:p>
          </table:table-cell>
          <table:table-cell table:style-name="ce61" table:formula="of:=EXACT([.F120];[.K12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1];[.I121])" office:value-type="boolean" office:boolean-value="true" calcext:value-type="boolean">
            <text:p>TRUE</text:p>
          </table:table-cell>
          <table:table-cell table:style-name="ce61" table:formula="of:=EXACT([.F121];[.K12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2];[.I122])" office:value-type="boolean" office:boolean-value="true" calcext:value-type="boolean">
            <text:p>TRUE</text:p>
          </table:table-cell>
          <table:table-cell table:style-name="ce61" table:formula="of:=EXACT([.F122];[.K12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3];[.I123])" office:value-type="boolean" office:boolean-value="true" calcext:value-type="boolean">
            <text:p>TRUE</text:p>
          </table:table-cell>
          <table:table-cell table:style-name="ce61" table:formula="of:=EXACT([.F123];[.K12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4];[.I124])" office:value-type="boolean" office:boolean-value="true" calcext:value-type="boolean">
            <text:p>TRUE</text:p>
          </table:table-cell>
          <table:table-cell table:style-name="ce61" table:formula="of:=EXACT([.F124];[.K12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5];[.I125])" office:value-type="boolean" office:boolean-value="true" calcext:value-type="boolean">
            <text:p>TRUE</text:p>
          </table:table-cell>
          <table:table-cell table:style-name="ce61" table:formula="of:=EXACT([.F125];[.K12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6];[.I126])" office:value-type="boolean" office:boolean-value="true" calcext:value-type="boolean">
            <text:p>TRUE</text:p>
          </table:table-cell>
          <table:table-cell table:style-name="ce61" table:formula="of:=EXACT([.F126];[.K12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7];[.I127])" office:value-type="boolean" office:boolean-value="true" calcext:value-type="boolean">
            <text:p>TRUE</text:p>
          </table:table-cell>
          <table:table-cell table:style-name="ce61" table:formula="of:=EXACT([.F127];[.K12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8];[.I128])" office:value-type="boolean" office:boolean-value="true" calcext:value-type="boolean">
            <text:p>TRUE</text:p>
          </table:table-cell>
          <table:table-cell table:style-name="ce61" table:formula="of:=EXACT([.F128];[.K12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9];[.I129])" office:value-type="boolean" office:boolean-value="true" calcext:value-type="boolean">
            <text:p>TRUE</text:p>
          </table:table-cell>
          <table:table-cell table:style-name="ce61" table:formula="of:=EXACT([.F129];[.K12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30];[.I130])" office:value-type="boolean" office:boolean-value="true" calcext:value-type="boolean">
            <text:p>TRUE</text:p>
          </table:table-cell>
          <table:table-cell table:style-name="ce61" table:formula="of:=EXACT([.F130];[.K13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31];[.I131])" office:value-type="boolean" office:boolean-value="true" calcext:value-type="boolean">
            <text:p>TRUE</text:p>
          </table:table-cell>
          <table:table-cell table:style-name="ce61" table:formula="of:=EXACT([.F131];[.K13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32];[.I132])" office:value-type="boolean" office:boolean-value="true" calcext:value-type="boolean">
            <text:p>TRUE</text:p>
          </table:table-cell>
          <table:table-cell table:style-name="ce61" table:formula="of:=EXACT([.F132];[.K13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33];[.I133])" office:value-type="boolean" office:boolean-value="true" calcext:value-type="boolean">
            <text:p>TRUE</text:p>
          </table:table-cell>
          <table:table-cell table:style-name="ce61" table:formula="of:=EXACT([.F133];[.K13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34];[.I134])" office:value-type="boolean" office:boolean-value="true" calcext:value-type="boolean">
            <text:p>TRUE</text:p>
          </table:table-cell>
          <table:table-cell table:style-name="ce61" table:formula="of:=EXACT([.F134];[.K13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35];[.I135])" office:value-type="boolean" office:boolean-value="true" calcext:value-type="boolean">
            <text:p>TRUE</text:p>
          </table:table-cell>
          <table:table-cell table:style-name="ce61" table:formula="of:=EXACT([.F135];[.K13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 table:number-rows-repeated="104844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2022_check_time" table:style-name="ta1">
        <table:table-column table:style-name="co1" table:default-cell-style-name="Default"/>
        <table:table-column table:style-name="co13" table:default-cell-style-name="Default"/>
        <table:table-column table:style-name="co13" table:default-cell-style-name="ce47"/>
        <table:table-column table:style-name="co5" table:default-cell-style-name="ce47"/>
        <table:table-column table:style-name="co1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" table:default-cell-style-name="ce47"/>
        <table:table-column table:style-name="co5" table:default-cell-style-name="ce47"/>
        <table:table-column table:style-name="co22" table:default-cell-style-name="Default"/>
        <table:table-column table:style-name="co23" table:default-cell-style-name="Default"/>
        <table:table-column table:style-name="co24" table:default-cell-style-name="ce61"/>
        <table:table-column table:style-name="co25" table:default-cell-style-name="ce61"/>
        <table:table-column table:style-name="co12" table:number-columns-repeated="1006" table:default-cell-style-name="Default"/>
        <table:table-row table:style-name="ro2">
          <table:table-cell table:number-columns-repeated="2"/>
          <table:table-cell table:style-name="Default" office:value-type="string" calcext:value-type="string">
            <text:p>p1</text:p>
          </table:table-cell>
          <table:table-cell table:style-name="Default"/>
          <table:table-cell table:number-columns-repeated="2"/>
          <table:table-cell office:value-type="string" calcext:value-type="string">
            <text:p>p2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2">
          <table:table-cell office:value-type="string" calcext:value-type="string">
            <text:p>epoch</text:p>
          </table:table-cell>
          <table:table-cell office:value-type="string" calcext:value-type="string">
            <text:p>name</text:p>
          </table:table-cell>
          <table:table-cell table:style-name="Default"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table:style-name="Default" office:value-type="string" calcext:value-type="string">
            <text:p>day equal</text:p>
          </table:table-cell>
          <table:table-cell table:style-name="Default" office:value-type="string" calcext:value-type="string">
            <text:p>time equal</text:p>
          </table:table-cell>
          <table:table-cell table:number-columns-repeated="100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IMG_2423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5:01:39</text:p>
          </table:table-cell>
          <table:table-cell table:formula="of:=MID([.D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4:56:03</text:p>
          </table:table-cell>
          <table:table-cell table:formula="of:=MID([.I3];1;2)+1" office:value-type="float" office:value="15" calcext:value-type="float">
            <text:p>15</text:p>
          </table:table-cell>
          <table:table-cell/>
          <table:table-cell table:formula="of:=EXACT([.C3];[.H3])" office:value-type="boolean" office:boolean-value="true" calcext:value-type="boolean">
            <text:p>TRUE</text:p>
          </table:table-cell>
          <table:table-cell table:formula="of:=EXACT([.E3];[.J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MG_2426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6:01:39</text:p>
          </table:table-cell>
          <table:table-cell table:formula="of:=MID([.D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5:56:02</text:p>
          </table:table-cell>
          <table:table-cell table:formula="of:=MID([.I4];1;2)+1" office:value-type="float" office:value="16" calcext:value-type="float">
            <text:p>16</text:p>
          </table:table-cell>
          <table:table-cell/>
          <table:table-cell table:formula="of:=EXACT([.C4];[.H4])" office:value-type="boolean" office:boolean-value="true" calcext:value-type="boolean">
            <text:p>TRUE</text:p>
          </table:table-cell>
          <table:table-cell table:formula="of:=EXACT([.E4];[.J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MG_2428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6:01:38</text:p>
          </table:table-cell>
          <table:table-cell table:formula="of:=MID([.D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5:56:00</text:p>
          </table:table-cell>
          <table:table-cell table:formula="of:=MID([.I5];1;2)+1" office:value-type="float" office:value="16" calcext:value-type="float">
            <text:p>16</text:p>
          </table:table-cell>
          <table:table-cell/>
          <table:table-cell table:formula="of:=EXACT([.C5];[.H5])" office:value-type="boolean" office:boolean-value="true" calcext:value-type="boolean">
            <text:p>TRUE</text:p>
          </table:table-cell>
          <table:table-cell table:formula="of:=EXACT([.E5];[.J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MG_2430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6:01:32</text:p>
          </table:table-cell>
          <table:table-cell table:formula="of:=MID([.D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5:55:49</text:p>
          </table:table-cell>
          <table:table-cell table:formula="of:=MID([.I6];1;2)+1" office:value-type="float" office:value="16" calcext:value-type="float">
            <text:p>16</text:p>
          </table:table-cell>
          <table:table-cell/>
          <table:table-cell table:formula="of:=EXACT([.C6];[.H6])" office:value-type="boolean" office:boolean-value="true" calcext:value-type="boolean">
            <text:p>TRUE</text:p>
          </table:table-cell>
          <table:table-cell table:formula="of:=EXACT([.E6];[.J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MG_2432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6:01:28</text:p>
          </table:table-cell>
          <table:table-cell table:formula="of:=MID([.D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5:55:41</text:p>
          </table:table-cell>
          <table:table-cell table:formula="of:=MID([.I7];1;2)+1" office:value-type="float" office:value="16" calcext:value-type="float">
            <text:p>16</text:p>
          </table:table-cell>
          <table:table-cell/>
          <table:table-cell table:formula="of:=EXACT([.C7];[.H7])" office:value-type="boolean" office:boolean-value="true" calcext:value-type="boolean">
            <text:p>TRUE</text:p>
          </table:table-cell>
          <table:table-cell table:formula="of:=EXACT([.E7];[.J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MG_2434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6:01:27</text:p>
          </table:table-cell>
          <table:table-cell table:formula="of:=MID([.D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5:55:38</text:p>
          </table:table-cell>
          <table:table-cell table:formula="of:=MID([.I8];1;2)+1" office:value-type="float" office:value="16" calcext:value-type="float">
            <text:p>16</text:p>
          </table:table-cell>
          <table:table-cell/>
          <table:table-cell table:formula="of:=EXACT([.C8];[.H8])" office:value-type="boolean" office:boolean-value="true" calcext:value-type="boolean">
            <text:p>TRUE</text:p>
          </table:table-cell>
          <table:table-cell table:formula="of:=EXACT([.E8];[.J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MG_2436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6:01:26</text:p>
          </table:table-cell>
          <table:table-cell table:formula="of:=MID([.D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5:55:37</text:p>
          </table:table-cell>
          <table:table-cell table:formula="of:=MID([.I9];1;2)+1" office:value-type="float" office:value="16" calcext:value-type="float">
            <text:p>16</text:p>
          </table:table-cell>
          <table:table-cell/>
          <table:table-cell table:formula="of:=EXACT([.C9];[.H9])" office:value-type="boolean" office:boolean-value="true" calcext:value-type="boolean">
            <text:p>TRUE</text:p>
          </table:table-cell>
          <table:table-cell table:formula="of:=EXACT([.E9];[.J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MG_2438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6:01:25</text:p>
          </table:table-cell>
          <table:table-cell table:formula="of:=MID([.D1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5:55:35</text:p>
          </table:table-cell>
          <table:table-cell table:formula="of:=MID([.I10];1;2)+1" office:value-type="float" office:value="16" calcext:value-type="float">
            <text:p>16</text:p>
          </table:table-cell>
          <table:table-cell/>
          <table:table-cell table:formula="of:=EXACT([.C10];[.H10])" office:value-type="boolean" office:boolean-value="true" calcext:value-type="boolean">
            <text:p>TRUE</text:p>
          </table:table-cell>
          <table:table-cell table:formula="of:=EXACT([.E10];[.J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MG_2440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6:01:24</text:p>
          </table:table-cell>
          <table:table-cell table:formula="of:=MID([.D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5:55:33</text:p>
          </table:table-cell>
          <table:table-cell table:formula="of:=MID([.I11];1;2)+1" office:value-type="float" office:value="16" calcext:value-type="float">
            <text:p>16</text:p>
          </table:table-cell>
          <table:table-cell/>
          <table:table-cell table:formula="of:=EXACT([.C11];[.H11])" office:value-type="boolean" office:boolean-value="true" calcext:value-type="boolean">
            <text:p>TRUE</text:p>
          </table:table-cell>
          <table:table-cell table:formula="of:=EXACT([.E11];[.J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MG_2442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6:01:23</text:p>
          </table:table-cell>
          <table:table-cell table:formula="of:=MID([.D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5:55:32</text:p>
          </table:table-cell>
          <table:table-cell table:formula="of:=MID([.I12];1;2)+1" office:value-type="float" office:value="16" calcext:value-type="float">
            <text:p>16</text:p>
          </table:table-cell>
          <table:table-cell/>
          <table:table-cell table:formula="of:=EXACT([.C12];[.H12])" office:value-type="boolean" office:boolean-value="true" calcext:value-type="boolean">
            <text:p>TRUE</text:p>
          </table:table-cell>
          <table:table-cell table:formula="of:=EXACT([.E12];[.J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MG_2444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6:01:23</text:p>
          </table:table-cell>
          <table:table-cell table:formula="of:=MID([.D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5:55:31</text:p>
          </table:table-cell>
          <table:table-cell table:formula="of:=MID([.I13];1;2)+1" office:value-type="float" office:value="16" calcext:value-type="float">
            <text:p>16</text:p>
          </table:table-cell>
          <table:table-cell/>
          <table:table-cell table:formula="of:=EXACT([.C13];[.H13])" office:value-type="boolean" office:boolean-value="true" calcext:value-type="boolean">
            <text:p>TRUE</text:p>
          </table:table-cell>
          <table:table-cell table:formula="of:=EXACT([.E13];[.J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IMG_2446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6:01:23</text:p>
          </table:table-cell>
          <table:table-cell table:formula="of:=MID([.D1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5:55:30</text:p>
          </table:table-cell>
          <table:table-cell table:formula="of:=MID([.I14];1;2)+1" office:value-type="float" office:value="16" calcext:value-type="float">
            <text:p>16</text:p>
          </table:table-cell>
          <table:table-cell/>
          <table:table-cell table:formula="of:=EXACT([.C14];[.H14])" office:value-type="boolean" office:boolean-value="true" calcext:value-type="boolean">
            <text:p>TRUE</text:p>
          </table:table-cell>
          <table:table-cell table:formula="of:=EXACT([.E14];[.J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IMG_2448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6:01:23</text:p>
          </table:table-cell>
          <table:table-cell table:formula="of:=MID([.D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5:55:29</text:p>
          </table:table-cell>
          <table:table-cell table:formula="of:=MID([.I15];1;2)+1" office:value-type="float" office:value="16" calcext:value-type="float">
            <text:p>16</text:p>
          </table:table-cell>
          <table:table-cell/>
          <table:table-cell table:formula="of:=EXACT([.C15];[.H15])" office:value-type="boolean" office:boolean-value="true" calcext:value-type="boolean">
            <text:p>TRUE</text:p>
          </table:table-cell>
          <table:table-cell table:formula="of:=EXACT([.E15];[.J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MG_2450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6:01:23</text:p>
          </table:table-cell>
          <table:table-cell table:formula="of:=MID([.D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5:55:28</text:p>
          </table:table-cell>
          <table:table-cell table:formula="of:=MID([.I16];1;2)+1" office:value-type="float" office:value="16" calcext:value-type="float">
            <text:p>16</text:p>
          </table:table-cell>
          <table:table-cell/>
          <table:table-cell table:formula="of:=EXACT([.C16];[.H16])" office:value-type="boolean" office:boolean-value="true" calcext:value-type="boolean">
            <text:p>TRUE</text:p>
          </table:table-cell>
          <table:table-cell table:formula="of:=EXACT([.E16];[.J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IMG_2452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6:01:23</text:p>
          </table:table-cell>
          <table:table-cell table:formula="of:=MID([.D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5:55:27</text:p>
          </table:table-cell>
          <table:table-cell table:formula="of:=MID([.I17];1;2)+1" office:value-type="float" office:value="16" calcext:value-type="float">
            <text:p>16</text:p>
          </table:table-cell>
          <table:table-cell/>
          <table:table-cell table:formula="of:=EXACT([.C17];[.H17])" office:value-type="boolean" office:boolean-value="true" calcext:value-type="boolean">
            <text:p>TRUE</text:p>
          </table:table-cell>
          <table:table-cell table:formula="of:=EXACT([.E17];[.J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IMG_2454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6:01:23</text:p>
          </table:table-cell>
          <table:table-cell table:formula="of:=MID([.D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5:55:26</text:p>
          </table:table-cell>
          <table:table-cell table:formula="of:=MID([.I18];1;2)+1" office:value-type="float" office:value="16" calcext:value-type="float">
            <text:p>16</text:p>
          </table:table-cell>
          <table:table-cell/>
          <table:table-cell table:formula="of:=EXACT([.C18];[.H18])" office:value-type="boolean" office:boolean-value="true" calcext:value-type="boolean">
            <text:p>TRUE</text:p>
          </table:table-cell>
          <table:table-cell table:formula="of:=EXACT([.E18];[.J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IMG_2456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6:01:23</text:p>
          </table:table-cell>
          <table:table-cell table:formula="of:=MID([.D1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5:55:26</text:p>
          </table:table-cell>
          <table:table-cell table:formula="of:=MID([.I19];1;2)+1" office:value-type="float" office:value="16" calcext:value-type="float">
            <text:p>16</text:p>
          </table:table-cell>
          <table:table-cell/>
          <table:table-cell table:formula="of:=EXACT([.C19];[.H19])" office:value-type="boolean" office:boolean-value="true" calcext:value-type="boolean">
            <text:p>TRUE</text:p>
          </table:table-cell>
          <table:table-cell table:formula="of:=EXACT([.E19];[.J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IMG_2457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5:01:24</text:p>
          </table:table-cell>
          <table:table-cell table:formula="of:=MID([.D2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4:55:25</text:p>
          </table:table-cell>
          <table:table-cell table:formula="of:=MID([.I20];1;2)+1" office:value-type="float" office:value="15" calcext:value-type="float">
            <text:p>15</text:p>
          </table:table-cell>
          <table:table-cell/>
          <table:table-cell table:formula="of:=EXACT([.C20];[.H20])" office:value-type="boolean" office:boolean-value="true" calcext:value-type="boolean">
            <text:p>TRUE</text:p>
          </table:table-cell>
          <table:table-cell table:formula="of:=EXACT([.E20];[.J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IMG_2460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6:01:23</text:p>
          </table:table-cell>
          <table:table-cell table:formula="of:=MID([.D2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5:55:23</text:p>
          </table:table-cell>
          <table:table-cell table:formula="of:=MID([.I21];1;2)+1" office:value-type="float" office:value="16" calcext:value-type="float">
            <text:p>16</text:p>
          </table:table-cell>
          <table:table-cell/>
          <table:table-cell table:formula="of:=EXACT([.C21];[.H21])" office:value-type="boolean" office:boolean-value="true" calcext:value-type="boolean">
            <text:p>TRUE</text:p>
          </table:table-cell>
          <table:table-cell table:formula="of:=EXACT([.E21];[.J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MG_2461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5:01:23</text:p>
          </table:table-cell>
          <table:table-cell table:formula="of:=MID([.D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4:55:22</text:p>
          </table:table-cell>
          <table:table-cell table:formula="of:=MID([.I22];1;2)+1" office:value-type="float" office:value="15" calcext:value-type="float">
            <text:p>15</text:p>
          </table:table-cell>
          <table:table-cell/>
          <table:table-cell table:formula="of:=EXACT([.C22];[.H22])" office:value-type="boolean" office:boolean-value="true" calcext:value-type="boolean">
            <text:p>TRUE</text:p>
          </table:table-cell>
          <table:table-cell table:formula="of:=EXACT([.E22];[.J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IMG_2464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6:01:23</text:p>
          </table:table-cell>
          <table:table-cell table:formula="of:=MID([.D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5:55:21</text:p>
          </table:table-cell>
          <table:table-cell table:formula="of:=MID([.I23];1;2)+1" office:value-type="float" office:value="16" calcext:value-type="float">
            <text:p>16</text:p>
          </table:table-cell>
          <table:table-cell/>
          <table:table-cell table:formula="of:=EXACT([.C23];[.H23])" office:value-type="boolean" office:boolean-value="true" calcext:value-type="boolean">
            <text:p>TRUE</text:p>
          </table:table-cell>
          <table:table-cell table:formula="of:=EXACT([.E23];[.J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IMG_2466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6:01:23</text:p>
          </table:table-cell>
          <table:table-cell table:formula="of:=MID([.D2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5:55:20</text:p>
          </table:table-cell>
          <table:table-cell table:formula="of:=MID([.I24];1;2)+1" office:value-type="float" office:value="16" calcext:value-type="float">
            <text:p>16</text:p>
          </table:table-cell>
          <table:table-cell/>
          <table:table-cell table:formula="of:=EXACT([.C24];[.H24])" office:value-type="boolean" office:boolean-value="true" calcext:value-type="boolean">
            <text:p>TRUE</text:p>
          </table:table-cell>
          <table:table-cell table:formula="of:=EXACT([.E24];[.J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IMG_2468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6:01:23</text:p>
          </table:table-cell>
          <table:table-cell table:formula="of:=MID([.D2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5:55:19</text:p>
          </table:table-cell>
          <table:table-cell table:formula="of:=MID([.I25];1;2)+1" office:value-type="float" office:value="16" calcext:value-type="float">
            <text:p>16</text:p>
          </table:table-cell>
          <table:table-cell/>
          <table:table-cell table:formula="of:=EXACT([.C25];[.H25])" office:value-type="boolean" office:boolean-value="true" calcext:value-type="boolean">
            <text:p>TRUE</text:p>
          </table:table-cell>
          <table:table-cell table:formula="of:=EXACT([.E25];[.J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IMG_2469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5:01:22</text:p>
          </table:table-cell>
          <table:table-cell table:formula="of:=MID([.D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4:55:18</text:p>
          </table:table-cell>
          <table:table-cell table:formula="of:=MID([.I26];1;2)+1" office:value-type="float" office:value="15" calcext:value-type="float">
            <text:p>15</text:p>
          </table:table-cell>
          <table:table-cell/>
          <table:table-cell table:formula="of:=EXACT([.C26];[.H26])" office:value-type="boolean" office:boolean-value="true" calcext:value-type="boolean">
            <text:p>TRUE</text:p>
          </table:table-cell>
          <table:table-cell table:formula="of:=EXACT([.E26];[.J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IMG_2472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6:01:22</text:p>
          </table:table-cell>
          <table:table-cell table:formula="of:=MID([.D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5:55:16</text:p>
          </table:table-cell>
          <table:table-cell table:formula="of:=MID([.I27];1;2)+1" office:value-type="float" office:value="16" calcext:value-type="float">
            <text:p>16</text:p>
          </table:table-cell>
          <table:table-cell/>
          <table:table-cell table:formula="of:=EXACT([.C27];[.H27])" office:value-type="boolean" office:boolean-value="true" calcext:value-type="boolean">
            <text:p>TRUE</text:p>
          </table:table-cell>
          <table:table-cell table:formula="of:=EXACT([.E27];[.J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IMG_2474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6:01:22</text:p>
          </table:table-cell>
          <table:table-cell table:formula="of:=MID([.D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5:55:15</text:p>
          </table:table-cell>
          <table:table-cell table:formula="of:=MID([.I28];1;2)+1" office:value-type="float" office:value="16" calcext:value-type="float">
            <text:p>16</text:p>
          </table:table-cell>
          <table:table-cell/>
          <table:table-cell table:formula="of:=EXACT([.C28];[.H28])" office:value-type="boolean" office:boolean-value="true" calcext:value-type="boolean">
            <text:p>TRUE</text:p>
          </table:table-cell>
          <table:table-cell table:formula="of:=EXACT([.E28];[.J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IMG_2476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6:01:22</text:p>
          </table:table-cell>
          <table:table-cell table:formula="of:=MID([.D2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5:55:14</text:p>
          </table:table-cell>
          <table:table-cell table:formula="of:=MID([.I29];1;2)+1" office:value-type="float" office:value="16" calcext:value-type="float">
            <text:p>16</text:p>
          </table:table-cell>
          <table:table-cell/>
          <table:table-cell table:formula="of:=EXACT([.C29];[.H29])" office:value-type="boolean" office:boolean-value="true" calcext:value-type="boolean">
            <text:p>TRUE</text:p>
          </table:table-cell>
          <table:table-cell table:formula="of:=EXACT([.E29];[.J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IMG_2478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6:01:22</text:p>
          </table:table-cell>
          <table:table-cell table:formula="of:=MID([.D3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5:55:13</text:p>
          </table:table-cell>
          <table:table-cell table:formula="of:=MID([.I30];1;2)+1" office:value-type="float" office:value="16" calcext:value-type="float">
            <text:p>16</text:p>
          </table:table-cell>
          <table:table-cell/>
          <table:table-cell table:formula="of:=EXACT([.C30];[.H30])" office:value-type="boolean" office:boolean-value="true" calcext:value-type="boolean">
            <text:p>TRUE</text:p>
          </table:table-cell>
          <table:table-cell table:formula="of:=EXACT([.E30];[.J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IMG_2479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5:01:22</text:p>
          </table:table-cell>
          <table:table-cell table:formula="of:=MID([.D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4:55:12</text:p>
          </table:table-cell>
          <table:table-cell table:formula="of:=MID([.I31];1;2)+1" office:value-type="float" office:value="15" calcext:value-type="float">
            <text:p>15</text:p>
          </table:table-cell>
          <table:table-cell/>
          <table:table-cell table:formula="of:=EXACT([.C31];[.H31])" office:value-type="boolean" office:boolean-value="true" calcext:value-type="boolean">
            <text:p>TRUE</text:p>
          </table:table-cell>
          <table:table-cell table:formula="of:=EXACT([.E31];[.J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IMG_2482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6:01:21</text:p>
          </table:table-cell>
          <table:table-cell table:formula="of:=MID([.D3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5:55:10</text:p>
          </table:table-cell>
          <table:table-cell table:formula="of:=MID([.I32];1;2)+1" office:value-type="float" office:value="16" calcext:value-type="float">
            <text:p>16</text:p>
          </table:table-cell>
          <table:table-cell/>
          <table:table-cell table:formula="of:=EXACT([.C32];[.H32])" office:value-type="boolean" office:boolean-value="true" calcext:value-type="boolean">
            <text:p>TRUE</text:p>
          </table:table-cell>
          <table:table-cell table:formula="of:=EXACT([.E32];[.J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IMG_2484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6:01:20</text:p>
          </table:table-cell>
          <table:table-cell table:formula="of:=MID([.D3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5:55:08</text:p>
          </table:table-cell>
          <table:table-cell table:formula="of:=MID([.I33];1;2)+1" office:value-type="float" office:value="16" calcext:value-type="float">
            <text:p>16</text:p>
          </table:table-cell>
          <table:table-cell/>
          <table:table-cell table:formula="of:=EXACT([.C33];[.H33])" office:value-type="boolean" office:boolean-value="true" calcext:value-type="boolean">
            <text:p>TRUE</text:p>
          </table:table-cell>
          <table:table-cell table:formula="of:=EXACT([.E33];[.J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IMG_2485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5:01:19</text:p>
          </table:table-cell>
          <table:table-cell table:formula="of:=MID([.D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4:55:06</text:p>
          </table:table-cell>
          <table:table-cell table:formula="of:=MID([.I34];1;2)+1" office:value-type="float" office:value="15" calcext:value-type="float">
            <text:p>15</text:p>
          </table:table-cell>
          <table:table-cell/>
          <table:table-cell table:formula="of:=EXACT([.C34];[.H34])" office:value-type="boolean" office:boolean-value="true" calcext:value-type="boolean">
            <text:p>TRUE</text:p>
          </table:table-cell>
          <table:table-cell table:formula="of:=EXACT([.E34];[.J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IMG_2488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6:01:18</text:p>
          </table:table-cell>
          <table:table-cell table:formula="of:=MID([.D3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5:55:04</text:p>
          </table:table-cell>
          <table:table-cell table:formula="of:=MID([.I35];1;2)+1" office:value-type="float" office:value="16" calcext:value-type="float">
            <text:p>16</text:p>
          </table:table-cell>
          <table:table-cell/>
          <table:table-cell table:formula="of:=EXACT([.C35];[.H35])" office:value-type="boolean" office:boolean-value="true" calcext:value-type="boolean">
            <text:p>TRUE</text:p>
          </table:table-cell>
          <table:table-cell table:formula="of:=EXACT([.E35];[.J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IMG_2489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5:01:17</text:p>
          </table:table-cell>
          <table:table-cell table:formula="of:=MID([.D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4:55:02</text:p>
          </table:table-cell>
          <table:table-cell table:formula="of:=MID([.I36];1;2)+1" office:value-type="float" office:value="15" calcext:value-type="float">
            <text:p>15</text:p>
          </table:table-cell>
          <table:table-cell/>
          <table:table-cell table:formula="of:=EXACT([.C36];[.H36])" office:value-type="boolean" office:boolean-value="true" calcext:value-type="boolean">
            <text:p>TRUE</text:p>
          </table:table-cell>
          <table:table-cell table:formula="of:=EXACT([.E36];[.J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IMG_2491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5:01:18</text:p>
          </table:table-cell>
          <table:table-cell table:formula="of:=MID([.D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4:55:02</text:p>
          </table:table-cell>
          <table:table-cell table:formula="of:=MID([.I37];1;2)+1" office:value-type="float" office:value="15" calcext:value-type="float">
            <text:p>15</text:p>
          </table:table-cell>
          <table:table-cell/>
          <table:table-cell table:formula="of:=EXACT([.C37];[.H37])" office:value-type="boolean" office:boolean-value="true" calcext:value-type="boolean">
            <text:p>TRUE</text:p>
          </table:table-cell>
          <table:table-cell table:formula="of:=EXACT([.E37];[.J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IMG_2495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5:01:18</text:p>
          </table:table-cell>
          <table:table-cell table:formula="of:=MID([.D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4:55:00</text:p>
          </table:table-cell>
          <table:table-cell table:formula="of:=MID([.I38];1;2)+1" office:value-type="float" office:value="15" calcext:value-type="float">
            <text:p>15</text:p>
          </table:table-cell>
          <table:table-cell/>
          <table:table-cell table:formula="of:=EXACT([.C38];[.H38])" office:value-type="boolean" office:boolean-value="true" calcext:value-type="boolean">
            <text:p>TRUE</text:p>
          </table:table-cell>
          <table:table-cell table:formula="of:=EXACT([.E38];[.J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IMG_2498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6:01:18</text:p>
          </table:table-cell>
          <table:table-cell table:formula="of:=MID([.D3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5:54:59</text:p>
          </table:table-cell>
          <table:table-cell table:formula="of:=MID([.I39];1;2)+1" office:value-type="float" office:value="16" calcext:value-type="float">
            <text:p>16</text:p>
          </table:table-cell>
          <table:table-cell/>
          <table:table-cell table:formula="of:=EXACT([.C39];[.H39])" office:value-type="boolean" office:boolean-value="true" calcext:value-type="boolean">
            <text:p>TRUE</text:p>
          </table:table-cell>
          <table:table-cell table:formula="of:=EXACT([.E39];[.J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IMG_2500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6:01:18</text:p>
          </table:table-cell>
          <table:table-cell table:formula="of:=MID([.D4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5:54:57</text:p>
          </table:table-cell>
          <table:table-cell table:formula="of:=MID([.I40];1;2)+1" office:value-type="float" office:value="16" calcext:value-type="float">
            <text:p>16</text:p>
          </table:table-cell>
          <table:table-cell/>
          <table:table-cell table:formula="of:=EXACT([.C40];[.H40])" office:value-type="boolean" office:boolean-value="true" calcext:value-type="boolean">
            <text:p>TRUE</text:p>
          </table:table-cell>
          <table:table-cell table:formula="of:=EXACT([.E40];[.J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IMG_2501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5:01:17</text:p>
          </table:table-cell>
          <table:table-cell table:formula="of:=MID([.D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4:54:56</text:p>
          </table:table-cell>
          <table:table-cell table:formula="of:=MID([.I41];1;2)+1" office:value-type="float" office:value="15" calcext:value-type="float">
            <text:p>15</text:p>
          </table:table-cell>
          <table:table-cell/>
          <table:table-cell table:formula="of:=EXACT([.C41];[.H41])" office:value-type="boolean" office:boolean-value="true" calcext:value-type="boolean">
            <text:p>TRUE</text:p>
          </table:table-cell>
          <table:table-cell table:formula="of:=EXACT([.E41];[.J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IMG_2505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5:01:17</text:p>
          </table:table-cell>
          <table:table-cell table:formula="of:=MID([.D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4:54:53</text:p>
          </table:table-cell>
          <table:table-cell table:formula="of:=MID([.I42];1;2)+1" office:value-type="float" office:value="15" calcext:value-type="float">
            <text:p>15</text:p>
          </table:table-cell>
          <table:table-cell/>
          <table:table-cell table:formula="of:=EXACT([.C42];[.H42])" office:value-type="boolean" office:boolean-value="true" calcext:value-type="boolean">
            <text:p>TRUE</text:p>
          </table:table-cell>
          <table:table-cell table:formula="of:=EXACT([.E42];[.J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IMG_2507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5:01:17</text:p>
          </table:table-cell>
          <table:table-cell table:formula="of:=MID([.D4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4:54:52</text:p>
          </table:table-cell>
          <table:table-cell table:formula="of:=MID([.I43];1;2)+1" office:value-type="float" office:value="15" calcext:value-type="float">
            <text:p>15</text:p>
          </table:table-cell>
          <table:table-cell/>
          <table:table-cell table:formula="of:=EXACT([.C43];[.H43])" office:value-type="boolean" office:boolean-value="true" calcext:value-type="boolean">
            <text:p>TRUE</text:p>
          </table:table-cell>
          <table:table-cell table:formula="of:=EXACT([.E43];[.J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IMG_2509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5:01:17</text:p>
          </table:table-cell>
          <table:table-cell table:formula="of:=MID([.D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4:54:50</text:p>
          </table:table-cell>
          <table:table-cell table:formula="of:=MID([.I44];1;2)+1" office:value-type="float" office:value="15" calcext:value-type="float">
            <text:p>15</text:p>
          </table:table-cell>
          <table:table-cell/>
          <table:table-cell table:formula="of:=EXACT([.C44];[.H44])" office:value-type="boolean" office:boolean-value="true" calcext:value-type="boolean">
            <text:p>TRUE</text:p>
          </table:table-cell>
          <table:table-cell table:formula="of:=EXACT([.E44];[.J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IMG_2511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5:01:16</text:p>
          </table:table-cell>
          <table:table-cell table:formula="of:=MID([.D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4:54:48</text:p>
          </table:table-cell>
          <table:table-cell table:formula="of:=MID([.I45];1;2)+1" office:value-type="float" office:value="15" calcext:value-type="float">
            <text:p>15</text:p>
          </table:table-cell>
          <table:table-cell/>
          <table:table-cell table:formula="of:=EXACT([.C45];[.H45])" office:value-type="boolean" office:boolean-value="true" calcext:value-type="boolean">
            <text:p>TRUE</text:p>
          </table:table-cell>
          <table:table-cell table:formula="of:=EXACT([.E45];[.J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IMG_2513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5:01:15</text:p>
          </table:table-cell>
          <table:table-cell table:formula="of:=MID([.D4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4:54:47</text:p>
          </table:table-cell>
          <table:table-cell table:formula="of:=MID([.I46];1;2)+1" office:value-type="float" office:value="15" calcext:value-type="float">
            <text:p>15</text:p>
          </table:table-cell>
          <table:table-cell/>
          <table:table-cell table:formula="of:=EXACT([.C46];[.H46])" office:value-type="boolean" office:boolean-value="true" calcext:value-type="boolean">
            <text:p>TRUE</text:p>
          </table:table-cell>
          <table:table-cell table:formula="of:=EXACT([.E46];[.J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IMG_2516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6:01:15</text:p>
          </table:table-cell>
          <table:table-cell table:formula="of:=MID([.D4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5:54:45</text:p>
          </table:table-cell>
          <table:table-cell table:formula="of:=MID([.I47];1;2)+1" office:value-type="float" office:value="16" calcext:value-type="float">
            <text:p>16</text:p>
          </table:table-cell>
          <table:table-cell/>
          <table:table-cell table:formula="of:=EXACT([.C47];[.H47])" office:value-type="boolean" office:boolean-value="true" calcext:value-type="boolean">
            <text:p>TRUE</text:p>
          </table:table-cell>
          <table:table-cell table:formula="of:=EXACT([.E47];[.J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IMG_2517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5:01:14</text:p>
          </table:table-cell>
          <table:table-cell table:formula="of:=MID([.D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4:54:43</text:p>
          </table:table-cell>
          <table:table-cell table:formula="of:=MID([.I48];1;2)+1" office:value-type="float" office:value="15" calcext:value-type="float">
            <text:p>15</text:p>
          </table:table-cell>
          <table:table-cell/>
          <table:table-cell table:formula="of:=EXACT([.C48];[.H48])" office:value-type="boolean" office:boolean-value="true" calcext:value-type="boolean">
            <text:p>TRUE</text:p>
          </table:table-cell>
          <table:table-cell table:formula="of:=EXACT([.E48];[.J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IMG_2519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5:01:14</text:p>
          </table:table-cell>
          <table:table-cell table:formula="of:=MID([.D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4:54:42</text:p>
          </table:table-cell>
          <table:table-cell table:formula="of:=MID([.I49];1;2)+1" office:value-type="float" office:value="15" calcext:value-type="float">
            <text:p>15</text:p>
          </table:table-cell>
          <table:table-cell/>
          <table:table-cell table:formula="of:=EXACT([.C49];[.H49])" office:value-type="boolean" office:boolean-value="true" calcext:value-type="boolean">
            <text:p>TRUE</text:p>
          </table:table-cell>
          <table:table-cell table:formula="of:=EXACT([.E49];[.J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IMG_2521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5:01:14</text:p>
          </table:table-cell>
          <table:table-cell table:formula="of:=MID([.D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4:54:41</text:p>
          </table:table-cell>
          <table:table-cell table:formula="of:=MID([.I50];1;2)+1" office:value-type="float" office:value="15" calcext:value-type="float">
            <text:p>15</text:p>
          </table:table-cell>
          <table:table-cell/>
          <table:table-cell table:formula="of:=EXACT([.C50];[.H50])" office:value-type="boolean" office:boolean-value="true" calcext:value-type="boolean">
            <text:p>TRUE</text:p>
          </table:table-cell>
          <table:table-cell table:formula="of:=EXACT([.E50];[.J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IMG_2523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5:01:13</text:p>
          </table:table-cell>
          <table:table-cell table:formula="of:=MID([.D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4:54:39</text:p>
          </table:table-cell>
          <table:table-cell table:formula="of:=MID([.I51];1;2)+1" office:value-type="float" office:value="15" calcext:value-type="float">
            <text:p>15</text:p>
          </table:table-cell>
          <table:table-cell/>
          <table:table-cell table:formula="of:=EXACT([.C51];[.H51])" office:value-type="boolean" office:boolean-value="true" calcext:value-type="boolean">
            <text:p>TRUE</text:p>
          </table:table-cell>
          <table:table-cell table:formula="of:=EXACT([.E51];[.J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IMG_2525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5:01:13</text:p>
          </table:table-cell>
          <table:table-cell table:formula="of:=MID([.D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4:54:37</text:p>
          </table:table-cell>
          <table:table-cell table:formula="of:=MID([.I52];1;2)+1" office:value-type="float" office:value="15" calcext:value-type="float">
            <text:p>15</text:p>
          </table:table-cell>
          <table:table-cell/>
          <table:table-cell table:formula="of:=EXACT([.C52];[.H52])" office:value-type="boolean" office:boolean-value="true" calcext:value-type="boolean">
            <text:p>TRUE</text:p>
          </table:table-cell>
          <table:table-cell table:formula="of:=EXACT([.E52];[.J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IMG_2527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5:01:12</text:p>
          </table:table-cell>
          <table:table-cell table:formula="of:=MID([.D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4:54:35</text:p>
          </table:table-cell>
          <table:table-cell table:formula="of:=MID([.I53];1;2)+1" office:value-type="float" office:value="15" calcext:value-type="float">
            <text:p>15</text:p>
          </table:table-cell>
          <table:table-cell/>
          <table:table-cell table:formula="of:=EXACT([.C53];[.H53])" office:value-type="boolean" office:boolean-value="true" calcext:value-type="boolean">
            <text:p>TRUE</text:p>
          </table:table-cell>
          <table:table-cell table:formula="of:=EXACT([.E53];[.J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IMG_2530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6:01:11</text:p>
          </table:table-cell>
          <table:table-cell table:formula="of:=MID([.D5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5:54:33</text:p>
          </table:table-cell>
          <table:table-cell table:style-name="ce51" table:formula="of:=MID([.I54];1;2)+1" office:value-type="float" office:value="16" calcext:value-type="float">
            <text:p>16</text:p>
          </table:table-cell>
          <table:table-cell table:style-name="ce51"/>
          <table:table-cell table:formula="of:=EXACT([.C54];[.H54])" office:value-type="boolean" office:boolean-value="true" calcext:value-type="boolean">
            <text:p>TRUE</text:p>
          </table:table-cell>
          <table:table-cell table:formula="of:=EXACT([.E54];[.J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IMG_2533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5:01:10</text:p>
          </table:table-cell>
          <table:table-cell table:style-name="ce51" table:formula="of:=MID([.D55];1;2)" office:value-type="string" office:string-value="15" calcext:value-type="string">
            <text:p>15</text:p>
          </table:table-cell>
          <table:table-cell table:style-name="ce51"/>
          <table:table-cell office:value-type="string" calcext:value-type="string">
            <text:p>IMG_1008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4:54:30</text:p>
          </table:table-cell>
          <table:table-cell table:formula="of:=MID([.I55];1;2)+1" office:value-type="float" office:value="15" calcext:value-type="float">
            <text:p>15</text:p>
          </table:table-cell>
          <table:table-cell/>
          <table:table-cell table:formula="of:=EXACT([.C55];[.H55])" office:value-type="boolean" office:boolean-value="true" calcext:value-type="boolean">
            <text:p>TRUE</text:p>
          </table:table-cell>
          <table:table-cell table:formula="of:=EXACT([.E55];[.J55])" office:value-type="boolean" office:boolean-value="true" calcext:value-type="boolean">
            <text:p>TRUE</text:p>
          </table:table-cell>
          <table:table-cell table:style-name="ce51" table:number-columns-repeated="100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IMG_2541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5:01:07</text:p>
          </table:table-cell>
          <table:table-cell table:formula="of:=MID([.D5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4:54:22</text:p>
          </table:table-cell>
          <table:table-cell table:formula="of:=MID([.I56];1;2)+1" office:value-type="float" office:value="15" calcext:value-type="float">
            <text:p>15</text:p>
          </table:table-cell>
          <table:table-cell/>
          <table:table-cell table:formula="of:=EXACT([.C56];[.H56])" office:value-type="boolean" office:boolean-value="true" calcext:value-type="boolean">
            <text:p>TRUE</text:p>
          </table:table-cell>
          <table:table-cell table:formula="of:=EXACT([.E56];[.J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44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6:01:06</text:p>
          </table:table-cell>
          <table:table-cell table:formula="of:=MID([.D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5:54:21</text:p>
          </table:table-cell>
          <table:table-cell table:formula="of:=MID([.I57];1;2)+1" office:value-type="float" office:value="16" calcext:value-type="float">
            <text:p>16</text:p>
          </table:table-cell>
          <table:table-cell/>
          <table:table-cell table:formula="of:=EXACT([.C57];[.H57])" office:value-type="boolean" office:boolean-value="true" calcext:value-type="boolean">
            <text:p>TRUE</text:p>
          </table:table-cell>
          <table:table-cell table:formula="of:=EXACT([.E57];[.J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IMG_2546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6:01:06</text:p>
          </table:table-cell>
          <table:table-cell table:formula="of:=MID([.D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5:54:19</text:p>
          </table:table-cell>
          <table:table-cell table:formula="of:=MID([.I58];1;2)+1" office:value-type="float" office:value="16" calcext:value-type="float">
            <text:p>16</text:p>
          </table:table-cell>
          <table:table-cell/>
          <table:table-cell table:formula="of:=EXACT([.C58];[.H58])" office:value-type="boolean" office:boolean-value="true" calcext:value-type="boolean">
            <text:p>TRUE</text:p>
          </table:table-cell>
          <table:table-cell table:formula="of:=EXACT([.E58];[.J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IMG_2549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5:01:07</text:p>
          </table:table-cell>
          <table:table-cell table:formula="of:=MID([.D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4:54:17</text:p>
          </table:table-cell>
          <table:table-cell table:formula="of:=MID([.I59];1;2)+1" office:value-type="float" office:value="15" calcext:value-type="float">
            <text:p>15</text:p>
          </table:table-cell>
          <table:table-cell/>
          <table:table-cell table:formula="of:=EXACT([.C59];[.H59])" office:value-type="boolean" office:boolean-value="true" calcext:value-type="boolean">
            <text:p>TRUE</text:p>
          </table:table-cell>
          <table:table-cell table:formula="of:=EXACT([.E59];[.J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IMG_2551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5:01:06</text:p>
          </table:table-cell>
          <table:table-cell table:formula="of:=MID([.D6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4:54:16</text:p>
          </table:table-cell>
          <table:table-cell table:formula="of:=MID([.I60];1;2)+1" office:value-type="float" office:value="15" calcext:value-type="float">
            <text:p>15</text:p>
          </table:table-cell>
          <table:table-cell/>
          <table:table-cell table:formula="of:=EXACT([.C60];[.H60])" office:value-type="boolean" office:boolean-value="true" calcext:value-type="boolean">
            <text:p>TRUE</text:p>
          </table:table-cell>
          <table:table-cell table:formula="of:=EXACT([.E60];[.J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IMG_2553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5:01:06</text:p>
          </table:table-cell>
          <table:table-cell table:formula="of:=MID([.D6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4:54:14</text:p>
          </table:table-cell>
          <table:table-cell table:formula="of:=MID([.I61];1;2)+1" office:value-type="float" office:value="15" calcext:value-type="float">
            <text:p>15</text:p>
          </table:table-cell>
          <table:table-cell/>
          <table:table-cell table:formula="of:=EXACT([.C61];[.H61])" office:value-type="boolean" office:boolean-value="true" calcext:value-type="boolean">
            <text:p>TRUE</text:p>
          </table:table-cell>
          <table:table-cell table:formula="of:=EXACT([.E61];[.J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IMG_2555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5:01:06</text:p>
          </table:table-cell>
          <table:table-cell table:formula="of:=MID([.D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4:54:13</text:p>
          </table:table-cell>
          <table:table-cell table:formula="of:=MID([.I62];1;2)+1" office:value-type="float" office:value="15" calcext:value-type="float">
            <text:p>15</text:p>
          </table:table-cell>
          <table:table-cell/>
          <table:table-cell table:formula="of:=EXACT([.C62];[.H62])" office:value-type="boolean" office:boolean-value="true" calcext:value-type="boolean">
            <text:p>TRUE</text:p>
          </table:table-cell>
          <table:table-cell table:formula="of:=EXACT([.E62];[.J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IMG_2557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5:01:06</text:p>
          </table:table-cell>
          <table:table-cell table:formula="of:=MID([.D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4:54:11</text:p>
          </table:table-cell>
          <table:table-cell table:formula="of:=MID([.I63];1;2)+1" office:value-type="float" office:value="15" calcext:value-type="float">
            <text:p>15</text:p>
          </table:table-cell>
          <table:table-cell/>
          <table:table-cell table:formula="of:=EXACT([.C63];[.H63])" office:value-type="boolean" office:boolean-value="true" calcext:value-type="boolean">
            <text:p>TRUE</text:p>
          </table:table-cell>
          <table:table-cell table:formula="of:=EXACT([.E63];[.J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IMG_2559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5:01:06</text:p>
          </table:table-cell>
          <table:table-cell table:formula="of:=MID([.D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4:54:10</text:p>
          </table:table-cell>
          <table:table-cell table:formula="of:=MID([.I64];1;2)+1" office:value-type="float" office:value="15" calcext:value-type="float">
            <text:p>15</text:p>
          </table:table-cell>
          <table:table-cell/>
          <table:table-cell table:formula="of:=EXACT([.C64];[.H64])" office:value-type="boolean" office:boolean-value="true" calcext:value-type="boolean">
            <text:p>TRUE</text:p>
          </table:table-cell>
          <table:table-cell table:formula="of:=EXACT([.E64];[.J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IMG_2561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5:01:06</text:p>
          </table:table-cell>
          <table:table-cell table:formula="of:=MID([.D6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4:54:09</text:p>
          </table:table-cell>
          <table:table-cell table:formula="of:=MID([.I65];1;2)+1" office:value-type="float" office:value="15" calcext:value-type="float">
            <text:p>15</text:p>
          </table:table-cell>
          <table:table-cell/>
          <table:table-cell table:formula="of:=EXACT([.C65];[.H65])" office:value-type="boolean" office:boolean-value="true" calcext:value-type="boolean">
            <text:p>TRUE</text:p>
          </table:table-cell>
          <table:table-cell table:formula="of:=EXACT([.E65];[.J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IMG_2563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5:01:06</text:p>
          </table:table-cell>
          <table:table-cell table:formula="of:=MID([.D6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4:54:08</text:p>
          </table:table-cell>
          <table:table-cell table:formula="of:=MID([.I66];1;2)+1" office:value-type="float" office:value="15" calcext:value-type="float">
            <text:p>15</text:p>
          </table:table-cell>
          <table:table-cell/>
          <table:table-cell table:formula="of:=EXACT([.C66];[.H66])" office:value-type="boolean" office:boolean-value="true" calcext:value-type="boolean">
            <text:p>TRUE</text:p>
          </table:table-cell>
          <table:table-cell table:formula="of:=EXACT([.E66];[.J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IMG_2565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5:01:07</text:p>
          </table:table-cell>
          <table:table-cell table:formula="of:=MID([.D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4:54:08</text:p>
          </table:table-cell>
          <table:table-cell table:formula="of:=MID([.I67];1;2)+1" office:value-type="float" office:value="15" calcext:value-type="float">
            <text:p>15</text:p>
          </table:table-cell>
          <table:table-cell/>
          <table:table-cell table:formula="of:=EXACT([.C67];[.H67])" office:value-type="boolean" office:boolean-value="true" calcext:value-type="boolean">
            <text:p>TRUE</text:p>
          </table:table-cell>
          <table:table-cell table:formula="of:=EXACT([.E67];[.J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IMG_2567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5:01:07</text:p>
          </table:table-cell>
          <table:table-cell table:formula="of:=MID([.D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4:54:07</text:p>
          </table:table-cell>
          <table:table-cell table:formula="of:=MID([.I68];1;2)+1" office:value-type="float" office:value="15" calcext:value-type="float">
            <text:p>15</text:p>
          </table:table-cell>
          <table:table-cell/>
          <table:table-cell table:formula="of:=EXACT([.C68];[.H68])" office:value-type="boolean" office:boolean-value="true" calcext:value-type="boolean">
            <text:p>TRUE</text:p>
          </table:table-cell>
          <table:table-cell table:formula="of:=EXACT([.E68];[.J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IMG_2569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5:01:07</text:p>
          </table:table-cell>
          <table:table-cell table:formula="of:=MID([.D6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4:54:06</text:p>
          </table:table-cell>
          <table:table-cell table:formula="of:=MID([.I69];1;2)+1" office:value-type="float" office:value="15" calcext:value-type="float">
            <text:p>15</text:p>
          </table:table-cell>
          <table:table-cell/>
          <table:table-cell table:formula="of:=EXACT([.C69];[.H69])" office:value-type="boolean" office:boolean-value="true" calcext:value-type="boolean">
            <text:p>TRUE</text:p>
          </table:table-cell>
          <table:table-cell table:formula="of:=EXACT([.E69];[.J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IMG_2571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5:01:08</text:p>
          </table:table-cell>
          <table:table-cell table:formula="of:=MID([.D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4:54:05</text:p>
          </table:table-cell>
          <table:table-cell table:formula="of:=MID([.I70];1;2)+1" office:value-type="float" office:value="15" calcext:value-type="float">
            <text:p>15</text:p>
          </table:table-cell>
          <table:table-cell/>
          <table:table-cell table:formula="of:=EXACT([.C70];[.H70])" office:value-type="boolean" office:boolean-value="true" calcext:value-type="boolean">
            <text:p>TRUE</text:p>
          </table:table-cell>
          <table:table-cell table:formula="of:=EXACT([.E70];[.J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IMG_2580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6:01:07</text:p>
          </table:table-cell>
          <table:table-cell table:formula="of:=MID([.D7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5:53:59</text:p>
          </table:table-cell>
          <table:table-cell table:formula="of:=MID([.I71];1;2)+1" office:value-type="float" office:value="16" calcext:value-type="float">
            <text:p>16</text:p>
          </table:table-cell>
          <table:table-cell/>
          <table:table-cell table:formula="of:=EXACT([.C71];[.H71])" office:value-type="boolean" office:boolean-value="true" calcext:value-type="boolean">
            <text:p>TRUE</text:p>
          </table:table-cell>
          <table:table-cell table:formula="of:=EXACT([.E71];[.J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IMG_2581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4:01:06</text:p>
          </table:table-cell>
          <table:table-cell table:formula="of:=MID([.D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3:53:58</text:p>
          </table:table-cell>
          <table:table-cell table:formula="of:=MID([.I72];1;2)+1" office:value-type="float" office:value="14" calcext:value-type="float">
            <text:p>14</text:p>
          </table:table-cell>
          <table:table-cell/>
          <table:table-cell table:formula="of:=EXACT([.C72];[.H72])" office:value-type="boolean" office:boolean-value="true" calcext:value-type="boolean">
            <text:p>TRUE</text:p>
          </table:table-cell>
          <table:table-cell table:formula="of:=EXACT([.E72];[.J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IMG_2583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4:01:05</text:p>
          </table:table-cell>
          <table:table-cell table:formula="of:=MID([.D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3:53:56</text:p>
          </table:table-cell>
          <table:table-cell table:formula="of:=MID([.I73];1;2)+1" office:value-type="float" office:value="14" calcext:value-type="float">
            <text:p>14</text:p>
          </table:table-cell>
          <table:table-cell/>
          <table:table-cell table:formula="of:=EXACT([.C73];[.H73])" office:value-type="boolean" office:boolean-value="true" calcext:value-type="boolean">
            <text:p>TRUE</text:p>
          </table:table-cell>
          <table:table-cell table:formula="of:=EXACT([.E73];[.J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IMG_2586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5:01:05</text:p>
          </table:table-cell>
          <table:table-cell table:formula="of:=MID([.D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4:53:54</text:p>
          </table:table-cell>
          <table:table-cell table:formula="of:=MID([.I74];1;2)+1" office:value-type="float" office:value="15" calcext:value-type="float">
            <text:p>15</text:p>
          </table:table-cell>
          <table:table-cell/>
          <table:table-cell table:formula="of:=EXACT([.C74];[.H74])" office:value-type="boolean" office:boolean-value="true" calcext:value-type="boolean">
            <text:p>TRUE</text:p>
          </table:table-cell>
          <table:table-cell table:formula="of:=EXACT([.E74];[.J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IMG_2588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5:01:06</text:p>
          </table:table-cell>
          <table:table-cell table:formula="of:=MID([.D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4:53:54</text:p>
          </table:table-cell>
          <table:table-cell table:formula="of:=MID([.I75];1;2)+1" office:value-type="float" office:value="15" calcext:value-type="float">
            <text:p>15</text:p>
          </table:table-cell>
          <table:table-cell/>
          <table:table-cell table:formula="of:=EXACT([.C75];[.H75])" office:value-type="boolean" office:boolean-value="true" calcext:value-type="boolean">
            <text:p>TRUE</text:p>
          </table:table-cell>
          <table:table-cell table:formula="of:=EXACT([.E75];[.J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IMG_2589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4:01:06</text:p>
          </table:table-cell>
          <table:table-cell table:formula="of:=MID([.D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3:53:53</text:p>
          </table:table-cell>
          <table:table-cell table:formula="of:=MID([.I76];1;2)+1" office:value-type="float" office:value="14" calcext:value-type="float">
            <text:p>14</text:p>
          </table:table-cell>
          <table:table-cell/>
          <table:table-cell table:formula="of:=EXACT([.C76];[.H76])" office:value-type="boolean" office:boolean-value="true" calcext:value-type="boolean">
            <text:p>TRUE</text:p>
          </table:table-cell>
          <table:table-cell table:formula="of:=EXACT([.E76];[.J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IMG_2591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4:01:06</text:p>
          </table:table-cell>
          <table:table-cell table:formula="of:=MID([.D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3:53:52</text:p>
          </table:table-cell>
          <table:table-cell table:formula="of:=MID([.I77];1;2)+1" office:value-type="float" office:value="14" calcext:value-type="float">
            <text:p>14</text:p>
          </table:table-cell>
          <table:table-cell/>
          <table:table-cell table:formula="of:=EXACT([.C77];[.H77])" office:value-type="boolean" office:boolean-value="true" calcext:value-type="boolean">
            <text:p>TRUE</text:p>
          </table:table-cell>
          <table:table-cell table:formula="of:=EXACT([.E77];[.J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IMG_2593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4:01:07</text:p>
          </table:table-cell>
          <table:table-cell table:formula="of:=MID([.D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3:53:51</text:p>
          </table:table-cell>
          <table:table-cell table:formula="of:=MID([.I78];1;2)+1" office:value-type="float" office:value="14" calcext:value-type="float">
            <text:p>14</text:p>
          </table:table-cell>
          <table:table-cell/>
          <table:table-cell table:formula="of:=EXACT([.C78];[.H78])" office:value-type="boolean" office:boolean-value="true" calcext:value-type="boolean">
            <text:p>TRUE</text:p>
          </table:table-cell>
          <table:table-cell table:formula="of:=EXACT([.E78];[.J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IMG_2595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4:01:06</text:p>
          </table:table-cell>
          <table:table-cell table:formula="of:=MID([.D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3:53:49</text:p>
          </table:table-cell>
          <table:table-cell table:formula="of:=MID([.I79];1;2)+1" office:value-type="float" office:value="14" calcext:value-type="float">
            <text:p>14</text:p>
          </table:table-cell>
          <table:table-cell/>
          <table:table-cell table:formula="of:=EXACT([.C79];[.H79])" office:value-type="boolean" office:boolean-value="true" calcext:value-type="boolean">
            <text:p>TRUE</text:p>
          </table:table-cell>
          <table:table-cell table:formula="of:=EXACT([.E79];[.J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IMG_2597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4:01:07</text:p>
          </table:table-cell>
          <table:table-cell table:formula="of:=MID([.D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3:53:48</text:p>
          </table:table-cell>
          <table:table-cell table:formula="of:=MID([.I80];1;2)+1" office:value-type="float" office:value="14" calcext:value-type="float">
            <text:p>14</text:p>
          </table:table-cell>
          <table:table-cell/>
          <table:table-cell table:formula="of:=EXACT([.C80];[.H80])" office:value-type="boolean" office:boolean-value="true" calcext:value-type="boolean">
            <text:p>TRUE</text:p>
          </table:table-cell>
          <table:table-cell table:formula="of:=EXACT([.E80];[.J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IMG_2599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4:01:07</text:p>
          </table:table-cell>
          <table:table-cell table:formula="of:=MID([.D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3:53:47</text:p>
          </table:table-cell>
          <table:table-cell table:formula="of:=MID([.I81];1;2)+1" office:value-type="float" office:value="14" calcext:value-type="float">
            <text:p>14</text:p>
          </table:table-cell>
          <table:table-cell/>
          <table:table-cell table:formula="of:=EXACT([.C81];[.H81])" office:value-type="boolean" office:boolean-value="true" calcext:value-type="boolean">
            <text:p>TRUE</text:p>
          </table:table-cell>
          <table:table-cell table:formula="of:=EXACT([.E81];[.J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IMG_2601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4:01:08</text:p>
          </table:table-cell>
          <table:table-cell table:formula="of:=MID([.D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3:53:46</text:p>
          </table:table-cell>
          <table:table-cell table:formula="of:=MID([.I82];1;2)+1" office:value-type="float" office:value="14" calcext:value-type="float">
            <text:p>14</text:p>
          </table:table-cell>
          <table:table-cell/>
          <table:table-cell table:formula="of:=EXACT([.C82];[.H82])" office:value-type="boolean" office:boolean-value="true" calcext:value-type="boolean">
            <text:p>TRUE</text:p>
          </table:table-cell>
          <table:table-cell table:formula="of:=EXACT([.E82];[.J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IMG_2603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4:01:08</text:p>
          </table:table-cell>
          <table:table-cell table:formula="of:=MID([.D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3:53:46</text:p>
          </table:table-cell>
          <table:table-cell table:formula="of:=MID([.I83];1;2)+1" office:value-type="float" office:value="14" calcext:value-type="float">
            <text:p>14</text:p>
          </table:table-cell>
          <table:table-cell/>
          <table:table-cell table:formula="of:=EXACT([.C83];[.H83])" office:value-type="boolean" office:boolean-value="true" calcext:value-type="boolean">
            <text:p>TRUE</text:p>
          </table:table-cell>
          <table:table-cell table:formula="of:=EXACT([.E83];[.J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IMG_2605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4:01:09</text:p>
          </table:table-cell>
          <table:table-cell table:formula="of:=MID([.D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3:53:45</text:p>
          </table:table-cell>
          <table:table-cell table:formula="of:=MID([.I84];1;2)+1" office:value-type="float" office:value="14" calcext:value-type="float">
            <text:p>14</text:p>
          </table:table-cell>
          <table:table-cell/>
          <table:table-cell table:formula="of:=EXACT([.C84];[.H84])" office:value-type="boolean" office:boolean-value="true" calcext:value-type="boolean">
            <text:p>TRUE</text:p>
          </table:table-cell>
          <table:table-cell table:formula="of:=EXACT([.E84];[.J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IMG_2607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4:01:10</text:p>
          </table:table-cell>
          <table:table-cell table:formula="of:=MID([.D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3:53:45</text:p>
          </table:table-cell>
          <table:table-cell table:formula="of:=MID([.I85];1;2)+1" office:value-type="float" office:value="14" calcext:value-type="float">
            <text:p>14</text:p>
          </table:table-cell>
          <table:table-cell/>
          <table:table-cell table:formula="of:=EXACT([.C85];[.H85])" office:value-type="boolean" office:boolean-value="true" calcext:value-type="boolean">
            <text:p>TRUE</text:p>
          </table:table-cell>
          <table:table-cell table:formula="of:=EXACT([.E85];[.J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IMG_2609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4:01:11</text:p>
          </table:table-cell>
          <table:table-cell table:formula="of:=MID([.D8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3:53:44</text:p>
          </table:table-cell>
          <table:table-cell table:formula="of:=MID([.I86];1;2)+1" office:value-type="float" office:value="14" calcext:value-type="float">
            <text:p>14</text:p>
          </table:table-cell>
          <table:table-cell/>
          <table:table-cell table:formula="of:=EXACT([.C86];[.H86])" office:value-type="boolean" office:boolean-value="true" calcext:value-type="boolean">
            <text:p>TRUE</text:p>
          </table:table-cell>
          <table:table-cell table:formula="of:=EXACT([.E86];[.J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IMG_2611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4:01:11</text:p>
          </table:table-cell>
          <table:table-cell table:formula="of:=MID([.D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3:53:43</text:p>
          </table:table-cell>
          <table:table-cell table:formula="of:=MID([.I87];1;2)+1" office:value-type="float" office:value="14" calcext:value-type="float">
            <text:p>14</text:p>
          </table:table-cell>
          <table:table-cell/>
          <table:table-cell table:formula="of:=EXACT([.C87];[.H87])" office:value-type="boolean" office:boolean-value="true" calcext:value-type="boolean">
            <text:p>TRUE</text:p>
          </table:table-cell>
          <table:table-cell table:formula="of:=EXACT([.E87];[.J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IMG_2613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4:01:12</text:p>
          </table:table-cell>
          <table:table-cell table:formula="of:=MID([.D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3:53:43</text:p>
          </table:table-cell>
          <table:table-cell table:formula="of:=MID([.I88];1;2)+1" office:value-type="float" office:value="14" calcext:value-type="float">
            <text:p>14</text:p>
          </table:table-cell>
          <table:table-cell/>
          <table:table-cell table:formula="of:=EXACT([.C88];[.H88])" office:value-type="boolean" office:boolean-value="true" calcext:value-type="boolean">
            <text:p>TRUE</text:p>
          </table:table-cell>
          <table:table-cell table:formula="of:=EXACT([.E88];[.J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IMG_2619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4:01:12</text:p>
          </table:table-cell>
          <table:table-cell table:formula="of:=MID([.D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3:53:39</text:p>
          </table:table-cell>
          <table:table-cell table:formula="of:=MID([.I89];1;2)+1" office:value-type="float" office:value="14" calcext:value-type="float">
            <text:p>14</text:p>
          </table:table-cell>
          <table:table-cell/>
          <table:table-cell table:formula="of:=EXACT([.C89];[.H89])" office:value-type="boolean" office:boolean-value="true" calcext:value-type="boolean">
            <text:p>TRUE</text:p>
          </table:table-cell>
          <table:table-cell table:formula="of:=EXACT([.E89];[.J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IMG_2625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4:01:12</text:p>
          </table:table-cell>
          <table:table-cell table:formula="of:=MID([.D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3:53:36</text:p>
          </table:table-cell>
          <table:table-cell table:formula="of:=MID([.I90];1;2)+1" office:value-type="float" office:value="14" calcext:value-type="float">
            <text:p>14</text:p>
          </table:table-cell>
          <table:table-cell/>
          <table:table-cell table:formula="of:=EXACT([.C90];[.H90])" office:value-type="boolean" office:boolean-value="true" calcext:value-type="boolean">
            <text:p>TRUE</text:p>
          </table:table-cell>
          <table:table-cell table:formula="of:=EXACT([.E90];[.J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IMG_2629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4:01:13</text:p>
          </table:table-cell>
          <table:table-cell table:formula="of:=MID([.D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3:53:35</text:p>
          </table:table-cell>
          <table:table-cell table:formula="of:=MID([.I91];1;2)+1" office:value-type="float" office:value="14" calcext:value-type="float">
            <text:p>14</text:p>
          </table:table-cell>
          <table:table-cell/>
          <table:table-cell table:formula="of:=EXACT([.C91];[.H91])" office:value-type="boolean" office:boolean-value="true" calcext:value-type="boolean">
            <text:p>TRUE</text:p>
          </table:table-cell>
          <table:table-cell table:formula="of:=EXACT([.E91];[.J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IMG_2631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4:01:14</text:p>
          </table:table-cell>
          <table:table-cell table:formula="of:=MID([.D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3:53:34</text:p>
          </table:table-cell>
          <table:table-cell table:formula="of:=MID([.I92];1;2)+1" office:value-type="float" office:value="14" calcext:value-type="float">
            <text:p>14</text:p>
          </table:table-cell>
          <table:table-cell/>
          <table:table-cell table:formula="of:=EXACT([.C92];[.H92])" office:value-type="boolean" office:boolean-value="true" calcext:value-type="boolean">
            <text:p>TRUE</text:p>
          </table:table-cell>
          <table:table-cell table:formula="of:=EXACT([.E92];[.J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IMG_2633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4:01:14</text:p>
          </table:table-cell>
          <table:table-cell table:formula="of:=MID([.D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8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3:53:33</text:p>
          </table:table-cell>
          <table:table-cell table:formula="of:=MID([.I93];1;2)+1" office:value-type="float" office:value="14" calcext:value-type="float">
            <text:p>14</text:p>
          </table:table-cell>
          <table:table-cell/>
          <table:table-cell table:formula="of:=EXACT([.C93];[.H93])" office:value-type="boolean" office:boolean-value="true" calcext:value-type="boolean">
            <text:p>TRUE</text:p>
          </table:table-cell>
          <table:table-cell table:formula="of:=EXACT([.E93];[.J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IMG_2637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4:01:15</text:p>
          </table:table-cell>
          <table:table-cell table:formula="of:=MID([.D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2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3:53:31</text:p>
          </table:table-cell>
          <table:table-cell table:formula="of:=MID([.I94];1;2)+1" office:value-type="float" office:value="14" calcext:value-type="float">
            <text:p>14</text:p>
          </table:table-cell>
          <table:table-cell/>
          <table:table-cell table:formula="of:=EXACT([.C94];[.H94])" office:value-type="boolean" office:boolean-value="true" calcext:value-type="boolean">
            <text:p>TRUE</text:p>
          </table:table-cell>
          <table:table-cell table:formula="of:=EXACT([.E94];[.J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IMG_2639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4:01:16</text:p>
          </table:table-cell>
          <table:table-cell table:formula="of:=MID([.D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3:53:31</text:p>
          </table:table-cell>
          <table:table-cell table:formula="of:=MID([.I95];1;2)+1" office:value-type="float" office:value="14" calcext:value-type="float">
            <text:p>14</text:p>
          </table:table-cell>
          <table:table-cell/>
          <table:table-cell table:formula="of:=EXACT([.C95];[.H95])" office:value-type="boolean" office:boolean-value="true" calcext:value-type="boolean">
            <text:p>TRUE</text:p>
          </table:table-cell>
          <table:table-cell table:formula="of:=EXACT([.E95];[.J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IMG_2643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4:01:16</text:p>
          </table:table-cell>
          <table:table-cell table:formula="of:=MID([.D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3:53:29</text:p>
          </table:table-cell>
          <table:table-cell table:formula="of:=MID([.I96];1;2)+1" office:value-type="float" office:value="14" calcext:value-type="float">
            <text:p>14</text:p>
          </table:table-cell>
          <table:table-cell/>
          <table:table-cell table:formula="of:=EXACT([.C96];[.H96])" office:value-type="boolean" office:boolean-value="true" calcext:value-type="boolean">
            <text:p>TRUE</text:p>
          </table:table-cell>
          <table:table-cell table:formula="of:=EXACT([.E96];[.J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IMG_2650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5:01:17</text:p>
          </table:table-cell>
          <table:table-cell table:formula="of:=MID([.D9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4:53:26</text:p>
          </table:table-cell>
          <table:table-cell table:formula="of:=MID([.I97];1;2)+1" office:value-type="float" office:value="15" calcext:value-type="float">
            <text:p>15</text:p>
          </table:table-cell>
          <table:table-cell/>
          <table:table-cell table:formula="of:=EXACT([.C97];[.H97])" office:value-type="boolean" office:boolean-value="true" calcext:value-type="boolean">
            <text:p>TRUE</text:p>
          </table:table-cell>
          <table:table-cell table:formula="of:=EXACT([.E97];[.J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IMG_2654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5:01:18</text:p>
          </table:table-cell>
          <table:table-cell table:formula="of:=MID([.D9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4:53:25</text:p>
          </table:table-cell>
          <table:table-cell table:formula="of:=MID([.I98];1;2)+1" office:value-type="float" office:value="15" calcext:value-type="float">
            <text:p>15</text:p>
          </table:table-cell>
          <table:table-cell/>
          <table:table-cell table:formula="of:=EXACT([.C98];[.H98])" office:value-type="boolean" office:boolean-value="true" calcext:value-type="boolean">
            <text:p>TRUE</text:p>
          </table:table-cell>
          <table:table-cell table:formula="of:=EXACT([.E98];[.J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IMG_2655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4:01:19</text:p>
          </table:table-cell>
          <table:table-cell table:formula="of:=MID([.D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3:53:24</text:p>
          </table:table-cell>
          <table:table-cell table:formula="of:=MID([.I99];1;2)+1" office:value-type="float" office:value="14" calcext:value-type="float">
            <text:p>14</text:p>
          </table:table-cell>
          <table:table-cell/>
          <table:table-cell table:formula="of:=EXACT([.C99];[.H99])" office:value-type="boolean" office:boolean-value="true" calcext:value-type="boolean">
            <text:p>TRUE</text:p>
          </table:table-cell>
          <table:table-cell table:formula="of:=EXACT([.E99];[.J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IMG_2658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5:01:20</text:p>
          </table:table-cell>
          <table:table-cell table:formula="of:=MID([.D10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4:53:24</text:p>
          </table:table-cell>
          <table:table-cell table:formula="of:=MID([.I100];1;2)+1" office:value-type="float" office:value="15" calcext:value-type="float">
            <text:p>15</text:p>
          </table:table-cell>
          <table:table-cell/>
          <table:table-cell table:formula="of:=EXACT([.C100];[.H100])" office:value-type="boolean" office:boolean-value="true" calcext:value-type="boolean">
            <text:p>TRUE</text:p>
          </table:table-cell>
          <table:table-cell table:formula="of:=EXACT([.E100];[.J1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IMG_2659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4:01:21</text:p>
          </table:table-cell>
          <table:table-cell table:formula="of:=MID([.D1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3:53:24</text:p>
          </table:table-cell>
          <table:table-cell table:formula="of:=MID([.I101];1;2)+1" office:value-type="float" office:value="14" calcext:value-type="float">
            <text:p>14</text:p>
          </table:table-cell>
          <table:table-cell/>
          <table:table-cell table:formula="of:=EXACT([.C101];[.H101])" office:value-type="boolean" office:boolean-value="true" calcext:value-type="boolean">
            <text:p>TRUE</text:p>
          </table:table-cell>
          <table:table-cell table:formula="of:=EXACT([.E101];[.J1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IMG_2661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4:01:22</text:p>
          </table:table-cell>
          <table:table-cell table:formula="of:=MID([.D1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3:53:24</text:p>
          </table:table-cell>
          <table:table-cell table:formula="of:=MID([.I102];1;2)+1" office:value-type="float" office:value="14" calcext:value-type="float">
            <text:p>14</text:p>
          </table:table-cell>
          <table:table-cell/>
          <table:table-cell table:formula="of:=EXACT([.C102];[.H102])" office:value-type="boolean" office:boolean-value="true" calcext:value-type="boolean">
            <text:p>TRUE</text:p>
          </table:table-cell>
          <table:table-cell table:formula="of:=EXACT([.E102];[.J1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MG_2663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4:01:24</text:p>
          </table:table-cell>
          <table:table-cell table:formula="of:=MID([.D1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3:53:23</text:p>
          </table:table-cell>
          <table:table-cell table:formula="of:=MID([.I103];1;2)+1" office:value-type="float" office:value="14" calcext:value-type="float">
            <text:p>14</text:p>
          </table:table-cell>
          <table:table-cell/>
          <table:table-cell table:formula="of:=EXACT([.C103];[.H103])" office:value-type="boolean" office:boolean-value="true" calcext:value-type="boolean">
            <text:p>TRUE</text:p>
          </table:table-cell>
          <table:table-cell table:formula="of:=EXACT([.E103];[.J1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IMG_2665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4:01:25</text:p>
          </table:table-cell>
          <table:table-cell table:formula="of:=MID([.D1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3:53:23</text:p>
          </table:table-cell>
          <table:table-cell table:formula="of:=MID([.I104];1;2)+1" office:value-type="float" office:value="14" calcext:value-type="float">
            <text:p>14</text:p>
          </table:table-cell>
          <table:table-cell/>
          <table:table-cell table:formula="of:=EXACT([.C104];[.H104])" office:value-type="boolean" office:boolean-value="true" calcext:value-type="boolean">
            <text:p>TRUE</text:p>
          </table:table-cell>
          <table:table-cell table:formula="of:=EXACT([.E104];[.J1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IMG_2669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4:01:27</text:p>
          </table:table-cell>
          <table:table-cell table:formula="of:=MID([.D1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3:53:23</text:p>
          </table:table-cell>
          <table:table-cell table:formula="of:=MID([.I105];1;2)+1" office:value-type="float" office:value="14" calcext:value-type="float">
            <text:p>14</text:p>
          </table:table-cell>
          <table:table-cell/>
          <table:table-cell table:formula="of:=EXACT([.C105];[.H105])" office:value-type="boolean" office:boolean-value="true" calcext:value-type="boolean">
            <text:p>TRUE</text:p>
          </table:table-cell>
          <table:table-cell table:formula="of:=EXACT([.E105];[.J1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IMG_2671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4:01:28</text:p>
          </table:table-cell>
          <table:table-cell table:formula="of:=MID([.D1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3:53:23</text:p>
          </table:table-cell>
          <table:table-cell table:formula="of:=MID([.I106];1;2)+1" office:value-type="float" office:value="14" calcext:value-type="float">
            <text:p>14</text:p>
          </table:table-cell>
          <table:table-cell/>
          <table:table-cell table:formula="of:=EXACT([.C106];[.H106])" office:value-type="boolean" office:boolean-value="true" calcext:value-type="boolean">
            <text:p>TRUE</text:p>
          </table:table-cell>
          <table:table-cell table:formula="of:=EXACT([.E106];[.J1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IMG_2673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4:01:29</text:p>
          </table:table-cell>
          <table:table-cell table:formula="of:=MID([.D1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3:53:22</text:p>
          </table:table-cell>
          <table:table-cell table:formula="of:=MID([.I107];1;2)+1" office:value-type="float" office:value="14" calcext:value-type="float">
            <text:p>14</text:p>
          </table:table-cell>
          <table:table-cell/>
          <table:table-cell table:formula="of:=EXACT([.C107];[.H107])" office:value-type="boolean" office:boolean-value="true" calcext:value-type="boolean">
            <text:p>TRUE</text:p>
          </table:table-cell>
          <table:table-cell table:formula="of:=EXACT([.E107];[.J1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IMG_2675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4:01:30</text:p>
          </table:table-cell>
          <table:table-cell table:formula="of:=MID([.D1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3:53:22</text:p>
          </table:table-cell>
          <table:table-cell table:formula="of:=MID([.I108];1;2)+1" office:value-type="float" office:value="14" calcext:value-type="float">
            <text:p>14</text:p>
          </table:table-cell>
          <table:table-cell/>
          <table:table-cell table:formula="of:=EXACT([.C108];[.H108])" office:value-type="boolean" office:boolean-value="true" calcext:value-type="boolean">
            <text:p>TRUE</text:p>
          </table:table-cell>
          <table:table-cell table:formula="of:=EXACT([.E108];[.J1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IMG_2677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4:01:31</text:p>
          </table:table-cell>
          <table:table-cell table:formula="of:=MID([.D1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3:53:22</text:p>
          </table:table-cell>
          <table:table-cell table:formula="of:=MID([.I109];1;2)+1" office:value-type="float" office:value="14" calcext:value-type="float">
            <text:p>14</text:p>
          </table:table-cell>
          <table:table-cell/>
          <table:table-cell table:formula="of:=EXACT([.C109];[.H109])" office:value-type="boolean" office:boolean-value="true" calcext:value-type="boolean">
            <text:p>TRUE</text:p>
          </table:table-cell>
          <table:table-cell table:formula="of:=EXACT([.E109];[.J1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IMG_2679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4:01:33</text:p>
          </table:table-cell>
          <table:table-cell table:formula="of:=MID([.D1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3:53:22</text:p>
          </table:table-cell>
          <table:table-cell table:formula="of:=MID([.I110];1;2)+1" office:value-type="float" office:value="14" calcext:value-type="float">
            <text:p>14</text:p>
          </table:table-cell>
          <table:table-cell/>
          <table:table-cell table:formula="of:=EXACT([.C110];[.H110])" office:value-type="boolean" office:boolean-value="true" calcext:value-type="boolean">
            <text:p>TRUE</text:p>
          </table:table-cell>
          <table:table-cell table:formula="of:=EXACT([.E110];[.J1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IMG_2683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4:01:35</text:p>
          </table:table-cell>
          <table:table-cell table:formula="of:=MID([.D1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3:53:22</text:p>
          </table:table-cell>
          <table:table-cell table:formula="of:=MID([.I111];1;2)+1" office:value-type="float" office:value="14" calcext:value-type="float">
            <text:p>14</text:p>
          </table:table-cell>
          <table:table-cell/>
          <table:table-cell table:formula="of:=EXACT([.C111];[.H111])" office:value-type="boolean" office:boolean-value="true" calcext:value-type="boolean">
            <text:p>TRUE</text:p>
          </table:table-cell>
          <table:table-cell table:formula="of:=EXACT([.E111];[.J1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IMG_2685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4:01:36</text:p>
          </table:table-cell>
          <table:table-cell table:formula="of:=MID([.D1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3:53:21</text:p>
          </table:table-cell>
          <table:table-cell table:formula="of:=MID([.I112];1;2)+1" office:value-type="float" office:value="14" calcext:value-type="float">
            <text:p>14</text:p>
          </table:table-cell>
          <table:table-cell/>
          <table:table-cell table:formula="of:=EXACT([.C112];[.H112])" office:value-type="boolean" office:boolean-value="true" calcext:value-type="boolean">
            <text:p>TRUE</text:p>
          </table:table-cell>
          <table:table-cell table:formula="of:=EXACT([.E112];[.J1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IMG_2687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4:01:37</text:p>
          </table:table-cell>
          <table:table-cell table:formula="of:=MID([.D1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3:53:21</text:p>
          </table:table-cell>
          <table:table-cell table:formula="of:=MID([.I113];1;2)+1" office:value-type="float" office:value="14" calcext:value-type="float">
            <text:p>14</text:p>
          </table:table-cell>
          <table:table-cell/>
          <table:table-cell table:formula="of:=EXACT([.C113];[.H113])" office:value-type="boolean" office:boolean-value="true" calcext:value-type="boolean">
            <text:p>TRUE</text:p>
          </table:table-cell>
          <table:table-cell table:formula="of:=EXACT([.E113];[.J1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IMG_2689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4:01:38</text:p>
          </table:table-cell>
          <table:table-cell table:formula="of:=MID([.D1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3:53:21</text:p>
          </table:table-cell>
          <table:table-cell table:formula="of:=MID([.I114];1;2)+1" office:value-type="float" office:value="14" calcext:value-type="float">
            <text:p>14</text:p>
          </table:table-cell>
          <table:table-cell/>
          <table:table-cell table:formula="of:=EXACT([.C114];[.H114])" office:value-type="boolean" office:boolean-value="true" calcext:value-type="boolean">
            <text:p>TRUE</text:p>
          </table:table-cell>
          <table:table-cell table:formula="of:=EXACT([.E114];[.J1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IMG_2691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4:01:39</text:p>
          </table:table-cell>
          <table:table-cell table:formula="of:=MID([.D1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3:53:20</text:p>
          </table:table-cell>
          <table:table-cell table:formula="of:=MID([.I115];1;2)+1" office:value-type="float" office:value="14" calcext:value-type="float">
            <text:p>14</text:p>
          </table:table-cell>
          <table:table-cell/>
          <table:table-cell table:formula="of:=EXACT([.C115];[.H115])" office:value-type="boolean" office:boolean-value="true" calcext:value-type="boolean">
            <text:p>TRUE</text:p>
          </table:table-cell>
          <table:table-cell table:formula="of:=EXACT([.E115];[.J1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IMG_2698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5:01:40</text:p>
          </table:table-cell>
          <table:table-cell table:formula="of:=MID([.D11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4:53:18</text:p>
          </table:table-cell>
          <table:table-cell table:formula="of:=MID([.I116];1;2)+1" office:value-type="float" office:value="15" calcext:value-type="float">
            <text:p>15</text:p>
          </table:table-cell>
          <table:table-cell/>
          <table:table-cell table:formula="of:=EXACT([.C116];[.H116])" office:value-type="boolean" office:boolean-value="true" calcext:value-type="boolean">
            <text:p>TRUE</text:p>
          </table:table-cell>
          <table:table-cell table:formula="of:=EXACT([.E116];[.J1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99.jpg</text:p>
          </table:table-cell>
          <table:table-cell office:value-type="string" calcext:value-type="string">
            <text:p>2022:06:01</text:p>
          </table:table-cell>
          <table:table-cell office:value-type="string" calcext:value-type="string">
            <text:p>14:01:41</text:p>
          </table:table-cell>
          <table:table-cell table:formula="of:=MID([.D1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4.jpg</text:p>
          </table:table-cell>
          <table:table-cell office:value-type="string" calcext:value-type="string">
            <text:p>2022:06:01</text:p>
          </table:table-cell>
          <table:table-cell office:value-type="string" calcext:value-type="string">
            <text:p>13:53:18</text:p>
          </table:table-cell>
          <table:table-cell table:formula="of:=MID([.I117];1;2)+1" office:value-type="float" office:value="14" calcext:value-type="float">
            <text:p>14</text:p>
          </table:table-cell>
          <table:table-cell/>
          <table:table-cell table:formula="of:=EXACT([.C117];[.H117])" office:value-type="boolean" office:boolean-value="true" calcext:value-type="boolean">
            <text:p>TRUE</text:p>
          </table:table-cell>
          <table:table-cell table:formula="of:=EXACT([.E117];[.J1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01.jpg</text:p>
          </table:table-cell>
          <table:table-cell office:value-type="string" calcext:value-type="string">
            <text:p>2022:06:02</text:p>
          </table:table-cell>
          <table:table-cell office:value-type="string" calcext:value-type="string">
            <text:p>14:01:42</text:p>
          </table:table-cell>
          <table:table-cell table:formula="of:=MID([.D1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6.jpg</text:p>
          </table:table-cell>
          <table:table-cell office:value-type="string" calcext:value-type="string">
            <text:p>2022:06:02</text:p>
          </table:table-cell>
          <table:table-cell office:value-type="string" calcext:value-type="string">
            <text:p>13:53:17</text:p>
          </table:table-cell>
          <table:table-cell table:formula="of:=MID([.I118];1;2)+1" office:value-type="float" office:value="14" calcext:value-type="float">
            <text:p>14</text:p>
          </table:table-cell>
          <table:table-cell/>
          <table:table-cell table:formula="of:=EXACT([.C118];[.H118])" office:value-type="boolean" office:boolean-value="true" calcext:value-type="boolean">
            <text:p>TRUE</text:p>
          </table:table-cell>
          <table:table-cell table:formula="of:=EXACT([.E118];[.J1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05.jpg</text:p>
          </table:table-cell>
          <table:table-cell office:value-type="string" calcext:value-type="string">
            <text:p>2022:06:04</text:p>
          </table:table-cell>
          <table:table-cell office:value-type="string" calcext:value-type="string">
            <text:p>14:01:44</text:p>
          </table:table-cell>
          <table:table-cell table:formula="of:=MID([.D1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0.jpg</text:p>
          </table:table-cell>
          <table:table-cell office:value-type="string" calcext:value-type="string">
            <text:p>2022:06:04</text:p>
          </table:table-cell>
          <table:table-cell office:value-type="string" calcext:value-type="string">
            <text:p>13:53:17</text:p>
          </table:table-cell>
          <table:table-cell table:formula="of:=MID([.I119];1;2)+1" office:value-type="float" office:value="14" calcext:value-type="float">
            <text:p>14</text:p>
          </table:table-cell>
          <table:table-cell/>
          <table:table-cell table:formula="of:=EXACT([.C119];[.H119])" office:value-type="boolean" office:boolean-value="true" calcext:value-type="boolean">
            <text:p>TRUE</text:p>
          </table:table-cell>
          <table:table-cell table:formula="of:=EXACT([.E119];[.J1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09.jpg</text:p>
          </table:table-cell>
          <table:table-cell office:value-type="string" calcext:value-type="string">
            <text:p>2022:06:06</text:p>
          </table:table-cell>
          <table:table-cell office:value-type="string" calcext:value-type="string">
            <text:p>14:01:46</text:p>
          </table:table-cell>
          <table:table-cell table:formula="of:=MID([.D1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4.jpg</text:p>
          </table:table-cell>
          <table:table-cell office:value-type="string" calcext:value-type="string">
            <text:p>2022:06:06</text:p>
          </table:table-cell>
          <table:table-cell office:value-type="string" calcext:value-type="string">
            <text:p>13:53:16</text:p>
          </table:table-cell>
          <table:table-cell table:formula="of:=MID([.I120];1;2)+1" office:value-type="float" office:value="14" calcext:value-type="float">
            <text:p>14</text:p>
          </table:table-cell>
          <table:table-cell/>
          <table:table-cell table:formula="of:=EXACT([.C120];[.H120])" office:value-type="boolean" office:boolean-value="true" calcext:value-type="boolean">
            <text:p>TRUE</text:p>
          </table:table-cell>
          <table:table-cell table:formula="of:=EXACT([.E120];[.J1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1.jpg</text:p>
          </table:table-cell>
          <table:table-cell office:value-type="string" calcext:value-type="string">
            <text:p>2022:06:07</text:p>
          </table:table-cell>
          <table:table-cell office:value-type="string" calcext:value-type="string">
            <text:p>14:01:47</text:p>
          </table:table-cell>
          <table:table-cell table:formula="of:=MID([.D1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6.jpg</text:p>
          </table:table-cell>
          <table:table-cell office:value-type="string" calcext:value-type="string">
            <text:p>2022:06:07</text:p>
          </table:table-cell>
          <table:table-cell office:value-type="string" calcext:value-type="string">
            <text:p>13:53:16</text:p>
          </table:table-cell>
          <table:table-cell table:formula="of:=MID([.I121];1;2)+1" office:value-type="float" office:value="14" calcext:value-type="float">
            <text:p>14</text:p>
          </table:table-cell>
          <table:table-cell/>
          <table:table-cell table:formula="of:=EXACT([.C121];[.H121])" office:value-type="boolean" office:boolean-value="true" calcext:value-type="boolean">
            <text:p>TRUE</text:p>
          </table:table-cell>
          <table:table-cell table:formula="of:=EXACT([.E121];[.J1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3.jpg</text:p>
          </table:table-cell>
          <table:table-cell office:value-type="string" calcext:value-type="string">
            <text:p>2022:06:08</text:p>
          </table:table-cell>
          <table:table-cell office:value-type="string" calcext:value-type="string">
            <text:p>14:01:48</text:p>
          </table:table-cell>
          <table:table-cell table:formula="of:=MID([.D1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8.jpg</text:p>
          </table:table-cell>
          <table:table-cell office:value-type="string" calcext:value-type="string">
            <text:p>2022:06:08</text:p>
          </table:table-cell>
          <table:table-cell office:value-type="string" calcext:value-type="string">
            <text:p>13:53:16</text:p>
          </table:table-cell>
          <table:table-cell table:formula="of:=MID([.I122];1;2)+1" office:value-type="float" office:value="14" calcext:value-type="float">
            <text:p>14</text:p>
          </table:table-cell>
          <table:table-cell/>
          <table:table-cell table:formula="of:=EXACT([.C122];[.H122])" office:value-type="boolean" office:boolean-value="true" calcext:value-type="boolean">
            <text:p>TRUE</text:p>
          </table:table-cell>
          <table:table-cell table:formula="of:=EXACT([.E122];[.J1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5.jpg</text:p>
          </table:table-cell>
          <table:table-cell office:value-type="string" calcext:value-type="string">
            <text:p>2022:06:09</text:p>
          </table:table-cell>
          <table:table-cell office:value-type="string" calcext:value-type="string">
            <text:p>14:01:49</text:p>
          </table:table-cell>
          <table:table-cell table:formula="of:=MID([.D1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0.jpg</text:p>
          </table:table-cell>
          <table:table-cell office:value-type="string" calcext:value-type="string">
            <text:p>2022:06:09</text:p>
          </table:table-cell>
          <table:table-cell office:value-type="string" calcext:value-type="string">
            <text:p>13:53:15</text:p>
          </table:table-cell>
          <table:table-cell table:formula="of:=MID([.I123];1;2)+1" office:value-type="float" office:value="14" calcext:value-type="float">
            <text:p>14</text:p>
          </table:table-cell>
          <table:table-cell/>
          <table:table-cell table:formula="of:=EXACT([.C123];[.H123])" office:value-type="boolean" office:boolean-value="true" calcext:value-type="boolean">
            <text:p>TRUE</text:p>
          </table:table-cell>
          <table:table-cell table:formula="of:=EXACT([.E123];[.J1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7.jpg</text:p>
          </table:table-cell>
          <table:table-cell office:value-type="string" calcext:value-type="string">
            <text:p>2022:06:10</text:p>
          </table:table-cell>
          <table:table-cell office:value-type="string" calcext:value-type="string">
            <text:p>14:01:50</text:p>
          </table:table-cell>
          <table:table-cell table:formula="of:=MID([.D1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2.jpg</text:p>
          </table:table-cell>
          <table:table-cell office:value-type="string" calcext:value-type="string">
            <text:p>2022:06:10</text:p>
          </table:table-cell>
          <table:table-cell office:value-type="string" calcext:value-type="string">
            <text:p>13:53:15</text:p>
          </table:table-cell>
          <table:table-cell table:formula="of:=MID([.I124];1;2)+1" office:value-type="float" office:value="14" calcext:value-type="float">
            <text:p>14</text:p>
          </table:table-cell>
          <table:table-cell/>
          <table:table-cell table:formula="of:=EXACT([.C124];[.H124])" office:value-type="boolean" office:boolean-value="true" calcext:value-type="boolean">
            <text:p>TRUE</text:p>
          </table:table-cell>
          <table:table-cell table:formula="of:=EXACT([.E124];[.J1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9.jpg</text:p>
          </table:table-cell>
          <table:table-cell office:value-type="string" calcext:value-type="string">
            <text:p>2022:06:11</text:p>
          </table:table-cell>
          <table:table-cell office:value-type="string" calcext:value-type="string">
            <text:p>14:01:51</text:p>
          </table:table-cell>
          <table:table-cell table:formula="of:=MID([.D1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4.jpg</text:p>
          </table:table-cell>
          <table:table-cell office:value-type="string" calcext:value-type="string">
            <text:p>2022:06:11</text:p>
          </table:table-cell>
          <table:table-cell office:value-type="string" calcext:value-type="string">
            <text:p>13:53:15</text:p>
          </table:table-cell>
          <table:table-cell table:formula="of:=MID([.I125];1;2)+1" office:value-type="float" office:value="14" calcext:value-type="float">
            <text:p>14</text:p>
          </table:table-cell>
          <table:table-cell/>
          <table:table-cell table:formula="of:=EXACT([.C125];[.H125])" office:value-type="boolean" office:boolean-value="true" calcext:value-type="boolean">
            <text:p>TRUE</text:p>
          </table:table-cell>
          <table:table-cell table:formula="of:=EXACT([.E125];[.J1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1.jpg</text:p>
          </table:table-cell>
          <table:table-cell office:value-type="string" calcext:value-type="string">
            <text:p>2022:06:12</text:p>
          </table:table-cell>
          <table:table-cell office:value-type="string" calcext:value-type="string">
            <text:p>14:01:52</text:p>
          </table:table-cell>
          <table:table-cell table:formula="of:=MID([.D1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6.jpg</text:p>
          </table:table-cell>
          <table:table-cell office:value-type="string" calcext:value-type="string">
            <text:p>2022:06:12</text:p>
          </table:table-cell>
          <table:table-cell office:value-type="string" calcext:value-type="string">
            <text:p>13:53:14</text:p>
          </table:table-cell>
          <table:table-cell table:formula="of:=MID([.I126];1;2)+1" office:value-type="float" office:value="14" calcext:value-type="float">
            <text:p>14</text:p>
          </table:table-cell>
          <table:table-cell/>
          <table:table-cell table:formula="of:=EXACT([.C126];[.H126])" office:value-type="boolean" office:boolean-value="true" calcext:value-type="boolean">
            <text:p>TRUE</text:p>
          </table:table-cell>
          <table:table-cell table:formula="of:=EXACT([.E126];[.J1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3.jpg</text:p>
          </table:table-cell>
          <table:table-cell office:value-type="string" calcext:value-type="string">
            <text:p>2022:06:13</text:p>
          </table:table-cell>
          <table:table-cell office:value-type="string" calcext:value-type="string">
            <text:p>14:01:53</text:p>
          </table:table-cell>
          <table:table-cell table:formula="of:=MID([.D12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8.jpg</text:p>
          </table:table-cell>
          <table:table-cell office:value-type="string" calcext:value-type="string">
            <text:p>2022:06:13</text:p>
          </table:table-cell>
          <table:table-cell office:value-type="string" calcext:value-type="string">
            <text:p>13:53:14</text:p>
          </table:table-cell>
          <table:table-cell table:formula="of:=MID([.I127];1;2)+1" office:value-type="float" office:value="14" calcext:value-type="float">
            <text:p>14</text:p>
          </table:table-cell>
          <table:table-cell/>
          <table:table-cell table:formula="of:=EXACT([.C127];[.H127])" office:value-type="boolean" office:boolean-value="true" calcext:value-type="boolean">
            <text:p>TRUE</text:p>
          </table:table-cell>
          <table:table-cell table:formula="of:=EXACT([.E127];[.J1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5.jpg</text:p>
          </table:table-cell>
          <table:table-cell office:value-type="string" calcext:value-type="string">
            <text:p>2022:06:14</text:p>
          </table:table-cell>
          <table:table-cell office:value-type="string" calcext:value-type="string">
            <text:p>14:01:55</text:p>
          </table:table-cell>
          <table:table-cell table:formula="of:=MID([.D1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0.jpg</text:p>
          </table:table-cell>
          <table:table-cell office:value-type="string" calcext:value-type="string">
            <text:p>2022:06:14</text:p>
          </table:table-cell>
          <table:table-cell office:value-type="string" calcext:value-type="string">
            <text:p>13:53:14</text:p>
          </table:table-cell>
          <table:table-cell table:formula="of:=MID([.I128];1;2)+1" office:value-type="float" office:value="14" calcext:value-type="float">
            <text:p>14</text:p>
          </table:table-cell>
          <table:table-cell/>
          <table:table-cell table:formula="of:=EXACT([.C128];[.H128])" office:value-type="boolean" office:boolean-value="true" calcext:value-type="boolean">
            <text:p>TRUE</text:p>
          </table:table-cell>
          <table:table-cell table:formula="of:=EXACT([.E128];[.J1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8.jpg</text:p>
          </table:table-cell>
          <table:table-cell office:value-type="string" calcext:value-type="string">
            <text:p>2022:06:15</text:p>
          </table:table-cell>
          <table:table-cell office:value-type="string" calcext:value-type="string">
            <text:p>15:01:56</text:p>
          </table:table-cell>
          <table:table-cell table:formula="of:=MID([.D12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03.jpg</text:p>
          </table:table-cell>
          <table:table-cell office:value-type="string" calcext:value-type="string">
            <text:p>2022:06:15</text:p>
          </table:table-cell>
          <table:table-cell office:value-type="string" calcext:value-type="string">
            <text:p>14:53:14</text:p>
          </table:table-cell>
          <table:table-cell table:formula="of:=MID([.I129];1;2)+1" office:value-type="float" office:value="15" calcext:value-type="float">
            <text:p>15</text:p>
          </table:table-cell>
          <table:table-cell/>
          <table:table-cell table:formula="of:=EXACT([.C129];[.H129])" office:value-type="boolean" office:boolean-value="true" calcext:value-type="boolean">
            <text:p>TRUE</text:p>
          </table:table-cell>
          <table:table-cell table:formula="of:=EXACT([.E129];[.J1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9.jpg</text:p>
          </table:table-cell>
          <table:table-cell office:value-type="string" calcext:value-type="string">
            <text:p>2022:06:16</text:p>
          </table:table-cell>
          <table:table-cell office:value-type="string" calcext:value-type="string">
            <text:p>14:01:57</text:p>
          </table:table-cell>
          <table:table-cell table:formula="of:=MID([.D1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4.jpg</text:p>
          </table:table-cell>
          <table:table-cell office:value-type="string" calcext:value-type="string">
            <text:p>2022:06:16</text:p>
          </table:table-cell>
          <table:table-cell office:value-type="string" calcext:value-type="string">
            <text:p>13:53:14</text:p>
          </table:table-cell>
          <table:table-cell table:formula="of:=MID([.I130];1;2)+1" office:value-type="float" office:value="14" calcext:value-type="float">
            <text:p>14</text:p>
          </table:table-cell>
          <table:table-cell/>
          <table:table-cell table:formula="of:=EXACT([.C130];[.H130])" office:value-type="boolean" office:boolean-value="true" calcext:value-type="boolean">
            <text:p>TRUE</text:p>
          </table:table-cell>
          <table:table-cell table:formula="of:=EXACT([.E130];[.J1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1.jpg</text:p>
          </table:table-cell>
          <table:table-cell office:value-type="string" calcext:value-type="string">
            <text:p>2022:06:17</text:p>
          </table:table-cell>
          <table:table-cell office:value-type="string" calcext:value-type="string">
            <text:p>14:01:58</text:p>
          </table:table-cell>
          <table:table-cell table:formula="of:=MID([.D1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6.jpg</text:p>
          </table:table-cell>
          <table:table-cell office:value-type="string" calcext:value-type="string">
            <text:p>2022:06:17</text:p>
          </table:table-cell>
          <table:table-cell office:value-type="string" calcext:value-type="string">
            <text:p>13:53:14</text:p>
          </table:table-cell>
          <table:table-cell table:formula="of:=MID([.I131];1;2)+1" office:value-type="float" office:value="14" calcext:value-type="float">
            <text:p>14</text:p>
          </table:table-cell>
          <table:table-cell/>
          <table:table-cell table:formula="of:=EXACT([.C131];[.H131])" office:value-type="boolean" office:boolean-value="true" calcext:value-type="boolean">
            <text:p>TRUE</text:p>
          </table:table-cell>
          <table:table-cell table:formula="of:=EXACT([.E131];[.J1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3.jpg</text:p>
          </table:table-cell>
          <table:table-cell office:value-type="string" calcext:value-type="string">
            <text:p>2022:06:18</text:p>
          </table:table-cell>
          <table:table-cell office:value-type="string" calcext:value-type="string">
            <text:p>14:02:00</text:p>
          </table:table-cell>
          <table:table-cell table:formula="of:=MID([.D13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8.jpg</text:p>
          </table:table-cell>
          <table:table-cell office:value-type="string" calcext:value-type="string">
            <text:p>2022:06:18</text:p>
          </table:table-cell>
          <table:table-cell office:value-type="string" calcext:value-type="string">
            <text:p>13:53:14</text:p>
          </table:table-cell>
          <table:table-cell table:formula="of:=MID([.I132];1;2)+1" office:value-type="float" office:value="14" calcext:value-type="float">
            <text:p>14</text:p>
          </table:table-cell>
          <table:table-cell/>
          <table:table-cell table:formula="of:=EXACT([.C132];[.H132])" office:value-type="boolean" office:boolean-value="true" calcext:value-type="boolean">
            <text:p>TRUE</text:p>
          </table:table-cell>
          <table:table-cell table:formula="of:=EXACT([.E132];[.J1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5.jpg</text:p>
          </table:table-cell>
          <table:table-cell office:value-type="string" calcext:value-type="string">
            <text:p>2022:06:19</text:p>
          </table:table-cell>
          <table:table-cell office:value-type="string" calcext:value-type="string">
            <text:p>14:02:01</text:p>
          </table:table-cell>
          <table:table-cell table:formula="of:=MID([.D1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0.jpg</text:p>
          </table:table-cell>
          <table:table-cell office:value-type="string" calcext:value-type="string">
            <text:p>2022:06:19</text:p>
          </table:table-cell>
          <table:table-cell office:value-type="string" calcext:value-type="string">
            <text:p>13:53:14</text:p>
          </table:table-cell>
          <table:table-cell table:formula="of:=MID([.I133];1;2)+1" office:value-type="float" office:value="14" calcext:value-type="float">
            <text:p>14</text:p>
          </table:table-cell>
          <table:table-cell/>
          <table:table-cell table:formula="of:=EXACT([.C133];[.H133])" office:value-type="boolean" office:boolean-value="true" calcext:value-type="boolean">
            <text:p>TRUE</text:p>
          </table:table-cell>
          <table:table-cell table:formula="of:=EXACT([.E133];[.J1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8.jpg</text:p>
          </table:table-cell>
          <table:table-cell office:value-type="string" calcext:value-type="string">
            <text:p>2022:06:20</text:p>
          </table:table-cell>
          <table:table-cell office:value-type="string" calcext:value-type="string">
            <text:p>15:02:03</text:p>
          </table:table-cell>
          <table:table-cell table:formula="of:=MID([.D1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13.jpg</text:p>
          </table:table-cell>
          <table:table-cell office:value-type="string" calcext:value-type="string">
            <text:p>2022:06:20</text:p>
          </table:table-cell>
          <table:table-cell office:value-type="string" calcext:value-type="string">
            <text:p>14:53:14</text:p>
          </table:table-cell>
          <table:table-cell table:formula="of:=MID([.I134];1;2)+1" office:value-type="float" office:value="15" calcext:value-type="float">
            <text:p>15</text:p>
          </table:table-cell>
          <table:table-cell/>
          <table:table-cell table:formula="of:=EXACT([.C134];[.H134])" office:value-type="boolean" office:boolean-value="true" calcext:value-type="boolean">
            <text:p>TRUE</text:p>
          </table:table-cell>
          <table:table-cell table:formula="of:=EXACT([.E134];[.J1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9.jpg</text:p>
          </table:table-cell>
          <table:table-cell office:value-type="string" calcext:value-type="string">
            <text:p>2022:06:21</text:p>
          </table:table-cell>
          <table:table-cell office:value-type="string" calcext:value-type="string">
            <text:p>14:02:04</text:p>
          </table:table-cell>
          <table:table-cell table:formula="of:=MID([.D1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4.jpg</text:p>
          </table:table-cell>
          <table:table-cell office:value-type="string" calcext:value-type="string">
            <text:p>2022:06:21</text:p>
          </table:table-cell>
          <table:table-cell office:value-type="string" calcext:value-type="string">
            <text:p>13:53:14</text:p>
          </table:table-cell>
          <table:table-cell table:formula="of:=MID([.I135];1;2)+1" office:value-type="float" office:value="14" calcext:value-type="float">
            <text:p>14</text:p>
          </table:table-cell>
          <table:table-cell/>
          <table:table-cell table:formula="of:=EXACT([.C135];[.H135])" office:value-type="boolean" office:boolean-value="true" calcext:value-type="boolean">
            <text:p>TRUE</text:p>
          </table:table-cell>
          <table:table-cell table:formula="of:=EXACT([.E135];[.J1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43.jpg</text:p>
          </table:table-cell>
          <table:table-cell office:value-type="string" calcext:value-type="string">
            <text:p>2022:06:23</text:p>
          </table:table-cell>
          <table:table-cell office:value-type="string" calcext:value-type="string">
            <text:p>14:02:06</text:p>
          </table:table-cell>
          <table:table-cell table:formula="of:=MID([.D1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8.jpg</text:p>
          </table:table-cell>
          <table:table-cell office:value-type="string" calcext:value-type="string">
            <text:p>2022:06:23</text:p>
          </table:table-cell>
          <table:table-cell office:value-type="string" calcext:value-type="string">
            <text:p>13:53:14</text:p>
          </table:table-cell>
          <table:table-cell table:formula="of:=MID([.I136];1;2)+1" office:value-type="float" office:value="14" calcext:value-type="float">
            <text:p>14</text:p>
          </table:table-cell>
          <table:table-cell/>
          <table:table-cell table:formula="of:=EXACT([.C136];[.H136])" office:value-type="boolean" office:boolean-value="true" calcext:value-type="boolean">
            <text:p>TRUE</text:p>
          </table:table-cell>
          <table:table-cell table:formula="of:=EXACT([.E136];[.J1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47.jpg</text:p>
          </table:table-cell>
          <table:table-cell office:value-type="string" calcext:value-type="string">
            <text:p>2022:06:25</text:p>
          </table:table-cell>
          <table:table-cell office:value-type="string" calcext:value-type="string">
            <text:p>14:02:08</text:p>
          </table:table-cell>
          <table:table-cell table:formula="of:=MID([.D13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22.jpg</text:p>
          </table:table-cell>
          <table:table-cell office:value-type="string" calcext:value-type="string">
            <text:p>2022:06:25</text:p>
          </table:table-cell>
          <table:table-cell office:value-type="string" calcext:value-type="string">
            <text:p>13:53:13</text:p>
          </table:table-cell>
          <table:table-cell table:formula="of:=MID([.I137];1;2)+1" office:value-type="float" office:value="14" calcext:value-type="float">
            <text:p>14</text:p>
          </table:table-cell>
          <table:table-cell/>
          <table:table-cell table:formula="of:=EXACT([.C137];[.H137])" office:value-type="boolean" office:boolean-value="true" calcext:value-type="boolean">
            <text:p>TRUE</text:p>
          </table:table-cell>
          <table:table-cell table:formula="of:=EXACT([.E137];[.J1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0.jpg</text:p>
          </table:table-cell>
          <table:table-cell office:value-type="string" calcext:value-type="string">
            <text:p>2022:06:26</text:p>
          </table:table-cell>
          <table:table-cell office:value-type="string" calcext:value-type="string">
            <text:p>15:02:09</text:p>
          </table:table-cell>
          <table:table-cell table:formula="of:=MID([.D1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5.jpg</text:p>
          </table:table-cell>
          <table:table-cell office:value-type="string" calcext:value-type="string">
            <text:p>2022:06:26</text:p>
          </table:table-cell>
          <table:table-cell office:value-type="string" calcext:value-type="string">
            <text:p>14:53:13</text:p>
          </table:table-cell>
          <table:table-cell table:formula="of:=MID([.I138];1;2)+1" office:value-type="float" office:value="15" calcext:value-type="float">
            <text:p>15</text:p>
          </table:table-cell>
          <table:table-cell/>
          <table:table-cell table:formula="of:=EXACT([.C138];[.H138])" office:value-type="boolean" office:boolean-value="true" calcext:value-type="boolean">
            <text:p>TRUE</text:p>
          </table:table-cell>
          <table:table-cell table:formula="of:=EXACT([.E138];[.J1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2.jpg</text:p>
          </table:table-cell>
          <table:table-cell office:value-type="string" calcext:value-type="string">
            <text:p>2022:06:27</text:p>
          </table:table-cell>
          <table:table-cell office:value-type="string" calcext:value-type="string">
            <text:p>15:02:10</text:p>
          </table:table-cell>
          <table:table-cell table:formula="of:=MID([.D1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7.jpg</text:p>
          </table:table-cell>
          <table:table-cell office:value-type="string" calcext:value-type="string">
            <text:p>2022:06:27</text:p>
          </table:table-cell>
          <table:table-cell office:value-type="string" calcext:value-type="string">
            <text:p>14:53:13</text:p>
          </table:table-cell>
          <table:table-cell table:formula="of:=MID([.I139];1;2)+1" office:value-type="float" office:value="15" calcext:value-type="float">
            <text:p>15</text:p>
          </table:table-cell>
          <table:table-cell/>
          <table:table-cell table:formula="of:=EXACT([.C139];[.H139])" office:value-type="boolean" office:boolean-value="true" calcext:value-type="boolean">
            <text:p>TRUE</text:p>
          </table:table-cell>
          <table:table-cell table:formula="of:=EXACT([.E139];[.J1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5.jpg</text:p>
          </table:table-cell>
          <table:table-cell office:value-type="string" calcext:value-type="string">
            <text:p>2022:06:29</text:p>
          </table:table-cell>
          <table:table-cell office:value-type="string" calcext:value-type="string">
            <text:p>14:02:12</text:p>
          </table:table-cell>
          <table:table-cell table:formula="of:=MID([.D1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0.jpg</text:p>
          </table:table-cell>
          <table:table-cell office:value-type="string" calcext:value-type="string">
            <text:p>2022:06:29</text:p>
          </table:table-cell>
          <table:table-cell office:value-type="string" calcext:value-type="string">
            <text:p>13:53:12</text:p>
          </table:table-cell>
          <table:table-cell table:formula="of:=MID([.I140];1;2)+1" office:value-type="float" office:value="14" calcext:value-type="float">
            <text:p>14</text:p>
          </table:table-cell>
          <table:table-cell/>
          <table:table-cell table:formula="of:=EXACT([.C140];[.H140])" office:value-type="boolean" office:boolean-value="true" calcext:value-type="boolean">
            <text:p>TRUE</text:p>
          </table:table-cell>
          <table:table-cell table:formula="of:=EXACT([.E140];[.J1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7.jpg</text:p>
          </table:table-cell>
          <table:table-cell office:value-type="string" calcext:value-type="string">
            <text:p>2022:06:30</text:p>
          </table:table-cell>
          <table:table-cell office:value-type="string" calcext:value-type="string">
            <text:p>14:02:13</text:p>
          </table:table-cell>
          <table:table-cell table:formula="of:=MID([.D1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2.jpg</text:p>
          </table:table-cell>
          <table:table-cell office:value-type="string" calcext:value-type="string">
            <text:p>2022:06:30</text:p>
          </table:table-cell>
          <table:table-cell office:value-type="string" calcext:value-type="string">
            <text:p>13:53:12</text:p>
          </table:table-cell>
          <table:table-cell table:formula="of:=MID([.I141];1;2)+1" office:value-type="float" office:value="14" calcext:value-type="float">
            <text:p>14</text:p>
          </table:table-cell>
          <table:table-cell/>
          <table:table-cell table:formula="of:=EXACT([.C141];[.H141])" office:value-type="boolean" office:boolean-value="true" calcext:value-type="boolean">
            <text:p>TRUE</text:p>
          </table:table-cell>
          <table:table-cell table:formula="of:=EXACT([.E141];[.J1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1.jpg</text:p>
          </table:table-cell>
          <table:table-cell office:value-type="string" calcext:value-type="string">
            <text:p>2022:07:02</text:p>
          </table:table-cell>
          <table:table-cell office:value-type="string" calcext:value-type="string">
            <text:p>14:02:15</text:p>
          </table:table-cell>
          <table:table-cell table:formula="of:=MID([.D14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6.jpg</text:p>
          </table:table-cell>
          <table:table-cell office:value-type="string" calcext:value-type="string">
            <text:p>2022:07:02</text:p>
          </table:table-cell>
          <table:table-cell office:value-type="string" calcext:value-type="string">
            <text:p>13:53:12</text:p>
          </table:table-cell>
          <table:table-cell table:formula="of:=MID([.I142];1;2)+1" office:value-type="float" office:value="14" calcext:value-type="float">
            <text:p>14</text:p>
          </table:table-cell>
          <table:table-cell/>
          <table:table-cell table:formula="of:=EXACT([.C142];[.H142])" office:value-type="boolean" office:boolean-value="true" calcext:value-type="boolean">
            <text:p>TRUE</text:p>
          </table:table-cell>
          <table:table-cell table:formula="of:=EXACT([.E142];[.J1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3.jpg</text:p>
          </table:table-cell>
          <table:table-cell office:value-type="string" calcext:value-type="string">
            <text:p>2022:07:03</text:p>
          </table:table-cell>
          <table:table-cell office:value-type="string" calcext:value-type="string">
            <text:p>14:02:17</text:p>
          </table:table-cell>
          <table:table-cell table:formula="of:=MID([.D14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8.jpg</text:p>
          </table:table-cell>
          <table:table-cell office:value-type="string" calcext:value-type="string">
            <text:p>2022:07:03</text:p>
          </table:table-cell>
          <table:table-cell office:value-type="string" calcext:value-type="string">
            <text:p>13:53:12</text:p>
          </table:table-cell>
          <table:table-cell table:formula="of:=MID([.I143];1;2)+1" office:value-type="float" office:value="14" calcext:value-type="float">
            <text:p>14</text:p>
          </table:table-cell>
          <table:table-cell/>
          <table:table-cell table:formula="of:=EXACT([.C143];[.H143])" office:value-type="boolean" office:boolean-value="true" calcext:value-type="boolean">
            <text:p>TRUE</text:p>
          </table:table-cell>
          <table:table-cell table:formula="of:=EXACT([.E143];[.J1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6.jpg</text:p>
          </table:table-cell>
          <table:table-cell office:value-type="string" calcext:value-type="string">
            <text:p>2022:07:04</text:p>
          </table:table-cell>
          <table:table-cell office:value-type="string" calcext:value-type="string">
            <text:p>15:02:18</text:p>
          </table:table-cell>
          <table:table-cell table:formula="of:=MID([.D1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1.jpg</text:p>
          </table:table-cell>
          <table:table-cell office:value-type="string" calcext:value-type="string">
            <text:p>2022:07:04</text:p>
          </table:table-cell>
          <table:table-cell office:value-type="string" calcext:value-type="string">
            <text:p>14:53:12</text:p>
          </table:table-cell>
          <table:table-cell table:formula="of:=MID([.I144];1;2)+1" office:value-type="float" office:value="15" calcext:value-type="float">
            <text:p>15</text:p>
          </table:table-cell>
          <table:table-cell/>
          <table:table-cell table:formula="of:=EXACT([.C144];[.H144])" office:value-type="boolean" office:boolean-value="true" calcext:value-type="boolean">
            <text:p>TRUE</text:p>
          </table:table-cell>
          <table:table-cell table:formula="of:=EXACT([.E144];[.J1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7.jpg</text:p>
          </table:table-cell>
          <table:table-cell office:value-type="string" calcext:value-type="string">
            <text:p>2022:07:05</text:p>
          </table:table-cell>
          <table:table-cell office:value-type="string" calcext:value-type="string">
            <text:p>14:02:19</text:p>
          </table:table-cell>
          <table:table-cell table:formula="of:=MID([.D14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2.jpg</text:p>
          </table:table-cell>
          <table:table-cell office:value-type="string" calcext:value-type="string">
            <text:p>2022:07:05</text:p>
          </table:table-cell>
          <table:table-cell office:value-type="string" calcext:value-type="string">
            <text:p>13:53:11</text:p>
          </table:table-cell>
          <table:table-cell table:formula="of:=MID([.I145];1;2)+1" office:value-type="float" office:value="14" calcext:value-type="float">
            <text:p>14</text:p>
          </table:table-cell>
          <table:table-cell/>
          <table:table-cell table:formula="of:=EXACT([.C145];[.H145])" office:value-type="boolean" office:boolean-value="true" calcext:value-type="boolean">
            <text:p>TRUE</text:p>
          </table:table-cell>
          <table:table-cell table:formula="of:=EXACT([.E145];[.J1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9.jpg</text:p>
          </table:table-cell>
          <table:table-cell office:value-type="string" calcext:value-type="string">
            <text:p>2022:07:06</text:p>
          </table:table-cell>
          <table:table-cell office:value-type="string" calcext:value-type="string">
            <text:p>14:02:20</text:p>
          </table:table-cell>
          <table:table-cell table:formula="of:=MID([.D14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4.jpg</text:p>
          </table:table-cell>
          <table:table-cell office:value-type="string" calcext:value-type="string">
            <text:p>2022:07:06</text:p>
          </table:table-cell>
          <table:table-cell office:value-type="string" calcext:value-type="string">
            <text:p>13:53:11</text:p>
          </table:table-cell>
          <table:table-cell table:formula="of:=MID([.I146];1;2)+1" office:value-type="float" office:value="14" calcext:value-type="float">
            <text:p>14</text:p>
          </table:table-cell>
          <table:table-cell/>
          <table:table-cell table:formula="of:=EXACT([.C146];[.H146])" office:value-type="boolean" office:boolean-value="true" calcext:value-type="boolean">
            <text:p>TRUE</text:p>
          </table:table-cell>
          <table:table-cell table:formula="of:=EXACT([.E146];[.J1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2.jpg</text:p>
          </table:table-cell>
          <table:table-cell office:value-type="string" calcext:value-type="string">
            <text:p>2022:07:07</text:p>
          </table:table-cell>
          <table:table-cell office:value-type="string" calcext:value-type="string">
            <text:p>15:02:22</text:p>
          </table:table-cell>
          <table:table-cell table:formula="of:=MID([.D14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7.jpg</text:p>
          </table:table-cell>
          <table:table-cell office:value-type="string" calcext:value-type="string">
            <text:p>2022:07:07</text:p>
          </table:table-cell>
          <table:table-cell office:value-type="string" calcext:value-type="string">
            <text:p>14:53:11</text:p>
          </table:table-cell>
          <table:table-cell table:formula="of:=MID([.I147];1;2)+1" office:value-type="float" office:value="15" calcext:value-type="float">
            <text:p>15</text:p>
          </table:table-cell>
          <table:table-cell/>
          <table:table-cell table:formula="of:=EXACT([.C147];[.H147])" office:value-type="boolean" office:boolean-value="true" calcext:value-type="boolean">
            <text:p>TRUE</text:p>
          </table:table-cell>
          <table:table-cell table:formula="of:=EXACT([.E147];[.J1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3.jpg</text:p>
          </table:table-cell>
          <table:table-cell office:value-type="string" calcext:value-type="string">
            <text:p>2022:07:08</text:p>
          </table:table-cell>
          <table:table-cell office:value-type="string" calcext:value-type="string">
            <text:p>14:02:23</text:p>
          </table:table-cell>
          <table:table-cell table:formula="of:=MID([.D1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8.jpg</text:p>
          </table:table-cell>
          <table:table-cell office:value-type="string" calcext:value-type="string">
            <text:p>2022:07:08</text:p>
          </table:table-cell>
          <table:table-cell office:value-type="string" calcext:value-type="string">
            <text:p>13:53:11</text:p>
          </table:table-cell>
          <table:table-cell table:formula="of:=MID([.I148];1;2)+1" office:value-type="float" office:value="14" calcext:value-type="float">
            <text:p>14</text:p>
          </table:table-cell>
          <table:table-cell/>
          <table:table-cell table:formula="of:=EXACT([.C148];[.H148])" office:value-type="boolean" office:boolean-value="true" calcext:value-type="boolean">
            <text:p>TRUE</text:p>
          </table:table-cell>
          <table:table-cell table:formula="of:=EXACT([.E148];[.J1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6.jpg</text:p>
          </table:table-cell>
          <table:table-cell office:value-type="string" calcext:value-type="string">
            <text:p>2022:07:09</text:p>
          </table:table-cell>
          <table:table-cell office:value-type="string" calcext:value-type="string">
            <text:p>15:02:24</text:p>
          </table:table-cell>
          <table:table-cell table:formula="of:=MID([.D1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51.jpg</text:p>
          </table:table-cell>
          <table:table-cell office:value-type="string" calcext:value-type="string">
            <text:p>2022:07:09</text:p>
          </table:table-cell>
          <table:table-cell office:value-type="string" calcext:value-type="string">
            <text:p>14:53:11</text:p>
          </table:table-cell>
          <table:table-cell table:formula="of:=MID([.I149];1;2)+1" office:value-type="float" office:value="15" calcext:value-type="float">
            <text:p>15</text:p>
          </table:table-cell>
          <table:table-cell/>
          <table:table-cell table:formula="of:=EXACT([.C149];[.H149])" office:value-type="boolean" office:boolean-value="true" calcext:value-type="boolean">
            <text:p>TRUE</text:p>
          </table:table-cell>
          <table:table-cell table:formula="of:=EXACT([.E149];[.J1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7.jpg</text:p>
          </table:table-cell>
          <table:table-cell office:value-type="string" calcext:value-type="string">
            <text:p>2022:07:10</text:p>
          </table:table-cell>
          <table:table-cell office:value-type="string" calcext:value-type="string">
            <text:p>14:02:25</text:p>
          </table:table-cell>
          <table:table-cell table:formula="of:=MID([.D1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2.jpg</text:p>
          </table:table-cell>
          <table:table-cell office:value-type="string" calcext:value-type="string">
            <text:p>2022:07:10</text:p>
          </table:table-cell>
          <table:table-cell office:value-type="string" calcext:value-type="string">
            <text:p>13:53:11</text:p>
          </table:table-cell>
          <table:table-cell table:formula="of:=MID([.I150];1;2)+1" office:value-type="float" office:value="14" calcext:value-type="float">
            <text:p>14</text:p>
          </table:table-cell>
          <table:table-cell/>
          <table:table-cell table:formula="of:=EXACT([.C150];[.H150])" office:value-type="boolean" office:boolean-value="true" calcext:value-type="boolean">
            <text:p>TRUE</text:p>
          </table:table-cell>
          <table:table-cell table:formula="of:=EXACT([.E150];[.J1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9.jpg</text:p>
          </table:table-cell>
          <table:table-cell office:value-type="string" calcext:value-type="string">
            <text:p>2022:07:11</text:p>
          </table:table-cell>
          <table:table-cell office:value-type="string" calcext:value-type="string">
            <text:p>14:02:27</text:p>
          </table:table-cell>
          <table:table-cell table:formula="of:=MID([.D15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4.jpg</text:p>
          </table:table-cell>
          <table:table-cell office:value-type="string" calcext:value-type="string">
            <text:p>2022:07:11</text:p>
          </table:table-cell>
          <table:table-cell office:value-type="string" calcext:value-type="string">
            <text:p>13:53:11</text:p>
          </table:table-cell>
          <table:table-cell table:formula="of:=MID([.I151];1;2)+1" office:value-type="float" office:value="14" calcext:value-type="float">
            <text:p>14</text:p>
          </table:table-cell>
          <table:table-cell/>
          <table:table-cell table:formula="of:=EXACT([.C151];[.H151])" office:value-type="boolean" office:boolean-value="true" calcext:value-type="boolean">
            <text:p>TRUE</text:p>
          </table:table-cell>
          <table:table-cell table:formula="of:=EXACT([.E151];[.J1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1.jpg</text:p>
          </table:table-cell>
          <table:table-cell office:value-type="string" calcext:value-type="string">
            <text:p>2022:07:12</text:p>
          </table:table-cell>
          <table:table-cell office:value-type="string" calcext:value-type="string">
            <text:p>14:02:28</text:p>
          </table:table-cell>
          <table:table-cell table:formula="of:=MID([.D15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6.jpg</text:p>
          </table:table-cell>
          <table:table-cell office:value-type="string" calcext:value-type="string">
            <text:p>2022:07:12</text:p>
          </table:table-cell>
          <table:table-cell office:value-type="string" calcext:value-type="string">
            <text:p>13:53:11</text:p>
          </table:table-cell>
          <table:table-cell table:formula="of:=MID([.I152];1;2)+1" office:value-type="float" office:value="14" calcext:value-type="float">
            <text:p>14</text:p>
          </table:table-cell>
          <table:table-cell/>
          <table:table-cell table:formula="of:=EXACT([.C152];[.H152])" office:value-type="boolean" office:boolean-value="true" calcext:value-type="boolean">
            <text:p>TRUE</text:p>
          </table:table-cell>
          <table:table-cell table:formula="of:=EXACT([.E152];[.J1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3.jpg</text:p>
          </table:table-cell>
          <table:table-cell office:value-type="string" calcext:value-type="string">
            <text:p>2022:07:13</text:p>
          </table:table-cell>
          <table:table-cell office:value-type="string" calcext:value-type="string">
            <text:p>14:02:29</text:p>
          </table:table-cell>
          <table:table-cell table:formula="of:=MID([.D15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8.jpg</text:p>
          </table:table-cell>
          <table:table-cell office:value-type="string" calcext:value-type="string">
            <text:p>2022:07:13</text:p>
          </table:table-cell>
          <table:table-cell office:value-type="string" calcext:value-type="string">
            <text:p>13:53:11</text:p>
          </table:table-cell>
          <table:table-cell table:formula="of:=MID([.I153];1;2)+1" office:value-type="float" office:value="14" calcext:value-type="float">
            <text:p>14</text:p>
          </table:table-cell>
          <table:table-cell/>
          <table:table-cell table:formula="of:=EXACT([.C153];[.H153])" office:value-type="boolean" office:boolean-value="true" calcext:value-type="boolean">
            <text:p>TRUE</text:p>
          </table:table-cell>
          <table:table-cell table:formula="of:=EXACT([.E153];[.J1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6.jpg</text:p>
          </table:table-cell>
          <table:table-cell office:value-type="string" calcext:value-type="string">
            <text:p>2022:07:14</text:p>
          </table:table-cell>
          <table:table-cell office:value-type="string" calcext:value-type="string">
            <text:p>15:02:31</text:p>
          </table:table-cell>
          <table:table-cell table:formula="of:=MID([.D15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1.jpg</text:p>
          </table:table-cell>
          <table:table-cell office:value-type="string" calcext:value-type="string">
            <text:p>2022:07:14</text:p>
          </table:table-cell>
          <table:table-cell office:value-type="string" calcext:value-type="string">
            <text:p>14:53:11</text:p>
          </table:table-cell>
          <table:table-cell table:formula="of:=MID([.I154];1;2)+1" office:value-type="float" office:value="15" calcext:value-type="float">
            <text:p>15</text:p>
          </table:table-cell>
          <table:table-cell/>
          <table:table-cell table:formula="of:=EXACT([.C154];[.H154])" office:value-type="boolean" office:boolean-value="true" calcext:value-type="boolean">
            <text:p>TRUE</text:p>
          </table:table-cell>
          <table:table-cell table:formula="of:=EXACT([.E154];[.J1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7.jpg</text:p>
          </table:table-cell>
          <table:table-cell office:value-type="string" calcext:value-type="string">
            <text:p>2022:07:15</text:p>
          </table:table-cell>
          <table:table-cell office:value-type="string" calcext:value-type="string">
            <text:p>14:02:32</text:p>
          </table:table-cell>
          <table:table-cell table:formula="of:=MID([.D15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2.jpg</text:p>
          </table:table-cell>
          <table:table-cell office:value-type="string" calcext:value-type="string">
            <text:p>2022:07:15</text:p>
          </table:table-cell>
          <table:table-cell office:value-type="string" calcext:value-type="string">
            <text:p>13:53:11</text:p>
          </table:table-cell>
          <table:table-cell table:formula="of:=MID([.I155];1;2)+1" office:value-type="float" office:value="14" calcext:value-type="float">
            <text:p>14</text:p>
          </table:table-cell>
          <table:table-cell/>
          <table:table-cell table:formula="of:=EXACT([.C155];[.H155])" office:value-type="boolean" office:boolean-value="true" calcext:value-type="boolean">
            <text:p>TRUE</text:p>
          </table:table-cell>
          <table:table-cell table:formula="of:=EXACT([.E155];[.J1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9.jpg</text:p>
          </table:table-cell>
          <table:table-cell office:value-type="string" calcext:value-type="string">
            <text:p>2022:07:16</text:p>
          </table:table-cell>
          <table:table-cell office:value-type="string" calcext:value-type="string">
            <text:p>14:02:33</text:p>
          </table:table-cell>
          <table:table-cell table:formula="of:=MID([.D15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4.jpg</text:p>
          </table:table-cell>
          <table:table-cell office:value-type="string" calcext:value-type="string">
            <text:p>2022:07:16</text:p>
          </table:table-cell>
          <table:table-cell office:value-type="string" calcext:value-type="string">
            <text:p>13:53:11</text:p>
          </table:table-cell>
          <table:table-cell table:formula="of:=MID([.I156];1;2)+1" office:value-type="float" office:value="14" calcext:value-type="float">
            <text:p>14</text:p>
          </table:table-cell>
          <table:table-cell/>
          <table:table-cell table:formula="of:=EXACT([.C156];[.H156])" office:value-type="boolean" office:boolean-value="true" calcext:value-type="boolean">
            <text:p>TRUE</text:p>
          </table:table-cell>
          <table:table-cell table:formula="of:=EXACT([.E156];[.J1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2.jpg</text:p>
          </table:table-cell>
          <table:table-cell office:value-type="string" calcext:value-type="string">
            <text:p>2022:07:17</text:p>
          </table:table-cell>
          <table:table-cell office:value-type="string" calcext:value-type="string">
            <text:p>15:02:35</text:p>
          </table:table-cell>
          <table:table-cell table:formula="of:=MID([.D1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7.jpg</text:p>
          </table:table-cell>
          <table:table-cell office:value-type="string" calcext:value-type="string">
            <text:p>2022:07:17</text:p>
          </table:table-cell>
          <table:table-cell office:value-type="string" calcext:value-type="string">
            <text:p>14:53:11</text:p>
          </table:table-cell>
          <table:table-cell table:formula="of:=MID([.I157];1;2)+1" office:value-type="float" office:value="15" calcext:value-type="float">
            <text:p>15</text:p>
          </table:table-cell>
          <table:table-cell/>
          <table:table-cell table:formula="of:=EXACT([.C157];[.H157])" office:value-type="boolean" office:boolean-value="true" calcext:value-type="boolean">
            <text:p>TRUE</text:p>
          </table:table-cell>
          <table:table-cell table:formula="of:=EXACT([.E157];[.J1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3.jpg</text:p>
          </table:table-cell>
          <table:table-cell office:value-type="string" calcext:value-type="string">
            <text:p>2022:07:18</text:p>
          </table:table-cell>
          <table:table-cell office:value-type="string" calcext:value-type="string">
            <text:p>14:02:36</text:p>
          </table:table-cell>
          <table:table-cell table:formula="of:=MID([.D15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8.jpg</text:p>
          </table:table-cell>
          <table:table-cell office:value-type="string" calcext:value-type="string">
            <text:p>2022:07:18</text:p>
          </table:table-cell>
          <table:table-cell office:value-type="string" calcext:value-type="string">
            <text:p>13:53:11</text:p>
          </table:table-cell>
          <table:table-cell table:formula="of:=MID([.I158];1;2)+1" office:value-type="float" office:value="14" calcext:value-type="float">
            <text:p>14</text:p>
          </table:table-cell>
          <table:table-cell/>
          <table:table-cell table:formula="of:=EXACT([.C158];[.H158])" office:value-type="boolean" office:boolean-value="true" calcext:value-type="boolean">
            <text:p>TRUE</text:p>
          </table:table-cell>
          <table:table-cell table:formula="of:=EXACT([.E158];[.J1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5.jpg</text:p>
          </table:table-cell>
          <table:table-cell office:value-type="string" calcext:value-type="string">
            <text:p>2022:07:19</text:p>
          </table:table-cell>
          <table:table-cell office:value-type="string" calcext:value-type="string">
            <text:p>14:02:37</text:p>
          </table:table-cell>
          <table:table-cell table:formula="of:=MID([.D15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0.jpg</text:p>
          </table:table-cell>
          <table:table-cell office:value-type="string" calcext:value-type="string">
            <text:p>2022:07:19</text:p>
          </table:table-cell>
          <table:table-cell office:value-type="string" calcext:value-type="string">
            <text:p>13:53:11</text:p>
          </table:table-cell>
          <table:table-cell table:formula="of:=MID([.I159];1;2)+1" office:value-type="float" office:value="14" calcext:value-type="float">
            <text:p>14</text:p>
          </table:table-cell>
          <table:table-cell/>
          <table:table-cell table:formula="of:=EXACT([.C159];[.H159])" office:value-type="boolean" office:boolean-value="true" calcext:value-type="boolean">
            <text:p>TRUE</text:p>
          </table:table-cell>
          <table:table-cell table:formula="of:=EXACT([.E159];[.J1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7.jpg</text:p>
          </table:table-cell>
          <table:table-cell office:value-type="string" calcext:value-type="string">
            <text:p>2022:07:20</text:p>
          </table:table-cell>
          <table:table-cell office:value-type="string" calcext:value-type="string">
            <text:p>14:02:39</text:p>
          </table:table-cell>
          <table:table-cell table:formula="of:=MID([.D1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2.jpg</text:p>
          </table:table-cell>
          <table:table-cell office:value-type="string" calcext:value-type="string">
            <text:p>2022:07:20</text:p>
          </table:table-cell>
          <table:table-cell office:value-type="string" calcext:value-type="string">
            <text:p>13:53:11</text:p>
          </table:table-cell>
          <table:table-cell table:formula="of:=MID([.I160];1;2)+1" office:value-type="float" office:value="14" calcext:value-type="float">
            <text:p>14</text:p>
          </table:table-cell>
          <table:table-cell/>
          <table:table-cell table:formula="of:=EXACT([.C160];[.H160])" office:value-type="boolean" office:boolean-value="true" calcext:value-type="boolean">
            <text:p>TRUE</text:p>
          </table:table-cell>
          <table:table-cell table:formula="of:=EXACT([.E160];[.J1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9.jpg</text:p>
          </table:table-cell>
          <table:table-cell office:value-type="string" calcext:value-type="string">
            <text:p>2022:07:21</text:p>
          </table:table-cell>
          <table:table-cell office:value-type="string" calcext:value-type="string">
            <text:p>14:02:40</text:p>
          </table:table-cell>
          <table:table-cell table:formula="of:=MID([.D1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4.jpg</text:p>
          </table:table-cell>
          <table:table-cell office:value-type="string" calcext:value-type="string">
            <text:p>2022:07:21</text:p>
          </table:table-cell>
          <table:table-cell office:value-type="string" calcext:value-type="string">
            <text:p>13:53:11</text:p>
          </table:table-cell>
          <table:table-cell table:formula="of:=MID([.I161];1;2)+1" office:value-type="float" office:value="14" calcext:value-type="float">
            <text:p>14</text:p>
          </table:table-cell>
          <table:table-cell/>
          <table:table-cell table:formula="of:=EXACT([.C161];[.H161])" office:value-type="boolean" office:boolean-value="true" calcext:value-type="boolean">
            <text:p>TRUE</text:p>
          </table:table-cell>
          <table:table-cell table:formula="of:=EXACT([.E161];[.J1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1.jpg</text:p>
          </table:table-cell>
          <table:table-cell office:value-type="string" calcext:value-type="string">
            <text:p>2022:07:22</text:p>
          </table:table-cell>
          <table:table-cell office:value-type="string" calcext:value-type="string">
            <text:p>14:02:41</text:p>
          </table:table-cell>
          <table:table-cell table:formula="of:=MID([.D1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6.jpg</text:p>
          </table:table-cell>
          <table:table-cell office:value-type="string" calcext:value-type="string">
            <text:p>2022:07:22</text:p>
          </table:table-cell>
          <table:table-cell office:value-type="string" calcext:value-type="string">
            <text:p>13:53:11</text:p>
          </table:table-cell>
          <table:table-cell table:formula="of:=MID([.I162];1;2)+1" office:value-type="float" office:value="14" calcext:value-type="float">
            <text:p>14</text:p>
          </table:table-cell>
          <table:table-cell/>
          <table:table-cell table:formula="of:=EXACT([.C162];[.H162])" office:value-type="boolean" office:boolean-value="true" calcext:value-type="boolean">
            <text:p>TRUE</text:p>
          </table:table-cell>
          <table:table-cell table:formula="of:=EXACT([.E162];[.J1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3.jpg</text:p>
          </table:table-cell>
          <table:table-cell office:value-type="string" calcext:value-type="string">
            <text:p>2022:07:23</text:p>
          </table:table-cell>
          <table:table-cell office:value-type="string" calcext:value-type="string">
            <text:p>14:02:43</text:p>
          </table:table-cell>
          <table:table-cell table:formula="of:=MID([.D16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8.jpg</text:p>
          </table:table-cell>
          <table:table-cell office:value-type="string" calcext:value-type="string">
            <text:p>2022:07:23</text:p>
          </table:table-cell>
          <table:table-cell office:value-type="string" calcext:value-type="string">
            <text:p>13:53:11</text:p>
          </table:table-cell>
          <table:table-cell table:formula="of:=MID([.I163];1;2)+1" office:value-type="float" office:value="14" calcext:value-type="float">
            <text:p>14</text:p>
          </table:table-cell>
          <table:table-cell/>
          <table:table-cell table:formula="of:=EXACT([.C163];[.H163])" office:value-type="boolean" office:boolean-value="true" calcext:value-type="boolean">
            <text:p>TRUE</text:p>
          </table:table-cell>
          <table:table-cell table:formula="of:=EXACT([.E163];[.J1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5.jpg</text:p>
          </table:table-cell>
          <table:table-cell office:value-type="string" calcext:value-type="string">
            <text:p>2022:07:24</text:p>
          </table:table-cell>
          <table:table-cell office:value-type="string" calcext:value-type="string">
            <text:p>14:02:44</text:p>
          </table:table-cell>
          <table:table-cell table:formula="of:=MID([.D16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0.jpg</text:p>
          </table:table-cell>
          <table:table-cell office:value-type="string" calcext:value-type="string">
            <text:p>2022:07:24</text:p>
          </table:table-cell>
          <table:table-cell office:value-type="string" calcext:value-type="string">
            <text:p>13:53:11</text:p>
          </table:table-cell>
          <table:table-cell table:formula="of:=MID([.I164];1;2)+1" office:value-type="float" office:value="14" calcext:value-type="float">
            <text:p>14</text:p>
          </table:table-cell>
          <table:table-cell/>
          <table:table-cell table:formula="of:=EXACT([.C164];[.H164])" office:value-type="boolean" office:boolean-value="true" calcext:value-type="boolean">
            <text:p>TRUE</text:p>
          </table:table-cell>
          <table:table-cell table:formula="of:=EXACT([.E164];[.J1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7.jpg</text:p>
          </table:table-cell>
          <table:table-cell office:value-type="string" calcext:value-type="string">
            <text:p>2022:07:25</text:p>
          </table:table-cell>
          <table:table-cell office:value-type="string" calcext:value-type="string">
            <text:p>14:02:45</text:p>
          </table:table-cell>
          <table:table-cell table:formula="of:=MID([.D1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2.jpg</text:p>
          </table:table-cell>
          <table:table-cell office:value-type="string" calcext:value-type="string">
            <text:p>2022:07:25</text:p>
          </table:table-cell>
          <table:table-cell office:value-type="string" calcext:value-type="string">
            <text:p>13:53:11</text:p>
          </table:table-cell>
          <table:table-cell table:formula="of:=MID([.I165];1;2)+1" office:value-type="float" office:value="14" calcext:value-type="float">
            <text:p>14</text:p>
          </table:table-cell>
          <table:table-cell/>
          <table:table-cell table:formula="of:=EXACT([.C165];[.H165])" office:value-type="boolean" office:boolean-value="true" calcext:value-type="boolean">
            <text:p>TRUE</text:p>
          </table:table-cell>
          <table:table-cell table:formula="of:=EXACT([.E165];[.J1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9.jpg</text:p>
          </table:table-cell>
          <table:table-cell office:value-type="string" calcext:value-type="string">
            <text:p>2022:07:26</text:p>
          </table:table-cell>
          <table:table-cell office:value-type="string" calcext:value-type="string">
            <text:p>14:02:47</text:p>
          </table:table-cell>
          <table:table-cell table:formula="of:=MID([.D1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4.jpg</text:p>
          </table:table-cell>
          <table:table-cell office:value-type="string" calcext:value-type="string">
            <text:p>2022:07:26</text:p>
          </table:table-cell>
          <table:table-cell office:value-type="string" calcext:value-type="string">
            <text:p>13:53:11</text:p>
          </table:table-cell>
          <table:table-cell table:formula="of:=MID([.I166];1;2)+1" office:value-type="float" office:value="14" calcext:value-type="float">
            <text:p>14</text:p>
          </table:table-cell>
          <table:table-cell/>
          <table:table-cell table:formula="of:=EXACT([.C166];[.H166])" office:value-type="boolean" office:boolean-value="true" calcext:value-type="boolean">
            <text:p>TRUE</text:p>
          </table:table-cell>
          <table:table-cell table:formula="of:=EXACT([.E166];[.J1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1.jpg</text:p>
          </table:table-cell>
          <table:table-cell office:value-type="string" calcext:value-type="string">
            <text:p>2022:07:27</text:p>
          </table:table-cell>
          <table:table-cell office:value-type="string" calcext:value-type="string">
            <text:p>14:02:48</text:p>
          </table:table-cell>
          <table:table-cell table:formula="of:=MID([.D1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6.jpg</text:p>
          </table:table-cell>
          <table:table-cell office:value-type="string" calcext:value-type="string">
            <text:p>2022:07:27</text:p>
          </table:table-cell>
          <table:table-cell office:value-type="string" calcext:value-type="string">
            <text:p>13:53:11</text:p>
          </table:table-cell>
          <table:table-cell table:formula="of:=MID([.I167];1;2)+1" office:value-type="float" office:value="14" calcext:value-type="float">
            <text:p>14</text:p>
          </table:table-cell>
          <table:table-cell/>
          <table:table-cell table:formula="of:=EXACT([.C167];[.H167])" office:value-type="boolean" office:boolean-value="true" calcext:value-type="boolean">
            <text:p>TRUE</text:p>
          </table:table-cell>
          <table:table-cell table:formula="of:=EXACT([.E167];[.J1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4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5:02:49</text:p>
          </table:table-cell>
          <table:table-cell table:formula="of:=MID([.D1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89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4:53:11</text:p>
          </table:table-cell>
          <table:table-cell table:formula="of:=MID([.I168];1;2)+1" office:value-type="float" office:value="15" calcext:value-type="float">
            <text:p>15</text:p>
          </table:table-cell>
          <table:table-cell/>
          <table:table-cell table:formula="of:=EXACT([.C168];[.H168])" office:value-type="boolean" office:boolean-value="true" calcext:value-type="boolean">
            <text:p>TRUE</text:p>
          </table:table-cell>
          <table:table-cell table:formula="of:=EXACT([.E168];[.J168])" office:value-type="boolean" office:boolean-value="true" calcext:value-type="boolean">
            <text:p>TRUE</text:p>
          </table:table-cell>
          <table:table-cell office:value-type="string" calcext:value-type="string">
            <text:p>Installazione Tabelloni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IMG_2815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4:02:50</text:p>
          </table:table-cell>
          <table:table-cell table:formula="of:=MID([.D1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0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3:53:10</text:p>
          </table:table-cell>
          <table:table-cell table:formula="of:=MID([.I169];1;2)+1" office:value-type="float" office:value="14" calcext:value-type="float">
            <text:p>14</text:p>
          </table:table-cell>
          <table:table-cell/>
          <table:table-cell table:formula="of:=EXACT([.C169];[.H169])" office:value-type="boolean" office:boolean-value="true" calcext:value-type="boolean">
            <text:p>TRUE</text:p>
          </table:table-cell>
          <table:table-cell table:formula="of:=EXACT([.E169];[.J1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8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5:02:52</text:p>
          </table:table-cell>
          <table:table-cell table:formula="of:=MID([.D1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93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4:53:10</text:p>
          </table:table-cell>
          <table:table-cell table:formula="of:=MID([.I170];1;2)+1" office:value-type="float" office:value="15" calcext:value-type="float">
            <text:p>15</text:p>
          </table:table-cell>
          <table:table-cell/>
          <table:table-cell table:formula="of:=EXACT([.C170];[.H170])" office:value-type="boolean" office:boolean-value="true" calcext:value-type="boolean">
            <text:p>TRUE</text:p>
          </table:table-cell>
          <table:table-cell table:formula="of:=EXACT([.E170];[.J1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9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4:02:53</text:p>
          </table:table-cell>
          <table:table-cell table:formula="of:=MID([.D1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4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3:53:10</text:p>
          </table:table-cell>
          <table:table-cell table:formula="of:=MID([.I171];1;2)+1" office:value-type="float" office:value="14" calcext:value-type="float">
            <text:p>14</text:p>
          </table:table-cell>
          <table:table-cell/>
          <table:table-cell table:formula="of:=EXACT([.C171];[.H171])" office:value-type="boolean" office:boolean-value="true" calcext:value-type="boolean">
            <text:p>TRUE</text:p>
          </table:table-cell>
          <table:table-cell table:formula="of:=EXACT([.E171];[.J1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1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4:02:54</text:p>
          </table:table-cell>
          <table:table-cell table:formula="of:=MID([.D1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6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3:53:10</text:p>
          </table:table-cell>
          <table:table-cell table:formula="of:=MID([.I172];1;2)+1" office:value-type="float" office:value="14" calcext:value-type="float">
            <text:p>14</text:p>
          </table:table-cell>
          <table:table-cell/>
          <table:table-cell table:formula="of:=EXACT([.C172];[.H172])" office:value-type="boolean" office:boolean-value="true" calcext:value-type="boolean">
            <text:p>TRUE</text:p>
          </table:table-cell>
          <table:table-cell table:formula="of:=EXACT([.E172];[.J1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3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4:02:55</text:p>
          </table:table-cell>
          <table:table-cell table:formula="of:=MID([.D1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8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3:53:10</text:p>
          </table:table-cell>
          <table:table-cell table:formula="of:=MID([.I173];1;2)+1" office:value-type="float" office:value="14" calcext:value-type="float">
            <text:p>14</text:p>
          </table:table-cell>
          <table:table-cell/>
          <table:table-cell table:formula="of:=EXACT([.C173];[.H173])" office:value-type="boolean" office:boolean-value="true" calcext:value-type="boolean">
            <text:p>TRUE</text:p>
          </table:table-cell>
          <table:table-cell table:formula="of:=EXACT([.E173];[.J1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5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4:02:57</text:p>
          </table:table-cell>
          <table:table-cell table:formula="of:=MID([.D1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0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3:53:10</text:p>
          </table:table-cell>
          <table:table-cell table:formula="of:=MID([.I174];1;2)+1" office:value-type="float" office:value="14" calcext:value-type="float">
            <text:p>14</text:p>
          </table:table-cell>
          <table:table-cell/>
          <table:table-cell table:formula="of:=EXACT([.C174];[.H174])" office:value-type="boolean" office:boolean-value="true" calcext:value-type="boolean">
            <text:p>TRUE</text:p>
          </table:table-cell>
          <table:table-cell table:formula="of:=EXACT([.E174];[.J1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8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5:02:58</text:p>
          </table:table-cell>
          <table:table-cell table:formula="of:=MID([.D1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03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4:53:10</text:p>
          </table:table-cell>
          <table:table-cell table:formula="of:=MID([.I175];1;2)+1" office:value-type="float" office:value="15" calcext:value-type="float">
            <text:p>15</text:p>
          </table:table-cell>
          <table:table-cell/>
          <table:table-cell table:formula="of:=EXACT([.C175];[.H175])" office:value-type="boolean" office:boolean-value="true" calcext:value-type="boolean">
            <text:p>TRUE</text:p>
          </table:table-cell>
          <table:table-cell table:formula="of:=EXACT([.E175];[.J1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9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4:02:59</text:p>
          </table:table-cell>
          <table:table-cell table:formula="of:=MID([.D1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4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3:53:10</text:p>
          </table:table-cell>
          <table:table-cell table:formula="of:=MID([.I176];1;2)+1" office:value-type="float" office:value="14" calcext:value-type="float">
            <text:p>14</text:p>
          </table:table-cell>
          <table:table-cell/>
          <table:table-cell table:formula="of:=EXACT([.C176];[.H176])" office:value-type="boolean" office:boolean-value="true" calcext:value-type="boolean">
            <text:p>TRUE</text:p>
          </table:table-cell>
          <table:table-cell table:formula="of:=EXACT([.E176];[.J1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1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4:03:01</text:p>
          </table:table-cell>
          <table:table-cell table:formula="of:=MID([.D1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6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3:53:10</text:p>
          </table:table-cell>
          <table:table-cell table:formula="of:=MID([.I177];1;2)+1" office:value-type="float" office:value="14" calcext:value-type="float">
            <text:p>14</text:p>
          </table:table-cell>
          <table:table-cell/>
          <table:table-cell table:formula="of:=EXACT([.C177];[.H177])" office:value-type="boolean" office:boolean-value="true" calcext:value-type="boolean">
            <text:p>TRUE</text:p>
          </table:table-cell>
          <table:table-cell table:formula="of:=EXACT([.E177];[.J1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3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4:03:02</text:p>
          </table:table-cell>
          <table:table-cell table:formula="of:=MID([.D1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8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3:53:10</text:p>
          </table:table-cell>
          <table:table-cell table:formula="of:=MID([.I178];1;2)+1" office:value-type="float" office:value="14" calcext:value-type="float">
            <text:p>14</text:p>
          </table:table-cell>
          <table:table-cell/>
          <table:table-cell table:formula="of:=EXACT([.C178];[.H178])" office:value-type="boolean" office:boolean-value="true" calcext:value-type="boolean">
            <text:p>TRUE</text:p>
          </table:table-cell>
          <table:table-cell table:formula="of:=EXACT([.E178];[.J1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5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4:03:03</text:p>
          </table:table-cell>
          <table:table-cell table:formula="of:=MID([.D1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0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3:53:10</text:p>
          </table:table-cell>
          <table:table-cell table:formula="of:=MID([.I179];1;2)+1" office:value-type="float" office:value="14" calcext:value-type="float">
            <text:p>14</text:p>
          </table:table-cell>
          <table:table-cell/>
          <table:table-cell table:formula="of:=EXACT([.C179];[.H179])" office:value-type="boolean" office:boolean-value="true" calcext:value-type="boolean">
            <text:p>TRUE</text:p>
          </table:table-cell>
          <table:table-cell table:formula="of:=EXACT([.E179];[.J1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7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4:03:04</text:p>
          </table:table-cell>
          <table:table-cell table:formula="of:=MID([.D1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2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3:53:10</text:p>
          </table:table-cell>
          <table:table-cell table:formula="of:=MID([.I180];1;2)+1" office:value-type="float" office:value="14" calcext:value-type="float">
            <text:p>14</text:p>
          </table:table-cell>
          <table:table-cell/>
          <table:table-cell table:formula="of:=EXACT([.C180];[.H180])" office:value-type="boolean" office:boolean-value="true" calcext:value-type="boolean">
            <text:p>TRUE</text:p>
          </table:table-cell>
          <table:table-cell table:formula="of:=EXACT([.E180];[.J1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9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4:03:06</text:p>
          </table:table-cell>
          <table:table-cell table:formula="of:=MID([.D1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4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3:53:10</text:p>
          </table:table-cell>
          <table:table-cell table:formula="of:=MID([.I181];1;2)+1" office:value-type="float" office:value="14" calcext:value-type="float">
            <text:p>14</text:p>
          </table:table-cell>
          <table:table-cell/>
          <table:table-cell table:formula="of:=EXACT([.C181];[.H181])" office:value-type="boolean" office:boolean-value="true" calcext:value-type="boolean">
            <text:p>TRUE</text:p>
          </table:table-cell>
          <table:table-cell table:formula="of:=EXACT([.E181];[.J1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1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4:03:07</text:p>
          </table:table-cell>
          <table:table-cell table:formula="of:=MID([.D1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6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3:53:09</text:p>
          </table:table-cell>
          <table:table-cell table:formula="of:=MID([.I182];1;2)+1" office:value-type="float" office:value="14" calcext:value-type="float">
            <text:p>14</text:p>
          </table:table-cell>
          <table:table-cell/>
          <table:table-cell table:formula="of:=EXACT([.C182];[.H182])" office:value-type="boolean" office:boolean-value="true" calcext:value-type="boolean">
            <text:p>TRUE</text:p>
          </table:table-cell>
          <table:table-cell table:formula="of:=EXACT([.E182];[.J1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3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4:03:08</text:p>
          </table:table-cell>
          <table:table-cell table:formula="of:=MID([.D1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8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3:53:09</text:p>
          </table:table-cell>
          <table:table-cell table:formula="of:=MID([.I183];1;2)+1" office:value-type="float" office:value="14" calcext:value-type="float">
            <text:p>14</text:p>
          </table:table-cell>
          <table:table-cell/>
          <table:table-cell table:formula="of:=EXACT([.C183];[.H183])" office:value-type="boolean" office:boolean-value="true" calcext:value-type="boolean">
            <text:p>TRUE</text:p>
          </table:table-cell>
          <table:table-cell table:formula="of:=EXACT([.E183];[.J1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5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4:03:09</text:p>
          </table:table-cell>
          <table:table-cell table:formula="of:=MID([.D1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0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3:53:09</text:p>
          </table:table-cell>
          <table:table-cell table:formula="of:=MID([.I184];1;2)+1" office:value-type="float" office:value="14" calcext:value-type="float">
            <text:p>14</text:p>
          </table:table-cell>
          <table:table-cell/>
          <table:table-cell table:formula="of:=EXACT([.C184];[.H184])" office:value-type="boolean" office:boolean-value="true" calcext:value-type="boolean">
            <text:p>TRUE</text:p>
          </table:table-cell>
          <table:table-cell table:formula="of:=EXACT([.E184];[.J1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7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4:03:10</text:p>
          </table:table-cell>
          <table:table-cell table:formula="of:=MID([.D1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2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3:53:09</text:p>
          </table:table-cell>
          <table:table-cell table:formula="of:=MID([.I185];1;2)+1" office:value-type="float" office:value="14" calcext:value-type="float">
            <text:p>14</text:p>
          </table:table-cell>
          <table:table-cell/>
          <table:table-cell table:formula="of:=EXACT([.C185];[.H185])" office:value-type="boolean" office:boolean-value="true" calcext:value-type="boolean">
            <text:p>TRUE</text:p>
          </table:table-cell>
          <table:table-cell table:formula="of:=EXACT([.E185];[.J1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9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4:03:11</text:p>
          </table:table-cell>
          <table:table-cell table:formula="of:=MID([.D18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4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3:53:09</text:p>
          </table:table-cell>
          <table:table-cell table:formula="of:=MID([.I186];1;2)+1" office:value-type="float" office:value="14" calcext:value-type="float">
            <text:p>14</text:p>
          </table:table-cell>
          <table:table-cell/>
          <table:table-cell table:formula="of:=EXACT([.C186];[.H186])" office:value-type="boolean" office:boolean-value="true" calcext:value-type="boolean">
            <text:p>TRUE</text:p>
          </table:table-cell>
          <table:table-cell table:formula="of:=EXACT([.E186];[.J1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1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4:03:12</text:p>
          </table:table-cell>
          <table:table-cell table:formula="of:=MID([.D1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6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3:53:09</text:p>
          </table:table-cell>
          <table:table-cell table:formula="of:=MID([.I187];1;2)+1" office:value-type="float" office:value="14" calcext:value-type="float">
            <text:p>14</text:p>
          </table:table-cell>
          <table:table-cell/>
          <table:table-cell table:formula="of:=EXACT([.C187];[.H187])" office:value-type="boolean" office:boolean-value="true" calcext:value-type="boolean">
            <text:p>TRUE</text:p>
          </table:table-cell>
          <table:table-cell table:formula="of:=EXACT([.E187];[.J1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5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4:03:14</text:p>
          </table:table-cell>
          <table:table-cell table:formula="of:=MID([.D1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0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3:53:08</text:p>
          </table:table-cell>
          <table:table-cell table:formula="of:=MID([.I188];1;2)+1" office:value-type="float" office:value="14" calcext:value-type="float">
            <text:p>14</text:p>
          </table:table-cell>
          <table:table-cell/>
          <table:table-cell table:formula="of:=EXACT([.C188];[.H188])" office:value-type="boolean" office:boolean-value="true" calcext:value-type="boolean">
            <text:p>TRUE</text:p>
          </table:table-cell>
          <table:table-cell table:formula="of:=EXACT([.E188];[.J1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7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4:03:15</text:p>
          </table:table-cell>
          <table:table-cell table:formula="of:=MID([.D1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2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3:53:08</text:p>
          </table:table-cell>
          <table:table-cell table:formula="of:=MID([.I189];1;2)+1" office:value-type="float" office:value="14" calcext:value-type="float">
            <text:p>14</text:p>
          </table:table-cell>
          <table:table-cell/>
          <table:table-cell table:formula="of:=EXACT([.C189];[.H189])" office:value-type="boolean" office:boolean-value="true" calcext:value-type="boolean">
            <text:p>TRUE</text:p>
          </table:table-cell>
          <table:table-cell table:formula="of:=EXACT([.E189];[.J1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9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4:03:16</text:p>
          </table:table-cell>
          <table:table-cell table:formula="of:=MID([.D1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4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3:53:08</text:p>
          </table:table-cell>
          <table:table-cell table:formula="of:=MID([.I190];1;2)+1" office:value-type="float" office:value="14" calcext:value-type="float">
            <text:p>14</text:p>
          </table:table-cell>
          <table:table-cell/>
          <table:table-cell table:formula="of:=EXACT([.C190];[.H190])" office:value-type="boolean" office:boolean-value="true" calcext:value-type="boolean">
            <text:p>TRUE</text:p>
          </table:table-cell>
          <table:table-cell table:formula="of:=EXACT([.E190];[.J1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1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4:03:18</text:p>
          </table:table-cell>
          <table:table-cell table:formula="of:=MID([.D1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6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3:53:07</text:p>
          </table:table-cell>
          <table:table-cell table:formula="of:=MID([.I191];1;2)+1" office:value-type="float" office:value="14" calcext:value-type="float">
            <text:p>14</text:p>
          </table:table-cell>
          <table:table-cell/>
          <table:table-cell table:formula="of:=EXACT([.C191];[.H191])" office:value-type="boolean" office:boolean-value="true" calcext:value-type="boolean">
            <text:p>TRUE</text:p>
          </table:table-cell>
          <table:table-cell table:formula="of:=EXACT([.E191];[.J1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3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4:03:19</text:p>
          </table:table-cell>
          <table:table-cell table:formula="of:=MID([.D1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8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3:53:07</text:p>
          </table:table-cell>
          <table:table-cell table:formula="of:=MID([.I192];1;2)+1" office:value-type="float" office:value="14" calcext:value-type="float">
            <text:p>14</text:p>
          </table:table-cell>
          <table:table-cell/>
          <table:table-cell table:formula="of:=EXACT([.C192];[.H192])" office:value-type="boolean" office:boolean-value="true" calcext:value-type="boolean">
            <text:p>TRUE</text:p>
          </table:table-cell>
          <table:table-cell table:formula="of:=EXACT([.E192];[.J1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5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4:03:20</text:p>
          </table:table-cell>
          <table:table-cell table:formula="of:=MID([.D1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0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3:53:07</text:p>
          </table:table-cell>
          <table:table-cell table:formula="of:=MID([.I193];1;2)+1" office:value-type="float" office:value="14" calcext:value-type="float">
            <text:p>14</text:p>
          </table:table-cell>
          <table:table-cell/>
          <table:table-cell table:formula="of:=EXACT([.C193];[.H193])" office:value-type="boolean" office:boolean-value="true" calcext:value-type="boolean">
            <text:p>TRUE</text:p>
          </table:table-cell>
          <table:table-cell table:formula="of:=EXACT([.E193];[.J1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7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4:03:21</text:p>
          </table:table-cell>
          <table:table-cell table:formula="of:=MID([.D1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2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3:53:07</text:p>
          </table:table-cell>
          <table:table-cell table:formula="of:=MID([.I194];1;2)+1" office:value-type="float" office:value="14" calcext:value-type="float">
            <text:p>14</text:p>
          </table:table-cell>
          <table:table-cell/>
          <table:table-cell table:formula="of:=EXACT([.C194];[.H194])" office:value-type="boolean" office:boolean-value="true" calcext:value-type="boolean">
            <text:p>TRUE</text:p>
          </table:table-cell>
          <table:table-cell table:formula="of:=EXACT([.E194];[.J1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9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4:03:22</text:p>
          </table:table-cell>
          <table:table-cell table:formula="of:=MID([.D1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4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3:53:07</text:p>
          </table:table-cell>
          <table:table-cell table:formula="of:=MID([.I195];1;2)+1" office:value-type="float" office:value="14" calcext:value-type="float">
            <text:p>14</text:p>
          </table:table-cell>
          <table:table-cell/>
          <table:table-cell table:formula="of:=EXACT([.C195];[.H195])" office:value-type="boolean" office:boolean-value="true" calcext:value-type="boolean">
            <text:p>TRUE</text:p>
          </table:table-cell>
          <table:table-cell table:formula="of:=EXACT([.E195];[.J1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73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4:03:25</text:p>
          </table:table-cell>
          <table:table-cell table:formula="of:=MID([.D1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8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3:53:07</text:p>
          </table:table-cell>
          <table:table-cell table:formula="of:=MID([.I196];1;2)+1" office:value-type="float" office:value="14" calcext:value-type="float">
            <text:p>14</text:p>
          </table:table-cell>
          <table:table-cell/>
          <table:table-cell table:formula="of:=EXACT([.C196];[.H196])" office:value-type="boolean" office:boolean-value="true" calcext:value-type="boolean">
            <text:p>TRUE</text:p>
          </table:table-cell>
          <table:table-cell table:formula="of:=EXACT([.E196];[.J1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76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5:03:26</text:p>
          </table:table-cell>
          <table:table-cell table:formula="of:=MID([.D19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1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4:53:07</text:p>
          </table:table-cell>
          <table:table-cell table:formula="of:=MID([.I197];1;2)+1" office:value-type="float" office:value="15" calcext:value-type="float">
            <text:p>15</text:p>
          </table:table-cell>
          <table:table-cell/>
          <table:table-cell table:formula="of:=EXACT([.C197];[.H197])" office:value-type="boolean" office:boolean-value="true" calcext:value-type="boolean">
            <text:p>TRUE</text:p>
          </table:table-cell>
          <table:table-cell table:formula="of:=EXACT([.E197];[.J1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78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5:03:27</text:p>
          </table:table-cell>
          <table:table-cell table:formula="of:=MID([.D19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3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4:53:06</text:p>
          </table:table-cell>
          <table:table-cell table:formula="of:=MID([.I198];1;2)+1" office:value-type="float" office:value="15" calcext:value-type="float">
            <text:p>15</text:p>
          </table:table-cell>
          <table:table-cell/>
          <table:table-cell table:formula="of:=EXACT([.C198];[.H198])" office:value-type="boolean" office:boolean-value="true" calcext:value-type="boolean">
            <text:p>TRUE</text:p>
          </table:table-cell>
          <table:table-cell table:formula="of:=EXACT([.E198];[.J1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0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5:03:28</text:p>
          </table:table-cell>
          <table:table-cell table:formula="of:=MID([.D19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5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4:53:06</text:p>
          </table:table-cell>
          <table:table-cell table:formula="of:=MID([.I199];1;2)+1" office:value-type="float" office:value="15" calcext:value-type="float">
            <text:p>15</text:p>
          </table:table-cell>
          <table:table-cell/>
          <table:table-cell table:formula="of:=EXACT([.C199];[.H199])" office:value-type="boolean" office:boolean-value="true" calcext:value-type="boolean">
            <text:p>TRUE</text:p>
          </table:table-cell>
          <table:table-cell table:formula="of:=EXACT([.E199];[.J1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1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4:03:29</text:p>
          </table:table-cell>
          <table:table-cell table:formula="of:=MID([.D2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6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3:53:06</text:p>
          </table:table-cell>
          <table:table-cell table:formula="of:=MID([.I200];1;2)+1" office:value-type="float" office:value="14" calcext:value-type="float">
            <text:p>14</text:p>
          </table:table-cell>
          <table:table-cell/>
          <table:table-cell table:formula="of:=EXACT([.C200];[.H200])" office:value-type="boolean" office:boolean-value="true" calcext:value-type="boolean">
            <text:p>TRUE</text:p>
          </table:table-cell>
          <table:table-cell table:formula="of:=EXACT([.E200];[.J2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3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4:03:30</text:p>
          </table:table-cell>
          <table:table-cell table:formula="of:=MID([.D2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8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3:53:06</text:p>
          </table:table-cell>
          <table:table-cell table:formula="of:=MID([.I201];1;2)+1" office:value-type="float" office:value="14" calcext:value-type="float">
            <text:p>14</text:p>
          </table:table-cell>
          <table:table-cell/>
          <table:table-cell table:formula="of:=EXACT([.C201];[.H201])" office:value-type="boolean" office:boolean-value="true" calcext:value-type="boolean">
            <text:p>TRUE</text:p>
          </table:table-cell>
          <table:table-cell table:formula="of:=EXACT([.E201];[.J2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6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5:03:31</text:p>
          </table:table-cell>
          <table:table-cell table:formula="of:=MID([.D20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1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4:53:06</text:p>
          </table:table-cell>
          <table:table-cell table:formula="of:=MID([.I202];1;2)+1" office:value-type="float" office:value="15" calcext:value-type="float">
            <text:p>15</text:p>
          </table:table-cell>
          <table:table-cell/>
          <table:table-cell table:formula="of:=EXACT([.C202];[.H202])" office:value-type="boolean" office:boolean-value="true" calcext:value-type="boolean">
            <text:p>TRUE</text:p>
          </table:table-cell>
          <table:table-cell table:formula="of:=EXACT([.E202];[.J2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0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5:03:33</text:p>
          </table:table-cell>
          <table:table-cell table:formula="of:=MID([.D20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5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4:53:05</text:p>
          </table:table-cell>
          <table:table-cell table:formula="of:=MID([.I203];1;2)+1" office:value-type="float" office:value="15" calcext:value-type="float">
            <text:p>15</text:p>
          </table:table-cell>
          <table:table-cell/>
          <table:table-cell table:formula="of:=EXACT([.C203];[.H203])" office:value-type="boolean" office:boolean-value="true" calcext:value-type="boolean">
            <text:p>TRUE</text:p>
          </table:table-cell>
          <table:table-cell table:formula="of:=EXACT([.E203];[.J2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1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4:03:34</text:p>
          </table:table-cell>
          <table:table-cell table:formula="of:=MID([.D2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6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3:53:05</text:p>
          </table:table-cell>
          <table:table-cell table:formula="of:=MID([.I204];1;2)+1" office:value-type="float" office:value="14" calcext:value-type="float">
            <text:p>14</text:p>
          </table:table-cell>
          <table:table-cell/>
          <table:table-cell table:formula="of:=EXACT([.C204];[.H204])" office:value-type="boolean" office:boolean-value="true" calcext:value-type="boolean">
            <text:p>TRUE</text:p>
          </table:table-cell>
          <table:table-cell table:formula="of:=EXACT([.E204];[.J2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3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4:03:35</text:p>
          </table:table-cell>
          <table:table-cell table:formula="of:=MID([.D2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8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3:53:04</text:p>
          </table:table-cell>
          <table:table-cell table:formula="of:=MID([.I205];1;2)+1" office:value-type="float" office:value="14" calcext:value-type="float">
            <text:p>14</text:p>
          </table:table-cell>
          <table:table-cell/>
          <table:table-cell table:formula="of:=EXACT([.C205];[.H205])" office:value-type="boolean" office:boolean-value="true" calcext:value-type="boolean">
            <text:p>TRUE</text:p>
          </table:table-cell>
          <table:table-cell table:formula="of:=EXACT([.E205];[.J2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6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5:03:36</text:p>
          </table:table-cell>
          <table:table-cell table:formula="of:=MID([.D20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71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4:53:04</text:p>
          </table:table-cell>
          <table:table-cell table:formula="of:=MID([.I206];1;2)+1" office:value-type="float" office:value="15" calcext:value-type="float">
            <text:p>15</text:p>
          </table:table-cell>
          <table:table-cell/>
          <table:table-cell table:formula="of:=EXACT([.C206];[.H206])" office:value-type="boolean" office:boolean-value="true" calcext:value-type="boolean">
            <text:p>TRUE</text:p>
          </table:table-cell>
          <table:table-cell table:formula="of:=EXACT([.E206];[.J2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7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4:03:37</text:p>
          </table:table-cell>
          <table:table-cell table:formula="of:=MID([.D2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2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3:53:04</text:p>
          </table:table-cell>
          <table:table-cell table:formula="of:=MID([.I207];1;2)+1" office:value-type="float" office:value="14" calcext:value-type="float">
            <text:p>14</text:p>
          </table:table-cell>
          <table:table-cell/>
          <table:table-cell table:formula="of:=EXACT([.C207];[.H207])" office:value-type="boolean" office:boolean-value="true" calcext:value-type="boolean">
            <text:p>TRUE</text:p>
          </table:table-cell>
          <table:table-cell table:formula="of:=EXACT([.E207];[.J2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9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4:03:38</text:p>
          </table:table-cell>
          <table:table-cell table:formula="of:=MID([.D2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4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3:53:04</text:p>
          </table:table-cell>
          <table:table-cell table:formula="of:=MID([.I208];1;2)+1" office:value-type="float" office:value="14" calcext:value-type="float">
            <text:p>14</text:p>
          </table:table-cell>
          <table:table-cell/>
          <table:table-cell table:formula="of:=EXACT([.C208];[.H208])" office:value-type="boolean" office:boolean-value="true" calcext:value-type="boolean">
            <text:p>TRUE</text:p>
          </table:table-cell>
          <table:table-cell table:formula="of:=EXACT([.E208];[.J2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1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4:03:39</text:p>
          </table:table-cell>
          <table:table-cell table:formula="of:=MID([.D2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6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3:53:03</text:p>
          </table:table-cell>
          <table:table-cell table:formula="of:=MID([.I209];1;2)+1" office:value-type="float" office:value="14" calcext:value-type="float">
            <text:p>14</text:p>
          </table:table-cell>
          <table:table-cell/>
          <table:table-cell table:formula="of:=EXACT([.C209];[.H209])" office:value-type="boolean" office:boolean-value="true" calcext:value-type="boolean">
            <text:p>TRUE</text:p>
          </table:table-cell>
          <table:table-cell table:formula="of:=EXACT([.E209];[.J2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3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4:03:40</text:p>
          </table:table-cell>
          <table:table-cell table:formula="of:=MID([.D2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8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3:53:03</text:p>
          </table:table-cell>
          <table:table-cell table:formula="of:=MID([.I210];1;2)+1" office:value-type="float" office:value="14" calcext:value-type="float">
            <text:p>14</text:p>
          </table:table-cell>
          <table:table-cell/>
          <table:table-cell table:formula="of:=EXACT([.C210];[.H210])" office:value-type="boolean" office:boolean-value="true" calcext:value-type="boolean">
            <text:p>TRUE</text:p>
          </table:table-cell>
          <table:table-cell table:formula="of:=EXACT([.E210];[.J2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5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4:03:41</text:p>
          </table:table-cell>
          <table:table-cell table:formula="of:=MID([.D2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0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3:53:03</text:p>
          </table:table-cell>
          <table:table-cell table:formula="of:=MID([.I211];1;2)+1" office:value-type="float" office:value="14" calcext:value-type="float">
            <text:p>14</text:p>
          </table:table-cell>
          <table:table-cell/>
          <table:table-cell table:formula="of:=EXACT([.C211];[.H211])" office:value-type="boolean" office:boolean-value="true" calcext:value-type="boolean">
            <text:p>TRUE</text:p>
          </table:table-cell>
          <table:table-cell table:formula="of:=EXACT([.E211];[.J2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7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4:03:42</text:p>
          </table:table-cell>
          <table:table-cell table:formula="of:=MID([.D2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2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3:53:02</text:p>
          </table:table-cell>
          <table:table-cell table:formula="of:=MID([.I212];1;2)+1" office:value-type="float" office:value="14" calcext:value-type="float">
            <text:p>14</text:p>
          </table:table-cell>
          <table:table-cell/>
          <table:table-cell table:formula="of:=EXACT([.C212];[.H212])" office:value-type="boolean" office:boolean-value="true" calcext:value-type="boolean">
            <text:p>TRUE</text:p>
          </table:table-cell>
          <table:table-cell table:formula="of:=EXACT([.E212];[.J2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1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4:03:44</text:p>
          </table:table-cell>
          <table:table-cell table:formula="of:=MID([.D2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6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3:53:02</text:p>
          </table:table-cell>
          <table:table-cell table:formula="of:=MID([.I213];1;2)+1" office:value-type="float" office:value="14" calcext:value-type="float">
            <text:p>14</text:p>
          </table:table-cell>
          <table:table-cell/>
          <table:table-cell table:formula="of:=EXACT([.C213];[.H213])" office:value-type="boolean" office:boolean-value="true" calcext:value-type="boolean">
            <text:p>TRUE</text:p>
          </table:table-cell>
          <table:table-cell table:formula="of:=EXACT([.E213];[.J2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3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4:03:45</text:p>
          </table:table-cell>
          <table:table-cell table:formula="of:=MID([.D2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8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3:53:02</text:p>
          </table:table-cell>
          <table:table-cell table:formula="of:=MID([.I214];1;2)+1" office:value-type="float" office:value="14" calcext:value-type="float">
            <text:p>14</text:p>
          </table:table-cell>
          <table:table-cell/>
          <table:table-cell table:formula="of:=EXACT([.C214];[.H214])" office:value-type="boolean" office:boolean-value="true" calcext:value-type="boolean">
            <text:p>TRUE</text:p>
          </table:table-cell>
          <table:table-cell table:formula="of:=EXACT([.E214];[.J2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5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4:03:46</text:p>
          </table:table-cell>
          <table:table-cell table:formula="of:=MID([.D2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0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3:53:01</text:p>
          </table:table-cell>
          <table:table-cell table:formula="of:=MID([.I215];1;2)+1" office:value-type="float" office:value="14" calcext:value-type="float">
            <text:p>14</text:p>
          </table:table-cell>
          <table:table-cell/>
          <table:table-cell table:formula="of:=EXACT([.C215];[.H215])" office:value-type="boolean" office:boolean-value="true" calcext:value-type="boolean">
            <text:p>TRUE</text:p>
          </table:table-cell>
          <table:table-cell table:formula="of:=EXACT([.E215];[.J2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7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4:03:46</text:p>
          </table:table-cell>
          <table:table-cell table:formula="of:=MID([.D2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2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3:53:00</text:p>
          </table:table-cell>
          <table:table-cell table:formula="of:=MID([.I216];1;2)+1" office:value-type="float" office:value="14" calcext:value-type="float">
            <text:p>14</text:p>
          </table:table-cell>
          <table:table-cell/>
          <table:table-cell table:formula="of:=EXACT([.C216];[.H216])" office:value-type="boolean" office:boolean-value="true" calcext:value-type="boolean">
            <text:p>TRUE</text:p>
          </table:table-cell>
          <table:table-cell table:formula="of:=EXACT([.E216];[.J2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9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4:03:47</text:p>
          </table:table-cell>
          <table:table-cell table:formula="of:=MID([.D2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4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3:53:00</text:p>
          </table:table-cell>
          <table:table-cell table:formula="of:=MID([.I217];1;2)+1" office:value-type="float" office:value="14" calcext:value-type="float">
            <text:p>14</text:p>
          </table:table-cell>
          <table:table-cell/>
          <table:table-cell table:formula="of:=EXACT([.C217];[.H217])" office:value-type="boolean" office:boolean-value="true" calcext:value-type="boolean">
            <text:p>TRUE</text:p>
          </table:table-cell>
          <table:table-cell table:formula="of:=EXACT([.E217];[.J2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21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4:03:48</text:p>
          </table:table-cell>
          <table:table-cell table:formula="of:=MID([.D2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6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3:52:59</text:p>
          </table:table-cell>
          <table:table-cell table:formula="of:=MID([.I218];1;2)+1" office:value-type="float" office:value="14" calcext:value-type="float">
            <text:p>14</text:p>
          </table:table-cell>
          <table:table-cell/>
          <table:table-cell table:formula="of:=EXACT([.C218];[.H218])" office:value-type="boolean" office:boolean-value="true" calcext:value-type="boolean">
            <text:p>TRUE</text:p>
          </table:table-cell>
          <table:table-cell table:formula="of:=EXACT([.E218];[.J2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25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4:03:48</text:p>
          </table:table-cell>
          <table:table-cell table:formula="of:=MID([.D2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0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3:52:58</text:p>
          </table:table-cell>
          <table:table-cell table:formula="of:=MID([.I219];1;2)+1" office:value-type="float" office:value="14" calcext:value-type="float">
            <text:p>14</text:p>
          </table:table-cell>
          <table:table-cell/>
          <table:table-cell table:formula="of:=EXACT([.C219];[.H219])" office:value-type="boolean" office:boolean-value="true" calcext:value-type="boolean">
            <text:p>TRUE</text:p>
          </table:table-cell>
          <table:table-cell table:formula="of:=EXACT([.E219];[.J2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27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4:03:49</text:p>
          </table:table-cell>
          <table:table-cell table:formula="of:=MID([.D2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2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3:52:57</text:p>
          </table:table-cell>
          <table:table-cell table:formula="of:=MID([.I220];1;2)+1" office:value-type="float" office:value="14" calcext:value-type="float">
            <text:p>14</text:p>
          </table:table-cell>
          <table:table-cell/>
          <table:table-cell table:formula="of:=EXACT([.C220];[.H220])" office:value-type="boolean" office:boolean-value="true" calcext:value-type="boolean">
            <text:p>TRUE</text:p>
          </table:table-cell>
          <table:table-cell table:formula="of:=EXACT([.E220];[.J2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3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4:03:49</text:p>
          </table:table-cell>
          <table:table-cell table:formula="of:=MID([.D2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8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3:52:54</text:p>
          </table:table-cell>
          <table:table-cell table:formula="of:=MID([.I221];1;2)+1" office:value-type="float" office:value="14" calcext:value-type="float">
            <text:p>14</text:p>
          </table:table-cell>
          <table:table-cell/>
          <table:table-cell table:formula="of:=EXACT([.C221];[.H221])" office:value-type="boolean" office:boolean-value="true" calcext:value-type="boolean">
            <text:p>TRUE</text:p>
          </table:table-cell>
          <table:table-cell table:formula="of:=EXACT([.E221];[.J2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6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5:03:50</text:p>
          </table:table-cell>
          <table:table-cell table:formula="of:=MID([.D2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1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4:52:54</text:p>
          </table:table-cell>
          <table:table-cell table:formula="of:=MID([.I222];1;2)+1" office:value-type="float" office:value="15" calcext:value-type="float">
            <text:p>15</text:p>
          </table:table-cell>
          <table:table-cell/>
          <table:table-cell table:formula="of:=EXACT([.C222];[.H222])" office:value-type="boolean" office:boolean-value="true" calcext:value-type="boolean">
            <text:p>TRUE</text:p>
          </table:table-cell>
          <table:table-cell table:formula="of:=EXACT([.E222];[.J2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8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5:03:50</text:p>
          </table:table-cell>
          <table:table-cell table:formula="of:=MID([.D22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3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4:52:53</text:p>
          </table:table-cell>
          <table:table-cell table:formula="of:=MID([.I223];1;2)+1" office:value-type="float" office:value="15" calcext:value-type="float">
            <text:p>15</text:p>
          </table:table-cell>
          <table:table-cell/>
          <table:table-cell table:formula="of:=EXACT([.C223];[.H223])" office:value-type="boolean" office:boolean-value="true" calcext:value-type="boolean">
            <text:p>TRUE</text:p>
          </table:table-cell>
          <table:table-cell table:formula="of:=EXACT([.E223];[.J2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9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4:03:50</text:p>
          </table:table-cell>
          <table:table-cell table:formula="of:=MID([.D2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14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3:52:52</text:p>
          </table:table-cell>
          <table:table-cell table:formula="of:=MID([.I224];1;2)+1" office:value-type="float" office:value="14" calcext:value-type="float">
            <text:p>14</text:p>
          </table:table-cell>
          <table:table-cell/>
          <table:table-cell table:formula="of:=EXACT([.C224];[.H224])" office:value-type="boolean" office:boolean-value="true" calcext:value-type="boolean">
            <text:p>TRUE</text:p>
          </table:table-cell>
          <table:table-cell table:formula="of:=EXACT([.E224];[.J2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2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5:03:50</text:p>
          </table:table-cell>
          <table:table-cell table:formula="of:=MID([.D2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7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4:52:51</text:p>
          </table:table-cell>
          <table:table-cell table:formula="of:=MID([.I225];1;2)+1" office:value-type="float" office:value="15" calcext:value-type="float">
            <text:p>15</text:p>
          </table:table-cell>
          <table:table-cell/>
          <table:table-cell table:formula="of:=EXACT([.C225];[.H225])" office:value-type="boolean" office:boolean-value="true" calcext:value-type="boolean">
            <text:p>TRUE</text:p>
          </table:table-cell>
          <table:table-cell table:formula="of:=EXACT([.E225];[.J2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5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4:03:51</text:p>
          </table:table-cell>
          <table:table-cell table:formula="of:=MID([.D2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0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3:52:49</text:p>
          </table:table-cell>
          <table:table-cell table:formula="of:=MID([.I226];1;2)+1" office:value-type="float" office:value="14" calcext:value-type="float">
            <text:p>14</text:p>
          </table:table-cell>
          <table:table-cell/>
          <table:table-cell table:formula="of:=EXACT([.C226];[.H226])" office:value-type="boolean" office:boolean-value="true" calcext:value-type="boolean">
            <text:p>TRUE</text:p>
          </table:table-cell>
          <table:table-cell table:formula="of:=EXACT([.E226];[.J2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7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4:03:52</text:p>
          </table:table-cell>
          <table:table-cell table:formula="of:=MID([.D22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2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3:52:49</text:p>
          </table:table-cell>
          <table:table-cell table:formula="of:=MID([.I227];1;2)+1" office:value-type="float" office:value="14" calcext:value-type="float">
            <text:p>14</text:p>
          </table:table-cell>
          <table:table-cell/>
          <table:table-cell table:formula="of:=EXACT([.C227];[.H227])" office:value-type="boolean" office:boolean-value="true" calcext:value-type="boolean">
            <text:p>TRUE</text:p>
          </table:table-cell>
          <table:table-cell table:formula="of:=EXACT([.E227];[.J2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9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4:03:53</text:p>
          </table:table-cell>
          <table:table-cell table:formula="of:=MID([.D2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4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3:52:49</text:p>
          </table:table-cell>
          <table:table-cell table:formula="of:=MID([.I228];1;2)+1" office:value-type="float" office:value="14" calcext:value-type="float">
            <text:p>14</text:p>
          </table:table-cell>
          <table:table-cell/>
          <table:table-cell table:formula="of:=EXACT([.C228];[.H228])" office:value-type="boolean" office:boolean-value="true" calcext:value-type="boolean">
            <text:p>TRUE</text:p>
          </table:table-cell>
          <table:table-cell table:formula="of:=EXACT([.E228];[.J2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1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4:03:54</text:p>
          </table:table-cell>
          <table:table-cell table:formula="of:=MID([.D2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6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3:52:48</text:p>
          </table:table-cell>
          <table:table-cell table:formula="of:=MID([.I229];1;2)+1" office:value-type="float" office:value="14" calcext:value-type="float">
            <text:p>14</text:p>
          </table:table-cell>
          <table:table-cell/>
          <table:table-cell table:formula="of:=EXACT([.C229];[.H229])" office:value-type="boolean" office:boolean-value="true" calcext:value-type="boolean">
            <text:p>TRUE</text:p>
          </table:table-cell>
          <table:table-cell table:formula="of:=EXACT([.E229];[.J2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3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4:03:54</text:p>
          </table:table-cell>
          <table:table-cell table:formula="of:=MID([.D2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8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3:52:48</text:p>
          </table:table-cell>
          <table:table-cell table:formula="of:=MID([.I230];1;2)+1" office:value-type="float" office:value="14" calcext:value-type="float">
            <text:p>14</text:p>
          </table:table-cell>
          <table:table-cell/>
          <table:table-cell table:formula="of:=EXACT([.C230];[.H230])" office:value-type="boolean" office:boolean-value="true" calcext:value-type="boolean">
            <text:p>TRUE</text:p>
          </table:table-cell>
          <table:table-cell table:formula="of:=EXACT([.E230];[.J2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5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4:03:55</text:p>
          </table:table-cell>
          <table:table-cell table:formula="of:=MID([.D2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0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3:52:47</text:p>
          </table:table-cell>
          <table:table-cell table:formula="of:=MID([.I231];1;2)+1" office:value-type="float" office:value="14" calcext:value-type="float">
            <text:p>14</text:p>
          </table:table-cell>
          <table:table-cell/>
          <table:table-cell table:formula="of:=EXACT([.C231];[.H231])" office:value-type="boolean" office:boolean-value="true" calcext:value-type="boolean">
            <text:p>TRUE</text:p>
          </table:table-cell>
          <table:table-cell table:formula="of:=EXACT([.E231];[.J2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8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5:03:56</text:p>
          </table:table-cell>
          <table:table-cell table:formula="of:=MID([.D2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33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4:52:47</text:p>
          </table:table-cell>
          <table:table-cell table:formula="of:=MID([.I232];1;2)+1" office:value-type="float" office:value="15" calcext:value-type="float">
            <text:p>15</text:p>
          </table:table-cell>
          <table:table-cell/>
          <table:table-cell table:formula="of:=EXACT([.C232];[.H232])" office:value-type="boolean" office:boolean-value="true" calcext:value-type="boolean">
            <text:p>TRUE</text:p>
          </table:table-cell>
          <table:table-cell table:formula="of:=EXACT([.E232];[.J2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1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4:03:57</text:p>
          </table:table-cell>
          <table:table-cell table:formula="of:=MID([.D2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6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3:52:45</text:p>
          </table:table-cell>
          <table:table-cell table:formula="of:=MID([.I233];1;2)+1" office:value-type="float" office:value="14" calcext:value-type="float">
            <text:p>14</text:p>
          </table:table-cell>
          <table:table-cell/>
          <table:table-cell table:formula="of:=EXACT([.C233];[.H233])" office:value-type="boolean" office:boolean-value="true" calcext:value-type="boolean">
            <text:p>TRUE</text:p>
          </table:table-cell>
          <table:table-cell table:formula="of:=EXACT([.E233];[.J2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3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4:03:57</text:p>
          </table:table-cell>
          <table:table-cell table:formula="of:=MID([.D23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8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3:52:45</text:p>
          </table:table-cell>
          <table:table-cell table:formula="of:=MID([.I234];1;2)+1" office:value-type="float" office:value="14" calcext:value-type="float">
            <text:p>14</text:p>
          </table:table-cell>
          <table:table-cell/>
          <table:table-cell table:formula="of:=EXACT([.C234];[.H234])" office:value-type="boolean" office:boolean-value="true" calcext:value-type="boolean">
            <text:p>TRUE</text:p>
          </table:table-cell>
          <table:table-cell table:formula="of:=EXACT([.E234];[.J2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5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4:03:58</text:p>
          </table:table-cell>
          <table:table-cell table:formula="of:=MID([.D2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0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3:52:44</text:p>
          </table:table-cell>
          <table:table-cell table:formula="of:=MID([.I235];1;2)+1" office:value-type="float" office:value="14" calcext:value-type="float">
            <text:p>14</text:p>
          </table:table-cell>
          <table:table-cell/>
          <table:table-cell table:formula="of:=EXACT([.C235];[.H235])" office:value-type="boolean" office:boolean-value="true" calcext:value-type="boolean">
            <text:p>TRUE</text:p>
          </table:table-cell>
          <table:table-cell table:formula="of:=EXACT([.E235];[.J2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7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4:03:59</text:p>
          </table:table-cell>
          <table:table-cell table:formula="of:=MID([.D2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2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3:52:44</text:p>
          </table:table-cell>
          <table:table-cell table:formula="of:=MID([.I236];1;2)+1" office:value-type="float" office:value="14" calcext:value-type="float">
            <text:p>14</text:p>
          </table:table-cell>
          <table:table-cell/>
          <table:table-cell table:formula="of:=EXACT([.C236];[.H236])" office:value-type="boolean" office:boolean-value="true" calcext:value-type="boolean">
            <text:p>TRUE</text:p>
          </table:table-cell>
          <table:table-cell table:formula="of:=EXACT([.E236];[.J2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0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5:03:59</text:p>
          </table:table-cell>
          <table:table-cell table:formula="of:=MID([.D2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5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4:52:43</text:p>
          </table:table-cell>
          <table:table-cell table:formula="of:=MID([.I237];1;2)+1" office:value-type="float" office:value="15" calcext:value-type="float">
            <text:p>15</text:p>
          </table:table-cell>
          <table:table-cell/>
          <table:table-cell table:formula="of:=EXACT([.C237];[.H237])" office:value-type="boolean" office:boolean-value="true" calcext:value-type="boolean">
            <text:p>TRUE</text:p>
          </table:table-cell>
          <table:table-cell table:formula="of:=EXACT([.E237];[.J2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1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4:04:00</text:p>
          </table:table-cell>
          <table:table-cell table:formula="of:=MID([.D23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6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3:52:42</text:p>
          </table:table-cell>
          <table:table-cell table:formula="of:=MID([.I238];1;2)+1" office:value-type="float" office:value="14" calcext:value-type="float">
            <text:p>14</text:p>
          </table:table-cell>
          <table:table-cell/>
          <table:table-cell table:formula="of:=EXACT([.C238];[.H238])" office:value-type="boolean" office:boolean-value="true" calcext:value-type="boolean">
            <text:p>TRUE</text:p>
          </table:table-cell>
          <table:table-cell table:formula="of:=EXACT([.E238];[.J2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4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5:04:00</text:p>
          </table:table-cell>
          <table:table-cell table:formula="of:=MID([.D2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9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4:52:42</text:p>
          </table:table-cell>
          <table:table-cell table:formula="of:=MID([.I239];1;2)+1" office:value-type="float" office:value="15" calcext:value-type="float">
            <text:p>15</text:p>
          </table:table-cell>
          <table:table-cell/>
          <table:table-cell table:formula="of:=EXACT([.C239];[.H239])" office:value-type="boolean" office:boolean-value="true" calcext:value-type="boolean">
            <text:p>TRUE</text:p>
          </table:table-cell>
          <table:table-cell table:formula="of:=EXACT([.E239];[.J2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5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4:04:01</text:p>
          </table:table-cell>
          <table:table-cell table:formula="of:=MID([.D2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0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3:52:41</text:p>
          </table:table-cell>
          <table:table-cell table:formula="of:=MID([.I240];1;2)+1" office:value-type="float" office:value="14" calcext:value-type="float">
            <text:p>14</text:p>
          </table:table-cell>
          <table:table-cell/>
          <table:table-cell table:formula="of:=EXACT([.C240];[.H240])" office:value-type="boolean" office:boolean-value="true" calcext:value-type="boolean">
            <text:p>TRUE</text:p>
          </table:table-cell>
          <table:table-cell table:formula="of:=EXACT([.E240];[.J2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7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4:04:02</text:p>
          </table:table-cell>
          <table:table-cell table:formula="of:=MID([.D2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2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3:52:41</text:p>
          </table:table-cell>
          <table:table-cell table:formula="of:=MID([.I241];1;2)+1" office:value-type="float" office:value="14" calcext:value-type="float">
            <text:p>14</text:p>
          </table:table-cell>
          <table:table-cell/>
          <table:table-cell table:formula="of:=EXACT([.C241];[.H241])" office:value-type="boolean" office:boolean-value="true" calcext:value-type="boolean">
            <text:p>TRUE</text:p>
          </table:table-cell>
          <table:table-cell table:formula="of:=EXACT([.E241];[.J2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9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4:04:02</text:p>
          </table:table-cell>
          <table:table-cell table:formula="of:=MID([.D24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4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3:52:41</text:p>
          </table:table-cell>
          <table:table-cell table:formula="of:=MID([.I242];1;2)+1" office:value-type="float" office:value="14" calcext:value-type="float">
            <text:p>14</text:p>
          </table:table-cell>
          <table:table-cell/>
          <table:table-cell table:formula="of:=EXACT([.C242];[.H242])" office:value-type="boolean" office:boolean-value="true" calcext:value-type="boolean">
            <text:p>TRUE</text:p>
          </table:table-cell>
          <table:table-cell table:formula="of:=EXACT([.E242];[.J2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81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4:04:03</text:p>
          </table:table-cell>
          <table:table-cell table:formula="of:=MID([.D24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6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3:52:40</text:p>
          </table:table-cell>
          <table:table-cell table:formula="of:=MID([.I243];1;2)+1" office:value-type="float" office:value="14" calcext:value-type="float">
            <text:p>14</text:p>
          </table:table-cell>
          <table:table-cell/>
          <table:table-cell table:formula="of:=EXACT([.C243];[.H243])" office:value-type="boolean" office:boolean-value="true" calcext:value-type="boolean">
            <text:p>TRUE</text:p>
          </table:table-cell>
          <table:table-cell table:formula="of:=EXACT([.E243];[.J2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85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4:04:04</text:p>
          </table:table-cell>
          <table:table-cell table:formula="of:=MID([.D24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0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3:52:39</text:p>
          </table:table-cell>
          <table:table-cell table:formula="of:=MID([.I244];1;2)+1" office:value-type="float" office:value="14" calcext:value-type="float">
            <text:p>14</text:p>
          </table:table-cell>
          <table:table-cell/>
          <table:table-cell table:formula="of:=EXACT([.C244];[.H244])" office:value-type="boolean" office:boolean-value="true" calcext:value-type="boolean">
            <text:p>TRUE</text:p>
          </table:table-cell>
          <table:table-cell table:formula="of:=EXACT([.E244];[.J2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88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5:04:05</text:p>
          </table:table-cell>
          <table:table-cell table:formula="of:=MID([.D2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3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4:52:38</text:p>
          </table:table-cell>
          <table:table-cell table:formula="of:=MID([.I245];1;2)+1" office:value-type="float" office:value="15" calcext:value-type="float">
            <text:p>15</text:p>
          </table:table-cell>
          <table:table-cell/>
          <table:table-cell table:formula="of:=EXACT([.C245];[.H245])" office:value-type="boolean" office:boolean-value="true" calcext:value-type="boolean">
            <text:p>TRUE</text:p>
          </table:table-cell>
          <table:table-cell table:formula="of:=EXACT([.E245];[.J2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2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5:04:06</text:p>
          </table:table-cell>
          <table:table-cell table:formula="of:=MID([.D24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7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4:52:37</text:p>
          </table:table-cell>
          <table:table-cell table:formula="of:=MID([.I246];1;2)+1" office:value-type="float" office:value="15" calcext:value-type="float">
            <text:p>15</text:p>
          </table:table-cell>
          <table:table-cell/>
          <table:table-cell table:formula="of:=EXACT([.C246];[.H246])" office:value-type="boolean" office:boolean-value="true" calcext:value-type="boolean">
            <text:p>TRUE</text:p>
          </table:table-cell>
          <table:table-cell table:formula="of:=EXACT([.E246];[.J2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3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4:04:06</text:p>
          </table:table-cell>
          <table:table-cell table:formula="of:=MID([.D24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8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3:52:36</text:p>
          </table:table-cell>
          <table:table-cell table:formula="of:=MID([.I247];1;2)+1" office:value-type="float" office:value="14" calcext:value-type="float">
            <text:p>14</text:p>
          </table:table-cell>
          <table:table-cell/>
          <table:table-cell table:formula="of:=EXACT([.C247];[.H247])" office:value-type="boolean" office:boolean-value="true" calcext:value-type="boolean">
            <text:p>TRUE</text:p>
          </table:table-cell>
          <table:table-cell table:formula="of:=EXACT([.E247];[.J2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5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4:04:07</text:p>
          </table:table-cell>
          <table:table-cell table:formula="of:=MID([.D2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0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3:52:36</text:p>
          </table:table-cell>
          <table:table-cell table:formula="of:=MID([.I248];1;2)+1" office:value-type="float" office:value="14" calcext:value-type="float">
            <text:p>14</text:p>
          </table:table-cell>
          <table:table-cell/>
          <table:table-cell table:formula="of:=EXACT([.C248];[.H248])" office:value-type="boolean" office:boolean-value="true" calcext:value-type="boolean">
            <text:p>TRUE</text:p>
          </table:table-cell>
          <table:table-cell table:formula="of:=EXACT([.E248];[.J2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8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5:04:08</text:p>
          </table:table-cell>
          <table:table-cell table:formula="of:=MID([.D2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3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4:52:36</text:p>
          </table:table-cell>
          <table:table-cell table:formula="of:=MID([.I249];1;2)+1" office:value-type="float" office:value="15" calcext:value-type="float">
            <text:p>15</text:p>
          </table:table-cell>
          <table:table-cell/>
          <table:table-cell table:formula="of:=EXACT([.C249];[.H249])" office:value-type="boolean" office:boolean-value="true" calcext:value-type="boolean">
            <text:p>TRUE</text:p>
          </table:table-cell>
          <table:table-cell table:formula="of:=EXACT([.E249];[.J2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9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4:04:09</text:p>
          </table:table-cell>
          <table:table-cell table:formula="of:=MID([.D2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4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3:52:36</text:p>
          </table:table-cell>
          <table:table-cell table:formula="of:=MID([.I250];1;2)+1" office:value-type="float" office:value="14" calcext:value-type="float">
            <text:p>14</text:p>
          </table:table-cell>
          <table:table-cell/>
          <table:table-cell table:formula="of:=EXACT([.C250];[.H250])" office:value-type="boolean" office:boolean-value="true" calcext:value-type="boolean">
            <text:p>TRUE</text:p>
          </table:table-cell>
          <table:table-cell table:formula="of:=EXACT([.E250];[.J2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3002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5:04:10</text:p>
          </table:table-cell>
          <table:table-cell table:formula="of:=MID([.D2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7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4:52:35</text:p>
          </table:table-cell>
          <table:table-cell table:formula="of:=MID([.I251];1;2)+1" office:value-type="float" office:value="15" calcext:value-type="float">
            <text:p>15</text:p>
          </table:table-cell>
          <table:table-cell/>
          <table:table-cell table:formula="of:=EXACT([.C251];[.H251])" office:value-type="boolean" office:boolean-value="true" calcext:value-type="boolean">
            <text:p>TRUE</text:p>
          </table:table-cell>
          <table:table-cell table:formula="of:=EXACT([.E251];[.J2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3004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5:04:11</text:p>
          </table:table-cell>
          <table:table-cell table:formula="of:=MID([.D2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9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4:52:35</text:p>
          </table:table-cell>
          <table:table-cell table:formula="of:=MID([.I252];1;2)+1" office:value-type="float" office:value="15" calcext:value-type="float">
            <text:p>15</text:p>
          </table:table-cell>
          <table:table-cell/>
          <table:table-cell table:formula="of:=EXACT([.C252];[.H252])" office:value-type="boolean" office:boolean-value="true" calcext:value-type="boolean">
            <text:p>TRUE</text:p>
          </table:table-cell>
          <table:table-cell table:formula="of:=EXACT([.E252];[.J2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3];[.H253])" office:value-type="boolean" office:boolean-value="true" calcext:value-type="boolean">
            <text:p>TRUE</text:p>
          </table:table-cell>
          <table:table-cell table:formula="of:=EXACT([.E253];[.J2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4];[.H254])" office:value-type="boolean" office:boolean-value="true" calcext:value-type="boolean">
            <text:p>TRUE</text:p>
          </table:table-cell>
          <table:table-cell table:formula="of:=EXACT([.E254];[.J2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5];[.H255])" office:value-type="boolean" office:boolean-value="true" calcext:value-type="boolean">
            <text:p>TRUE</text:p>
          </table:table-cell>
          <table:table-cell table:formula="of:=EXACT([.E255];[.J2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6];[.H256])" office:value-type="boolean" office:boolean-value="true" calcext:value-type="boolean">
            <text:p>TRUE</text:p>
          </table:table-cell>
          <table:table-cell table:formula="of:=EXACT([.E256];[.J2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7];[.H257])" office:value-type="boolean" office:boolean-value="true" calcext:value-type="boolean">
            <text:p>TRUE</text:p>
          </table:table-cell>
          <table:table-cell table:formula="of:=EXACT([.E257];[.J2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8];[.H258])" office:value-type="boolean" office:boolean-value="true" calcext:value-type="boolean">
            <text:p>TRUE</text:p>
          </table:table-cell>
          <table:table-cell table:formula="of:=EXACT([.E258];[.J2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9];[.H259])" office:value-type="boolean" office:boolean-value="true" calcext:value-type="boolean">
            <text:p>TRUE</text:p>
          </table:table-cell>
          <table:table-cell table:formula="of:=EXACT([.E259];[.J2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0];[.H260])" office:value-type="boolean" office:boolean-value="true" calcext:value-type="boolean">
            <text:p>TRUE</text:p>
          </table:table-cell>
          <table:table-cell table:formula="of:=EXACT([.E260];[.J2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1];[.H261])" office:value-type="boolean" office:boolean-value="true" calcext:value-type="boolean">
            <text:p>TRUE</text:p>
          </table:table-cell>
          <table:table-cell table:formula="of:=EXACT([.E261];[.J2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2];[.H262])" office:value-type="boolean" office:boolean-value="true" calcext:value-type="boolean">
            <text:p>TRUE</text:p>
          </table:table-cell>
          <table:table-cell table:formula="of:=EXACT([.E262];[.J2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3];[.H263])" office:value-type="boolean" office:boolean-value="true" calcext:value-type="boolean">
            <text:p>TRUE</text:p>
          </table:table-cell>
          <table:table-cell table:formula="of:=EXACT([.E263];[.J2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4];[.H264])" office:value-type="boolean" office:boolean-value="true" calcext:value-type="boolean">
            <text:p>TRUE</text:p>
          </table:table-cell>
          <table:table-cell table:formula="of:=EXACT([.E264];[.J2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5];[.H265])" office:value-type="boolean" office:boolean-value="true" calcext:value-type="boolean">
            <text:p>TRUE</text:p>
          </table:table-cell>
          <table:table-cell table:formula="of:=EXACT([.E265];[.J2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6];[.H266])" office:value-type="boolean" office:boolean-value="true" calcext:value-type="boolean">
            <text:p>TRUE</text:p>
          </table:table-cell>
          <table:table-cell table:formula="of:=EXACT([.E266];[.J2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7];[.H267])" office:value-type="boolean" office:boolean-value="true" calcext:value-type="boolean">
            <text:p>TRUE</text:p>
          </table:table-cell>
          <table:table-cell table:formula="of:=EXACT([.E267];[.J2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8];[.H268])" office:value-type="boolean" office:boolean-value="true" calcext:value-type="boolean">
            <text:p>TRUE</text:p>
          </table:table-cell>
          <table:table-cell table:formula="of:=EXACT([.E268];[.J2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9];[.H269])" office:value-type="boolean" office:boolean-value="true" calcext:value-type="boolean">
            <text:p>TRUE</text:p>
          </table:table-cell>
          <table:table-cell table:formula="of:=EXACT([.E269];[.J2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0];[.H270])" office:value-type="boolean" office:boolean-value="true" calcext:value-type="boolean">
            <text:p>TRUE</text:p>
          </table:table-cell>
          <table:table-cell table:formula="of:=EXACT([.E270];[.J2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1];[.H271])" office:value-type="boolean" office:boolean-value="true" calcext:value-type="boolean">
            <text:p>TRUE</text:p>
          </table:table-cell>
          <table:table-cell table:formula="of:=EXACT([.E271];[.J2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2];[.H272])" office:value-type="boolean" office:boolean-value="true" calcext:value-type="boolean">
            <text:p>TRUE</text:p>
          </table:table-cell>
          <table:table-cell table:formula="of:=EXACT([.E272];[.J2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3];[.H273])" office:value-type="boolean" office:boolean-value="true" calcext:value-type="boolean">
            <text:p>TRUE</text:p>
          </table:table-cell>
          <table:table-cell table:formula="of:=EXACT([.E273];[.J2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4];[.H274])" office:value-type="boolean" office:boolean-value="true" calcext:value-type="boolean">
            <text:p>TRUE</text:p>
          </table:table-cell>
          <table:table-cell table:formula="of:=EXACT([.E274];[.J2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5];[.H275])" office:value-type="boolean" office:boolean-value="true" calcext:value-type="boolean">
            <text:p>TRUE</text:p>
          </table:table-cell>
          <table:table-cell table:formula="of:=EXACT([.E275];[.J2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6];[.H276])" office:value-type="boolean" office:boolean-value="true" calcext:value-type="boolean">
            <text:p>TRUE</text:p>
          </table:table-cell>
          <table:table-cell table:formula="of:=EXACT([.E276];[.J2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7];[.H277])" office:value-type="boolean" office:boolean-value="true" calcext:value-type="boolean">
            <text:p>TRUE</text:p>
          </table:table-cell>
          <table:table-cell table:formula="of:=EXACT([.E277];[.J2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8];[.H278])" office:value-type="boolean" office:boolean-value="true" calcext:value-type="boolean">
            <text:p>TRUE</text:p>
          </table:table-cell>
          <table:table-cell table:formula="of:=EXACT([.E278];[.J2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9];[.H279])" office:value-type="boolean" office:boolean-value="true" calcext:value-type="boolean">
            <text:p>TRUE</text:p>
          </table:table-cell>
          <table:table-cell table:formula="of:=EXACT([.E279];[.J2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0];[.H280])" office:value-type="boolean" office:boolean-value="true" calcext:value-type="boolean">
            <text:p>TRUE</text:p>
          </table:table-cell>
          <table:table-cell table:formula="of:=EXACT([.E280];[.J2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1];[.H281])" office:value-type="boolean" office:boolean-value="true" calcext:value-type="boolean">
            <text:p>TRUE</text:p>
          </table:table-cell>
          <table:table-cell table:formula="of:=EXACT([.E281];[.J2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2];[.H282])" office:value-type="boolean" office:boolean-value="true" calcext:value-type="boolean">
            <text:p>TRUE</text:p>
          </table:table-cell>
          <table:table-cell table:formula="of:=EXACT([.E282];[.J2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3];[.H283])" office:value-type="boolean" office:boolean-value="true" calcext:value-type="boolean">
            <text:p>TRUE</text:p>
          </table:table-cell>
          <table:table-cell table:formula="of:=EXACT([.E283];[.J2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4];[.H284])" office:value-type="boolean" office:boolean-value="true" calcext:value-type="boolean">
            <text:p>TRUE</text:p>
          </table:table-cell>
          <table:table-cell table:formula="of:=EXACT([.E284];[.J2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5];[.H285])" office:value-type="boolean" office:boolean-value="true" calcext:value-type="boolean">
            <text:p>TRUE</text:p>
          </table:table-cell>
          <table:table-cell table:formula="of:=EXACT([.E285];[.J2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6];[.H286])" office:value-type="boolean" office:boolean-value="true" calcext:value-type="boolean">
            <text:p>TRUE</text:p>
          </table:table-cell>
          <table:table-cell table:formula="of:=EXACT([.E286];[.J2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7];[.H287])" office:value-type="boolean" office:boolean-value="true" calcext:value-type="boolean">
            <text:p>TRUE</text:p>
          </table:table-cell>
          <table:table-cell table:formula="of:=EXACT([.E287];[.J2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 table:number-rows-repeated="40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2" number:title="User-defined">
      <number:year number:style="long"/>
      <number:text>:</number:text>
      <number:month number:style="long"/>
      <number:text>:</number:text>
      <number:day number:style="long"/>
    </number:date-style>
    <number:date-style style:name="N121">
      <number:year number:style="long"/>
      <number:text>:</number:text>
      <number:month/>
      <number:text>:</number:text>
      <number:day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6T11:06:17.002457296</dc:date>
    <meta:editing-duration>PT8H18M21S</meta:editing-duration>
    <meta:editing-cycles>31</meta:editing-cycles>
    <meta:generator>LibreOffice/7.3.7.2$Linux_X86_64 LibreOffice_project/30$Build-2</meta:generator>
    <meta:document-statistic meta:table-count="6" meta:cell-count="1167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227cm" svg:height="19.815cm" xlink:href="." xlink:type="simple" chart:class="chart:line" chart:style-name="ch1">
        <chart:legend chart:legend-position="end" svg:x="32.772cm" svg:y="9.608cm" style:legend-expansion="high" chart:style-name="ch2"/>
        <chart:plot-area chart:style-name="ch3" chart:data-source-has-labels="both" svg:x="-1.074cm" svg:y="0.423cm" svg:width="31.362cm" svg:height="19.022cm">
          <chart:coordinate-region svg:x="0.264cm" svg:y="0.622cm" svg:width="30.024cm" svg:height="18.624cm"/>
          <chart:axis chart:dimension="x" chart:name="primary-x" chart:style-name="ch4" chartooo:axis-type="auto">
            <chartooo:date-scale/>
            <chart:categories table:cell-range-address="local-table.$A$2:.$A$2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16" chart:label-cell-address="local-table.$B$1" chart:class="chart:line">
            <chart:data-point chart:repeated="2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</text:p>
              </table:table-cell>
            </table:table-row>
          </table:table-header-rows>
          <table:table-rows>
            <table:table-row>
              <table:table-cell office:value-type="float" office:value="44428">
                <text:p>44428</text:p>
              </table:table-cell>
              <table:table-cell office:value-type="float" office:value="-1327.1837">
                <text:p>-1327.1837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-782.1947">
                <text:p>-782.194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-1039.1605">
                <text:p>-1039.1605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-1065.4569">
                <text:p>-1065.4569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-936.9298">
                <text:p>-936.9298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-1511.3303">
                <text:p>-1511.330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-772.0195">
                <text:p>-772.0195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-1061.1172">
                <text:p>-1061.117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-302.3424">
                <text:p>-302.3424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-362.5489">
                <text:p>-362.5489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-559.2332">
                <text:p>-559.2332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-768.5538">
                <text:p>-768.553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-639.4196">
                <text:p>-639.419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-940.7861">
                <text:p>-940.786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-1316.911">
                <text:p>-1316.91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323.2855">
                <text:p>323.2855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-192.5125">
                <text:p>-192.5125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-533.5137">
                <text:p>-533.513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-2662.2413">
                <text:p>-2662.241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-3883.2705">
                <text:p>-3883.270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-21.1903">
                <text:p>-21.1903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-147.2641">
                <text:p>-147.2641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970.1286">
                <text:p>1970.128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-831.4892">
                <text:p>-831.489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-1107.4168">
                <text:p>-1107.41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-1405.226">
                <text:p>-1405.22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-3241.1792">
                <text:p>-3241.1792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-5738.3732">
                <text:p>-5738.3732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-1801.9632">
                <text:p>-1801.9632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226.1311">
                <text:p>226.131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2772.7447">
                <text:p>2772.7447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-260.1887">
                <text:p>-260.188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-1141.3502">
                <text:p>-1141.35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-3735.2092">
                <text:p>-3735.209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84.0844">
                <text:p>84.0844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-283.8889">
                <text:p>-283.888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382.7045">
                <text:p>1382.70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-4728.9996">
                <text:p>-4728.999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-871.4323">
                <text:p>-871.4323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203.609">
                <text:p>203.609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2611.9209">
                <text:p>2611.9209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-344.8077">
                <text:p>-344.8077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2.1527">
                <text:p>2.1527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814.8535">
                <text:p>814.85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-39.0253">
                <text:p>-39.0253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353.0377">
                <text:p>353.037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-1261.261">
                <text:p>-1261.261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521.0552">
                <text:p>521.0552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410.5855">
                <text:p>2410.5855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-344.0532">
                <text:p>-344.0532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-963.4463">
                <text:p>-963.4463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-2665.3091">
                <text:p>-2665.30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653.7855">
                <text:p>653.785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873.5731">
                <text:p>873.5731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-793.297">
                <text:p>-793.29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-293.6752">
                <text:p>-293.6752</text:p>
              </table:table-cell>
            </table:table-row>
            <table:table-row>
              <table:table-cell office:value-type="float" office:value="44682">
                <text:p>44682</text:p>
              </table:table-cell>
              <table:table-cell office:value-type="float" office:value="-141.6246">
                <text:p>-141.6246</text:p>
              </table:table-cell>
            </table:table-row>
            <table:table-row>
              <table:table-cell office:value-type="float" office:value="44683">
                <text:p>44683</text:p>
              </table:table-cell>
              <table:table-cell office:value-type="float" office:value="-125.9166">
                <text:p>-125.9166</text:p>
              </table:table-cell>
            </table:table-row>
            <table:table-row>
              <table:table-cell office:value-type="float" office:value="44685">
                <text:p>44685</text:p>
              </table:table-cell>
              <table:table-cell office:value-type="float" office:value="-929.959">
                <text:p>-929.959</text:p>
              </table:table-cell>
            </table:table-row>
            <table:table-row>
              <table:table-cell office:value-type="float" office:value="44688">
                <text:p>44688</text:p>
              </table:table-cell>
              <table:table-cell office:value-type="float" office:value="-675.6596">
                <text:p>-675.6596</text:p>
              </table:table-cell>
            </table:table-row>
            <table:table-row>
              <table:table-cell office:value-type="float" office:value="44690">
                <text:p>44690</text:p>
              </table:table-cell>
              <table:table-cell office:value-type="float" office:value="-878.6721">
                <text:p>-878.6721</text:p>
              </table:table-cell>
            </table:table-row>
            <table:table-row>
              <table:table-cell office:value-type="float" office:value="44691">
                <text:p>44691</text:p>
              </table:table-cell>
              <table:table-cell office:value-type="float" office:value="-173.0387">
                <text:p>-173.0387</text:p>
              </table:table-cell>
            </table:table-row>
            <table:table-row>
              <table:table-cell office:value-type="float" office:value="44692">
                <text:p>44692</text:p>
              </table:table-cell>
              <table:table-cell office:value-type="float" office:value="-1361.918">
                <text:p>-1361.918</text:p>
              </table:table-cell>
            </table:table-row>
            <table:table-row>
              <table:table-cell office:value-type="float" office:value="44693">
                <text:p>44693</text:p>
              </table:table-cell>
              <table:table-cell office:value-type="float" office:value="-948.3941">
                <text:p>-948.3941</text:p>
              </table:table-cell>
            </table:table-row>
            <table:table-row>
              <table:table-cell office:value-type="float" office:value="44694">
                <text:p>44694</text:p>
              </table:table-cell>
              <table:table-cell office:value-type="float" office:value="-1103.2079">
                <text:p>-1103.2079</text:p>
              </table:table-cell>
            </table:table-row>
            <table:table-row>
              <table:table-cell office:value-type="float" office:value="44695">
                <text:p>44695</text:p>
              </table:table-cell>
              <table:table-cell office:value-type="float" office:value="-1226.962">
                <text:p>-1226.962</text:p>
              </table:table-cell>
            </table:table-row>
            <table:table-row>
              <table:table-cell office:value-type="float" office:value="44696">
                <text:p>44696</text:p>
              </table:table-cell>
              <table:table-cell office:value-type="float" office:value="-703.2759">
                <text:p>-703.2759</text:p>
              </table:table-cell>
            </table:table-row>
            <table:table-row>
              <table:table-cell office:value-type="float" office:value="44698">
                <text:p>44698</text:p>
              </table:table-cell>
              <table:table-cell office:value-type="float" office:value="-2371.8264">
                <text:p>-2371.8264</text:p>
              </table:table-cell>
            </table:table-row>
            <table:table-row>
              <table:table-cell office:value-type="float" office:value="44699">
                <text:p>44699</text:p>
              </table:table-cell>
              <table:table-cell office:value-type="float" office:value="-1714.9299">
                <text:p>-1714.9299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-1502.7541">
                <text:p>-1502.7541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-664.3898">
                <text:p>-664.3898</text:p>
              </table:table-cell>
            </table:table-row>
            <table:table-row>
              <table:table-cell office:value-type="float" office:value="44702">
                <text:p>44702</text:p>
              </table:table-cell>
              <table:table-cell office:value-type="float" office:value="-575.0495">
                <text:p>-575.0495</text:p>
              </table:table-cell>
            </table:table-row>
            <table:table-row>
              <table:table-cell office:value-type="float" office:value="44703">
                <text:p>44703</text:p>
              </table:table-cell>
              <table:table-cell office:value-type="float" office:value="-1208.2903">
                <text:p>-1208.2903</text:p>
              </table:table-cell>
            </table:table-row>
            <table:table-row>
              <table:table-cell office:value-type="float" office:value="44705">
                <text:p>44705</text:p>
              </table:table-cell>
              <table:table-cell office:value-type="float" office:value="-745.472">
                <text:p>-745.472</text:p>
              </table:table-cell>
            </table:table-row>
            <table:table-row>
              <table:table-cell office:value-type="float" office:value="44706">
                <text:p>44706</text:p>
              </table:table-cell>
              <table:table-cell office:value-type="float" office:value="-357.3743">
                <text:p>-357.3743</text:p>
              </table:table-cell>
            </table:table-row>
            <table:table-row>
              <table:table-cell office:value-type="float" office:value="44707">
                <text:p>44707</text:p>
              </table:table-cell>
              <table:table-cell office:value-type="float" office:value="-623.7828">
                <text:p>-623.7828</text:p>
              </table:table-cell>
            </table:table-row>
            <table:table-row>
              <table:table-cell office:value-type="float" office:value="44708">
                <text:p>44708</text:p>
              </table:table-cell>
              <table:table-cell office:value-type="float" office:value="-705.2422">
                <text:p>-705.2422</text:p>
              </table:table-cell>
            </table:table-row>
            <table:table-row>
              <table:table-cell office:value-type="float" office:value="44709">
                <text:p>44709</text:p>
              </table:table-cell>
              <table:table-cell office:value-type="float" office:value="-2554.6986">
                <text:p>-2554.6986</text:p>
              </table:table-cell>
            </table:table-row>
            <table:table-row>
              <table:table-cell office:value-type="float" office:value="44712">
                <text:p>44712</text:p>
              </table:table-cell>
              <table:table-cell office:value-type="float" office:value="-2048.8974">
                <text:p>-2048.8974</text:p>
              </table:table-cell>
            </table:table-row>
            <table:table-row>
              <table:table-cell office:value-type="float" office:value="44713">
                <text:p>44713</text:p>
              </table:table-cell>
              <table:table-cell office:value-type="float" office:value="-966.426">
                <text:p>-966.426</text:p>
              </table:table-cell>
            </table:table-row>
            <table:table-row>
              <table:table-cell office:value-type="float" office:value="44714">
                <text:p>44714</text:p>
              </table:table-cell>
              <table:table-cell office:value-type="float" office:value="-875.4023">
                <text:p>-875.4023</text:p>
              </table:table-cell>
            </table:table-row>
            <table:table-row>
              <table:table-cell office:value-type="float" office:value="44716">
                <text:p>44716</text:p>
              </table:table-cell>
              <table:table-cell office:value-type="float" office:value="-2650.3767">
                <text:p>-2650.3767</text:p>
              </table:table-cell>
            </table:table-row>
            <table:table-row>
              <table:table-cell office:value-type="float" office:value="44718">
                <text:p>44718</text:p>
              </table:table-cell>
              <table:table-cell office:value-type="float" office:value="-2765.853">
                <text:p>-2765.853</text:p>
              </table:table-cell>
            </table:table-row>
            <table:table-row>
              <table:table-cell office:value-type="float" office:value="44719">
                <text:p>44719</text:p>
              </table:table-cell>
              <table:table-cell office:value-type="float" office:value="-2857.8622">
                <text:p>-2857.8622</text:p>
              </table:table-cell>
            </table:table-row>
            <table:table-row>
              <table:table-cell office:value-type="float" office:value="44720">
                <text:p>44720</text:p>
              </table:table-cell>
              <table:table-cell office:value-type="float" office:value="-600.7732">
                <text:p>-600.7732</text:p>
              </table:table-cell>
            </table:table-row>
            <table:table-row>
              <table:table-cell office:value-type="float" office:value="44721">
                <text:p>44721</text:p>
              </table:table-cell>
              <table:table-cell office:value-type="float" office:value="193.9064">
                <text:p>193.9064</text:p>
              </table:table-cell>
            </table:table-row>
            <table:table-row>
              <table:table-cell office:value-type="float" office:value="44722">
                <text:p>44722</text:p>
              </table:table-cell>
              <table:table-cell office:value-type="float" office:value="-551.4596">
                <text:p>-551.4596</text:p>
              </table:table-cell>
            </table:table-row>
            <table:table-row>
              <table:table-cell office:value-type="float" office:value="44723">
                <text:p>44723</text:p>
              </table:table-cell>
              <table:table-cell office:value-type="float" office:value="-368.4966">
                <text:p>-368.4966</text:p>
              </table:table-cell>
            </table:table-row>
            <table:table-row>
              <table:table-cell office:value-type="float" office:value="44724">
                <text:p>44724</text:p>
              </table:table-cell>
              <table:table-cell office:value-type="float" office:value="-2127.9974">
                <text:p>-2127.9974</text:p>
              </table:table-cell>
            </table:table-row>
            <table:table-row>
              <table:table-cell office:value-type="float" office:value="44725">
                <text:p>44725</text:p>
              </table:table-cell>
              <table:table-cell office:value-type="float" office:value="-844.1153">
                <text:p>-844.1153</text:p>
              </table:table-cell>
            </table:table-row>
            <table:table-row>
              <table:table-cell office:value-type="float" office:value="44726">
                <text:p>44726</text:p>
              </table:table-cell>
              <table:table-cell office:value-type="float" office:value="-1695.1425">
                <text:p>-1695.1425</text:p>
              </table:table-cell>
            </table:table-row>
            <table:table-row>
              <table:table-cell office:value-type="float" office:value="44727">
                <text:p>44727</text:p>
              </table:table-cell>
              <table:table-cell office:value-type="float" office:value="-303.4128">
                <text:p>-303.4128</text:p>
              </table:table-cell>
            </table:table-row>
            <table:table-row>
              <table:table-cell office:value-type="float" office:value="44728">
                <text:p>44728</text:p>
              </table:table-cell>
              <table:table-cell office:value-type="float" office:value="-1548.7509">
                <text:p>-1548.7509</text:p>
              </table:table-cell>
            </table:table-row>
            <table:table-row>
              <table:table-cell office:value-type="float" office:value="44729">
                <text:p>44729</text:p>
              </table:table-cell>
              <table:table-cell office:value-type="float" office:value="-821.9222">
                <text:p>-821.9222</text:p>
              </table:table-cell>
            </table:table-row>
            <table:table-row>
              <table:table-cell office:value-type="float" office:value="44730">
                <text:p>44730</text:p>
              </table:table-cell>
              <table:table-cell office:value-type="float" office:value="-1683.7176">
                <text:p>-1683.7176</text:p>
              </table:table-cell>
            </table:table-row>
            <table:table-row>
              <table:table-cell office:value-type="float" office:value="44731">
                <text:p>44731</text:p>
              </table:table-cell>
              <table:table-cell office:value-type="float" office:value="-456.7992">
                <text:p>-456.7992</text:p>
              </table:table-cell>
            </table:table-row>
            <table:table-row>
              <table:table-cell office:value-type="float" office:value="44732">
                <text:p>44732</text:p>
              </table:table-cell>
              <table:table-cell office:value-type="float" office:value="-1171.8721">
                <text:p>-1171.8721</text:p>
              </table:table-cell>
            </table:table-row>
            <table:table-row>
              <table:table-cell office:value-type="float" office:value="44733">
                <text:p>44733</text:p>
              </table:table-cell>
              <table:table-cell office:value-type="float" office:value="-316.2562">
                <text:p>-316.2562</text:p>
              </table:table-cell>
            </table:table-row>
            <table:table-row>
              <table:table-cell office:value-type="float" office:value="44735">
                <text:p>44735</text:p>
              </table:table-cell>
              <table:table-cell office:value-type="float" office:value="-743.1631">
                <text:p>-743.1631</text:p>
              </table:table-cell>
            </table:table-row>
            <table:table-row>
              <table:table-cell office:value-type="float" office:value="44737">
                <text:p>44737</text:p>
              </table:table-cell>
              <table:table-cell office:value-type="float" office:value="-2743.2306">
                <text:p>-2743.2306</text:p>
              </table:table-cell>
            </table:table-row>
            <table:table-row>
              <table:table-cell office:value-type="float" office:value="44738">
                <text:p>44738</text:p>
              </table:table-cell>
              <table:table-cell office:value-type="float" office:value="-1589.5498">
                <text:p>-1589.5498</text:p>
              </table:table-cell>
            </table:table-row>
            <table:table-row>
              <table:table-cell office:value-type="float" office:value="44739">
                <text:p>44739</text:p>
              </table:table-cell>
              <table:table-cell office:value-type="float" office:value="-1139.3437">
                <text:p>-1139.3437</text:p>
              </table:table-cell>
            </table:table-row>
            <table:table-row>
              <table:table-cell office:value-type="float" office:value="44741">
                <text:p>44741</text:p>
              </table:table-cell>
              <table:table-cell office:value-type="float" office:value="357.2409">
                <text:p>357.2409</text:p>
              </table:table-cell>
            </table:table-row>
            <table:table-row>
              <table:table-cell office:value-type="float" office:value="44742">
                <text:p>44742</text:p>
              </table:table-cell>
              <table:table-cell office:value-type="float" office:value="-1087.728">
                <text:p>-1087.728</text:p>
              </table:table-cell>
            </table:table-row>
            <table:table-row>
              <table:table-cell office:value-type="float" office:value="44744">
                <text:p>44744</text:p>
              </table:table-cell>
              <table:table-cell office:value-type="float" office:value="-2795.2346">
                <text:p>-2795.2346</text:p>
              </table:table-cell>
            </table:table-row>
            <table:table-row>
              <table:table-cell office:value-type="float" office:value="44745">
                <text:p>44745</text:p>
              </table:table-cell>
              <table:table-cell office:value-type="float" office:value="-1893.7444">
                <text:p>-1893.7444</text:p>
              </table:table-cell>
            </table:table-row>
            <table:table-row>
              <table:table-cell office:value-type="float" office:value="44746">
                <text:p>44746</text:p>
              </table:table-cell>
              <table:table-cell office:value-type="float" office:value="-2324.7935">
                <text:p>-2324.7935</text:p>
              </table:table-cell>
            </table:table-row>
            <table:table-row>
              <table:table-cell office:value-type="float" office:value="44747">
                <text:p>44747</text:p>
              </table:table-cell>
              <table:table-cell office:value-type="float" office:value="166.2421">
                <text:p>166.2421</text:p>
              </table:table-cell>
            </table:table-row>
            <table:table-row>
              <table:table-cell office:value-type="float" office:value="44748">
                <text:p>44748</text:p>
              </table:table-cell>
              <table:table-cell office:value-type="float" office:value="-1354.1684">
                <text:p>-1354.1684</text:p>
              </table:table-cell>
            </table:table-row>
            <table:table-row>
              <table:table-cell office:value-type="float" office:value="44749">
                <text:p>44749</text:p>
              </table:table-cell>
              <table:table-cell office:value-type="float" office:value="-1112.524">
                <text:p>-1112.524</text:p>
              </table:table-cell>
            </table:table-row>
            <table:table-row>
              <table:table-cell office:value-type="float" office:value="44750">
                <text:p>44750</text:p>
              </table:table-cell>
              <table:table-cell office:value-type="float" office:value="-2532.1417">
                <text:p>-2532.1417</text:p>
              </table:table-cell>
            </table:table-row>
            <table:table-row>
              <table:table-cell office:value-type="float" office:value="44751">
                <text:p>44751</text:p>
              </table:table-cell>
              <table:table-cell office:value-type="float" office:value="-1167.7013">
                <text:p>-1167.7013</text:p>
              </table:table-cell>
            </table:table-row>
            <table:table-row>
              <table:table-cell office:value-type="float" office:value="44752">
                <text:p>44752</text:p>
              </table:table-cell>
              <table:table-cell office:value-type="float" office:value="-1730.7047">
                <text:p>-1730.7047</text:p>
              </table:table-cell>
            </table:table-row>
            <table:table-row>
              <table:table-cell office:value-type="float" office:value="44753">
                <text:p>44753</text:p>
              </table:table-cell>
              <table:table-cell office:value-type="float" office:value="-205.5431">
                <text:p>-205.5431</text:p>
              </table:table-cell>
            </table:table-row>
            <table:table-row>
              <table:table-cell office:value-type="float" office:value="44754">
                <text:p>44754</text:p>
              </table:table-cell>
              <table:table-cell office:value-type="float" office:value="-1132.5504">
                <text:p>-1132.5504</text:p>
              </table:table-cell>
            </table:table-row>
            <table:table-row>
              <table:table-cell office:value-type="float" office:value="44755">
                <text:p>44755</text:p>
              </table:table-cell>
              <table:table-cell office:value-type="float" office:value="-661.3859">
                <text:p>-661.3859</text:p>
              </table:table-cell>
            </table:table-row>
            <table:table-row>
              <table:table-cell office:value-type="float" office:value="44756">
                <text:p>44756</text:p>
              </table:table-cell>
              <table:table-cell office:value-type="float" office:value="-491.938">
                <text:p>-491.938</text:p>
              </table:table-cell>
            </table:table-row>
            <table:table-row>
              <table:table-cell office:value-type="float" office:value="44757">
                <text:p>44757</text:p>
              </table:table-cell>
              <table:table-cell office:value-type="float" office:value="-855.9689">
                <text:p>-855.9689</text:p>
              </table:table-cell>
            </table:table-row>
            <table:table-row>
              <table:table-cell office:value-type="float" office:value="44758">
                <text:p>44758</text:p>
              </table:table-cell>
              <table:table-cell office:value-type="float" office:value="-212.1845">
                <text:p>-212.1845</text:p>
              </table:table-cell>
            </table:table-row>
            <table:table-row>
              <table:table-cell office:value-type="float" office:value="44759">
                <text:p>44759</text:p>
              </table:table-cell>
              <table:table-cell office:value-type="float" office:value="-3087.8664">
                <text:p>-3087.8664</text:p>
              </table:table-cell>
            </table:table-row>
            <table:table-row>
              <table:table-cell office:value-type="float" office:value="44760">
                <text:p>44760</text:p>
              </table:table-cell>
              <table:table-cell office:value-type="float" office:value="-1968.7436">
                <text:p>-1968.7436</text:p>
              </table:table-cell>
            </table:table-row>
            <table:table-row>
              <table:table-cell office:value-type="float" office:value="44761">
                <text:p>44761</text:p>
              </table:table-cell>
              <table:table-cell office:value-type="float" office:value="-1579.5013">
                <text:p>-1579.5013</text:p>
              </table:table-cell>
            </table:table-row>
            <table:table-row>
              <table:table-cell office:value-type="float" office:value="44762">
                <text:p>44762</text:p>
              </table:table-cell>
              <table:table-cell office:value-type="float" office:value="-362.5251">
                <text:p>-362.5251</text:p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-1429.7865">
                <text:p>-1429.7865</text:p>
              </table:table-cell>
            </table:table-row>
            <table:table-row>
              <table:table-cell office:value-type="float" office:value="44764">
                <text:p>44764</text:p>
              </table:table-cell>
              <table:table-cell office:value-type="float" office:value="-2161.1657">
                <text:p>-2161.1657</text:p>
              </table:table-cell>
            </table:table-row>
            <table:table-row>
              <table:table-cell office:value-type="float" office:value="44765">
                <text:p>44765</text:p>
              </table:table-cell>
              <table:table-cell office:value-type="float" office:value="-2382.5292">
                <text:p>-2382.5292</text:p>
              </table:table-cell>
            </table:table-row>
            <table:table-row>
              <table:table-cell office:value-type="float" office:value="44766">
                <text:p>44766</text:p>
              </table:table-cell>
              <table:table-cell office:value-type="float" office:value="-1244.196">
                <text:p>-1244.196</text:p>
              </table:table-cell>
            </table:table-row>
            <table:table-row>
              <table:table-cell office:value-type="float" office:value="44767">
                <text:p>44767</text:p>
              </table:table-cell>
              <table:table-cell office:value-type="float" office:value="-1960.633">
                <text:p>-1960.633</text:p>
              </table:table-cell>
            </table:table-row>
            <table:table-row>
              <table:table-cell office:value-type="float" office:value="44768">
                <text:p>44768</text:p>
              </table:table-cell>
              <table:table-cell office:value-type="float" office:value="-532.1866">
                <text:p>-532.1866</text:p>
              </table:table-cell>
            </table:table-row>
            <table:table-row>
              <table:table-cell office:value-type="float" office:value="44769">
                <text:p>44769</text:p>
              </table:table-cell>
              <table:table-cell office:value-type="float" office:value="-1081.8587">
                <text:p>-1081.8587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-945.1376">
                <text:p>-945.1376</text:p>
              </table:table-cell>
            </table:table-row>
            <table:table-row>
              <table:table-cell office:value-type="float" office:value="44771">
                <text:p>44771</text:p>
              </table:table-cell>
              <table:table-cell office:value-type="float" office:value="-1340.7481">
                <text:p>-1340.7481</text:p>
              </table:table-cell>
            </table:table-row>
            <table:table-row>
              <table:table-cell office:value-type="float" office:value="44772">
                <text:p>44772</text:p>
              </table:table-cell>
              <table:table-cell office:value-type="float" office:value="-707.2467">
                <text:p>-707.2467</text:p>
              </table:table-cell>
            </table:table-row>
            <table:table-row>
              <table:table-cell office:value-type="float" office:value="44773">
                <text:p>44773</text:p>
              </table:table-cell>
              <table:table-cell office:value-type="float" office:value="-916.1485">
                <text:p>-916.1485</text:p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-1024.2043">
                <text:p>-1024.2043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-1227.292">
                <text:p>-1227.292</text:p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-1275.2906">
                <text:p>-1275.2906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-1338.0264">
                <text:p>-1338.0264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-1519.6558">
                <text:p>-1519.6558</text:p>
              </table:table-cell>
            </table:table-row>
            <table:table-row>
              <table:table-cell office:value-type="float" office:value="44779">
                <text:p>44779</text:p>
              </table:table-cell>
              <table:table-cell office:value-type="float" office:value="-1237.0877">
                <text:p>-1237.0877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-1592.798">
                <text:p>-1592.798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-1390.0736">
                <text:p>-1390.0736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-1263.7446">
                <text:p>-1263.7446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-1199.5412">
                <text:p>-1199.5412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-1326.6284">
                <text:p>-1326.6284</text:p>
              </table:table-cell>
            </table:table-row>
            <table:table-row>
              <table:table-cell office:value-type="float" office:value="44785">
                <text:p>44785</text:p>
              </table:table-cell>
              <table:table-cell office:value-type="float" office:value="-1333.2051">
                <text:p>-1333.2051</text:p>
              </table:table-cell>
            </table:table-row>
            <table:table-row>
              <table:table-cell office:value-type="float" office:value="44786">
                <text:p>44786</text:p>
              </table:table-cell>
              <table:table-cell office:value-type="float" office:value="-1181.9907">
                <text:p>-1181.9907</text:p>
              </table:table-cell>
            </table:table-row>
            <table:table-row>
              <table:table-cell office:value-type="float" office:value="44787">
                <text:p>44787</text:p>
              </table:table-cell>
              <table:table-cell office:value-type="float" office:value="-1109.1817">
                <text:p>-1109.1817</text:p>
              </table:table-cell>
            </table:table-row>
            <table:table-row>
              <table:table-cell office:value-type="float" office:value="44788">
                <text:p>44788</text:p>
              </table:table-cell>
              <table:table-cell office:value-type="float" office:value="-1040.6435">
                <text:p>-1040.6435</text:p>
              </table:table-cell>
            </table:table-row>
            <table:table-row>
              <table:table-cell office:value-type="float" office:value="44789">
                <text:p>44789</text:p>
              </table:table-cell>
              <table:table-cell office:value-type="float" office:value="-929.5574">
                <text:p>-929.5574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-1538.5823">
                <text:p>-1538.5823</text:p>
              </table:table-cell>
            </table:table-row>
            <table:table-row>
              <table:table-cell office:value-type="float" office:value="44792">
                <text:p>44792</text:p>
              </table:table-cell>
              <table:table-cell office:value-type="float" office:value="-1035.6564">
                <text:p>-1035.6564</text:p>
              </table:table-cell>
            </table:table-row>
            <table:table-row>
              <table:table-cell office:value-type="float" office:value="44793">
                <text:p>44793</text:p>
              </table:table-cell>
              <table:table-cell office:value-type="float" office:value="-994.9557">
                <text:p>-994.9557</text:p>
              </table:table-cell>
            </table:table-row>
            <table:table-row>
              <table:table-cell office:value-type="float" office:value="44794">
                <text:p>44794</text:p>
              </table:table-cell>
              <table:table-cell office:value-type="float" office:value="-797.2195">
                <text:p>-797.2195</text:p>
              </table:table-cell>
            </table:table-row>
            <table:table-row>
              <table:table-cell office:value-type="float" office:value="44795">
                <text:p>44795</text:p>
              </table:table-cell>
              <table:table-cell office:value-type="float" office:value="-1125.2884">
                <text:p>-1125.2884</text:p>
              </table:table-cell>
            </table:table-row>
            <table:table-row>
              <table:table-cell office:value-type="float" office:value="44796">
                <text:p>44796</text:p>
              </table:table-cell>
              <table:table-cell office:value-type="float" office:value="-954.5561">
                <text:p>-954.5561</text:p>
              </table:table-cell>
            </table:table-row>
            <table:table-row>
              <table:table-cell office:value-type="float" office:value="44797">
                <text:p>44797</text:p>
              </table:table-cell>
              <table:table-cell office:value-type="float" office:value="-1033.1625">
                <text:p>-1033.1625</text:p>
              </table:table-cell>
            </table:table-row>
            <table:table-row>
              <table:table-cell office:value-type="float" office:value="44798">
                <text:p>44798</text:p>
              </table:table-cell>
              <table:table-cell office:value-type="float" office:value="-1123.181">
                <text:p>-1123.181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-1215.609">
                <text:p>-1215.609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-1343.0511">
                <text:p>-1343.0511</text:p>
              </table:table-cell>
            </table:table-row>
            <table:table-row>
              <table:table-cell office:value-type="float" office:value="44802">
                <text:p>44802</text:p>
              </table:table-cell>
              <table:table-cell office:value-type="float" office:value="-1291.0998">
                <text:p>-1291.0998</text:p>
              </table:table-cell>
            </table:table-row>
            <table:table-row>
              <table:table-cell office:value-type="float" office:value="44803">
                <text:p>44803</text:p>
              </table:table-cell>
              <table:table-cell office:value-type="float" office:value="-1348.1922">
                <text:p>-1348.1922</text:p>
              </table:table-cell>
            </table:table-row>
            <table:table-row>
              <table:table-cell office:value-type="float" office:value="44804">
                <text:p>44804</text:p>
              </table:table-cell>
              <table:table-cell office:value-type="float" office:value="-948.9706">
                <text:p>-948.9706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-839.9711">
                <text:p>-839.9711</text:p>
              </table:table-cell>
            </table:table-row>
            <table:table-row>
              <table:table-cell office:value-type="float" office:value="44806">
                <text:p>44806</text:p>
              </table:table-cell>
              <table:table-cell office:value-type="float" office:value="-1139.5995">
                <text:p>-1139.5995</text:p>
              </table:table-cell>
            </table:table-row>
            <table:table-row>
              <table:table-cell office:value-type="float" office:value="44808">
                <text:p>44808</text:p>
              </table:table-cell>
              <table:table-cell office:value-type="float" office:value="-1488.9593">
                <text:p>-1488.9593</text:p>
              </table:table-cell>
            </table:table-row>
            <table:table-row>
              <table:table-cell office:value-type="float" office:value="44809">
                <text:p>44809</text:p>
              </table:table-cell>
              <table:table-cell office:value-type="float" office:value="-1265.5176">
                <text:p>-1265.5176</text:p>
              </table:table-cell>
            </table:table-row>
            <table:table-row>
              <table:table-cell office:value-type="float" office:value="44810">
                <text:p>44810</text:p>
              </table:table-cell>
              <table:table-cell office:value-type="float" office:value="-1065.5851">
                <text:p>-1065.5851</text:p>
              </table:table-cell>
            </table:table-row>
            <table:table-row>
              <table:table-cell office:value-type="float" office:value="44811">
                <text:p>44811</text:p>
              </table:table-cell>
              <table:table-cell office:value-type="float" office:value="-773.2113">
                <text:p>-773.2113</text:p>
              </table:table-cell>
            </table:table-row>
            <table:table-row>
              <table:table-cell office:value-type="float" office:value="44812">
                <text:p>44812</text:p>
              </table:table-cell>
              <table:table-cell office:value-type="float" office:value="-923.6429">
                <text:p>-923.6429</text:p>
              </table:table-cell>
            </table:table-row>
            <table:table-row>
              <table:table-cell office:value-type="float" office:value="44813">
                <text:p>44813</text:p>
              </table:table-cell>
              <table:table-cell office:value-type="float" office:value="-698.7033">
                <text:p>-698.7033</text:p>
              </table:table-cell>
            </table:table-row>
            <table:table-row>
              <table:table-cell office:value-type="float" office:value="44814">
                <text:p>44814</text:p>
              </table:table-cell>
              <table:table-cell office:value-type="float" office:value="-606.544">
                <text:p>-606.544</text:p>
              </table:table-cell>
            </table:table-row>
            <table:table-row>
              <table:table-cell office:value-type="float" office:value="44815">
                <text:p>44815</text:p>
              </table:table-cell>
              <table:table-cell office:value-type="float" office:value="-724.7317">
                <text:p>-724.7317</text:p>
              </table:table-cell>
            </table:table-row>
            <table:table-row>
              <table:table-cell office:value-type="float" office:value="44816">
                <text:p>44816</text:p>
              </table:table-cell>
              <table:table-cell office:value-type="float" office:value="-595.2205">
                <text:p>-595.2205</text:p>
              </table:table-cell>
            </table:table-row>
            <table:table-row>
              <table:table-cell office:value-type="float" office:value="44817">
                <text:p>44817</text:p>
              </table:table-cell>
              <table:table-cell office:value-type="float" office:value="-839.6035">
                <text:p>-839.6035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-1075.6506">
                <text:p>-1075.6506</text:p>
              </table:table-cell>
            </table:table-row>
            <table:table-row>
              <table:table-cell office:value-type="float" office:value="44820">
                <text:p>44820</text:p>
              </table:table-cell>
              <table:table-cell office:value-type="float" office:value="-1051.4843">
                <text:p>-1051.4843</text:p>
              </table:table-cell>
            </table:table-row>
            <table:table-row>
              <table:table-cell office:value-type="float" office:value="44821">
                <text:p>44821</text:p>
              </table:table-cell>
              <table:table-cell office:value-type="float" office:value="-905.3814">
                <text:p>-905.3814</text:p>
              </table:table-cell>
            </table:table-row>
            <table:table-row>
              <table:table-cell office:value-type="float" office:value="44822">
                <text:p>44822</text:p>
              </table:table-cell>
              <table:table-cell office:value-type="float" office:value="-386.3776">
                <text:p>-386.3776</text:p>
              </table:table-cell>
            </table:table-row>
            <table:table-row>
              <table:table-cell office:value-type="float" office:value="44823">
                <text:p>44823</text:p>
              </table:table-cell>
              <table:table-cell office:value-type="float" office:value="-293.1881">
                <text:p>-293.1881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-287.3599">
                <text:p>-287.3599</text:p>
              </table:table-cell>
            </table:table-row>
            <table:table-row>
              <table:table-cell office:value-type="float" office:value="44826">
                <text:p>44826</text:p>
              </table:table-cell>
              <table:table-cell office:value-type="float" office:value="-350.0821">
                <text:p>-350.0821</text:p>
              </table:table-cell>
            </table:table-row>
            <table:table-row>
              <table:table-cell office:value-type="float" office:value="44827">
                <text:p>44827</text:p>
              </table:table-cell>
              <table:table-cell office:value-type="float" office:value="-272.0978">
                <text:p>-272.0978</text:p>
              </table:table-cell>
            </table:table-row>
            <table:table-row>
              <table:table-cell office:value-type="float" office:value="44830">
                <text:p>44830</text:p>
              </table:table-cell>
              <table:table-cell office:value-type="float" office:value="-501.4304">
                <text:p>-501.4304</text:p>
              </table:table-cell>
            </table:table-row>
            <table:table-row>
              <table:table-cell office:value-type="float" office:value="44831">
                <text:p>44831</text:p>
              </table:table-cell>
              <table:table-cell office:value-type="float" office:value="-600.1134">
                <text:p>-600.1134</text:p>
              </table:table-cell>
            </table:table-row>
            <table:table-row>
              <table:table-cell office:value-type="float" office:value="44832">
                <text:p>44832</text:p>
              </table:table-cell>
              <table:table-cell office:value-type="float" office:value="-774.7488">
                <text:p>-774.7488</text:p>
              </table:table-cell>
            </table:table-row>
            <table:table-row>
              <table:table-cell office:value-type="float" office:value="44833">
                <text:p>44833</text:p>
              </table:table-cell>
              <table:table-cell office:value-type="float" office:value="-267.9433">
                <text:p>-267.9433</text:p>
              </table:table-cell>
            </table:table-row>
            <table:table-row>
              <table:table-cell office:value-type="float" office:value="44834">
                <text:p>44834</text:p>
              </table:table-cell>
              <table:table-cell office:value-type="float" office:value="-223.2224">
                <text:p>-223.2224</text:p>
              </table:table-cell>
            </table:table-row>
            <table:table-row>
              <table:table-cell office:value-type="float" office:value="44836">
                <text:p>44836</text:p>
              </table:table-cell>
              <table:table-cell office:value-type="float" office:value="-63.4459">
                <text:p>-63.4459</text:p>
              </table:table-cell>
            </table:table-row>
            <table:table-row>
              <table:table-cell office:value-type="float" office:value="44837">
                <text:p>44837</text:p>
              </table:table-cell>
              <table:table-cell office:value-type="float" office:value="-354.6298">
                <text:p>-354.6298</text:p>
              </table:table-cell>
            </table:table-row>
            <table:table-row>
              <table:table-cell office:value-type="float" office:value="44838">
                <text:p>44838</text:p>
              </table:table-cell>
              <table:table-cell office:value-type="float" office:value="-389.1784">
                <text:p>-389.1784</text:p>
              </table:table-cell>
            </table:table-row>
            <table:table-row>
              <table:table-cell office:value-type="float" office:value="44839">
                <text:p>44839</text:p>
              </table:table-cell>
              <table:table-cell office:value-type="float" office:value="-442.0735">
                <text:p>-442.0735</text:p>
              </table:table-cell>
            </table:table-row>
            <table:table-row>
              <table:table-cell office:value-type="float" office:value="44840">
                <text:p>44840</text:p>
              </table:table-cell>
              <table:table-cell office:value-type="float" office:value="-344.2782">
                <text:p>-344.2782</text:p>
              </table:table-cell>
            </table:table-row>
            <table:table-row>
              <table:table-cell office:value-type="float" office:value="44841">
                <text:p>44841</text:p>
              </table:table-cell>
              <table:table-cell office:value-type="float" office:value="-389.762">
                <text:p>-389.762</text:p>
              </table:table-cell>
            </table:table-row>
            <table:table-row>
              <table:table-cell office:value-type="float" office:value="44842">
                <text:p>44842</text:p>
              </table:table-cell>
              <table:table-cell office:value-type="float" office:value="-483.3772">
                <text:p>-483.3772</text:p>
              </table:table-cell>
            </table:table-row>
            <table:table-row>
              <table:table-cell office:value-type="float" office:value="44844">
                <text:p>44844</text:p>
              </table:table-cell>
              <table:table-cell office:value-type="float" office:value="263.5281">
                <text:p>263.5281</text:p>
              </table:table-cell>
            </table:table-row>
            <table:table-row>
              <table:table-cell office:value-type="float" office:value="44845">
                <text:p>44845</text:p>
              </table:table-cell>
              <table:table-cell office:value-type="float" office:value="-369.995">
                <text:p>-369.995</text:p>
              </table:table-cell>
            </table:table-row>
            <table:table-row>
              <table:table-cell office:value-type="float" office:value="44846">
                <text:p>44846</text:p>
              </table:table-cell>
              <table:table-cell office:value-type="float" office:value="-436.364">
                <text:p>-436.364</text:p>
              </table:table-cell>
            </table:table-row>
            <table:table-row>
              <table:table-cell office:value-type="float" office:value="44847">
                <text:p>44847</text:p>
              </table:table-cell>
              <table:table-cell office:value-type="float" office:value="-1380.163">
                <text:p>-1380.163</text:p>
              </table:table-cell>
            </table:table-row>
            <table:table-row>
              <table:table-cell office:value-type="float" office:value="44848">
                <text:p>44848</text:p>
              </table:table-cell>
              <table:table-cell office:value-type="float" office:value="-596.7955">
                <text:p>-596.7955</text:p>
              </table:table-cell>
            </table:table-row>
            <table:table-row>
              <table:table-cell office:value-type="float" office:value="44849">
                <text:p>44849</text:p>
              </table:table-cell>
              <table:table-cell office:value-type="float" office:value="-255.971">
                <text:p>-255.971</text:p>
              </table:table-cell>
            </table:table-row>
            <table:table-row>
              <table:table-cell office:value-type="float" office:value="44850">
                <text:p>44850</text:p>
              </table:table-cell>
              <table:table-cell office:value-type="float" office:value="-287.975">
                <text:p>-287.975</text:p>
              </table:table-cell>
            </table:table-row>
            <table:table-row>
              <table:table-cell office:value-type="float" office:value="44851">
                <text:p>44851</text:p>
              </table:table-cell>
              <table:table-cell office:value-type="float" office:value="-191.8083">
                <text:p>-191.8083</text:p>
              </table:table-cell>
            </table:table-row>
            <table:table-row>
              <table:table-cell office:value-type="float" office:value="44852">
                <text:p>44852</text:p>
              </table:table-cell>
              <table:table-cell office:value-type="float" office:value="-223.7704">
                <text:p>-223.7704</text:p>
              </table:table-cell>
            </table:table-row>
            <table:table-row>
              <table:table-cell office:value-type="float" office:value="44853">
                <text:p>44853</text:p>
              </table:table-cell>
              <table:table-cell office:value-type="float" office:value="-383.2229">
                <text:p>-383.2229</text:p>
              </table:table-cell>
            </table:table-row>
            <table:table-row>
              <table:table-cell office:value-type="float" office:value="44854">
                <text:p>44854</text:p>
              </table:table-cell>
              <table:table-cell office:value-type="float" office:value="-432.4245">
                <text:p>-432.4245</text:p>
              </table:table-cell>
            </table:table-row>
            <table:table-row>
              <table:table-cell office:value-type="float" office:value="44856">
                <text:p>44856</text:p>
              </table:table-cell>
              <table:table-cell office:value-type="float" office:value="-466.3791">
                <text:p>-466.3791</text:p>
              </table:table-cell>
            </table:table-row>
            <table:table-row>
              <table:table-cell office:value-type="float" office:value="44857">
                <text:p>44857</text:p>
              </table:table-cell>
              <table:table-cell office:value-type="float" office:value="-466.6809">
                <text:p>-466.6809</text:p>
              </table:table-cell>
            </table:table-row>
            <table:table-row>
              <table:table-cell office:value-type="float" office:value="44859">
                <text:p>44859</text:p>
              </table:table-cell>
              <table:table-cell office:value-type="float" office:value="-464.8042">
                <text:p>-464.8042</text:p>
              </table:table-cell>
            </table:table-row>
            <table:table-row>
              <table:table-cell office:value-type="float" office:value="44860">
                <text:p>44860</text:p>
              </table:table-cell>
              <table:table-cell office:value-type="float" office:value="-244.635">
                <text:p>-244.635</text:p>
              </table:table-cell>
            </table:table-row>
            <table:table-row>
              <table:table-cell office:value-type="float" office:value="44861">
                <text:p>44861</text:p>
              </table:table-cell>
              <table:table-cell office:value-type="float" office:value="-286.7153">
                <text:p>-286.7153</text:p>
              </table:table-cell>
            </table:table-row>
            <table:table-row>
              <table:table-cell office:value-type="float" office:value="44862">
                <text:p>44862</text:p>
              </table:table-cell>
              <table:table-cell office:value-type="float" office:value="-401.8877">
                <text:p>-401.8877</text:p>
              </table:table-cell>
            </table:table-row>
            <table:table-row>
              <table:table-cell office:value-type="float" office:value="44863">
                <text:p>44863</text:p>
              </table:table-cell>
              <table:table-cell office:value-type="float" office:value="-285.5589">
                <text:p>-285.5589</text:p>
              </table:table-cell>
            </table:table-row>
            <table:table-row>
              <table:table-cell office:value-type="float" office:value="44864">
                <text:p>44864</text:p>
              </table:table-cell>
              <table:table-cell office:value-type="float" office:value="-280.4814">
                <text:p>-280.4814</text:p>
              </table:table-cell>
            </table:table-row>
            <table:table-row>
              <table:table-cell office:value-type="float" office:value="44865">
                <text:p>44865</text:p>
              </table:table-cell>
              <table:table-cell office:value-type="float" office:value="-401.515">
                <text:p>-401.5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